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9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20"/>
    <style:style style:name="ce5" style:family="table-cell" style:parent-style-name="Default" style:data-style-name="N119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18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.433cm" svg:height="18.805cm" svg:x="1.732cm" svg:y="5.909cm">
            <draw:object draw:notify-on-update-of-ranges="Sheet1.B1:Sheet1.B1 Sheet1.B2:Sheet1.B386 Sheet1.C1:Sheet1.C1 Sheet1.C2:Sheet1.C386 Sheet1.B1:Sheet1.B1 Sheet1.B2:Sheet1.B386 Sheet1.D1:Sheet1.D1 Sheet1.D2:Sheet1.D3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 exato</text:p>
          </table:table-cell>
          <table:table-cell table:style-name="ce3" office:value-type="string" calcext:value-type="string">
            <text:p>y</text:p>
          </table:table-cell>
          <table:table-cell table:style-name="ce10" office:value-type="string" calcext:value-type="string">
            <text:p>et%</text:p>
          </table:table-cell>
          <table:table-cell table:style-name="ce3" office:value-type="string" calcext:value-type="string">
            <text:p>k1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k3</text:p>
          </table:table-cell>
          <table:table-cell table:style-name="ce3"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13" office:value-type="float" office:value="0.1" calcext:value-type="float">
            <text:p>0,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</text:p>
          </table:table-cell>
          <table:table-cell table:formula="of:=[.M$3]+(([.M$4]/[.M$5])+((-1/[.M$3])-([.M$4]/[.M$5]))*EXP(-[.M$5]*[.B2]))^-1" office:value-type="float" office:value="0" calcext:value-type="float">
            <text:p>0,00000</text:p>
          </table:table-cell>
          <table:table-cell office:value-type="float" office:value="0" calcext:value-type="float">
            <text:p>0,00000</text:p>
          </table:table-cell>
          <table:table-cell table:style-name="ce4"/>
          <table:table-cell table:formula="of:=(1-[.D2]-[.M$6]*[.D2]^2)/[.M$2]" office:value-type="float" office:value="1.42857142857143" calcext:value-type="float">
            <text:p>1,42857</text:p>
          </table:table-cell>
          <table:table-cell table:formula="of:=(1-([.D2]+[.F2]*0.5*[.M$7])-[.M$6]*([.D2]+[.F2]*0.5*[.M$7])^2)/[.M$2]" office:value-type="float" office:value="1.41836707361516" calcext:value-type="float">
            <text:p>1,41837</text:p>
          </table:table-cell>
          <table:table-cell table:formula="of:=(1-([.D2]+[.G2]*0.5*[.M$7])-[.M$6]*([.D2]+[.G2]*0.5*[.M$7])^2)/[.M$2]" office:value-type="float" office:value="1.41843996575563" calcext:value-type="float">
            <text:p>1,41844</text:p>
          </table:table-cell>
          <table:table-cell table:formula="of:=(1-([.D2]+[.H2]*[.M$7])-[.M$6]*([.D2]+[.H2]*[.M$7])^2)/[.M$2]" office:value-type="float" office:value="1.4083069226471" calcext:value-type="float">
            <text:p>1,40831</text:p>
          </table:table-cell>
          <table:table-cell table:number-columns-repeated="2"/>
          <table:table-cell table:style-name="ce12" office:value-type="string" calcext:value-type="string">
            <text:p>St</text:p>
          </table:table-cell>
          <table:table-cell table:style-name="ce5" office:value-type="float" office:value="0.7" calcext:value-type="float">
            <text:p>0,7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M$7]" office:value-type="float" office:value="0.01" calcext:value-type="float">
            <text:p>0,01000</text:p>
          </table:table-cell>
          <table:table-cell table:formula="of:=[.M$3]+(([.M$4]/[.M$5])+((-1/[.M$3])-([.M$4]/[.M$5]))*EXP(-[.M$5]*[.B3]))^-1" office:value-type="float" office:value="0.0141841217211046" calcext:value-type="float">
            <text:p>0,01418</text:p>
          </table:table-cell>
          <table:table-cell table:formula="of:=[.D2]+([.F2]+2*[.G2]+2*[.H2]+[.I2])*[.M$7]*0.1666666" office:value-type="float" office:value="0.0141841483762719" calcext:value-type="float">
            <text:p>0,01418</text:p>
          </table:table-cell>
          <table:table-cell table:style-name="ce4" table:formula="of:=100*([.C3]-[.D3])/[.C3]" office:value-type="float" office:value="-0.000187922578504569" calcext:value-type="float">
            <text:p>-0,00019</text:p>
          </table:table-cell>
          <table:table-cell table:formula="of:=(1-[.D3]-[.M$6]*[.D3]^2)/[.M$2]" office:value-type="float" office:value="1.40830728165855" calcext:value-type="float">
            <text:p>1,40831</text:p>
          </table:table-cell>
          <table:table-cell table:formula="of:=(1-([.D3]+[.F3]*0.5*[.M$7])-[.M$6]*([.D3]+[.F3]*0.5*[.M$7])^2)/[.M$2]" office:value-type="float" office:value="1.3982466081844" calcext:value-type="float">
            <text:p>1,39825</text:p>
          </table:table-cell>
          <table:table-cell table:formula="of:=(1-([.D3]+[.G3]*0.5*[.M$7])-[.M$6]*([.D3]+[.G3]*0.5*[.M$7])^2)/[.M$2]" office:value-type="float" office:value="1.39831848156413" calcext:value-type="float">
            <text:p>1,39832</text:p>
          </table:table-cell>
          <table:table-cell table:formula="of:=(1-([.D3]+[.H3]*[.M$7])-[.M$6]*([.D3]+[.H3]*[.M$7])^2)/[.M$2]" office:value-type="float" office:value="1.38832813080445" calcext:value-type="float">
            <text:p>1,38833</text:p>
          </table:table-cell>
          <table:table-cell table:number-columns-repeated="2"/>
          <table:table-cell office:value-type="string" calcext:value-type="string">
            <text:p>vStar</text:p>
          </table:table-cell>
          <table:table-cell table:style-name="ce15" table:formula="of:=(-1+SQRT(1+1.5*[.M1]))/(0.75*[.M1])" office:value-type="float" office:value="0.965073726351478" calcext:value-type="float">
            <text:p>0,96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M$7]" office:value-type="float" office:value="0.02" calcext:value-type="float">
            <text:p>0,02000</text:p>
          </table:table-cell>
          <table:table-cell table:formula="of:=[.M$3]+(([.M$4]/[.M$5])+((-1/[.M$3])-([.M$4]/[.M$5]))*EXP(-[.M$5]*[.B4]))^-1" office:value-type="float" office:value="0.0281668416256826" calcext:value-type="float">
            <text:p>0,02817</text:p>
          </table:table-cell>
          <table:table-cell table:formula="of:=[.D3]+([.F3]+2*[.G3]+2*[.H3]+[.I3])*[.M$7]*0.1666666" office:value-type="float" office:value="0.0281670854363616" calcext:value-type="float">
            <text:p>0,02817</text:p>
          </table:table-cell>
          <table:table-cell table:style-name="ce4" table:formula="of:=100*([.C4]-[.D4])/[.C4]" office:value-type="float" office:value="-0.00086559466696858" calcext:value-type="float">
            <text:p>-0,00087</text:p>
          </table:table-cell>
          <table:table-cell table:formula="of:=(1-[.D4]-[.M$6]*[.D4]^2)/[.M$2]" office:value-type="float" office:value="1.38832848481572" calcext:value-type="float">
            <text:p>1,38833</text:p>
          </table:table-cell>
          <table:table-cell table:formula="of:=(1-([.D4]+[.F4]*0.5*[.M$7])-[.M$6]*([.D4]+[.F4]*0.5*[.M$7])^2)/[.M$2]" office:value-type="float" office:value="1.37840949972024" calcext:value-type="float">
            <text:p>1,37841</text:p>
          </table:table-cell>
          <table:table-cell table:formula="of:=(1-([.D4]+[.G4]*0.5*[.M$7])-[.M$6]*([.D4]+[.G4]*0.5*[.M$7])^2)/[.M$2]" office:value-type="float" office:value="1.37848036825647" calcext:value-type="float">
            <text:p>1,37848</text:p>
          </table:table-cell>
          <table:table-cell table:formula="of:=(1-([.D4]+[.H4]*[.M$7])-[.M$6]*([.D4]+[.H4]*[.M$7])^2)/[.M$2]" office:value-type="float" office:value="1.36863073003903" calcext:value-type="float">
            <text:p>1,36863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style-name="ce15" table:formula="of:=3*[.M1]/(8*[.M2])" office:value-type="float" office:value="0.0535714285714286" calcext:value-type="float">
            <text:p>0,05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M$7]" office:value-type="float" office:value="0.03" calcext:value-type="float">
            <text:p>0,03000</text:p>
          </table:table-cell>
          <table:table-cell table:formula="of:=[.M$3]+(([.M$4]/[.M$5])+((-1/[.M$3])-([.M$4]/[.M$5]))*EXP(-[.M$5]*[.B5]))^-1" office:value-type="float" office:value="0.0419508129265854" calcext:value-type="float">
            <text:p>0,04195</text:p>
          </table:table-cell>
          <table:table-cell table:formula="of:=[.D4]+([.F4]+2*[.G4]+2*[.H4]+[.I4])*[.M$7]*0.1666666" office:value-type="float" office:value="0.0419516448405492" calcext:value-type="float">
            <text:p>0,04195</text:p>
          </table:table-cell>
          <table:table-cell table:style-name="ce4" table:formula="of:=100*([.C5]-[.D5])/[.C5]" office:value-type="float" office:value="-0.00198306994731207" calcext:value-type="float">
            <text:p>-0,00198</text:p>
          </table:table-cell>
          <table:table-cell table:formula="of:=(1-[.D5]-[.M$6]*[.D5]^2)/[.M$2]" office:value-type="float" office:value="1.36863107911794" calcext:value-type="float">
            <text:p>1,36863</text:p>
          </table:table-cell>
          <table:table-cell table:formula="of:=(1-([.D5]+[.F5]*0.5*[.M$7])-[.M$6]*([.D5]+[.F5]*0.5*[.M$7])^2)/[.M$2]" office:value-type="float" office:value="1.35885181609553" calcext:value-type="float">
            <text:p>1,35885</text:p>
          </table:table-cell>
          <table:table-cell table:formula="of:=(1-([.D5]+[.G5]*0.5*[.M$7])-[.M$6]*([.D5]+[.G5]*0.5*[.M$7])^2)/[.M$2]" office:value-type="float" office:value="1.35892169352452" calcext:value-type="float">
            <text:p>1,35892</text:p>
          </table:table-cell>
          <table:table-cell table:formula="of:=(1-([.D5]+[.H5]*[.M$7])-[.M$6]*([.D5]+[.H5]*[.M$7])^2)/[.M$2]" office:value-type="float" office:value="1.3492108146739" calcext:value-type="float">
            <text:p>1,34921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15" table:formula="of:=(-3*[.M1]*[.M3]/(4*[.M2]))-(1/[.M2])" office:value-type="float" office:value="-1.53197218496623" calcext:value-type="float">
            <text:p>-1,531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M$7]" office:value-type="float" office:value="0.04" calcext:value-type="float">
            <text:p>0,04000</text:p>
          </table:table-cell>
          <table:table-cell table:formula="of:=[.M$3]+(([.M$4]/[.M$5])+((-1/[.M$3])-([.M$4]/[.M$5]))*EXP(-[.M$5]*[.B6]))^-1" office:value-type="float" office:value="0.0555386599306864" calcext:value-type="float">
            <text:p>0,05554</text:p>
          </table:table-cell>
          <table:table-cell table:formula="of:=[.D5]+([.F5]+2*[.G5]+2*[.H5]+[.I5])*[.M$7]*0.1666666" office:value-type="float" office:value="0.0555406209266765" calcext:value-type="float">
            <text:p>0,05554</text:p>
          </table:table-cell>
          <table:table-cell table:style-name="ce4" table:formula="of:=100*([.C6]-[.D6])/[.C6]" office:value-type="float" office:value="-0.00353086659376798" calcext:value-type="float">
            <text:p>-0,00353</text:p>
          </table:table-cell>
          <table:table-cell table:formula="of:=(1-[.D6]-[.M$6]*[.D6]^2)/[.M$2]" office:value-type="float" office:value="1.34921115888739" calcext:value-type="float">
            <text:p>1,34921</text:p>
          </table:table-cell>
          <table:table-cell table:formula="of:=(1-([.D6]+[.F6]*0.5*[.M$7])-[.M$6]*([.D6]+[.F6]*0.5*[.M$7])^2)/[.M$2]" office:value-type="float" office:value="1.33956967809432" calcext:value-type="float">
            <text:p>1,33957</text:p>
          </table:table-cell>
          <table:table-cell table:formula="of:=(1-([.D6]+[.G6]*0.5*[.M$7])-[.M$6]*([.D6]+[.G6]*0.5*[.M$7])^2)/[.M$2]" office:value-type="float" office:value="1.33963857797338" calcext:value-type="float">
            <text:p>1,33964</text:p>
          </table:table-cell>
          <table:table-cell table:formula="of:=(1-([.D6]+[.H6]*[.M$7])-[.M$6]*([.D6]+[.H6]*[.M$7])^2)/[.M$2]" office:value-type="float" office:value="1.33006453161106" calcext:value-type="float">
            <text:p>1,33006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(3*[.M1]^2)/8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M$7]" office:value-type="float" office:value="0.05" calcext:value-type="float">
            <text:p>0,05000</text:p>
          </table:table-cell>
          <table:table-cell table:formula="of:=[.M$3]+(([.M$4]/[.M$5])+((-1/[.M$3])-([.M$4]/[.M$5]))*EXP(-[.M$5]*[.B7]))^-1" office:value-type="float" office:value="0.0689329781716129" calcext:value-type="float">
            <text:p>0,06893</text:p>
          </table:table-cell>
          <table:table-cell table:formula="of:=[.D6]+([.F6]+2*[.G6]+2*[.H6]+[.I6])*[.M$7]*0.1666666" office:value-type="float" office:value="0.0689367692392715" calcext:value-type="float">
            <text:p>0,06894</text:p>
          </table:table-cell>
          <table:table-cell table:style-name="ce4" table:formula="of:=100*([.C7]-[.D7])/[.C7]" office:value-type="float" office:value="-0.00549964292723625" calcext:value-type="float">
            <text:p>-0,00550</text:p>
          </table:table-cell>
          <table:table-cell table:formula="of:=(1-[.D7]-[.M$6]*[.D7]^2)/[.M$2]" office:value-type="float" office:value="1.33006487102522" calcext:value-type="float">
            <text:p>1,33006</text:p>
          </table:table-cell>
          <table:table-cell table:formula="of:=(1-([.D7]+[.F7]*0.5*[.M$7])-[.M$6]*([.D7]+[.F7]*0.5*[.M$7])^2)/[.M$2]" office:value-type="float" office:value="1.32055925874701" calcext:value-type="float">
            <text:p>1,32056</text:p>
          </table:table-cell>
          <table:table-cell table:formula="of:=(1-([.D7]+[.G7]*0.5*[.M$7])-[.M$6]*([.D7]+[.G7]*0.5*[.M$7])^2)/[.M$2]" office:value-type="float" office:value="1.32062719445663" calcext:value-type="float">
            <text:p>1,32063</text:p>
          </table:table-cell>
          <table:table-cell table:formula="of:=(1-([.D7]+[.H7]*[.M$7])-[.M$6]*([.D7]+[.H7]*[.M$7])^2)/[.M$2]" office:value-type="float" office:value="1.31118807967015" calcext:value-type="float">
            <text:p>1,31119</text:p>
          </table:table-cell>
          <table:table-cell table:number-columns-repeated="2"/>
          <table:table-cell table:style-name="ce12" office:value-type="string" calcext:value-type="string">
            <text:p>deltaT</text:p>
          </table:table-cell>
          <table:table-cell table:style-name="ce4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M$7]" office:value-type="float" office:value="0.06" calcext:value-type="float">
            <text:p>0,06000</text:p>
          </table:table-cell>
          <table:table-cell table:formula="of:=[.M$3]+(([.M$4]/[.M$5])+((-1/[.M$3])-([.M$4]/[.M$5]))*EXP(-[.M$5]*[.B8]))^-1" office:value-type="float" office:value="0.0821363345481321" calcext:value-type="float">
            <text:p>0,08214</text:p>
          </table:table-cell>
          <table:table-cell table:formula="of:=[.D7]+([.F7]+2*[.G7]+2*[.H7]+[.I7])*[.M$7]*0.1666666" office:value-type="float" office:value="0.0821428070520253" calcext:value-type="float">
            <text:p>0,08214</text:p>
          </table:table-cell>
          <table:table-cell table:style-name="ce4" table:formula="of:=100*([.C8]-[.D8])/[.C8]" office:value-type="float" office:value="-0.00788019568789137" calcext:value-type="float">
            <text:p>-0,00788</text:p>
          </table:table-cell>
          <table:table-cell table:formula="of:=(1-[.D8]-[.M$6]*[.D8]^2)/[.M$2]" office:value-type="float" office:value="1.31118841435023" calcext:value-type="float">
            <text:p>1,31119</text:p>
          </table:table-cell>
          <table:table-cell table:formula="of:=(1-([.D8]+[.F8]*0.5*[.M$7])-[.M$6]*([.D8]+[.F8]*0.5*[.M$7])^2)/[.M$2]" office:value-type="float" office:value="1.30181678267266" calcext:value-type="float">
            <text:p>1,30182</text:p>
          </table:table-cell>
          <table:table-cell table:formula="of:=(1-([.D8]+[.G8]*0.5*[.M$7])-[.M$6]*([.D8]+[.G8]*0.5*[.M$7])^2)/[.M$2]" office:value-type="float" office:value="1.30188376741852" calcext:value-type="float">
            <text:p>1,30188</text:p>
          </table:table-cell>
          <table:table-cell table:formula="of:=(1-([.D8]+[.H8]*[.M$7])-[.M$6]*([.D8]+[.H8]*[.M$7])^2)/[.M$2]" office:value-type="float" office:value="1.2925777089342" calcext:value-type="float">
            <text:p>1,292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M$7]" office:value-type="float" office:value="0.07" calcext:value-type="float">
            <text:p>0,07000</text:p>
          </table:table-cell>
          <table:table-cell table:formula="of:=[.M$3]+(([.M$4]/[.M$5])+((-1/[.M$3])-([.M$4]/[.M$5]))*EXP(-[.M$5]*[.B9]))^-1" office:value-type="float" office:value="0.0951512674679333" calcext:value-type="float">
            <text:p>0,09515</text:p>
          </table:table-cell>
          <table:table-cell table:formula="of:=[.D8]+([.F8]+2*[.G8]+2*[.H8]+[.I8])*[.M$7]*0.1666666" office:value-type="float" office:value="0.0951614138836918" calcext:value-type="float">
            <text:p>0,09516</text:p>
          </table:table-cell>
          <table:table-cell table:style-name="ce4" table:formula="of:=100*([.C9]-[.D9])/[.C9]" office:value-type="float" office:value="-0.0106634583316707" calcext:value-type="float">
            <text:p>-0,01066</text:p>
          </table:table-cell>
          <table:table-cell table:formula="of:=(1-[.D9]-[.M$6]*[.D9]^2)/[.M$2]" office:value-type="float" office:value="1.29257803894459" calcext:value-type="float">
            <text:p>1,29258</text:p>
          </table:table-cell>
          <table:table-cell table:formula="of:=(1-([.D9]+[.F9]*0.5*[.M$7])-[.M$6]*([.D9]+[.F9]*0.5*[.M$7])^2)/[.M$2]" office:value-type="float" office:value="1.28333852542809" calcext:value-type="float">
            <text:p>1,28334</text:p>
          </table:table-cell>
          <table:table-cell table:formula="of:=(1-([.D9]+[.G9]*0.5*[.M$7])-[.M$6]*([.D9]+[.G9]*0.5*[.M$7])^2)/[.M$2]" office:value-type="float" office:value="1.28340457224316" calcext:value-type="float">
            <text:p>1,28340</text:p>
          </table:table-cell>
          <table:table-cell table:formula="of:=(1-([.D9]+[.H9]*[.M$7])-[.M$6]*([.D9]+[.H9]*[.M$7])^2)/[.M$2]" office:value-type="float" office:value="1.27422972010217" calcext:value-type="float">
            <text:p>1,274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M$7]" office:value-type="float" office:value="0.08" calcext:value-type="float">
            <text:p>0,08000</text:p>
          </table:table-cell>
          <table:table-cell table:formula="of:=[.M$3]+(([.M$4]/[.M$5])+((-1/[.M$3])-([.M$4]/[.M$5]))*EXP(-[.M$5]*[.B10]))^-1" office:value-type="float" office:value="0.107980286996561" calcext:value-type="float">
            <text:p>0,10798</text:p>
          </table:table-cell>
          <table:table-cell table:formula="of:=[.D9]+([.F9]+2*[.G9]+2*[.H9]+[.I9])*[.M$7]*0.1666666" office:value-type="float" office:value="0.107995232007478" calcext:value-type="float">
            <text:p>0,10800</text:p>
          </table:table-cell>
          <table:table-cell table:style-name="ce4" table:formula="of:=100*([.C10]-[.D10])/[.C10]" office:value-type="float" office:value="-0.0138404993468431" calcext:value-type="float">
            <text:p>-0,01384</text:p>
          </table:table-cell>
          <table:table-cell table:formula="of:=(1-[.D10]-[.M$6]*[.D10]^2)/[.M$2]" office:value-type="float" office:value="1.27423004550644" calcext:value-type="float">
            <text:p>1,27423</text:p>
          </table:table-cell>
          <table:table-cell table:formula="of:=(1-([.D10]+[.F10]*0.5*[.M$7])-[.M$6]*([.D10]+[.F10]*0.5*[.M$7])^2)/[.M$2]" office:value-type="float" office:value="1.26512081286399" calcext:value-type="float">
            <text:p>1,26512</text:p>
          </table:table-cell>
          <table:table-cell table:formula="of:=(1-([.D10]+[.G10]*0.5*[.M$7])-[.M$6]*([.D10]+[.G10]*0.5*[.M$7])^2)/[.M$2]" office:value-type="float" office:value="1.2651859346105" calcext:value-type="float">
            <text:p>1,26519</text:p>
          </table:table-cell>
          <table:table-cell table:formula="of:=(1-([.D10]+[.H10]*[.M$7])-[.M$6]*([.D10]+[.H10]*[.M$7])^2)/[.M$2]" office:value-type="float" office:value="1.25614046384853" calcext:value-type="float">
            <text:p>1,256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M$7]" office:value-type="float" office:value="0.09" calcext:value-type="float">
            <text:p>0,09000</text:p>
          </table:table-cell>
          <table:table-cell table:formula="of:=[.M$3]+(([.M$4]/[.M$5])+((-1/[.M$3])-([.M$4]/[.M$5]))*EXP(-[.M$5]*[.B11]))^-1" office:value-type="float" office:value="0.120625875011262" calcext:value-type="float">
            <text:p>0,12063</text:p>
          </table:table-cell>
          <table:table-cell table:formula="of:=[.D10]+([.F10]+2*[.G10]+2*[.H10]+[.I10])*[.M$7]*0.1666666" office:value-type="float" office:value="0.120646866953995" calcext:value-type="float">
            <text:p>0,12065</text:p>
          </table:table-cell>
          <table:table-cell table:style-name="ce4" table:formula="of:=100*([.C11]-[.D11])/[.C11]" office:value-type="float" office:value="-0.0174025205880593" calcext:value-type="float">
            <text:p>-0,01740</text:p>
          </table:table-cell>
          <table:table-cell table:formula="of:=(1-[.D11]-[.M$6]*[.D11]^2)/[.M$2]" office:value-type="float" office:value="1.25614078470944" calcext:value-type="float">
            <text:p>1,25614</text:p>
          </table:table-cell>
          <table:table-cell table:formula="of:=(1-([.D11]+[.F11]*0.5*[.M$7])-[.M$6]*([.D11]+[.F11]*0.5*[.M$7])^2)/[.M$2]" office:value-type="float" office:value="1.24716002048789" calcext:value-type="float">
            <text:p>1,24716</text:p>
          </table:table-cell>
          <table:table-cell table:formula="of:=(1-([.D11]+[.G11]*0.5*[.M$7])-[.M$6]*([.D11]+[.G11]*0.5*[.M$7])^2)/[.M$2]" office:value-type="float" office:value="1.24722422985938" calcext:value-type="float">
            <text:p>1,24722</text:p>
          </table:table-cell>
          <table:table-cell table:formula="of:=(1-([.D11]+[.H11]*[.M$7])-[.M$6]*([.D11]+[.H11]*[.M$7])^2)/[.M$2]" office:value-type="float" office:value="1.23830634018961" calcext:value-type="float">
            <text:p>1,238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M$7]" office:value-type="float" office:value="0.1" calcext:value-type="float">
            <text:p>0,10000</text:p>
          </table:table-cell>
          <table:table-cell table:formula="of:=[.M$3]+(([.M$4]/[.M$5])+((-1/[.M$3])-([.M$4]/[.M$5]))*EXP(-[.M$5]*[.B12]))^-1" office:value-type="float" office:value="0.133090485359502" calcext:value-type="float">
            <text:p>0,13309</text:p>
          </table:table-cell>
          <table:table-cell table:formula="of:=[.D11]+([.F11]+2*[.G11]+2*[.H11]+[.I11])*[.M$7]*0.1666666" office:value-type="float" office:value="0.133118888007841" calcext:value-type="float">
            <text:p>0,13312</text:p>
          </table:table-cell>
          <table:table-cell table:style-name="ce4" table:formula="of:=100*([.C12]-[.D12])/[.C12]" office:value-type="float" office:value="-0.0213408556309392" calcext:value-type="float">
            <text:p>-0,02134</text:p>
          </table:table-cell>
          <table:table-cell table:formula="of:=(1-[.D12]-[.M$6]*[.D12]^2)/[.M$2]" office:value-type="float" office:value="1.2383066565691" calcext:value-type="float">
            <text:p>1,23831</text:p>
          </table:table-cell>
          <table:table-cell table:formula="of:=(1-([.D12]+[.F12]*0.5*[.M$7])-[.M$6]*([.D12]+[.F12]*0.5*[.M$7])^2)/[.M$2]" office:value-type="float" office:value="1.22945257283395" calcext:value-type="float">
            <text:p>1,22945</text:p>
          </table:table-cell>
          <table:table-cell table:formula="of:=(1-([.D12]+[.G12]*0.5*[.M$7])-[.M$6]*([.D12]+[.G12]*0.5*[.M$7])^2)/[.M$2]" office:value-type="float" office:value="1.22951588235724" calcext:value-type="float">
            <text:p>1,22952</text:p>
          </table:table-cell>
          <table:table-cell table:formula="of:=(1-([.D12]+[.H12]*[.M$7])-[.M$6]*([.D12]+[.H12]*[.M$7])^2)/[.M$2]" office:value-type="float" office:value="1.22072379785682" calcext:value-type="float">
            <text:p>1,220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M$7]" office:value-type="float" office:value="0.11" calcext:value-type="float">
            <text:p>0,11000</text:p>
          </table:table-cell>
          <table:table-cell table:formula="of:=[.M$3]+(([.M$4]/[.M$5])+((-1/[.M$3])-([.M$4]/[.M$5]))*EXP(-[.M$5]*[.B13]))^-1" office:value-type="float" office:value="0.145376544021939" calcext:value-type="float">
            <text:p>0,14538</text:p>
          </table:table-cell>
          <table:table-cell table:formula="of:=[.D12]+([.F12]+2*[.G12]+2*[.H12]+[.I12])*[.M$7]*0.1666666" office:value-type="float" office:value="0.145413828697876" calcext:value-type="float">
            <text:p>0,14541</text:p>
          </table:table-cell>
          <table:table-cell table:style-name="ce4" table:formula="of:=100*([.C13]-[.D13])/[.C13]" office:value-type="float" office:value="-0.0256469681464722" calcext:value-type="float">
            <text:p>-0,02565</text:p>
          </table:table-cell>
          <table:table-cell table:formula="of:=(1-[.D13]-[.M$6]*[.D13]^2)/[.M$2]" office:value-type="float" office:value="1.22072410981602" calcext:value-type="float">
            <text:p>1,22072</text:p>
          </table:table-cell>
          <table:table-cell table:formula="of:=(1-([.D13]+[.F13]*0.5*[.M$7])-[.M$6]*([.D13]+[.F13]*0.5*[.M$7])^2)/[.M$2]" office:value-type="float" office:value="1.21199494283956" calcext:value-type="float">
            <text:p>1,21199</text:p>
          </table:table-cell>
          <table:table-cell table:formula="of:=(1-([.D13]+[.G13]*0.5*[.M$7])-[.M$6]*([.D13]+[.G13]*0.5*[.M$7])^2)/[.M$2]" office:value-type="float" office:value="1.21205736487675" calcext:value-type="float">
            <text:p>1,21206</text:p>
          </table:table-cell>
          <table:table-cell table:formula="of:=(1-([.D13]+[.H13]*[.M$7])-[.M$6]*([.D13]+[.H13]*[.M$7])^2)/[.M$2]" office:value-type="float" office:value="1.20338933367664" calcext:value-type="float">
            <text:p>1,203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M$7]" office:value-type="float" office:value="0.12" calcext:value-type="float">
            <text:p>0,12000</text:p>
          </table:table-cell>
          <table:table-cell table:formula="of:=[.M$3]+(([.M$4]/[.M$5])+((-1/[.M$3])-([.M$4]/[.M$5]))*EXP(-[.M$5]*[.B14]))^-1" office:value-type="float" office:value="0.157486449279615" calcext:value-type="float">
            <text:p>0,15749</text:p>
          </table:table-cell>
          <table:table-cell table:formula="of:=[.D13]+([.F13]+2*[.G13]+2*[.H13]+[.I13])*[.M$7]*0.1666666" office:value-type="float" office:value="0.157534187281273" calcext:value-type="float">
            <text:p>0,15753</text:p>
          </table:table-cell>
          <table:table-cell table:style-name="ce4" table:formula="of:=100*([.C14]-[.D14])/[.C14]" office:value-type="float" office:value="-0.0303124502941389" calcext:value-type="float">
            <text:p>-0,03031</text:p>
          </table:table-cell>
          <table:table-cell table:formula="of:=(1-[.D14]-[.M$6]*[.D14]^2)/[.M$2]" office:value-type="float" office:value="1.20338964127588" calcext:value-type="float">
            <text:p>1,20339</text:p>
          </table:table-cell>
          <table:table-cell table:formula="of:=(1-([.D14]+[.F14]*0.5*[.M$7])-[.M$6]*([.D14]+[.F14]*0.5*[.M$7])^2)/[.M$2]" office:value-type="float" office:value="1.19478365122879" calcext:value-type="float">
            <text:p>1,19478</text:p>
          </table:table-cell>
          <table:table-cell table:formula="of:=(1-([.D14]+[.G14]*0.5*[.M$7])-[.M$6]*([.D14]+[.G14]*0.5*[.M$7])^2)/[.M$2]" office:value-type="float" office:value="1.19484519797917" calcext:value-type="float">
            <text:p>1,19485</text:p>
          </table:table-cell>
          <table:table-cell table:formula="of:=(1-([.D14]+[.H14]*[.M$7])-[.M$6]*([.D14]+[.H14]*[.M$7])^2)/[.M$2]" office:value-type="float" office:value="1.18629949195735" calcext:value-type="float">
            <text:p>1,1863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M$7]" office:value-type="float" office:value="0.13" calcext:value-type="float">
            <text:p>0,13000</text:p>
          </table:table-cell>
          <table:table-cell table:formula="of:=[.M$3]+(([.M$4]/[.M$5])+((-1/[.M$3])-([.M$4]/[.M$5]))*EXP(-[.M$5]*[.B15]))^-1" office:value-type="float" office:value="0.169422571885165" calcext:value-type="float">
            <text:p>0,16942</text:p>
          </table:table-cell>
          <table:table-cell table:formula="of:=[.D14]+([.F14]+2*[.G14]+2*[.H14]+[.I14])*[.M$7]*0.1666666" office:value-type="float" office:value="0.169482427221391" calcext:value-type="float">
            <text:p>0,16948</text:p>
          </table:table-cell>
          <table:table-cell table:style-name="ce4" table:formula="of:=100*([.C15]-[.D15])/[.C15]" office:value-type="float" office:value="-0.0353290211328667" calcext:value-type="float">
            <text:p>-0,03533</text:p>
          </table:table-cell>
          <table:table-cell table:formula="of:=(1-[.D15]-[.M$6]*[.D15]^2)/[.M$2]" office:value-type="float" office:value="1.18629979525621" calcext:value-type="float">
            <text:p>1,18630</text:p>
          </table:table-cell>
          <table:table-cell table:formula="of:=(1-([.D15]+[.F15]*0.5*[.M$7])-[.M$6]*([.D15]+[.F15]*0.5*[.M$7])^2)/[.M$2]" office:value-type="float" office:value="1.17781526590241" calcext:value-type="float">
            <text:p>1,17782</text:p>
          </table:table-cell>
          <table:table-cell table:formula="of:=(1-([.D15]+[.G15]*0.5*[.M$7])-[.M$6]*([.D15]+[.G15]*0.5*[.M$7])^2)/[.M$2]" office:value-type="float" office:value="1.17787594940447" calcext:value-type="float">
            <text:p>1,17788</text:p>
          </table:table-cell>
          <table:table-cell table:formula="of:=(1-([.D15]+[.H15]*[.M$7])-[.M$6]*([.D15]+[.H15]*[.M$7])^2)/[.M$2]" office:value-type="float" office:value="1.16945086388254" calcext:value-type="float">
            <text:p>1,1694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M$7]" office:value-type="float" office:value="0.14" calcext:value-type="float">
            <text:p>0,14000</text:p>
          </table:table-cell>
          <table:table-cell table:formula="of:=[.M$3]+(([.M$4]/[.M$5])+((-1/[.M$3])-([.M$4]/[.M$5]))*EXP(-[.M$5]*[.B16]))^-1" office:value-type="float" office:value="0.181187255237818" calcext:value-type="float">
            <text:p>0,18119</text:p>
          </table:table-cell>
          <table:table-cell table:formula="of:=[.D15]+([.F15]+2*[.G15]+2*[.H15]+[.I15])*[.M$7]*0.1666666" office:value-type="float" office:value="0.181260977659556" calcext:value-type="float">
            <text:p>0,18126</text:p>
          </table:table-cell>
          <table:table-cell table:style-name="ce4" table:formula="of:=100*([.C16]-[.D16])/[.C16]" office:value-type="float" office:value="-0.0406885250515278" calcext:value-type="float">
            <text:p>-0,04069</text:p>
          </table:table-cell>
          <table:table-cell table:formula="of:=(1-[.D16]-[.M$6]*[.D16]^2)/[.M$2]" office:value-type="float" office:value="1.1694511629398" calcext:value-type="float">
            <text:p>1,16945</text:p>
          </table:table-cell>
          <table:table-cell table:formula="of:=(1-([.D16]+[.F16]*0.5*[.M$7])-[.M$6]*([.D16]+[.F16]*0.5*[.M$7])^2)/[.M$2]" office:value-type="float" office:value="1.16108640133481" calcext:value-type="float">
            <text:p>1,16109</text:p>
          </table:table-cell>
          <table:table-cell table:formula="of:=(1-([.D16]+[.G16]*0.5*[.M$7])-[.M$6]*([.D16]+[.G16]*0.5*[.M$7])^2)/[.M$2]" office:value-type="float" office:value="1.16114623346811" calcext:value-type="float">
            <text:p>1,16115</text:p>
          </table:table-cell>
          <table:table-cell table:formula="of:=(1-([.D16]+[.H16]*[.M$7])-[.M$6]*([.D16]+[.H16]*[.M$7])^2)/[.M$2]" office:value-type="float" office:value="1.15284008691122" calcext:value-type="float">
            <text:p>1,152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M$7]" office:value-type="float" office:value="0.15" calcext:value-type="float">
            <text:p>0,15000</text:p>
          </table:table-cell>
          <table:table-cell table:formula="of:=[.M$3]+(([.M$4]/[.M$5])+((-1/[.M$3])-([.M$4]/[.M$5]))*EXP(-[.M$5]*[.B17]))^-1" office:value-type="float" office:value="0.192782815561999" calcext:value-type="float">
            <text:p>0,19278</text:p>
          </table:table-cell>
          <table:table-cell table:formula="of:=[.D16]+([.F16]+2*[.G16]+2*[.H16]+[.I16])*[.M$7]*0.1666666" office:value-type="float" office:value="0.192872233880813" calcext:value-type="float">
            <text:p>0,19287</text:p>
          </table:table-cell>
          <table:table-cell table:style-name="ce4" table:formula="of:=100*([.C17]-[.D17])/[.C17]" office:value-type="float" office:value="-0.0463829302180482" calcext:value-type="float">
            <text:p>-0,04638</text:p>
          </table:table-cell>
          <table:table-cell table:formula="of:=(1-[.D17]-[.M$6]*[.D17]^2)/[.M$2]" office:value-type="float" office:value="1.1528403817849" calcext:value-type="float">
            <text:p>1,15284</text:p>
          </table:table-cell>
          <table:table-cell table:formula="of:=(1-([.D17]+[.F17]*0.5*[.M$7])-[.M$6]*([.D17]+[.F17]*0.5*[.M$7])^2)/[.M$2]" office:value-type="float" office:value="1.14459371797739" calcext:value-type="float">
            <text:p>1,14459</text:p>
          </table:table-cell>
          <table:table-cell table:formula="of:=(1-([.D17]+[.G17]*0.5*[.M$7])-[.M$6]*([.D17]+[.G17]*0.5*[.M$7])^2)/[.M$2]" office:value-type="float" office:value="1.14465271046448" calcext:value-type="float">
            <text:p>1,14465</text:p>
          </table:table-cell>
          <table:table-cell table:formula="of:=(1-([.D17]+[.H17]*[.M$7])-[.M$6]*([.D17]+[.H17]*[.M$7])^2)/[.M$2]" office:value-type="float" office:value="1.13646384418457" calcext:value-type="float">
            <text:p>1,1364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M$7]" office:value-type="float" office:value="0.16" calcext:value-type="float">
            <text:p>0,16000</text:p>
          </table:table-cell>
          <table:table-cell table:formula="of:=[.M$3]+(([.M$4]/[.M$5])+((-1/[.M$3])-([.M$4]/[.M$5]))*EXP(-[.M$5]*[.B18]))^-1" office:value-type="float" office:value="0.204211542089322" calcext:value-type="float">
            <text:p>0,20421</text:p>
          </table:table-cell>
          <table:table-cell table:formula="of:=[.D17]+([.F17]+2*[.G17]+2*[.H17]+[.I17])*[.M$7]*0.1666666" office:value-type="float" office:value="0.204318557773704" calcext:value-type="float">
            <text:p>0,20432</text:p>
          </table:table-cell>
          <table:table-cell table:style-name="ce4" table:formula="of:=100*([.C18]-[.D18])/[.C18]" office:value-type="float" office:value="-0.0524043270456241" calcext:value-type="float">
            <text:p>-0,05240</text:p>
          </table:table-cell>
          <table:table-cell table:formula="of:=(1-[.D18]-[.M$6]*[.D18]^2)/[.M$2]" office:value-type="float" office:value="1.13646413493194" calcext:value-type="float">
            <text:p>1,13646</text:p>
          </table:table-cell>
          <table:table-cell table:formula="of:=(1-([.D18]+[.F18]*0.5*[.M$7])-[.M$6]*([.D18]+[.F18]*0.5*[.M$7])^2)/[.M$2]" office:value-type="float" office:value="1.12833392166868" calcext:value-type="float">
            <text:p>1,12833</text:p>
          </table:table-cell>
          <table:table-cell table:formula="of:=(1-([.D18]+[.G18]*0.5*[.M$7])-[.M$6]*([.D18]+[.G18]*0.5*[.M$7])^2)/[.M$2]" office:value-type="float" office:value="1.12839208607699" calcext:value-type="float">
            <text:p>1,12839</text:p>
          </table:table-cell>
          <table:table-cell table:formula="of:=(1-([.D18]+[.H18]*[.M$7])-[.M$6]*([.D18]+[.H18]*[.M$7])^2)/[.M$2]" office:value-type="float" office:value="1.12031886393936" calcext:value-type="float">
            <text:p>1,1203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M$7]" office:value-type="float" office:value="0.17" calcext:value-type="float">
            <text:p>0,17000</text:p>
          </table:table-cell>
          <table:table-cell table:formula="of:=[.M$3]+(([.M$4]/[.M$5])+((-1/[.M$3])-([.M$4]/[.M$5]))*EXP(-[.M$5]*[.B19]))^-1" office:value-type="float" office:value="0.215475697243799" calcext:value-type="float">
            <text:p>0,21548</text:p>
          </table:table-cell>
          <table:table-cell table:formula="of:=[.D18]+([.F18]+2*[.G18]+2*[.H18]+[.I18])*[.M$7]*0.1666666" office:value-type="float" office:value="0.215602278284152" calcext:value-type="float">
            <text:p>0,21560</text:p>
          </table:table-cell>
          <table:table-cell table:style-name="ce4" table:formula="of:=100*([.C19]-[.D19])/[.C19]" office:value-type="float" office:value="-0.058744926677142" calcext:value-type="float">
            <text:p>-0,05874</text:p>
          </table:table-cell>
          <table:table-cell table:formula="of:=(1-[.D19]-[.M$6]*[.D19]^2)/[.M$2]" office:value-type="float" office:value="1.12031915061692" calcext:value-type="float">
            <text:p>1,12032</text:p>
          </table:table-cell>
          <table:table-cell table:formula="of:=(1-([.D19]+[.F19]*0.5*[.M$7])-[.M$6]*([.D19]+[.F19]*0.5*[.M$7])^2)/[.M$2]" office:value-type="float" office:value="1.11230376305097" calcext:value-type="float">
            <text:p>1,11230</text:p>
          </table:table-cell>
          <table:table-cell table:formula="of:=(1-([.D19]+[.G19]*0.5*[.M$7])-[.M$6]*([.D19]+[.G19]*0.5*[.M$7])^2)/[.M$2]" office:value-type="float" office:value="1.1123611107947" calcext:value-type="float">
            <text:p>1,11236</text:p>
          </table:table-cell>
          <table:table-cell table:formula="of:=(1-([.D19]+[.H19]*[.M$7])-[.M$6]*([.D19]+[.H19]*[.M$7])^2)/[.M$2]" office:value-type="float" office:value="1.10440191892778" calcext:value-type="float">
            <text:p>1,1044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M$7]" office:value-type="float" office:value="0.18" calcext:value-type="float">
            <text:p>0,18000</text:p>
          </table:table-cell>
          <table:table-cell table:formula="of:=[.M$3]+(([.M$4]/[.M$5])+((-1/[.M$3])-([.M$4]/[.M$5]))*EXP(-[.M$5]*[.B20]))^-1" office:value-type="float" office:value="0.226577516830044" calcext:value-type="float">
            <text:p>0,22658</text:p>
          </table:table-cell>
          <table:table-cell table:formula="of:=[.D19]+([.F19]+2*[.G19]+2*[.H19]+[.I19])*[.M$7]*0.1666666" office:value-type="float" office:value="0.226725691863511" calcext:value-type="float">
            <text:p>0,22673</text:p>
          </table:table-cell>
          <table:table-cell table:style-name="ce4" table:formula="of:=100*([.C20]-[.D20])/[.C20]" office:value-type="float" office:value="-0.0653970594878074" calcext:value-type="float">
            <text:p>-0,06540</text:p>
          </table:table-cell>
          <table:table-cell table:formula="of:=(1-[.D20]-[.M$6]*[.D20]^2)/[.M$2]" office:value-type="float" office:value="1.10440220159132" calcext:value-type="float">
            <text:p>1,10440</text:p>
          </table:table-cell>
          <table:table-cell table:formula="of:=(1-([.D20]+[.F20]*0.5*[.M$7])-[.M$6]*([.D20]+[.F20]*0.5*[.M$7])^2)/[.M$2]" office:value-type="float" office:value="1.0965000369935" calcext:value-type="float">
            <text:p>1,09650</text:p>
          </table:table-cell>
          <table:table-cell table:formula="of:=(1-([.D20]+[.G20]*0.5*[.M$7])-[.M$6]*([.D20]+[.G20]*0.5*[.M$7])^2)/[.M$2]" office:value-type="float" office:value="1.09655657933545" calcext:value-type="float">
            <text:p>1,09656</text:p>
          </table:table-cell>
          <table:table-cell table:formula="of:=(1-([.D20]+[.H20]*[.M$7])-[.M$6]*([.D20]+[.H20]*[.M$7])^2)/[.M$2]" office:value-type="float" office:value="1.08870982584394" calcext:value-type="float">
            <text:p>1,0887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M$7]" office:value-type="float" office:value="0.19" calcext:value-type="float">
            <text:p>0,19000</text:p>
          </table:table-cell>
          <table:table-cell table:formula="of:=[.M$3]+(([.M$4]/[.M$5])+((-1/[.M$3])-([.M$4]/[.M$5]))*EXP(-[.M$5]*[.B21]))^-1" office:value-type="float" office:value="0.237519210224332" calcext:value-type="float">
            <text:p>0,23752</text:p>
          </table:table-cell>
          <table:table-cell table:formula="of:=[.D20]+([.F20]+2*[.G20]+2*[.H20]+[.I20])*[.M$7]*0.1666666" office:value-type="float" office:value="0.237691062910849" calcext:value-type="float">
            <text:p>0,23769</text:p>
          </table:table-cell>
          <table:table-cell table:style-name="ce4" table:formula="of:=100*([.C21]-[.D21])/[.C21]" office:value-type="float" office:value="-0.0723531736045235" calcext:value-type="float">
            <text:p>-0,07235</text:p>
          </table:table-cell>
          <table:table-cell table:formula="of:=(1-[.D21]-[.M$6]*[.D21]^2)/[.M$2]" office:value-type="float" office:value="1.0887101045485" calcext:value-type="float">
            <text:p>1,08871</text:p>
          </table:table-cell>
          <table:table-cell table:formula="of:=(1-([.D21]+[.F21]*0.5*[.M$7])-[.M$6]*([.D21]+[.F21]*0.5*[.M$7])^2)/[.M$2]" office:value-type="float" office:value="1.0809195820221" calcext:value-type="float">
            <text:p>1,08092</text:p>
          </table:table-cell>
          <table:table-cell table:formula="of:=(1-([.D21]+[.G21]*0.5*[.M$7])-[.M$6]*([.D21]+[.G21]*0.5*[.M$7])^2)/[.M$2]" office:value-type="float" office:value="1.08097533007554" calcext:value-type="float">
            <text:p>1,08098</text:p>
          </table:table-cell>
          <table:table-cell table:formula="of:=(1-([.D21]+[.H21]*[.M$7])-[.M$6]*([.D21]+[.H21]*[.M$7])^2)/[.M$2]" office:value-type="float" office:value="1.07323944475668" calcext:value-type="float">
            <text:p>1,073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M$7]" office:value-type="float" office:value="0.2" calcext:value-type="float">
            <text:p>0,20000</text:p>
          </table:table-cell>
          <table:table-cell table:formula="of:=[.M$3]+(([.M$4]/[.M$5])+((-1/[.M$3])-([.M$4]/[.M$5]))*EXP(-[.M$5]*[.B22]))^-1" office:value-type="float" office:value="0.2483029605683" calcext:value-type="float">
            <text:p>0,24830</text:p>
          </table:table-cell>
          <table:table-cell table:formula="of:=[.D21]+([.F21]+2*[.G21]+2*[.H21]+[.I21])*[.M$7]*0.1666666" office:value-type="float" office:value="0.248500624209524" calcext:value-type="float">
            <text:p>0,24850</text:p>
          </table:table-cell>
          <table:table-cell table:style-name="ce4" table:formula="of:=100*([.C22]-[.D22])/[.C22]" office:value-type="float" office:value="-0.0796058334428298" calcext:value-type="float">
            <text:p>-0,07961</text:p>
          </table:table-cell>
          <table:table-cell table:formula="of:=(1-[.D22]-[.M$6]*[.D22]^2)/[.M$2]" office:value-type="float" office:value="1.07323971955658" calcext:value-type="float">
            <text:p>1,07324</text:p>
          </table:table-cell>
          <table:table-cell table:formula="of:=(1-([.D22]+[.F22]*0.5*[.M$7])-[.M$6]*([.D22]+[.F22]*0.5*[.M$7])^2)/[.M$2]" office:value-type="float" office:value="1.06555927975534" calcext:value-type="float">
            <text:p>1,06556</text:p>
          </table:table-cell>
          <table:table-cell table:formula="of:=(1-([.D22]+[.G22]*0.5*[.M$7])-[.M$6]*([.D22]+[.G22]*0.5*[.M$7])^2)/[.M$2]" office:value-type="float" office:value="1.06561424448578" calcext:value-type="float">
            <text:p>1,06561</text:p>
          </table:table-cell>
          <table:table-cell table:formula="of:=(1-([.D22]+[.H22]*[.M$7])-[.M$6]*([.D22]+[.H22]*[.M$7])^2)/[.M$2]" office:value-type="float" office:value="1.0579876785489" calcext:value-type="float">
            <text:p>1,057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M$7]" office:value-type="float" office:value="0.21" calcext:value-type="float">
            <text:p>0,21000</text:p>
          </table:table-cell>
          <table:table-cell table:formula="of:=[.M$3]+(([.M$4]/[.M$5])+((-1/[.M$3])-([.M$4]/[.M$5]))*EXP(-[.M$5]*[.B23]))^-1" office:value-type="float" office:value="0.258930924965142" calcext:value-type="float">
            <text:p>0,25893</text:p>
          </table:table-cell>
          <table:table-cell table:formula="of:=[.D22]+([.F22]+2*[.G22]+2*[.H22]+[.I22])*[.M$7]*0.1666666" office:value-type="float" office:value="0.259156577358121" calcext:value-type="float">
            <text:p>0,25916</text:p>
          </table:table-cell>
          <table:table-cell table:style-name="ce4" table:formula="of:=100*([.C23]-[.D23])/[.C23]" office:value-type="float" office:value="-0.087147718260765" calcext:value-type="float">
            <text:p>-0,08715</text:p>
          </table:table-cell>
          <table:table-cell table:formula="of:=(1-[.D23]-[.M$6]*[.D23]^2)/[.M$2]" office:value-type="float" office:value="1.05798794949775" calcext:value-type="float">
            <text:p>1,05799</text:p>
          </table:table-cell>
          <table:table-cell table:formula="of:=(1-([.D23]+[.F23]*0.5*[.M$7])-[.M$6]*([.D23]+[.F23]*0.5*[.M$7])^2)/[.M$2]" office:value-type="float" office:value="1.05041605434694" calcext:value-type="float">
            <text:p>1,05042</text:p>
          </table:table-cell>
          <table:table-cell table:formula="of:=(1-([.D23]+[.G23]*0.5*[.M$7])-[.M$6]*([.D23]+[.G23]*0.5*[.M$7])^2)/[.M$2]" office:value-type="float" office:value="1.05047024657398" calcext:value-type="float">
            <text:p>1,05047</text:p>
          </table:table-cell>
          <table:table-cell table:formula="of:=(1-([.D23]+[.H23]*[.M$7])-[.M$6]*([.D23]+[.H23]*[.M$7])^2)/[.M$2]" office:value-type="float" office:value="1.04295147236322" calcext:value-type="float">
            <text:p>1,0429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M$7]" office:value-type="float" office:value="0.22" calcext:value-type="float">
            <text:p>0,22000</text:p>
          </table:table-cell>
          <table:table-cell table:formula="of:=[.M$3]+(([.M$4]/[.M$5])+((-1/[.M$3])-([.M$4]/[.M$5]))*EXP(-[.M$5]*[.B24]))^-1" office:value-type="float" office:value="0.269405234678113" calcext:value-type="float">
            <text:p>0,26941</text:p>
          </table:table-cell>
          <table:table-cell table:formula="of:=[.D23]+([.F23]+2*[.G23]+2*[.H23]+[.I23])*[.M$7]*0.1666666" office:value-type="float" office:value="0.269661093195817" calcext:value-type="float">
            <text:p>0,26966</text:p>
          </table:table-cell>
          <table:table-cell table:style-name="ce4" table:formula="of:=100*([.C24]-[.D24])/[.C24]" office:value-type="float" office:value="-0.0949716207295678" calcext:value-type="float">
            <text:p>-0,09497</text:p>
          </table:table-cell>
          <table:table-cell table:formula="of:=(1-[.D24]-[.M$6]*[.D24]^2)/[.M$2]" office:value-type="float" office:value="1.04295173951392" calcext:value-type="float">
            <text:p>1,04295</text:p>
          </table:table-cell>
          <table:table-cell table:formula="of:=(1-([.D24]+[.F24]*0.5*[.M$7])-[.M$6]*([.D24]+[.F24]*0.5*[.M$7])^2)/[.M$2]" office:value-type="float" office:value="1.03548687193469" calcext:value-type="float">
            <text:p>1,03549</text:p>
          </table:table-cell>
          <table:table-cell table:formula="of:=(1-([.D24]+[.G24]*0.5*[.M$7])-[.M$6]*([.D24]+[.G24]*0.5*[.M$7])^2)/[.M$2]" office:value-type="float" office:value="1.03554030233379" calcext:value-type="float">
            <text:p>1,03554</text:p>
          </table:table-cell>
          <table:table-cell table:formula="of:=(1-([.D24]+[.H24]*[.M$7])-[.M$6]*([.D24]+[.H24]*[.M$7])^2)/[.M$2]" office:value-type="float" office:value="1.02812781305395" calcext:value-type="float">
            <text:p>1,0281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M$7]" office:value-type="float" office:value="0.23" calcext:value-type="float">
            <text:p>0,23000</text:p>
          </table:table-cell>
          <table:table-cell table:formula="of:=[.M$3]+(([.M$4]/[.M$5])+((-1/[.M$3])-([.M$4]/[.M$5]))*EXP(-[.M$5]*[.B25]))^-1" office:value-type="float" office:value="0.279727995331201" calcext:value-type="float">
            <text:p>0,27973</text:p>
          </table:table-cell>
          <table:table-cell table:formula="of:=[.D24]+([.F24]+2*[.G24]+2*[.H24]+[.I24])*[.M$7]*0.1666666" office:value-type="float" office:value="0.280016312222236" calcext:value-type="float">
            <text:p>0,28002</text:p>
          </table:table-cell>
          <table:table-cell table:style-name="ce4" table:formula="of:=100*([.C25]-[.D25])/[.C25]" office:value-type="float" office:value="-0.103070445520934" calcext:value-type="float">
            <text:p>-0,10307</text:p>
          </table:table-cell>
          <table:table-cell table:formula="of:=(1-[.D25]-[.M$6]*[.D25]^2)/[.M$2]" office:value-type="float" office:value="1.02812807645871" calcext:value-type="float">
            <text:p>1,02813</text:p>
          </table:table-cell>
          <table:table-cell table:formula="of:=(1-([.D25]+[.F25]*0.5*[.M$7])-[.M$6]*([.D25]+[.F25]*0.5*[.M$7])^2)/[.M$2]" office:value-type="float" office:value="1.02076874009557" calcext:value-type="float">
            <text:p>1,02077</text:p>
          </table:table-cell>
          <table:table-cell table:formula="of:=(1-([.D25]+[.G25]*0.5*[.M$7])-[.M$6]*([.D25]+[.G25]*0.5*[.M$7])^2)/[.M$2]" office:value-type="float" office:value="1.0208214191998" calcext:value-type="float">
            <text:p>1,02082</text:p>
          </table:table-cell>
          <table:table-cell table:formula="of:=(1-([.D25]+[.H25]*[.M$7])-[.M$6]*([.D25]+[.H25]*[.M$7])^2)/[.M$2]" office:value-type="float" office:value="1.01351372864539" calcext:value-type="float">
            <text:p>1,0135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M$7]" office:value-type="float" office:value="0.24" calcext:value-type="float">
            <text:p>0,24000</text:p>
          </table:table-cell>
          <table:table-cell table:formula="of:=[.M$3]+(([.M$4]/[.M$5])+((-1/[.M$3])-([.M$4]/[.M$5]))*EXP(-[.M$5]*[.B26]))^-1" office:value-type="float" office:value="0.289901287111791" calcext:value-type="float">
            <text:p>0,28990</text:p>
          </table:table-cell>
          <table:table-cell table:formula="of:=[.D25]+([.F25]+2*[.G25]+2*[.H25]+[.I25])*[.M$7]*0.1666666" office:value-type="float" office:value="0.290224345011846" calcext:value-type="float">
            <text:p>0,29022</text:p>
          </table:table-cell>
          <table:table-cell table:style-name="ce4" table:formula="of:=100*([.C26]-[.D26])/[.C26]" office:value-type="float" office:value="-0.111437207910714" calcext:value-type="float">
            <text:p>-0,11144</text:p>
          </table:table-cell>
          <table:table-cell table:formula="of:=(1-[.D26]-[.M$6]*[.D26]^2)/[.M$2]" office:value-type="float" office:value="1.01351398835573" calcext:value-type="float">
            <text:p>1,01351</text:p>
          </table:table-cell>
          <table:table-cell table:formula="of:=(1-([.D26]+[.F26]*0.5*[.M$7])-[.M$6]*([.D26]+[.F26]*0.5*[.M$7])^2)/[.M$2]" office:value-type="float" office:value="1.00625870730712" calcext:value-type="float">
            <text:p>1,00626</text:p>
          </table:table-cell>
          <table:table-cell table:formula="of:=(1-([.D26]+[.G26]*0.5*[.M$7])-[.M$6]*([.D26]+[.G26]*0.5*[.M$7])^2)/[.M$2]" office:value-type="float" office:value="1.00631064550895" calcext:value-type="float">
            <text:p>1,00631</text:p>
          </table:table-cell>
          <table:table-cell table:formula="of:=(1-([.D26]+[.H26]*[.M$7])-[.M$6]*([.D26]+[.H26]*[.M$7])^2)/[.M$2]" office:value-type="float" office:value="0.999106287796297" calcext:value-type="float">
            <text:p>0,999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M$7]" office:value-type="float" office:value="0.25" calcext:value-type="float">
            <text:p>0,25000</text:p>
          </table:table-cell>
          <table:table-cell table:formula="of:=[.M$3]+(([.M$4]/[.M$5])+((-1/[.M$3])-([.M$4]/[.M$5]))*EXP(-[.M$5]*[.B27]))^-1" office:value-type="float" office:value="0.299927164975181" calcext:value-type="float">
            <text:p>0,29993</text:p>
          </table:table-cell>
          <table:table-cell table:formula="of:=[.D26]+([.F26]+2*[.G26]+2*[.H26]+[.I26])*[.M$7]*0.1666666" office:value-type="float" office:value="0.30028727262298" calcext:value-type="float">
            <text:p>0,30029</text:p>
          </table:table-cell>
          <table:table-cell table:style-name="ce4" table:formula="of:=100*([.C27]-[.D27])/[.C27]" office:value-type="float" office:value="-0.12006503239856" calcext:value-type="float">
            <text:p>-0,12007</text:p>
          </table:table-cell>
          <table:table-cell table:formula="of:=(1-[.D27]-[.M$6]*[.D27]^2)/[.M$2]" office:value-type="float" office:value="0.999106543863068" calcext:value-type="float">
            <text:p>0,99911</text:p>
          </table:table-cell>
          <table:table-cell table:formula="of:=(1-([.D27]+[.F27]*0.5*[.M$7])-[.M$6]*([.D27]+[.F27]*0.5*[.M$7])^2)/[.M$2]" office:value-type="float" office:value="0.99195386241509" calcext:value-type="float">
            <text:p>0,99195</text:p>
          </table:table-cell>
          <table:table-cell table:formula="of:=(1-([.D27]+[.G27]*0.5*[.M$7])-[.M$6]*([.D27]+[.G27]*0.5*[.M$7])^2)/[.M$2]" office:value-type="float" office:value="0.992005069968081" calcext:value-type="float">
            <text:p>0,99201</text:p>
          </table:table-cell>
          <table:table-cell table:formula="of:=(1-([.D27]+[.H27]*[.M$7])-[.M$6]*([.D27]+[.H27]*[.M$7])^2)/[.M$2]" office:value-type="float" office:value="0.984902599270611" calcext:value-type="float">
            <text:p>0,9849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M$7]" office:value-type="float" office:value="0.26" calcext:value-type="float">
            <text:p>0,26000</text:p>
          </table:table-cell>
          <table:table-cell table:formula="of:=[.M$3]+(([.M$4]/[.M$5])+((-1/[.M$3])-([.M$4]/[.M$5]))*EXP(-[.M$5]*[.B28]))^-1" office:value-type="float" office:value="0.309807658850796" calcext:value-type="float">
            <text:p>0,30981</text:p>
          </table:table-cell>
          <table:table-cell table:formula="of:=[.D27]+([.F27]+2*[.G27]+2*[.H27]+[.I27])*[.M$7]*0.1666666" office:value-type="float" office:value="0.310207147001529" calcext:value-type="float">
            <text:p>0,31021</text:p>
          </table:table-cell>
          <table:table-cell table:style-name="ce4" table:formula="of:=100*([.C28]-[.D28])/[.C28]" office:value-type="float" office:value="-0.128947151343843" calcext:value-type="float">
            <text:p>-0,12895</text:p>
          </table:table-cell>
          <table:table-cell table:formula="of:=(1-[.D28]-[.M$6]*[.D28]^2)/[.M$2]" office:value-type="float" office:value="0.984902851743972" calcext:value-type="float">
            <text:p>0,98490</text:p>
          </table:table-cell>
          <table:table-cell table:formula="of:=(1-([.D28]+[.F28]*0.5*[.M$7])-[.M$6]*([.D28]+[.F28]*0.5*[.M$7])^2)/[.M$2]" office:value-type="float" office:value="0.97785133410717" calcext:value-type="float">
            <text:p>0,97785</text:p>
          </table:table-cell>
          <table:table-cell table:formula="of:=(1-([.D28]+[.G28]*0.5*[.M$7])-[.M$6]*([.D28]+[.G28]*0.5*[.M$7])^2)/[.M$2]" office:value-type="float" office:value="0.977901821127727" calcext:value-type="float">
            <text:p>0,97790</text:p>
          </table:table-cell>
          <table:table-cell table:formula="of:=(1-([.D28]+[.H28]*[.M$7])-[.M$6]*([.D28]+[.H28]*[.M$7])^2)/[.M$2]" office:value-type="float" office:value="0.970899811414236" calcext:value-type="float">
            <text:p>0,9709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M$7]" office:value-type="float" office:value="0.27" calcext:value-type="float">
            <text:p>0,27000</text:p>
          </table:table-cell>
          <table:table-cell table:formula="of:=[.M$3]+(([.M$4]/[.M$5])+((-1/[.M$3])-([.M$4]/[.M$5]))*EXP(-[.M$5]*[.B29]))^-1" office:value-type="float" office:value="0.319544773849967" calcext:value-type="float">
            <text:p>0,31954</text:p>
          </table:table-cell>
          <table:table-cell table:formula="of:=[.D28]+([.F28]+2*[.G28]+2*[.H28]+[.I28])*[.M$7]*0.1666666" office:value-type="float" office:value="0.31998599137937" calcext:value-type="float">
            <text:p>0,31999</text:p>
          </table:table-cell>
          <table:table-cell table:style-name="ce4" table:formula="of:=100*([.C29]-[.D29])/[.C29]" office:value-type="float" office:value="-0.13807690361722" calcext:value-type="float">
            <text:p>-0,13808</text:p>
          </table:table-cell>
          <table:table-cell table:formula="of:=(1-[.D29]-[.M$6]*[.D29]^2)/[.M$2]" office:value-type="float" office:value="0.970900060343692" calcext:value-type="float">
            <text:p>0,97090</text:p>
          </table:table-cell>
          <table:table-cell table:formula="of:=(1-([.D29]+[.F29]*0.5*[.M$7])-[.M$6]*([.D29]+[.F29]*0.5*[.M$7])^2)/[.M$2]" office:value-type="float" office:value="0.963948290392898" calcext:value-type="float">
            <text:p>0,96395</text:p>
          </table:table-cell>
          <table:table-cell table:formula="of:=(1-([.D29]+[.G29]*0.5*[.M$7])-[.M$6]*([.D29]+[.G29]*0.5*[.M$7])^2)/[.M$2]" office:value-type="float" office:value="0.963998066861951" calcext:value-type="float">
            <text:p>0,96400</text:p>
          </table:table-cell>
          <table:table-cell table:formula="of:=(1-([.D29]+[.H29]*[.M$7])-[.M$6]*([.D29]+[.H29]*[.M$7])^2)/[.M$2]" office:value-type="float" office:value="0.95709511163797" calcext:value-type="float">
            <text:p>0,9571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M$7]" office:value-type="float" office:value="0.28" calcext:value-type="float">
            <text:p>0,28000</text:p>
          </table:table-cell>
          <table:table-cell table:formula="of:=[.M$3]+(([.M$4]/[.M$5])+((-1/[.M$3])-([.M$4]/[.M$5]))*EXP(-[.M$5]*[.B30]))^-1" office:value-type="float" office:value="0.329140490475125" calcext:value-type="float">
            <text:p>0,32914</text:p>
          </table:table-cell>
          <table:table-cell table:formula="of:=[.D29]+([.F29]+2*[.G29]+2*[.H29]+[.I29])*[.M$7]*0.1666666" office:value-type="float" office:value="0.329625800667597" calcext:value-type="float">
            <text:p>0,32963</text:p>
          </table:table-cell>
          <table:table-cell table:style-name="ce4" table:formula="of:=100*([.C30]-[.D30])/[.C30]" office:value-type="float" office:value="-0.14744773326757" calcext:value-type="float">
            <text:p>-0,14745</text:p>
          </table:table-cell>
          <table:table-cell table:formula="of:=(1-[.D30]-[.M$6]*[.D30]^2)/[.M$2]" office:value-type="float" office:value="0.957095357072367" calcext:value-type="float">
            <text:p>0,95710</text:p>
          </table:table-cell>
          <table:table-cell table:formula="of:=(1-([.D30]+[.F30]*0.5*[.M$7])-[.M$6]*([.D30]+[.F30]*0.5*[.M$7])^2)/[.M$2]" office:value-type="float" office:value="0.95024193808959" calcext:value-type="float">
            <text:p>0,95024</text:p>
          </table:table-cell>
          <table:table-cell table:formula="of:=(1-([.D30]+[.G30]*0.5*[.M$7])-[.M$6]*([.D30]+[.G30]*0.5*[.M$7])^2)/[.M$2]" office:value-type="float" office:value="0.950291013854279" calcext:value-type="float">
            <text:p>0,95029</text:p>
          </table:table-cell>
          <table:table-cell table:formula="of:=(1-([.D30]+[.H30]*[.M$7])-[.M$6]*([.D30]+[.H30]*[.M$7])^2)/[.M$2]" office:value-type="float" office:value="0.943485725906445" calcext:value-type="float">
            <text:p>0,9434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M$7]" office:value-type="float" office:value="0.29" calcext:value-type="float">
            <text:p>0,29000</text:p>
          </table:table-cell>
          <table:table-cell table:formula="of:=[.M$3]+(([.M$4]/[.M$5])+((-1/[.M$3])-([.M$4]/[.M$5]))*EXP(-[.M$5]*[.B31]))^-1" office:value-type="float" office:value="0.338596764830285" calcext:value-type="float">
            <text:p>0,33860</text:p>
          </table:table-cell>
          <table:table-cell table:formula="of:=[.D30]+([.F30]+2*[.G30]+2*[.H30]+[.I30])*[.M$7]*0.1666666" office:value-type="float" office:value="0.33912854184461" calcext:value-type="float">
            <text:p>0,33913</text:p>
          </table:table-cell>
          <table:table-cell table:style-name="ce4" table:formula="of:=100*([.C31]-[.D31])/[.C31]" office:value-type="float" office:value="-0.15705318820485" calcext:value-type="float">
            <text:p>-0,15705</text:p>
          </table:table-cell>
          <table:table-cell table:formula="of:=(1-[.D31]-[.M$6]*[.D31]^2)/[.M$2]" office:value-type="float" office:value="0.943485967893985" calcext:value-type="float">
            <text:p>0,94349</text:p>
          </table:table-cell>
          <table:table-cell table:formula="of:=(1-([.D31]+[.F31]*0.5*[.M$7])-[.M$6]*([.D31]+[.F31]*0.5*[.M$7])^2)/[.M$2]" office:value-type="float" office:value="0.936729522314297" calcext:value-type="float">
            <text:p>0,93673</text:p>
          </table:table-cell>
          <table:table-cell table:formula="of:=(1-([.D31]+[.G31]*0.5*[.M$7])-[.M$6]*([.D31]+[.G31]*0.5*[.M$7])^2)/[.M$2]" office:value-type="float" office:value="0.936777907089642" calcext:value-type="float">
            <text:p>0,93678</text:p>
          </table:table-cell>
          <table:table-cell table:formula="of:=(1-([.D31]+[.H31]*[.M$7])-[.M$6]*([.D31]+[.H31]*[.M$7])^2)/[.M$2]" office:value-type="float" office:value="0.930068918233072" calcext:value-type="float">
            <text:p>0,930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M$7]" office:value-type="float" office:value="0.3" calcext:value-type="float">
            <text:p>0,30000</text:p>
          </table:table-cell>
          <table:table-cell table:formula="of:=[.M$3]+(([.M$4]/[.M$5])+((-1/[.M$3])-([.M$4]/[.M$5]))*EXP(-[.M$5]*[.B32]))^-1" office:value-type="float" office:value="0.347915528832687" calcext:value-type="float">
            <text:p>0,34792</text:p>
          </table:table-cell>
          <table:table-cell table:formula="of:=[.D31]+([.F31]+2*[.G31]+2*[.H31]+[.I31])*[.M$7]*0.1666666" office:value-type="float" office:value="0.348496154339121" calcext:value-type="float">
            <text:p>0,34850</text:p>
          </table:table-cell>
          <table:table-cell table:style-name="ce4" table:formula="of:=100*([.C32]-[.D32])/[.C32]" office:value-type="float" office:value="-0.16688691889746" calcext:value-type="float">
            <text:p>-0,16689</text:p>
          </table:table-cell>
          <table:table-cell table:formula="of:=(1-[.D32]-[.M$6]*[.D32]^2)/[.M$2]" office:value-type="float" office:value="0.930069156821314" calcext:value-type="float">
            <text:p>0,93007</text:p>
          </table:table-cell>
          <table:table-cell table:formula="of:=(1-([.D32]+[.F32]*0.5*[.M$7])-[.M$6]*([.D32]+[.F32]*0.5*[.M$7])^2)/[.M$2]" office:value-type="float" office:value="0.923408325981732" calcext:value-type="float">
            <text:p>0,92341</text:p>
          </table:table-cell>
          <table:table-cell table:formula="of:=(1-([.D32]+[.G32]*0.5*[.M$7])-[.M$6]*([.D32]+[.G32]*0.5*[.M$7])^2)/[.M$2]" office:value-type="float" office:value="0.923456029352274" calcext:value-type="float">
            <text:p>0,92346</text:p>
          </table:table-cell>
          <table:table-cell table:formula="of:=(1-([.D32]+[.H32]*[.M$7])-[.M$6]*([.D32]+[.H32]*[.M$7])^2)/[.M$2]" office:value-type="float" office:value="0.916841990180911" calcext:value-type="float">
            <text:p>0,9168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M$7]" office:value-type="float" office:value="0.31" calcext:value-type="float">
            <text:p>0,31000</text:p>
          </table:table-cell>
          <table:table-cell table:formula="of:=[.M$3]+(([.M$4]/[.M$5])+((-1/[.M$3])-([.M$4]/[.M$5]))*EXP(-[.M$5]*[.B33]))^-1" office:value-type="float" office:value="0.357098690425471" calcext:value-type="float">
            <text:p>0,35710</text:p>
          </table:table-cell>
          <table:table-cell table:formula="of:=[.D32]+([.F32]+2*[.G32]+2*[.H32]+[.I32])*[.M$7]*0.1666666" office:value-type="float" office:value="0.357730550408145" calcext:value-type="float">
            <text:p>0,35773</text:p>
          </table:table-cell>
          <table:table-cell table:style-name="ce4" table:formula="of:=100*([.C33]-[.D33])/[.C33]" office:value-type="float" office:value="-0.176942677084964" calcext:value-type="float">
            <text:p>-0,17694</text:p>
          </table:table-cell>
          <table:table-cell table:formula="of:=(1-[.D33]-[.M$6]*[.D33]^2)/[.M$2]" office:value-type="float" office:value="0.916842225416782" calcext:value-type="float">
            <text:p>0,91684</text:p>
          </table:table-cell>
          <table:table-cell table:formula="of:=(1-([.D33]+[.F33]*0.5*[.M$7])-[.M$6]*([.D33]+[.F33]*0.5*[.M$7])^2)/[.M$2]" office:value-type="float" office:value="0.910275669308103" calcext:value-type="float">
            <text:p>0,91028</text:p>
          </table:table-cell>
          <table:table-cell table:formula="of:=(1-([.D33]+[.G33]*0.5*[.M$7])-[.M$6]*([.D33]+[.G33]*0.5*[.M$7])^2)/[.M$2]" office:value-type="float" office:value="0.910322700729544" calcext:value-type="float">
            <text:p>0,91032</text:p>
          </table:table-cell>
          <table:table-cell table:formula="of:=(1-([.D33]+[.H33]*[.M$7])-[.M$6]*([.D33]+[.H33]*[.M$7])^2)/[.M$2]" office:value-type="float" office:value="0.903802280369445" calcext:value-type="float">
            <text:p>0,9038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M$7]" office:value-type="float" office:value="0.32" calcext:value-type="float">
            <text:p>0,32000</text:p>
          </table:table-cell>
          <table:table-cell table:formula="of:=[.M$3]+(([.M$4]/[.M$5])+((-1/[.M$3])-([.M$4]/[.M$5]))*EXP(-[.M$5]*[.B34]))^-1" office:value-type="float" office:value="0.366148133791267" calcext:value-type="float">
            <text:p>0,36615</text:p>
          </table:table-cell>
          <table:table-cell table:formula="of:=[.D33]+([.F33]+2*[.G33]+2*[.H33]+[.I33])*[.M$7]*0.1666666" office:value-type="float" office:value="0.36683361551002" calcext:value-type="float">
            <text:p>0,36683</text:p>
          </table:table-cell>
          <table:table-cell table:style-name="ce4" table:formula="of:=100*([.C34]-[.D34])/[.C34]" office:value-type="float" office:value="-0.187214314505694" calcext:value-type="float">
            <text:p>-0,18721</text:p>
          </table:table-cell>
          <table:table-cell table:formula="of:=(1-[.D34]-[.M$6]*[.D34]^2)/[.M$2]" office:value-type="float" office:value="0.903802512299249" calcext:value-type="float">
            <text:p>0,90380</text:p>
          </table:table-cell>
          <table:table-cell table:formula="of:=(1-([.D34]+[.F34]*0.5*[.M$7])-[.M$6]*([.D34]+[.F34]*0.5*[.M$7])^2)/[.M$2]" office:value-type="float" office:value="0.897328909320822" calcext:value-type="float">
            <text:p>0,89733</text:p>
          </table:table-cell>
          <table:table-cell table:formula="of:=(1-([.D34]+[.G34]*0.5*[.M$7])-[.M$6]*([.D34]+[.G34]*0.5*[.M$7])^2)/[.M$2]" office:value-type="float" office:value="0.897375278121634" calcext:value-type="float">
            <text:p>0,89738</text:p>
          </table:table-cell>
          <table:table-cell table:formula="of:=(1-([.D34]+[.H34]*[.M$7])-[.M$6]*([.D34]+[.H34]*[.M$7])^2)/[.M$2]" office:value-type="float" office:value="0.890947163987187" calcext:value-type="float">
            <text:p>0,8909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M$7]" office:value-type="float" office:value="0.33" calcext:value-type="float">
            <text:p>0,33000</text:p>
          </table:table-cell>
          <table:table-cell table:formula="of:=[.M$3]+(([.M$4]/[.M$5])+((-1/[.M$3])-([.M$4]/[.M$5]))*EXP(-[.M$5]*[.B35]))^-1" office:value-type="float" office:value="0.375065719566577" calcext:value-type="float">
            <text:p>0,37507</text:p>
          </table:table-cell>
          <table:table-cell table:formula="of:=[.D34]+([.F34]+2*[.G34]+2*[.H34]+[.I34])*[.M$7]*0.1666666" office:value-type="float" office:value="0.375807208672534" calcext:value-type="float">
            <text:p>0,37581</text:p>
          </table:table-cell>
          <table:table-cell table:style-name="ce4" table:formula="of:=100*([.C35]-[.D35])/[.C35]" office:value-type="float" office:value="-0.197695781638816" calcext:value-type="float">
            <text:p>-0,19770</text:p>
          </table:table-cell>
          <table:table-cell table:formula="of:=(1-[.D35]-[.M$6]*[.D35]^2)/[.M$2]" office:value-type="float" office:value="0.890947392656611" calcext:value-type="float">
            <text:p>0,89095</text:p>
          </table:table-cell>
          <table:table-cell table:formula="of:=(1-([.D35]+[.F35]*0.5*[.M$7])-[.M$6]*([.D35]+[.F35]*0.5*[.M$7])^2)/[.M$2]" office:value-type="float" office:value="0.884565439374019" calcext:value-type="float">
            <text:p>0,88457</text:p>
          </table:table-cell>
          <table:table-cell table:formula="of:=(1-([.D35]+[.G35]*0.5*[.M$7])-[.M$6]*([.D35]+[.G35]*0.5*[.M$7])^2)/[.M$2]" office:value-type="float" office:value="0.884611154757045" calcext:value-type="float">
            <text:p>0,88461</text:p>
          </table:table-cell>
          <table:table-cell table:formula="of:=(1-([.D35]+[.H35]*[.M$7])-[.M$6]*([.D35]+[.H35]*[.M$7])^2)/[.M$2]" office:value-type="float" office:value="0.878274052310085" calcext:value-type="float">
            <text:p>0,8782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M$7]" office:value-type="float" office:value="0.34" calcext:value-type="float">
            <text:p>0,34000</text:p>
          </table:table-cell>
          <table:table-cell table:formula="of:=[.M$3]+(([.M$4]/[.M$5])+((-1/[.M$3])-([.M$4]/[.M$5]))*EXP(-[.M$5]*[.B36]))^-1" office:value-type="float" office:value="0.383853285056841" calcext:value-type="float">
            <text:p>0,38385</text:p>
          </table:table-cell>
          <table:table-cell table:formula="of:=[.D35]+([.F35]+2*[.G35]+2*[.H35]+[.I35])*[.M$7]*0.1666666" office:value-type="float" office:value="0.384653162856199" calcext:value-type="float">
            <text:p>0,38465</text:p>
          </table:table-cell>
          <table:table-cell table:style-name="ce4" table:formula="of:=100*([.C36]-[.D36])/[.C36]" office:value-type="float" office:value="-0.208381126460704" calcext:value-type="float">
            <text:p>-0,20838</text:p>
          </table:table-cell>
          <table:table-cell table:formula="of:=(1-[.D36]-[.M$6]*[.D36]^2)/[.M$2]" office:value-type="float" office:value="0.878274277764206" calcext:value-type="float">
            <text:p>0,87827</text:p>
          </table:table-cell>
          <table:table-cell table:formula="of:=(1-([.D36]+[.F36]*0.5*[.M$7])-[.M$6]*([.D36]+[.F36]*0.5*[.M$7])^2)/[.M$2]" office:value-type="float" office:value="0.871982688669833" calcext:value-type="float">
            <text:p>0,87198</text:p>
          </table:table-cell>
          <table:table-cell table:formula="of:=(1-([.D36]+[.G36]*0.5*[.M$7])-[.M$6]*([.D36]+[.G36]*0.5*[.M$7])^2)/[.M$2]" office:value-type="float" office:value="0.872027759713867" calcext:value-type="float">
            <text:p>0,87203</text:p>
          </table:table-cell>
          <table:table-cell table:formula="of:=(1-([.D36]+[.H36]*[.M$7])-[.M$6]*([.D36]+[.H36]*[.M$7])^2)/[.M$2]" office:value-type="float" office:value="0.865780392225657" calcext:value-type="float">
            <text:p>0,8657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M$7]" office:value-type="float" office:value="0.35" calcext:value-type="float">
            <text:p>0,35000</text:p>
          </table:table-cell>
          <table:table-cell table:formula="of:=[.M$3]+(([.M$4]/[.M$5])+((-1/[.M$3])-([.M$4]/[.M$5]))*EXP(-[.M$5]*[.B37]))^-1" office:value-type="float" office:value="0.392512644452078" calcext:value-type="float">
            <text:p>0,39251</text:p>
          </table:table-cell>
          <table:table-cell table:formula="of:=[.D36]+([.F36]+2*[.G36]+2*[.H36]+[.I36])*[.M$7]*0.1666666" office:value-type="float" office:value="0.393373285312744" calcext:value-type="float">
            <text:p>0,39337</text:p>
          </table:table-cell>
          <table:table-cell table:style-name="ce4" table:formula="of:=100*([.C37]-[.D37])/[.C37]" office:value-type="float" office:value="-0.219264493215871" calcext:value-type="float">
            <text:p>-0,21926</text:p>
          </table:table-cell>
          <table:table-cell table:formula="of:=(1-[.D37]-[.M$6]*[.D37]^2)/[.M$2]" office:value-type="float" office:value="0.86578061450895" calcext:value-type="float">
            <text:p>0,86578</text:p>
          </table:table-cell>
          <table:table-cell table:formula="of:=(1-([.D37]+[.F37]*0.5*[.M$7])-[.M$6]*([.D37]+[.F37]*0.5*[.M$7])^2)/[.M$2]" office:value-type="float" office:value="0.859578121785411" calcext:value-type="float">
            <text:p>0,85958</text:p>
          </table:table-cell>
          <table:table-cell table:formula="of:=(1-([.D37]+[.G37]*0.5*[.M$7])-[.M$6]*([.D37]+[.G37]*0.5*[.M$7])^2)/[.M$2]" office:value-type="float" office:value="0.859622557446762" calcext:value-type="float">
            <text:p>0,85962</text:p>
          </table:table-cell>
          <table:table-cell table:formula="of:=(1-([.D37]+[.H37]*[.M$7])-[.M$6]*([.D37]+[.H37]*[.M$7])^2)/[.M$2]" office:value-type="float" office:value="0.853463665762825" calcext:value-type="float">
            <text:p>0,8534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M$7]" office:value-type="float" office:value="0.36" calcext:value-type="float">
            <text:p>0,36000</text:p>
          </table:table-cell>
          <table:table-cell table:formula="of:=[.M$3]+(([.M$4]/[.M$5])+((-1/[.M$3])-([.M$4]/[.M$5]))*EXP(-[.M$5]*[.B38]))^-1" office:value-type="float" office:value="0.401045589042998" calcext:value-type="float">
            <text:p>0,40105</text:p>
          </table:table-cell>
          <table:table-cell table:formula="of:=[.D37]+([.F37]+2*[.G37]+2*[.H37]+[.I37])*[.M$7]*0.1666666" office:value-type="float" office:value="0.401969357938874" calcext:value-type="float">
            <text:p>0,40197</text:p>
          </table:table-cell>
          <table:table-cell table:style-name="ce4" table:formula="of:=100*([.C38]-[.D38])/[.C38]" office:value-type="float" office:value="-0.230340121201752" calcext:value-type="float">
            <text:p>-0,23034</text:p>
          </table:table-cell>
          <table:table-cell table:formula="of:=(1-[.D38]-[.M$6]*[.D38]^2)/[.M$2]" office:value-type="float" office:value="0.853463884919171" calcext:value-type="float">
            <text:p>0,85346</text:p>
          </table:table-cell>
          <table:table-cell table:formula="of:=(1-([.D38]+[.F38]*0.5*[.M$7])-[.M$6]*([.D38]+[.F38]*0.5*[.M$7])^2)/[.M$2]" office:value-type="float" office:value="0.847349238205569" calcext:value-type="float">
            <text:p>0,84735</text:p>
          </table:table-cell>
          <table:table-cell table:formula="of:=(1-([.D38]+[.G38]*0.5*[.M$7])-[.M$6]*([.D38]+[.G38]*0.5*[.M$7])^2)/[.M$2]" office:value-type="float" office:value="0.84739304731961" calcext:value-type="float">
            <text:p>0,84739</text:p>
          </table:table-cell>
          <table:table-cell table:formula="of:=(1-([.D38]+[.H38]*[.M$7])-[.M$6]*([.D38]+[.H38]*[.M$7])^2)/[.M$2]" office:value-type="float" office:value="0.841321389627387" calcext:value-type="float">
            <text:p>0,8413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M$7]" office:value-type="float" office:value="0.37" calcext:value-type="float">
            <text:p>0,37000</text:p>
          </table:table-cell>
          <table:table-cell table:formula="of:=[.M$3]+(([.M$4]/[.M$5])+((-1/[.M$3])-([.M$4]/[.M$5]))*EXP(-[.M$5]*[.B39]))^-1" office:value-type="float" office:value="0.409453887437478" calcext:value-type="float">
            <text:p>0,40945</text:p>
          </table:table-cell>
          <table:table-cell table:formula="of:=[.D38]+([.F38]+2*[.G38]+2*[.H38]+[.I38])*[.M$7]*0.1666666" office:value-type="float" office:value="0.410443137625355" calcext:value-type="float">
            <text:p>0,41044</text:p>
          </table:table-cell>
          <table:table-cell table:style-name="ce4" table:formula="of:=100*([.C39]-[.D39])/[.C39]" office:value-type="float" office:value="-0.241602343567453" calcext:value-type="float">
            <text:p>-0,24160</text:p>
          </table:table-cell>
          <table:table-cell table:formula="of:=(1-[.D39]-[.M$6]*[.D39]^2)/[.M$2]" office:value-type="float" office:value="0.84132160570008" calcext:value-type="float">
            <text:p>0,84132</text:p>
          </table:table-cell>
          <table:table-cell table:formula="of:=(1-([.D39]+[.F39]*0.5*[.M$7])-[.M$6]*([.D39]+[.F39]*0.5*[.M$7])^2)/[.M$2]" office:value-type="float" office:value="0.835293571861077" calcext:value-type="float">
            <text:p>0,83529</text:p>
          </table:table-cell>
          <table:table-cell table:formula="of:=(1-([.D39]+[.G39]*0.5*[.M$7])-[.M$6]*([.D39]+[.G39]*0.5*[.M$7])^2)/[.M$2]" office:value-type="float" office:value="0.835336763143777" calcext:value-type="float">
            <text:p>0,83534</text:p>
          </table:table-cell>
          <table:table-cell table:formula="of:=(1-([.D39]+[.H39]*[.M$7])-[.M$6]*([.D39]+[.H39]*[.M$7])^2)/[.M$2]" office:value-type="float" office:value="0.829351114743071" calcext:value-type="float">
            <text:p>0,829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M$7]" office:value-type="float" office:value="0.38" calcext:value-type="float">
            <text:p>0,38000</text:p>
          </table:table-cell>
          <table:table-cell table:formula="of:=[.M$3]+(([.M$4]/[.M$5])+((-1/[.M$3])-([.M$4]/[.M$5]))*EXP(-[.M$5]*[.B40]))^-1" office:value-type="float" office:value="0.417739285777313" calcext:value-type="float">
            <text:p>0,41774</text:p>
          </table:table-cell>
          <table:table-cell table:formula="of:=[.D39]+([.F39]+2*[.G39]+2*[.H39]+[.I39])*[.M$7]*0.1666666" office:value-type="float" office:value="0.418796356601488" calcext:value-type="float">
            <text:p>0,41880</text:p>
          </table:table-cell>
          <table:table-cell table:style-name="ce4" table:formula="of:=100*([.C40]-[.D40])/[.C40]" office:value-type="float" office:value="-0.253045586126095" calcext:value-type="float">
            <text:p>-0,25305</text:p>
          </table:table-cell>
          <table:table-cell table:formula="of:=(1-[.D40]-[.M$6]*[.D40]^2)/[.M$2]" office:value-type="float" office:value="0.829351327774825" calcext:value-type="float">
            <text:p>0,82935</text:p>
          </table:table-cell>
          <table:table-cell table:formula="of:=(1-([.D40]+[.F40]*0.5*[.M$7])-[.M$6]*([.D40]+[.F40]*0.5*[.M$7])^2)/[.M$2]" office:value-type="float" office:value="0.823408690672497" calcext:value-type="float">
            <text:p>0,82341</text:p>
          </table:table-cell>
          <table:table-cell table:formula="of:=(1-([.D40]+[.G40]*0.5*[.M$7])-[.M$6]*([.D40]+[.G40]*0.5*[.M$7])^2)/[.M$2]" office:value-type="float" office:value="0.823451272721932" calcext:value-type="float">
            <text:p>0,82345</text:p>
          </table:table-cell>
          <table:table-cell table:formula="of:=(1-([.D40]+[.H40]*[.M$7])-[.M$6]*([.D40]+[.H40]*[.M$7])^2)/[.M$2]" office:value-type="float" office:value="0.817550425798135" calcext:value-type="float">
            <text:p>0,8175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M$7]" office:value-type="float" office:value="0.39" calcext:value-type="float">
            <text:p>0,39000</text:p>
          </table:table-cell>
          <table:table-cell table:formula="of:=[.M$3]+(([.M$4]/[.M$5])+((-1/[.M$3])-([.M$4]/[.M$5]))*EXP(-[.M$5]*[.B41]))^-1" office:value-type="float" office:value="0.425903507955138" calcext:value-type="float">
            <text:p>0,42590</text:p>
          </table:table-cell>
          <table:table-cell table:formula="of:=[.D40]+([.F40]+2*[.G40]+2*[.H40]+[.I40])*[.M$7]*0.1666666" office:value-type="float" office:value="0.42703072277501" calcext:value-type="float">
            <text:p>0,42703</text:p>
          </table:table-cell>
          <table:table-cell table:style-name="ce4" table:formula="of:=100*([.C41]-[.D41])/[.C41]" office:value-type="float" office:value="-0.264664366180972" calcext:value-type="float">
            <text:p>-0,26466</text:p>
          </table:table-cell>
          <table:table-cell table:formula="of:=(1-[.D41]-[.M$6]*[.D41]^2)/[.M$2]" office:value-type="float" office:value="0.817550635831091" calcext:value-type="float">
            <text:p>0,81755</text:p>
          </table:table-cell>
          <table:table-cell table:formula="of:=(1-([.D41]+[.F41]*0.5*[.M$7])-[.M$6]*([.D41]+[.F41]*0.5*[.M$7])^2)/[.M$2]" office:value-type="float" office:value="0.811692196099537" calcext:value-type="float">
            <text:p>0,81169</text:p>
          </table:table-cell>
          <table:table-cell table:formula="of:=(1-([.D41]+[.G41]*0.5*[.M$7])-[.M$6]*([.D41]+[.G41]*0.5*[.M$7])^2)/[.M$2]" office:value-type="float" office:value="0.811734177397395" calcext:value-type="float">
            <text:p>0,81173</text:p>
          </table:table-cell>
          <table:table-cell table:formula="of:=(1-([.D41]+[.H41]*[.M$7])-[.M$6]*([.D41]+[.H41]*[.M$7])^2)/[.M$2]" office:value-type="float" office:value="0.805916940797449" calcext:value-type="float">
            <text:p>0,8059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M$7]" office:value-type="float" office:value="0.4" calcext:value-type="float">
            <text:p>0,40000</text:p>
          </table:table-cell>
          <table:table-cell table:formula="of:=[.M$3]+(([.M$4]/[.M$5])+((-1/[.M$3])-([.M$4]/[.M$5]))*EXP(-[.M$5]*[.B42]))^-1" office:value-type="float" office:value="0.433948255831434" calcext:value-type="float">
            <text:p>0,43395</text:p>
          </table:table-cell>
          <table:table-cell table:formula="of:=[.D41]+([.F41]+2*[.G41]+2*[.H41]+[.I41])*[.M$7]*0.1666666" office:value-type="float" office:value="0.4351479200675" calcext:value-type="float">
            <text:p>0,43515</text:p>
          </table:table-cell>
          <table:table-cell table:style-name="ce4" table:formula="of:=100*([.C42]-[.D42])/[.C42]" office:value-type="float" office:value="-0.276453291364726" calcext:value-type="float">
            <text:p>-0,27645</text:p>
          </table:table-cell>
          <table:table-cell table:formula="of:=(1-[.D42]-[.M$6]*[.D42]^2)/[.M$2]" office:value-type="float" office:value="0.805917147873184" calcext:value-type="float">
            <text:p>0,80592</text:p>
          </table:table-cell>
          <table:table-cell table:formula="of:=(1-([.D42]+[.F42]*0.5*[.M$7])-[.M$6]*([.D42]+[.F42]*0.5*[.M$7])^2)/[.M$2]" office:value-type="float" office:value="0.80014172269587" calcext:value-type="float">
            <text:p>0,80014</text:p>
          </table:table-cell>
          <table:table-cell table:formula="of:=(1-([.D42]+[.G42]*0.5*[.M$7])-[.M$6]*([.D42]+[.G42]*0.5*[.M$7])^2)/[.M$2]" office:value-type="float" office:value="0.800183111608927" calcext:value-type="float">
            <text:p>0,80018</text:p>
          </table:table-cell>
          <table:table-cell table:formula="of:=(1-([.D42]+[.H42]*[.M$7])-[.M$6]*([.D42]+[.H42]*[.M$7])^2)/[.M$2]" office:value-type="float" office:value="0.794448310620012" calcext:value-type="float">
            <text:p>0,7944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M$7]" office:value-type="float" office:value="0.41" calcext:value-type="float">
            <text:p>0,41000</text:p>
          </table:table-cell>
          <table:table-cell table:formula="of:=[.M$3]+(([.M$4]/[.M$5])+((-1/[.M$3])-([.M$4]/[.M$5]))*EXP(-[.M$5]*[.B43]))^-1" office:value-type="float" office:value="0.441875209451543" calcext:value-type="float">
            <text:p>0,44188</text:p>
          </table:table-cell>
          <table:table-cell table:formula="of:=[.D42]+([.F42]+2*[.G42]+2*[.H42]+[.I42])*[.M$7]*0.1666666" office:value-type="float" office:value="0.443149608745328" calcext:value-type="float">
            <text:p>0,44315</text:p>
          </table:table-cell>
          <table:table-cell table:style-name="ce4" table:formula="of:=100*([.C43]-[.D43])/[.C43]" office:value-type="float" office:value="-0.288407058492095" calcext:value-type="float">
            <text:p>-0,28841</text:p>
          </table:table-cell>
          <table:table-cell table:formula="of:=(1-[.D43]-[.M$6]*[.D43]^2)/[.M$2]" office:value-type="float" office:value="0.794448514779543" calcext:value-type="float">
            <text:p>0,79445</text:p>
          </table:table-cell>
          <table:table-cell table:formula="of:=(1-([.D43]+[.F43]*0.5*[.M$7])-[.M$6]*([.D43]+[.F43]*0.5*[.M$7])^2)/[.M$2]" office:value-type="float" office:value="0.788754937669354" calcext:value-type="float">
            <text:p>0,78875</text:p>
          </table:table-cell>
          <table:table-cell table:formula="of:=(1-([.D43]+[.G43]*0.5*[.M$7])-[.M$6]*([.D43]+[.G43]*0.5*[.M$7])^2)/[.M$2]" office:value-type="float" office:value="0.788795742450946" calcext:value-type="float">
            <text:p>0,78880</text:p>
          </table:table-cell>
          <table:table-cell table:formula="of:=(1-([.D43]+[.H43]*[.M$7])-[.M$6]*([.D43]+[.H43]*[.M$7])^2)/[.M$2]" office:value-type="float" office:value="0.783142218581859" calcext:value-type="float">
            <text:p>0,7831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M$7]" office:value-type="float" office:value="0.42" calcext:value-type="float">
            <text:p>0,42000</text:p>
          </table:table-cell>
          <table:table-cell table:formula="of:=[.M$3]+(([.M$4]/[.M$5])+((-1/[.M$3])-([.M$4]/[.M$5]))*EXP(-[.M$5]*[.B44]))^-1" office:value-type="float" office:value="0.44968602726258" calcext:value-type="float">
            <text:p>0,44969</text:p>
          </table:table-cell>
          <table:table-cell table:formula="of:=[.D43]+([.F43]+2*[.G43]+2*[.H43]+[.I43])*[.M$7]*0.1666666" office:value-type="float" office:value="0.451037425746203" calcext:value-type="float">
            <text:p>0,45104</text:p>
          </table:table-cell>
          <table:table-cell table:style-name="ce4" table:formula="of:=100*([.C44]-[.D44])/[.C44]" office:value-type="float" office:value="-0.300520452425412" calcext:value-type="float">
            <text:p>-0,30052</text:p>
          </table:table-cell>
          <table:table-cell table:formula="of:=(1-[.D44]-[.M$6]*[.D44]^2)/[.M$2]" office:value-type="float" office:value="0.783142419865654" calcext:value-type="float">
            <text:p>0,78314</text:p>
          </table:table-cell>
          <table:table-cell table:formula="of:=(1-([.D44]+[.F44]*0.5*[.M$7])-[.M$6]*([.D44]+[.F44]*0.5*[.M$7])^2)/[.M$2]" office:value-type="float" office:value="0.777529540447622" calcext:value-type="float">
            <text:p>0,77753</text:p>
          </table:table-cell>
          <table:table-cell table:formula="of:=(1-([.D44]+[.G44]*0.5*[.M$7])-[.M$6]*([.D44]+[.G44]*0.5*[.M$7])^2)/[.M$2]" office:value-type="float" office:value="0.777569769239091" calcext:value-type="float">
            <text:p>0,77757</text:p>
          </table:table-cell>
          <table:table-cell table:formula="of:=(1-([.D44]+[.H44]*[.M$7])-[.M$6]*([.D44]+[.H44]*[.M$7])^2)/[.M$2]" office:value-type="float" office:value="0.771996380004297" calcext:value-type="float">
            <text:p>0,772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M$7]" office:value-type="float" office:value="0.43" calcext:value-type="float">
            <text:p>0,43000</text:p>
          </table:table-cell>
          <table:table-cell table:formula="of:=[.M$3]+(([.M$4]/[.M$5])+((-1/[.M$3])-([.M$4]/[.M$5]))*EXP(-[.M$5]*[.B45]))^-1" office:value-type="float" office:value="0.45738234633019" calcext:value-type="float">
            <text:p>0,45738</text:p>
          </table:table-cell>
          <table:table-cell table:formula="of:=[.D44]+([.F44]+2*[.G44]+2*[.H44]+[.I44])*[.M$7]*0.1666666" office:value-type="float" office:value="0.458812985001384" calcext:value-type="float">
            <text:p>0,45881</text:p>
          </table:table-cell>
          <table:table-cell table:style-name="ce4" table:formula="of:=100*([.C45]-[.D45])/[.C45]" office:value-type="float" office:value="-0.312788344953016" calcext:value-type="float">
            <text:p>-0,31279</text:p>
          </table:table-cell>
          <table:table-cell table:formula="of:=(1-[.D45]-[.M$6]*[.D45]^2)/[.M$2]" office:value-type="float" office:value="0.771996578452277" calcext:value-type="float">
            <text:p>0,77200</text:p>
          </table:table-cell>
          <table:table-cell table:formula="of:=(1-([.D45]+[.F45]*0.5*[.M$7])-[.M$6]*([.D45]+[.F45]*0.5*[.M$7])^2)/[.M$2]" office:value-type="float" office:value="0.766463262248974" calcext:value-type="float">
            <text:p>0,76646</text:p>
          </table:table-cell>
          <table:table-cell table:formula="of:=(1-([.D45]+[.G45]*0.5*[.M$7])-[.M$6]*([.D45]+[.G45]*0.5*[.M$7])^2)/[.M$2]" office:value-type="float" office:value="0.766502923081102" calcext:value-type="float">
            <text:p>0,76650</text:p>
          </table:table-cell>
          <table:table-cell table:formula="of:=(1-([.D45]+[.H45]*[.M$7])-[.M$6]*([.D45]+[.H45]*[.M$7])^2)/[.M$2]" office:value-type="float" office:value="0.761008541787425" calcext:value-type="float">
            <text:p>0,7610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[.M$7]" office:value-type="float" office:value="0.44" calcext:value-type="float">
            <text:p>0,44000</text:p>
          </table:table-cell>
          <table:table-cell table:formula="of:=[.M$3]+(([.M$4]/[.M$5])+((-1/[.M$3])-([.M$4]/[.M$5]))*EXP(-[.M$5]*[.B46]))^-1" office:value-type="float" office:value="0.464965782555056" calcext:value-type="float">
            <text:p>0,46497</text:p>
          </table:table-cell>
          <table:table-cell table:formula="of:=[.D45]+([.F45]+2*[.G45]+2*[.H45]+[.I45])*[.M$7]*0.1666666" office:value-type="float" office:value="0.466477877753592" calcext:value-type="float">
            <text:p>0,46648</text:p>
          </table:table-cell>
          <table:table-cell table:style-name="ce4" table:formula="of:=100*([.C46]-[.D46])/[.C46]" office:value-type="float" office:value="-0.325205693680617" calcext:value-type="float">
            <text:p>-0,32521</text:p>
          </table:table-cell>
          <table:table-cell table:formula="of:=(1-[.D46]-[.M$6]*[.D46]^2)/[.M$2]" office:value-type="float" office:value="0.761008737438975" calcext:value-type="float">
            <text:p>0,76101</text:p>
          </table:table-cell>
          <table:table-cell table:formula="of:=(1-([.D46]+[.F46]*0.5*[.M$7])-[.M$6]*([.D46]+[.F46]*0.5*[.M$7])^2)/[.M$2]" office:value-type="float" office:value="0.755553865658525" calcext:value-type="float">
            <text:p>0,75555</text:p>
          </table:table-cell>
          <table:table-cell table:formula="of:=(1-([.D46]+[.G46]*0.5*[.M$7])-[.M$6]*([.D46]+[.G46]*0.5*[.M$7])^2)/[.M$2]" office:value-type="float" office:value="0.755592966452956" calcext:value-type="float">
            <text:p>0,75559</text:p>
          </table:table-cell>
          <table:table-cell table:formula="of:=(1-([.D46]+[.H46]*[.M$7])-[.M$6]*([.D46]+[.H46]*[.M$7])^2)/[.M$2]" office:value-type="float" office:value="0.750176481988887" calcext:value-type="float">
            <text:p>0,7501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[.M$7]" office:value-type="float" office:value="0.45" calcext:value-type="float">
            <text:p>0,45000</text:p>
          </table:table-cell>
          <table:table-cell table:formula="of:=[.M$3]+(([.M$4]/[.M$5])+((-1/[.M$3])-([.M$4]/[.M$5]))*EXP(-[.M$5]*[.B47]))^-1" office:value-type="float" office:value="0.472437930889083" calcext:value-type="float">
            <text:p>0,47244</text:p>
          </table:table-cell>
          <table:table-cell table:formula="of:=[.D46]+([.F46]+2*[.G46]+2*[.H46]+[.I46])*[.M$7]*0.1666666" office:value-type="float" office:value="0.474033672870691" calcext:value-type="float">
            <text:p>0,47403</text:p>
          </table:table-cell>
          <table:table-cell table:style-name="ce4" table:formula="of:=100*([.C47]-[.D47])/[.C47]" office:value-type="float" office:value="-0.337767540934818" calcext:value-type="float">
            <text:p>-0,33777</text:p>
          </table:table-cell>
          <table:table-cell table:formula="of:=(1-[.D47]-[.M$6]*[.D47]^2)/[.M$2]" office:value-type="float" office:value="0.75017667488286" calcext:value-type="float">
            <text:p>0,75018</text:p>
          </table:table-cell>
          <table:table-cell table:formula="of:=(1-([.D47]+[.F47]*0.5*[.M$7])-[.M$6]*([.D47]+[.F47]*0.5*[.M$7])^2)/[.M$2]" office:value-type="float" office:value="0.744799144209566" calcext:value-type="float">
            <text:p>0,74480</text:p>
          </table:table-cell>
          <table:table-cell table:formula="of:=(1-([.D47]+[.G47]*0.5*[.M$7])-[.M$6]*([.D47]+[.G47]*0.5*[.M$7])^2)/[.M$2]" office:value-type="float" office:value="0.744837692780205" calcext:value-type="float">
            <text:p>0,74484</text:p>
          </table:table-cell>
          <table:table-cell table:formula="of:=(1-([.D47]+[.H47]*[.M$7])-[.M$6]*([.D47]+[.H47]*[.M$7])^2)/[.M$2]" office:value-type="float" office:value="0.739498009407806" calcext:value-type="float">
            <text:p>0,7395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M$7]" office:value-type="float" office:value="0.46" calcext:value-type="float">
            <text:p>0,46000</text:p>
          </table:table-cell>
          <table:table-cell table:formula="of:=[.M$3]+(([.M$4]/[.M$5])+((-1/[.M$3])-([.M$4]/[.M$5]))*EXP(-[.M$5]*[.B48]))^-1" office:value-type="float" office:value="0.479800365551196" calcext:value-type="float">
            <text:p>0,47980</text:p>
          </table:table-cell>
          <table:table-cell table:formula="of:=[.D47]+([.F47]+2*[.G47]+2*[.H47]+[.I47])*[.M$7]*0.1666666" office:value-type="float" office:value="0.481481917155176" calcext:value-type="float">
            <text:p>0,48148</text:p>
          </table:table-cell>
          <table:table-cell table:style-name="ce4" table:formula="of:=100*([.C48]-[.D48])/[.C48]" office:value-type="float" office:value="-0.350469012679481" calcext:value-type="float">
            <text:p>-0,35047</text:p>
          </table:table-cell>
          <table:table-cell table:formula="of:=(1-[.D48]-[.M$6]*[.D48]^2)/[.M$2]" office:value-type="float" office:value="0.739498199582531" calcext:value-type="float">
            <text:p>0,73950</text:p>
          </table:table-cell>
          <table:table-cell table:formula="of:=(1-([.D48]+[.F48]*0.5*[.M$7])-[.M$6]*([.D48]+[.F48]*0.5*[.M$7])^2)/[.M$2]" office:value-type="float" office:value="0.734196921970075" calcext:value-type="float">
            <text:p>0,73420</text:p>
          </table:table-cell>
          <table:table-cell table:formula="of:=(1-([.D48]+[.G48]*0.5*[.M$7])-[.M$6]*([.D48]+[.G48]*0.5*[.M$7])^2)/[.M$2]" office:value-type="float" office:value="0.734234926024475" calcext:value-type="float">
            <text:p>0,73423</text:p>
          </table:table-cell>
          <table:table-cell table:formula="of:=(1-([.D48]+[.H48]*[.M$7])-[.M$6]*([.D48]+[.H48]*[.M$7])^2)/[.M$2]" office:value-type="float" office:value="0.728970963173847" calcext:value-type="float">
            <text:p>0,7289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M$7]" office:value-type="float" office:value="0.47" calcext:value-type="float">
            <text:p>0,47000</text:p>
          </table:table-cell>
          <table:table-cell table:formula="of:=[.M$3]+(([.M$4]/[.M$5])+((-1/[.M$3])-([.M$4]/[.M$5]))*EXP(-[.M$5]*[.B49]))^-1" office:value-type="float" office:value="0.48705464024267" calcext:value-type="float">
            <text:p>0,48705</text:p>
          </table:table-cell>
          <table:table-cell table:formula="of:=[.D48]+([.F48]+2*[.G48]+2*[.H48]+[.I48])*[.M$7]*0.1666666" office:value-type="float" office:value="0.488824135649529" calcext:value-type="float">
            <text:p>0,48882</text:p>
          </table:table-cell>
          <table:table-cell table:style-name="ce4" table:formula="of:=100*([.C49]-[.D49])/[.C49]" office:value-type="float" office:value="-0.363305317443948" calcext:value-type="float">
            <text:p>-0,36331</text:p>
          </table:table-cell>
          <table:table-cell table:formula="of:=(1-[.D49]-[.M$6]*[.D49]^2)/[.M$2]" office:value-type="float" office:value="0.728971150667136" calcext:value-type="float">
            <text:p>0,72897</text:p>
          </table:table-cell>
          <table:table-cell table:formula="of:=(1-([.D49]+[.F49]*0.5*[.M$7])-[.M$6]*([.D49]+[.F49]*0.5*[.M$7])^2)/[.M$2]" office:value-type="float" office:value="0.723745053134336" calcext:value-type="float">
            <text:p>0,72375</text:p>
          </table:table-cell>
          <table:table-cell table:formula="of:=(1-([.D49]+[.G49]*0.5*[.M$7])-[.M$6]*([.D49]+[.G49]*0.5*[.M$7])^2)/[.M$2]" office:value-type="float" office:value="0.723782520275071" calcext:value-type="float">
            <text:p>0,72378</text:p>
          </table:table-cell>
          <table:table-cell table:formula="of:=(1-([.D49]+[.H49]*[.M$7])-[.M$6]*([.D49]+[.H49]*[.M$7])^2)/[.M$2]" office:value-type="float" office:value="0.718593212341361" calcext:value-type="float">
            <text:p>0,7185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M$7]" office:value-type="float" office:value="0.48" calcext:value-type="float">
            <text:p>0,48000</text:p>
          </table:table-cell>
          <table:table-cell table:formula="of:=[.M$3]+(([.M$4]/[.M$5])+((-1/[.M$3])-([.M$4]/[.M$5]))*EXP(-[.M$5]*[.B50]))^-1" office:value-type="float" office:value="0.494202288361944" calcext:value-type="float">
            <text:p>0,49420</text:p>
          </table:table-cell>
          <table:table-cell table:formula="of:=[.D49]+([.F49]+2*[.G49]+2*[.H49]+[.I49])*[.M$7]*0.1666666" office:value-type="float" office:value="0.496061831937495" calcext:value-type="float">
            <text:p>0,49606</text:p>
          </table:table-cell>
          <table:table-cell table:style-name="ce4" table:formula="of:=100*([.C50]-[.D50])/[.C50]" office:value-type="float" office:value="-0.376271745263497" calcext:value-type="float">
            <text:p>-0,37627</text:p>
          </table:table-cell>
          <table:table-cell table:formula="of:=(1-[.D50]-[.M$6]*[.D50]^2)/[.M$2]" office:value-type="float" office:value="0.718593397190515" calcext:value-type="float">
            <text:p>0,71859</text:p>
          </table:table-cell>
          <table:table-cell table:formula="of:=(1-([.D50]+[.F50]*0.5*[.M$7])-[.M$6]*([.D50]+[.F50]*0.5*[.M$7])^2)/[.M$2]" office:value-type="float" office:value="0.713441421619607" calcext:value-type="float">
            <text:p>0,71344</text:p>
          </table:table-cell>
          <table:table-cell table:formula="of:=(1-([.D50]+[.G50]*0.5*[.M$7])-[.M$6]*([.D50]+[.G50]*0.5*[.M$7])^2)/[.M$2]" office:value-type="float" office:value="0.71347835934563" calcext:value-type="float">
            <text:p>0,71348</text:p>
          </table:table-cell>
          <table:table-cell table:formula="of:=(1-([.D50]+[.H50]*[.M$7])-[.M$6]*([.D50]+[.H50]*[.M$7])^2)/[.M$2]" office:value-type="float" office:value="0.70836265548856" calcext:value-type="float">
            <text:p>0,7083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M$7]" office:value-type="float" office:value="0.49" calcext:value-type="float">
            <text:p>0,49000</text:p>
          </table:table-cell>
          <table:table-cell table:formula="of:=[.M$3]+(([.M$4]/[.M$5])+((-1/[.M$3])-([.M$4]/[.M$5]))*EXP(-[.M$5]*[.B51]))^-1" office:value-type="float" office:value="0.501244823218827" calcext:value-type="float">
            <text:p>0,50124</text:p>
          </table:table-cell>
          <table:table-cell table:formula="of:=[.D50]+([.F50]+2*[.G50]+2*[.H50]+[.I50])*[.M$7]*0.1666666" office:value-type="float" office:value="0.503196488441314" calcext:value-type="float">
            <text:p>0,50320</text:p>
          </table:table-cell>
          <table:table-cell table:style-name="ce4" table:formula="of:=100*([.C51]-[.D51])/[.C51]" office:value-type="float" office:value="-0.389363666631822" calcext:value-type="float">
            <text:p>-0,38936</text:p>
          </table:table-cell>
          <table:table-cell table:formula="of:=(1-[.D51]-[.M$6]*[.D51]^2)/[.M$2]" office:value-type="float" office:value="0.708362837730375" calcext:value-type="float">
            <text:p>0,70836</text:p>
          </table:table-cell>
          <table:table-cell table:formula="of:=(1-([.D51]+[.F51]*0.5*[.M$7])-[.M$6]*([.D51]+[.F51]*0.5*[.M$7])^2)/[.M$2]" office:value-type="float" office:value="0.703283940667804" calcext:value-type="float">
            <text:p>0,70328</text:p>
          </table:table-cell>
          <table:table-cell table:formula="of:=(1-([.D51]+[.G51]*0.5*[.M$7])-[.M$6]*([.D51]+[.G51]*0.5*[.M$7])^2)/[.M$2]" office:value-type="float" office:value="0.703320356375779" calcext:value-type="float">
            <text:p>0,70332</text:p>
          </table:table-cell>
          <table:table-cell table:formula="of:=(1-([.D51]+[.H51]*[.M$7])-[.M$6]*([.D51]+[.H51]*[.M$7])^2)/[.M$2]" office:value-type="float" office:value="0.698277220321664" calcext:value-type="float">
            <text:p>0,698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M$7]" office:value-type="float" office:value="0.5" calcext:value-type="float">
            <text:p>0,50000</text:p>
          </table:table-cell>
          <table:table-cell table:formula="of:=[.M$3]+(([.M$4]/[.M$5])+((-1/[.M$3])-([.M$4]/[.M$5]))*EXP(-[.M$5]*[.B52]))^-1" office:value-type="float" office:value="0.508183738248071" calcext:value-type="float">
            <text:p>0,50818</text:p>
          </table:table-cell>
          <table:table-cell table:formula="of:=[.D51]+([.F51]+2*[.G51]+2*[.H51]+[.I51])*[.M$7]*0.1666666" office:value-type="float" office:value="0.51022956671498" calcext:value-type="float">
            <text:p>0,51023</text:p>
          </table:table-cell>
          <table:table-cell table:style-name="ce4" table:formula="of:=100*([.C52]-[.D52])/[.C52]" office:value-type="float" office:value="-0.402576531465241" calcext:value-type="float">
            <text:p>-0,40258</text:p>
          </table:table-cell>
          <table:table-cell table:formula="of:=(1-[.D52]-[.M$6]*[.D52]^2)/[.M$2]" office:value-type="float" office:value="0.698277399992438" calcext:value-type="float">
            <text:p>0,69828</text:p>
          </table:table-cell>
          <table:table-cell table:formula="of:=(1-([.D52]+[.F52]*0.5*[.M$7])-[.M$6]*([.D52]+[.F52]*0.5*[.M$7])^2)/[.M$2]" office:value-type="float" office:value="0.693270552452122" calcext:value-type="float">
            <text:p>0,69327</text:p>
          </table:table-cell>
          <table:table-cell table:formula="of:=(1-([.D52]+[.G52]*0.5*[.M$7])-[.M$6]*([.D52]+[.G52]*0.5*[.M$7])^2)/[.M$2]" office:value-type="float" office:value="0.693306453437758" calcext:value-type="float">
            <text:p>0,69331</text:p>
          </table:table-cell>
          <table:table-cell table:formula="of:=(1-([.D52]+[.H52]*[.M$7])-[.M$6]*([.D52]+[.H52]*[.M$7])^2)/[.M$2]" office:value-type="float" office:value="0.688334863283985" calcext:value-type="float">
            <text:p>0,6883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M$7]" office:value-type="float" office:value="0.51" calcext:value-type="float">
            <text:p>0,51000</text:p>
          </table:table-cell>
          <table:table-cell table:formula="of:=[.M$3]+(([.M$4]/[.M$5])+((-1/[.M$3])-([.M$4]/[.M$5]))*EXP(-[.M$5]*[.B53]))^-1" office:value-type="float" office:value="0.515020507222219" calcext:value-type="float">
            <text:p>0,51502</text:p>
          </table:table-cell>
          <table:table-cell table:formula="of:=[.D52]+([.F52]+2*[.G52]+2*[.H52]+[.I52])*[.M$7]*0.1666666" office:value-type="float" office:value="0.517162507733563" calcext:value-type="float">
            <text:p>0,51716</text:p>
          </table:table-cell>
          <table:table-cell table:style-name="ce4" table:formula="of:=100*([.C53]-[.D53])/[.C53]" office:value-type="float" office:value="-0.4159058680783" calcext:value-type="float">
            <text:p>-0,41591</text:p>
          </table:table-cell>
          <table:table-cell table:formula="of:=(1-[.D53]-[.M$6]*[.D53]^2)/[.M$2]" office:value-type="float" office:value="0.688335040419524" calcext:value-type="float">
            <text:p>0,68834</text:p>
          </table:table-cell>
          <table:table-cell table:formula="of:=(1-([.D53]+[.F53]*0.5*[.M$7])-[.M$6]*([.D53]+[.F53]*0.5*[.M$7])^2)/[.M$2]" office:value-type="float" office:value="0.683399227688573" calcext:value-type="float">
            <text:p>0,68340</text:p>
          </table:table-cell>
          <table:table-cell table:formula="of:=(1-([.D53]+[.G53]*0.5*[.M$7])-[.M$6]*([.D53]+[.G53]*0.5*[.M$7])^2)/[.M$2]" office:value-type="float" office:value="0.683434621147929" calcext:value-type="float">
            <text:p>0,68343</text:p>
          </table:table-cell>
          <table:table-cell table:formula="of:=(1-([.D53]+[.H53]*[.M$7])-[.M$6]*([.D53]+[.H53]*[.M$7])^2)/[.M$2]" office:value-type="float" office:value="0.678533569169881" calcext:value-type="float">
            <text:p>0,6785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M$7]" office:value-type="float" office:value="0.52" calcext:value-type="float">
            <text:p>0,52000</text:p>
          </table:table-cell>
          <table:table-cell table:formula="of:=[.M$3]+(([.M$4]/[.M$5])+((-1/[.M$3])-([.M$4]/[.M$5]))*EXP(-[.M$5]*[.B54]))^-1" office:value-type="float" office:value="0.521756584463698" calcext:value-type="float">
            <text:p>0,52176</text:p>
          </table:table-cell>
          <table:table-cell table:formula="of:=[.D53]+([.F53]+2*[.G53]+2*[.H53]+[.I53])*[.M$7]*0.1666666" office:value-type="float" office:value="0.523996732178643" calcext:value-type="float">
            <text:p>0,52400</text:p>
          </table:table-cell>
          <table:table-cell table:style-name="ce4" table:formula="of:=100*([.C54]-[.D54])/[.C54]" office:value-type="float" office:value="-0.429347282171459" calcext:value-type="float">
            <text:p>-0,42935</text:p>
          </table:table-cell>
          <table:table-cell table:formula="of:=(1-[.D54]-[.M$6]*[.D54]^2)/[.M$2]" office:value-type="float" office:value="0.678533743805507" calcext:value-type="float">
            <text:p>0,67853</text:p>
          </table:table-cell>
          <table:table-cell table:formula="of:=(1-([.D54]+[.F54]*0.5*[.M$7])-[.M$6]*([.D54]+[.F54]*0.5*[.M$7])^2)/[.M$2]" office:value-type="float" office:value="0.673667965252368" calcext:value-type="float">
            <text:p>0,67367</text:p>
          </table:table-cell>
          <table:table-cell table:formula="of:=(1-([.D54]+[.G54]*0.5*[.M$7])-[.M$6]*([.D54]+[.G54]*0.5*[.M$7])^2)/[.M$2]" office:value-type="float" office:value="0.67370285828315" calcext:value-type="float">
            <text:p>0,67370</text:p>
          </table:table-cell>
          <table:table-cell table:formula="of:=(1-([.D54]+[.H54]*[.M$7])-[.M$6]*([.D54]+[.H54]*[.M$7])^2)/[.M$2]" office:value-type="float" office:value="0.668871350743543" calcext:value-type="float">
            <text:p>0,6688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[.M$7]" office:value-type="float" office:value="0.53" calcext:value-type="float">
            <text:p>0,53000</text:p>
          </table:table-cell>
          <table:table-cell table:formula="of:=[.M$3]+(([.M$4]/[.M$5])+((-1/[.M$3])-([.M$4]/[.M$5]))*EXP(-[.M$5]*[.B55]))^-1" office:value-type="float" office:value="0.528393405056082" calcext:value-type="float">
            <text:p>0,52839</text:p>
          </table:table-cell>
          <table:table-cell table:formula="of:=[.D54]+([.F54]+2*[.G54]+2*[.H54]+[.I54])*[.M$7]*0.1666666" office:value-type="float" office:value="0.530733640719912" calcext:value-type="float">
            <text:p>0,53073</text:p>
          </table:table-cell>
          <table:table-cell table:style-name="ce4" table:formula="of:=100*([.C55]-[.D55])/[.C55]" office:value-type="float" office:value="-0.442896455829528" calcext:value-type="float">
            <text:p>-0,44290</text:p>
          </table:table-cell>
          <table:table-cell table:formula="of:=(1-[.D55]-[.M$6]*[.D55]^2)/[.M$2]" office:value-type="float" office:value="0.668871522914098" calcext:value-type="float">
            <text:p>0,66887</text:p>
          </table:table-cell>
          <table:table-cell table:formula="of:=(1-([.D55]+[.F55]*0.5*[.M$7])-[.M$6]*([.D55]+[.F55]*0.5*[.M$7])^2)/[.M$2]" office:value-type="float" office:value="0.664074791799106" calcext:value-type="float">
            <text:p>0,66407</text:p>
          </table:table-cell>
          <table:table-cell table:formula="of:=(1-([.D55]+[.G55]*0.5*[.M$7])-[.M$6]*([.D55]+[.G55]*0.5*[.M$7])^2)/[.M$2]" office:value-type="float" office:value="0.664109191401947" calcext:value-type="float">
            <text:p>0,66411</text:p>
          </table:table-cell>
          <table:table-cell table:formula="of:=(1-([.D55]+[.H55]*[.M$7])-[.M$6]*([.D55]+[.H55]*[.M$7])^2)/[.M$2]" office:value-type="float" office:value="0.659346248362562" calcext:value-type="float">
            <text:p>0,6593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M$7]" office:value-type="float" office:value="0.54" calcext:value-type="float">
            <text:p>0,54000</text:p>
          </table:table-cell>
          <table:table-cell table:formula="of:=[.M$3]+(([.M$4]/[.M$5])+((-1/[.M$3])-([.M$4]/[.M$5]))*EXP(-[.M$5]*[.B56]))^-1" office:value-type="float" office:value="0.534932385054499" calcext:value-type="float">
            <text:p>0,53493</text:p>
          </table:table-cell>
          <table:table-cell table:formula="of:=[.D55]+([.F55]+2*[.G55]+2*[.H55]+[.I55])*[.M$7]*0.1666666" office:value-type="float" office:value="0.537374614292986" calcext:value-type="float">
            <text:p>0,53737</text:p>
          </table:table-cell>
          <table:table-cell table:style-name="ce4" table:formula="of:=100*([.C56]-[.D56])/[.C56]" office:value-type="float" office:value="-0.456549146531521" calcext:value-type="float">
            <text:p>-0,45655</text:p>
          </table:table-cell>
          <table:table-cell table:formula="of:=(1-[.D56]-[.M$6]*[.D56]^2)/[.M$2]" office:value-type="float" office:value="0.659346418102413" calcext:value-type="float">
            <text:p>0,65935</text:p>
          </table:table-cell>
          <table:table-cell table:formula="of:=(1-([.D56]+[.F56]*0.5*[.M$7])-[.M$6]*([.D56]+[.F56]*0.5*[.M$7])^2)/[.M$2]" office:value-type="float" office:value="0.654617761390716" calcext:value-type="float">
            <text:p>0,65462</text:p>
          </table:table-cell>
          <table:table-cell table:formula="of:=(1-([.D56]+[.G56]*0.5*[.M$7])-[.M$6]*([.D56]+[.G56]*0.5*[.M$7])^2)/[.M$2]" office:value-type="float" office:value="0.65465167447044" calcext:value-type="float">
            <text:p>0,65465</text:p>
          </table:table-cell>
          <table:table-cell table:formula="of:=(1-([.D56]+[.H56]*[.M$7])-[.M$6]*([.D56]+[.H56]*[.M$7])^2)/[.M$2]" office:value-type="float" office:value="0.649956329606214" calcext:value-type="float">
            <text:p>0,6499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M$7]" office:value-type="float" office:value="0.55" calcext:value-type="float">
            <text:p>0,55000</text:p>
          </table:table-cell>
          <table:table-cell table:formula="of:=[.M$3]+(([.M$4]/[.M$5])+((-1/[.M$3])-([.M$4]/[.M$5]))*EXP(-[.M$5]*[.B57]))^-1" office:value-type="float" office:value="0.541374921695108" calcext:value-type="float">
            <text:p>0,54137</text:p>
          </table:table-cell>
          <table:table-cell table:formula="of:=[.D56]+([.F56]+2*[.G56]+2*[.H56]+[.I56])*[.M$7]*0.1666666" office:value-type="float" office:value="0.543921014373477" calcext:value-type="float">
            <text:p>0,54392</text:p>
          </table:table-cell>
          <table:table-cell table:style-name="ce4" table:formula="of:=100*([.C57]-[.D57])/[.C57]" office:value-type="float" office:value="-0.470301186171873" calcext:value-type="float">
            <text:p>-0,47030</text:p>
          </table:table-cell>
          <table:table-cell table:formula="of:=(1-[.D57]-[.M$6]*[.D57]^2)/[.M$2]" office:value-type="float" office:value="0.649956496949263" calcext:value-type="float">
            <text:p>0,64996</text:p>
          </table:table-cell>
          <table:table-cell table:formula="of:=(1-([.D57]+[.F57]*0.5*[.M$7])-[.M$6]*([.D57]+[.F57]*0.5*[.M$7])^2)/[.M$2]" office:value-type="float" office:value="0.645294955126104" calcext:value-type="float">
            <text:p>0,64529</text:p>
          </table:table-cell>
          <table:table-cell table:formula="of:=(1-([.D57]+[.G57]*0.5*[.M$7])-[.M$6]*([.D57]+[.G57]*0.5*[.M$7])^2)/[.M$2]" office:value-type="float" office:value="0.645328388492978" calcext:value-type="float">
            <text:p>0,64533</text:p>
          </table:table-cell>
          <table:table-cell table:formula="of:=(1-([.D57]+[.H57]*[.M$7])-[.M$6]*([.D57]+[.H57]*[.M$7])^2)/[.M$2]" office:value-type="float" office:value="0.640699688908437" calcext:value-type="float">
            <text:p>0,6407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M$7]" office:value-type="float" office:value="0.56" calcext:value-type="float">
            <text:p>0,56000</text:p>
          </table:table-cell>
          <table:table-cell table:formula="of:=[.M$3]+(([.M$4]/[.M$5])+((-1/[.M$3])-([.M$4]/[.M$5]))*EXP(-[.M$5]*[.B58]))^-1" office:value-type="float" office:value="0.547722393603612" calcext:value-type="float">
            <text:p>0,54772</text:p>
          </table:table-cell>
          <table:table-cell table:formula="of:=[.D57]+([.F57]+2*[.G57]+2*[.H57]+[.I57])*[.M$7]*0.1666666" office:value-type="float" office:value="0.550374183247368" calcext:value-type="float">
            <text:p>0,55037</text:p>
          </table:table-cell>
          <table:table-cell table:style-name="ce4" table:formula="of:=100*([.C58]-[.D58])/[.C58]" office:value-type="float" office:value="-0.484148480092171" calcext:value-type="float">
            <text:p>-0,48415</text:p>
          </table:table-cell>
          <table:table-cell table:formula="of:=(1-[.D58]-[.M$6]*[.D58]^2)/[.M$2]" office:value-type="float" office:value="0.640699853888125" calcext:value-type="float">
            <text:p>0,64070</text:p>
          </table:table-cell>
          <table:table-cell table:formula="of:=(1-([.D58]+[.F58]*0.5*[.M$7])-[.M$6]*([.D58]+[.F58]*0.5*[.M$7])^2)/[.M$2]" office:value-type="float" office:value="0.636104480776449" calcext:value-type="float">
            <text:p>0,63610</text:p>
          </table:table-cell>
          <table:table-cell table:formula="of:=(1-([.D58]+[.G58]*0.5*[.M$7])-[.M$6]*([.D58]+[.G58]*0.5*[.M$7])^2)/[.M$2]" office:value-type="float" office:value="0.636137441147418" calcext:value-type="float">
            <text:p>0,63614</text:p>
          </table:table-cell>
          <table:table-cell table:formula="of:=(1-([.D58]+[.H58]*[.M$7])-[.M$6]*([.D58]+[.H58]*[.M$7])^2)/[.M$2]" office:value-type="float" office:value="0.631574447195431" calcext:value-type="float">
            <text:p>0,631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M$7]" office:value-type="float" office:value="0.57" calcext:value-type="float">
            <text:p>0,57000</text:p>
          </table:table-cell>
          <table:table-cell table:formula="of:=[.M$3]+(([.M$4]/[.M$5])+((-1/[.M$3])-([.M$4]/[.M$5]))*EXP(-[.M$5]*[.B59]))^-1" office:value-type="float" office:value="0.553976161002769" calcext:value-type="float">
            <text:p>0,55398</text:p>
          </table:table-cell>
          <table:table-cell table:formula="of:=[.D58]+([.F58]+2*[.G58]+2*[.H58]+[.I58])*[.M$7]*0.1666666" office:value-type="float" office:value="0.556735444277748" calcext:value-type="float">
            <text:p>0,55674</text:p>
          </table:table-cell>
          <table:table-cell table:style-name="ce4" table:formula="of:=100*([.C59]-[.D59])/[.C59]" office:value-type="float" office:value="-0.498087006123852" calcext:value-type="float">
            <text:p>-0,49809</text:p>
          </table:table-cell>
          <table:table-cell table:formula="of:=(1-[.D59]-[.M$6]*[.D59]^2)/[.M$2]" office:value-type="float" office:value="0.631574609844743" calcext:value-type="float">
            <text:p>0,63157</text:p>
          </table:table-cell>
          <table:table-cell table:formula="of:=(1-([.D59]+[.F59]*0.5*[.M$7])-[.M$6]*([.D59]+[.F59]*0.5*[.M$7])^2)/[.M$2]" office:value-type="float" office:value="0.627044472425108" calcext:value-type="float">
            <text:p>0,62704</text:p>
          </table:table-cell>
          <table:table-cell table:formula="of:=(1-([.D59]+[.G59]*0.5*[.M$7])-[.M$6]*([.D59]+[.G59]*0.5*[.M$7])^2)/[.M$2]" office:value-type="float" office:value="0.627076966425018" calcext:value-type="float">
            <text:p>0,62708</text:p>
          </table:table-cell>
          <table:table-cell table:formula="of:=(1-([.D59]+[.H59]*[.M$7])-[.M$6]*([.D59]+[.H59]*[.M$7])^2)/[.M$2]" office:value-type="float" office:value="0.622578751527839" calcext:value-type="float">
            <text:p>0,622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M$7]" office:value-type="float" office:value="0.58" calcext:value-type="float">
            <text:p>0,58000</text:p>
          </table:table-cell>
          <table:table-cell table:formula="of:=[.M$3]+(([.M$4]/[.M$5])+((-1/[.M$3])-([.M$4]/[.M$5]))*EXP(-[.M$5]*[.B60]))^-1" office:value-type="float" office:value="0.560137565918847" calcext:value-type="float">
            <text:p>0,56014</text:p>
          </table:table-cell>
          <table:table-cell table:formula="of:=[.D59]+([.F59]+2*[.G59]+2*[.H59]+[.I59])*[.M$7]*0.1666666" office:value-type="float" office:value="0.563006102167938" calcext:value-type="float">
            <text:p>0,56301</text:p>
          </table:table-cell>
          <table:table-cell table:style-name="ce4" table:formula="of:=100*([.C60]-[.D60])/[.C60]" office:value-type="float" office:value="-0.512112813641815" calcext:value-type="float">
            <text:p>-0,51211</text:p>
          </table:table-cell>
          <table:table-cell table:formula="of:=(1-[.D60]-[.M$6]*[.D60]^2)/[.M$2]" office:value-type="float" office:value="0.622578911879311" calcext:value-type="float">
            <text:p>0,62258</text:p>
          </table:table-cell>
          <table:table-cell table:formula="of:=(1-([.D60]+[.F60]*0.5*[.M$7])-[.M$6]*([.D60]+[.F60]*0.5*[.M$7])^2)/[.M$2]" office:value-type="float" office:value="0.618113090112081" calcext:value-type="float">
            <text:p>0,61811</text:p>
          </table:table-cell>
          <table:table-cell table:formula="of:=(1-([.D60]+[.G60]*0.5*[.M$7])-[.M$6]*([.D60]+[.G60]*0.5*[.M$7])^2)/[.M$2]" office:value-type="float" office:value="0.618145124274883" calcext:value-type="float">
            <text:p>0,61815</text:p>
          </table:table-cell>
          <table:table-cell table:formula="of:=(1-([.D60]+[.H60]*[.M$7])-[.M$6]*([.D60]+[.H60]*[.M$7])^2)/[.M$2]" office:value-type="float" office:value="0.613710774747459" calcext:value-type="float">
            <text:p>0,6137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M$7]" office:value-type="float" office:value="0.59" calcext:value-type="float">
            <text:p>0,59000</text:p>
          </table:table-cell>
          <table:table-cell table:formula="of:=[.M$3]+(([.M$4]/[.M$5])+((-1/[.M$3])-([.M$4]/[.M$5]))*EXP(-[.M$5]*[.B61]))^-1" office:value-type="float" office:value="0.566207932386981" calcext:value-type="float">
            <text:p>0,56621</text:p>
          </table:table-cell>
          <table:table-cell table:formula="of:=[.D60]+([.F60]+2*[.G60]+2*[.H60]+[.I60])*[.M$7]*0.1666666" office:value-type="float" office:value="0.569187443221069" calcext:value-type="float">
            <text:p>0,56919</text:p>
          </table:table-cell>
          <table:table-cell table:style-name="ce4" table:formula="of:=100*([.C61]-[.D61])/[.C61]" office:value-type="float" office:value="-0.526222022628143" calcext:value-type="float">
            <text:p>-0,52622</text:p>
          </table:table-cell>
          <table:table-cell table:formula="of:=(1-[.D61]-[.M$6]*[.D61]^2)/[.M$2]" office:value-type="float" office:value="0.613710932833185" calcext:value-type="float">
            <text:p>0,61371</text:p>
          </table:table-cell>
          <table:table-cell table:formula="of:=(1-([.D61]+[.F61]*0.5*[.M$7])-[.M$6]*([.D61]+[.F61]*0.5*[.M$7])^2)/[.M$2]" office:value-type="float" office:value="0.609308519482974" calcext:value-type="float">
            <text:p>0,60931</text:p>
          </table:table-cell>
          <table:table-cell table:formula="of:=(1-([.D61]+[.G61]*0.5*[.M$7])-[.M$6]*([.D61]+[.G61]*0.5*[.M$7])^2)/[.M$2]" office:value-type="float" office:value="0.609340100252921" calcext:value-type="float">
            <text:p>0,60934</text:p>
          </table:table-cell>
          <table:table-cell table:formula="of:=(1-([.D61]+[.H61]*[.M$7])-[.M$6]*([.D61]+[.H61]*[.M$7])^2)/[.M$2]" office:value-type="float" office:value="0.604968715128446" calcext:value-type="float">
            <text:p>0,6049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M$7]" office:value-type="float" office:value="0.6" calcext:value-type="float">
            <text:p>0,60000</text:p>
          </table:table-cell>
          <table:table-cell table:formula="of:=[.M$3]+(([.M$4]/[.M$5])+((-1/[.M$3])-([.M$4]/[.M$5]))*EXP(-[.M$5]*[.B62]))^-1" office:value-type="float" office:value="0.572188566655416" calcext:value-type="float">
            <text:p>0,57219</text:p>
          </table:table-cell>
          <table:table-cell table:formula="of:=[.D61]+([.F61]+2*[.G61]+2*[.H61]+[.I61])*[.M$7]*0.1666666" office:value-type="float" office:value="0.57528073559614" calcext:value-type="float">
            <text:p>0,57528</text:p>
          </table:table-cell>
          <table:table-cell table:style-name="ce4" table:formula="of:=100*([.C62]-[.D62])/[.C62]" office:value-type="float" office:value="-0.540410822746541" calcext:value-type="float">
            <text:p>-0,54041</text:p>
          </table:table-cell>
          <table:table-cell table:formula="of:=(1-[.D62]-[.M$6]*[.D62]^2)/[.M$2]" office:value-type="float" office:value="0.604968870980079" calcext:value-type="float">
            <text:p>0,60497</text:p>
          </table:table-cell>
          <table:table-cell table:formula="of:=(1-([.D62]+[.F62]*0.5*[.M$7])-[.M$6]*([.D62]+[.F62]*0.5*[.M$7])^2)/[.M$2]" office:value-type="float" office:value="0.600628971442429" calcext:value-type="float">
            <text:p>0,60063</text:p>
          </table:table-cell>
          <table:table-cell table:formula="of:=(1-([.D62]+[.G62]*0.5*[.M$7])-[.M$6]*([.D62]+[.G62]*0.5*[.M$7])^2)/[.M$2]" office:value-type="float" office:value="0.600660105175253" calcext:value-type="float">
            <text:p>0,60066</text:p>
          </table:table-cell>
          <table:table-cell table:formula="of:=(1-([.D62]+[.H62]*[.M$7])-[.M$6]*([.D62]+[.H62]*[.M$7])^2)/[.M$2]" office:value-type="float" office:value="0.596350796032937" calcext:value-type="float">
            <text:p>0,5963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[.M$7]" office:value-type="float" office:value="0.61" calcext:value-type="float">
            <text:p>0,61000</text:p>
          </table:table-cell>
          <table:table-cell table:formula="of:=[.M$3]+(([.M$4]/[.M$5])+((-1/[.M$3])-([.M$4]/[.M$5]))*EXP(-[.M$5]*[.B63]))^-1" office:value-type="float" office:value="0.578080757388567" calcext:value-type="float">
            <text:p>0,57808</text:p>
          </table:table-cell>
          <table:table-cell table:formula="of:=[.D62]+([.F62]+2*[.G62]+2*[.H62]+[.I62])*[.M$7]*0.1666666" office:value-type="float" office:value="0.581287229560622" calcext:value-type="float">
            <text:p>0,58129</text:p>
          </table:table-cell>
          <table:table-cell table:style-name="ce4" table:formula="of:=100*([.C63]-[.D63])/[.C63]" office:value-type="float" office:value="-0.554675472427115" calcext:value-type="float">
            <text:p>-0,55468</text:p>
          </table:table-cell>
          <table:table-cell table:formula="of:=(1-[.D63]-[.M$6]*[.D63]^2)/[.M$2]" office:value-type="float" office:value="0.596350949681699" calcext:value-type="float">
            <text:p>0,59635</text:p>
          </table:table-cell>
          <table:table-cell table:formula="of:=(1-([.D63]+[.F63]*0.5*[.M$7])-[.M$6]*([.D63]+[.F63]*0.5*[.M$7])^2)/[.M$2]" office:value-type="float" office:value="0.592072681811963" calcext:value-type="float">
            <text:p>0,59207</text:p>
          </table:table-cell>
          <table:table-cell table:formula="of:=(1-([.D63]+[.G63]*0.5*[.M$7])-[.M$6]*([.D63]+[.G63]*0.5*[.M$7])^2)/[.M$2]" office:value-type="float" office:value="0.592103374776039" calcext:value-type="float">
            <text:p>0,59210</text:p>
          </table:table-cell>
          <table:table-cell table:formula="of:=(1-([.D63]+[.H63]*[.M$7])-[.M$6]*([.D63]+[.H63]*[.M$7])^2)/[.M$2]" office:value-type="float" office:value="0.587855265571074" calcext:value-type="float">
            <text:p>0,5878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[.M$7]" office:value-type="float" office:value="0.62" calcext:value-type="float">
            <text:p>0,62000</text:p>
          </table:table-cell>
          <table:table-cell table:formula="of:=[.M$3]+(([.M$4]/[.M$5])+((-1/[.M$3])-([.M$4]/[.M$5]))*EXP(-[.M$5]*[.B64]))^-1" office:value-type="float" office:value="0.583885775868892" calcext:value-type="float">
            <text:p>0,58389</text:p>
          </table:table-cell>
          <table:table-cell table:formula="of:=[.D63]+([.F63]+2*[.G63]+2*[.H63]+[.I63])*[.M$7]*0.1666666" office:value-type="float" office:value="0.587208157739631" calcext:value-type="float">
            <text:p>0,58721</text:p>
          </table:table-cell>
          <table:table-cell table:style-name="ce4" table:formula="of:=100*([.C64]-[.D64])/[.C64]" office:value-type="float" office:value="-0.569012297960976" calcext:value-type="float">
            <text:p>-0,56901</text:p>
          </table:table-cell>
          <table:table-cell table:formula="of:=(1-[.D64]-[.M$6]*[.D64]^2)/[.M$2]" office:value-type="float" office:value="0.587855417047763" calcext:value-type="float">
            <text:p>0,58786</text:p>
          </table:table-cell>
          <table:table-cell table:formula="of:=(1-([.D64]+[.F64]*0.5*[.M$7])-[.M$6]*([.D64]+[.F64]*0.5*[.M$7])^2)/[.M$2]" office:value-type="float" office:value="0.583637910992166" calcext:value-type="float">
            <text:p>0,58364</text:p>
          </table:table-cell>
          <table:table-cell table:formula="of:=(1-([.D64]+[.G64]*0.5*[.M$7])-[.M$6]*([.D64]+[.G64]*0.5*[.M$7])^2)/[.M$2]" office:value-type="float" office:value="0.583668169369666" calcext:value-type="float">
            <text:p>0,58367</text:p>
          </table:table-cell>
          <table:table-cell table:formula="of:=(1-([.D64]+[.H64]*[.M$7])-[.M$6]*([.D64]+[.H64]*[.M$7])^2)/[.M$2]" office:value-type="float" office:value="0.579480396265361" calcext:value-type="float">
            <text:p>0,5794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[.M$7]" office:value-type="float" office:value="0.63" calcext:value-type="float">
            <text:p>0,63000</text:p>
          </table:table-cell>
          <table:table-cell table:formula="of:=[.M$3]+(([.M$4]/[.M$5])+((-1/[.M$3])-([.M$4]/[.M$5]))*EXP(-[.M$5]*[.B65]))^-1" office:value-type="float" office:value="0.589604876197527" calcext:value-type="float">
            <text:p>0,58960</text:p>
          </table:table-cell>
          <table:table-cell table:formula="of:=[.D64]+([.F64]+2*[.G64]+2*[.H64]+[.I64])*[.M$7]*0.1666666" office:value-type="float" office:value="0.593044735361727" calcext:value-type="float">
            <text:p>0,59304</text:p>
          </table:table-cell>
          <table:table-cell table:style-name="ce4" table:formula="of:=100*([.C65]-[.D65])/[.C65]" office:value-type="float" office:value="-0.583417692605343" calcext:value-type="float">
            <text:p>-0,58342</text:p>
          </table:table-cell>
          <table:table-cell table:formula="of:=(1-[.D65]-[.M$6]*[.D65]^2)/[.M$2]" office:value-type="float" office:value="0.579480545600353" calcext:value-type="float">
            <text:p>0,57948</text:p>
          </table:table-cell>
          <table:table-cell table:formula="of:=(1-([.D65]+[.F65]*0.5*[.M$7])-[.M$6]*([.D65]+[.F65]*0.5*[.M$7])^2)/[.M$2]" office:value-type="float" office:value="0.575322943629222" calcext:value-type="float">
            <text:p>0,57532</text:p>
          </table:table-cell>
          <table:table-cell table:formula="of:=(1-([.D65]+[.G65]*0.5*[.M$7])-[.M$6]*([.D65]+[.G65]*0.5*[.M$7])^2)/[.M$2]" office:value-type="float" office:value="0.575352773517247" calcext:value-type="float">
            <text:p>0,57535</text:p>
          </table:table-cell>
          <table:table-cell table:formula="of:=(1-([.D65]+[.H65]*[.M$7])-[.M$6]*([.D65]+[.H65]*[.M$7])^2)/[.M$2]" office:value-type="float" office:value="0.571224484719316" calcext:value-type="float">
            <text:p>0,5712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[.M$7]" office:value-type="float" office:value="0.64" calcext:value-type="float">
            <text:p>0,64000</text:p>
          </table:table-cell>
          <table:table-cell table:formula="of:=[.M$3]+(([.M$4]/[.M$5])+((-1/[.M$3])-([.M$4]/[.M$5]))*EXP(-[.M$5]*[.B66]))^-1" office:value-type="float" office:value="0.595239295493655" calcext:value-type="float">
            <text:p>0,59524</text:p>
          </table:table-cell>
          <table:table-cell table:formula="of:=[.D65]+([.F65]+2*[.G65]+2*[.H65]+[.I65])*[.M$7]*0.1666666" office:value-type="float" office:value="0.598798160501377" calcext:value-type="float">
            <text:p>0,59880</text:p>
          </table:table-cell>
          <table:table-cell table:style-name="ce4" table:formula="of:=100*([.C66]-[.D66])/[.C66]" office:value-type="float" office:value="-0.59788811569815" calcext:value-type="float">
            <text:p>-0,59789</text:p>
          </table:table-cell>
          <table:table-cell table:formula="of:=(1-[.D66]-[.M$6]*[.D66]^2)/[.M$2]" office:value-type="float" office:value="0.571224631942569" calcext:value-type="float">
            <text:p>0,57122</text:p>
          </table:table-cell>
          <table:table-cell table:formula="of:=(1-([.D66]+[.F66]*0.5*[.M$7])-[.M$6]*([.D66]+[.F66]*0.5*[.M$7])^2)/[.M$2]" office:value-type="float" office:value="0.567126088285687" calcext:value-type="float">
            <text:p>0,56713</text:p>
          </table:table-cell>
          <table:table-cell table:formula="of:=(1-([.D66]+[.G66]*0.5*[.M$7])-[.M$6]*([.D66]+[.G66]*0.5*[.M$7])^2)/[.M$2]" office:value-type="float" office:value="0.567155495697398" calcext:value-type="float">
            <text:p>0,56716</text:p>
          </table:table-cell>
          <table:table-cell table:formula="of:=(1-([.D66]+[.H66]*[.M$7])-[.M$6]*([.D66]+[.H66]*[.M$7])^2)/[.M$2]" office:value-type="float" office:value="0.563085851290358" calcext:value-type="float">
            <text:p>0,5630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[.M$7]" office:value-type="float" office:value="0.65" calcext:value-type="float">
            <text:p>0,65000</text:p>
          </table:table-cell>
          <table:table-cell table:formula="of:=[.M$3]+(([.M$4]/[.M$5])+((-1/[.M$3])-([.M$4]/[.M$5]))*EXP(-[.M$5]*[.B67]))^-1" office:value-type="float" office:value="0.600790254092591" calcext:value-type="float">
            <text:p>0,60079</text:p>
          </table:table-cell>
          <table:table-cell table:formula="of:=[.D66]+([.F66]+2*[.G66]+2*[.H66]+[.I66])*[.M$7]*0.1666666" office:value-type="float" office:value="0.604469614318126" calcext:value-type="float">
            <text:p>0,60447</text:p>
          </table:table-cell>
          <table:table-cell table:style-name="ce4" table:formula="of:=100*([.C67]-[.D67])/[.C67]" office:value-type="float" office:value="-0.61242009178276" calcext:value-type="float">
            <text:p>-0,61242</text:p>
          </table:table-cell>
          <table:table-cell table:formula="of:=(1-[.D67]-[.M$6]*[.D67]^2)/[.M$2]" office:value-type="float" office:value="0.563085996431424" calcext:value-type="float">
            <text:p>0,56309</text:p>
          </table:table-cell>
          <table:table-cell table:formula="of:=(1-([.D67]+[.F67]*0.5*[.M$7])-[.M$6]*([.D67]+[.F67]*0.5*[.M$7])^2)/[.M$2]" office:value-type="float" office:value="0.559045677115502" calcext:value-type="float">
            <text:p>0,55905</text:p>
          </table:table-cell>
          <table:table-cell table:formula="of:=(1-([.D67]+[.G67]*0.5*[.M$7])-[.M$6]*([.D67]+[.G67]*0.5*[.M$7])^2)/[.M$2]" office:value-type="float" office:value="0.559074667981223" calcext:value-type="float">
            <text:p>0,55907</text:p>
          </table:table-cell>
          <table:table-cell table:formula="of:=(1-([.D67]+[.H67]*[.M$7])-[.M$6]*([.D67]+[.H67]*[.M$7])^2)/[.M$2]" office:value-type="float" office:value="0.555062839766904" calcext:value-type="float">
            <text:p>0,555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[.M$7]" office:value-type="float" office:value="0.66" calcext:value-type="float">
            <text:p>0,66000</text:p>
          </table:table-cell>
          <table:table-cell table:formula="of:=[.M$3]+(([.M$4]/[.M$5])+((-1/[.M$3])-([.M$4]/[.M$5]))*EXP(-[.M$5]*[.B68]))^-1" office:value-type="float" office:value="0.606258955742537" calcext:value-type="float">
            <text:p>0,60626</text:p>
          </table:table-cell>
          <table:table-cell table:formula="of:=[.D67]+([.F67]+2*[.G67]+2*[.H67]+[.I67])*[.M$7]*0.1666666" office:value-type="float" office:value="0.61006026129252" calcext:value-type="float">
            <text:p>0,61006</text:p>
          </table:table-cell>
          <table:table-cell table:style-name="ce4" table:formula="of:=100*([.C68]-[.D68])/[.C68]" office:value-type="float" office:value="-0.627010209742236" calcext:value-type="float">
            <text:p>-0,62701</text:p>
          </table:table-cell>
          <table:table-cell table:formula="of:=(1-[.D68]-[.M$6]*[.D68]^2)/[.M$2]" office:value-type="float" office:value="0.555062982854928" calcext:value-type="float">
            <text:p>0,55506</text:p>
          </table:table-cell>
          <table:table-cell table:formula="of:=(1-([.D68]+[.F68]*0.5*[.M$7])-[.M$6]*([.D68]+[.F68]*0.5*[.M$7])^2)/[.M$2]" office:value-type="float" office:value="0.551080065543162" calcext:value-type="float">
            <text:p>0,55108</text:p>
          </table:table-cell>
          <table:table-cell table:formula="of:=(1-([.D68]+[.G68]*0.5*[.M$7])-[.M$6]*([.D68]+[.G68]*0.5*[.M$7])^2)/[.M$2]" office:value-type="float" office:value="0.551108645711483" calcext:value-type="float">
            <text:p>0,55111</text:p>
          </table:table-cell>
          <table:table-cell table:formula="of:=(1-([.D68]+[.H68]*[.M$7])-[.M$6]*([.D68]+[.H68]*[.M$7])^2)/[.M$2]" office:value-type="float" office:value="0.54715381704961" calcext:value-type="float">
            <text:p>0,5471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[.M$7]" office:value-type="float" office:value="0.67" calcext:value-type="float">
            <text:p>0,67000</text:p>
          </table:table-cell>
          <table:table-cell table:formula="of:=[.M$3]+(([.M$4]/[.M$5])+((-1/[.M$3])-([.M$4]/[.M$5]))*EXP(-[.M$5]*[.B69]))^-1" office:value-type="float" office:value="0.611646587800003" calcext:value-type="float">
            <text:p>0,61165</text:p>
          </table:table-cell>
          <table:table-cell table:formula="of:=[.D68]+([.F68]+2*[.G68]+2*[.H68]+[.I68])*[.M$7]*0.1666666" office:value-type="float" office:value="0.615571249458813" calcext:value-type="float">
            <text:p>0,61557</text:p>
          </table:table-cell>
          <table:table-cell table:style-name="ce4" table:formula="of:=100*([.C69]-[.D69])/[.C69]" office:value-type="float" office:value="-0.641655121943277" calcext:value-type="float">
            <text:p>-0,64166</text:p>
          </table:table-cell>
          <table:table-cell table:formula="of:=(1-[.D69]-[.M$6]*[.D69]^2)/[.M$2]" office:value-type="float" office:value="0.547153958113337" calcext:value-type="float">
            <text:p>0,54715</text:p>
          </table:table-cell>
          <table:table-cell table:formula="of:=(1-([.D69]+[.F69]*0.5*[.M$7])-[.M$6]*([.D69]+[.F69]*0.5*[.M$7])^2)/[.M$2]" office:value-type="float" office:value="0.54322763194703" calcext:value-type="float">
            <text:p>0,54323</text:p>
          </table:table-cell>
          <table:table-cell table:formula="of:=(1-([.D69]+[.G69]*0.5*[.M$7])-[.M$6]*([.D69]+[.G69]*0.5*[.M$7])^2)/[.M$2]" office:value-type="float" office:value="0.543255807185887" calcext:value-type="float">
            <text:p>0,54326</text:p>
          </table:table-cell>
          <table:table-cell table:formula="of:=(1-([.D69]+[.H69]*[.M$7])-[.M$6]*([.D69]+[.H69]*[.M$7])^2)/[.M$2]" office:value-type="float" office:value="0.539357172836714" calcext:value-type="float">
            <text:p>0,5393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[.M$7]" office:value-type="float" office:value="0.68" calcext:value-type="float">
            <text:p>0,68000</text:p>
          </table:table-cell>
          <table:table-cell table:formula="of:=[.M$3]+(([.M$4]/[.M$5])+((-1/[.M$3])-([.M$4]/[.M$5]))*EXP(-[.M$5]*[.B70]))^-1" office:value-type="float" office:value="0.616954321423848" calcext:value-type="float">
            <text:p>0,61695</text:p>
          </table:table-cell>
          <table:table-cell table:formula="of:=[.D69]+([.F69]+2*[.G69]+2*[.H69]+[.I69])*[.M$7]*0.1666666" office:value-type="float" office:value="0.621003710634521" calcext:value-type="float">
            <text:p>0,62100</text:p>
          </table:table-cell>
          <table:table-cell table:style-name="ce4" table:formula="of:=100*([.C70]-[.D70])/[.C70]" office:value-type="float" office:value="-0.656351543389377" calcext:value-type="float">
            <text:p>-0,65635</text:p>
          </table:table-cell>
          <table:table-cell table:formula="of:=(1-[.D70]-[.M$6]*[.D70]^2)/[.M$2]" office:value-type="float" office:value="0.539357311904496" calcext:value-type="float">
            <text:p>0,53936</text:p>
          </table:table-cell>
          <table:table-cell table:formula="of:=(1-([.D70]+[.F70]*0.5*[.M$7])-[.M$6]*([.D70]+[.F70]*0.5*[.M$7])^2)/[.M$2]" office:value-type="float" office:value="0.535486777346723" calcext:value-type="float">
            <text:p>0,53549</text:p>
          </table:table-cell>
          <table:table-cell table:formula="of:=(1-([.D70]+[.G70]*0.5*[.M$7])-[.M$6]*([.D70]+[.G70]*0.5*[.M$7])^2)/[.M$2]" office:value-type="float" office:value="0.535514553344468" calcext:value-type="float">
            <text:p>0,53551</text:p>
          </table:table-cell>
          <table:table-cell table:formula="of:=(1-([.D70]+[.H70]*[.M$7])-[.M$6]*([.D70]+[.H70]*[.M$7])^2)/[.M$2]" office:value-type="float" office:value="0.531671319313442" calcext:value-type="float">
            <text:p>0,5316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[.M$7]" office:value-type="float" office:value="0.69" calcext:value-type="float">
            <text:p>0,69000</text:p>
          </table:table-cell>
          <table:table-cell table:formula="of:=[.M$3]+(([.M$4]/[.M$5])+((-1/[.M$3])-([.M$4]/[.M$5]))*EXP(-[.M$5]*[.B71]))^-1" office:value-type="float" office:value="0.622183311767935" calcext:value-type="float">
            <text:p>0,62218</text:p>
          </table:table-cell>
          <table:table-cell table:formula="of:=[.D70]+([.F70]+2*[.G70]+2*[.H70]+[.I70])*[.M$7]*0.1666666" office:value-type="float" office:value="0.626358760646834" calcext:value-type="float">
            <text:p>0,62636</text:p>
          </table:table-cell>
          <table:table-cell table:style-name="ce4" table:formula="of:=100*([.C71]-[.D71])/[.C71]" office:value-type="float" office:value="-0.671096250883734" calcext:value-type="float">
            <text:p>-0,67110</text:p>
          </table:table-cell>
          <table:table-cell table:formula="of:=(1-[.D71]-[.M$6]*[.D71]^2)/[.M$2]" office:value-type="float" office:value="0.531671456413242" calcext:value-type="float">
            <text:p>0,53167</text:p>
          </table:table-cell>
          <table:table-cell table:formula="of:=(1-([.D71]+[.F71]*0.5*[.M$7])-[.M$6]*([.D71]+[.F71]*0.5*[.M$7])^2)/[.M$2]" office:value-type="float" office:value="0.527855925094531" calcext:value-type="float">
            <text:p>0,52786</text:p>
          </table:table-cell>
          <table:table-cell table:formula="of:=(1-([.D71]+[.G71]*0.5*[.M$7])-[.M$6]*([.D71]+[.G71]*0.5*[.M$7])^2)/[.M$2]" office:value-type="float" office:value="0.527883307460992" calcext:value-type="float">
            <text:p>0,52788</text:p>
          </table:table-cell>
          <table:table-cell table:formula="of:=(1-([.D71]+[.H71]*[.M$7])-[.M$6]*([.D71]+[.H71]*[.M$7])^2)/[.M$2]" office:value-type="float" office:value="0.524094690845425" calcext:value-type="float">
            <text:p>0,5240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[.M$7]" office:value-type="float" office:value="0.7" calcext:value-type="float">
            <text:p>0,70000</text:p>
          </table:table-cell>
          <table:table-cell table:formula="of:=[.M$3]+(([.M$4]/[.M$5])+((-1/[.M$3])-([.M$4]/[.M$5]))*EXP(-[.M$5]*[.B72]))^-1" office:value-type="float" office:value="0.627334698172372" calcext:value-type="float">
            <text:p>0,62733</text:p>
          </table:table-cell>
          <table:table-cell table:formula="of:=[.D71]+([.F71]+2*[.G71]+2*[.H71]+[.I71])*[.M$7]*0.1666666" office:value-type="float" office:value="0.631637499555954" calcext:value-type="float">
            <text:p>0,63164</text:p>
          </table:table-cell>
          <table:table-cell table:style-name="ce4" table:formula="of:=100*([.C72]-[.D72])/[.C72]" office:value-type="float" office:value="-0.685886082201021" calcext:value-type="float">
            <text:p>-0,68589</text:p>
          </table:table-cell>
          <table:table-cell table:formula="of:=(1-[.D72]-[.M$6]*[.D72]^2)/[.M$2]" office:value-type="float" office:value="0.524094826004823" calcext:value-type="float">
            <text:p>0,52409</text:p>
          </table:table-cell>
          <table:table-cell table:formula="of:=(1-([.D72]+[.F72]*0.5*[.M$7])-[.M$6]*([.D72]+[.F72]*0.5*[.M$7])^2)/[.M$2]" office:value-type="float" office:value="0.52033352057083" calcext:value-type="float">
            <text:p>0,52033</text:p>
          </table:table-cell>
          <table:table-cell table:formula="of:=(1-([.D72]+[.G72]*0.5*[.M$7])-[.M$6]*([.D72]+[.G72]*0.5*[.M$7])^2)/[.M$2]" office:value-type="float" office:value="0.520360514838355" calcext:value-type="float">
            <text:p>0,52036</text:p>
          </table:table-cell>
          <table:table-cell table:formula="of:=(1-([.D72]+[.H72]*[.M$7])-[.M$6]*([.D72]+[.H72]*[.M$7])^2)/[.M$2]" office:value-type="float" office:value="0.516625743676084" calcext:value-type="float">
            <text:p>0,5166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[.M$7]" office:value-type="float" office:value="0.71" calcext:value-type="float">
            <text:p>0,71000</text:p>
          </table:table-cell>
          <table:table-cell table:formula="of:=[.M$3]+(([.M$4]/[.M$5])+((-1/[.M$3])-([.M$4]/[.M$5]))*EXP(-[.M$5]*[.B73]))^-1" office:value-type="float" office:value="0.632409604353315" calcext:value-type="float">
            <text:p>0,63241</text:p>
          </table:table-cell>
          <table:table-cell table:formula="of:=[.D72]+([.F72]+2*[.G72]+2*[.H72]+[.I72])*[.M$7]*0.1666666" office:value-type="float" office:value="0.63684101187538" calcext:value-type="float">
            <text:p>0,63684</text:p>
          </table:table-cell>
          <table:table-cell table:style-name="ce4" table:formula="of:=100*([.C73]-[.D73])/[.C73]" office:value-type="float" office:value="-0.700717935268629" calcext:value-type="float">
            <text:p>-0,70072</text:p>
          </table:table-cell>
          <table:table-cell table:formula="of:=(1-[.D73]-[.M$6]*[.D73]^2)/[.M$2]" office:value-type="float" office:value="0.51662587692228" calcext:value-type="float">
            <text:p>0,51663</text:p>
          </table:table-cell>
          <table:table-cell table:formula="of:=(1-([.D73]+[.F73]*0.5*[.M$7])-[.M$6]*([.D73]+[.F73]*0.5*[.M$7])^2)/[.M$2]" office:value-type="float" office:value="0.512918030883444" calcext:value-type="float">
            <text:p>0,51292</text:p>
          </table:table-cell>
          <table:table-cell table:formula="of:=(1-([.D73]+[.G73]*0.5*[.M$7])-[.M$6]*([.D73]+[.G73]*0.5*[.M$7])^2)/[.M$2]" office:value-type="float" office:value="0.51294464250793" calcext:value-type="float">
            <text:p>0,51294</text:p>
          </table:table-cell>
          <table:table-cell table:formula="of:=(1-([.D73]+[.H73]*[.M$7])-[.M$6]*([.D73]+[.H73]*[.M$7])^2)/[.M$2]" office:value-type="float" office:value="0.50926295562793" calcext:value-type="float">
            <text:p>0,5092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[.M$7]" office:value-type="float" office:value="0.72" calcext:value-type="float">
            <text:p>0,72000</text:p>
          </table:table-cell>
          <table:table-cell table:formula="of:=[.M$3]+(([.M$4]/[.M$5])+((-1/[.M$3])-([.M$4]/[.M$5]))*EXP(-[.M$5]*[.B74]))^-1" office:value-type="float" office:value="0.637409138591329" calcext:value-type="float">
            <text:p>0,63741</text:p>
          </table:table-cell>
          <table:table-cell table:formula="of:=[.D73]+([.F73]+2*[.G73]+2*[.H73]+[.I73])*[.M$7]*0.1666666" office:value-type="float" office:value="0.641970366789192" calcext:value-type="float">
            <text:p>0,64197</text:p>
          </table:table-cell>
          <table:table-cell table:style-name="ce4" table:formula="of:=100*([.C74]-[.D74])/[.C74]" office:value-type="float" office:value="-0.715588767356507" calcext:value-type="float">
            <text:p>-0,71559</text:p>
          </table:table-cell>
          <table:table-cell table:formula="of:=(1-[.D74]-[.M$6]*[.D74]^2)/[.M$2]" office:value-type="float" office:value="0.50926308698775" calcext:value-type="float">
            <text:p>0,50926</text:p>
          </table:table-cell>
          <table:table-cell table:formula="of:=(1-([.D74]+[.F74]*0.5*[.M$7])-[.M$6]*([.D74]+[.F74]*0.5*[.M$7])^2)/[.M$2]" office:value-type="float" office:value="0.505607944570892" calcext:value-type="float">
            <text:p>0,50561</text:p>
          </table:table-cell>
          <table:table-cell table:formula="of:=(1-([.D74]+[.G74]*0.5*[.M$7])-[.M$6]*([.D74]+[.G74]*0.5*[.M$7])^2)/[.M$2]" office:value-type="float" office:value="0.505634178932809" calcext:value-type="float">
            <text:p>0,50563</text:p>
          </table:table-cell>
          <table:table-cell table:formula="of:=(1-([.D74]+[.H74]*[.M$7])-[.M$6]*([.D74]+[.H74]*[.M$7])^2)/[.M$2]" office:value-type="float" office:value="0.502004825807753" calcext:value-type="float">
            <text:p>0,502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[.M$7]" office:value-type="float" office:value="0.73" calcext:value-type="float">
            <text:p>0,73000</text:p>
          </table:table-cell>
          <table:table-cell table:formula="of:=[.M$3]+(([.M$4]/[.M$5])+((-1/[.M$3])-([.M$4]/[.M$5]))*EXP(-[.M$5]*[.B75]))^-1" office:value-type="float" office:value="0.642334393918267" calcext:value-type="float">
            <text:p>0,64233</text:p>
          </table:table-cell>
          <table:table-cell table:formula="of:=[.D74]+([.F74]+2*[.G74]+2*[.H74]+[.I74])*[.M$7]*0.1666666" office:value-type="float" office:value="0.647026618366362" calcext:value-type="float">
            <text:p>0,64703</text:p>
          </table:table-cell>
          <table:table-cell table:style-name="ce4" table:formula="of:=100*([.C75]-[.D75])/[.C75]" office:value-type="float" office:value="-0.730495594276428" calcext:value-type="float">
            <text:p>-0,73050</text:p>
          </table:table-cell>
          <table:table-cell table:formula="of:=(1-[.D75]-[.M$6]*[.D75]^2)/[.M$2]" office:value-type="float" office:value="0.502004955307654" calcext:value-type="float">
            <text:p>0,50200</text:p>
          </table:table-cell>
          <table:table-cell table:formula="of:=(1-([.D75]+[.F75]*0.5*[.M$7])-[.M$6]*([.D75]+[.F75]*0.5*[.M$7])^2)/[.M$2]" office:value-type="float" office:value="0.498401771309506" calcext:value-type="float">
            <text:p>0,49840</text:p>
          </table:table-cell>
          <table:table-cell table:formula="of:=(1-([.D75]+[.G75]*0.5*[.M$7])-[.M$6]*([.D75]+[.G75]*0.5*[.M$7])^2)/[.M$2]" office:value-type="float" office:value="0.498427633714899" calcext:value-type="float">
            <text:p>0,49843</text:p>
          </table:table-cell>
          <table:table-cell table:formula="of:=(1-([.D75]+[.H75]*[.M$7])-[.M$6]*([.D75]+[.H75]*[.M$7])^2)/[.M$2]" office:value-type="float" office:value="0.494849874315633" calcext:value-type="float">
            <text:p>0,4948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[.M$7]" office:value-type="float" office:value="0.74" calcext:value-type="float">
            <text:p>0,74000</text:p>
          </table:table-cell>
          <table:table-cell table:formula="of:=[.M$3]+(([.M$4]/[.M$5])+((-1/[.M$3])-([.M$4]/[.M$5]))*EXP(-[.M$5]*[.B76]))^-1" office:value-type="float" office:value="0.647186448302677" calcext:value-type="float">
            <text:p>0,64719</text:p>
          </table:table-cell>
          <table:table-cell table:formula="of:=[.D75]+([.F75]+2*[.G75]+2*[.H75]+[.I75])*[.M$7]*0.1666666" office:value-type="float" office:value="0.65201080577214" calcext:value-type="float">
            <text:p>0,65201</text:p>
          </table:table-cell>
          <table:table-cell table:style-name="ce4" table:formula="of:=100*([.C76]-[.D76])/[.C76]" office:value-type="float" office:value="-0.745435489589725" calcext:value-type="float">
            <text:p>-0,74544</text:p>
          </table:table-cell>
          <table:table-cell table:formula="of:=(1-[.D76]-[.M$6]*[.D76]^2)/[.M$2]" office:value-type="float" office:value="0.494850001981709" calcext:value-type="float">
            <text:p>0,49485</text:p>
          </table:table-cell>
          <table:table-cell table:formula="of:=(1-([.D76]+[.F76]*0.5*[.M$7])-[.M$6]*([.D76]+[.F76]*0.5*[.M$7])^2)/[.M$2]" office:value-type="float" office:value="0.491298041624348" calcext:value-type="float">
            <text:p>0,49130</text:p>
          </table:table-cell>
          <table:table-cell table:formula="of:=(1-([.D76]+[.G76]*0.5*[.M$7])-[.M$6]*([.D76]+[.G76]*0.5*[.M$7])^2)/[.M$2]" office:value-type="float" office:value="0.491323537305834" calcext:value-type="float">
            <text:p>0,49132</text:p>
          </table:table-cell>
          <table:table-cell table:formula="of:=(1-([.D76]+[.H76]*[.M$7])-[.M$6]*([.D76]+[.H76]*[.M$7])^2)/[.M$2]" office:value-type="float" office:value="0.487796641957746" calcext:value-type="float">
            <text:p>0,487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[.M$7]" office:value-type="float" office:value="0.75" calcext:value-type="float">
            <text:p>0,75000</text:p>
          </table:table-cell>
          <table:table-cell table:formula="of:=[.M$3]+(([.M$4]/[.M$5])+((-1/[.M$3])-([.M$4]/[.M$5]))*EXP(-[.M$5]*[.B77]))^-1" office:value-type="float" office:value="0.651966364833698" calcext:value-type="float">
            <text:p>0,65197</text:p>
          </table:table-cell>
          <table:table-cell table:formula="of:=[.D76]+([.F76]+2*[.G76]+2*[.H76]+[.I76])*[.M$7]*0.1666666" office:value-type="float" office:value="0.656923953476547" calcext:value-type="float">
            <text:p>0,65692</text:p>
          </table:table-cell>
          <table:table-cell table:style-name="ce4" table:formula="of:=100*([.C77]-[.D77])/[.C77]" office:value-type="float" office:value="-0.760405583823897" calcext:value-type="float">
            <text:p>-0,76041</text:p>
          </table:table-cell>
          <table:table-cell table:formula="of:=(1-[.D77]-[.M$6]*[.D77]^2)/[.M$2]" office:value-type="float" office:value="0.48779676781573" calcext:value-type="float">
            <text:p>0,48780</text:p>
          </table:table-cell>
          <table:table-cell table:formula="of:=(1-([.D77]+[.F77]*0.5*[.M$7])-[.M$6]*([.D77]+[.F77]*0.5*[.M$7])^2)/[.M$2]" office:value-type="float" office:value="0.484295306603899" calcext:value-type="float">
            <text:p>0,48430</text:p>
          </table:table-cell>
          <table:table-cell table:formula="of:=(1-([.D77]+[.G77]*0.5*[.M$7])-[.M$6]*([.D77]+[.G77]*0.5*[.M$7])^2)/[.M$2]" office:value-type="float" office:value="0.484320440721649" calcext:value-type="float">
            <text:p>0,48432</text:p>
          </table:table-cell>
          <table:table-cell table:formula="of:=(1-([.D77]+[.H77]*[.M$7])-[.M$6]*([.D77]+[.H77]*[.M$7])^2)/[.M$2]" office:value-type="float" office:value="0.480843689962908" calcext:value-type="float">
            <text:p>0,4808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[.M$7]" office:value-type="float" office:value="0.760000000000001" calcext:value-type="float">
            <text:p>0,76000</text:p>
          </table:table-cell>
          <table:table-cell table:formula="of:=[.M$3]+(([.M$4]/[.M$5])+((-1/[.M$3])-([.M$4]/[.M$5]))*EXP(-[.M$5]*[.B78]))^-1" office:value-type="float" office:value="0.656675191903452" calcext:value-type="float">
            <text:p>0,65668</text:p>
          </table:table-cell>
          <table:table-cell table:formula="of:=[.D77]+([.F77]+2*[.G77]+2*[.H77]+[.I77])*[.M$7]*0.1666666" office:value-type="float" office:value="0.661767071460015" calcext:value-type="float">
            <text:p>0,66177</text:p>
          </table:table-cell>
          <table:table-cell table:style-name="ce4" table:formula="of:=100*([.C78]-[.D78])/[.C78]" office:value-type="float" office:value="-0.775403063697781" calcext:value-type="float">
            <text:p>-0,77540</text:p>
          </table:table-cell>
          <table:table-cell table:formula="of:=(1-[.D78]-[.M$6]*[.D78]^2)/[.M$2]" office:value-type="float" office:value="0.480843814038182" calcext:value-type="float">
            <text:p>0,48084</text:p>
          </table:table-cell>
          <table:table-cell table:formula="of:=(1-([.D78]+[.F78]*0.5*[.M$7])-[.M$6]*([.D78]+[.F78]*0.5*[.M$7])^2)/[.M$2]" office:value-type="float" office:value="0.477392137618467" calcext:value-type="float">
            <text:p>0,47739</text:p>
          </table:table-cell>
          <table:table-cell table:formula="of:=(1-([.D78]+[.G78]*0.5*[.M$7])-[.M$6]*([.D78]+[.G78]*0.5*[.M$7])^2)/[.M$2]" office:value-type="float" office:value="0.477416915261176" calcext:value-type="float">
            <text:p>0,47742</text:p>
          </table:table-cell>
          <table:table-cell table:formula="of:=(1-([.D78]+[.H78]*[.M$7])-[.M$6]*([.D78]+[.H78]*[.M$7])^2)/[.M$2]" office:value-type="float" office:value="0.473989599702833" calcext:value-type="float">
            <text:p>0,4739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[.M$7]" office:value-type="float" office:value="0.770000000000001" calcext:value-type="float">
            <text:p>0,77000</text:p>
          </table:table-cell>
          <table:table-cell table:formula="of:=[.M$3]+(([.M$4]/[.M$5])+((-1/[.M$3])-([.M$4]/[.M$5]))*EXP(-[.M$5]*[.B79]))^-1" office:value-type="float" office:value="0.66131396338791" calcext:value-type="float">
            <text:p>0,66131</text:p>
          </table:table-cell>
          <table:table-cell table:formula="of:=[.D78]+([.F78]+2*[.G78]+2*[.H78]+[.I78])*[.M$7]*0.1666666" office:value-type="float" office:value="0.666541155416215" calcext:value-type="float">
            <text:p>0,66654</text:p>
          </table:table-cell>
          <table:table-cell table:style-name="ce4" table:formula="of:=100*([.C79]-[.D79])/[.C79]" office:value-type="float" office:value="-0.790425171355241" calcext:value-type="float">
            <text:p>-0,79043</text:p>
          </table:table-cell>
          <table:table-cell table:formula="of:=(1-[.D79]-[.M$6]*[.D79]^2)/[.M$2]" office:value-type="float" office:value="0.473989722020424" calcext:value-type="float">
            <text:p>0,47399</text:p>
          </table:table-cell>
          <table:table-cell table:formula="of:=(1-([.D79]+[.F79]*0.5*[.M$7])-[.M$6]*([.D79]+[.F79]*0.5*[.M$7])^2)/[.M$2]" office:value-type="float" office:value="0.470587126042282" calcext:value-type="float">
            <text:p>0,47059</text:p>
          </table:table-cell>
          <table:table-cell table:formula="of:=(1-([.D79]+[.G79]*0.5*[.M$7])-[.M$6]*([.D79]+[.G79]*0.5*[.M$7])^2)/[.M$2]" office:value-type="float" office:value="0.470611552228123" calcext:value-type="float">
            <text:p>0,47061</text:p>
          </table:table-cell>
          <table:table-cell table:formula="of:=(1-([.D79]+[.H79]*[.M$7])-[.M$6]*([.D79]+[.H79]*[.M$7])^2)/[.M$2]" office:value-type="float" office:value="0.467232972416029" calcext:value-type="float">
            <text:p>0,4672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[.M$7]" office:value-type="float" office:value="0.780000000000001" calcext:value-type="float">
            <text:p>0,78000</text:p>
          </table:table-cell>
          <table:table-cell table:formula="of:=[.M$3]+(([.M$4]/[.M$5])+((-1/[.M$3])-([.M$4]/[.M$5]))*EXP(-[.M$5]*[.B80]))^-1" office:value-type="float" office:value="0.66588369882621" calcext:value-type="float">
            <text:p>0,66588</text:p>
          </table:table-cell>
          <table:table-cell table:formula="of:=[.D79]+([.F79]+2*[.G79]+2*[.H79]+[.I79])*[.M$7]*0.1666666" office:value-type="float" office:value="0.671247186952097" calcext:value-type="float">
            <text:p>0,67125</text:p>
          </table:table-cell>
          <table:table-cell table:style-name="ce4" table:formula="of:=100*([.C80]-[.D80])/[.C80]" office:value-type="float" office:value="-0.805469203607396" calcext:value-type="float">
            <text:p>-0,80547</text:p>
          </table:table-cell>
          <table:table-cell table:formula="of:=(1-[.D80]-[.M$6]*[.D80]^2)/[.M$2]" office:value-type="float" office:value="0.467233093000624" calcext:value-type="float">
            <text:p>0,46723</text:p>
          </table:table-cell>
          <table:table-cell table:formula="of:=(1-([.D80]+[.F80]*0.5*[.M$7])-[.M$6]*([.D80]+[.F80]*0.5*[.M$7])^2)/[.M$2]" office:value-type="float" office:value="0.463878882979214" calcext:value-type="float">
            <text:p>0,46388</text:p>
          </table:table-cell>
          <table:table-cell table:formula="of:=(1-([.D80]+[.G80]*0.5*[.M$7])-[.M$6]*([.D80]+[.G80]*0.5*[.M$7])^2)/[.M$2]" office:value-type="float" office:value="0.46390296265679" calcext:value-type="float">
            <text:p>0,46390</text:p>
          </table:table-cell>
          <table:table-cell table:formula="of:=(1-([.D80]+[.H80]*[.M$7])-[.M$6]*([.D80]+[.H80]*[.M$7])^2)/[.M$2]" office:value-type="float" office:value="0.460572428935331" calcext:value-type="float">
            <text:p>0,4605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[.M$7]" office:value-type="float" office:value="0.790000000000001" calcext:value-type="float">
            <text:p>0,79000</text:p>
          </table:table-cell>
          <table:table-cell table:formula="of:=[.M$3]+(([.M$4]/[.M$5])+((-1/[.M$3])-([.M$4]/[.M$5]))*EXP(-[.M$5]*[.B81]))^-1" office:value-type="float" office:value="0.670385403598446" calcext:value-type="float">
            <text:p>0,67039</text:p>
          </table:table-cell>
          <table:table-cell table:formula="of:=[.D80]+([.F80]+2*[.G80]+2*[.H80]+[.I80])*[.M$7]*0.1666666" office:value-type="float" office:value="0.675886133785197" calcext:value-type="float">
            <text:p>0,67589</text:p>
          </table:table-cell>
          <table:table-cell table:style-name="ce4" table:formula="of:=100*([.C81]-[.D81])/[.C81]" office:value-type="float" office:value="-0.820532511183042" calcext:value-type="float">
            <text:p>-0,82053</text:p>
          </table:table-cell>
          <table:table-cell table:formula="of:=(1-[.D81]-[.M$6]*[.D81]^2)/[.M$2]" office:value-type="float" office:value="0.460572547811273" calcext:value-type="float">
            <text:p>0,46057</text:p>
          </table:table-cell>
          <table:table-cell table:formula="of:=(1-([.D81]+[.F81]*0.5*[.M$7])-[.M$6]*([.D81]+[.F81]*0.5*[.M$7])^2)/[.M$2]" office:value-type="float" office:value="0.457266038992103" calcext:value-type="float">
            <text:p>0,45727</text:p>
          </table:table-cell>
          <table:table-cell table:formula="of:=(1-([.D81]+[.G81]*0.5*[.M$7])-[.M$6]*([.D81]+[.G81]*0.5*[.M$7])^2)/[.M$2]" office:value-type="float" office:value="0.457289777041377" calcext:value-type="float">
            <text:p>0,45729</text:p>
          </table:table-cell>
          <table:table-cell table:formula="of:=(1-([.D81]+[.H81]*[.M$7])-[.M$6]*([.D81]+[.H81]*[.M$7])^2)/[.M$2]" office:value-type="float" office:value="0.45400660941899" calcext:value-type="float">
            <text:p>0,454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[.M$7]" office:value-type="float" office:value="0.800000000000001" calcext:value-type="float">
            <text:p>0,80000</text:p>
          </table:table-cell>
          <table:table-cell table:formula="of:=[.M$3]+(([.M$4]/[.M$5])+((-1/[.M$3])-([.M$4]/[.M$5]))*EXP(-[.M$5]*[.B82]))^-1" office:value-type="float" office:value="0.67482006910189" calcext:value-type="float">
            <text:p>0,67482</text:p>
          </table:table-cell>
          <table:table-cell table:formula="of:=[.D81]+([.F81]+2*[.G81]+2*[.H81]+[.I81])*[.M$7]*0.1666666" office:value-type="float" office:value="0.680458949938232" calcext:value-type="float">
            <text:p>0,68046</text:p>
          </table:table-cell>
          <table:table-cell table:style-name="ce4" table:formula="of:=100*([.C82]-[.D82])/[.C82]" office:value-type="float" office:value="-0.835612497987379" calcext:value-type="float">
            <text:p>-0,83561</text:p>
          </table:table-cell>
          <table:table-cell table:formula="of:=(1-[.D82]-[.M$6]*[.D82]^2)/[.M$2]" office:value-type="float" office:value="0.454006726610288" calcext:value-type="float">
            <text:p>0,45401</text:p>
          </table:table-cell>
          <table:table-cell table:formula="of:=(1-([.D82]+[.F82]*0.5*[.M$7])-[.M$6]*([.D82]+[.F82]*0.5*[.M$7])^2)/[.M$2]" office:value-type="float" office:value="0.450747243835622" calcext:value-type="float">
            <text:p>0,45075</text:p>
          </table:table-cell>
          <table:table-cell table:formula="of:=(1-([.D82]+[.G82]*0.5*[.M$7])-[.M$6]*([.D82]+[.G82]*0.5*[.M$7])^2)/[.M$2]" office:value-type="float" office:value="0.450770645068841" calcext:value-type="float">
            <text:p>0,45077</text:p>
          </table:table-cell>
          <table:table-cell table:formula="of:=(1-([.D82]+[.H82]*[.M$7])-[.M$6]*([.D82]+[.H82]*[.M$7])^2)/[.M$2]" office:value-type="float" office:value="0.447534173085303" calcext:value-type="float">
            <text:p>0,4475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[.M$7]" office:value-type="float" office:value="0.810000000000001" calcext:value-type="float">
            <text:p>0,81000</text:p>
          </table:table-cell>
          <table:table-cell table:formula="of:=[.M$3]+(([.M$4]/[.M$5])+((-1/[.M$3])-([.M$4]/[.M$5]))*EXP(-[.M$5]*[.B83]))^-1" office:value-type="float" office:value="0.679188672925648" calcext:value-type="float">
            <text:p>0,67919</text:p>
          </table:table-cell>
          <table:table-cell table:formula="of:=[.D82]+([.F82]+2*[.G82]+2*[.H82]+[.I82])*[.M$7]*0.1666666" office:value-type="float" office:value="0.684966575931022" calcext:value-type="float">
            <text:p>0,68497</text:p>
          </table:table-cell>
          <table:table-cell table:style-name="ce4" table:formula="of:=100*([.C83]-[.D83])/[.C83]" office:value-type="float" office:value="-0.850706620368853" calcext:value-type="float">
            <text:p>-0,85071</text:p>
          </table:table-cell>
          <table:table-cell table:formula="of:=(1-[.D83]-[.M$6]*[.D83]^2)/[.M$2]" office:value-type="float" office:value="0.447534288615633" calcext:value-type="float">
            <text:p>0,44753</text:p>
          </table:table-cell>
          <table:table-cell table:formula="of:=(1-([.D83]+[.F83]*0.5*[.M$7])-[.M$6]*([.D83]+[.F83]*0.5*[.M$7])^2)/[.M$2]" office:value-type="float" office:value="0.444321166192666" calcext:value-type="float">
            <text:p>0,44432</text:p>
          </table:table-cell>
          <table:table-cell table:formula="of:=(1-([.D83]+[.G83]*0.5*[.M$7])-[.M$6]*([.D83]+[.G83]*0.5*[.M$7])^2)/[.M$2]" office:value-type="float" office:value="0.444344235355271" calcext:value-type="float">
            <text:p>0,44434</text:p>
          </table:table-cell>
          <table:table-cell table:formula="of:=(1-([.D83]+[.H83]*[.M$7])-[.M$6]*([.D83]+[.H83]*[.M$7])^2)/[.M$2]" office:value-type="float" office:value="0.441153797950727" calcext:value-type="float">
            <text:p>0,4411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[.M$7]" office:value-type="float" office:value="0.820000000000001" calcext:value-type="float">
            <text:p>0,82000</text:p>
          </table:table-cell>
          <table:table-cell table:formula="of:=[.M$3]+(([.M$4]/[.M$5])+((-1/[.M$3])-([.M$4]/[.M$5]))*EXP(-[.M$5]*[.B84]))^-1" office:value-type="float" office:value="0.683492179023756" calcext:value-type="float">
            <text:p>0,68349</text:p>
          </table:table-cell>
          <table:table-cell table:formula="of:=[.D83]+([.F83]+2*[.G83]+2*[.H83]+[.I83])*[.M$7]*0.1666666" office:value-type="float" office:value="0.68940993896978" calcext:value-type="float">
            <text:p>0,68941</text:p>
          </table:table-cell>
          <table:table-cell table:style-name="ce4" table:formula="of:=100*([.C84]-[.D84])/[.C84]" office:value-type="float" office:value="-0.865812386394197" calcext:value-type="float">
            <text:p>-0,86581</text:p>
          </table:table-cell>
          <table:table-cell table:formula="of:=(1-[.D84]-[.M$6]*[.D84]^2)/[.M$2]" office:value-type="float" office:value="0.441153911843438" calcext:value-type="float">
            <text:p>0,44115</text:p>
          </table:table-cell>
          <table:table-cell table:formula="of:=(1-([.D84]+[.F84]*0.5*[.M$7])-[.M$6]*([.D84]+[.F84]*0.5*[.M$7])^2)/[.M$2]" office:value-type="float" office:value="0.437986493414197" calcext:value-type="float">
            <text:p>0,43799</text:p>
          </table:table-cell>
          <table:table-cell table:formula="of:=(1-([.D84]+[.G84]*0.5*[.M$7])-[.M$6]*([.D84]+[.G84]*0.5*[.M$7])^2)/[.M$2]" office:value-type="float" office:value="0.438009235185724" calcext:value-type="float">
            <text:p>0,43801</text:p>
          </table:table-cell>
          <table:table-cell table:formula="of:=(1-([.D84]+[.H84]*[.M$7])-[.M$6]*([.D84]+[.H84]*[.M$7])^2)/[.M$2]" office:value-type="float" office:value="0.434864180571441" calcext:value-type="float">
            <text:p>0,4348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[.M$7]" office:value-type="float" office:value="0.830000000000001" calcext:value-type="float">
            <text:p>0,83000</text:p>
          </table:table-cell>
          <table:table-cell table:formula="of:=[.M$3]+(([.M$4]/[.M$5])+((-1/[.M$3])-([.M$4]/[.M$5]))*EXP(-[.M$5]*[.B85]))^-1" office:value-type="float" office:value="0.687731537886689" calcext:value-type="float">
            <text:p>0,68773</text:p>
          </table:table-cell>
          <table:table-cell table:formula="of:=[.D84]+([.F84]+2*[.G84]+2*[.H84]+[.I84])*[.M$7]*0.1666666" office:value-type="float" office:value="0.693789953133798" calcext:value-type="float">
            <text:p>0,69379</text:p>
          </table:table-cell>
          <table:table-cell table:style-name="ce4" table:formula="of:=100*([.C85]-[.D85])/[.C85]" office:value-type="float" office:value="-0.880927355131205" calcext:value-type="float">
            <text:p>-0,88093</text:p>
          </table:table-cell>
          <table:table-cell table:formula="of:=(1-[.D85]-[.M$6]*[.D85]^2)/[.M$2]" office:value-type="float" office:value="0.43486429284956" calcext:value-type="float">
            <text:p>0,43486</text:p>
          </table:table-cell>
          <table:table-cell table:formula="of:=(1-([.D85]+[.F85]*0.5*[.M$7])-[.M$6]*([.D85]+[.F85]*0.5*[.M$7])^2)/[.M$2]" office:value-type="float" office:value="0.431741931262524" calcext:value-type="float">
            <text:p>0,43174</text:p>
          </table:table-cell>
          <table:table-cell table:formula="of:=(1-([.D85]+[.G85]*0.5*[.M$7])-[.M$6]*([.D85]+[.G85]*0.5*[.M$7])^2)/[.M$2]" office:value-type="float" office:value="0.431764350257489" calcext:value-type="float">
            <text:p>0,43176</text:p>
          </table:table-cell>
          <table:table-cell table:formula="of:=(1-([.D85]+[.H85]*[.M$7])-[.M$6]*([.D85]+[.H85]*[.M$7])^2)/[.M$2]" office:value-type="float" office:value="0.428664035788317" calcext:value-type="float">
            <text:p>0,4286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[.M$7]" office:value-type="float" office:value="0.840000000000001" calcext:value-type="float">
            <text:p>0,84000</text:p>
          </table:table-cell>
          <table:table-cell table:formula="of:=[.M$3]+(([.M$4]/[.M$5])+((-1/[.M$3])-([.M$4]/[.M$5]))*EXP(-[.M$5]*[.B86]))^-1" office:value-type="float" office:value="0.691907686711291" calcext:value-type="float">
            <text:p>0,69191</text:p>
          </table:table-cell>
          <table:table-cell table:formula="of:=[.D85]+([.F85]+2*[.G85]+2*[.H85]+[.I85])*[.M$7]*0.1666666" office:value-type="float" office:value="0.698107519559567" calcext:value-type="float">
            <text:p>0,69811</text:p>
          </table:table-cell>
          <table:table-cell table:style-name="ce4" table:formula="of:=100*([.C86]-[.D86])/[.C86]" office:value-type="float" office:value="-0.896049135939583" calcext:value-type="float">
            <text:p>-0,89605</text:p>
          </table:table-cell>
          <table:table-cell table:formula="of:=(1-[.D86]-[.M$6]*[.D86]^2)/[.M$2]" office:value-type="float" office:value="0.428664146474553" calcext:value-type="float">
            <text:p>0,42866</text:p>
          </table:table-cell>
          <table:table-cell table:formula="of:=(1-([.D86]+[.F86]*0.5*[.M$7])-[.M$6]*([.D86]+[.F86]*0.5*[.M$7])^2)/[.M$2]" office:value-type="float" office:value="0.425586203657964" calcext:value-type="float">
            <text:p>0,42559</text:p>
          </table:table-cell>
          <table:table-cell table:formula="of:=(1-([.D86]+[.G86]*0.5*[.M$7])-[.M$6]*([.D86]+[.G86]*0.5*[.M$7])^2)/[.M$2]" office:value-type="float" office:value="0.425608304426744" calcext:value-type="float">
            <text:p>0,42561</text:p>
          </table:table-cell>
          <table:table-cell table:formula="of:=(1-([.D86]+[.H86]*[.M$7])-[.M$6]*([.D86]+[.H86]*[.M$7])^2)/[.M$2]" office:value-type="float" office:value="0.422552096475258" calcext:value-type="float">
            <text:p>0,4225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[.M$7]" office:value-type="float" office:value="0.850000000000001" calcext:value-type="float">
            <text:p>0,85000</text:p>
          </table:table-cell>
          <table:table-cell table:formula="of:=[.M$3]+(([.M$4]/[.M$5])+((-1/[.M$3])-([.M$4]/[.M$5]))*EXP(-[.M$5]*[.B87]))^-1" office:value-type="float" office:value="0.696021549569116" calcext:value-type="float">
            <text:p>0,69602</text:p>
          </table:table-cell>
          <table:table-cell table:formula="of:=[.D86]+([.F86]+2*[.G86]+2*[.H86]+[.I86])*[.M$7]*0.1666666" office:value-type="float" office:value="0.702363526622362" calcext:value-type="float">
            <text:p>0,70236</text:p>
          </table:table-cell>
          <table:table-cell table:style-name="ce4" table:formula="of:=100*([.C87]-[.D87])/[.C87]" office:value-type="float" office:value="-0.911175387769485" calcext:value-type="float">
            <text:p>-0,91118</text:p>
          </table:table-cell>
          <table:table-cell table:formula="of:=(1-[.D87]-[.M$6]*[.D87]^2)/[.M$2]" office:value-type="float" office:value="0.422552205592004" calcext:value-type="float">
            <text:p>0,42255</text:p>
          </table:table-cell>
          <table:table-cell table:formula="of:=(1-([.D87]+[.F87]*0.5*[.M$7])-[.M$6]*([.D87]+[.F87]*0.5*[.M$7])^2)/[.M$2]" office:value-type="float" office:value="0.419518052428853" calcext:value-type="float">
            <text:p>0,41952</text:p>
          </table:table-cell>
          <table:table-cell table:formula="of:=(1-([.D87]+[.G87]*0.5*[.M$7])-[.M$6]*([.D87]+[.G87]*0.5*[.M$7])^2)/[.M$2]" office:value-type="float" office:value="0.419539839458551" calcext:value-type="float">
            <text:p>0,41954</text:p>
          </table:table-cell>
          <table:table-cell table:formula="of:=(1-([.D87]+[.H87]*[.M$7])-[.M$6]*([.D87]+[.H87]*[.M$7])^2)/[.M$2]" office:value-type="float" office:value="0.416527113290855" calcext:value-type="float">
            <text:p>0,4165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[.M$7]" office:value-type="float" office:value="0.860000000000001" calcext:value-type="float">
            <text:p>0,86000</text:p>
          </table:table-cell>
          <table:table-cell table:formula="of:=[.M$3]+(([.M$4]/[.M$5])+((-1/[.M$3])-([.M$4]/[.M$5]))*EXP(-[.M$5]*[.B88]))^-1" office:value-type="float" office:value="0.700074037573185" calcext:value-type="float">
            <text:p>0,70007</text:p>
          </table:table-cell>
          <table:table-cell table:formula="of:=[.D87]+([.F87]+2*[.G87]+2*[.H87]+[.I87])*[.M$7]*0.1666666" office:value-type="float" office:value="0.706558850115328" calcext:value-type="float">
            <text:p>0,70656</text:p>
          </table:table-cell>
          <table:table-cell table:style-name="ce4" table:formula="of:=100*([.C88]-[.D88])/[.C88]" office:value-type="float" office:value="-0.926303818467887" calcext:value-type="float">
            <text:p>-0,92630</text:p>
          </table:table-cell>
          <table:table-cell table:formula="of:=(1-[.D88]-[.M$6]*[.D88]^2)/[.M$2]" office:value-type="float" office:value="0.416527220860194" calcext:value-type="float">
            <text:p>0,41653</text:p>
          </table:table-cell>
          <table:table-cell table:formula="of:=(1-([.D88]+[.F88]*0.5*[.M$7])-[.M$6]*([.D88]+[.F88]*0.5*[.M$7])^2)/[.M$2]" office:value-type="float" office:value="0.413536237064861" calcext:value-type="float">
            <text:p>0,41354</text:p>
          </table:table-cell>
          <table:table-cell table:formula="of:=(1-([.D88]+[.G88]*0.5*[.M$7])-[.M$6]*([.D88]+[.G88]*0.5*[.M$7])^2)/[.M$2]" office:value-type="float" office:value="0.413557714780158" calcext:value-type="float">
            <text:p>0,41356</text:p>
          </table:table-cell>
          <table:table-cell table:formula="of:=(1-([.D88]+[.H88]*[.M$7])-[.M$6]*([.D88]+[.H88]*[.M$7])^2)/[.M$2]" office:value-type="float" office:value="0.410587854433335" calcext:value-type="float">
            <text:p>0,4105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[.M$7]" office:value-type="float" office:value="0.870000000000001" calcext:value-type="float">
            <text:p>0,87000</text:p>
          </table:table-cell>
          <table:table-cell table:formula="of:=[.M$3]+(([.M$4]/[.M$5])+((-1/[.M$3])-([.M$4]/[.M$5]))*EXP(-[.M$5]*[.B89]))^-1" office:value-type="float" office:value="0.704066049043139" calcext:value-type="float">
            <text:p>0,70407</text:p>
          </table:table-cell>
          <table:table-cell table:formula="of:=[.D88]+([.F88]+2*[.G88]+2*[.H88]+[.I88])*[.M$7]*0.1666666" office:value-type="float" office:value="0.710694353426099" calcext:value-type="float">
            <text:p>0,71069</text:p>
          </table:table-cell>
          <table:table-cell table:style-name="ce4" table:formula="of:=100*([.C89]-[.D89])/[.C89]" office:value-type="float" office:value="-0.941432184092436" calcext:value-type="float">
            <text:p>-0,94143</text:p>
          </table:table-cell>
          <table:table-cell table:formula="of:=(1-[.D89]-[.M$6]*[.D89]^2)/[.M$2]" office:value-type="float" office:value="0.410587960477046" calcext:value-type="float">
            <text:p>0,41059</text:p>
          </table:table-cell>
          <table:table-cell table:formula="of:=(1-([.D89]+[.F89]*0.5*[.M$7])-[.M$6]*([.D89]+[.F89]*0.5*[.M$7])^2)/[.M$2]" office:value-type="float" office:value="0.40763953447357" calcext:value-type="float">
            <text:p>0,40764</text:p>
          </table:table-cell>
          <table:table-cell table:formula="of:=(1-([.D89]+[.G89]*0.5*[.M$7])-[.M$6]*([.D89]+[.G89]*0.5*[.M$7])^2)/[.M$2]" office:value-type="float" office:value="0.407660707237573" calcext:value-type="float">
            <text:p>0,40766</text:p>
          </table:table-cell>
          <table:table-cell table:formula="of:=(1-([.D89]+[.H89]*[.M$7])-[.M$6]*([.D89]+[.H89]*[.M$7])^2)/[.M$2]" office:value-type="float" office:value="0.404733105398758" calcext:value-type="float">
            <text:p>0,4047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[.M$7]" office:value-type="float" office:value="0.880000000000001" calcext:value-type="float">
            <text:p>0,88000</text:p>
          </table:table-cell>
          <table:table-cell table:formula="of:=[.M$3]+(([.M$4]/[.M$5])+((-1/[.M$3])-([.M$4]/[.M$5]))*EXP(-[.M$5]*[.B90]))^-1" office:value-type="float" office:value="0.707998469668802" calcext:value-type="float">
            <text:p>0,70800</text:p>
          </table:table-cell>
          <table:table-cell table:formula="of:=[.D89]+([.F89]+2*[.G89]+2*[.H89]+[.I89])*[.M$7]*0.1666666" office:value-type="float" office:value="0.714770887710981" calcext:value-type="float">
            <text:p>0,71477</text:p>
          </table:table-cell>
          <table:table-cell table:style-name="ce4" table:formula="of:=100*([.C90]-[.D90])/[.C90]" office:value-type="float" office:value="-0.956558288232927" calcext:value-type="float">
            <text:p>-0,95656</text:p>
          </table:table-cell>
          <table:table-cell table:formula="of:=(1-[.D90]-[.M$6]*[.D90]^2)/[.M$2]" office:value-type="float" office:value="0.404733209938317" calcext:value-type="float">
            <text:p>0,40473</text:p>
          </table:table-cell>
          <table:table-cell table:formula="of:=(1-([.D90]+[.F90]*0.5*[.M$7])-[.M$6]*([.D90]+[.F90]*0.5*[.M$7])^2)/[.M$2]" office:value-type="float" office:value="0.401826738740284" calcext:value-type="float">
            <text:p>0,40183</text:p>
          </table:table-cell>
          <table:table-cell table:formula="of:=(1-([.D90]+[.G90]*0.5*[.M$7])-[.M$6]*([.D90]+[.G90]*0.5*[.M$7])^2)/[.M$2]" office:value-type="float" office:value="0.401847610855356" calcext:value-type="float">
            <text:p>0,40185</text:p>
          </table:table-cell>
          <table:table-cell table:formula="of:=(1-([.D90]+[.H90]*[.M$7])-[.M$6]*([.D90]+[.H90]*[.M$7])^2)/[.M$2]" office:value-type="float" office:value="0.398961668742414" calcext:value-type="float">
            <text:p>0,3989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[.M$7]" office:value-type="float" office:value="0.890000000000001" calcext:value-type="float">
            <text:p>0,89000</text:p>
          </table:table-cell>
          <table:table-cell table:formula="of:=[.M$3]+(([.M$4]/[.M$5])+((-1/[.M$3])-([.M$4]/[.M$5]))*EXP(-[.M$5]*[.B91]))^-1" office:value-type="float" office:value="0.711872172672151" calcext:value-type="float">
            <text:p>0,71187</text:p>
          </table:table-cell>
          <table:table-cell table:formula="of:=[.D90]+([.F90]+2*[.G90]+2*[.H90]+[.I90])*[.M$7]*0.1666666" office:value-type="float" office:value="0.718789292066739" calcext:value-type="float">
            <text:p>0,71879</text:p>
          </table:table-cell>
          <table:table-cell table:style-name="ce4" table:formula="of:=100*([.C91]-[.D91])/[.C91]" office:value-type="float" office:value="-0.971679981340309" calcext:value-type="float">
            <text:p>-0,97168</text:p>
          </table:table-cell>
          <table:table-cell table:formula="of:=(1-[.D91]-[.M$6]*[.D91]^2)/[.M$2]" office:value-type="float" office:value="0.398961771798999" calcext:value-type="float">
            <text:p>0,39896</text:p>
          </table:table-cell>
          <table:table-cell table:formula="of:=(1-([.D91]+[.F91]*0.5*[.M$7])-[.M$6]*([.D91]+[.F91]*0.5*[.M$7])^2)/[.M$2]" office:value-type="float" office:value="0.39609666089102" calcext:value-type="float">
            <text:p>0,39610</text:p>
          </table:table-cell>
          <table:table-cell table:formula="of:=(1-([.D91]+[.G91]*0.5*[.M$7])-[.M$6]*([.D91]+[.G91]*0.5*[.M$7])^2)/[.M$2]" office:value-type="float" office:value="0.396117236599605" calcext:value-type="float">
            <text:p>0,39612</text:p>
          </table:table-cell>
          <table:table-cell table:formula="of:=(1-([.D91]+[.H91]*[.M$7])-[.M$6]*([.D91]+[.H91]*[.M$7])^2)/[.M$2]" office:value-type="float" office:value="0.393272363843391" calcext:value-type="float">
            <text:p>0,3932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+[.M$7]" office:value-type="float" office:value="0.900000000000001" calcext:value-type="float">
            <text:p>0,90000</text:p>
          </table:table-cell>
          <table:table-cell table:formula="of:=[.M$3]+(([.M$4]/[.M$5])+((-1/[.M$3])-([.M$4]/[.M$5]))*EXP(-[.M$5]*[.B92]))^-1" office:value-type="float" office:value="0.715688018967681" calcext:value-type="float">
            <text:p>0,71569</text:p>
          </table:table-cell>
          <table:table-cell table:formula="of:=[.D91]+([.F91]+2*[.G91]+2*[.H91]+[.I91])*[.M$7]*0.1666666" office:value-type="float" office:value="0.722750393700004" calcext:value-type="float">
            <text:p>0,72275</text:p>
          </table:table-cell>
          <table:table-cell table:style-name="ce4" table:formula="of:=100*([.C92]-[.D92])/[.C92]" office:value-type="float" office:value="-0.986795160062862" calcext:value-type="float">
            <text:p>-0,98680</text:p>
          </table:table-cell>
          <table:table-cell table:formula="of:=(1-[.D92]-[.M$6]*[.D92]^2)/[.M$2]" office:value-type="float" office:value="0.393272465437887" calcext:value-type="float">
            <text:p>0,39327</text:p>
          </table:table-cell>
          <table:table-cell table:formula="of:=(1-([.D92]+[.F92]*0.5*[.M$7])-[.M$6]*([.D92]+[.F92]*0.5*[.M$7])^2)/[.M$2]" office:value-type="float" office:value="0.390448128658654" calcext:value-type="float">
            <text:p>0,39045</text:p>
          </table:table-cell>
          <table:table-cell table:formula="of:=(1-([.D92]+[.G92]*0.5*[.M$7])-[.M$6]*([.D92]+[.G92]*0.5*[.M$7])^2)/[.M$2]" office:value-type="float" office:value="0.39046841214409" calcext:value-type="float">
            <text:p>0,39047</text:p>
          </table:table-cell>
          <table:table-cell table:formula="of:=(1-([.D92]+[.H92]*[.M$7])-[.M$6]*([.D92]+[.H92]*[.M$7])^2)/[.M$2]" office:value-type="float" office:value="0.387664026672274" calcext:value-type="float">
            <text:p>0,3876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[.M$7]" office:value-type="float" office:value="0.910000000000001" calcext:value-type="float">
            <text:p>0,91000</text:p>
          </table:table-cell>
          <table:table-cell table:formula="of:=[.M$3]+(([.M$4]/[.M$5])+((-1/[.M$3])-([.M$4]/[.M$5]))*EXP(-[.M$5]*[.B93]))^-1" office:value-type="float" office:value="0.719446857321172" calcext:value-type="float">
            <text:p>0,71945</text:p>
          </table:table-cell>
          <table:table-cell table:formula="of:=[.D92]+([.F92]+2*[.G92]+2*[.H92]+[.I92])*[.M$7]*0.1666666" office:value-type="float" office:value="0.72665500809435" calcext:value-type="float">
            <text:p>0,72666</text:p>
          </table:table-cell>
          <table:table-cell table:style-name="ce4" table:formula="of:=100*([.C93]-[.D93])/[.C93]" office:value-type="float" office:value="-1.00190176659006" calcext:value-type="float">
            <text:p>-1,00190</text:p>
          </table:table-cell>
          <table:table-cell table:formula="of:=(1-[.D93]-[.M$6]*[.D93]^2)/[.M$2]" office:value-type="float" office:value="0.387664126825276" calcext:value-type="float">
            <text:p>0,38766</text:p>
          </table:table-cell>
          <table:table-cell table:formula="of:=(1-([.D93]+[.F93]*0.5*[.M$7])-[.M$6]*([.D93]+[.F93]*0.5*[.M$7])^2)/[.M$2]" office:value-type="float" office:value="0.384879986252172" calcext:value-type="float">
            <text:p>0,38488</text:p>
          </table:table-cell>
          <table:table-cell table:formula="of:=(1-([.D93]+[.G93]*0.5*[.M$7])-[.M$6]*([.D93]+[.G93]*0.5*[.M$7])^2)/[.M$2]" office:value-type="float" office:value="0.38489998163949" calcext:value-type="float">
            <text:p>0,38490</text:p>
          </table:table-cell>
          <table:table-cell table:formula="of:=(1-([.D93]+[.H93]*[.M$7])-[.M$6]*([.D93]+[.H93]*[.M$7])^2)/[.M$2]" office:value-type="float" office:value="0.382135509561934" calcext:value-type="float">
            <text:p>0,3821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[.M$7]" office:value-type="float" office:value="0.920000000000001" calcext:value-type="float">
            <text:p>0,92000</text:p>
          </table:table-cell>
          <table:table-cell table:formula="of:=[.M$3]+(([.M$4]/[.M$5])+((-1/[.M$3])-([.M$4]/[.M$5]))*EXP(-[.M$5]*[.B94]))^-1" office:value-type="float" office:value="0.723149524506871" calcext:value-type="float">
            <text:p>0,72315</text:p>
          </table:table-cell>
          <table:table-cell table:formula="of:=[.D93]+([.F93]+2*[.G93]+2*[.H93]+[.I93])*[.M$7]*0.1666666" office:value-type="float" office:value="0.730503939175061" calcext:value-type="float">
            <text:p>0,73050</text:p>
          </table:table-cell>
          <table:table-cell table:style-name="ce4" table:formula="of:=100*([.C94]-[.D94])/[.C94]" office:value-type="float" office:value="-1.01699778800318" calcext:value-type="float">
            <text:p>-1,01700</text:p>
          </table:table-cell>
          <table:table-cell table:formula="of:=(1-[.D94]-[.M$6]*[.D94]^2)/[.M$2]" office:value-type="float" office:value="0.382135608293751" calcext:value-type="float">
            <text:p>0,38214</text:p>
          </table:table-cell>
          <table:table-cell table:formula="of:=(1-([.D94]+[.F94]*0.5*[.M$7])-[.M$6]*([.D94]+[.F94]*0.5*[.M$7])^2)/[.M$2]" office:value-type="float" office:value="0.379391094128998" calcext:value-type="float">
            <text:p>0,37939</text:p>
          </table:table-cell>
          <table:table-cell table:formula="of:=(1-([.D94]+[.G94]*0.5*[.M$7])-[.M$6]*([.D94]+[.G94]*0.5*[.M$7])^2)/[.M$2]" office:value-type="float" office:value="0.379410805485717" calcext:value-type="float">
            <text:p>0,37941</text:p>
          </table:table-cell>
          <table:table-cell table:formula="of:=(1-([.D94]+[.H94]*[.M$7])-[.M$6]*([.D94]+[.H94]*[.M$7])^2)/[.M$2]" office:value-type="float" office:value="0.376685680981372" calcext:value-type="float">
            <text:p>0,3766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[.M$7]" office:value-type="float" office:value="0.930000000000001" calcext:value-type="float">
            <text:p>0,93000</text:p>
          </table:table-cell>
          <table:table-cell table:formula="of:=[.M$3]+(([.M$4]/[.M$5])+((-1/[.M$3])-([.M$4]/[.M$5]))*EXP(-[.M$5]*[.B95]))^-1" office:value-type="float" office:value="0.726796845463058" calcext:value-type="float">
            <text:p>0,72680</text:p>
          </table:table-cell>
          <table:table-cell table:formula="of:=[.D94]+([.F94]+2*[.G94]+2*[.H94]+[.I94])*[.M$7]*0.1666666" office:value-type="float" office:value="0.734297979471619" calcext:value-type="float">
            <text:p>0,73430</text:p>
          </table:table-cell>
          <table:table-cell table:style-name="ce4" table:formula="of:=100*([.C95]-[.D95])/[.C95]" office:value-type="float" office:value="-1.03208125563357" calcext:value-type="float">
            <text:p>-1,03208</text:p>
          </table:table-cell>
          <table:table-cell table:formula="of:=(1-[.D95]-[.M$6]*[.D95]^2)/[.M$2]" office:value-type="float" office:value="0.37668577831203" calcext:value-type="float">
            <text:p>0,37669</text:p>
          </table:table-cell>
          <table:table-cell table:formula="of:=(1-([.D95]+[.F95]*0.5*[.M$7])-[.M$6]*([.D95]+[.F95]*0.5*[.M$7])^2)/[.M$2]" office:value-type="float" office:value="0.373980328770354" calcext:value-type="float">
            <text:p>0,37398</text:p>
          </table:table-cell>
          <table:table-cell table:formula="of:=(1-([.D95]+[.G95]*0.5*[.M$7])-[.M$6]*([.D95]+[.G95]*0.5*[.M$7])^2)/[.M$2]" office:value-type="float" office:value="0.37399976010726" calcext:value-type="float">
            <text:p>0,37400</text:p>
          </table:table-cell>
          <table:table-cell table:formula="of:=(1-([.D95]+[.H95]*[.M$7])-[.M$6]*([.D95]+[.H95]*[.M$7])^2)/[.M$2]" office:value-type="float" office:value="0.371313425312576" calcext:value-type="float">
            <text:p>0,3713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[.M$7]" office:value-type="float" office:value="0.940000000000001" calcext:value-type="float">
            <text:p>0,94000</text:p>
          </table:table-cell>
          <table:table-cell table:formula="of:=[.M$3]+(([.M$4]/[.M$5])+((-1/[.M$3])-([.M$4]/[.M$5]))*EXP(-[.M$5]*[.B96]))^-1" office:value-type="float" office:value="0.730389633446042" calcext:value-type="float">
            <text:p>0,73039</text:p>
          </table:table-cell>
          <table:table-cell table:formula="of:=[.D95]+([.F95]+2*[.G95]+2*[.H95]+[.I95])*[.M$7]*0.1666666" office:value-type="float" office:value="0.738037910277945" calcext:value-type="float">
            <text:p>0,73804</text:p>
          </table:table-cell>
          <table:table-cell table:style-name="ce4" table:formula="of:=100*([.C96]-[.D96])/[.C96]" office:value-type="float" office:value="-1.04715024442758" calcext:value-type="float">
            <text:p>-1,04715</text:p>
          </table:table-cell>
          <table:table-cell table:formula="of:=(1-[.D96]-[.M$6]*[.D96]^2)/[.M$2]" office:value-type="float" office:value="0.371313521261824" calcext:value-type="float">
            <text:p>0,37131</text:p>
          </table:table-cell>
          <table:table-cell table:formula="of:=(1-([.D96]+[.F96]*0.5*[.M$7])-[.M$6]*([.D96]+[.F96]*0.5*[.M$7])^2)/[.M$2]" office:value-type="float" office:value="0.368646582459617" calcext:value-type="float">
            <text:p>0,36865</text:p>
          </table:table-cell>
          <table:table-cell table:formula="of:=(1-([.D96]+[.G96]*0.5*[.M$7])-[.M$6]*([.D96]+[.G96]*0.5*[.M$7])^2)/[.M$2]" office:value-type="float" office:value="0.368665737731535" calcext:value-type="float">
            <text:p>0,36867</text:p>
          </table:table-cell>
          <table:table-cell table:formula="of:=(1-([.D96]+[.H96]*[.M$7])-[.M$6]*([.D96]+[.H96]*[.M$7])^2)/[.M$2]" office:value-type="float" office:value="0.366017642630359" calcext:value-type="float">
            <text:p>0,3660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[.M$7]" office:value-type="float" office:value="0.950000000000001" calcext:value-type="float">
            <text:p>0,95000</text:p>
          </table:table-cell>
          <table:table-cell table:formula="of:=[.M$3]+(([.M$4]/[.M$5])+((-1/[.M$3])-([.M$4]/[.M$5]))*EXP(-[.M$5]*[.B97]))^-1" office:value-type="float" office:value="0.733928690182542" calcext:value-type="float">
            <text:p>0,73393</text:p>
          </table:table-cell>
          <table:table-cell table:formula="of:=[.D96]+([.F96]+2*[.G96]+2*[.H96]+[.I96])*[.M$7]*0.1666666" office:value-type="float" office:value="0.741724501810432" calcext:value-type="float">
            <text:p>0,74172</text:p>
          </table:table-cell>
          <table:table-cell table:style-name="ce4" table:formula="of:=100*([.C97]-[.D97])/[.C97]" office:value-type="float" office:value="-1.06220287231876" calcext:value-type="float">
            <text:p>-1,06220</text:p>
          </table:table-cell>
          <table:table-cell table:formula="of:=(1-[.D97]-[.M$6]*[.D97]^2)/[.M$2]" office:value-type="float" office:value="0.366017737217672" calcext:value-type="float">
            <text:p>0,36602</text:p>
          </table:table-cell>
          <table:table-cell table:formula="of:=(1-([.D97]+[.F97]*0.5*[.M$7])-[.M$6]*([.D97]+[.F97]*0.5*[.M$7])^2)/[.M$2]" office:value-type="float" office:value="0.363388763063639" calcext:value-type="float">
            <text:p>0,36339</text:p>
          </table:table-cell>
          <table:table-cell table:formula="of:=(1-([.D97]+[.G97]*0.5*[.M$7])-[.M$6]*([.D97]+[.G97]*0.5*[.M$7])^2)/[.M$2]" office:value-type="float" office:value="0.363407646170196" calcext:value-type="float">
            <text:p>0,36341</text:p>
          </table:table-cell>
          <table:table-cell table:formula="of:=(1-([.D97]+[.H97]*[.M$7])-[.M$6]*([.D97]+[.H97]*[.M$7])^2)/[.M$2]" office:value-type="float" office:value="0.360797248485145" calcext:value-type="float">
            <text:p>0,3608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[.M$7]" office:value-type="float" office:value="0.960000000000001" calcext:value-type="float">
            <text:p>0,96000</text:p>
          </table:table-cell>
          <table:table-cell table:formula="of:=[.M$3]+(([.M$4]/[.M$5])+((-1/[.M$3])-([.M$4]/[.M$5]))*EXP(-[.M$5]*[.B98]))^-1" office:value-type="float" office:value="0.737414806020502" calcext:value-type="float">
            <text:p>0,73741</text:p>
          </table:table-cell>
          <table:table-cell table:formula="of:=[.D97]+([.F97]+2*[.G97]+2*[.H97]+[.I97])*[.M$7]*0.1666666" office:value-type="float" office:value="0.745358513363778" calcext:value-type="float">
            <text:p>0,74536</text:p>
          </table:table-cell>
          <table:table-cell table:style-name="ce4" table:formula="of:=100*([.C98]-[.D98])/[.C98]" office:value-type="float" office:value="-1.07723729960688" calcext:value-type="float">
            <text:p>-1,07724</text:p>
          </table:table-cell>
          <table:table-cell table:formula="of:=(1-[.D98]-[.M$6]*[.D98]^2)/[.M$2]" office:value-type="float" office:value="0.360797341729725" calcext:value-type="float">
            <text:p>0,36080</text:p>
          </table:table-cell>
          <table:table-cell table:formula="of:=(1-([.D98]+[.F98]*0.5*[.M$7])-[.M$6]*([.D98]+[.F98]*0.5*[.M$7])^2)/[.M$2]" office:value-type="float" office:value="0.358205793816991" calcext:value-type="float">
            <text:p>0,35821</text:p>
          </table:table-cell>
          <table:table-cell table:formula="of:=(1-([.D98]+[.G98]*0.5*[.M$7])-[.M$6]*([.D98]+[.G98]*0.5*[.M$7])^2)/[.M$2]" office:value-type="float" office:value="0.358224408603366" calcext:value-type="float">
            <text:p>0,35822</text:p>
          </table:table-cell>
          <table:table-cell table:formula="of:=(1-([.D98]+[.H98]*[.M$7])-[.M$6]*([.D98]+[.H98]*[.M$7])^2)/[.M$2]" office:value-type="float" office:value="0.355651173688647" calcext:value-type="float">
            <text:p>0,3556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[.M$7]" office:value-type="float" office:value="0.970000000000001" calcext:value-type="float">
            <text:p>0,97000</text:p>
          </table:table-cell>
          <table:table-cell table:formula="of:=[.M$3]+(([.M$4]/[.M$5])+((-1/[.M$3])-([.M$4]/[.M$5]))*EXP(-[.M$5]*[.B99]))^-1" office:value-type="float" office:value="0.740848760078301" calcext:value-type="float">
            <text:p>0,74085</text:p>
          </table:table-cell>
          <table:table-cell table:formula="of:=[.D98]+([.F98]+2*[.G98]+2*[.H98]+[.I98])*[.M$7]*0.1666666" office:value-type="float" office:value="0.748940693464671" calcext:value-type="float">
            <text:p>0,74894</text:p>
          </table:table-cell>
          <table:table-cell table:style-name="ce4" table:formula="of:=100*([.C99]-[.D99])/[.C99]" office:value-type="float" office:value="-1.09225172834387" calcext:value-type="float">
            <text:p>-1,09225</text:p>
          </table:table-cell>
          <table:table-cell table:formula="of:=(1-[.D99]-[.M$6]*[.D99]^2)/[.M$2]" office:value-type="float" office:value="0.355651265609431" calcext:value-type="float">
            <text:p>0,35565</text:p>
          </table:table-cell>
          <table:table-cell table:formula="of:=(1-([.D99]+[.F99]*0.5*[.M$7])-[.M$6]*([.D99]+[.F99]*0.5*[.M$7])^2)/[.M$2]" office:value-type="float" office:value="0.353096613109093" calcext:value-type="float">
            <text:p>0,35310</text:p>
          </table:table-cell>
          <table:table-cell table:formula="of:=(1-([.D99]+[.G99]*0.5*[.M$7])-[.M$6]*([.D99]+[.G99]*0.5*[.M$7])^2)/[.M$2]" office:value-type="float" office:value="0.35311496336676" calcext:value-type="float">
            <text:p>0,35311</text:p>
          </table:table-cell>
          <table:table-cell table:formula="of:=(1-([.D99]+[.H99]*[.M$7])-[.M$6]*([.D99]+[.H99]*[.M$7])^2)/[.M$2]" office:value-type="float" office:value="0.350578364102432" calcext:value-type="float">
            <text:p>0,3505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[.M$7]" office:value-type="float" office:value="0.980000000000001" calcext:value-type="float">
            <text:p>0,98000</text:p>
          </table:table-cell>
          <table:table-cell table:formula="of:=[.M$3]+(([.M$4]/[.M$5])+((-1/[.M$3])-([.M$4]/[.M$5]))*EXP(-[.M$5]*[.B100]))^-1" office:value-type="float" office:value="0.744231320392401" calcext:value-type="float">
            <text:p>0,74423</text:p>
          </table:table-cell>
          <table:table-cell table:formula="of:=[.D99]+([.F99]+2*[.G99]+2*[.H99]+[.I99])*[.M$7]*0.1666666" office:value-type="float" office:value="0.752471780023341" calcext:value-type="float">
            <text:p>0,75247</text:p>
          </table:table-cell>
          <table:table-cell table:style-name="ce4" table:formula="of:=100*([.C100]-[.D100])/[.C100]" office:value-type="float" office:value="-1.10724440172657" calcext:value-type="float">
            <text:p>-1,10724</text:p>
          </table:table-cell>
          <table:table-cell table:formula="of:=(1-[.D100]-[.M$6]*[.D100]^2)/[.M$2]" office:value-type="float" office:value="0.350578454718094" calcext:value-type="float">
            <text:p>0,35058</text:p>
          </table:table-cell>
          <table:table-cell table:formula="of:=(1-([.D100]+[.F100]*0.5*[.M$7])-[.M$6]*([.D100]+[.F100]*0.5*[.M$7])^2)/[.M$2]" office:value-type="float" office:value="0.348060174274197" calcext:value-type="float">
            <text:p>0,34806</text:p>
          </table:table-cell>
          <table:table-cell table:formula="of:=(1-([.D100]+[.G100]*0.5*[.M$7])-[.M$6]*([.D100]+[.G100]*0.5*[.M$7])^2)/[.M$2]" office:value-type="float" office:value="0.348078263741656" calcext:value-type="float">
            <text:p>0,34808</text:p>
          </table:table-cell>
          <table:table-cell table:formula="of:=(1-([.D100]+[.H100]*[.M$7])-[.M$6]*([.D100]+[.H100]*[.M$7])^2)/[.M$2]" office:value-type="float" office:value="0.34557778042931" calcext:value-type="float">
            <text:p>0,3455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[.M$7]" office:value-type="float" office:value="0.990000000000001" calcext:value-type="float">
            <text:p>0,99000</text:p>
          </table:table-cell>
          <table:table-cell table:formula="of:=[.M$3]+(([.M$4]/[.M$5])+((-1/[.M$3])-([.M$4]/[.M$5]))*EXP(-[.M$5]*[.B101]))^-1" office:value-type="float" office:value="0.747563244063401" calcext:value-type="float">
            <text:p>0,74756</text:p>
          </table:table-cell>
          <table:table-cell table:formula="of:=[.D100]+([.F100]+2*[.G100]+2*[.H100]+[.I100])*[.M$7]*0.1666666" office:value-type="float" office:value="0.755952500483018" calcext:value-type="float">
            <text:p>0,75595</text:p>
          </table:table-cell>
          <table:table-cell table:style-name="ce4" table:formula="of:=100*([.C101]-[.D101])/[.C101]" office:value-type="float" office:value="-1.12221360349612" calcext:value-type="float">
            <text:p>-1,12221</text:p>
          </table:table-cell>
          <table:table-cell table:formula="of:=(1-[.D101]-[.M$6]*[.D101]^2)/[.M$2]" office:value-type="float" office:value="0.345577869758261" calcext:value-type="float">
            <text:p>0,34558</text:p>
          </table:table-cell>
          <table:table-cell table:formula="of:=(1-([.D101]+[.F101]*0.5*[.M$7])-[.M$6]*([.D101]+[.F101]*0.5*[.M$7])^2)/[.M$2]" office:value-type="float" office:value="0.343095445384189" calcext:value-type="float">
            <text:p>0,34310</text:p>
          </table:table-cell>
          <table:table-cell table:formula="of:=(1-([.D101]+[.G101]*0.5*[.M$7])-[.M$6]*([.D101]+[.G101]*0.5*[.M$7])^2)/[.M$2]" office:value-type="float" office:value="0.343113277747693" calcext:value-type="float">
            <text:p>0,34311</text:p>
          </table:table-cell>
          <table:table-cell table:formula="of:=(1-([.D101]+[.H101]*[.M$7])-[.M$6]*([.D101]+[.H101]*[.M$7])^2)/[.M$2]" office:value-type="float" office:value="0.340648398007522" calcext:value-type="float">
            <text:p>0,3406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[.M$7]" office:value-type="float" office:value="1" calcext:value-type="float">
            <text:p>1,00000</text:p>
          </table:table-cell>
          <table:table-cell table:formula="of:=[.M$3]+(([.M$4]/[.M$5])+((-1/[.M$3])-([.M$4]/[.M$5]))*EXP(-[.M$5]*[.B102]))^-1" office:value-type="float" office:value="0.750845277400538" calcext:value-type="float">
            <text:p>0,75085</text:p>
          </table:table-cell>
          <table:table-cell table:formula="of:=[.D101]+([.F101]+2*[.G101]+2*[.H101]+[.I101])*[.M$7]*0.1666666" office:value-type="float" office:value="0.759383571967304" calcext:value-type="float">
            <text:p>0,75938</text:p>
          </table:table-cell>
          <table:table-cell table:style-name="ce4" table:formula="of:=100*([.C102]-[.D102])/[.C102]" office:value-type="float" office:value="-1.13715765734408" calcext:value-type="float">
            <text:p>-1,13716</text:p>
          </table:table-cell>
          <table:table-cell table:formula="of:=(1-[.D102]-[.M$6]*[.D102]^2)/[.M$2]" office:value-type="float" office:value="0.34064848606792" calcext:value-type="float">
            <text:p>0,34065</text:p>
          </table:table-cell>
          <table:table-cell table:formula="of:=(1-([.D102]+[.F102]*0.5*[.M$7])-[.M$6]*([.D102]+[.F102]*0.5*[.M$7])^2)/[.M$2]" office:value-type="float" office:value="0.33820140904417" calcext:value-type="float">
            <text:p>0,33820</text:p>
          </table:table-cell>
          <table:table-cell table:formula="of:=(1-([.D102]+[.G102]*0.5*[.M$7])-[.M$6]*([.D102]+[.G102]*0.5*[.M$7])^2)/[.M$2]" office:value-type="float" office:value="0.338218987938433" calcext:value-type="float">
            <text:p>0,33822</text:p>
          </table:table-cell>
          <table:table-cell table:formula="of:=(1-([.D102]+[.H102]*[.M$7])-[.M$6]*([.D102]+[.H102]*[.M$7])^2)/[.M$2]" office:value-type="float" office:value="0.335789206607701" calcext:value-type="float">
            <text:p>0,3357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[.M$7]" office:value-type="float" office:value="1.01" calcext:value-type="float">
            <text:p>1,01000</text:p>
          </table:table-cell>
          <table:table-cell table:formula="of:=[.M$3]+(([.M$4]/[.M$5])+((-1/[.M$3])-([.M$4]/[.M$5]))*EXP(-[.M$5]*[.B103]))^-1" office:value-type="float" office:value="0.754078156064605" calcext:value-type="float">
            <text:p>0,75408</text:p>
          </table:table-cell>
          <table:table-cell table:formula="of:=[.D102]+([.F102]+2*[.G102]+2*[.H102]+[.I102])*[.M$7]*0.1666666" office:value-type="float" office:value="0.76276570142552" calcext:value-type="float">
            <text:p>0,76277</text:p>
          </table:table-cell>
          <table:table-cell table:style-name="ce4" table:formula="of:=100*([.C103]-[.D103])/[.C103]" office:value-type="float" office:value="-1.15207492632512" calcext:value-type="float">
            <text:p>-1,15207</text:p>
          </table:table-cell>
          <table:table-cell table:formula="of:=(1-[.D103]-[.M$6]*[.D103]^2)/[.M$2]" office:value-type="float" office:value="0.335789293417447" calcext:value-type="float">
            <text:p>0,33579</text:p>
          </table:table-cell>
          <table:table-cell table:formula="of:=(1-([.D103]+[.F103]*0.5*[.M$7])-[.M$6]*([.D103]+[.F103]*0.5*[.M$7])^2)/[.M$2]" office:value-type="float" office:value="0.333377062190784" calcext:value-type="float">
            <text:p>0,33338</text:p>
          </table:table-cell>
          <table:table-cell table:formula="of:=(1-([.D103]+[.G103]*0.5*[.M$7])-[.M$6]*([.D103]+[.G103]*0.5*[.M$7])^2)/[.M$2]" office:value-type="float" office:value="0.333394391199691" calcext:value-type="float">
            <text:p>0,33339</text:p>
          </table:table-cell>
          <table:table-cell table:formula="of:=(1-([.D103]+[.H103]*[.M$7])-[.M$6]*([.D103]+[.H103]*[.M$7])^2)/[.M$2]" office:value-type="float" office:value="0.330999210232549" calcext:value-type="float">
            <text:p>0,33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[.M$7]" office:value-type="float" office:value="1.02" calcext:value-type="float">
            <text:p>1,02000</text:p>
          </table:table-cell>
          <table:table-cell table:formula="of:=[.M$3]+(([.M$4]/[.M$5])+((-1/[.M$3])-([.M$4]/[.M$5]))*EXP(-[.M$5]*[.B104]))^-1" office:value-type="float" office:value="0.757262605209324" calcext:value-type="float">
            <text:p>0,75726</text:p>
          </table:table-cell>
          <table:table-cell table:formula="of:=[.D103]+([.F103]+2*[.G103]+2*[.H103]+[.I103])*[.M$7]*0.1666666" office:value-type="float" office:value="0.766099585776017" calcext:value-type="float">
            <text:p>0,76610</text:p>
          </table:table-cell>
          <table:table-cell table:style-name="ce4" table:formula="of:=100*([.C104]-[.D104])/[.C104]" office:value-type="float" office:value="-1.16696381227627" calcext:value-type="float">
            <text:p>-1,16696</text:p>
          </table:table-cell>
          <table:table-cell table:formula="of:=(1-[.D104]-[.M$6]*[.D104]^2)/[.M$2]" office:value-type="float" office:value="0.330999295809299" calcext:value-type="float">
            <text:p>0,33100</text:p>
          </table:table-cell>
          <table:table-cell table:formula="of:=(1-([.D104]+[.F104]*0.5*[.M$7])-[.M$6]*([.D104]+[.F104]*0.5*[.M$7])^2)/[.M$2]" office:value-type="float" office:value="0.328621415893264" calcext:value-type="float">
            <text:p>0,32862</text:p>
          </table:table-cell>
          <table:table-cell table:formula="of:=(1-([.D104]+[.G104]*0.5*[.M$7])-[.M$6]*([.D104]+[.G104]*0.5*[.M$7])^2)/[.M$2]" office:value-type="float" office:value="0.328638498550561" calcext:value-type="float">
            <text:p>0,32864</text:p>
          </table:table-cell>
          <table:table-cell table:formula="of:=(1-([.D104]+[.H104]*[.M$7])-[.M$6]*([.D104]+[.H104]*[.M$7])^2)/[.M$2]" office:value-type="float" office:value="0.326277426919228" calcext:value-type="float">
            <text:p>0,3262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[.M$7]" office:value-type="float" office:value="1.03" calcext:value-type="float">
            <text:p>1,03000</text:p>
          </table:table-cell>
          <table:table-cell table:formula="of:=[.M$3]+(([.M$4]/[.M$5])+((-1/[.M$3])-([.M$4]/[.M$5]))*EXP(-[.M$5]*[.B105]))^-1" office:value-type="float" office:value="0.760399339621156" calcext:value-type="float">
            <text:p>0,76040</text:p>
          </table:table-cell>
          <table:table-cell table:formula="of:=[.D104]+([.F104]+2*[.G104]+2*[.H104]+[.I104])*[.M$7]*0.1666666" office:value-type="float" office:value="0.769385912047513" calcext:value-type="float">
            <text:p>0,76939</text:p>
          </table:table-cell>
          <table:table-cell table:style-name="ce4" table:formula="of:=100*([.C105]-[.D105])/[.C105]" office:value-type="float" office:value="-1.1818227552426" calcext:value-type="float">
            <text:p>-1,18182</text:p>
          </table:table-cell>
          <table:table-cell table:formula="of:=(1-[.D105]-[.M$6]*[.D105]^2)/[.M$2]" office:value-type="float" office:value="0.326277511280389" calcext:value-type="float">
            <text:p>0,32628</text:p>
          </table:table-cell>
          <table:table-cell table:formula="of:=(1-([.D105]+[.F105]*0.5*[.M$7])-[.M$6]*([.D105]+[.F105]*0.5*[.M$7])^2)/[.M$2]" office:value-type="float" office:value="0.323933495157147" calcext:value-type="float">
            <text:p>0,32393</text:p>
          </table:table-cell>
          <table:table-cell table:formula="of:=(1-([.D105]+[.G105]*0.5*[.M$7])-[.M$6]*([.D105]+[.G105]*0.5*[.M$7])^2)/[.M$2]" office:value-type="float" office:value="0.32395033494713" calcext:value-type="float">
            <text:p>0,32395</text:p>
          </table:table-cell>
          <table:table-cell table:formula="of:=(1-([.D105]+[.H105]*[.M$7])-[.M$6]*([.D105]+[.H105]*[.M$7])^2)/[.M$2]" office:value-type="float" office:value="0.321622888544393" calcext:value-type="float">
            <text:p>0,3216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[.M$7]" office:value-type="float" office:value="1.04" calcext:value-type="float">
            <text:p>1,04000</text:p>
          </table:table-cell>
          <table:table-cell table:formula="of:=[.M$3]+(([.M$4]/[.M$5])+((-1/[.M$3])-([.M$4]/[.M$5]))*EXP(-[.M$5]*[.B106]))^-1" office:value-type="float" office:value="0.763489063857569" calcext:value-type="float">
            <text:p>0,76349</text:p>
          </table:table-cell>
          <table:table-cell table:formula="of:=[.D105]+([.F105]+2*[.G105]+2*[.H105]+[.I105])*[.M$7]*0.1666666" office:value-type="float" office:value="0.772625357518457" calcext:value-type="float">
            <text:p>0,77263</text:p>
          </table:table-cell>
          <table:table-cell table:style-name="ce4" table:formula="of:=100*([.C106]-[.D106])/[.C106]" office:value-type="float" office:value="-1.19665023290926" calcext:value-type="float">
            <text:p>-1,19665</text:p>
          </table:table-cell>
          <table:table-cell table:formula="of:=(1-[.D106]-[.M$6]*[.D106]^2)/[.M$2]" office:value-type="float" office:value="0.32162297170713" calcext:value-type="float">
            <text:p>0,32162</text:p>
          </table:table-cell>
          <table:table-cell table:formula="of:=(1-([.D106]+[.F106]*0.5*[.M$7])-[.M$6]*([.D106]+[.F106]*0.5*[.M$7])^2)/[.M$2]" office:value-type="float" office:value="0.319312338730641" calcext:value-type="float">
            <text:p>0,31931</text:p>
          </table:table-cell>
          <table:table-cell table:formula="of:=(1-([.D106]+[.G106]*0.5*[.M$7])-[.M$6]*([.D106]+[.G106]*0.5*[.M$7])^2)/[.M$2]" office:value-type="float" office:value="0.319328939088833" calcext:value-type="float">
            <text:p>0,31933</text:p>
          </table:table-cell>
          <table:table-cell table:formula="of:=(1-([.D106]+[.H106]*[.M$7])-[.M$6]*([.D106]+[.H106]*[.M$7])^2)/[.M$2]" office:value-type="float" office:value="0.31703464063187" calcext:value-type="float">
            <text:p>0,3170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[.M$7]" office:value-type="float" office:value="1.05" calcext:value-type="float">
            <text:p>1,05000</text:p>
          </table:table-cell>
          <table:table-cell table:formula="of:=[.M$3]+(([.M$4]/[.M$5])+((-1/[.M$3])-([.M$4]/[.M$5]))*EXP(-[.M$5]*[.B107]))^-1" office:value-type="float" office:value="0.766532472383762" calcext:value-type="float">
            <text:p>0,76653</text:p>
          </table:table-cell>
          <table:table-cell table:formula="of:=[.D106]+([.F106]+2*[.G106]+2*[.H106]+[.I106])*[.M$7]*0.1666666" office:value-type="float" office:value="0.77581858985446" calcext:value-type="float">
            <text:p>0,77582</text:p>
          </table:table-cell>
          <table:table-cell table:style-name="ce4" table:formula="of:=100*([.C107]-[.D107])/[.C107]" office:value-type="float" office:value="-1.21144476003995" calcext:value-type="float">
            <text:p>-1,21144</text:p>
          </table:table-cell>
          <table:table-cell table:formula="of:=(1-[.D107]-[.M$6]*[.D107]^2)/[.M$2]" office:value-type="float" office:value="0.317034722613108" calcext:value-type="float">
            <text:p>0,31703</text:p>
          </table:table-cell>
          <table:table-cell table:formula="of:=(1-([.D107]+[.F107]*0.5*[.M$7])-[.M$6]*([.D107]+[.F107]*0.5*[.M$7])^2)/[.M$2]" office:value-type="float" office:value="0.314756998913606" calcext:value-type="float">
            <text:p>0,31476</text:p>
          </table:table-cell>
          <table:table-cell table:formula="of:=(1-([.D107]+[.G107]*0.5*[.M$7])-[.M$6]*([.D107]+[.G107]*0.5*[.M$7])^2)/[.M$2]" office:value-type="float" office:value="0.314773363227424" calcext:value-type="float">
            <text:p>0,31477</text:p>
          </table:table-cell>
          <table:table-cell table:formula="of:=(1-([.D107]+[.H107]*[.M$7])-[.M$6]*([.D107]+[.H107]*[.M$7])^2)/[.M$2]" office:value-type="float" office:value="0.312511742162916" calcext:value-type="float">
            <text:p>0,3125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[.M$7]" office:value-type="float" office:value="1.06" calcext:value-type="float">
            <text:p>1,06000</text:p>
          </table:table-cell>
          <table:table-cell table:formula="of:=[.M$3]+(([.M$4]/[.M$5])+((-1/[.M$3])-([.M$4]/[.M$5]))*EXP(-[.M$5]*[.B108]))^-1" office:value-type="float" office:value="0.769530249707866" calcext:value-type="float">
            <text:p>0,76953</text:p>
          </table:table-cell>
          <table:table-cell table:formula="of:=[.D107]+([.F107]+2*[.G107]+2*[.H107]+[.I107])*[.M$7]*0.1666666" office:value-type="float" office:value="0.778966267243819" calcext:value-type="float">
            <text:p>0,77897</text:p>
          </table:table-cell>
          <table:table-cell table:style-name="ce4" table:formula="of:=100*([.C108]-[.D108])/[.C108]" office:value-type="float" office:value="-1.2262048879216" calcext:value-type="float">
            <text:p>-1,22620</text:p>
          </table:table-cell>
          <table:table-cell table:formula="of:=(1-[.D108]-[.M$6]*[.D108]^2)/[.M$2]" office:value-type="float" office:value="0.312511822979346" calcext:value-type="float">
            <text:p>0,31251</text:p>
          </table:table-cell>
          <table:table-cell table:formula="of:=(1-([.D108]+[.F108]*0.5*[.M$7])-[.M$6]*([.D108]+[.F108]*0.5*[.M$7])^2)/[.M$2]" office:value-type="float" office:value="0.310266541369102" calcext:value-type="float">
            <text:p>0,31027</text:p>
          </table:table-cell>
          <table:table-cell table:formula="of:=(1-([.D108]+[.G108]*0.5*[.M$7])-[.M$6]*([.D108]+[.G108]*0.5*[.M$7])^2)/[.M$2]" office:value-type="float" office:value="0.310282672978519" calcext:value-type="float">
            <text:p>0,31028</text:p>
          </table:table-cell>
          <table:table-cell table:formula="of:=(1-([.D108]+[.H108]*[.M$7])-[.M$6]*([.D108]+[.H108]*[.M$7])^2)/[.M$2]" office:value-type="float" office:value="0.308053265389055" calcext:value-type="float">
            <text:p>0,3080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[.M$7]" office:value-type="float" office:value="1.07" calcext:value-type="float">
            <text:p>1,07000</text:p>
          </table:table-cell>
          <table:table-cell table:formula="of:=[.M$3]+(([.M$4]/[.M$5])+((-1/[.M$3])-([.M$4]/[.M$5]))*EXP(-[.M$5]*[.B109]))^-1" office:value-type="float" office:value="0.772483070514605" calcext:value-type="float">
            <text:p>0,77248</text:p>
          </table:table-cell>
          <table:table-cell table:formula="of:=[.D108]+([.F108]+2*[.G108]+2*[.H108]+[.I108])*[.M$7]*0.1666666" office:value-type="float" office:value="0.782069038531149" calcext:value-type="float">
            <text:p>0,78207</text:p>
          </table:table-cell>
          <table:table-cell table:style-name="ce4" table:formula="of:=100*([.C109]-[.D109])/[.C109]" office:value-type="float" office:value="-1.24092920381526" calcext:value-type="float">
            <text:p>-1,24093</text:p>
          </table:table-cell>
          <table:table-cell table:formula="of:=(1-[.D109]-[.M$6]*[.D109]^2)/[.M$2]" office:value-type="float" office:value="0.308053345057131" calcext:value-type="float">
            <text:p>0,30805</text:p>
          </table:table-cell>
          <table:table-cell table:formula="of:=(1-([.D109]+[.F109]*0.5*[.M$7])-[.M$6]*([.D109]+[.F109]*0.5*[.M$7])^2)/[.M$2]" office:value-type="float" office:value="0.305840044937498" calcext:value-type="float">
            <text:p>0,30584</text:p>
          </table:table-cell>
          <table:table-cell table:formula="of:=(1-([.D109]+[.G109]*0.5*[.M$7])-[.M$6]*([.D109]+[.G109]*0.5*[.M$7])^2)/[.M$2]" office:value-type="float" office:value="0.305855947135691" calcext:value-type="float">
            <text:p>0,30586</text:p>
          </table:table-cell>
          <table:table-cell table:formula="of:=(1-([.D109]+[.H109]*[.M$7])-[.M$6]*([.D109]+[.H109]*[.M$7])^2)/[.M$2]" office:value-type="float" office:value="0.303658295647428" calcext:value-type="float">
            <text:p>0,3036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[.M$7]" office:value-type="float" office:value="1.08" calcext:value-type="float">
            <text:p>1,08000</text:p>
          </table:table-cell>
          <table:table-cell table:formula="of:=[.M$3]+(([.M$4]/[.M$5])+((-1/[.M$3])-([.M$4]/[.M$5]))*EXP(-[.M$5]*[.B110]))^-1" office:value-type="float" office:value="0.775391599797456" calcext:value-type="float">
            <text:p>0,77539</text:p>
          </table:table-cell>
          <table:table-cell table:formula="of:=[.D109]+([.F109]+2*[.G109]+2*[.H109]+[.I109])*[.M$7]*0.1666666" office:value-type="float" office:value="0.785127543349165" calcext:value-type="float">
            <text:p>0,78513</text:p>
          </table:table-cell>
          <table:table-cell table:style-name="ce4" table:formula="of:=100*([.C110]-[.D110])/[.C110]" office:value-type="float" office:value="-1.25561633041319" calcext:value-type="float">
            <text:p>-1,25562</text:p>
          </table:table-cell>
          <table:table-cell table:formula="of:=(1-[.D110]-[.M$6]*[.D110]^2)/[.M$2]" office:value-type="float" office:value="0.303658374183378" calcext:value-type="float">
            <text:p>0,30366</text:p>
          </table:table-cell>
          <table:table-cell table:formula="of:=(1-([.D110]+[.F110]*0.5*[.M$7])-[.M$6]*([.D110]+[.F110]*0.5*[.M$7])^2)/[.M$2]" office:value-type="float" office:value="0.301476601453084" calcext:value-type="float">
            <text:p>0,30148</text:p>
          </table:table-cell>
          <table:table-cell table:formula="of:=(1-([.D110]+[.G110]*0.5*[.M$7])-[.M$6]*([.D110]+[.G110]*0.5*[.M$7])^2)/[.M$2]" office:value-type="float" office:value="0.301492277487079" calcext:value-type="float">
            <text:p>0,30149</text:p>
          </table:table-cell>
          <table:table-cell table:formula="of:=(1-([.D110]+[.H110]*[.M$7])-[.M$6]*([.D110]+[.H110]*[.M$7])^2)/[.M$2]" office:value-type="float" office:value="0.299325931178656" calcext:value-type="float">
            <text:p>0,2993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[.M$7]" office:value-type="float" office:value="1.09" calcext:value-type="float">
            <text:p>1,09000</text:p>
          </table:table-cell>
          <table:table-cell table:formula="of:=[.M$3]+(([.M$4]/[.M$5])+((-1/[.M$3])-([.M$4]/[.M$5]))*EXP(-[.M$5]*[.B111]))^-1" office:value-type="float" office:value="0.778256492989293" calcext:value-type="float">
            <text:p>0,77826</text:p>
          </table:table-cell>
          <table:table-cell table:formula="of:=[.D110]+([.F110]+2*[.G110]+2*[.H110]+[.I110])*[.M$7]*0.1666666" office:value-type="float" office:value="0.788142412248621" calcext:value-type="float">
            <text:p>0,78814</text:p>
          </table:table-cell>
          <table:table-cell table:style-name="ce4" table:formula="of:=100*([.C111]-[.D111])/[.C111]" office:value-type="float" office:value="-1.27026492530197" calcext:value-type="float">
            <text:p>-1,27026</text:p>
          </table:table-cell>
          <table:table-cell table:formula="of:=(1-[.D111]-[.M$6]*[.D111]^2)/[.M$2]" office:value-type="float" office:value="0.299326008598479" calcext:value-type="float">
            <text:p>0,29933</text:p>
          </table:table-cell>
          <table:table-cell table:formula="of:=(1-([.D111]+[.F111]*0.5*[.M$7])-[.M$6]*([.D111]+[.F111]*0.5*[.M$7])^2)/[.M$2]" office:value-type="float" office:value="0.297175315563171" calcext:value-type="float">
            <text:p>0,29718</text:p>
          </table:table-cell>
          <table:table-cell table:formula="of:=(1-([.D111]+[.G111]*0.5*[.M$7])-[.M$6]*([.D111]+[.G111]*0.5*[.M$7])^2)/[.M$2]" office:value-type="float" office:value="0.297190768634474" calcext:value-type="float">
            <text:p>0,29719</text:p>
          </table:table-cell>
          <table:table-cell table:formula="of:=(1-([.D111]+[.H111]*[.M$7])-[.M$6]*([.D111]+[.H111]*[.M$7])^2)/[.M$2]" office:value-type="float" office:value="0.295055282947159" calcext:value-type="float">
            <text:p>0,2950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[.M$7]" office:value-type="float" office:value="1.1" calcext:value-type="float">
            <text:p>1,10000</text:p>
          </table:table-cell>
          <table:table-cell table:formula="of:=[.M$3]+(([.M$4]/[.M$5])+((-1/[.M$3])-([.M$4]/[.M$5]))*EXP(-[.M$5]*[.B112]))^-1" office:value-type="float" office:value="0.781078396091529" calcext:value-type="float">
            <text:p>0,78108</text:p>
          </table:table-cell>
          <table:table-cell table:formula="of:=[.D111]+([.F111]+2*[.G111]+2*[.H111]+[.I111])*[.M$7]*0.1666666" office:value-type="float" office:value="0.791114266826447" calcext:value-type="float">
            <text:p>0,79111</text:p>
          </table:table-cell>
          <table:table-cell table:style-name="ce4" table:formula="of:=100*([.C112]-[.D112])/[.C112]" office:value-type="float" office:value="-1.28487368043165" calcext:value-type="float">
            <text:p>-1,28487</text:p>
          </table:table-cell>
          <table:table-cell table:formula="of:=(1-[.D112]-[.M$6]*[.D112]^2)/[.M$2]" office:value-type="float" office:value="0.295055359266631" calcext:value-type="float">
            <text:p>0,29506</text:p>
          </table:table-cell>
          <table:table-cell table:formula="of:=(1-([.D112]+[.F112]*0.5*[.M$7])-[.M$6]*([.D112]+[.F112]*0.5*[.M$7])^2)/[.M$2]" office:value-type="float" office:value="0.292935304549635" calcext:value-type="float">
            <text:p>0,29294</text:p>
          </table:table-cell>
          <table:table-cell table:formula="of:=(1-([.D112]+[.G112]*0.5*[.M$7])-[.M$6]*([.D112]+[.G112]*0.5*[.M$7])^2)/[.M$2]" office:value-type="float" office:value="0.292950537814862" calcext:value-type="float">
            <text:p>0,29295</text:p>
          </table:table-cell>
          <table:table-cell table:formula="of:=(1-([.D112]+[.H112]*[.M$7])-[.M$6]*([.D112]+[.H112]*[.M$7])^2)/[.M$2]" office:value-type="float" office:value="0.290845474463916" calcext:value-type="float">
            <text:p>0,2908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[.M$7]" office:value-type="float" office:value="1.11" calcext:value-type="float">
            <text:p>1,11000</text:p>
          </table:table-cell>
          <table:table-cell table:formula="of:=[.M$3]+(([.M$4]/[.M$5])+((-1/[.M$3])-([.M$4]/[.M$5]))*EXP(-[.M$5]*[.B113]))^-1" office:value-type="float" office:value="0.783857945801775" calcext:value-type="float">
            <text:p>0,78386</text:p>
          </table:table-cell>
          <table:table-cell table:formula="of:=[.D112]+([.F112]+2*[.G112]+2*[.H112]+[.I112])*[.M$7]*0.1666666" office:value-type="float" office:value="0.794043719852098" calcext:value-type="float">
            <text:p>0,79404</text:p>
          </table:table-cell>
          <table:table-cell table:style-name="ce4" table:formula="of:=100*([.C113]-[.D113])/[.C113]" office:value-type="float" office:value="-1.29944132159107" calcext:value-type="float">
            <text:p>-1,29944</text:p>
          </table:table-cell>
          <table:table-cell table:formula="of:=(1-[.D113]-[.M$6]*[.D113]^2)/[.M$2]" office:value-type="float" office:value="0.290845549698593" calcext:value-type="float">
            <text:p>0,29085</text:p>
          </table:table-cell>
          <table:table-cell table:formula="of:=(1-([.D113]+[.F113]*0.5*[.M$7])-[.M$6]*([.D113]+[.F113]*0.5*[.M$7])^2)/[.M$2]" office:value-type="float" office:value="0.288755698152888" calcext:value-type="float">
            <text:p>0,28876</text:p>
          </table:table-cell>
          <table:table-cell table:formula="of:=(1-([.D113]+[.G113]*0.5*[.M$7])-[.M$6]*([.D113]+[.G113]*0.5*[.M$7])^2)/[.M$2]" office:value-type="float" office:value="0.288770714724377" calcext:value-type="float">
            <text:p>0,28877</text:p>
          </table:table-cell>
          <table:table-cell table:formula="of:=(1-([.D113]+[.H113]*[.M$7])-[.M$6]*([.D113]+[.H113]*[.M$7])^2)/[.M$2]" office:value-type="float" office:value="0.286695641611624" calcext:value-type="float">
            <text:p>0,2867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[.M$7]" office:value-type="float" office:value="1.12" calcext:value-type="float">
            <text:p>1,12000</text:p>
          </table:table-cell>
          <table:table-cell table:formula="of:=[.M$3]+(([.M$4]/[.M$5])+((-1/[.M$3])-([.M$4]/[.M$5]))*EXP(-[.M$5]*[.B114]))^-1" office:value-type="float" office:value="0.786595769640008" calcext:value-type="float">
            <text:p>0,78660</text:p>
          </table:table-cell>
          <table:table-cell table:formula="of:=[.D113]+([.F113]+2*[.G113]+2*[.H113]+[.I113])*[.M$7]*0.1666666" office:value-type="float" office:value="0.796931375392143" calcext:value-type="float">
            <text:p>0,79693</text:p>
          </table:table-cell>
          <table:table-cell table:style-name="ce4" table:formula="of:=100*([.C114]-[.D114])/[.C114]" office:value-type="float" office:value="-1.31396660788875" calcext:value-type="float">
            <text:p>-1,31397</text:p>
          </table:table-cell>
          <table:table-cell table:formula="of:=(1-[.D114]-[.M$6]*[.D114]^2)/[.M$2]" office:value-type="float" office:value="0.286695715776844" calcext:value-type="float">
            <text:p>0,28670</text:p>
          </table:table-cell>
          <table:table-cell table:formula="of:=(1-([.D114]+[.F114]*0.5*[.M$7])-[.M$6]*([.D114]+[.F114]*0.5*[.M$7])^2)/[.M$2]" office:value-type="float" office:value="0.284635638398232" calcext:value-type="float">
            <text:p>0,28464</text:p>
          </table:table-cell>
          <table:table-cell table:formula="of:=(1-([.D114]+[.G114]*0.5*[.M$7])-[.M$6]*([.D114]+[.G114]*0.5*[.M$7])^2)/[.M$2]" office:value-type="float" office:value="0.284650441344656" calcext:value-type="float">
            <text:p>0,28465</text:p>
          </table:table-cell>
          <table:table-cell table:formula="of:=(1-([.D114]+[.H114]*[.M$7])-[.M$6]*([.D114]+[.H114]*[.M$7])^2)/[.M$2]" office:value-type="float" office:value="0.282604932472231" calcext:value-type="float">
            <text:p>0,2826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[.M$7]" office:value-type="float" office:value="1.13" calcext:value-type="float">
            <text:p>1,13000</text:p>
          </table:table-cell>
          <table:table-cell table:formula="of:=[.M$3]+(([.M$4]/[.M$5])+((-1/[.M$3])-([.M$4]/[.M$5]))*EXP(-[.M$5]*[.B115]))^-1" office:value-type="float" office:value="0.789292486073276" calcext:value-type="float">
            <text:p>0,78929</text:p>
          </table:table-cell>
          <table:table-cell table:formula="of:=[.D114]+([.F114]+2*[.G114]+2*[.H114]+[.I114])*[.M$7]*0.1666666" office:value-type="float" office:value="0.799777828933119" calcext:value-type="float">
            <text:p>0,79978</text:p>
          </table:table-cell>
          <table:table-cell table:style-name="ce4" table:formula="of:=100*([.C115]-[.D115])/[.C115]" office:value-type="float" office:value="-1.32844833123994" calcext:value-type="float">
            <text:p>-1,32845</text:p>
          </table:table-cell>
          <table:table-cell table:formula="of:=(1-[.D115]-[.M$6]*[.D115]^2)/[.M$2]" office:value-type="float" office:value="0.282605005583118" calcext:value-type="float">
            <text:p>0,28261</text:p>
          </table:table-cell>
          <table:table-cell table:formula="of:=(1-([.D115]+[.F115]*0.5*[.M$7])-[.M$6]*([.D115]+[.F115]*0.5*[.M$7])^2)/[.M$2]" office:value-type="float" office:value="0.280574279424571" calcext:value-type="float">
            <text:p>0,28057</text:p>
          </table:table-cell>
          <table:table-cell table:formula="of:=(1-([.D115]+[.G115]*0.5*[.M$7])-[.M$6]*([.D115]+[.G115]*0.5*[.M$7])^2)/[.M$2]" office:value-type="float" office:value="0.280588871771538" calcext:value-type="float">
            <text:p>0,28059</text:p>
          </table:table-cell>
          <table:table-cell table:formula="of:=(1-([.D115]+[.H115]*[.M$7])-[.M$6]*([.D115]+[.H115]*[.M$7])^2)/[.M$2]" office:value-type="float" office:value="0.278572507156817" calcext:value-type="float">
            <text:p>0,2785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[.M$7]" office:value-type="float" office:value="1.14" calcext:value-type="float">
            <text:p>1,14000</text:p>
          </table:table-cell>
          <table:table-cell table:formula="of:=[.M$3]+(([.M$4]/[.M$5])+((-1/[.M$3])-([.M$4]/[.M$5]))*EXP(-[.M$5]*[.B116]))^-1" office:value-type="float" office:value="0.791948704638936" calcext:value-type="float">
            <text:p>0,79195</text:p>
          </table:table-cell>
          <table:table-cell table:formula="of:=[.D115]+([.F115]+2*[.G115]+2*[.H115]+[.I115])*[.M$7]*0.1666666" office:value-type="float" office:value="0.80258366750267" calcext:value-type="float">
            <text:p>0,80258</text:p>
          </table:table-cell>
          <table:table-cell table:style-name="ce4" table:formula="of:=100*([.C116]-[.D116])/[.C116]" office:value-type="float" office:value="-1.34288531585933" calcext:value-type="float">
            <text:p>-1,34289</text:p>
          </table:table-cell>
          <table:table-cell table:formula="of:=(1-[.D116]-[.M$6]*[.D116]^2)/[.M$2]" office:value-type="float" office:value="0.278572579228282" calcext:value-type="float">
            <text:p>0,27857</text:p>
          </table:table-cell>
          <table:table-cell table:formula="of:=(1-([.D116]+[.F116]*0.5*[.M$7])-[.M$6]*([.D116]+[.F116]*0.5*[.M$7])^2)/[.M$2]" office:value-type="float" office:value="0.276570787315454" calcext:value-type="float">
            <text:p>0,27657</text:p>
          </table:table-cell>
          <table:table-cell table:formula="of:=(1-([.D116]+[.G116]*0.5*[.M$7])-[.M$6]*([.D116]+[.G116]*0.5*[.M$7])^2)/[.M$2]" office:value-type="float" office:value="0.276585172046101" calcext:value-type="float">
            <text:p>0,27659</text:p>
          </table:table-cell>
          <table:table-cell table:formula="of:=(1-([.D116]+[.H116]*[.M$7])-[.M$6]*([.D116]+[.H116]*[.M$7])^2)/[.M$2]" office:value-type="float" office:value="0.274597537637779" calcext:value-type="float">
            <text:p>0,2746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[.M$7]" office:value-type="float" office:value="1.15" calcext:value-type="float">
            <text:p>1,15000</text:p>
          </table:table-cell>
          <table:table-cell table:formula="of:=[.M$3]+(([.M$4]/[.M$5])+((-1/[.M$3])-([.M$4]/[.M$5]))*EXP(-[.M$5]*[.B117]))^-1" office:value-type="float" office:value="0.794565026066433" calcext:value-type="float">
            <text:p>0,79457</text:p>
          </table:table-cell>
          <table:table-cell table:formula="of:=[.D116]+([.F116]+2*[.G116]+2*[.H116]+[.I116])*[.M$7]*0.1666666" office:value-type="float" office:value="0.805349469788998" calcext:value-type="float">
            <text:p>0,80535</text:p>
          </table:table-cell>
          <table:table-cell table:style-name="ce4" table:formula="of:=100*([.C117]-[.D117])/[.C117]" office:value-type="float" office:value="-1.35727641775956" calcext:value-type="float">
            <text:p>-1,35728</text:p>
          </table:table-cell>
          <table:table-cell table:formula="of:=(1-[.D117]-[.M$6]*[.D117]^2)/[.M$2]" office:value-type="float" office:value="0.274597608684525" calcext:value-type="float">
            <text:p>0,27460</text:p>
          </table:table-cell>
          <table:table-cell table:formula="of:=(1-([.D117]+[.F117]*0.5*[.M$7])-[.M$6]*([.D117]+[.F117]*0.5*[.M$7])^2)/[.M$2]" office:value-type="float" office:value="0.272624339932411" calcext:value-type="float">
            <text:p>0,27262</text:p>
          </table:table-cell>
          <table:table-cell table:formula="of:=(1-([.D117]+[.G117]*0.5*[.M$7])-[.M$6]*([.D117]+[.G117]*0.5*[.M$7])^2)/[.M$2]" office:value-type="float" office:value="0.272638519987988" calcext:value-type="float">
            <text:p>0,27264</text:p>
          </table:table-cell>
          <table:table-cell table:formula="of:=(1-([.D117]+[.H117]*[.M$7])-[.M$6]*([.D117]+[.H117]*[.M$7])^2)/[.M$2]" office:value-type="float" office:value="0.270679207583304" calcext:value-type="float">
            <text:p>0,2706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[.M$7]" office:value-type="float" office:value="1.16" calcext:value-type="float">
            <text:p>1,16000</text:p>
          </table:table-cell>
          <table:table-cell table:formula="of:=[.M$3]+(([.M$4]/[.M$5])+((-1/[.M$3])-([.M$4]/[.M$5]))*EXP(-[.M$5]*[.B118]))^-1" office:value-type="float" office:value="0.797142042397648" calcext:value-type="float">
            <text:p>0,79714</text:p>
          </table:table-cell>
          <table:table-cell table:formula="of:=[.D117]+([.F117]+2*[.G117]+2*[.H117]+[.I117])*[.M$7]*0.1666666" office:value-type="float" office:value="0.808075806258644" calcext:value-type="float">
            <text:p>0,80808</text:p>
          </table:table-cell>
          <table:table-cell table:style-name="ce4" table:formula="of:=100*([.C118]-[.D118])/[.C118]" office:value-type="float" office:value="-1.37162052425549" calcext:value-type="float">
            <text:p>-1,37162</text:p>
          </table:table-cell>
          <table:table-cell table:formula="of:=(1-[.D118]-[.M$6]*[.D118]^2)/[.M$2]" office:value-type="float" office:value="0.270679277619828" calcext:value-type="float">
            <text:p>0,27068</text:p>
          </table:table-cell>
          <table:table-cell table:formula="of:=(1-([.D118]+[.F118]*0.5*[.M$7])-[.M$6]*([.D118]+[.F118]*0.5*[.M$7])^2)/[.M$2]" office:value-type="float" office:value="0.26873412675056" calcext:value-type="float">
            <text:p>0,26873</text:p>
          </table:table-cell>
          <table:table-cell table:formula="of:=(1-([.D118]+[.G118]*0.5*[.M$7])-[.M$6]*([.D118]+[.G118]*0.5*[.M$7])^2)/[.M$2]" office:value-type="float" office:value="0.268748105031008" calcext:value-type="float">
            <text:p>0,26875</text:p>
          </table:table-cell>
          <table:table-cell table:formula="of:=(1-([.D118]+[.H118]*[.M$7])-[.M$6]*([.D118]+[.H118]*[.M$7])^2)/[.M$2]" office:value-type="float" office:value="0.266816712194095" calcext:value-type="float">
            <text:p>0,2668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[.M$7]" office:value-type="float" office:value="1.17" calcext:value-type="float">
            <text:p>1,17000</text:p>
          </table:table-cell>
          <table:table-cell table:formula="of:=[.M$3]+(([.M$4]/[.M$5])+((-1/[.M$3])-([.M$4]/[.M$5]))*EXP(-[.M$5]*[.B119]))^-1" office:value-type="float" office:value="0.799680337105806" calcext:value-type="float">
            <text:p>0,79968</text:p>
          </table:table-cell>
          <table:table-cell table:formula="of:=[.D118]+([.F118]+2*[.G118]+2*[.H118]+[.I118])*[.M$7]*0.1666666" office:value-type="float" office:value="0.810763239272632" calcext:value-type="float">
            <text:p>0,81076</text:p>
          </table:table-cell>
          <table:table-cell table:style-name="ce4" table:formula="of:=100*([.C119]-[.D119])/[.C119]" office:value-type="float" office:value="-1.38591655347392" calcext:value-type="float">
            <text:p>-1,38592</text:p>
          </table:table-cell>
          <table:table-cell table:formula="of:=(1-[.D119]-[.M$6]*[.D119]^2)/[.M$2]" office:value-type="float" office:value="0.266816781234691" calcext:value-type="float">
            <text:p>0,26682</text:p>
          </table:table-cell>
          <table:table-cell table:formula="of:=(1-([.D119]+[.F119]*0.5*[.M$7])-[.M$6]*([.D119]+[.F119]*0.5*[.M$7])^2)/[.M$2]" office:value-type="float" office:value="0.264899348696452" calcext:value-type="float">
            <text:p>0,26490</text:p>
          </table:table-cell>
          <table:table-cell table:formula="of:=(1-([.D119]+[.G119]*0.5*[.M$7])-[.M$6]*([.D119]+[.G119]*0.5*[.M$7])^2)/[.M$2]" office:value-type="float" office:value="0.264913128060974" calcext:value-type="float">
            <text:p>0,26491</text:p>
          </table:table-cell>
          <table:table-cell table:formula="of:=(1-([.D119]+[.H119]*[.M$7])-[.M$6]*([.D119]+[.H119]*[.M$7])^2)/[.M$2]" office:value-type="float" office:value="0.263009258042321" calcext:value-type="float">
            <text:p>0,2630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[.M$7]" office:value-type="float" office:value="1.18" calcext:value-type="float">
            <text:p>1,18000</text:p>
          </table:table-cell>
          <table:table-cell table:formula="of:=[.M$3]+(([.M$4]/[.M$5])+((-1/[.M$3])-([.M$4]/[.M$5]))*EXP(-[.M$5]*[.B120]))^-1" office:value-type="float" office:value="0.802180485212962" calcext:value-type="float">
            <text:p>0,80218</text:p>
          </table:table-cell>
          <table:table-cell table:formula="of:=[.D119]+([.F119]+2*[.G119]+2*[.H119]+[.I119])*[.M$7]*0.1666666" office:value-type="float" office:value="0.813412323200984" calcext:value-type="float">
            <text:p>0,81341</text:p>
          </table:table-cell>
          <table:table-cell table:style-name="ce4" table:formula="of:=100*([.C120]-[.D120])/[.C120]" office:value-type="float" office:value="-1.40016345386919" calcext:value-type="float">
            <text:p>-1,40016</text:p>
          </table:table-cell>
          <table:table-cell table:formula="of:=(1-[.D120]-[.M$6]*[.D120]^2)/[.M$2]" office:value-type="float" office:value="0.263009326101084" calcext:value-type="float">
            <text:p>0,26301</text:p>
          </table:table-cell>
          <table:table-cell table:formula="of:=(1-([.D120]+[.F120]*0.5*[.M$7])-[.M$6]*([.D120]+[.F120]*0.5*[.M$7])^2)/[.M$2]" office:value-type="float" office:value="0.261119217988126" calcext:value-type="float">
            <text:p>0,26112</text:p>
          </table:table-cell>
          <table:table-cell table:formula="of:=(1-([.D120]+[.G120]*0.5*[.M$7])-[.M$6]*([.D120]+[.G120]*0.5*[.M$7])^2)/[.M$2]" office:value-type="float" office:value="0.261132801255748" calcext:value-type="float">
            <text:p>0,26113</text:p>
          </table:table-cell>
          <table:table-cell table:formula="of:=(1-([.D120]+[.H120]*[.M$7])-[.M$6]*([.D120]+[.H120]*[.M$7])^2)/[.M$2]" office:value-type="float" office:value="0.259256062912763" calcext:value-type="float">
            <text:p>0,2592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[.M$7]" office:value-type="float" office:value="1.19" calcext:value-type="float">
            <text:p>1,19000</text:p>
          </table:table-cell>
          <table:table-cell table:formula="of:=[.M$3]+(([.M$4]/[.M$5])+((-1/[.M$3])-([.M$4]/[.M$5]))*EXP(-[.M$5]*[.B121]))^-1" office:value-type="float" office:value="0.804643053406074" calcext:value-type="float">
            <text:p>0,80464</text:p>
          </table:table-cell>
          <table:table-cell table:formula="of:=[.D120]+([.F120]+2*[.G120]+2*[.H120]+[.I120])*[.M$7]*0.1666666" office:value-type="float" office:value="0.816023604535641" calcext:value-type="float">
            <text:p>0,81602</text:p>
          </table:table-cell>
          <table:table-cell table:style-name="ce4" table:formula="of:=100*([.C121]-[.D121])/[.C121]" office:value-type="float" office:value="-1.41436020374402" calcext:value-type="float">
            <text:p>-1,41436</text:p>
          </table:table-cell>
          <table:table-cell table:formula="of:=(1-[.D121]-[.M$6]*[.D121]^2)/[.M$2]" office:value-type="float" office:value="0.259256130003589" calcext:value-type="float">
            <text:p>0,25926</text:p>
          </table:table-cell>
          <table:table-cell table:formula="of:=(1-([.D121]+[.F121]*0.5*[.M$7])-[.M$6]*([.D121]+[.F121]*0.5*[.M$7])^2)/[.M$2]" office:value-type="float" office:value="0.257392957977346" calcext:value-type="float">
            <text:p>0,25739</text:p>
          </table:table-cell>
          <table:table-cell table:formula="of:=(1-([.D121]+[.G121]*0.5*[.M$7])-[.M$6]*([.D121]+[.G121]*0.5*[.M$7])^2)/[.M$2]" office:value-type="float" office:value="0.257406347927472" calcext:value-type="float">
            <text:p>0,25741</text:p>
          </table:table-cell>
          <table:table-cell table:formula="of:=(1-([.D121]+[.H121]*[.M$7])-[.M$6]*([.D121]+[.H121]*[.M$7])^2)/[.M$2]" office:value-type="float" office:value="0.255556355646124" calcext:value-type="float">
            <text:p>0,2555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[.M$7]" office:value-type="float" office:value="1.2" calcext:value-type="float">
            <text:p>1,20000</text:p>
          </table:table-cell>
          <table:table-cell table:formula="of:=[.M$3]+(([.M$4]/[.M$5])+((-1/[.M$3])-([.M$4]/[.M$5]))*EXP(-[.M$5]*[.B122]))^-1" office:value-type="float" office:value="0.807068600151683" calcext:value-type="float">
            <text:p>0,80707</text:p>
          </table:table-cell>
          <table:table-cell table:formula="of:=[.D121]+([.F121]+2*[.G121]+2*[.H121]+[.I121])*[.M$7]*0.1666666" office:value-type="float" office:value="0.818597622001799" calcext:value-type="float">
            <text:p>0,81860</text:p>
          </table:table-cell>
          <table:table-cell table:style-name="ce4" table:formula="of:=100*([.C122]-[.D122])/[.C122]" office:value-type="float" office:value="-1.42850581077611" calcext:value-type="float">
            <text:p>-1,42851</text:p>
          </table:table-cell>
          <table:table-cell table:formula="of:=(1-[.D122]-[.M$6]*[.D122]^2)/[.M$2]" office:value-type="float" office:value="0.255556421782714" calcext:value-type="float">
            <text:p>0,25556</text:p>
          </table:table-cell>
          <table:table-cell table:formula="of:=(1-([.D122]+[.F122]*0.5*[.M$7])-[.M$6]*([.D122]+[.F122]*0.5*[.M$7])^2)/[.M$2]" office:value-type="float" office:value="0.253719802993988" calcext:value-type="float">
            <text:p>0,25372</text:p>
          </table:table-cell>
          <table:table-cell table:formula="of:=(1-([.D122]+[.G122]*0.5*[.M$7])-[.M$6]*([.D122]+[.G122]*0.5*[.M$7])^2)/[.M$2]" office:value-type="float" office:value="0.25373300236695" calcext:value-type="float">
            <text:p>0,25373</text:p>
          </table:table-cell>
          <table:table-cell table:formula="of:=(1-([.D122]+[.H122]*[.M$7])-[.M$6]*([.D122]+[.H122]*[.M$7])^2)/[.M$2]" office:value-type="float" office:value="0.251909375984486" calcext:value-type="float">
            <text:p>0,2519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[.M$7]" office:value-type="float" office:value="1.21" calcext:value-type="float">
            <text:p>1,21000</text:p>
          </table:table-cell>
          <table:table-cell table:formula="of:=[.M$3]+(([.M$4]/[.M$5])+((-1/[.M$3])-([.M$4]/[.M$5]))*EXP(-[.M$5]*[.B123]))^-1" office:value-type="float" office:value="0.809457675809188" calcext:value-type="float">
            <text:p>0,80946</text:p>
          </table:table-cell>
          <table:table-cell table:formula="of:=[.D122]+([.F122]+2*[.G122]+2*[.H122]+[.I122])*[.M$7]*0.1666666" office:value-type="float" office:value="0.8211349066677" calcext:value-type="float">
            <text:p>0,82113</text:p>
          </table:table-cell>
          <table:table-cell table:style-name="ce4" table:formula="of:=100*([.C123]-[.D123])/[.C123]" office:value-type="float" office:value="-1.44259931154996" calcext:value-type="float">
            <text:p>-1,44260</text:p>
          </table:table-cell>
          <table:table-cell table:formula="of:=(1-[.D123]-[.M$6]*[.D123]^2)/[.M$2]" office:value-type="float" office:value="0.25190944118035" calcext:value-type="float">
            <text:p>0,25191</text:p>
          </table:table-cell>
          <table:table-cell table:formula="of:=(1-([.D123]+[.F123]*0.5*[.M$7])-[.M$6]*([.D123]+[.F123]*0.5*[.M$7])^2)/[.M$2]" office:value-type="float" office:value="0.250098998192559" calcext:value-type="float">
            <text:p>0,25010</text:p>
          </table:table-cell>
          <table:table-cell table:formula="of:=(1-([.D123]+[.G123]*0.5*[.M$7])-[.M$6]*([.D123]+[.G123]*0.5*[.M$7])^2)/[.M$2]" office:value-type="float" office:value="0.250112009690154" calcext:value-type="float">
            <text:p>0,25011</text:p>
          </table:table-cell>
          <table:table-cell table:formula="of:=(1-([.D123]+[.H123]*[.M$7])-[.M$6]*([.D123]+[.H123]*[.M$7])^2)/[.M$2]" office:value-type="float" office:value="0.248314374418867" calcext:value-type="float">
            <text:p>0,2483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[.M$7]" office:value-type="float" office:value="1.22" calcext:value-type="float">
            <text:p>1,22000</text:p>
          </table:table-cell>
          <table:table-cell table:formula="of:=[.M$3]+(([.M$4]/[.M$5])+((-1/[.M$3])-([.M$4]/[.M$5]))*EXP(-[.M$5]*[.B124]))^-1" office:value-type="float" office:value="0.811810822742758" calcext:value-type="float">
            <text:p>0,81181</text:p>
          </table:table-cell>
          <table:table-cell table:formula="of:=[.D123]+([.F123]+2*[.G123]+2*[.H123]+[.I123])*[.M$7]*0.1666666" office:value-type="float" office:value="0.823635982052877" calcext:value-type="float">
            <text:p>0,82364</text:p>
          </table:table-cell>
          <table:table-cell table:style-name="ce4" table:formula="of:=100*([.C124]-[.D124])/[.C124]" office:value-type="float" office:value="-1.45663977109431" calcext:value-type="float">
            <text:p>-1,45664</text:p>
          </table:table-cell>
          <table:table-cell table:formula="of:=(1-[.D124]-[.M$6]*[.D124]^2)/[.M$2]" office:value-type="float" office:value="0.248314438687325" calcext:value-type="float">
            <text:p>0,24831</text:p>
          </table:table-cell>
          <table:table-cell table:formula="of:=(1-([.D124]+[.F124]*0.5*[.M$7])-[.M$6]*([.D124]+[.F124]*0.5*[.M$7])^2)/[.M$2]" office:value-type="float" office:value="0.246529799400806" calcext:value-type="float">
            <text:p>0,24653</text:p>
          </table:table-cell>
          <table:table-cell table:formula="of:=(1-([.D124]+[.G124]*0.5*[.M$7])-[.M$6]*([.D124]+[.G124]*0.5*[.M$7])^2)/[.M$2]" office:value-type="float" office:value="0.246542625686831" calcext:value-type="float">
            <text:p>0,24654</text:p>
          </table:table-cell>
          <table:table-cell table:formula="of:=(1-([.D124]+[.H124]*[.M$7])-[.M$6]*([.D124]+[.H124]*[.M$7])^2)/[.M$2]" office:value-type="float" office:value="0.244770612038875" calcext:value-type="float">
            <text:p>0,2447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[.M$7]" office:value-type="float" office:value="1.23" calcext:value-type="float">
            <text:p>1,23000</text:p>
          </table:table-cell>
          <table:table-cell table:formula="of:=[.M$3]+(([.M$4]/[.M$5])+((-1/[.M$3])-([.M$4]/[.M$5]))*EXP(-[.M$5]*[.B125]))^-1" office:value-type="float" office:value="0.814128575431862" calcext:value-type="float">
            <text:p>0,81413</text:p>
          </table:table-cell>
          <table:table-cell table:formula="of:=[.D124]+([.F124]+2*[.G124]+2*[.H124]+[.I124])*[.M$7]*0.1666666" office:value-type="float" office:value="0.826101364234893" calcext:value-type="float">
            <text:p>0,82610</text:p>
          </table:table-cell>
          <table:table-cell table:style-name="ce4" table:formula="of:=100*([.C125]-[.D125])/[.C125]" office:value-type="float" office:value="-1.47062628242466" calcext:value-type="float">
            <text:p>-1,47063</text:p>
          </table:table-cell>
          <table:table-cell table:formula="of:=(1-[.D125]-[.M$6]*[.D125]^2)/[.M$2]" office:value-type="float" office:value="0.24477067539306" calcext:value-type="float">
            <text:p>0,24477</text:p>
          </table:table-cell>
          <table:table-cell table:formula="of:=(1-([.D125]+[.F125]*0.5*[.M$7])-[.M$6]*([.D125]+[.F125]*0.5*[.M$7])^2)/[.M$2]" office:value-type="float" office:value="0.2430114729704" calcext:value-type="float">
            <text:p>0,24301</text:p>
          </table:table-cell>
          <table:table-cell table:formula="of:=(1-([.D125]+[.G125]*0.5*[.M$7])-[.M$6]*([.D125]+[.G125]*0.5*[.M$7])^2)/[.M$2]" office:value-type="float" office:value="0.243024116671176" calcext:value-type="float">
            <text:p>0,24302</text:p>
          </table:table-cell>
          <table:table-cell table:formula="of:=(1-([.D125]+[.H125]*[.M$7])-[.M$6]*([.D125]+[.H125]*[.M$7])^2)/[.M$2]" office:value-type="float" office:value="0.241277360384408" calcext:value-type="float">
            <text:p>0,2412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[.M$7]" office:value-type="float" office:value="1.24" calcext:value-type="float">
            <text:p>1,24000</text:p>
          </table:table-cell>
          <table:table-cell table:formula="of:=[.M$3]+(([.M$4]/[.M$5])+((-1/[.M$3])-([.M$4]/[.M$5]))*EXP(-[.M$5]*[.B126]))^-1" office:value-type="float" office:value="0.816411460580452" calcext:value-type="float">
            <text:p>0,81641</text:p>
          </table:table-cell>
          <table:table-cell table:formula="of:=[.D125]+([.F125]+2*[.G125]+2*[.H125]+[.I125])*[.M$7]*0.1666666" office:value-type="float" office:value="0.828531561954581" calcext:value-type="float">
            <text:p>0,82853</text:p>
          </table:table-cell>
          <table:table-cell table:style-name="ce4" table:formula="of:=100*([.C126]-[.D126])/[.C126]" office:value-type="float" office:value="-1.48455796609125" calcext:value-type="float">
            <text:p>-1,48456</text:p>
          </table:table-cell>
          <table:table-cell table:formula="of:=(1-[.D126]-[.M$6]*[.D126]^2)/[.M$2]" office:value-type="float" office:value="0.241277422837269" calcext:value-type="float">
            <text:p>0,24128</text:p>
          </table:table-cell>
          <table:table-cell table:formula="of:=(1-([.D126]+[.F126]*0.5*[.M$7])-[.M$6]*([.D126]+[.F126]*0.5*[.M$7])^2)/[.M$2]" office:value-type="float" office:value="0.239543295629664" calcext:value-type="float">
            <text:p>0,23954</text:p>
          </table:table-cell>
          <table:table-cell table:formula="of:=(1-([.D126]+[.G126]*0.5*[.M$7])-[.M$6]*([.D126]+[.G126]*0.5*[.M$7])^2)/[.M$2]" office:value-type="float" office:value="0.239555759334556" calcext:value-type="float">
            <text:p>0,23956</text:p>
          </table:table-cell>
          <table:table-cell table:formula="of:=(1-([.D126]+[.H126]*[.M$7])-[.M$6]*([.D126]+[.H126]*[.M$7])^2)/[.M$2]" office:value-type="float" office:value="0.23783390129939" calcext:value-type="float">
            <text:p>0,2378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[.M$7]" office:value-type="float" office:value="1.25" calcext:value-type="float">
            <text:p>1,25000</text:p>
          </table:table-cell>
          <table:table-cell table:formula="of:=[.M$3]+(([.M$4]/[.M$5])+((-1/[.M$3])-([.M$4]/[.M$5]))*EXP(-[.M$5]*[.B127]))^-1" office:value-type="float" office:value="0.81865999722479" calcext:value-type="float">
            <text:p>0,81866</text:p>
          </table:table-cell>
          <table:table-cell table:formula="of:=[.D126]+([.F126]+2*[.G126]+2*[.H126]+[.I126])*[.M$7]*0.1666666" office:value-type="float" office:value="0.830927076719816" calcext:value-type="float">
            <text:p>0,83093</text:p>
          </table:table-cell>
          <table:table-cell table:style-name="ce4" table:formula="of:=100*([.C127]-[.D127])/[.C127]" office:value-type="float" office:value="-1.49843396973236" calcext:value-type="float">
            <text:p>-1,49843</text:p>
          </table:table-cell>
          <table:table-cell table:formula="of:=(1-[.D127]-[.M$6]*[.D127]^2)/[.M$2]" office:value-type="float" office:value="0.237833962863694" calcext:value-type="float">
            <text:p>0,23783</text:p>
          </table:table-cell>
          <table:table-cell table:formula="of:=(1-([.D127]+[.F127]*0.5*[.M$7])-[.M$6]*([.D127]+[.F127]*0.5*[.M$7])^2)/[.M$2]" office:value-type="float" office:value="0.236124554338311" calcext:value-type="float">
            <text:p>0,23612</text:p>
          </table:table-cell>
          <table:table-cell table:formula="of:=(1-([.D127]+[.G127]*0.5*[.M$7])-[.M$6]*([.D127]+[.G127]*0.5*[.M$7])^2)/[.M$2]" office:value-type="float" office:value="0.23613684060024" calcext:value-type="float">
            <text:p>0,23614</text:p>
          </table:table-cell>
          <table:table-cell table:formula="of:=(1-([.D127]+[.H127]*[.M$7])-[.M$6]*([.D127]+[.H127]*[.M$7])^2)/[.M$2]" office:value-type="float" office:value="0.234439526787508" calcext:value-type="float">
            <text:p>0,2344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[.M$7]" office:value-type="float" office:value="1.26" calcext:value-type="float">
            <text:p>1,26000</text:p>
          </table:table-cell>
          <table:table-cell table:formula="of:=[.M$3]+(([.M$4]/[.M$5])+((-1/[.M$3])-([.M$4]/[.M$5]))*EXP(-[.M$5]*[.B128]))^-1" office:value-type="float" office:value="0.820874696839953" calcext:value-type="float">
            <text:p>0,82087</text:p>
          </table:table-cell>
          <table:table-cell table:formula="of:=[.D127]+([.F127]+2*[.G127]+2*[.H127]+[.I127])*[.M$7]*0.1666666" office:value-type="float" office:value="0.833288402907833" calcext:value-type="float">
            <text:p>0,83329</text:p>
          </table:table-cell>
          <table:table-cell table:style-name="ce4" table:formula="of:=100*([.C128]-[.D128])/[.C128]" office:value-type="float" office:value="-1.51225346763251" calcext:value-type="float">
            <text:p>-1,51225</text:p>
          </table:table-cell>
          <table:table-cell table:formula="of:=(1-[.D128]-[.M$6]*[.D128]^2)/[.M$2]" office:value-type="float" office:value="0.234439587475842" calcext:value-type="float">
            <text:p>0,23444</text:p>
          </table:table-cell>
          <table:table-cell table:formula="of:=(1-([.D128]+[.F128]*0.5*[.M$7])-[.M$6]*([.D128]+[.F128]*0.5*[.M$7])^2)/[.M$2]" office:value-type="float" office:value="0.232754546144182" calcext:value-type="float">
            <text:p>0,23275</text:p>
          </table:table-cell>
          <table:table-cell table:formula="of:=(1-([.D128]+[.G128]*0.5*[.M$7])-[.M$6]*([.D128]+[.G128]*0.5*[.M$7])^2)/[.M$2]" office:value-type="float" office:value="0.232766657480131" calcext:value-type="float">
            <text:p>0,23277</text:p>
          </table:table-cell>
          <table:table-cell table:formula="of:=(1-([.D128]+[.H128]*[.M$7])-[.M$6]*([.D128]+[.H128]*[.M$7])^2)/[.M$2]" office:value-type="float" office:value="0.231093538869929" calcext:value-type="float">
            <text:p>0,2310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[.M$7]" office:value-type="float" office:value="1.27" calcext:value-type="float">
            <text:p>1,27000</text:p>
          </table:table-cell>
          <table:table-cell table:formula="of:=[.M$3]+(([.M$4]/[.M$5])+((-1/[.M$3])-([.M$4]/[.M$5]))*EXP(-[.M$5]*[.B129]))^-1" office:value-type="float" office:value="0.823056063445" calcext:value-type="float">
            <text:p>0,82306</text:p>
          </table:table-cell>
          <table:table-cell table:formula="of:=[.D128]+([.F128]+2*[.G128]+2*[.H128]+[.I128])*[.M$7]*0.1666666" office:value-type="float" office:value="0.835616027866106" calcext:value-type="float">
            <text:p>0,83562</text:p>
          </table:table-cell>
          <table:table-cell table:style-name="ce4" table:formula="of:=100*([.C129]-[.D129])/[.C129]" office:value-type="float" office:value="-1.52601566028622" calcext:value-type="float">
            <text:p>-1,52602</text:p>
          </table:table-cell>
          <table:table-cell table:formula="of:=(1-[.D129]-[.M$6]*[.D129]^2)/[.M$2]" office:value-type="float" office:value="0.231093598694705" calcext:value-type="float">
            <text:p>0,23109</text:p>
          </table:table-cell>
          <table:table-cell table:formula="of:=(1-([.D129]+[.F129]*0.5*[.M$7])-[.M$6]*([.D129]+[.F129]*0.5*[.M$7])^2)/[.M$2]" office:value-type="float" office:value="0.229432578041941" calcext:value-type="float">
            <text:p>0,22943</text:p>
          </table:table-cell>
          <table:table-cell table:formula="of:=(1-([.D129]+[.G129]*0.5*[.M$7])-[.M$6]*([.D129]+[.G129]*0.5*[.M$7])^2)/[.M$2]" office:value-type="float" office:value="0.229444516933452" calcext:value-type="float">
            <text:p>0,22944</text:p>
          </table:table-cell>
          <table:table-cell table:formula="of:=(1-([.D129]+[.H129]*[.M$7])-[.M$6]*([.D129]+[.H129]*[.M$7])^2)/[.M$2]" office:value-type="float" office:value="0.227795249444964" calcext:value-type="float">
            <text:p>0,2278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[.M$7]" office:value-type="float" office:value="1.28" calcext:value-type="float">
            <text:p>1,28000</text:p>
          </table:table-cell>
          <table:table-cell table:formula="of:=[.M$3]+(([.M$4]/[.M$5])+((-1/[.M$3])-([.M$4]/[.M$5]))*EXP(-[.M$5]*[.B130]))^-1" office:value-type="float" office:value="0.825204593706845" calcext:value-type="float">
            <text:p>0,82520</text:p>
          </table:table-cell>
          <table:table-cell table:formula="of:=[.D129]+([.F129]+2*[.G129]+2*[.H129]+[.I129])*[.M$7]*0.1666666" office:value-type="float" office:value="0.837910432011828" calcext:value-type="float">
            <text:p>0,83791</text:p>
          </table:table-cell>
          <table:table-cell table:style-name="ce4" table:formula="of:=100*([.C130]-[.D130])/[.C130]" office:value-type="float" office:value="-1.53971977396643" calcext:value-type="float">
            <text:p>-1,53972</text:p>
          </table:table-cell>
          <table:table-cell table:formula="of:=(1-[.D130]-[.M$6]*[.D130]^2)/[.M$2]" office:value-type="float" office:value="0.227795308418419" calcext:value-type="float">
            <text:p>0,22780</text:p>
          </table:table-cell>
          <table:table-cell table:formula="of:=(1-([.D130]+[.F130]*0.5*[.M$7])-[.M$6]*([.D130]+[.F130]*0.5*[.M$7])^2)/[.M$2]" office:value-type="float" office:value="0.226157966833714" calcext:value-type="float">
            <text:p>0,22616</text:p>
          </table:table-cell>
          <table:table-cell table:formula="of:=(1-([.D130]+[.G130]*0.5*[.M$7])-[.M$6]*([.D130]+[.G130]*0.5*[.M$7])^2)/[.M$2]" office:value-type="float" office:value="0.226169735727379" calcext:value-type="float">
            <text:p>0,22617</text:p>
          </table:table-cell>
          <table:table-cell table:formula="of:=(1-([.D130]+[.H130]*[.M$7])-[.M$6]*([.D130]+[.H130]*[.M$7])^2)/[.M$2]" office:value-type="float" office:value="0.224543980149665" calcext:value-type="float">
            <text:p>0,2245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[.M$7]" office:value-type="float" office:value="1.29" calcext:value-type="float">
            <text:p>1,29000</text:p>
          </table:table-cell>
          <table:table-cell table:formula="of:=[.M$3]+(([.M$4]/[.M$5])+((-1/[.M$3])-([.M$4]/[.M$5]))*EXP(-[.M$5]*[.B131]))^-1" office:value-type="float" office:value="0.82732077704281" calcext:value-type="float">
            <text:p>0,82732</text:p>
          </table:table-cell>
          <table:table-cell table:formula="of:=[.D130]+([.F130]+2*[.G130]+2*[.H130]+[.I130])*[.M$7]*0.1666666" office:value-type="float" office:value="0.840172088929982" calcext:value-type="float">
            <text:p>0,84017</text:p>
          </table:table-cell>
          <table:table-cell table:style-name="ce4" table:formula="of:=100*([.C131]-[.D131])/[.C131]" office:value-type="float" office:value="-1.55336506029842" calcext:value-type="float">
            <text:p>-1,55337</text:p>
          </table:table-cell>
          <table:table-cell table:formula="of:=(1-[.D131]-[.M$6]*[.D131]^2)/[.M$2]" office:value-type="float" office:value="0.224544038283863" calcext:value-type="float">
            <text:p>0,22454</text:p>
          </table:table-cell>
          <table:table-cell table:formula="of:=(1-([.D131]+[.F131]*0.5*[.M$7])-[.M$6]*([.D131]+[.F131]*0.5*[.M$7])^2)/[.M$2]" office:value-type="float" office:value="0.222930038991634" calcext:value-type="float">
            <text:p>0,22293</text:p>
          </table:table-cell>
          <table:table-cell table:formula="of:=(1-([.D131]+[.G131]*0.5*[.M$7])-[.M$6]*([.D131]+[.G131]*0.5*[.M$7])^2)/[.M$2]" office:value-type="float" office:value="0.222941640299581" calcext:value-type="float">
            <text:p>0,22294</text:p>
          </table:table-cell>
          <table:table-cell table:formula="of:=(1-([.D131]+[.H131]*[.M$7])-[.M$6]*([.D131]+[.H131]*[.M$7])^2)/[.M$2]" office:value-type="float" office:value="0.221339062223314" calcext:value-type="float">
            <text:p>0,2213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[.M$7]" office:value-type="float" office:value="1.3" calcext:value-type="float">
            <text:p>1,30000</text:p>
          </table:table-cell>
          <table:table-cell table:formula="of:=[.M$3]+(([.M$4]/[.M$5])+((-1/[.M$3])-([.M$4]/[.M$5]))*EXP(-[.M$5]*[.B132]))^-1" office:value-type="float" office:value="0.829405095721909" calcext:value-type="float">
            <text:p>0,82941</text:p>
          </table:table-cell>
          <table:table-cell table:formula="of:=[.D131]+([.F131]+2*[.G131]+2*[.H131]+[.I131])*[.M$7]*0.1666666" office:value-type="float" office:value="0.842401465470047" calcext:value-type="float">
            <text:p>0,84240</text:p>
          </table:table-cell>
          <table:table-cell table:style-name="ce4" table:formula="of:=100*([.C132]-[.D132])/[.C132]" office:value-type="float" office:value="-1.56695079583836" calcext:value-type="float">
            <text:p>-1,56695</text:p>
          </table:table-cell>
          <table:table-cell table:formula="of:=(1-[.D132]-[.M$6]*[.D132]^2)/[.M$2]" office:value-type="float" office:value="0.22133911953015" calcext:value-type="float">
            <text:p>0,22134</text:p>
          </table:table-cell>
          <table:table-cell table:formula="of:=(1-([.D132]+[.F132]*0.5*[.M$7])-[.M$6]*([.D132]+[.F132]*0.5*[.M$7])^2)/[.M$2]" office:value-type="float" office:value="0.219748130522282" calcext:value-type="float">
            <text:p>0,21975</text:p>
          </table:table-cell>
          <table:table-cell table:formula="of:=(1-([.D132]+[.G132]*0.5*[.M$7])-[.M$6]*([.D132]+[.G132]*0.5*[.M$7])^2)/[.M$2]" office:value-type="float" office:value="0.219759566622654" calcext:value-type="float">
            <text:p>0,21976</text:p>
          </table:table-cell>
          <table:table-cell table:formula="of:=(1-([.D132]+[.H132]*[.M$7])-[.M$6]*([.D132]+[.H132]*[.M$7])^2)/[.M$2]" office:value-type="float" office:value="0.218179836372793" calcext:value-type="float">
            <text:p>0,2181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[.M$7]" office:value-type="float" office:value="1.31" calcext:value-type="float">
            <text:p>1,31000</text:p>
          </table:table-cell>
          <table:table-cell table:formula="of:=[.M$3]+(([.M$4]/[.M$5])+((-1/[.M$3])-([.M$4]/[.M$5]))*EXP(-[.M$5]*[.B133]))^-1" office:value-type="float" office:value="0.831458024964842" calcext:value-type="float">
            <text:p>0,83146</text:p>
          </table:table-cell>
          <table:table-cell table:formula="of:=[.D132]+([.F132]+2*[.G132]+2*[.H132]+[.I132])*[.M$7]*0.1666666" office:value-type="float" office:value="0.844599021841346" calcext:value-type="float">
            <text:p>0,84460</text:p>
          </table:table-cell>
          <table:table-cell table:style-name="ce4" table:formula="of:=100*([.C133]-[.D133])/[.C133]" office:value-type="float" office:value="-1.58047628165711" calcext:value-type="float">
            <text:p>-1,58048</text:p>
          </table:table-cell>
          <table:table-cell table:formula="of:=(1-[.D133]-[.M$6]*[.D133]^2)/[.M$2]" office:value-type="float" office:value="0.218179892863995" calcext:value-type="float">
            <text:p>0,21818</text:p>
          </table:table-cell>
          <table:table-cell table:formula="of:=(1-([.D133]+[.F133]*0.5*[.M$7])-[.M$6]*([.D133]+[.F133]*0.5*[.M$7])^2)/[.M$2]" office:value-type="float" office:value="0.216611586832988" calcext:value-type="float">
            <text:p>0,21661</text:p>
          </table:table-cell>
          <table:table-cell table:formula="of:=(1-([.D133]+[.G133]*0.5*[.M$7])-[.M$6]*([.D133]+[.G133]*0.5*[.M$7])^2)/[.M$2]" office:value-type="float" office:value="0.216622860070413" calcext:value-type="float">
            <text:p>0,21662</text:p>
          </table:table-cell>
          <table:table-cell table:formula="of:=(1-([.D133]+[.H133]*[.M$7])-[.M$6]*([.D133]+[.H133]*[.M$7])^2)/[.M$2]" office:value-type="float" office:value="0.215065652639806" calcext:value-type="float">
            <text:p>0,2150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[.M$7]" office:value-type="float" office:value="1.32" calcext:value-type="float">
            <text:p>1,32000</text:p>
          </table:table-cell>
          <table:table-cell table:formula="of:=[.M$3]+(([.M$4]/[.M$5])+((-1/[.M$3])-([.M$4]/[.M$5]))*EXP(-[.M$5]*[.B134]))^-1" office:value-type="float" office:value="0.83348003304273" calcext:value-type="float">
            <text:p>0,83348</text:p>
          </table:table-cell>
          <table:table-cell table:formula="of:=[.D133]+([.F133]+2*[.G133]+2*[.H133]+[.I133])*[.M$7]*0.1666666" office:value-type="float" office:value="0.846765211707054" calcext:value-type="float">
            <text:p>0,84677</text:p>
          </table:table-cell>
          <table:table-cell table:style-name="ce4" table:formula="of:=100*([.C134]-[.D134])/[.C134]" office:value-type="float" office:value="-1.59394084292876" calcext:value-type="float">
            <text:p>-1,59394</text:p>
          </table:table-cell>
          <table:table-cell table:formula="of:=(1-[.D134]-[.M$6]*[.D134]^2)/[.M$2]" office:value-type="float" office:value="0.215065708326938" calcext:value-type="float">
            <text:p>0,21507</text:p>
          </table:table-cell>
          <table:table-cell table:formula="of:=(1-([.D134]+[.F134]*0.5*[.M$7])-[.M$6]*([.D134]+[.F134]*0.5*[.M$7])^2)/[.M$2]" office:value-type="float" office:value="0.213519762599967" calcext:value-type="float">
            <text:p>0,21352</text:p>
          </table:table-cell>
          <table:table-cell table:formula="of:=(1-([.D134]+[.G134]*0.5*[.M$7])-[.M$6]*([.D134]+[.G134]*0.5*[.M$7])^2)/[.M$2]" office:value-type="float" office:value="0.213530875286025" calcext:value-type="float">
            <text:p>0,21353</text:p>
          </table:table-cell>
          <table:table-cell table:formula="of:=(1-([.D134]+[.H134]*[.M$7])-[.M$6]*([.D134]+[.H134]*[.M$7])^2)/[.M$2]" office:value-type="float" office:value="0.211995870269924" calcext:value-type="float">
            <text:p>0,2120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[.M$7]" office:value-type="float" office:value="1.33" calcext:value-type="float">
            <text:p>1,33000</text:p>
          </table:table-cell>
          <table:table-cell table:formula="of:=[.M$3]+(([.M$4]/[.M$5])+((-1/[.M$3])-([.M$4]/[.M$5]))*EXP(-[.M$5]*[.B135]))^-1" office:value-type="float" office:value="0.835471581374596" calcext:value-type="float">
            <text:p>0,83547</text:p>
          </table:table-cell>
          <table:table-cell table:formula="of:=[.D134]+([.F134]+2*[.G134]+2*[.H134]+[.I134])*[.M$7]*0.1666666" office:value-type="float" office:value="0.848900482276893" calcext:value-type="float">
            <text:p>0,84890</text:p>
          </table:table-cell>
          <table:table-cell table:style-name="ce4" table:formula="of:=100*([.C135]-[.D135])/[.C135]" office:value-type="float" office:value="-1.60734382852416" calcext:value-type="float">
            <text:p>-1,60734</text:p>
          </table:table-cell>
          <table:table-cell table:formula="of:=(1-[.D135]-[.M$6]*[.D135]^2)/[.M$2]" office:value-type="float" office:value="0.211995925164385" calcext:value-type="float">
            <text:p>0,21200</text:p>
          </table:table-cell>
          <table:table-cell table:formula="of:=(1-([.D135]+[.F135]*0.5*[.M$7])-[.M$6]*([.D135]+[.F135]*0.5*[.M$7])^2)/[.M$2]" office:value-type="float" office:value="0.210472021638275" calcext:value-type="float">
            <text:p>0,21047</text:p>
          </table:table-cell>
          <table:table-cell table:formula="of:=(1-([.D135]+[.G135]*0.5*[.M$7])-[.M$6]*([.D135]+[.G135]*0.5*[.M$7])^2)/[.M$2]" office:value-type="float" office:value="0.210482976051958" calcext:value-type="float">
            <text:p>0,21048</text:p>
          </table:table-cell>
          <table:table-cell table:formula="of:=(1-([.D135]+[.H135]*[.M$7])-[.M$6]*([.D135]+[.H135]*[.M$7])^2)/[.M$2]" office:value-type="float" office:value="0.208969857583432" calcext:value-type="float">
            <text:p>0,2089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[.M$7]" office:value-type="float" office:value="1.34" calcext:value-type="float">
            <text:p>1,34000</text:p>
          </table:table-cell>
          <table:table-cell table:formula="of:=[.M$3]+(([.M$4]/[.M$5])+((-1/[.M$3])-([.M$4]/[.M$5]))*EXP(-[.M$5]*[.B136]))^-1" office:value-type="float" office:value="0.837433124623604" calcext:value-type="float">
            <text:p>0,83743</text:p>
          </table:table-cell>
          <table:table-cell table:formula="of:=[.D135]+([.F135]+2*[.G135]+2*[.H135]+[.I135])*[.M$7]*0.1666666" office:value-type="float" office:value="0.851005274398523" calcext:value-type="float">
            <text:p>0,85101</text:p>
          </table:table-cell>
          <table:table-cell table:style-name="ce4" table:formula="of:=100*([.C136]-[.D136])/[.C136]" office:value-type="float" office:value="-1.62068461060926" calcext:value-type="float">
            <text:p>-1,62068</text:p>
          </table:table-cell>
          <table:table-cell table:formula="of:=(1-[.D136]-[.M$6]*[.D136]^2)/[.M$2]" office:value-type="float" office:value="0.208969911696463" calcext:value-type="float">
            <text:p>0,20897</text:p>
          </table:table-cell>
          <table:table-cell table:formula="of:=(1-([.D136]+[.F136]*0.5*[.M$7])-[.M$6]*([.D136]+[.F136]*0.5*[.M$7])^2)/[.M$2]" office:value-type="float" office:value="0.207467736773554" calcext:value-type="float">
            <text:p>0,20747</text:p>
          </table:table-cell>
          <table:table-cell table:formula="of:=(1-([.D136]+[.G136]*0.5*[.M$7])-[.M$6]*([.D136]+[.G136]*0.5*[.M$7])^2)/[.M$2]" office:value-type="float" office:value="0.207478535161718" calcext:value-type="float">
            <text:p>0,20748</text:p>
          </table:table-cell>
          <table:table-cell table:formula="of:=(1-([.D136]+[.H136]*[.M$7])-[.M$6]*([.D136]+[.H136]*[.M$7])^2)/[.M$2]" office:value-type="float" office:value="0.20598699184796" calcext:value-type="float">
            <text:p>0,2059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+[.M$7]" office:value-type="float" office:value="1.35" calcext:value-type="float">
            <text:p>1,35000</text:p>
          </table:table-cell>
          <table:table-cell table:formula="of:=[.M$3]+(([.M$4]/[.M$5])+((-1/[.M$3])-([.M$4]/[.M$5]))*EXP(-[.M$5]*[.B137]))^-1" office:value-type="float" office:value="0.839365110792073" calcext:value-type="float">
            <text:p>0,83937</text:p>
          </table:table-cell>
          <table:table-cell table:formula="of:=[.D136]+([.F136]+2*[.G136]+2*[.H136]+[.I136])*[.M$7]*0.1666666" office:value-type="float" office:value="0.853080022647649" calcext:value-type="float">
            <text:p>0,85308</text:p>
          </table:table-cell>
          <table:table-cell table:style-name="ce4" table:formula="of:=100*([.C137]-[.D137])/[.C137]" office:value-type="float" office:value="-1.6339625842482" calcext:value-type="float">
            <text:p>-1,63396</text:p>
          </table:table-cell>
          <table:table-cell table:formula="of:=(1-[.D137]-[.M$6]*[.D137]^2)/[.M$2]" office:value-type="float" office:value="0.205987045190642" calcext:value-type="float">
            <text:p>0,20599</text:p>
          </table:table-cell>
          <table:table-cell table:formula="of:=(1-([.D137]+[.F137]*0.5*[.M$7])-[.M$6]*([.D137]+[.F137]*0.5*[.M$7])^2)/[.M$2]" office:value-type="float" office:value="0.204506289715539" calcext:value-type="float">
            <text:p>0,20451</text:p>
          </table:table-cell>
          <table:table-cell table:formula="of:=(1-([.D137]+[.G137]*0.5*[.M$7])-[.M$6]*([.D137]+[.G137]*0.5*[.M$7])^2)/[.M$2]" office:value-type="float" office:value="0.204516934293353" calcext:value-type="float">
            <text:p>0,20452</text:p>
          </table:table-cell>
          <table:table-cell table:formula="of:=(1-([.D137]+[.H137]*[.M$7])-[.M$6]*([.D137]+[.H137]*[.M$7])^2)/[.M$2]" office:value-type="float" office:value="0.203046659152863" calcext:value-type="float">
            <text:p>0,2030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[.M$7]" office:value-type="float" office:value="1.36" calcext:value-type="float">
            <text:p>1,36000</text:p>
          </table:table-cell>
          <table:table-cell table:formula="of:=[.M$3]+(([.M$4]/[.M$5])+((-1/[.M$3])-([.M$4]/[.M$5]))*EXP(-[.M$5]*[.B138]))^-1" office:value-type="float" office:value="0.841267981315263" calcext:value-type="float">
            <text:p>0,84127</text:p>
          </table:table-cell>
          <table:table-cell table:formula="of:=[.D137]+([.F137]+2*[.G137]+2*[.H137]+[.I137])*[.M$7]*0.1666666" office:value-type="float" office:value="0.855125155416864" calcext:value-type="float">
            <text:p>0,85513</text:p>
          </table:table-cell>
          <table:table-cell table:style-name="ce4" table:formula="of:=100*([.C138]-[.D138])/[.C138]" office:value-type="float" office:value="-1.6471771670112" calcext:value-type="float">
            <text:p>-1,64718</text:p>
          </table:table-cell>
          <table:table-cell table:formula="of:=(1-[.D138]-[.M$6]*[.D138]^2)/[.M$2]" office:value-type="float" office:value="0.203046711736123" calcext:value-type="float">
            <text:p>0,20305</text:p>
          </table:table-cell>
          <table:table-cell table:formula="of:=(1-([.D138]+[.F138]*0.5*[.M$7])-[.M$6]*([.D138]+[.F138]*0.5*[.M$7])^2)/[.M$2]" office:value-type="float" office:value="0.201587070933319" calcext:value-type="float">
            <text:p>0,20159</text:p>
          </table:table-cell>
          <table:table-cell table:formula="of:=(1-([.D138]+[.G138]*0.5*[.M$7])-[.M$6]*([.D138]+[.G138]*0.5*[.M$7])^2)/[.M$2]" office:value-type="float" office:value="0.201597563884703" calcext:value-type="float">
            <text:p>0,20160</text:p>
          </table:table-cell>
          <table:table-cell table:formula="of:=(1-([.D138]+[.H138]*[.M$7])-[.M$6]*([.D138]+[.H138]*[.M$7])^2)/[.M$2]" office:value-type="float" office:value="0.200148254285337" calcext:value-type="float">
            <text:p>0,2001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[.M$7]" office:value-type="float" office:value="1.37" calcext:value-type="float">
            <text:p>1,37000</text:p>
          </table:table-cell>
          <table:table-cell table:formula="of:=[.M$3]+(([.M$4]/[.M$5])+((-1/[.M$3])-([.M$4]/[.M$5]))*EXP(-[.M$5]*[.B139]))^-1" office:value-type="float" office:value="0.84314217115397" calcext:value-type="float">
            <text:p>0,84314</text:p>
          </table:table-cell>
          <table:table-cell table:formula="of:=[.D138]+([.F138]+2*[.G138]+2*[.H138]+[.I138])*[.M$7]*0.1666666" office:value-type="float" office:value="0.85714109500325" calcext:value-type="float">
            <text:p>0,85714</text:p>
          </table:table-cell>
          <table:table-cell table:style-name="ce4" table:formula="of:=100*([.C139]-[.D139])/[.C139]" office:value-type="float" office:value="-1.66032779858716" calcext:value-type="float">
            <text:p>-1,66033</text:p>
          </table:table-cell>
          <table:table-cell table:formula="of:=(1-[.D139]-[.M$6]*[.D139]^2)/[.M$2]" office:value-type="float" office:value="0.200148306119946" calcext:value-type="float">
            <text:p>0,20015</text:p>
          </table:table-cell>
          <table:table-cell table:formula="of:=(1-([.D139]+[.F139]*0.5*[.M$7])-[.M$6]*([.D139]+[.F139]*0.5*[.M$7])^2)/[.M$2]" office:value-type="float" office:value="0.198709479532305" calcext:value-type="float">
            <text:p>0,19871</text:p>
          </table:table-cell>
          <table:table-cell table:formula="of:=(1-([.D139]+[.G139]*0.5*[.M$7])-[.M$6]*([.D139]+[.G139]*0.5*[.M$7])^2)/[.M$2]" office:value-type="float" office:value="0.198719823010366" calcext:value-type="float">
            <text:p>0,19872</text:p>
          </table:table-cell>
          <table:table-cell table:formula="of:=(1-([.D139]+[.H139]*[.M$7])-[.M$6]*([.D139]+[.H139]*[.M$7])^2)/[.M$2]" office:value-type="float" office:value="0.19729118060824" calcext:value-type="float">
            <text:p>0,1972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[.M$7]" office:value-type="float" office:value="1.38" calcext:value-type="float">
            <text:p>1,38000</text:p>
          </table:table-cell>
          <table:table-cell table:formula="of:=[.M$3]+(([.M$4]/[.M$5])+((-1/[.M$3])-([.M$4]/[.M$5]))*EXP(-[.M$5]*[.B140]))^-1" office:value-type="float" office:value="0.844988108885914" calcext:value-type="float">
            <text:p>0,84499</text:p>
          </table:table-cell>
          <table:table-cell table:formula="of:=[.D139]+([.F139]+2*[.G139]+2*[.H139]+[.I139])*[.M$7]*0.1666666" office:value-type="float" office:value="0.859128257694741" calcext:value-type="float">
            <text:p>0,85913</text:p>
          </table:table-cell>
          <table:table-cell table:style-name="ce4" table:formula="of:=100*([.C140]-[.D140])/[.C140]" office:value-type="float" office:value="-1.67341394040093" calcext:value-type="float">
            <text:p>-1,67341</text:p>
          </table:table-cell>
          <table:table-cell table:formula="of:=(1-[.D140]-[.M$6]*[.D140]^2)/[.M$2]" office:value-type="float" office:value="0.197291231704819" calcext:value-type="float">
            <text:p>0,19729</text:p>
          </table:table-cell>
          <table:table-cell table:formula="of:=(1-([.D140]+[.F140]*0.5*[.M$7])-[.M$6]*([.D140]+[.F140]*0.5*[.M$7])^2)/[.M$2]" office:value-type="float" office:value="0.195872923132906" calcext:value-type="float">
            <text:p>0,19587</text:p>
          </table:table-cell>
          <table:table-cell table:formula="of:=(1-([.D140]+[.G140]*0.5*[.M$7])-[.M$6]*([.D140]+[.G140]*0.5*[.M$7])^2)/[.M$2]" office:value-type="float" office:value="0.195883119260368" calcext:value-type="float">
            <text:p>0,19588</text:p>
          </table:table-cell>
          <table:table-cell table:formula="of:=(1-([.D140]+[.H140]*[.M$7])-[.M$6]*([.D140]+[.H140]*[.M$7])^2)/[.M$2]" office:value-type="float" office:value="0.194474849939605" calcext:value-type="float">
            <text:p>0,1944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[.M$7]" office:value-type="float" office:value="1.39" calcext:value-type="float">
            <text:p>1,39000</text:p>
          </table:table-cell>
          <table:table-cell table:formula="of:=[.M$3]+(([.M$4]/[.M$5])+((-1/[.M$3])-([.M$4]/[.M$5]))*EXP(-[.M$5]*[.B141]))^-1" office:value-type="float" office:value="0.846806216795955" calcext:value-type="float">
            <text:p>0,84681</text:p>
          </table:table-cell>
          <table:table-cell table:formula="of:=[.D140]+([.F140]+2*[.G140]+2*[.H140]+[.I140])*[.M$7]*0.1666666" office:value-type="float" office:value="0.861087053855274" calcext:value-type="float">
            <text:p>0,86109</text:p>
          </table:table-cell>
          <table:table-cell table:style-name="ce4" table:formula="of:=100*([.C141]-[.D141])/[.C141]" office:value-type="float" office:value="-1.68643507523515" calcext:value-type="float">
            <text:p>-1,68644</text:p>
          </table:table-cell>
          <table:table-cell table:formula="of:=(1-[.D141]-[.M$6]*[.D141]^2)/[.M$2]" office:value-type="float" office:value="0.194474900308624" calcext:value-type="float">
            <text:p>0,19447</text:p>
          </table:table-cell>
          <table:table-cell table:formula="of:=(1-([.D141]+[.F141]*0.5*[.M$7])-[.M$6]*([.D141]+[.F141]*0.5*[.M$7])^2)/[.M$2]" office:value-type="float" office:value="0.193076817750875" calcext:value-type="float">
            <text:p>0,19308</text:p>
          </table:table-cell>
          <table:table-cell table:formula="of:=(1-([.D141]+[.G141]*0.5*[.M$7])-[.M$6]*([.D141]+[.G141]*0.5*[.M$7])^2)/[.M$2]" office:value-type="float" office:value="0.193086868620503" calcext:value-type="float">
            <text:p>0,19309</text:p>
          </table:table-cell>
          <table:table-cell table:formula="of:=(1-([.D141]+[.H141]*[.M$7])-[.M$6]*([.D141]+[.H141]*[.M$7])^2)/[.M$2]" office:value-type="float" office:value="0.19169868243381" calcext:value-type="float">
            <text:p>0,1917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[.M$7]" office:value-type="float" office:value="1.4" calcext:value-type="float">
            <text:p>1,40000</text:p>
          </table:table-cell>
          <table:table-cell table:formula="of:=[.M$3]+(([.M$4]/[.M$5])+((-1/[.M$3])-([.M$4]/[.M$5]))*EXP(-[.M$5]*[.B142]))^-1" office:value-type="float" office:value="0.848596910965133" calcext:value-type="float">
            <text:p>0,84860</text:p>
          </table:table-cell>
          <table:table-cell table:formula="of:=[.D141]+([.F141]+2*[.G141]+2*[.H141]+[.I141])*[.M$7]*0.1666666" office:value-type="float" office:value="0.863017888008749" calcext:value-type="float">
            <text:p>0,86302</text:p>
          </table:table-cell>
          <table:table-cell table:style-name="ce4" table:formula="of:=100*([.C142]-[.D142])/[.C142]" office:value-type="float" office:value="-1.69939070685679" calcext:value-type="float">
            <text:p>-1,69939</text:p>
          </table:table-cell>
          <table:table-cell table:formula="of:=(1-[.D142]-[.M$6]*[.D142]^2)/[.M$2]" office:value-type="float" office:value="0.191698732085593" calcext:value-type="float">
            <text:p>0,19170</text:p>
          </table:table-cell>
          <table:table-cell table:formula="of:=(1-([.D142]+[.F142]*0.5*[.M$7])-[.M$6]*([.D142]+[.F142]*0.5*[.M$7])^2)/[.M$2]" office:value-type="float" office:value="0.190320587679308" calcext:value-type="float">
            <text:p>0,19032</text:p>
          </table:table-cell>
          <table:table-cell table:formula="of:=(1-([.D142]+[.G142]*0.5*[.M$7])-[.M$6]*([.D142]+[.G142]*0.5*[.M$7])^2)/[.M$2]" office:value-type="float" office:value="0.190330495354324" calcext:value-type="float">
            <text:p>0,19033</text:p>
          </table:table-cell>
          <table:table-cell table:formula="of:=(1-([.D142]+[.H142]*[.M$7])-[.M$6]*([.D142]+[.H142]*[.M$7])^2)/[.M$2]" office:value-type="float" office:value="0.188962106464394" calcext:value-type="float">
            <text:p>0,1889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[.M$7]" office:value-type="float" office:value="1.41" calcext:value-type="float">
            <text:p>1,41000</text:p>
          </table:table-cell>
          <table:table-cell table:formula="of:=[.M$3]+(([.M$4]/[.M$5])+((-1/[.M$3])-([.M$4]/[.M$5]))*EXP(-[.M$5]*[.B143]))^-1" office:value-type="float" office:value="0.850360601358555" calcext:value-type="float">
            <text:p>0,85036</text:p>
          </table:table-cell>
          <table:table-cell table:formula="of:=[.D142]+([.F142]+2*[.G142]+2*[.H142]+[.I142])*[.M$7]*0.1666666" office:value-type="float" office:value="0.864921158921802" calcext:value-type="float">
            <text:p>0,86492</text:p>
          </table:table-cell>
          <table:table-cell table:style-name="ce4" table:formula="of:=100*([.C143]-[.D143])/[.C143]" office:value-type="float" office:value="-1.71228035964801" calcext:value-type="float">
            <text:p>-1,71228</text:p>
          </table:table-cell>
          <table:table-cell table:formula="of:=(1-[.D143]-[.M$6]*[.D143]^2)/[.M$2]" office:value-type="float" office:value="0.188962155409119" calcext:value-type="float">
            <text:p>0,18896</text:p>
          </table:table-cell>
          <table:table-cell table:formula="of:=(1-([.D143]+[.F143]*0.5*[.M$7])-[.M$6]*([.D143]+[.F143]*0.5*[.M$7])^2)/[.M$2]" office:value-type="float" office:value="0.187603665372276" calcext:value-type="float">
            <text:p>0,18760</text:p>
          </table:table-cell>
          <table:table-cell table:formula="of:=(1-([.D143]+[.G143]*0.5*[.M$7])-[.M$6]*([.D143]+[.G143]*0.5*[.M$7])^2)/[.M$2]" office:value-type="float" office:value="0.187613431886772" calcext:value-type="float">
            <text:p>0,18761</text:p>
          </table:table-cell>
          <table:table-cell table:formula="of:=(1-([.D143]+[.H143]*[.M$7])-[.M$6]*([.D143]+[.H143]*[.M$7])^2)/[.M$2]" office:value-type="float" office:value="0.186264558508493" calcext:value-type="float">
            <text:p>0,1862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[.M$7]" office:value-type="float" office:value="1.42" calcext:value-type="float">
            <text:p>1,42000</text:p>
          </table:table-cell>
          <table:table-cell table:formula="of:=[.M$3]+(([.M$4]/[.M$5])+((-1/[.M$3])-([.M$4]/[.M$5]))*EXP(-[.M$5]*[.B144]))^-1" office:value-type="float" office:value="0.852097691912128" calcext:value-type="float">
            <text:p>0,85210</text:p>
          </table:table-cell>
          <table:table-cell table:formula="of:=[.D143]+([.F143]+2*[.G143]+2*[.H143]+[.I143])*[.M$7]*0.1666666" office:value-type="float" office:value="0.866797259685421" calcext:value-type="float">
            <text:p>0,86680</text:p>
          </table:table-cell>
          <table:table-cell table:style-name="ce4" table:formula="of:=100*([.C144]-[.D144])/[.C144]" office:value-type="float" office:value="-1.72510357824191" calcext:value-type="float">
            <text:p>-1,72510</text:p>
          </table:table-cell>
          <table:table-cell table:formula="of:=(1-[.D144]-[.M$6]*[.D144]^2)/[.M$2]" office:value-type="float" office:value="0.186264606756195" calcext:value-type="float">
            <text:p>0,18626</text:p>
          </table:table-cell>
          <table:table-cell table:formula="of:=(1-([.D144]+[.F144]*0.5*[.M$7])-[.M$6]*([.D144]+[.F144]*0.5*[.M$7])^2)/[.M$2]" office:value-type="float" office:value="0.184925491330063" calcext:value-type="float">
            <text:p>0,18493</text:p>
          </table:table-cell>
          <table:table-cell table:formula="of:=(1-([.D144]+[.G144]*0.5*[.M$7])-[.M$6]*([.D144]+[.G144]*0.5*[.M$7])^2)/[.M$2]" office:value-type="float" office:value="0.184935118689405" calcext:value-type="float">
            <text:p>0,18494</text:p>
          </table:table-cell>
          <table:table-cell table:formula="of:=(1-([.D144]+[.H144]*[.M$7])-[.M$6]*([.D144]+[.H144]*[.M$7])^2)/[.M$2]" office:value-type="float" office:value="0.183605483032872" calcext:value-type="float">
            <text:p>0,1836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[.M$7]" office:value-type="float" office:value="1.43" calcext:value-type="float">
            <text:p>1,43000</text:p>
          </table:table-cell>
          <table:table-cell table:formula="of:=[.M$3]+(([.M$4]/[.M$5])+((-1/[.M$3])-([.M$4]/[.M$5]))*EXP(-[.M$5]*[.B145]))^-1" office:value-type="float" office:value="0.85380858061817" calcext:value-type="float">
            <text:p>0,85381</text:p>
          </table:table-cell>
          <table:table-cell table:formula="of:=[.D144]+([.F144]+2*[.G144]+2*[.H144]+[.I144])*[.M$7]*0.1666666" office:value-type="float" office:value="0.868646577795407" calcext:value-type="float">
            <text:p>0,86865</text:p>
          </table:table-cell>
          <table:table-cell table:style-name="ce4" table:formula="of:=100*([.C145]-[.D145])/[.C145]" office:value-type="float" office:value="-1.73785992716236" calcext:value-type="float">
            <text:p>-1,73786</text:p>
          </table:table-cell>
          <table:table-cell table:formula="of:=(1-[.D145]-[.M$6]*[.D145]^2)/[.M$2]" office:value-type="float" office:value="0.183605530593442" calcext:value-type="float">
            <text:p>0,18361</text:p>
          </table:table-cell>
          <table:table-cell table:formula="of:=(1-([.D145]+[.F145]*0.5*[.M$7])-[.M$6]*([.D145]+[.F145]*0.5*[.M$7])^2)/[.M$2]" office:value-type="float" office:value="0.182285513985992" calcext:value-type="float">
            <text:p>0,18229</text:p>
          </table:table-cell>
          <table:table-cell table:formula="of:=(1-([.D145]+[.G145]*0.5*[.M$7])-[.M$6]*([.D145]+[.G145]*0.5*[.M$7])^2)/[.M$2]" office:value-type="float" office:value="0.182295004167225" calcext:value-type="float">
            <text:p>0,18230</text:p>
          </table:table-cell>
          <table:table-cell table:formula="of:=(1-([.D145]+[.H145]*[.M$7])-[.M$6]*([.D145]+[.H145]*[.M$7])^2)/[.M$2]" office:value-type="float" office:value="0.180984332381533" calcext:value-type="float">
            <text:p>0,1809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[.M$7]" office:value-type="float" office:value="1.44" calcext:value-type="float">
            <text:p>1,44000</text:p>
          </table:table-cell>
          <table:table-cell table:formula="of:=[.M$3]+(([.M$4]/[.M$5])+((-1/[.M$3])-([.M$4]/[.M$5]))*EXP(-[.M$5]*[.B146]))^-1" office:value-type="float" office:value="0.855493659609886" calcext:value-type="float">
            <text:p>0,85549</text:p>
          </table:table-cell>
          <table:table-cell table:formula="of:=[.D145]+([.F145]+2*[.G145]+2*[.H145]+[.I145])*[.M$7]*0.1666666" office:value-type="float" office:value="0.870469495231708" calcext:value-type="float">
            <text:p>0,87047</text:p>
          </table:table-cell>
          <table:table-cell table:style-name="ce4" table:formula="of:=100*([.C146]-[.D146])/[.C146]" office:value-type="float" office:value="-1.75054899046844" calcext:value-type="float">
            <text:p>-1,75055</text:p>
          </table:table-cell>
          <table:table-cell table:formula="of:=(1-[.D146]-[.M$6]*[.D146]^2)/[.M$2]" office:value-type="float" office:value="0.180984379264726" calcext:value-type="float">
            <text:p>0,18098</text:p>
          </table:table-cell>
          <table:table-cell table:formula="of:=(1-([.D146]+[.F146]*0.5*[.M$7])-[.M$6]*([.D146]+[.F146]*0.5*[.M$7])^2)/[.M$2]" office:value-type="float" office:value="0.179683189594819" calcext:value-type="float">
            <text:p>0,17968</text:p>
          </table:table-cell>
          <table:table-cell table:formula="of:=(1-([.D146]+[.G146]*0.5*[.M$7])-[.M$6]*([.D146]+[.G146]*0.5*[.M$7])^2)/[.M$2]" office:value-type="float" office:value="0.179692544547059" calcext:value-type="float">
            <text:p>0,17969</text:p>
          </table:table-cell>
          <table:table-cell table:formula="of:=(1-([.D146]+[.H146]*[.M$7])-[.M$6]*([.D146]+[.H146]*[.M$7])^2)/[.M$2]" office:value-type="float" office:value="0.178400566664882" calcext:value-type="float">
            <text:p>0,1784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[.M$7]" office:value-type="float" office:value="1.45" calcext:value-type="float">
            <text:p>1,45000</text:p>
          </table:table-cell>
          <table:table-cell table:formula="of:=[.M$3]+(([.M$4]/[.M$5])+((-1/[.M$3])-([.M$4]/[.M$5]))*EXP(-[.M$5]*[.B147]))^-1" office:value-type="float" office:value="0.857153315244743" calcext:value-type="float">
            <text:p>0,85715</text:p>
          </table:table-cell>
          <table:table-cell table:formula="of:=[.D146]+([.F146]+2*[.G146]+2*[.H146]+[.I146])*[.M$7]*0.1666666" office:value-type="float" office:value="0.87226638853664" calcext:value-type="float">
            <text:p>0,87227</text:p>
          </table:table-cell>
          <table:table-cell table:style-name="ce4" table:formula="of:=100*([.C147]-[.D147])/[.C147]" office:value-type="float" office:value="-1.76317037140328" calcext:value-type="float">
            <text:p>-1,76317</text:p>
          </table:table-cell>
          <table:table-cell table:formula="of:=(1-[.D147]-[.M$6]*[.D147]^2)/[.M$2]" office:value-type="float" office:value="0.178400612880314" calcext:value-type="float">
            <text:p>0,17840</text:p>
          </table:table-cell>
          <table:table-cell table:formula="of:=(1-([.D147]+[.F147]*0.5*[.M$7])-[.M$6]*([.D147]+[.F147]*0.5*[.M$7])^2)/[.M$2]" office:value-type="float" office:value="0.177117982122673" calcext:value-type="float">
            <text:p>0,17712</text:p>
          </table:table-cell>
          <table:table-cell table:formula="of:=(1-([.D147]+[.G147]*0.5*[.M$7])-[.M$6]*([.D147]+[.G147]*0.5*[.M$7])^2)/[.M$2]" office:value-type="float" office:value="0.177127203767497" calcext:value-type="float">
            <text:p>0,17713</text:p>
          </table:table-cell>
          <table:table-cell table:formula="of:=(1-([.D147]+[.H147]*[.M$7])-[.M$6]*([.D147]+[.H147]*[.M$7])^2)/[.M$2]" office:value-type="float" office:value="0.175853653650431" calcext:value-type="float">
            <text:p>0,1758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[.M$7]" office:value-type="float" office:value="1.46" calcext:value-type="float">
            <text:p>1,46000</text:p>
          </table:table-cell>
          <table:table-cell table:formula="of:=[.M$3]+(([.M$4]/[.M$5])+((-1/[.M$3])-([.M$4]/[.M$5]))*EXP(-[.M$5]*[.B148]))^-1" office:value-type="float" office:value="0.858787928186742" calcext:value-type="float">
            <text:p>0,85879</text:p>
          </table:table-cell>
          <table:table-cell table:formula="of:=[.D147]+([.F147]+2*[.G147]+2*[.H147]+[.I147])*[.M$7]*0.1666666" office:value-type="float" office:value="0.874037628891995" calcext:value-type="float">
            <text:p>0,87404</text:p>
          </table:table-cell>
          <table:table-cell table:style-name="ce4" table:formula="of:=100*([.C148]-[.D148])/[.C148]" office:value-type="float" office:value="-1.77572369204717" calcext:value-type="float">
            <text:p>-1,77572</text:p>
          </table:table-cell>
          <table:table-cell table:formula="of:=(1-[.D148]-[.M$6]*[.D148]^2)/[.M$2]" office:value-type="float" office:value="0.175853699207583" calcext:value-type="float">
            <text:p>0,17585</text:p>
          </table:table-cell>
          <table:table-cell table:formula="of:=(1-([.D148]+[.F148]*0.5*[.M$7])-[.M$6]*([.D148]+[.F148]*0.5*[.M$7])^2)/[.M$2]" office:value-type="float" office:value="0.174589363138515" calcext:value-type="float">
            <text:p>0,17459</text:p>
          </table:table-cell>
          <table:table-cell table:formula="of:=(1-([.D148]+[.G148]*0.5*[.M$7])-[.M$6]*([.D148]+[.G148]*0.5*[.M$7])^2)/[.M$2]" office:value-type="float" office:value="0.174598453370347" calcext:value-type="float">
            <text:p>0,17460</text:p>
          </table:table-cell>
          <table:table-cell table:formula="of:=(1-([.D148]+[.H148]*[.M$7])-[.M$6]*([.D148]+[.H148]*[.M$7])^2)/[.M$2]" office:value-type="float" office:value="0.173343068655011" calcext:value-type="float">
            <text:p>0,1733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[.M$7]" office:value-type="float" office:value="1.47" calcext:value-type="float">
            <text:p>1,47000</text:p>
          </table:table-cell>
          <table:table-cell table:formula="of:=[.M$3]+(([.M$4]/[.M$5])+((-1/[.M$3])-([.M$4]/[.M$5]))*EXP(-[.M$5]*[.B149]))^-1" office:value-type="float" office:value="0.8603978734876" calcext:value-type="float">
            <text:p>0,86040</text:p>
          </table:table-cell>
          <table:table-cell table:formula="of:=[.D148]+([.F148]+2*[.G148]+2*[.H148]+[.I148])*[.M$7]*0.1666666" office:value-type="float" office:value="0.875783582195081" calcext:value-type="float">
            <text:p>0,87578</text:p>
          </table:table-cell>
          <table:table-cell table:style-name="ce4" table:formula="of:=100*([.C149]-[.D149])/[.C149]" office:value-type="float" office:value="-1.78820859297508" calcext:value-type="float">
            <text:p>-1,78821</text:p>
          </table:table-cell>
          <table:table-cell table:formula="of:=(1-[.D149]-[.M$6]*[.D149]^2)/[.M$2]" office:value-type="float" office:value="0.173343113563229" calcext:value-type="float">
            <text:p>0,17334</text:p>
          </table:table-cell>
          <table:table-cell table:formula="of:=(1-([.D149]+[.F149]*0.5*[.M$7])-[.M$6]*([.D149]+[.F149]*0.5*[.M$7])^2)/[.M$2]" office:value-type="float" office:value="0.172096811707106" calcext:value-type="float">
            <text:p>0,17210</text:p>
          </table:table-cell>
          <table:table-cell table:formula="of:=(1-([.D149]+[.G149]*0.5*[.M$7])-[.M$6]*([.D149]+[.G149]*0.5*[.M$7])^2)/[.M$2]" office:value-type="float" office:value="0.172105772393597" calcext:value-type="float">
            <text:p>0,17211</text:p>
          </table:table-cell>
          <table:table-cell table:formula="of:=(1-([.D149]+[.H149]*[.M$7])-[.M$6]*([.D149]+[.H149]*[.M$7])^2)/[.M$2]" office:value-type="float" office:value="0.17086829443848" calcext:value-type="float">
            <text:p>0,1708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[.M$7]" office:value-type="float" office:value="1.48" calcext:value-type="float">
            <text:p>1,48000</text:p>
          </table:table-cell>
          <table:table-cell table:formula="of:=[.M$3]+(([.M$4]/[.M$5])+((-1/[.M$3])-([.M$4]/[.M$5]))*EXP(-[.M$5]*[.B150]))^-1" office:value-type="float" office:value="0.861983520666867" calcext:value-type="float">
            <text:p>0,86198</text:p>
          </table:table-cell>
          <table:table-cell table:formula="of:=[.D149]+([.F149]+2*[.G149]+2*[.H149]+[.I149])*[.M$7]*0.1666666" office:value-type="float" office:value="0.877504609133675" calcext:value-type="float">
            <text:p>0,87750</text:p>
          </table:table-cell>
          <table:table-cell table:style-name="ce4" table:formula="of:=100*([.C150]-[.D150])/[.C150]" office:value-type="float" office:value="-1.80062473291834" calcext:value-type="float">
            <text:p>-1,80062</text:p>
          </table:table-cell>
          <table:table-cell table:formula="of:=(1-[.D150]-[.M$6]*[.D150]^2)/[.M$2]" office:value-type="float" office:value="0.170868338706978" calcext:value-type="float">
            <text:p>0,17087</text:p>
          </table:table-cell>
          <table:table-cell table:formula="of:=(1-([.D150]+[.F150]*0.5*[.M$7])-[.M$6]*([.D150]+[.F150]*0.5*[.M$7])^2)/[.M$2]" office:value-type="float" office:value="0.16963981428346" calcext:value-type="float">
            <text:p>0,16964</text:p>
          </table:table-cell>
          <table:table-cell table:formula="of:=(1-([.D150]+[.G150]*0.5*[.M$7])-[.M$6]*([.D150]+[.G150]*0.5*[.M$7])^2)/[.M$2]" office:value-type="float" office:value="0.169648647265859" calcext:value-type="float">
            <text:p>0,16965</text:p>
          </table:table-cell>
          <table:table-cell table:formula="of:=(1-([.D150]+[.H150]*[.M$7])-[.M$6]*([.D150]+[.H150]*[.M$7])^2)/[.M$2]" office:value-type="float" office:value="0.168428821098906" calcext:value-type="float">
            <text:p>0,1684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[.M$7]" office:value-type="float" office:value="1.49" calcext:value-type="float">
            <text:p>1,49000</text:p>
          </table:table-cell>
          <table:table-cell table:formula="of:=[.M$3]+(([.M$4]/[.M$5])+((-1/[.M$3])-([.M$4]/[.M$5]))*EXP(-[.M$5]*[.B151]))^-1" office:value-type="float" office:value="0.863545233790965" calcext:value-type="float">
            <text:p>0,86355</text:p>
          </table:table-cell>
          <table:table-cell table:formula="of:=[.D150]+([.F150]+2*[.G150]+2*[.H150]+[.I150])*[.M$7]*0.1666666" office:value-type="float" office:value="0.879201065259933" calcext:value-type="float">
            <text:p>0,87920</text:p>
          </table:table-cell>
          <table:table-cell table:style-name="ce4" table:formula="of:=100*([.C151]-[.D151])/[.C151]" office:value-type="float" office:value="-1.81297178843066" calcext:value-type="float">
            <text:p>-1,81297</text:p>
          </table:table-cell>
          <table:table-cell table:formula="of:=(1-[.D151]-[.M$6]*[.D151]^2)/[.M$2]" office:value-type="float" office:value="0.16842886473677" calcext:value-type="float">
            <text:p>0,16843</text:p>
          </table:table-cell>
          <table:table-cell table:formula="of:=(1-([.D151]+[.F151]*0.5*[.M$7])-[.M$6]*([.D151]+[.F151]*0.5*[.M$7])^2)/[.M$2]" office:value-type="float" office:value="0.167217864608757" calcext:value-type="float">
            <text:p>0,16722</text:p>
          </table:table-cell>
          <table:table-cell table:formula="of:=(1-([.D151]+[.G151]*0.5*[.M$7])-[.M$6]*([.D151]+[.G151]*0.5*[.M$7])^2)/[.M$2]" office:value-type="float" office:value="0.167226571702284" calcext:value-type="float">
            <text:p>0,16723</text:p>
          </table:table-cell>
          <table:table-cell table:formula="of:=(1-([.D151]+[.H151]*[.M$7])-[.M$6]*([.D151]+[.H151]*[.M$7])^2)/[.M$2]" office:value-type="float" office:value="0.166024145969207" calcext:value-type="float">
            <text:p>0,1660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[.M$7]" office:value-type="float" office:value="1.5" calcext:value-type="float">
            <text:p>1,50000</text:p>
          </table:table-cell>
          <table:table-cell table:formula="of:=[.M$3]+(([.M$4]/[.M$5])+((-1/[.M$3])-([.M$4]/[.M$5]))*EXP(-[.M$5]*[.B152]))^-1" office:value-type="float" office:value="0.86508337155119" calcext:value-type="float">
            <text:p>0,86508</text:p>
          </table:table-cell>
          <table:table-cell table:formula="of:=[.D151]+([.F151]+2*[.G151]+2*[.H151]+[.I151])*[.M$7]*0.1666666" office:value-type="float" office:value="0.880873301063252" calcext:value-type="float">
            <text:p>0,88087</text:p>
          </table:table-cell>
          <table:table-cell table:style-name="ce4" table:formula="of:=100*([.C152]-[.D152])/[.C152]" office:value-type="float" office:value="-1.82524945355825" calcext:value-type="float">
            <text:p>-1,82525</text:p>
          </table:table-cell>
          <table:table-cell table:formula="of:=(1-[.D152]-[.M$6]*[.D152]^2)/[.M$2]" office:value-type="float" office:value="0.166024188985394" calcext:value-type="float">
            <text:p>0,16602</text:p>
          </table:table-cell>
          <table:table-cell table:formula="of:=(1-([.D152]+[.F152]*0.5*[.M$7])-[.M$6]*([.D152]+[.F152]*0.5*[.M$7])^2)/[.M$2]" office:value-type="float" office:value="0.164830463607704" calcext:value-type="float">
            <text:p>0,16483</text:p>
          </table:table-cell>
          <table:table-cell table:formula="of:=(1-([.D152]+[.G152]*0.5*[.M$7])-[.M$6]*([.D152]+[.G152]*0.5*[.M$7])^2)/[.M$2]" office:value-type="float" office:value="0.164839046601912" calcext:value-type="float">
            <text:p>0,16484</text:p>
          </table:table-cell>
          <table:table-cell table:formula="of:=(1-([.D152]+[.H152]*[.M$7])-[.M$6]*([.D152]+[.H152]*[.M$7])^2)/[.M$2]" office:value-type="float" office:value="0.163653773515222" calcext:value-type="float">
            <text:p>0,1636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[.M$7]" office:value-type="float" office:value="1.51" calcext:value-type="float">
            <text:p>1,51000</text:p>
          </table:table-cell>
          <table:table-cell table:formula="of:=[.M$3]+(([.M$4]/[.M$5])+((-1/[.M$3])-([.M$4]/[.M$5]))*EXP(-[.M$5]*[.B153]))^-1" office:value-type="float" office:value="0.866598287340663" calcext:value-type="float">
            <text:p>0,86660</text:p>
          </table:table-cell>
          <table:table-cell table:formula="of:=[.D152]+([.F152]+2*[.G152]+2*[.H152]+[.I152])*[.M$7]*0.1666666" office:value-type="float" office:value="0.882521662042107" calcext:value-type="float">
            <text:p>0,88252</text:p>
          </table:table-cell>
          <table:table-cell table:style-name="ce4" table:formula="of:=100*([.C153]-[.D153])/[.C153]" office:value-type="float" office:value="-1.83745743951421" calcext:value-type="float">
            <text:p>-1,83746</text:p>
          </table:table-cell>
          <table:table-cell table:formula="of:=(1-[.D153]-[.M$6]*[.D153]^2)/[.M$2]" office:value-type="float" office:value="0.16365381591856" calcext:value-type="float">
            <text:p>0,16365</text:p>
          </table:table-cell>
          <table:table-cell table:formula="of:=(1-([.D153]+[.F153]*0.5*[.M$7])-[.M$6]*([.D153]+[.F153]*0.5*[.M$7])^2)/[.M$2]" office:value-type="float" office:value="0.162477119287318" calcext:value-type="float">
            <text:p>0,16248</text:p>
          </table:table-cell>
          <table:table-cell table:formula="of:=(1-([.D153]+[.G153]*0.5*[.M$7])-[.M$6]*([.D153]+[.G153]*0.5*[.M$7])^2)/[.M$2]" office:value-type="float" office:value="0.162485579946451" calcext:value-type="float">
            <text:p>0,16249</text:p>
          </table:table-cell>
          <table:table-cell table:formula="of:=(1-([.D153]+[.H153]*[.M$7])-[.M$6]*([.D153]+[.H153]*[.M$7])^2)/[.M$2]" office:value-type="float" office:value="0.161317215235194" calcext:value-type="float">
            <text:p>0,1613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[.M$7]" office:value-type="float" office:value="1.52" calcext:value-type="float">
            <text:p>1,52000</text:p>
          </table:table-cell>
          <table:table-cell table:formula="of:=[.M$3]+(([.M$4]/[.M$5])+((-1/[.M$3])-([.M$4]/[.M$5]))*EXP(-[.M$5]*[.B154]))^-1" office:value-type="float" office:value="0.868090329330255" calcext:value-type="float">
            <text:p>0,86809</text:p>
          </table:table-cell>
          <table:table-cell table:formula="of:=[.D153]+([.F153]+2*[.G153]+2*[.H153]+[.I153])*[.M$7]*0.1666666" office:value-type="float" office:value="0.884146488774878" calcext:value-type="float">
            <text:p>0,88415</text:p>
          </table:table-cell>
          <table:table-cell table:style-name="ce4" table:formula="of:=100*([.C154]-[.D154])/[.C154]" office:value-type="float" office:value="-1.84959547435697" calcext:value-type="float">
            <text:p>-1,84960</text:p>
          </table:table-cell>
          <table:table-cell table:formula="of:=(1-[.D154]-[.M$6]*[.D154]^2)/[.M$2]" office:value-type="float" office:value="0.161317257034391" calcext:value-type="float">
            <text:p>0,16132</text:p>
          </table:table-cell>
          <table:table-cell table:formula="of:=(1-([.D154]+[.F154]*0.5*[.M$7])-[.M$6]*([.D154]+[.F154]*0.5*[.M$7])^2)/[.M$2]" office:value-type="float" office:value="0.160157346637117" calcext:value-type="float">
            <text:p>0,16016</text:p>
          </table:table-cell>
          <table:table-cell table:formula="of:=(1-([.D154]+[.G154]*0.5*[.M$7])-[.M$6]*([.D154]+[.G154]*0.5*[.M$7])^2)/[.M$2]" office:value-type="float" office:value="0.160165686700467" calcext:value-type="float">
            <text:p>0,16017</text:p>
          </table:table-cell>
          <table:table-cell table:formula="of:=(1-([.D154]+[.H154]*[.M$7])-[.M$6]*([.D154]+[.H154]*[.M$7])^2)/[.M$2]" office:value-type="float" office:value="0.15901398956066" calcext:value-type="float">
            <text:p>0,1590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[.M$7]" office:value-type="float" office:value="1.53" calcext:value-type="float">
            <text:p>1,53000</text:p>
          </table:table-cell>
          <table:table-cell table:formula="of:=[.M$3]+(([.M$4]/[.M$5])+((-1/[.M$3])-([.M$4]/[.M$5]))*EXP(-[.M$5]*[.B155]))^-1" office:value-type="float" office:value="0.869559840543499" calcext:value-type="float">
            <text:p>0,86956</text:p>
          </table:table-cell>
          <table:table-cell table:formula="of:=[.D154]+([.F154]+2*[.G154]+2*[.H154]+[.I154])*[.M$7]*0.1666666" office:value-type="float" office:value="0.885748116989677" calcext:value-type="float">
            <text:p>0,88575</text:p>
          </table:table-cell>
          <table:table-cell table:style-name="ce4" table:formula="of:=100*([.C155]-[.D155])/[.C155]" office:value-type="float" office:value="-1.86166330267277" calcext:value-type="float">
            <text:p>-1,86166</text:p>
          </table:table-cell>
          <table:table-cell table:formula="of:=(1-[.D155]-[.M$6]*[.D155]^2)/[.M$2]" office:value-type="float" office:value="0.159014030764297" calcext:value-type="float">
            <text:p>0,15901</text:p>
          </table:table-cell>
          <table:table-cell table:formula="of:=(1-([.D155]+[.F155]*0.5*[.M$7])-[.M$6]*([.D155]+[.F155]*0.5*[.M$7])^2)/[.M$2]" office:value-type="float" office:value="0.157870667530696" calcext:value-type="float">
            <text:p>0,15787</text:p>
          </table:table-cell>
          <table:table-cell table:formula="of:=(1-([.D155]+[.G155]*0.5*[.M$7])-[.M$6]*([.D155]+[.G155]*0.5*[.M$7])^2)/[.M$2]" office:value-type="float" office:value="0.157878888712951" calcext:value-type="float">
            <text:p>0,15788</text:p>
          </table:table-cell>
          <table:table-cell table:formula="of:=(1-([.D155]+[.H155]*[.M$7])-[.M$6]*([.D155]+[.H155]*[.M$7])^2)/[.M$2]" office:value-type="float" office:value="0.156743621758708" calcext:value-type="float">
            <text:p>0,1567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[.M$7]" office:value-type="float" office:value="1.54" calcext:value-type="float">
            <text:p>1,54000</text:p>
          </table:table-cell>
          <table:table-cell table:formula="of:=[.M$3]+(([.M$4]/[.M$5])+((-1/[.M$3])-([.M$4]/[.M$5]))*EXP(-[.M$5]*[.B156]))^-1" office:value-type="float" office:value="0.871007158930488" calcext:value-type="float">
            <text:p>0,87101</text:p>
          </table:table-cell>
          <table:table-cell table:formula="of:=[.D155]+([.F155]+2*[.G155]+2*[.H155]+[.I155])*[.M$7]*0.1666666" office:value-type="float" office:value="0.88732687763319" calcext:value-type="float">
            <text:p>0,88733</text:p>
          </table:table-cell>
          <table:table-cell table:style-name="ce4" table:formula="of:=100*([.C156]-[.D156])/[.C156]" office:value-type="float" office:value="-1.87366068526236" calcext:value-type="float">
            <text:p>-1,87366</text:p>
          </table:table-cell>
          <table:table-cell table:formula="of:=(1-[.D156]-[.M$6]*[.D156]^2)/[.M$2]" office:value-type="float" office:value="0.156743662375246" calcext:value-type="float">
            <text:p>0,15674</text:p>
          </table:table-cell>
          <table:table-cell table:formula="of:=(1-([.D156]+[.F156]*0.5*[.M$7])-[.M$6]*([.D156]+[.F156]*0.5*[.M$7])^2)/[.M$2]" office:value-type="float" office:value="0.155616610628675" calcext:value-type="float">
            <text:p>0,15562</text:p>
          </table:table-cell>
          <table:table-cell table:formula="of:=(1-([.D156]+[.G156]*0.5*[.M$7])-[.M$6]*([.D156]+[.G156]*0.5*[.M$7])^2)/[.M$2]" office:value-type="float" office:value="0.155624714620262" calcext:value-type="float">
            <text:p>0,15562</text:p>
          </table:table-cell>
          <table:table-cell table:formula="of:=(1-([.D156]+[.H156]*[.M$7])-[.M$6]*([.D156]+[.H156]*[.M$7])^2)/[.M$2]" office:value-type="float" office:value="0.154505643835596" calcext:value-type="float">
            <text:p>0,1545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[.M$7]" office:value-type="float" office:value="1.55" calcext:value-type="float">
            <text:p>1,55000</text:p>
          </table:table-cell>
          <table:table-cell table:formula="of:=[.M$3]+(([.M$4]/[.M$5])+((-1/[.M$3])-([.M$4]/[.M$5]))*EXP(-[.M$5]*[.B157]))^-1" office:value-type="float" office:value="0.87243261744079" calcext:value-type="float">
            <text:p>0,87243</text:p>
          </table:table-cell>
          <table:table-cell table:formula="of:=[.D156]+([.F156]+2*[.G156]+2*[.H156]+[.I156])*[.M$7]*0.1666666" office:value-type="float" office:value="0.888883096938549" calcext:value-type="float">
            <text:p>0,88888</text:p>
          </table:table-cell>
          <table:table-cell table:style-name="ce4" table:formula="of:=100*([.C157]-[.D157])/[.C157]" office:value-type="float" office:value="-1.88558739883156" calcext:value-type="float">
            <text:p>-1,88559</text:p>
          </table:table-cell>
          <table:table-cell table:formula="of:=(1-[.D157]-[.M$6]*[.D157]^2)/[.M$2]" office:value-type="float" office:value="0.154505683873377" calcext:value-type="float">
            <text:p>0,15451</text:p>
          </table:table-cell>
          <table:table-cell table:formula="of:=(1-([.D157]+[.F157]*0.5*[.M$7])-[.M$6]*([.D157]+[.F157]*0.5*[.M$7])^2)/[.M$2]" office:value-type="float" office:value="0.153394711282989" calcext:value-type="float">
            <text:p>0,15339</text:p>
          </table:table-cell>
          <table:table-cell table:formula="of:=(1-([.D157]+[.G157]*0.5*[.M$7])-[.M$6]*([.D157]+[.G157]*0.5*[.M$7])^2)/[.M$2]" office:value-type="float" office:value="0.153402699750417" calcext:value-type="float">
            <text:p>0,15340</text:p>
          </table:table-cell>
          <table:table-cell table:formula="of:=(1-([.D157]+[.H157]*[.M$7])-[.M$6]*([.D157]+[.H157]*[.M$7])^2)/[.M$2]" office:value-type="float" office:value="0.152299594441717" calcext:value-type="float">
            <text:p>0,1523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[.M$7]" office:value-type="float" office:value="1.56" calcext:value-type="float">
            <text:p>1,56000</text:p>
          </table:table-cell>
          <table:table-cell table:formula="of:=[.M$3]+(([.M$4]/[.M$5])+((-1/[.M$3])-([.M$4]/[.M$5]))*EXP(-[.M$5]*[.B158]))^-1" office:value-type="float" office:value="0.873836544095364" calcext:value-type="float">
            <text:p>0,87384</text:p>
          </table:table-cell>
          <table:table-cell table:formula="of:=[.D157]+([.F157]+2*[.G157]+2*[.H157]+[.I157])*[.M$7]*0.1666666" office:value-type="float" office:value="0.890417096492253" calcext:value-type="float">
            <text:p>0,89042</text:p>
          </table:table-cell>
          <table:table-cell table:style-name="ce4" table:formula="of:=100*([.C158]-[.D158])/[.C158]" office:value-type="float" office:value="-1.89744323568584" calcext:value-type="float">
            <text:p>-1,89744</text:p>
          </table:table-cell>
          <table:table-cell table:formula="of:=(1-[.D158]-[.M$6]*[.D158]^2)/[.M$2]" office:value-type="float" office:value="0.152299633908966" calcext:value-type="float">
            <text:p>0,15230</text:p>
          </table:table-cell>
          <table:table-cell table:formula="of:=(1-([.D158]+[.F158]*0.5*[.M$7])-[.M$6]*([.D158]+[.F158]*0.5*[.M$7])^2)/[.M$2]" office:value-type="float" office:value="0.151204511442521" calcext:value-type="float">
            <text:p>0,15120</text:p>
          </table:table-cell>
          <table:table-cell table:formula="of:=(1-([.D158]+[.G158]*0.5*[.M$7])-[.M$6]*([.D158]+[.G158]*0.5*[.M$7])^2)/[.M$2]" office:value-type="float" office:value="0.151212386028712" calcext:value-type="float">
            <text:p>0,15121</text:p>
          </table:table-cell>
          <table:table-cell table:formula="of:=(1-([.D158]+[.H158]*[.M$7])-[.M$6]*([.D158]+[.H158]*[.M$7])^2)/[.M$2]" office:value-type="float" office:value="0.150125018777879" calcext:value-type="float">
            <text:p>0,1501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[.M$7]" office:value-type="float" office:value="1.57" calcext:value-type="float">
            <text:p>1,57000</text:p>
          </table:table-cell>
          <table:table-cell table:formula="of:=[.M$3]+(([.M$4]/[.M$5])+((-1/[.M$3])-([.M$4]/[.M$5]))*EXP(-[.M$5]*[.B159]))^-1" office:value-type="float" office:value="0.875219262057524" calcext:value-type="float">
            <text:p>0,87522</text:p>
          </table:table-cell>
          <table:table-cell table:formula="of:=[.D158]+([.F158]+2*[.G158]+2*[.H158]+[.I158])*[.M$7]*0.1666666" office:value-type="float" office:value="0.891929193300129" calcext:value-type="float">
            <text:p>0,89193</text:p>
          </table:table-cell>
          <table:table-cell table:style-name="ce4" table:formula="of:=100*([.C159]-[.D159])/[.C159]" office:value-type="float" office:value="-1.90922800342885" calcext:value-type="float">
            <text:p>-1,90923</text:p>
          </table:table-cell>
          <table:table-cell table:formula="of:=(1-[.D159]-[.M$6]*[.D159]^2)/[.M$2]" office:value-type="float" office:value="0.150125057682703" calcext:value-type="float">
            <text:p>0,15013</text:p>
          </table:table-cell>
          <table:table-cell table:formula="of:=(1-([.D159]+[.F159]*0.5*[.M$7])-[.M$6]*([.D159]+[.F159]*0.5*[.M$7])^2)/[.M$2]" office:value-type="float" office:value="0.149045559560036" calcext:value-type="float">
            <text:p>0,14905</text:p>
          </table:table-cell>
          <table:table-cell table:formula="of:=(1-([.D159]+[.G159]*0.5*[.M$7])-[.M$6]*([.D159]+[.G159]*0.5*[.M$7])^2)/[.M$2]" office:value-type="float" office:value="0.149053321884659" calcext:value-type="float">
            <text:p>0,14905</text:p>
          </table:table-cell>
          <table:table-cell table:formula="of:=(1-([.D159]+[.H159]*[.M$7])-[.M$6]*([.D159]+[.H159]*[.M$7])^2)/[.M$2]" office:value-type="float" office:value="0.147981468502892" calcext:value-type="float">
            <text:p>0,1479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[.M$7]" office:value-type="float" office:value="1.58" calcext:value-type="float">
            <text:p>1,58000</text:p>
          </table:table-cell>
          <table:table-cell table:formula="of:=[.M$3]+(([.M$4]/[.M$5])+((-1/[.M$3])-([.M$4]/[.M$5]))*EXP(-[.M$5]*[.B160]))^-1" office:value-type="float" office:value="0.876581089702921" calcext:value-type="float">
            <text:p>0,87658</text:p>
          </table:table-cell>
          <table:table-cell table:formula="of:=[.D159]+([.F159]+2*[.G159]+2*[.H159]+[.I159])*[.M$7]*0.1666666" office:value-type="float" office:value="0.893419699852385" calcext:value-type="float">
            <text:p>0,89342</text:p>
          </table:table-cell>
          <table:table-cell table:style-name="ce4" table:formula="of:=100*([.C160]-[.D160])/[.C160]" office:value-type="float" office:value="-1.92094152466494" calcext:value-type="float">
            <text:p>-1,92094</text:p>
          </table:table-cell>
          <table:table-cell table:formula="of:=(1-[.D160]-[.M$6]*[.D160]^2)/[.M$2]" office:value-type="float" office:value="0.147981506853285" calcext:value-type="float">
            <text:p>0,14798</text:p>
          </table:table-cell>
          <table:table-cell table:formula="of:=(1-([.D160]+[.F160]*0.5*[.M$7])-[.M$6]*([.D160]+[.F160]*0.5*[.M$7])^2)/[.M$2]" office:value-type="float" office:value="0.146917410500417" calcext:value-type="float">
            <text:p>0,14692</text:p>
          </table:table-cell>
          <table:table-cell table:formula="of:=(1-([.D160]+[.G160]*0.5*[.M$7])-[.M$6]*([.D160]+[.G160]*0.5*[.M$7])^2)/[.M$2]" office:value-type="float" office:value="0.146925062160213" calcext:value-type="float">
            <text:p>0,14693</text:p>
          </table:table-cell>
          <table:table-cell table:formula="of:=(1-([.D160]+[.H160]*[.M$7])-[.M$6]*([.D160]+[.H160]*[.M$7])^2)/[.M$2]" office:value-type="float" office:value="0.145868501642445" calcext:value-type="float">
            <text:p>0,1458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[.M$7]" office:value-type="float" office:value="1.59" calcext:value-type="float">
            <text:p>1,59000</text:p>
          </table:table-cell>
          <table:table-cell table:formula="of:=[.M$3]+(([.M$4]/[.M$5])+((-1/[.M$3])-([.M$4]/[.M$5]))*EXP(-[.M$5]*[.B161]))^-1" office:value-type="float" office:value="0.877922340688594" calcext:value-type="float">
            <text:p>0,87792</text:p>
          </table:table-cell>
          <table:table-cell table:formula="of:=[.D160]+([.F160]+2*[.G160]+2*[.H160]+[.I160])*[.M$7]*0.1666666" office:value-type="float" office:value="0.894888924187723" calcext:value-type="float">
            <text:p>0,89489</text:p>
          </table:table-cell>
          <table:table-cell table:style-name="ce4" table:formula="of:=100*([.C161]-[.D161])/[.C161]" office:value-type="float" office:value="-1.93258363670542" calcext:value-type="float">
            <text:p>-1,93258</text:p>
          </table:table-cell>
          <table:table-cell table:formula="of:=(1-[.D161]-[.M$6]*[.D161]^2)/[.M$2]" office:value-type="float" office:value="0.145868539446286" calcext:value-type="float">
            <text:p>0,14587</text:p>
          </table:table-cell>
          <table:table-cell table:formula="of:=(1-([.D161]+[.F161]*0.5*[.M$7])-[.M$6]*([.D161]+[.F161]*0.5*[.M$7])^2)/[.M$2]" office:value-type="float" office:value="0.144819625450183" calcext:value-type="float">
            <text:p>0,14482</text:p>
          </table:table-cell>
          <table:table-cell table:formula="of:=(1-([.D161]+[.G161]*0.5*[.M$7])-[.M$6]*([.D161]+[.G161]*0.5*[.M$7])^2)/[.M$2]" office:value-type="float" office:value="0.144827168019286" calcext:value-type="float">
            <text:p>0,14483</text:p>
          </table:table-cell>
          <table:table-cell table:formula="of:=(1-([.D161]+[.H161]*[.M$7])-[.M$6]*([.D161]+[.H161]*[.M$7])^2)/[.M$2]" office:value-type="float" office:value="0.143785682499247" calcext:value-type="float">
            <text:p>0,1437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[.M$7]" office:value-type="float" office:value="1.6" calcext:value-type="float">
            <text:p>1,60000</text:p>
          </table:table-cell>
          <table:table-cell table:formula="of:=[.M$3]+(([.M$4]/[.M$5])+((-1/[.M$3])-([.M$4]/[.M$5]))*EXP(-[.M$5]*[.B162]))^-1" office:value-type="float" office:value="0.879243324021072" calcext:value-type="float">
            <text:p>0,87924</text:p>
          </table:table-cell>
          <table:table-cell table:formula="of:=[.D161]+([.F161]+2*[.G161]+2*[.H161]+[.I161])*[.M$7]*0.1666666" office:value-type="float" office:value="0.896337169956565" calcext:value-type="float">
            <text:p>0,89634</text:p>
          </table:table-cell>
          <table:table-cell table:style-name="ce4" table:formula="of:=100*([.C162]-[.D162])/[.C162]" office:value-type="float" office:value="-1.94415419127868" calcext:value-type="float">
            <text:p>-1,94415</text:p>
          </table:table-cell>
          <table:table-cell table:formula="of:=(1-[.D162]-[.M$6]*[.D162]^2)/[.M$2]" office:value-type="float" office:value="0.143785719764305" calcext:value-type="float">
            <text:p>0,14379</text:p>
          </table:table-cell>
          <table:table-cell table:formula="of:=(1-([.D162]+[.F162]*0.5*[.M$7])-[.M$6]*([.D162]+[.F162]*0.5*[.M$7])^2)/[.M$2]" office:value-type="float" office:value="0.142751771828258" calcext:value-type="float">
            <text:p>0,14275</text:p>
          </table:table-cell>
          <table:table-cell table:formula="of:=(1-([.D162]+[.G162]*0.5*[.M$7])-[.M$6]*([.D162]+[.G162]*0.5*[.M$7])^2)/[.M$2]" office:value-type="float" office:value="0.142759206858513" calcext:value-type="float">
            <text:p>0,14276</text:p>
          </table:table-cell>
          <table:table-cell table:formula="of:=(1-([.D162]+[.H162]*[.M$7])-[.M$6]*([.D162]+[.H162]*[.M$7])^2)/[.M$2]" office:value-type="float" office:value="0.141732581564424" calcext:value-type="float">
            <text:p>0,1417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[.M$7]" office:value-type="float" office:value="1.61" calcext:value-type="float">
            <text:p>1,61000</text:p>
          </table:table-cell>
          <table:table-cell table:formula="of:=[.M$3]+(([.M$4]/[.M$5])+((-1/[.M$3])-([.M$4]/[.M$5]))*EXP(-[.M$5]*[.B163]))^-1" office:value-type="float" office:value="0.880544344123548" calcext:value-type="float">
            <text:p>0,88054</text:p>
          </table:table-cell>
          <table:table-cell table:formula="of:=[.D162]+([.F162]+2*[.G162]+2*[.H162]+[.I162])*[.M$7]*0.1666666" office:value-type="float" office:value="0.897764736483376" calcext:value-type="float">
            <text:p>0,89776</text:p>
          </table:table-cell>
          <table:table-cell table:style-name="ce4" table:formula="of:=100*([.C163]-[.D163])/[.C163]" office:value-type="float" office:value="-1.95565305424427" calcext:value-type="float">
            <text:p>-1,95565</text:p>
          </table:table-cell>
          <table:table-cell table:formula="of:=(1-[.D163]-[.M$6]*[.D163]^2)/[.M$2]" office:value-type="float" office:value="0.141732618298358" calcext:value-type="float">
            <text:p>0,14173</text:p>
          </table:table-cell>
          <table:table-cell table:formula="of:=(1-([.D163]+[.F163]*0.5*[.M$7])-[.M$6]*([.D163]+[.F163]*0.5*[.M$7])^2)/[.M$2]" office:value-type="float" office:value="0.140713423197992" calcext:value-type="float">
            <text:p>0,14071</text:p>
          </table:table-cell>
          <table:table-cell table:formula="of:=(1-([.D163]+[.G163]*0.5*[.M$7])-[.M$6]*([.D163]+[.G163]*0.5*[.M$7])^2)/[.M$2]" office:value-type="float" office:value="0.140720752219267" calcext:value-type="float">
            <text:p>0,14072</text:p>
          </table:table-cell>
          <table:table-cell table:formula="of:=(1-([.D163]+[.H163]*[.M$7])-[.M$6]*([.D163]+[.H163]*[.M$7])^2)/[.M$2]" office:value-type="float" office:value="0.139708775430152" calcext:value-type="float">
            <text:p>0,1397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[.M$7]" office:value-type="float" office:value="1.62" calcext:value-type="float">
            <text:p>1,62000</text:p>
          </table:table-cell>
          <table:table-cell table:formula="of:=[.M$3]+(([.M$4]/[.M$5])+((-1/[.M$3])-([.M$4]/[.M$5]))*EXP(-[.M$5]*[.B164]))^-1" office:value-type="float" office:value="0.881825700902146" calcext:value-type="float">
            <text:p>0,88183</text:p>
          </table:table-cell>
          <table:table-cell table:formula="of:=[.D163]+([.F163]+2*[.G163]+2*[.H163]+[.I163])*[.M$7]*0.1666666" office:value-type="float" office:value="0.899171918828107" calcext:value-type="float">
            <text:p>0,89917</text:p>
          </table:table-cell>
          <table:table-cell table:style-name="ce4" table:formula="of:=100*([.C164]-[.D164])/[.C164]" office:value-type="float" office:value="-1.96708010531053" calcext:value-type="float">
            <text:p>-1,96708</text:p>
          </table:table-cell>
          <table:table-cell table:formula="of:=(1-[.D164]-[.M$6]*[.D164]^2)/[.M$2]" office:value-type="float" office:value="0.139708811640513" calcext:value-type="float">
            <text:p>0,13971</text:p>
          </table:table-cell>
          <table:table-cell table:formula="of:=(1-([.D164]+[.F164]*0.5*[.M$7])-[.M$6]*([.D164]+[.F164]*0.5*[.M$7])^2)/[.M$2]" office:value-type="float" office:value="0.138704159180404" calcext:value-type="float">
            <text:p>0,13870</text:p>
          </table:table-cell>
          <table:table-cell table:formula="of:=(1-([.D164]+[.G164]*0.5*[.M$7])-[.M$6]*([.D164]+[.G164]*0.5*[.M$7])^2)/[.M$2]" office:value-type="float" office:value="0.138711383700899" calcext:value-type="float">
            <text:p>0,13871</text:p>
          </table:table-cell>
          <table:table-cell table:formula="of:=(1-([.D164]+[.H164]*[.M$7])-[.M$6]*([.D164]+[.H164]*[.M$7])^2)/[.M$2]" office:value-type="float" office:value="0.137713846703505" calcext:value-type="float">
            <text:p>0,1377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[.M$7]" office:value-type="float" office:value="1.63" calcext:value-type="float">
            <text:p>1,63000</text:p>
          </table:table-cell>
          <table:table-cell table:formula="of:=[.M$3]+(([.M$4]/[.M$5])+((-1/[.M$3])-([.M$4]/[.M$5]))*EXP(-[.M$5]*[.B165]))^-1" office:value-type="float" office:value="0.88308768981127" calcext:value-type="float">
            <text:p>0,88309</text:p>
          </table:table-cell>
          <table:table-cell table:formula="of:=[.D164]+([.F164]+2*[.G164]+2*[.H164]+[.I164])*[.M$7]*0.1666666" office:value-type="float" office:value="0.900559007846783" calcext:value-type="float">
            <text:p>0,90056</text:p>
          </table:table-cell>
          <table:table-cell table:style-name="ce4" table:formula="of:=100*([.C165]-[.D165])/[.C165]" office:value-type="float" office:value="-1.97843523775612" calcext:value-type="float">
            <text:p>-1,97844</text:p>
          </table:table-cell>
          <table:table-cell table:formula="of:=(1-[.D165]-[.M$6]*[.D165]^2)/[.M$2]" office:value-type="float" office:value="0.137713882397736" calcext:value-type="float">
            <text:p>0,13771</text:p>
          </table:table-cell>
          <table:table-cell table:formula="of:=(1-([.D165]+[.F165]*0.5*[.M$7])-[.M$6]*([.D165]+[.F165]*0.5*[.M$7])^2)/[.M$2]" office:value-type="float" office:value="0.13672356536864" calcext:value-type="float">
            <text:p>0,13672</text:p>
          </table:table-cell>
          <table:table-cell table:formula="of:=(1-([.D165]+[.G165]*0.5*[.M$7])-[.M$6]*([.D165]+[.G165]*0.5*[.M$7])^2)/[.M$2]" office:value-type="float" office:value="0.136730686875189" calcext:value-type="float">
            <text:p>0,13673</text:p>
          </table:table-cell>
          <table:table-cell table:formula="of:=(1-([.D165]+[.H165]*[.M$7])-[.M$6]*([.D165]+[.H165]*[.M$7])^2)/[.M$2]" office:value-type="float" office:value="0.135747383921506" calcext:value-type="float">
            <text:p>0,1357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[.M$7]" office:value-type="float" office:value="1.64" calcext:value-type="float">
            <text:p>1,64000</text:p>
          </table:table-cell>
          <table:table-cell table:formula="of:=[.M$3]+(([.M$4]/[.M$5])+((-1/[.M$3])-([.M$4]/[.M$5]))*EXP(-[.M$5]*[.B166]))^-1" office:value-type="float" office:value="0.884330601918066" calcext:value-type="float">
            <text:p>0,88433</text:p>
          </table:table-cell>
          <table:table-cell table:formula="of:=[.D165]+([.F165]+2*[.G165]+2*[.H165]+[.I165])*[.M$7]*0.1666666" office:value-type="float" office:value="0.901926290251214" calcext:value-type="float">
            <text:p>0,90193</text:p>
          </table:table-cell>
          <table:table-cell table:style-name="ce4" table:formula="of:=100*([.C166]-[.D166])/[.C166]" office:value-type="float" office:value="-1.9897183581552" calcext:value-type="float">
            <text:p>-1,98972</text:p>
          </table:table-cell>
          <table:table-cell table:formula="of:=(1-[.D166]-[.M$6]*[.D166]^2)/[.M$2]" office:value-type="float" office:value="0.135747419106946" calcext:value-type="float">
            <text:p>0,13575</text:p>
          </table:table-cell>
          <table:table-cell table:formula="of:=(1-([.D166]+[.F166]*0.5*[.M$7])-[.M$6]*([.D166]+[.F166]*0.5*[.M$7])^2)/[.M$2]" office:value-type="float" office:value="0.134771233243618" calcext:value-type="float">
            <text:p>0,13477</text:p>
          </table:table-cell>
          <table:table-cell table:formula="of:=(1-([.D166]+[.G166]*0.5*[.M$7])-[.M$6]*([.D166]+[.G166]*0.5*[.M$7])^2)/[.M$2]" office:value-type="float" office:value="0.134778253201993" calcext:value-type="float">
            <text:p>0,13478</text:p>
          </table:table-cell>
          <table:table-cell table:formula="of:=(1-([.D166]+[.H166]*[.M$7])-[.M$6]*([.D166]+[.H166]*[.M$7])^2)/[.M$2]" office:value-type="float" office:value="0.133808981467367" calcext:value-type="float">
            <text:p>0,1338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[.M$7]" office:value-type="float" office:value="1.65" calcext:value-type="float">
            <text:p>1,65000</text:p>
          </table:table-cell>
          <table:table-cell table:formula="of:=[.M$3]+(([.M$4]/[.M$5])+((-1/[.M$3])-([.M$4]/[.M$5]))*EXP(-[.M$5]*[.B167]))^-1" office:value-type="float" office:value="0.885554723965999" calcext:value-type="float">
            <text:p>0,88555</text:p>
          </table:table-cell>
          <table:table-cell table:formula="of:=[.D166]+([.F166]+2*[.G166]+2*[.H166]+[.I166])*[.M$7]*0.1666666" office:value-type="float" office:value="0.903274048667887" calcext:value-type="float">
            <text:p>0,90327</text:p>
          </table:table-cell>
          <table:table-cell table:style-name="ce4" table:formula="of:=100*([.C167]-[.D167])/[.C167]" office:value-type="float" office:value="-2.00092938610625" calcext:value-type="float">
            <text:p>-2,00093</text:p>
          </table:table-cell>
          <table:table-cell table:formula="of:=(1-[.D167]-[.M$6]*[.D167]^2)/[.M$2]" office:value-type="float" office:value="0.13380901615125" calcext:value-type="float">
            <text:p>0,13381</text:p>
          </table:table-cell>
          <table:table-cell table:formula="of:=(1-([.D167]+[.F167]*0.5*[.M$7])-[.M$6]*([.D167]+[.F167]*0.5*[.M$7])^2)/[.M$2]" office:value-type="float" office:value="0.132846760090854" calcext:value-type="float">
            <text:p>0,13285</text:p>
          </table:table-cell>
          <table:table-cell table:formula="of:=(1-([.D167]+[.G167]*0.5*[.M$7])-[.M$6]*([.D167]+[.G167]*0.5*[.M$7])^2)/[.M$2]" office:value-type="float" office:value="0.132853679946057" calcext:value-type="float">
            <text:p>0,13285</text:p>
          </table:table-cell>
          <table:table-cell table:formula="of:=(1-([.D167]+[.H167]*[.M$7])-[.M$6]*([.D167]+[.H167]*[.M$7])^2)/[.M$2]" office:value-type="float" office:value="0.131898239487892" calcext:value-type="float">
            <text:p>0,1319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[.M$7]" office:value-type="float" office:value="1.66" calcext:value-type="float">
            <text:p>1,66000</text:p>
          </table:table-cell>
          <table:table-cell table:formula="of:=[.M$3]+(([.M$4]/[.M$5])+((-1/[.M$3])-([.M$4]/[.M$5]))*EXP(-[.M$5]*[.B168]))^-1" office:value-type="float" office:value="0.886760338437552" calcext:value-type="float">
            <text:p>0,88676</text:p>
          </table:table-cell>
          <table:table-cell table:formula="of:=[.D167]+([.F167]+2*[.G167]+2*[.H167]+[.I167])*[.M$7]*0.1666666" office:value-type="float" office:value="0.904602561696003" calcext:value-type="float">
            <text:p>0,90460</text:p>
          </table:table-cell>
          <table:table-cell table:style-name="ce4" table:formula="of:=100*([.C168]-[.D168])/[.C168]" office:value-type="float" office:value="-2.01206825396458" calcext:value-type="float">
            <text:p>-2,01207</text:p>
          </table:table-cell>
          <table:table-cell table:formula="of:=(1-[.D168]-[.M$6]*[.D168]^2)/[.M$2]" office:value-type="float" office:value="0.131898273677351" calcext:value-type="float">
            <text:p>0,13190</text:p>
          </table:table-cell>
          <table:table-cell table:formula="of:=(1-([.D168]+[.F168]*0.5*[.M$7])-[.M$6]*([.D168]+[.F168]*0.5*[.M$7])^2)/[.M$2]" office:value-type="float" office:value="0.130949748918452" calcext:value-type="float">
            <text:p>0,13095</text:p>
          </table:table-cell>
          <table:table-cell table:formula="of:=(1-([.D168]+[.G168]*0.5*[.M$7])-[.M$6]*([.D168]+[.G168]*0.5*[.M$7])^2)/[.M$2]" office:value-type="float" office:value="0.13095657009501" calcext:value-type="float">
            <text:p>0,13096</text:p>
          </table:table-cell>
          <table:table-cell table:formula="of:=(1-([.D168]+[.H168]*[.M$7])-[.M$6]*([.D168]+[.H168]*[.M$7])^2)/[.M$2]" office:value-type="float" office:value="0.130014763812041" calcext:value-type="float">
            <text:p>0,1300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[.M$7]" office:value-type="float" office:value="1.67" calcext:value-type="float">
            <text:p>1,67000</text:p>
          </table:table-cell>
          <table:table-cell table:formula="of:=[.M$3]+(([.M$4]/[.M$5])+((-1/[.M$3])-([.M$4]/[.M$5]))*EXP(-[.M$5]*[.B169]))^-1" office:value-type="float" office:value="0.887947723616068" calcext:value-type="float">
            <text:p>0,88795</text:p>
          </table:table-cell>
          <table:table-cell table:formula="of:=[.D168]+([.F168]+2*[.G168]+2*[.H168]+[.I168])*[.M$7]*0.1666666" office:value-type="float" office:value="0.905912103964713" calcext:value-type="float">
            <text:p>0,90591</text:p>
          </table:table-cell>
          <table:table-cell table:style-name="ce4" table:formula="of:=100*([.C169]-[.D169])/[.C169]" office:value-type="float" office:value="-2.02313490657838" calcext:value-type="float">
            <text:p>-2,02313</text:p>
          </table:table-cell>
          <table:table-cell table:formula="of:=(1-[.D169]-[.M$6]*[.D169]^2)/[.M$2]" office:value-type="float" office:value="0.130014797514108" calcext:value-type="float">
            <text:p>0,13001</text:p>
          </table:table-cell>
          <table:table-cell table:formula="of:=(1-([.D169]+[.F169]*0.5*[.M$7])-[.M$6]*([.D169]+[.F169]*0.5*[.M$7])^2)/[.M$2]" office:value-type="float" office:value="0.129079808376237" calcext:value-type="float">
            <text:p>0,12908</text:p>
          </table:table-cell>
          <table:table-cell table:formula="of:=(1-([.D169]+[.G169]*0.5*[.M$7])-[.M$6]*([.D169]+[.G169]*0.5*[.M$7])^2)/[.M$2]" office:value-type="float" office:value="0.129086532278486" calcext:value-type="float">
            <text:p>0,12909</text:p>
          </table:table-cell>
          <table:table-cell table:formula="of:=(1-([.D169]+[.H169]*[.M$7])-[.M$6]*([.D169]+[.H169]*[.M$7])^2)/[.M$2]" office:value-type="float" office:value="0.128158165870624" calcext:value-type="float">
            <text:p>0,1281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[.M$7]" office:value-type="float" office:value="1.68" calcext:value-type="float">
            <text:p>1,68000</text:p>
          </table:table-cell>
          <table:table-cell table:formula="of:=[.M$3]+(([.M$4]/[.M$5])+((-1/[.M$3])-([.M$4]/[.M$5]))*EXP(-[.M$5]*[.B170]))^-1" office:value-type="float" office:value="0.889117153646734" calcext:value-type="float">
            <text:p>0,88912</text:p>
          </table:table-cell>
          <table:table-cell table:formula="of:=[.D169]+([.F169]+2*[.G169]+2*[.H169]+[.I169])*[.M$7]*0.1666666" office:value-type="float" office:value="0.907202946189533" calcext:value-type="float">
            <text:p>0,90720</text:p>
          </table:table-cell>
          <table:table-cell table:style-name="ce4" table:formula="of:=100*([.C170]-[.D170])/[.C170]" office:value-type="float" office:value="-2.03412930102845" calcext:value-type="float">
            <text:p>-2,03413</text:p>
          </table:table-cell>
          <table:table-cell table:formula="of:=(1-[.D170]-[.M$6]*[.D170]^2)/[.M$2]" office:value-type="float" office:value="0.12815819909223" calcext:value-type="float">
            <text:p>0,12816</text:p>
          </table:table-cell>
          <table:table-cell table:formula="of:=(1-([.D170]+[.F170]*0.5*[.M$7])-[.M$6]*([.D170]+[.F170]*0.5*[.M$7])^2)/[.M$2]" office:value-type="float" office:value="0.127236552676012" calcext:value-type="float">
            <text:p>0,12724</text:p>
          </table:table-cell>
          <table:table-cell table:formula="of:=(1-([.D170]+[.G170]*0.5*[.M$7])-[.M$6]*([.D170]+[.G170]*0.5*[.M$7])^2)/[.M$2]" office:value-type="float" office:value="0.127243180688385" calcext:value-type="float">
            <text:p>0,12724</text:p>
          </table:table-cell>
          <table:table-cell table:formula="of:=(1-([.D170]+[.H170]*[.M$7])-[.M$6]*([.D170]+[.H170]*[.M$7])^2)/[.M$2]" office:value-type="float" office:value="0.126328062617124" calcext:value-type="float">
            <text:p>0,1263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[.M$7]" office:value-type="float" office:value="1.69" calcext:value-type="float">
            <text:p>1,69000</text:p>
          </table:table-cell>
          <table:table-cell table:formula="of:=[.M$3]+(([.M$4]/[.M$5])+((-1/[.M$3])-([.M$4]/[.M$5]))*EXP(-[.M$5]*[.B171]))^-1" office:value-type="float" office:value="0.890268898596727" calcext:value-type="float">
            <text:p>0,89027</text:p>
          </table:table-cell>
          <table:table-cell table:formula="of:=[.D170]+([.F170]+2*[.G170]+2*[.H170]+[.I170])*[.M$7]*0.1666666" office:value-type="float" office:value="0.908475355227966" calcext:value-type="float">
            <text:p>0,90848</text:p>
          </table:table-cell>
          <table:table-cell table:style-name="ce4" table:formula="of:=100*([.C171]-[.D171])/[.C171]" office:value-type="float" office:value="-2.04505140637133" calcext:value-type="float">
            <text:p>-2,04505</text:p>
          </table:table-cell>
          <table:table-cell table:formula="of:=(1-[.D171]-[.M$6]*[.D171]^2)/[.M$2]" office:value-type="float" office:value="0.126328095365103" calcext:value-type="float">
            <text:p>0,12633</text:p>
          </table:table-cell>
          <table:table-cell table:formula="of:=(1-([.D171]+[.F171]*0.5*[.M$7])-[.M$6]*([.D171]+[.F171]*0.5*[.M$7])^2)/[.M$2]" office:value-type="float" office:value="0.125419601512944" calcext:value-type="float">
            <text:p>0,12542</text:p>
          </table:table-cell>
          <table:table-cell table:formula="of:=(1-([.D171]+[.G171]*0.5*[.M$7])-[.M$6]*([.D171]+[.G171]*0.5*[.M$7])^2)/[.M$2]" office:value-type="float" office:value="0.125426135000248" calcext:value-type="float">
            <text:p>0,12543</text:p>
          </table:table-cell>
          <table:table-cell table:formula="of:=(1-([.D171]+[.H171]*[.M$7])-[.M$6]*([.D171]+[.H171]*[.M$7])^2)/[.M$2]" office:value-type="float" office:value="0.124524076449621" calcext:value-type="float">
            <text:p>0,1245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[.M$7]" office:value-type="float" office:value="1.7" calcext:value-type="float">
            <text:p>1,70000</text:p>
          </table:table-cell>
          <table:table-cell table:formula="of:=[.M$3]+(([.M$4]/[.M$5])+((-1/[.M$3])-([.M$4]/[.M$5]))*EXP(-[.M$5]*[.B172]))^-1" office:value-type="float" office:value="0.891403224514523" calcext:value-type="float">
            <text:p>0,89140</text:p>
          </table:table-cell>
          <table:table-cell table:formula="of:=[.D171]+([.F171]+2*[.G171]+2*[.H171]+[.I171])*[.M$7]*0.1666666" office:value-type="float" office:value="0.909729594134339" calcext:value-type="float">
            <text:p>0,90973</text:p>
          </table:table-cell>
          <table:table-cell table:style-name="ce4" table:formula="of:=100*([.C172]-[.D172])/[.C172]" office:value-type="float" office:value="-2.05590120338599" calcext:value-type="float">
            <text:p>-2,05590</text:p>
          </table:table-cell>
          <table:table-cell table:formula="of:=(1-[.D172]-[.M$6]*[.D172]^2)/[.M$2]" office:value-type="float" office:value="0.12452410873071" calcext:value-type="float">
            <text:p>0,12452</text:p>
          </table:table-cell>
          <table:table-cell table:formula="of:=(1-([.D172]+[.F172]*0.5*[.M$7])-[.M$6]*([.D172]+[.F172]*0.5*[.M$7])^2)/[.M$2]" office:value-type="float" office:value="0.123628579988034" calcext:value-type="float">
            <text:p>0,12363</text:p>
          </table:table-cell>
          <table:table-cell table:formula="of:=(1-([.D172]+[.G172]*0.5*[.M$7])-[.M$6]*([.D172]+[.G172]*0.5*[.M$7])^2)/[.M$2]" office:value-type="float" office:value="0.123635020295726" calcext:value-type="float">
            <text:p>0,12364</text:p>
          </table:table-cell>
          <table:table-cell table:formula="of:=(1-([.D172]+[.H172]*[.M$7])-[.M$6]*([.D172]+[.H172]*[.M$7])^2)/[.M$2]" office:value-type="float" office:value="0.122745835133815" calcext:value-type="float">
            <text:p>0,1227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[.M$7]" office:value-type="float" office:value="1.71" calcext:value-type="float">
            <text:p>1,71000</text:p>
          </table:table-cell>
          <table:table-cell table:formula="of:=[.M$3]+(([.M$4]/[.M$5])+((-1/[.M$3])-([.M$4]/[.M$5]))*EXP(-[.M$5]*[.B173]))^-1" office:value-type="float" office:value="0.892520393488391" calcext:value-type="float">
            <text:p>0,89252</text:p>
          </table:table-cell>
          <table:table-cell table:formula="of:=[.D172]+([.F172]+2*[.G172]+2*[.H172]+[.I172])*[.M$7]*0.1666666" office:value-type="float" office:value="0.910965922213861" calcext:value-type="float">
            <text:p>0,91097</text:p>
          </table:table-cell>
          <table:table-cell table:style-name="ce4" table:formula="of:=100*([.C173]-[.D173])/[.C173]" office:value-type="float" office:value="-2.06667868432408" calcext:value-type="float">
            <text:p>-2,06668</text:p>
          </table:table-cell>
          <table:table-cell table:formula="of:=(1-[.D173]-[.M$6]*[.D173]^2)/[.M$2]" office:value-type="float" office:value="0.122745866954655" calcext:value-type="float">
            <text:p>0,12275</text:p>
          </table:table-cell>
          <table:table-cell table:formula="of:=(1-([.D173]+[.F173]*0.5*[.M$7])-[.M$6]*([.D173]+[.F173]*0.5*[.M$7])^2)/[.M$2]" office:value-type="float" office:value="0.121863118531679" calcext:value-type="float">
            <text:p>0,12186</text:p>
          </table:table-cell>
          <table:table-cell table:formula="of:=(1-([.D173]+[.G173]*0.5*[.M$7])-[.M$6]*([.D173]+[.G173]*0.5*[.M$7])^2)/[.M$2]" office:value-type="float" office:value="0.121869466986141" calcext:value-type="float">
            <text:p>0,12187</text:p>
          </table:table-cell>
          <table:table-cell table:formula="of:=(1-([.D173]+[.H173]*[.M$7])-[.M$6]*([.D173]+[.H173]*[.M$7])^2)/[.M$2]" office:value-type="float" office:value="0.120992971727115" calcext:value-type="float">
            <text:p>0,1209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[.M$7]" office:value-type="float" office:value="1.72" calcext:value-type="float">
            <text:p>1,72000</text:p>
          </table:table-cell>
          <table:table-cell table:formula="of:=[.M$3]+(([.M$4]/[.M$5])+((-1/[.M$3])-([.M$4]/[.M$5]))*EXP(-[.M$5]*[.B174]))^-1" office:value-type="float" office:value="0.893620663704068" calcext:value-type="float">
            <text:p>0,89362</text:p>
          </table:table-cell>
          <table:table-cell table:formula="of:=[.D173]+([.F173]+2*[.G173]+2*[.H173]+[.I173])*[.M$7]*0.1666666" office:value-type="float" office:value="0.91218459507592" calcext:value-type="float">
            <text:p>0,91218</text:p>
          </table:table-cell>
          <table:table-cell table:style-name="ce4" table:formula="of:=100*([.C174]-[.D174])/[.C174]" office:value-type="float" office:value="-2.07738385266348" calcext:value-type="float">
            <text:p>-2,07738</text:p>
          </table:table-cell>
          <table:table-cell table:formula="of:=(1-[.D174]-[.M$6]*[.D174]^2)/[.M$2]" office:value-type="float" office:value="0.120993003094254" calcext:value-type="float">
            <text:p>0,12099</text:p>
          </table:table-cell>
          <table:table-cell table:formula="of:=(1-([.D174]+[.F174]*0.5*[.M$7])-[.M$6]*([.D174]+[.F174]*0.5*[.M$7])^2)/[.M$2]" office:value-type="float" office:value="0.120122852828306" calcext:value-type="float">
            <text:p>0,12012</text:p>
          </table:table-cell>
          <table:table-cell table:formula="of:=(1-([.D174]+[.G174]*0.5*[.M$7])-[.M$6]*([.D174]+[.G174]*0.5*[.M$7])^2)/[.M$2]" office:value-type="float" office:value="0.120129110737108" calcext:value-type="float">
            <text:p>0,12013</text:p>
          </table:table-cell>
          <table:table-cell table:formula="of:=(1-([.D174]+[.H174]*[.M$7])-[.M$6]*([.D174]+[.H174]*[.M$7])^2)/[.M$2]" office:value-type="float" office:value="0.119265124503804" calcext:value-type="float">
            <text:p>0,1192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[.M$7]" office:value-type="float" office:value="1.73" calcext:value-type="float">
            <text:p>1,73000</text:p>
          </table:table-cell>
          <table:table-cell table:formula="of:=[.M$3]+(([.M$4]/[.M$5])+((-1/[.M$3])-([.M$4]/[.M$5]))*EXP(-[.M$5]*[.B175]))^-1" office:value-type="float" office:value="0.894704289501639" calcext:value-type="float">
            <text:p>0,89470</text:p>
          </table:table-cell>
          <table:table-cell table:formula="of:=[.D174]+([.F174]+2*[.G174]+2*[.H174]+[.I174])*[.M$7]*0.1666666" office:value-type="float" office:value="0.913385864686627" calcext:value-type="float">
            <text:p>0,91339</text:p>
          </table:table-cell>
          <table:table-cell table:style-name="ce4" table:formula="of:=100*([.C175]-[.D175])/[.C175]" office:value-type="float" office:value="-2.08801672286535" calcext:value-type="float">
            <text:p>-2,08802</text:p>
          </table:table-cell>
          <table:table-cell table:formula="of:=(1-[.D175]-[.M$6]*[.D175]^2)/[.M$2]" office:value-type="float" office:value="0.119265155423697" calcext:value-type="float">
            <text:p>0,11927</text:p>
          </table:table-cell>
          <table:table-cell table:formula="of:=(1-([.D175]+[.F175]*0.5*[.M$7])-[.M$6]*([.D175]+[.F175]*0.5*[.M$7])^2)/[.M$2]" office:value-type="float" office:value="0.118407423742052" calcext:value-type="float">
            <text:p>0,11841</text:p>
          </table:table-cell>
          <table:table-cell table:formula="of:=(1-([.D175]+[.G175]*0.5*[.M$7])-[.M$6]*([.D175]+[.G175]*0.5*[.M$7])^2)/[.M$2]" office:value-type="float" office:value="0.118413592394223" calcext:value-type="float">
            <text:p>0,11841</text:p>
          </table:table-cell>
          <table:table-cell table:formula="of:=(1-([.D175]+[.H175]*[.M$7])-[.M$6]*([.D175]+[.H175]*[.M$7])^2)/[.M$2]" office:value-type="float" office:value="0.11756193688124" calcext:value-type="float">
            <text:p>0,1175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[.M$7]" office:value-type="float" office:value="1.74" calcext:value-type="float">
            <text:p>1,74000</text:p>
          </table:table-cell>
          <table:table-cell table:formula="of:=[.M$3]+(([.M$4]/[.M$5])+((-1/[.M$3])-([.M$4]/[.M$5]))*EXP(-[.M$5]*[.B176]))^-1" office:value-type="float" office:value="0.895771521431622" calcext:value-type="float">
            <text:p>0,89577</text:p>
          </table:table-cell>
          <table:table-cell table:formula="of:=[.D175]+([.F175]+2*[.G175]+2*[.H175]+[.I175])*[.M$7]*0.1666666" office:value-type="float" office:value="0.91456997942061" calcext:value-type="float">
            <text:p>0,91457</text:p>
          </table:table-cell>
          <table:table-cell table:style-name="ce4" table:formula="of:=100*([.C176]-[.D176])/[.C176]" office:value-type="float" office:value="-2.09857732013449" calcext:value-type="float">
            <text:p>-2,09858</text:p>
          </table:table-cell>
          <table:table-cell table:formula="of:=(1-[.D176]-[.M$6]*[.D176]^2)/[.M$2]" office:value-type="float" office:value="0.117561967360249" calcext:value-type="float">
            <text:p>0,11756</text:p>
          </table:table-cell>
          <table:table-cell table:formula="of:=(1-([.D176]+[.F176]*0.5*[.M$7])-[.M$6]*([.D176]+[.F176]*0.5*[.M$7])^2)/[.M$2]" office:value-type="float" office:value="0.116716477243492" calcext:value-type="float">
            <text:p>0,11672</text:p>
          </table:table-cell>
          <table:table-cell table:formula="of:=(1-([.D176]+[.G176]*0.5*[.M$7])-[.M$6]*([.D176]+[.G176]*0.5*[.M$7])^2)/[.M$2]" office:value-type="float" office:value="0.116722557909776" calcext:value-type="float">
            <text:p>0,11672</text:p>
          </table:table-cell>
          <table:table-cell table:formula="of:=(1-([.D176]+[.H176]*[.M$7])-[.M$6]*([.D176]+[.H176]*[.M$7])^2)/[.M$2]" office:value-type="float" office:value="0.115883057347092" calcext:value-type="float">
            <text:p>0,1158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[.M$7]" office:value-type="float" office:value="1.75" calcext:value-type="float">
            <text:p>1,75000</text:p>
          </table:table-cell>
          <table:table-cell table:formula="of:=[.M$3]+(([.M$4]/[.M$5])+((-1/[.M$3])-([.M$4]/[.M$5]))*EXP(-[.M$5]*[.B177]))^-1" office:value-type="float" office:value="0.89682260631027" calcext:value-type="float">
            <text:p>0,89682</text:p>
          </table:table-cell>
          <table:table-cell table:formula="of:=[.D176]+([.F176]+2*[.G176]+2*[.H176]+[.I176])*[.M$7]*0.1666666" office:value-type="float" office:value="0.915737184112085" calcext:value-type="float">
            <text:p>0,91574</text:p>
          </table:table-cell>
          <table:table-cell table:style-name="ce4" table:formula="of:=100*([.C177]-[.D177])/[.C177]" office:value-type="float" office:value="-2.10906568018317" calcext:value-type="float">
            <text:p>-2,10907</text:p>
          </table:table-cell>
          <table:table-cell table:formula="of:=(1-[.D177]-[.M$6]*[.D177]^2)/[.M$2]" office:value-type="float" office:value="0.115883087391493" calcext:value-type="float">
            <text:p>0,11588</text:p>
          </table:table-cell>
          <table:table-cell table:formula="of:=(1-([.D177]+[.F177]*0.5*[.M$7])-[.M$6]*([.D177]+[.F177]*0.5*[.M$7])^2)/[.M$2]" office:value-type="float" office:value="0.115049664337391" calcext:value-type="float">
            <text:p>0,11505</text:p>
          </table:table-cell>
          <table:table-cell table:formula="of:=(1-([.D177]+[.G177]*0.5*[.M$7])-[.M$6]*([.D177]+[.G177]*0.5*[.M$7])^2)/[.M$2]" office:value-type="float" office:value="0.115055658270508" calcext:value-type="float">
            <text:p>0,11506</text:p>
          </table:table-cell>
          <table:table-cell table:formula="of:=(1-([.D177]+[.H177]*[.M$7])-[.M$6]*([.D177]+[.H177]*[.M$7])^2)/[.M$2]" office:value-type="float" office:value="0.114228139387606" calcext:value-type="float">
            <text:p>0,1142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[.M$7]" office:value-type="float" office:value="1.76" calcext:value-type="float">
            <text:p>1,76000</text:p>
          </table:table-cell>
          <table:table-cell table:formula="of:=[.M$3]+(([.M$4]/[.M$5])+((-1/[.M$3])-([.M$4]/[.M$5]))*EXP(-[.M$5]*[.B178]))^-1" office:value-type="float" office:value="0.897857787274104" calcext:value-type="float">
            <text:p>0,89786</text:p>
          </table:table-cell>
          <table:table-cell table:formula="of:=[.D177]+([.F177]+2*[.G177]+2*[.H177]+[.I177])*[.M$7]*0.1666666" office:value-type="float" office:value="0.916887720105195" calcext:value-type="float">
            <text:p>0,91689</text:p>
          </table:table-cell>
          <table:table-cell table:style-name="ce4" table:formula="of:=100*([.C178]-[.D178])/[.C178]" office:value-type="float" office:value="-2.11948184899812" calcext:value-type="float">
            <text:p>-2,11948</text:p>
          </table:table-cell>
          <table:table-cell table:formula="of:=(1-[.D178]-[.M$6]*[.D178]^2)/[.M$2]" office:value-type="float" office:value="0.114228169003581" calcext:value-type="float">
            <text:p>0,11423</text:p>
          </table:table-cell>
          <table:table-cell table:formula="of:=(1-([.D178]+[.F178]*0.5*[.M$7])-[.M$6]*([.D178]+[.F178]*0.5*[.M$7])^2)/[.M$2]" office:value-type="float" office:value="0.113406640991467" calcext:value-type="float">
            <text:p>0,11341</text:p>
          </table:table-cell>
          <table:table-cell table:formula="of:=(1-([.D178]+[.G178]*0.5*[.M$7])-[.M$6]*([.D178]+[.G178]*0.5*[.M$7])^2)/[.M$2]" office:value-type="float" office:value="0.113412549426365" calcext:value-type="float">
            <text:p>0,11341</text:p>
          </table:table-cell>
          <table:table-cell table:formula="of:=(1-([.D178]+[.H178]*[.M$7])-[.M$6]*([.D178]+[.H178]*[.M$7])^2)/[.M$2]" office:value-type="float" office:value="0.112596841416857" calcext:value-type="float">
            <text:p>0,1126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[.M$7]" office:value-type="float" office:value="1.77" calcext:value-type="float">
            <text:p>1,77000</text:p>
          </table:table-cell>
          <table:table-cell table:formula="of:=[.M$3]+(([.M$4]/[.M$5])+((-1/[.M$3])-([.M$4]/[.M$5]))*EXP(-[.M$5]*[.B179]))^-1" office:value-type="float" office:value="0.898877303833682" calcext:value-type="float">
            <text:p>0,89888</text:p>
          </table:table-cell>
          <table:table-cell table:formula="of:=[.D178]+([.F178]+2*[.G178]+2*[.H178]+[.I178])*[.M$7]*0.1666666" office:value-type="float" office:value="0.918021825303646" calcext:value-type="float">
            <text:p>0,91802</text:p>
          </table:table-cell>
          <table:table-cell table:style-name="ce4" table:formula="of:=100*([.C179]-[.D179])/[.C179]" office:value-type="float" office:value="-2.12982588261086" calcext:value-type="float">
            <text:p>-2,12983</text:p>
          </table:table-cell>
          <table:table-cell table:formula="of:=(1-[.D179]-[.M$6]*[.D179]^2)/[.M$2]" office:value-type="float" office:value="0.112596870610503" calcext:value-type="float">
            <text:p>0,11260</text:p>
          </table:table-cell>
          <table:table-cell table:formula="of:=(1-([.D179]+[.F179]*0.5*[.M$7])-[.M$6]*([.D179]+[.F179]*0.5*[.M$7])^2)/[.M$2]" office:value-type="float" office:value="0.111787068066152" calcext:value-type="float">
            <text:p>0,11179</text:p>
          </table:table-cell>
          <table:table-cell table:formula="of:=(1-([.D179]+[.G179]*0.5*[.M$7])-[.M$6]*([.D179]+[.G179]*0.5*[.M$7])^2)/[.M$2]" office:value-type="float" office:value="0.111792892220255" calcext:value-type="float">
            <text:p>0,11179</text:p>
          </table:table-cell>
          <table:table-cell table:formula="of:=(1-([.D179]+[.H179]*[.M$7])-[.M$6]*([.D179]+[.H179]*[.M$7])^2)/[.M$2]" office:value-type="float" office:value="0.110988826707011" calcext:value-type="float">
            <text:p>0,1109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[.M$7]" office:value-type="float" office:value="1.78" calcext:value-type="float">
            <text:p>1,78000</text:p>
          </table:table-cell>
          <table:table-cell table:formula="of:=[.M$3]+(([.M$4]/[.M$5])+((-1/[.M$3])-([.M$4]/[.M$5]))*EXP(-[.M$5]*[.B180]))^-1" office:value-type="float" office:value="0.899881391926616" calcext:value-type="float">
            <text:p>0,89988</text:p>
          </table:table-cell>
          <table:table-cell table:formula="of:=[.D179]+([.F179]+2*[.G179]+2*[.H179]+[.I179])*[.M$7]*0.1666666" office:value-type="float" office:value="0.919139734219633" calcext:value-type="float">
            <text:p>0,91914</text:p>
          </table:table-cell>
          <table:table-cell table:style-name="ce4" table:formula="of:=100*([.C180]-[.D180])/[.C180]" office:value-type="float" office:value="-2.14009784687133" calcext:value-type="float">
            <text:p>-2,14010</text:p>
          </table:table-cell>
          <table:table-cell table:formula="of:=(1-[.D180]-[.M$6]*[.D180]^2)/[.M$2]" office:value-type="float" office:value="0.110988855484339" calcext:value-type="float">
            <text:p>0,11099</text:p>
          </table:table-cell>
          <table:table-cell table:formula="of:=(1-([.D180]+[.F180]*0.5*[.M$7])-[.M$6]*([.D180]+[.F180]*0.5*[.M$7])^2)/[.M$2]" office:value-type="float" office:value="0.110190611245338" calcext:value-type="float">
            <text:p>0,11019</text:p>
          </table:table-cell>
          <table:table-cell table:formula="of:=(1-([.D180]+[.G180]*0.5*[.M$7])-[.M$6]*([.D180]+[.G180]*0.5*[.M$7])^2)/[.M$2]" office:value-type="float" office:value="0.110196352318798" calcext:value-type="float">
            <text:p>0,11020</text:p>
          </table:table-cell>
          <table:table-cell table:formula="of:=(1-([.D180]+[.H180]*[.M$7])-[.M$6]*([.D180]+[.H180]*[.M$7])^2)/[.M$2]" office:value-type="float" office:value="0.109403763319553" calcext:value-type="float">
            <text:p>0,1094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[.M$7]" office:value-type="float" office:value="1.79" calcext:value-type="float">
            <text:p>1,79000</text:p>
          </table:table-cell>
          <table:table-cell table:formula="of:=[.M$3]+(([.M$4]/[.M$5])+((-1/[.M$3])-([.M$4]/[.M$5]))*EXP(-[.M$5]*[.B181]))^-1" office:value-type="float" office:value="0.900870283969846" calcext:value-type="float">
            <text:p>0,90087</text:p>
          </table:table-cell>
          <table:table-cell table:formula="of:=[.D180]+([.F180]+2*[.G180]+2*[.H180]+[.I180])*[.M$7]*0.1666666" office:value-type="float" office:value="0.920241678022075" calcext:value-type="float">
            <text:p>0,92024</text:p>
          </table:table-cell>
          <table:table-cell table:style-name="ce4" table:formula="of:=100*([.C181]-[.D181])/[.C181]" office:value-type="float" office:value="-2.15029781722471" calcext:value-type="float">
            <text:p>-2,15030</text:p>
          </table:table-cell>
          <table:table-cell table:formula="of:=(1-[.D181]-[.M$6]*[.D181]^2)/[.M$2]" office:value-type="float" office:value="0.109403791686488" calcext:value-type="float">
            <text:p>0,10940</text:p>
          </table:table-cell>
          <table:table-cell table:formula="of:=(1-([.D181]+[.F181]*0.5*[.M$7])-[.M$6]*([.D181]+[.F181]*0.5*[.M$7])^2)/[.M$2]" office:value-type="float" office:value="0.108616940968094" calcext:value-type="float">
            <text:p>0,10862</text:p>
          </table:table-cell>
          <table:table-cell table:formula="of:=(1-([.D181]+[.G181]*0.5*[.M$7])-[.M$6]*([.D181]+[.G181]*0.5*[.M$7])^2)/[.M$2]" office:value-type="float" office:value="0.108622600144031" calcext:value-type="float">
            <text:p>0,10862</text:p>
          </table:table-cell>
          <table:table-cell table:formula="of:=(1-([.D181]+[.H181]*[.M$7])-[.M$6]*([.D181]+[.H181]*[.M$7])^2)/[.M$2]" office:value-type="float" office:value="0.107841324037483" calcext:value-type="float">
            <text:p>0,1078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+[.M$7]" office:value-type="float" office:value="1.8" calcext:value-type="float">
            <text:p>1,80000</text:p>
          </table:table-cell>
          <table:table-cell table:formula="of:=[.M$3]+(([.M$4]/[.M$5])+((-1/[.M$3])-([.M$4]/[.M$5]))*EXP(-[.M$5]*[.B182]))^-1" office:value-type="float" office:value="0.90184420891118" calcext:value-type="float">
            <text:p>0,90184</text:p>
          </table:table-cell>
          <table:table-cell table:formula="of:=[.D181]+([.F181]+2*[.G181]+2*[.H181]+[.I181])*[.M$7]*0.1666666" office:value-type="float" office:value="0.921327884584173" calcext:value-type="float">
            <text:p>0,92133</text:p>
          </table:table-cell>
          <table:table-cell table:style-name="ce4" table:formula="of:=100*([.C182]-[.D182])/[.C182]" office:value-type="float" office:value="-2.16042587849138" calcext:value-type="float">
            <text:p>-2,16043</text:p>
          </table:table-cell>
          <table:table-cell table:formula="of:=(1-[.D182]-[.M$6]*[.D182]^2)/[.M$2]" office:value-type="float" office:value="0.107841351999865" calcext:value-type="float">
            <text:p>0,10784</text:p>
          </table:table-cell>
          <table:table-cell table:formula="of:=(1-([.D182]+[.F182]*0.5*[.M$7])-[.M$6]*([.D182]+[.F182]*0.5*[.M$7])^2)/[.M$2]" office:value-type="float" office:value="0.107065732361343" calcext:value-type="float">
            <text:p>0,10707</text:p>
          </table:table-cell>
          <table:table-cell table:formula="of:=(1-([.D182]+[.G182]*0.5*[.M$7])-[.M$6]*([.D182]+[.G182]*0.5*[.M$7])^2)/[.M$2]" office:value-type="float" office:value="0.107071310806085" calcext:value-type="float">
            <text:p>0,10707</text:p>
          </table:table-cell>
          <table:table-cell table:formula="of:=(1-([.D182]+[.H182]*[.M$7])-[.M$6]*([.D182]+[.H182]*[.M$7])^2)/[.M$2]" office:value-type="float" office:value="0.106301186298463" calcext:value-type="float">
            <text:p>0,1063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[.M$7]" office:value-type="float" office:value="1.81" calcext:value-type="float">
            <text:p>1,81000</text:p>
          </table:table-cell>
          <table:table-cell table:formula="of:=[.M$3]+(([.M$4]/[.M$5])+((-1/[.M$3])-([.M$4]/[.M$5]))*EXP(-[.M$5]*[.B183]))^-1" office:value-type="float" office:value="0.902803392280109" calcext:value-type="float">
            <text:p>0,90280</text:p>
          </table:table-cell>
          <table:table-cell table:formula="of:=[.D182]+([.F182]+2*[.G182]+2*[.H182]+[.I182])*[.M$7]*0.1666666" office:value-type="float" office:value="0.922398578530284" calcext:value-type="float">
            <text:p>0,92240</text:p>
          </table:table-cell>
          <table:table-cell table:style-name="ce4" table:formula="of:=100*([.C183]-[.D183])/[.C183]" office:value-type="float" office:value="-2.17048212465013" calcext:value-type="float">
            <text:p>-2,17048</text:p>
          </table:table-cell>
          <table:table-cell table:formula="of:=(1-[.D183]-[.M$6]*[.D183]^2)/[.M$2]" office:value-type="float" office:value="0.106301213862052" calcext:value-type="float">
            <text:p>0,10630</text:p>
          </table:table-cell>
          <table:table-cell table:formula="of:=(1-([.D183]+[.F183]*0.5*[.M$7])-[.M$6]*([.D183]+[.F183]*0.5*[.M$7])^2)/[.M$2]" office:value-type="float" office:value="0.105536665173478" calcext:value-type="float">
            <text:p>0,10554</text:p>
          </table:table-cell>
          <table:table-cell table:formula="of:=(1-([.D183]+[.G183]*0.5*[.M$7])-[.M$6]*([.D183]+[.G183]*0.5*[.M$7])^2)/[.M$2]" office:value-type="float" office:value="0.105542164036799" calcext:value-type="float">
            <text:p>0,10554</text:p>
          </table:table-cell>
          <table:table-cell table:formula="of:=(1-([.D183]+[.H183]*[.M$7])-[.M$6]*([.D183]+[.H183]*[.M$7])^2)/[.M$2]" office:value-type="float" office:value="0.104783032128902" calcext:value-type="float">
            <text:p>0,1047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[.M$7]" office:value-type="float" office:value="1.82" calcext:value-type="float">
            <text:p>1,82000</text:p>
          </table:table-cell>
          <table:table-cell table:formula="of:=[.M$3]+(([.M$4]/[.M$5])+((-1/[.M$3])-([.M$4]/[.M$5]))*EXP(-[.M$5]*[.B184]))^-1" office:value-type="float" office:value="0.903748056237908" calcext:value-type="float">
            <text:p>0,90375</text:p>
          </table:table-cell>
          <table:table-cell table:formula="of:=[.D183]+([.F183]+2*[.G183]+2*[.H183]+[.I183])*[.M$7]*0.1666666" office:value-type="float" office:value="0.923453981282142" calcext:value-type="float">
            <text:p>0,92345</text:p>
          </table:table-cell>
          <table:table-cell table:style-name="ce4" table:formula="of:=100*([.C184]-[.D184])/[.C184]" office:value-type="float" office:value="-2.18046665862441" calcext:value-type="float">
            <text:p>-2,18047</text:p>
          </table:table-cell>
          <table:table-cell table:formula="of:=(1-[.D184]-[.M$6]*[.D184]^2)/[.M$2]" office:value-type="float" office:value="0.104783059299373" calcext:value-type="float">
            <text:p>0,10478</text:p>
          </table:table-cell>
          <table:table-cell table:formula="of:=(1-([.D184]+[.F184]*0.5*[.M$7])-[.M$6]*([.D184]+[.F184]*0.5*[.M$7])^2)/[.M$2]" office:value-type="float" office:value="0.104029423708913" calcext:value-type="float">
            <text:p>0,10403</text:p>
          </table:table-cell>
          <table:table-cell table:formula="of:=(1-([.D184]+[.G184]*0.5*[.M$7])-[.M$6]*([.D184]+[.G184]*0.5*[.M$7])^2)/[.M$2]" office:value-type="float" office:value="0.104034844124267" calcext:value-type="float">
            <text:p>0,10403</text:p>
          </table:table-cell>
          <table:table-cell table:formula="of:=(1-([.D184]+[.H184]*[.M$7])-[.M$6]*([.D184]+[.H184]*[.M$7])^2)/[.M$2]" office:value-type="float" office:value="0.103286548078965" calcext:value-type="float">
            <text:p>0,1032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[.M$7]" office:value-type="float" office:value="1.83" calcext:value-type="float">
            <text:p>1,83000</text:p>
          </table:table-cell>
          <table:table-cell table:formula="of:=[.M$3]+(([.M$4]/[.M$5])+((-1/[.M$3])-([.M$4]/[.M$5]))*EXP(-[.M$5]*[.B185]))^-1" office:value-type="float" office:value="0.90467841962703" calcext:value-type="float">
            <text:p>0,90468</text:p>
          </table:table-cell>
          <table:table-cell table:formula="of:=[.D184]+([.F184]+2*[.G184]+2*[.H184]+[.I184])*[.M$7]*0.1666666" office:value-type="float" office:value="0.924494311104418" calcext:value-type="float">
            <text:p>0,92449</text:p>
          </table:table-cell>
          <table:table-cell table:style-name="ce4" table:formula="of:=100*([.C185]-[.D185])/[.C185]" office:value-type="float" office:value="-2.19037959207172" calcext:value-type="float">
            <text:p>-2,19038</text:p>
          </table:table-cell>
          <table:table-cell table:formula="of:=(1-[.D185]-[.M$6]*[.D185]^2)/[.M$2]" office:value-type="float" office:value="0.103286574861916" calcext:value-type="float">
            <text:p>0,10329</text:p>
          </table:table-cell>
          <table:table-cell table:formula="of:=(1-([.D185]+[.F185]*0.5*[.M$7])-[.M$6]*([.D185]+[.F185]*0.5*[.M$7])^2)/[.M$2]" office:value-type="float" office:value="0.102543696763554" calcext:value-type="float">
            <text:p>0,10254</text:p>
          </table:table-cell>
          <table:table-cell table:formula="of:=(1-([.D185]+[.G185]*0.5*[.M$7])-[.M$6]*([.D185]+[.G185]*0.5*[.M$7])^2)/[.M$2]" office:value-type="float" office:value="0.102549039848302" calcext:value-type="float">
            <text:p>0,10255</text:p>
          </table:table-cell>
          <table:table-cell table:formula="of:=(1-([.D185]+[.H185]*[.M$7])-[.M$6]*([.D185]+[.H185]*[.M$7])^2)/[.M$2]" office:value-type="float" office:value="0.101811425158496" calcext:value-type="float">
            <text:p>0,1018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[.M$7]" office:value-type="float" office:value="1.84" calcext:value-type="float">
            <text:p>1,84000</text:p>
          </table:table-cell>
          <table:table-cell table:formula="of:=[.M$3]+(([.M$4]/[.M$5])+((-1/[.M$3])-([.M$4]/[.M$5]))*EXP(-[.M$5]*[.B186]))^-1" office:value-type="float" office:value="0.905594698019805" calcext:value-type="float">
            <text:p>0,90559</text:p>
          </table:table-cell>
          <table:table-cell table:formula="of:=[.D185]+([.F185]+2*[.G185]+2*[.H185]+[.I185])*[.M$7]*0.1666666" office:value-type="float" office:value="0.925519783149635" calcext:value-type="float">
            <text:p>0,92552</text:p>
          </table:table-cell>
          <table:table-cell table:style-name="ce4" table:formula="of:=100*([.C186]-[.D186])/[.C186]" office:value-type="float" office:value="-2.2002210451761" calcext:value-type="float">
            <text:p>-2,20022</text:p>
          </table:table-cell>
          <table:table-cell table:formula="of:=(1-[.D186]-[.M$6]*[.D186]^2)/[.M$2]" office:value-type="float" office:value="0.101811451559442" calcext:value-type="float">
            <text:p>0,10181</text:p>
          </table:table-cell>
          <table:table-cell table:formula="of:=(1-([.D186]+[.F186]*0.5*[.M$7])-[.M$6]*([.D186]+[.F186]*0.5*[.M$7])^2)/[.M$2]" office:value-type="float" office:value="0.101079177561169" calcext:value-type="float">
            <text:p>0,10108</text:p>
          </table:table-cell>
          <table:table-cell table:formula="of:=(1-([.D186]+[.G186]*0.5*[.M$7])-[.M$6]*([.D186]+[.G186]*0.5*[.M$7])^2)/[.M$2]" office:value-type="float" office:value="0.101084444416809" calcext:value-type="float">
            <text:p>0,10108</text:p>
          </table:table-cell>
          <table:table-cell table:formula="of:=(1-([.D186]+[.H186]*[.M$7])-[.M$6]*([.D186]+[.H186]*[.M$7])^2)/[.M$2]" office:value-type="float" office:value="0.100357358773838" calcext:value-type="float">
            <text:p>0,1003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[.M$7]" office:value-type="float" office:value="1.85" calcext:value-type="float">
            <text:p>1,85000</text:p>
          </table:table-cell>
          <table:table-cell table:formula="of:=[.M$3]+(([.M$4]/[.M$5])+((-1/[.M$3])-([.M$4]/[.M$5]))*EXP(-[.M$5]*[.B187]))^-1" office:value-type="float" office:value="0.906497103766447" calcext:value-type="float">
            <text:p>0,90650</text:p>
          </table:table-cell>
          <table:table-cell table:formula="of:=[.D186]+([.F186]+2*[.G186]+2*[.H186]+[.I186])*[.M$7]*0.1666666" office:value-type="float" office:value="0.926530609502453" calcext:value-type="float">
            <text:p>0,92653</text:p>
          </table:table-cell>
          <table:table-cell table:style-name="ce4" table:formula="of:=100*([.C187]-[.D187])/[.C187]" office:value-type="float" office:value="-2.20999114644361" calcext:value-type="float">
            <text:p>-2,20999</text:p>
          </table:table-cell>
          <table:table-cell table:formula="of:=(1-[.D187]-[.M$6]*[.D187]^2)/[.M$2]" office:value-type="float" office:value="0.100357384798218" calcext:value-type="float">
            <text:p>0,10036</text:p>
          </table:table-cell>
          <table:table-cell table:formula="of:=(1-([.D187]+[.F187]*0.5*[.M$7])-[.M$6]*([.D187]+[.F187]*0.5*[.M$7])^2)/[.M$2]" office:value-type="float" office:value="0.0996355636906643" calcext:value-type="float">
            <text:p>0,09964</text:p>
          </table:table-cell>
          <table:table-cell table:formula="of:=(1-([.D187]+[.G187]*0.5*[.M$7])-[.M$6]*([.D187]+[.G187]*0.5*[.M$7])^2)/[.M$2]" office:value-type="float" office:value="0.099640755403053" calcext:value-type="float">
            <text:p>0,09964</text:p>
          </table:table-cell>
          <table:table-cell table:formula="of:=(1-([.D187]+[.H187]*[.M$7])-[.M$6]*([.D187]+[.H187]*[.M$7])^2)/[.M$2]" office:value-type="float" office:value="0.0989240486655425" calcext:value-type="float">
            <text:p>0,0989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[.M$7]" office:value-type="float" office:value="1.86" calcext:value-type="float">
            <text:p>1,86000</text:p>
          </table:table-cell>
          <table:table-cell table:formula="of:=[.M$3]+(([.M$4]/[.M$5])+((-1/[.M$3])-([.M$4]/[.M$5]))*EXP(-[.M$5]*[.B188]))^-1" office:value-type="float" office:value="0.90738584604239" calcext:value-type="float">
            <text:p>0,90739</text:p>
          </table:table-cell>
          <table:table-cell table:formula="of:=[.D187]+([.F187]+2*[.G187]+2*[.H187]+[.I187])*[.M$7]*0.1666666" office:value-type="float" office:value="0.927526999223316" calcext:value-type="float">
            <text:p>0,92753</text:p>
          </table:table-cell>
          <table:table-cell table:style-name="ce4" table:formula="of:=100*([.C188]-[.D188])/[.C188]" office:value-type="float" office:value="-2.21969003250082" calcext:value-type="float">
            <text:p>-2,21969</text:p>
          </table:table-cell>
          <table:table-cell table:formula="of:=(1-[.D188]-[.M$6]*[.D188]^2)/[.M$2]" office:value-type="float" office:value="0.098924074318719" calcext:value-type="float">
            <text:p>0,09892</text:p>
          </table:table-cell>
          <table:table-cell table:formula="of:=(1-([.D188]+[.F188]*0.5*[.M$7])-[.M$6]*([.D188]+[.F188]*0.5*[.M$7])^2)/[.M$2]" office:value-type="float" office:value="0.0982125570442244" calcext:value-type="float">
            <text:p>0,09821</text:p>
          </table:table-cell>
          <table:table-cell table:formula="of:=(1-([.D188]+[.G188]*0.5*[.M$7])-[.M$6]*([.D188]+[.G188]*0.5*[.M$7])^2)/[.M$2]" office:value-type="float" office:value="0.0982176746838002" calcext:value-type="float">
            <text:p>0,09822</text:p>
          </table:table-cell>
          <table:table-cell table:formula="of:=(1-([.D188]+[.H188]*[.M$7])-[.M$6]*([.D188]+[.H188]*[.M$7])^2)/[.M$2]" office:value-type="float" office:value="0.0975111988469546" calcext:value-type="float">
            <text:p>0,0975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[.M$7]" office:value-type="float" office:value="1.87" calcext:value-type="float">
            <text:p>1,87000</text:p>
          </table:table-cell>
          <table:table-cell table:formula="of:=[.M$3]+(([.M$4]/[.M$5])+((-1/[.M$3])-([.M$4]/[.M$5]))*EXP(-[.M$5]*[.B189]))^-1" office:value-type="float" office:value="0.908261130894943" calcext:value-type="float">
            <text:p>0,90826</text:p>
          </table:table-cell>
          <table:table-cell table:formula="of:=[.D188]+([.F188]+2*[.G188]+2*[.H188]+[.I188])*[.M$7]*0.1666666" office:value-type="float" office:value="0.928509158391488" calcext:value-type="float">
            <text:p>0,92851</text:p>
          </table:table-cell>
          <table:table-cell table:style-name="ce4" table:formula="of:=100*([.C189]-[.D189])/[.C189]" office:value-type="float" office:value="-2.22931784789628" calcext:value-type="float">
            <text:p>-2,22932</text:p>
          </table:table-cell>
          <table:table-cell table:formula="of:=(1-[.D189]-[.M$6]*[.D189]^2)/[.M$2]" office:value-type="float" office:value="0.0975112241342121" calcext:value-type="float">
            <text:p>0,09751</text:p>
          </table:table-cell>
          <table:table-cell table:formula="of:=(1-([.D189]+[.F189]*0.5*[.M$7])-[.M$6]*([.D189]+[.F189]*0.5*[.M$7])^2)/[.M$2]" office:value-type="float" office:value="0.0968098637563381" calcext:value-type="float">
            <text:p>0,09681</text:p>
          </table:table-cell>
          <table:table-cell table:formula="of:=(1-([.D189]+[.G189]*0.5*[.M$7])-[.M$6]*([.D189]+[.G189]*0.5*[.M$7])^2)/[.M$2]" office:value-type="float" office:value="0.0968149083783368" calcext:value-type="float">
            <text:p>0,09681</text:p>
          </table:table-cell>
          <table:table-cell table:formula="of:=(1-([.D189]+[.H189]*[.M$7])-[.M$6]*([.D189]+[.H189]*[.M$7])^2)/[.M$2]" office:value-type="float" office:value="0.0961185175436575" calcext:value-type="float">
            <text:p>0,0961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[.M$7]" office:value-type="float" office:value="1.88" calcext:value-type="float">
            <text:p>1,88000</text:p>
          </table:table-cell>
          <table:table-cell table:formula="of:=[.M$3]+(([.M$4]/[.M$5])+((-1/[.M$3])-([.M$4]/[.M$5]))*EXP(-[.M$5]*[.B190]))^-1" office:value-type="float" office:value="0.909123161289293" calcext:value-type="float">
            <text:p>0,90912</text:p>
          </table:table-cell>
          <table:table-cell table:formula="of:=[.D189]+([.F189]+2*[.G189]+2*[.H189]+[.I189])*[.M$7]*0.1666666" office:value-type="float" office:value="0.929477290147481" calcext:value-type="float">
            <text:p>0,92948</text:p>
          </table:table-cell>
          <table:table-cell table:style-name="ce4" table:formula="of:=100*([.C190]-[.D190])/[.C190]" office:value-type="float" office:value="-2.23887474490499" calcext:value-type="float">
            <text:p>-2,23887</text:p>
          </table:table-cell>
          <table:table-cell table:formula="of:=(1-[.D190]-[.M$6]*[.D190]^2)/[.M$2]" office:value-type="float" office:value="0.0961185424702065" calcext:value-type="float">
            <text:p>0,09612</text:p>
          </table:table-cell>
          <table:table-cell table:formula="of:=(1-([.D190]+[.F190]*0.5*[.M$7])-[.M$6]*([.D190]+[.F190]*0.5*[.M$7])^2)/[.M$2]" office:value-type="float" office:value="0.0954271941436699" calcext:value-type="float">
            <text:p>0,09543</text:p>
          </table:table-cell>
          <table:table-cell table:formula="of:=(1-([.D190]+[.G190]*0.5*[.M$7])-[.M$6]*([.D190]+[.G190]*0.5*[.M$7])^2)/[.M$2]" office:value-type="float" office:value="0.0954321667883397" calcext:value-type="float">
            <text:p>0,09543</text:p>
          </table:table-cell>
          <table:table-cell table:formula="of:=(1-([.D190]+[.H190]*[.M$7])-[.M$6]*([.D190]+[.H190]*[.M$7])^2)/[.M$2]" office:value-type="float" office:value="0.0947457171337725" calcext:value-type="float">
            <text:p>0,0947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[.M$7]" office:value-type="float" office:value="1.89" calcext:value-type="float">
            <text:p>1,89000</text:p>
          </table:table-cell>
          <table:table-cell table:formula="of:=[.M$3]+(([.M$4]/[.M$5])+((-1/[.M$3])-([.M$4]/[.M$5]))*EXP(-[.M$5]*[.B191]))^-1" office:value-type="float" office:value="0.909972137153851" calcext:value-type="float">
            <text:p>0,90997</text:p>
          </table:table-cell>
          <table:table-cell table:formula="of:=[.D190]+([.F190]+2*[.G190]+2*[.H190]+[.I190])*[.M$7]*0.1666666" office:value-type="float" office:value="0.930431594734872" calcext:value-type="float">
            <text:p>0,93043</text:p>
          </table:table-cell>
          <table:table-cell table:style-name="ce4" table:formula="of:=100*([.C191]-[.D191])/[.C191]" office:value-type="float" office:value="-2.24836088333574" calcext:value-type="float">
            <text:p>-2,24836</text:p>
          </table:table-cell>
          <table:table-cell table:formula="of:=(1-[.D191]-[.M$6]*[.D191]^2)/[.M$2]" office:value-type="float" office:value="0.0947457417047494" calcext:value-type="float">
            <text:p>0,09475</text:p>
          </table:table-cell>
          <table:table-cell table:formula="of:=(1-([.D191]+[.F191]*0.5*[.M$7])-[.M$6]*([.D191]+[.F191]*0.5*[.M$7])^2)/[.M$2]" office:value-type="float" office:value="0.0940642626457812" calcext:value-type="float">
            <text:p>0,09406</text:p>
          </table:table-cell>
          <table:table-cell table:formula="of:=(1-([.D191]+[.G191]*0.5*[.M$7])-[.M$6]*([.D191]+[.G191]*0.5*[.M$7])^2)/[.M$2]" office:value-type="float" office:value="0.0940691643385948" calcext:value-type="float">
            <text:p>0,09407</text:p>
          </table:table-cell>
          <table:table-cell table:formula="of:=(1-([.D191]+[.H191]*[.M$7])-[.M$6]*([.D191]+[.H191]*[.M$7])^2)/[.M$2]" office:value-type="float" office:value="0.0933925140890949" calcext:value-type="float">
            <text:p>0,0933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[.M$7]" office:value-type="float" office:value="1.9" calcext:value-type="float">
            <text:p>1,90000</text:p>
          </table:table-cell>
          <table:table-cell table:formula="of:=[.M$3]+(([.M$4]/[.M$5])+((-1/[.M$3])-([.M$4]/[.M$5]))*EXP(-[.M$5]*[.B192]))^-1" office:value-type="float" office:value="0.910808255424952" calcext:value-type="float">
            <text:p>0,91081</text:p>
          </table:table-cell>
          <table:table-cell table:formula="of:=[.D191]+([.F191]+2*[.G191]+2*[.H191]+[.I191])*[.M$7]*0.1666666" office:value-type="float" office:value="0.93137226954154" calcext:value-type="float">
            <text:p>0,93137</text:p>
          </table:table-cell>
          <table:table-cell table:style-name="ce4" table:formula="of:=100*([.C192]-[.D192])/[.C192]" office:value-type="float" office:value="-2.2577764303413" calcext:value-type="float">
            <text:p>-2,25778</text:p>
          </table:table-cell>
          <table:table-cell table:formula="of:=(1-[.D192]-[.M$6]*[.D192]^2)/[.M$2]" office:value-type="float" office:value="0.0933925383095631" calcext:value-type="float">
            <text:p>0,09339</text:p>
          </table:table-cell>
          <table:table-cell table:formula="of:=(1-([.D192]+[.F192]*0.5*[.M$7])-[.M$6]*([.D192]+[.F192]*0.5*[.M$7])^2)/[.M$2]" office:value-type="float" office:value="0.0927207877666852" calcext:value-type="float">
            <text:p>0,09272</text:p>
          </table:table-cell>
          <table:table-cell table:formula="of:=(1-([.D192]+[.G192]*0.5*[.M$7])-[.M$6]*([.D192]+[.G192]*0.5*[.M$7])^2)/[.M$2]" office:value-type="float" office:value="0.0927256195185477" calcext:value-type="float">
            <text:p>0,09273</text:p>
          </table:table-cell>
          <table:table-cell table:formula="of:=(1-([.D192]+[.H192]*[.M$7])-[.M$6]*([.D192]+[.H192]*[.M$7])^2)/[.M$2]" office:value-type="float" office:value="0.092058628917059" calcext:value-type="float">
            <text:p>0,0920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[.M$7]" office:value-type="float" office:value="1.91" calcext:value-type="float">
            <text:p>1,91000</text:p>
          </table:table-cell>
          <table:table-cell table:formula="of:=[.M$3]+(([.M$4]/[.M$5])+((-1/[.M$3])-([.M$4]/[.M$5]))*EXP(-[.M$5]*[.B193]))^-1" office:value-type="float" office:value="0.911631710090926" calcext:value-type="float">
            <text:p>0,91163</text:p>
          </table:table-cell>
          <table:table-cell table:formula="of:=[.D192]+([.F192]+2*[.G192]+2*[.H192]+[.I192])*[.M$7]*0.1666666" office:value-type="float" office:value="0.932299509140306" calcext:value-type="float">
            <text:p>0,93230</text:p>
          </table:table-cell>
          <table:table-cell table:style-name="ce4" table:formula="of:=100*([.C193]-[.D193])/[.C193]" office:value-type="float" office:value="-2.26712156023164" calcext:value-type="float">
            <text:p>-2,26712</text:p>
          </table:table-cell>
          <table:table-cell table:formula="of:=(1-[.D193]-[.M$6]*[.D193]^2)/[.M$2]" office:value-type="float" office:value="0.0920586527920103" calcext:value-type="float">
            <text:p>0,09206</text:p>
          </table:table-cell>
          <table:table-cell table:formula="of:=(1-([.D193]+[.F193]*0.5*[.M$7])-[.M$6]*([.D193]+[.F193]*0.5*[.M$7])^2)/[.M$2]" office:value-type="float" office:value="0.0913964920172211" calcext:value-type="float">
            <text:p>0,09140</text:p>
          </table:table-cell>
          <table:table-cell table:formula="of:=(1-([.D193]+[.G193]*0.5*[.M$7])-[.M$6]*([.D193]+[.G193]*0.5*[.M$7])^2)/[.M$2]" office:value-type="float" office:value="0.0914012548246762" calcext:value-type="float">
            <text:p>0,09140</text:p>
          </table:table-cell>
          <table:table-cell table:formula="of:=(1-([.D193]+[.H193]*[.M$7])-[.M$6]*([.D193]+[.H193]*[.M$7])^2)/[.M$2]" office:value-type="float" office:value="0.0907437861035198" calcext:value-type="float">
            <text:p>0,0907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[.M$7]" office:value-type="float" office:value="1.92" calcext:value-type="float">
            <text:p>1,92000</text:p>
          </table:table-cell>
          <table:table-cell table:formula="of:=[.M$3]+(([.M$4]/[.M$5])+((-1/[.M$3])-([.M$4]/[.M$5]))*EXP(-[.M$5]*[.B194]))^-1" office:value-type="float" office:value="0.912442692235531" calcext:value-type="float">
            <text:p>0,91244</text:p>
          </table:table-cell>
          <table:table-cell table:formula="of:=[.D193]+([.F193]+2*[.G193]+2*[.H193]+[.I193])*[.M$7]*0.1666666" office:value-type="float" office:value="0.933213505329006" calcext:value-type="float">
            <text:p>0,93321</text:p>
          </table:table-cell>
          <table:table-cell table:style-name="ce4" table:formula="of:=100*([.C194]-[.D194])/[.C194]" office:value-type="float" office:value="-2.2763964542897" calcext:value-type="float">
            <text:p>-2,27640</text:p>
          </table:table-cell>
          <table:table-cell table:formula="of:=(1-[.D194]-[.M$6]*[.D194]^2)/[.M$2]" office:value-type="float" office:value="0.090743809637875" calcext:value-type="float">
            <text:p>0,09074</text:p>
          </table:table-cell>
          <table:table-cell table:formula="of:=(1-([.D194]+[.F194]*0.5*[.M$7])-[.M$6]*([.D194]+[.F194]*0.5*[.M$7])^2)/[.M$2]" office:value-type="float" office:value="0.0900911018582415" calcext:value-type="float">
            <text:p>0,09009</text:p>
          </table:table-cell>
          <table:table-cell table:formula="of:=(1-([.D194]+[.G194]*0.5*[.M$7])-[.M$6]*([.D194]+[.G194]*0.5*[.M$7])^2)/[.M$2]" office:value-type="float" office:value="0.0900957967036743" calcext:value-type="float">
            <text:p>0,09010</text:p>
          </table:table-cell>
          <table:table-cell table:formula="of:=(1-([.D194]+[.H194]*[.M$7])-[.M$6]*([.D194]+[.H194]*[.M$7])^2)/[.M$2]" office:value-type="float" office:value="0.0894477140563383" calcext:value-type="float">
            <text:p>0,0894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[.M$7]" office:value-type="float" office:value="1.93" calcext:value-type="float">
            <text:p>1,93000</text:p>
          </table:table-cell>
          <table:table-cell table:formula="of:=[.M$3]+(([.M$4]/[.M$5])+((-1/[.M$3])-([.M$4]/[.M$5]))*EXP(-[.M$5]*[.B195]))^-1" office:value-type="float" office:value="0.913241390080777" calcext:value-type="float">
            <text:p>0,91324</text:p>
          </table:table-cell>
          <table:table-cell table:formula="of:=[.D194]+([.F194]+2*[.G194]+2*[.H194]+[.I194])*[.M$7]*0.1666666" office:value-type="float" office:value="0.934114447169992" calcext:value-type="float">
            <text:p>0,93411</text:p>
          </table:table-cell>
          <table:table-cell table:style-name="ce4" table:formula="of:=100*([.C195]-[.D195])/[.C195]" office:value-type="float" office:value="-2.2856013005903" calcext:value-type="float">
            <text:p>-2,28560</text:p>
          </table:table-cell>
          <table:table-cell table:formula="of:=(1-[.D195]-[.M$6]*[.D195]^2)/[.M$2]" office:value-type="float" office:value="0.0894477372549482" calcext:value-type="float">
            <text:p>0,08945</text:p>
          </table:table-cell>
          <table:table-cell table:formula="of:=(1-([.D195]+[.F195]*0.5*[.M$7])-[.M$6]*([.D195]+[.F195]*0.5*[.M$7])^2)/[.M$2]" office:value-type="float" office:value="0.0888043476445979" calcext:value-type="float">
            <text:p>0,08880</text:p>
          </table:table-cell>
          <table:table-cell table:formula="of:=(1-([.D195]+[.G195]*0.5*[.M$7])-[.M$6]*([.D195]+[.G195]*0.5*[.M$7])^2)/[.M$2]" office:value-type="float" office:value="0.0888089754964348" calcext:value-type="float">
            <text:p>0,08881</text:p>
          </table:table-cell>
          <table:table-cell table:formula="of:=(1-([.D195]+[.H195]*[.M$7])-[.M$6]*([.D195]+[.H195]*[.M$7])^2)/[.M$2]" office:value-type="float" office:value="0.0881701450497613" calcext:value-type="float">
            <text:p>0,0881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[.M$7]" office:value-type="float" office:value="1.94" calcext:value-type="float">
            <text:p>1,94000</text:p>
          </table:table-cell>
          <table:table-cell table:formula="of:=[.M$3]+(([.M$4]/[.M$5])+((-1/[.M$3])-([.M$4]/[.M$5]))*EXP(-[.M$5]*[.B196]))^-1" office:value-type="float" office:value="0.914027989029135" calcext:value-type="float">
            <text:p>0,91403</text:p>
          </table:table-cell>
          <table:table-cell table:formula="of:=[.D195]+([.F195]+2*[.G195]+2*[.H195]+[.I195])*[.M$7]*0.1666666" office:value-type="float" office:value="0.935002521029074" calcext:value-type="float">
            <text:p>0,93500</text:p>
          </table:table-cell>
          <table:table-cell table:style-name="ce4" table:formula="of:=100*([.C196]-[.D196])/[.C196]" office:value-type="float" office:value="-2.29473629382152" calcext:value-type="float">
            <text:p>-2,29474</text:p>
          </table:table-cell>
          <table:table-cell table:formula="of:=(1-[.D196]-[.M$6]*[.D196]^2)/[.M$2]" office:value-type="float" office:value="0.0881701679174083" calcext:value-type="float">
            <text:p>0,08817</text:p>
          </table:table-cell>
          <table:table-cell table:formula="of:=(1-([.D196]+[.F196]*0.5*[.M$7])-[.M$6]*([.D196]+[.F196]*0.5*[.M$7])^2)/[.M$2]" office:value-type="float" office:value="0.0875359635699146" calcext:value-type="float">
            <text:p>0,08754</text:p>
          </table:table-cell>
          <table:table-cell table:formula="of:=(1-([.D196]+[.G196]*0.5*[.M$7])-[.M$6]*([.D196]+[.G196]*0.5*[.M$7])^2)/[.M$2]" office:value-type="float" office:value="0.0875405253828206" calcext:value-type="float">
            <text:p>0,08754</text:p>
          </table:table-cell>
          <table:table-cell table:formula="of:=(1-([.D196]+[.H196]*[.M$7])-[.M$6]*([.D196]+[.H196]*[.M$7])^2)/[.M$2]" office:value-type="float" office:value="0.0869108151695848" calcext:value-type="float">
            <text:p>0,0869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[.M$7]" office:value-type="float" office:value="1.95" calcext:value-type="float">
            <text:p>1,95000</text:p>
          </table:table-cell>
          <table:table-cell table:formula="of:=[.M$3]+(([.M$4]/[.M$5])+((-1/[.M$3])-([.M$4]/[.M$5]))*EXP(-[.M$5]*[.B197]))^-1" office:value-type="float" office:value="0.914802671705141" calcext:value-type="float">
            <text:p>0,91480</text:p>
          </table:table-cell>
          <table:table-cell table:formula="of:=[.D196]+([.F196]+2*[.G196]+2*[.H196]+[.I196])*[.M$7]*0.1666666" office:value-type="float" office:value="0.935877910613906" calcext:value-type="float">
            <text:p>0,93588</text:p>
          </table:table-cell>
          <table:table-cell table:style-name="ce4" table:formula="of:=100*([.C197]-[.D197])/[.C197]" office:value-type="float" office:value="-2.30380163510906" calcext:value-type="float">
            <text:p>-2,30380</text:p>
          </table:table-cell>
          <table:table-cell table:formula="of:=(1-[.D197]-[.M$6]*[.D197]^2)/[.M$2]" office:value-type="float" office:value="0.086910837710983" calcext:value-type="float">
            <text:p>0,08691</text:p>
          </table:table-cell>
          <table:table-cell table:formula="of:=(1-([.D197]+[.F197]*0.5*[.M$7])-[.M$6]*([.D197]+[.F197]*0.5*[.M$7])^2)/[.M$2]" office:value-type="float" office:value="0.0862856876121399" calcext:value-type="float">
            <text:p>0,08629</text:p>
          </table:table-cell>
          <table:table-cell table:formula="of:=(1-([.D197]+[.G197]*0.5*[.M$7])-[.M$6]*([.D197]+[.G197]*0.5*[.M$7])^2)/[.M$2]" office:value-type="float" office:value="0.0862901843272131" calcext:value-type="float">
            <text:p>0,08629</text:p>
          </table:table-cell>
          <table:table-cell table:formula="of:=(1-([.D197]+[.H197]*[.M$7])-[.M$6]*([.D197]+[.H197]*[.M$7])^2)/[.M$2]" office:value-type="float" office:value="0.0856694642590878" calcext:value-type="float">
            <text:p>0,0856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[.M$7]" office:value-type="float" office:value="1.96" calcext:value-type="float">
            <text:p>1,96000</text:p>
          </table:table-cell>
          <table:table-cell table:formula="of:=[.M$3]+(([.M$4]/[.M$5])+((-1/[.M$3])-([.M$4]/[.M$5]))*EXP(-[.M$5]*[.B198]))^-1" office:value-type="float" office:value="0.915565617996407" calcext:value-type="float">
            <text:p>0,91557</text:p>
          </table:table-cell>
          <table:table-cell table:formula="of:=[.D197]+([.F197]+2*[.G197]+2*[.H197]+[.I197])*[.M$7]*0.1666666" office:value-type="float" office:value="0.936740797011832" calcext:value-type="float">
            <text:p>0,93674</text:p>
          </table:table-cell>
          <table:table-cell table:style-name="ce4" table:formula="of:=100*([.C198]-[.D198])/[.C198]" office:value-type="float" office:value="-2.31279753184316" calcext:value-type="float">
            <text:p>-2,31280</text:p>
          </table:table-cell>
          <table:table-cell table:formula="of:=(1-[.D198]-[.M$6]*[.D198]^2)/[.M$2]" office:value-type="float" office:value="0.0856694864788843" calcext:value-type="float">
            <text:p>0,08567</text:p>
          </table:table-cell>
          <table:table-cell table:formula="of:=(1-([.D198]+[.F198]*0.5*[.M$7])-[.M$6]*([.D198]+[.F198]*0.5*[.M$7])^2)/[.M$2]" office:value-type="float" office:value="0.085053261479864" calcext:value-type="float">
            <text:p>0,08505</text:p>
          </table:table-cell>
          <table:table-cell table:formula="of:=(1-([.D198]+[.G198]*0.5*[.M$7])-[.M$6]*([.D198]+[.G198]*0.5*[.M$7])^2)/[.M$2]" office:value-type="float" office:value="0.0850576940248268" calcext:value-type="float">
            <text:p>0,08506</text:p>
          </table:table-cell>
          <table:table-cell table:formula="of:=(1-([.D198]+[.H198]*[.M$7])-[.M$6]*([.D198]+[.H198]*[.M$7])^2)/[.M$2]" office:value-type="float" office:value="0.084445835865728" calcext:value-type="float">
            <text:p>0,0844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[.M$7]" office:value-type="float" office:value="1.97" calcext:value-type="float">
            <text:p>1,97000</text:p>
          </table:table-cell>
          <table:table-cell table:formula="of:=[.M$3]+(([.M$4]/[.M$5])+((-1/[.M$3])-([.M$4]/[.M$5]))*EXP(-[.M$5]*[.B199]))^-1" office:value-type="float" office:value="0.916317005094046" calcext:value-type="float">
            <text:p>0,91632</text:p>
          </table:table-cell>
          <table:table-cell table:formula="of:=[.D198]+([.F198]+2*[.G198]+2*[.H198]+[.I198])*[.M$7]*0.1666666" office:value-type="float" office:value="0.937591358727197" calcext:value-type="float">
            <text:p>0,93759</text:p>
          </table:table-cell>
          <table:table-cell table:style-name="ce4" table:formula="of:=100*([.C199]-[.D199])/[.C199]" office:value-type="float" office:value="-2.32172419750828" calcext:value-type="float">
            <text:p>-2,32172</text:p>
          </table:table-cell>
          <table:table-cell table:formula="of:=(1-[.D199]-[.M$6]*[.D199]^2)/[.M$2]" office:value-type="float" office:value="0.0844458577685044" calcext:value-type="float">
            <text:p>0,08445</text:p>
          </table:table-cell>
          <table:table-cell table:formula="of:=(1-([.D199]+[.F199]*0.5*[.M$7])-[.M$6]*([.D199]+[.F199]*0.5*[.M$7])^2)/[.M$2]" office:value-type="float" office:value="0.0838384305593929" calcext:value-type="float">
            <text:p>0,08384</text:p>
          </table:table-cell>
          <table:table-cell table:formula="of:=(1-([.D199]+[.G199]*0.5*[.M$7])-[.M$6]*([.D199]+[.G199]*0.5*[.M$7])^2)/[.M$2]" office:value-type="float" office:value="0.0838427998487823" calcext:value-type="float">
            <text:p>0,08384</text:p>
          </table:table-cell>
          <table:table-cell table:formula="of:=(1-([.D199]+[.H199]*[.M$7])-[.M$6]*([.D199]+[.H199]*[.M$7])^2)/[.M$2]" office:value-type="float" office:value="0.0832396771885892" calcext:value-type="float">
            <text:p>0,0832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[.M$7]" office:value-type="float" office:value="1.98" calcext:value-type="float">
            <text:p>1,98000</text:p>
          </table:table-cell>
          <table:table-cell table:formula="of:=[.M$3]+(([.M$4]/[.M$5])+((-1/[.M$3])-([.M$4]/[.M$5]))*EXP(-[.M$5]*[.B200]))^-1" office:value-type="float" office:value="0.917057007532517" calcext:value-type="float">
            <text:p>0,91706</text:p>
          </table:table-cell>
          <table:table-cell table:formula="of:=[.D199]+([.F199]+2*[.G199]+2*[.H199]+[.I199])*[.M$7]*0.1666666" office:value-type="float" office:value="0.938429771718121" calcext:value-type="float">
            <text:p>0,93843</text:p>
          </table:table-cell>
          <table:table-cell table:style-name="ce4" table:formula="of:=100*([.C200]-[.D200])/[.C200]" office:value-type="float" office:value="-2.3305818515155" calcext:value-type="float">
            <text:p>-2,33058</text:p>
          </table:table-cell>
          <table:table-cell table:formula="of:=(1-[.D200]-[.M$6]*[.D200]^2)/[.M$2]" office:value-type="float" office:value="0.0832396987788614" calcext:value-type="float">
            <text:p>0,08324</text:p>
          </table:table-cell>
          <table:table-cell table:formula="of:=(1-([.D200]+[.F200]*0.5*[.M$7])-[.M$6]*([.D200]+[.F200]*0.5*[.M$7])^2)/[.M$2]" office:value-type="float" office:value="0.0826409438625674" calcext:value-type="float">
            <text:p>0,08264</text:p>
          </table:table-cell>
          <table:table-cell table:formula="of:=(1-([.D200]+[.G200]*0.5*[.M$7])-[.M$6]*([.D200]+[.G200]*0.5*[.M$7])^2)/[.M$2]" office:value-type="float" office:value="0.08264525079792" calcext:value-type="float">
            <text:p>0,08265</text:p>
          </table:table-cell>
          <table:table-cell table:formula="of:=(1-([.D200]+[.H200]*[.M$7])-[.M$6]*([.D200]+[.H200]*[.M$7])^2)/[.M$2]" office:value-type="float" office:value="0.0820507390265668" calcext:value-type="float">
            <text:p>0,0820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[.M$7]" office:value-type="float" office:value="1.99" calcext:value-type="float">
            <text:p>1,99000</text:p>
          </table:table-cell>
          <table:table-cell table:formula="of:=[.M$3]+(([.M$4]/[.M$5])+((-1/[.M$3])-([.M$4]/[.M$5]))*EXP(-[.M$5]*[.B201]))^-1" office:value-type="float" office:value="0.9177857972289" calcext:value-type="float">
            <text:p>0,91779</text:p>
          </table:table-cell>
          <table:table-cell table:formula="of:=[.D200]+([.F200]+2*[.G200]+2*[.H200]+[.I200])*[.M$7]*0.1666666" office:value-type="float" office:value="0.939256209432757" calcext:value-type="float">
            <text:p>0,93926</text:p>
          </table:table-cell>
          <table:table-cell table:style-name="ce4" table:formula="of:=100*([.C201]-[.D201])/[.C201]" office:value-type="float" office:value="-2.33937071903737" calcext:value-type="float">
            <text:p>-2,33937</text:p>
          </table:table-cell>
          <table:table-cell table:formula="of:=(1-[.D201]-[.M$6]*[.D201]^2)/[.M$2]" office:value-type="float" office:value="0.0820507603087873" calcext:value-type="float">
            <text:p>0,08205</text:p>
          </table:table-cell>
          <table:table-cell table:formula="of:=(1-([.D201]+[.F201]*0.5*[.M$7])-[.M$6]*([.D201]+[.F201]*0.5*[.M$7])^2)/[.M$2]" office:value-type="float" office:value="0.0814605539753178" calcext:value-type="float">
            <text:p>0,08146</text:p>
          </table:table-cell>
          <table:table-cell table:formula="of:=(1-([.D201]+[.G201]*0.5*[.M$7])-[.M$6]*([.D201]+[.G201]*0.5*[.M$7])^2)/[.M$2]" office:value-type="float" office:value="0.0814647994453547" calcext:value-type="float">
            <text:p>0,08146</text:p>
          </table:table-cell>
          <table:table-cell table:formula="of:=(1-([.D201]+[.H201]*[.M$7])-[.M$6]*([.D201]+[.H201]*[.M$7])^2)/[.M$2]" office:value-type="float" office:value="0.0808787757272861" calcext:value-type="float">
            <text:p>0,0808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[.M$7]" office:value-type="float" office:value="2" calcext:value-type="float">
            <text:p>2,00000</text:p>
          </table:table-cell>
          <table:table-cell table:formula="of:=[.M$3]+(([.M$4]/[.M$5])+((-1/[.M$3])-([.M$4]/[.M$5]))*EXP(-[.M$5]*[.B202]))^-1" office:value-type="float" office:value="0.918503543521602" calcext:value-type="float">
            <text:p>0,91850</text:p>
          </table:table-cell>
          <table:table-cell table:formula="of:=[.D201]+([.F201]+2*[.G201]+2*[.H201]+[.I201])*[.M$7]*0.1666666" office:value-type="float" office:value="0.940070842845032" calcext:value-type="float">
            <text:p>0,94007</text:p>
          </table:table-cell>
          <table:table-cell table:style-name="ce4" table:formula="of:=100*([.C202]-[.D202])/[.C202]" office:value-type="float" office:value="-2.34809103084558" calcext:value-type="float">
            <text:p>-2,34809</text:p>
          </table:table-cell>
          <table:table-cell table:formula="of:=(1-[.D202]-[.M$6]*[.D202]^2)/[.M$2]" office:value-type="float" office:value="0.0808787967058435" calcext:value-type="float">
            <text:p>0,08088</text:p>
          </table:table-cell>
          <table:table-cell table:formula="of:=(1-([.D202]+[.F202]*0.5*[.M$7])-[.M$6]*([.D202]+[.F202]*0.5*[.M$7])^2)/[.M$2]" office:value-type="float" office:value="0.0802970170069426" calcext:value-type="float">
            <text:p>0,08030</text:p>
          </table:table-cell>
          <table:table-cell table:formula="of:=(1-([.D202]+[.G202]*0.5*[.M$7])-[.M$6]*([.D202]+[.G202]*0.5*[.M$7])^2)/[.M$2]" office:value-type="float" office:value="0.0803012018877502" calcext:value-type="float">
            <text:p>0,08030</text:p>
          </table:table-cell>
          <table:table-cell table:formula="of:=(1-([.D202]+[.H202]*[.M$7])-[.M$6]*([.D202]+[.H202]*[.M$7])^2)/[.M$2]" office:value-type="float" office:value="0.0797235451367376" calcext:value-type="float">
            <text:p>0,0797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[.M$7]" office:value-type="float" office:value="2.01" calcext:value-type="float">
            <text:p>2,01000</text:p>
          </table:table-cell>
          <table:table-cell table:formula="of:=[.M$3]+(([.M$4]/[.M$5])+((-1/[.M$3])-([.M$4]/[.M$5]))*EXP(-[.M$5]*[.B203]))^-1" office:value-type="float" office:value="0.919210413208516" calcext:value-type="float">
            <text:p>0,91921</text:p>
          </table:table-cell>
          <table:table-cell table:formula="of:=[.D202]+([.F202]+2*[.G202]+2*[.H202]+[.I202])*[.M$7]*0.1666666" office:value-type="float" office:value="0.940873840489886" calcext:value-type="float">
            <text:p>0,94087</text:p>
          </table:table-cell>
          <table:table-cell table:style-name="ce4" table:formula="of:=100*([.C203]-[.D203])/[.C203]" office:value-type="float" office:value="-2.35674302315113" calcext:value-type="float">
            <text:p>-2,35674</text:p>
          </table:table-cell>
          <table:table-cell table:formula="of:=(1-[.D203]-[.M$6]*[.D203]^2)/[.M$2]" office:value-type="float" office:value="0.0797235658159582" calcext:value-type="float">
            <text:p>0,07972</text:p>
          </table:table-cell>
          <table:table-cell table:formula="of:=(1-([.D203]+[.F203]*0.5*[.M$7])-[.M$6]*([.D203]+[.F203]*0.5*[.M$7])^2)/[.M$2]" office:value-type="float" office:value="0.0791500925401032" calcext:value-type="float">
            <text:p>0,07915</text:p>
          </table:table-cell>
          <table:table-cell table:formula="of:=(1-([.D203]+[.G203]*0.5*[.M$7])-[.M$6]*([.D203]+[.G203]*0.5*[.M$7])^2)/[.M$2]" office:value-type="float" office:value="0.0791542176953118" calcext:value-type="float">
            <text:p>0,07915</text:p>
          </table:table-cell>
          <table:table-cell table:formula="of:=(1-([.D203]+[.H203]*[.M$7])-[.M$6]*([.D203]+[.H203]*[.M$7])^2)/[.M$2]" office:value-type="float" office:value="0.0785848085496239" calcext:value-type="float">
            <text:p>0,0785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[.M$7]" office:value-type="float" office:value="2.02" calcext:value-type="float">
            <text:p>2,02000</text:p>
          </table:table-cell>
          <table:table-cell table:formula="of:=[.M$3]+(([.M$4]/[.M$5])+((-1/[.M$3])-([.M$4]/[.M$5]))*EXP(-[.M$5]*[.B204]))^-1" office:value-type="float" office:value="0.91990657058462" calcext:value-type="float">
            <text:p>0,91991</text:p>
          </table:table-cell>
          <table:table-cell table:formula="of:=[.D203]+([.F203]+2*[.G203]+2*[.H203]+[.I203])*[.M$7]*0.1666666" office:value-type="float" office:value="0.941665368498002" calcext:value-type="float">
            <text:p>0,94167</text:p>
          </table:table-cell>
          <table:table-cell table:style-name="ce4" table:formula="of:=100*([.C204]-[.D204])/[.C204]" office:value-type="float" office:value="-2.36532693744691" calcext:value-type="float">
            <text:p>-2,36533</text:p>
          </table:table-cell>
          <table:table-cell table:formula="of:=(1-[.D204]-[.M$6]*[.D204]^2)/[.M$2]" office:value-type="float" office:value="0.078584828933773" calcext:value-type="float">
            <text:p>0,07858</text:p>
          </table:table-cell>
          <table:table-cell table:formula="of:=(1-([.D204]+[.F204]*0.5*[.M$7])-[.M$6]*([.D204]+[.F204]*0.5*[.M$7])^2)/[.M$2]" office:value-type="float" office:value="0.0780195435815228" calcext:value-type="float">
            <text:p>0,07802</text:p>
          </table:table-cell>
          <table:table-cell table:formula="of:=(1-([.D204]+[.G204]*0.5*[.M$7])-[.M$6]*([.D204]+[.G204]*0.5*[.M$7])^2)/[.M$2]" office:value-type="float" office:value="0.0780236098624828" calcext:value-type="float">
            <text:p>0,07802</text:p>
          </table:table-cell>
          <table:table-cell table:formula="of:=(1-([.D204]+[.H204]*[.M$7])-[.M$6]*([.D204]+[.H204]*[.M$7])^2)/[.M$2]" office:value-type="float" office:value="0.077462330660407" calcext:value-type="float">
            <text:p>0,0774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[.M$7]" office:value-type="float" office:value="2.03" calcext:value-type="float">
            <text:p>2,03000</text:p>
          </table:table-cell>
          <table:table-cell table:formula="of:=[.M$3]+(([.M$4]/[.M$5])+((-1/[.M$3])-([.M$4]/[.M$5]))*EXP(-[.M$5]*[.B205]))^-1" office:value-type="float" office:value="0.920592177479047" calcext:value-type="float">
            <text:p>0,92059</text:p>
          </table:table-cell>
          <table:table-cell table:formula="of:=[.D204]+([.F204]+2*[.G204]+2*[.H204]+[.I204])*[.M$7]*0.1666666" office:value-type="float" office:value="0.94244559063005" calcext:value-type="float">
            <text:p>0,94245</text:p>
          </table:table-cell>
          <table:table-cell table:style-name="ce4" table:formula="of:=100*([.C205]-[.D205])/[.C205]" office:value-type="float" office:value="-2.37384302035307" calcext:value-type="float">
            <text:p>-2,37384</text:p>
          </table:table-cell>
          <table:table-cell table:formula="of:=(1-[.D205]-[.M$6]*[.D205]^2)/[.M$2]" office:value-type="float" office:value="0.0774623507536891" calcext:value-type="float">
            <text:p>0,07746</text:p>
          </table:table-cell>
          <table:table-cell table:formula="of:=(1-([.D205]+[.F205]*0.5*[.M$7])-[.M$6]*([.D205]+[.F205]*0.5*[.M$7])^2)/[.M$2]" office:value-type="float" office:value="0.0769051365133798" calcext:value-type="float">
            <text:p>0,07691</text:p>
          </table:table-cell>
          <table:table-cell table:formula="of:=(1-([.D205]+[.G205]*0.5*[.M$7])-[.M$6]*([.D205]+[.G205]*0.5*[.M$7])^2)/[.M$2]" office:value-type="float" office:value="0.0769091447593362" calcext:value-type="float">
            <text:p>0,07691</text:p>
          </table:table-cell>
          <table:table-cell table:formula="of:=(1-([.D205]+[.H205]*[.M$7])-[.M$6]*([.D205]+[.H205]*[.M$7])^2)/[.M$2]" office:value-type="float" office:value="0.0763558795150442" calcext:value-type="float">
            <text:p>0,0763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[.M$7]" office:value-type="float" office:value="2.04" calcext:value-type="float">
            <text:p>2,04000</text:p>
          </table:table-cell>
          <table:table-cell table:formula="of:=[.M$3]+(([.M$4]/[.M$5])+((-1/[.M$3])-([.M$4]/[.M$5]))*EXP(-[.M$5]*[.B206]))^-1" office:value-type="float" office:value="0.921267393291612" calcext:value-type="float">
            <text:p>0,92127</text:p>
          </table:table-cell>
          <table:table-cell table:formula="of:=[.D205]+([.F205]+2*[.G205]+2*[.H205]+[.I205])*[.M$7]*0.1666666" office:value-type="float" office:value="0.943214668310442" calcext:value-type="float">
            <text:p>0,94321</text:p>
          </table:table-cell>
          <table:table-cell table:style-name="ce4" table:formula="of:=100*([.C206]-[.D206])/[.C206]" office:value-type="float" office:value="-2.38229152346472" calcext:value-type="float">
            <text:p>-2,38229</text:p>
          </table:table-cell>
          <table:table-cell table:formula="of:=(1-[.D206]-[.M$6]*[.D206]^2)/[.M$2]" office:value-type="float" office:value="0.0763558993216038" calcext:value-type="float">
            <text:p>0,07636</text:p>
          </table:table-cell>
          <table:table-cell table:formula="of:=(1-([.D206]+[.F206]*0.5*[.M$7])-[.M$6]*([.D206]+[.F206]*0.5*[.M$7])^2)/[.M$2]" office:value-type="float" office:value="0.0758066410453882" calcext:value-type="float">
            <text:p>0,07581</text:p>
          </table:table-cell>
          <table:table-cell table:formula="of:=(1-([.D206]+[.G206]*0.5*[.M$7])-[.M$6]*([.D206]+[.G206]*0.5*[.M$7])^2)/[.M$2]" office:value-type="float" office:value="0.0758105920836507" calcext:value-type="float">
            <text:p>0,07581</text:p>
          </table:table-cell>
          <table:table-cell table:formula="of:=(1-([.D206]+[.H206]*[.M$7])-[.M$6]*([.D206]+[.H206]*[.M$7])^2)/[.M$2]" office:value-type="float" office:value="0.0752652264634057" calcext:value-type="float">
            <text:p>0,0752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[.M$7]" office:value-type="float" office:value="2.05" calcext:value-type="float">
            <text:p>2,05000</text:p>
          </table:table-cell>
          <table:table-cell table:formula="of:=[.M$3]+(([.M$4]/[.M$5])+((-1/[.M$3])-([.M$4]/[.M$5]))*EXP(-[.M$5]*[.B207]))^-1" office:value-type="float" office:value="0.921932375028814" calcext:value-type="float">
            <text:p>0,92193</text:p>
          </table:table-cell>
          <table:table-cell table:formula="of:=[.D206]+([.F206]+2*[.G206]+2*[.H206]+[.I206])*[.M$7]*0.1666666" office:value-type="float" office:value="0.943972760660611" calcext:value-type="float">
            <text:p>0,94397</text:p>
          </table:table-cell>
          <table:table-cell table:style-name="ce4" table:formula="of:=100*([.C207]-[.D207])/[.C207]" office:value-type="float" office:value="-2.39067270320205" calcext:value-type="float">
            <text:p>-2,39067</text:p>
          </table:table-cell>
          <table:table-cell table:formula="of:=(1-[.D207]-[.M$6]*[.D207]^2)/[.M$2]" office:value-type="float" office:value="0.0752652459873285" calcext:value-type="float">
            <text:p>0,07527</text:p>
          </table:table-cell>
          <table:table-cell table:formula="of:=(1-([.D207]+[.F207]*0.5*[.M$7])-[.M$6]*([.D207]+[.F207]*0.5*[.M$7])^2)/[.M$2]" office:value-type="float" office:value="0.0747238301675522" calcext:value-type="float">
            <text:p>0,07472</text:p>
          </table:table-cell>
          <table:table-cell table:formula="of:=(1-([.D207]+[.G207]*0.5*[.M$7])-[.M$6]*([.D207]+[.G207]*0.5*[.M$7])^2)/[.M$2]" office:value-type="float" office:value="0.074727724813665" calcext:value-type="float">
            <text:p>0,07473</text:p>
          </table:table-cell>
          <table:table-cell table:formula="of:=(1-([.D207]+[.H207]*[.M$7])-[.M$6]*([.D207]+[.H207]*[.M$7])^2)/[.M$2]" office:value-type="float" office:value="0.0741901461123632" calcext:value-type="float">
            <text:p>0,07419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[.M$7]" office:value-type="float" office:value="2.06" calcext:value-type="float">
            <text:p>2,06000</text:p>
          </table:table-cell>
          <table:table-cell table:formula="of:=[.M$3]+(([.M$4]/[.M$5])+((-1/[.M$3])-([.M$4]/[.M$5]))*EXP(-[.M$5]*[.B208]))^-1" office:value-type="float" office:value="0.922587277339324" calcext:value-type="float">
            <text:p>0,92259</text:p>
          </table:table-cell>
          <table:table-cell table:formula="of:=[.D207]+([.F207]+2*[.G207]+2*[.H207]+[.I207])*[.M$7]*0.1666666" office:value-type="float" office:value="0.944720024531808" calcext:value-type="float">
            <text:p>0,94472</text:p>
          </table:table-cell>
          <table:table-cell table:style-name="ce4" table:formula="of:=100*([.C208]-[.D208])/[.C208]" office:value-type="float" office:value="-2.39898682066308" calcext:value-type="float">
            <text:p>-2,39899</text:p>
          </table:table-cell>
          <table:table-cell table:formula="of:=(1-[.D208]-[.M$6]*[.D208]^2)/[.M$2]" office:value-type="float" office:value="0.0741901653576771" calcext:value-type="float">
            <text:p>0,07419</text:p>
          </table:table-cell>
          <table:table-cell table:formula="of:=(1-([.D208]+[.F208]*0.5*[.M$7])-[.M$6]*([.D208]+[.F208]*0.5*[.M$7])^2)/[.M$2]" office:value-type="float" office:value="0.0736564801035889" calcext:value-type="float">
            <text:p>0,07366</text:p>
          </table:table-cell>
          <table:table-cell table:formula="of:=(1-([.D208]+[.G208]*0.5*[.M$7])-[.M$6]*([.D208]+[.G208]*0.5*[.M$7])^2)/[.M$2]" office:value-type="float" office:value="0.0736603191614971" calcext:value-type="float">
            <text:p>0,07366</text:p>
          </table:table-cell>
          <table:table-cell table:formula="of:=(1-([.D208]+[.H208]*[.M$7])-[.M$6]*([.D208]+[.H208]*[.M$7])^2)/[.M$2]" office:value-type="float" office:value="0.0731304162795409" calcext:value-type="float">
            <text:p>0,0731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[.M$7]" office:value-type="float" office:value="2.07" calcext:value-type="float">
            <text:p>2,07000</text:p>
          </table:table-cell>
          <table:table-cell table:formula="of:=[.M$3]+(([.M$4]/[.M$5])+((-1/[.M$3])-([.M$4]/[.M$5]))*EXP(-[.M$5]*[.B209]))^-1" office:value-type="float" office:value="0.923232252548951" calcext:value-type="float">
            <text:p>0,92323</text:p>
          </table:table-cell>
          <table:table-cell table:formula="of:=[.D208]+([.F208]+2*[.G208]+2*[.H208]+[.I208])*[.M$7]*0.1666666" office:value-type="float" office:value="0.945456614537451" calcext:value-type="float">
            <text:p>0,94546</text:p>
          </table:table-cell>
          <table:table-cell table:style-name="ce4" table:formula="of:=100*([.C209]-[.D209])/[.C209]" office:value-type="float" office:value="-2.40723414147864" calcext:value-type="float">
            <text:p>-2,40723</text:p>
          </table:table-cell>
          <table:table-cell table:formula="of:=(1-[.D209]-[.M$6]*[.D209]^2)/[.M$2]" office:value-type="float" office:value="0.0731304352502164" calcext:value-type="float">
            <text:p>0,07313</text:p>
          </table:table-cell>
          <table:table-cell table:formula="of:=(1-([.D209]+[.F209]*0.5*[.M$7])-[.M$6]*([.D209]+[.F209]*0.5*[.M$7])^2)/[.M$2]" office:value-type="float" office:value="0.0726043702650069" calcext:value-type="float">
            <text:p>0,07260</text:p>
          </table:table-cell>
          <table:table-cell table:formula="of:=(1-([.D209]+[.G209]*0.5*[.M$7])-[.M$6]*([.D209]+[.G209]*0.5*[.M$7])^2)/[.M$2]" office:value-type="float" office:value="0.0726081545272199" calcext:value-type="float">
            <text:p>0,07261</text:p>
          </table:table-cell>
          <table:table-cell table:formula="of:=(1-([.D209]+[.H209]*[.M$7])-[.M$6]*([.D209]+[.H209]*[.M$7])^2)/[.M$2]" office:value-type="float" office:value="0.0720858179477181" calcext:value-type="float">
            <text:p>0,07209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[.M$7]" office:value-type="float" office:value="2.08" calcext:value-type="float">
            <text:p>2,08000</text:p>
          </table:table-cell>
          <table:table-cell table:formula="of:=[.M$3]+(([.M$4]/[.M$5])+((-1/[.M$3])-([.M$4]/[.M$5]))*EXP(-[.M$5]*[.B210]))^-1" office:value-type="float" office:value="0.923867450695112" calcext:value-type="float">
            <text:p>0,92387</text:p>
          </table:table-cell>
          <table:table-cell table:formula="of:=[.D209]+([.F209]+2*[.G209]+2*[.H209]+[.I209])*[.M$7]*0.1666666" office:value-type="float" office:value="0.946182683084994" calcext:value-type="float">
            <text:p>0,94618</text:p>
          </table:table-cell>
          <table:table-cell table:style-name="ce4" table:formula="of:=100*([.C210]-[.D210])/[.C210]" office:value-type="float" office:value="-2.41541493566991" calcext:value-type="float">
            <text:p>-2,41541</text:p>
          </table:table-cell>
          <table:table-cell table:formula="of:=(1-[.D210]-[.M$6]*[.D210]^2)/[.M$2]" office:value-type="float" office:value="0.0720858366476693" calcext:value-type="float">
            <text:p>0,07209</text:p>
          </table:table-cell>
          <table:table-cell table:formula="of:=(1-([.D210]+[.F210]*0.5*[.M$7])-[.M$6]*([.D210]+[.F210]*0.5*[.M$7])^2)/[.M$2]" office:value-type="float" office:value="0.0715672832058332" calcext:value-type="float">
            <text:p>0,07157</text:p>
          </table:table-cell>
          <table:table-cell table:formula="of:=(1-([.D210]+[.G210]*0.5*[.M$7])-[.M$6]*([.D210]+[.G210]*0.5*[.M$7])^2)/[.M$2]" office:value-type="float" office:value="0.0715710134535883" calcext:value-type="float">
            <text:p>0,07157</text:p>
          </table:table-cell>
          <table:table-cell table:formula="of:=(1-([.D210]+[.H210]*[.M$7])-[.M$6]*([.D210]+[.H210]*[.M$7])^2)/[.M$2]" office:value-type="float" office:value="0.0710561352198762" calcext:value-type="float">
            <text:p>0,0710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[.M$7]" office:value-type="float" office:value="2.09" calcext:value-type="float">
            <text:p>2,09000</text:p>
          </table:table-cell>
          <table:table-cell table:formula="of:=[.M$3]+(([.M$4]/[.M$5])+((-1/[.M$3])-([.M$4]/[.M$5]))*EXP(-[.M$5]*[.B211]))^-1" office:value-type="float" office:value="0.924493019560798" calcext:value-type="float">
            <text:p>0,92449</text:p>
          </table:table-cell>
          <table:table-cell table:formula="of:=[.D210]+([.F210]+2*[.G210]+2*[.H210]+[.I210])*[.M$7]*0.1666666" office:value-type="float" office:value="0.946898380407359" calcext:value-type="float">
            <text:p>0,94690</text:p>
          </table:table-cell>
          <table:table-cell table:style-name="ce4" table:formula="of:=100*([.C211]-[.D211])/[.C211]" office:value-type="float" office:value="-2.42352947750812" calcext:value-type="float">
            <text:p>-2,42353</text:p>
          </table:table-cell>
          <table:table-cell table:formula="of:=(1-[.D211]-[.M$6]*[.D211]^2)/[.M$2]" office:value-type="float" office:value="0.0710561536529613" calcext:value-type="float">
            <text:p>0,07106</text:p>
          </table:table-cell>
          <table:table-cell table:formula="of:=(1-([.D211]+[.F211]*0.5*[.M$7])-[.M$6]*([.D211]+[.F211]*0.5*[.M$7])^2)/[.M$2]" office:value-type="float" office:value="0.07054500457798" calcext:value-type="float">
            <text:p>0,07055</text:p>
          </table:table-cell>
          <table:table-cell table:formula="of:=(1-([.D211]+[.G211]*0.5*[.M$7])-[.M$6]*([.D211]+[.G211]*0.5*[.M$7])^2)/[.M$2]" office:value-type="float" office:value="0.0705486815814004" calcext:value-type="float">
            <text:p>0,07055</text:p>
          </table:table-cell>
          <table:table-cell table:formula="of:=(1-([.D211]+[.H211]*[.M$7])-[.M$6]*([.D211]+[.H211]*[.M$7])^2)/[.M$2]" office:value-type="float" office:value="0.0700411552748794" calcext:value-type="float">
            <text:p>0,0700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[.M$7]" office:value-type="float" office:value="2.1" calcext:value-type="float">
            <text:p>2,10000</text:p>
          </table:table-cell>
          <table:table-cell table:formula="of:=[.M$3]+(([.M$4]/[.M$5])+((-1/[.M$3])-([.M$4]/[.M$5]))*EXP(-[.M$5]*[.B212]))^-1" office:value-type="float" office:value="0.925109104708051" calcext:value-type="float">
            <text:p>0,92511</text:p>
          </table:table-cell>
          <table:table-cell table:formula="of:=[.D211]+([.F211]+2*[.G211]+2*[.H211]+[.I211])*[.M$7]*0.1666666" office:value-type="float" office:value="0.947603854593914" calcext:value-type="float">
            <text:p>0,94760</text:p>
          </table:table-cell>
          <table:table-cell table:style-name="ce4" table:formula="of:=100*([.C212]-[.D212])/[.C212]" office:value-type="float" office:value="-2.43157804537681" calcext:value-type="float">
            <text:p>-2,43158</text:p>
          </table:table-cell>
          <table:table-cell table:formula="of:=(1-[.D212]-[.M$6]*[.D212]^2)/[.M$2]" office:value-type="float" office:value="0.0700411734449022" calcext:value-type="float">
            <text:p>0,07004</text:p>
          </table:table-cell>
          <table:table-cell table:formula="of:=(1-([.D212]+[.F212]*0.5*[.M$7])-[.M$6]*([.D212]+[.F212]*0.5*[.M$7])^2)/[.M$2]" office:value-type="float" office:value="0.0695373230872411" calcext:value-type="float">
            <text:p>0,06954</text:p>
          </table:table-cell>
          <table:table-cell table:formula="of:=(1-([.D212]+[.G212]*0.5*[.M$7])-[.M$6]*([.D212]+[.G212]*0.5*[.M$7])^2)/[.M$2]" office:value-type="float" office:value="0.0695409476054937" calcext:value-type="float">
            <text:p>0,06954</text:p>
          </table:table-cell>
          <table:table-cell table:formula="of:=(1-([.D212]+[.H212]*[.M$7])-[.M$6]*([.D212]+[.H212]*[.M$7])^2)/[.M$2]" office:value-type="float" office:value="0.0690406683237822" calcext:value-type="float">
            <text:p>0,06904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[.M$7]" office:value-type="float" office:value="2.11" calcext:value-type="float">
            <text:p>2,11000</text:p>
          </table:table-cell>
          <table:table-cell table:formula="of:=[.M$3]+(([.M$4]/[.M$5])+((-1/[.M$3])-([.M$4]/[.M$5]))*EXP(-[.M$5]*[.B213]))^-1" office:value-type="float" office:value="0.925715849510949" calcext:value-type="float">
            <text:p>0,92572</text:p>
          </table:table-cell>
          <table:table-cell table:formula="of:=[.D212]+([.F212]+2*[.G212]+2*[.H212]+[.I212])*[.M$7]*0.1666666" office:value-type="float" office:value="0.948299251621012" calcext:value-type="float">
            <text:p>0,94830</text:p>
          </table:table-cell>
          <table:table-cell table:style-name="ce4" table:formula="of:=100*([.C213]-[.D213])/[.C213]" office:value-type="float" office:value="-2.43956092163627" calcext:value-type="float">
            <text:p>-2,43956</text:p>
          </table:table-cell>
          <table:table-cell table:formula="of:=(1-[.D213]-[.M$6]*[.D213]^2)/[.M$2]" office:value-type="float" office:value="0.0690406862344922" calcext:value-type="float">
            <text:p>0,06904</text:p>
          </table:table-cell>
          <table:table-cell table:formula="of:=(1-([.D213]+[.F213]*0.5*[.M$7])-[.M$6]*([.D213]+[.F213]*0.5*[.M$7])^2)/[.M$2]" office:value-type="float" office:value="0.0685440304499086" calcext:value-type="float">
            <text:p>0,06854</text:p>
          </table:table-cell>
          <table:table-cell table:formula="of:=(1-([.D213]+[.G213]*0.5*[.M$7])-[.M$6]*([.D213]+[.G213]*0.5*[.M$7])^2)/[.M$2]" office:value-type="float" office:value="0.0685476032313595" calcext:value-type="float">
            <text:p>0,06855</text:p>
          </table:table-cell>
          <table:table-cell table:formula="of:=(1-([.D213]+[.H213]*[.M$7])-[.M$6]*([.D213]+[.H213]*[.M$7])^2)/[.M$2]" office:value-type="float" office:value="0.0680544675667534" calcext:value-type="float">
            <text:p>0,0680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[.M$7]" office:value-type="float" office:value="2.12" calcext:value-type="float">
            <text:p>2,12000</text:p>
          </table:table-cell>
          <table:table-cell table:formula="of:=[.M$3]+(([.M$4]/[.M$5])+((-1/[.M$3])-([.M$4]/[.M$5]))*EXP(-[.M$5]*[.B214]))^-1" office:value-type="float" office:value="0.926313395188127" calcext:value-type="float">
            <text:p>0,92631</text:p>
          </table:table-cell>
          <table:table-cell table:formula="of:=[.D213]+([.F213]+2*[.G213]+2*[.H213]+[.I213])*[.M$7]*0.1666666" office:value-type="float" office:value="0.948984715382099" calcext:value-type="float">
            <text:p>0,94898</text:p>
          </table:table-cell>
          <table:table-cell table:style-name="ce4" table:formula="of:=100*([.C214]-[.D214])/[.C214]" office:value-type="float" office:value="-2.44747839249025" calcext:value-type="float">
            <text:p>-2,44748</text:p>
          </table:table-cell>
          <table:table-cell table:formula="of:=(1-[.D214]-[.M$6]*[.D214]^2)/[.M$2]" office:value-type="float" office:value="0.0680544852218467" calcext:value-type="float">
            <text:p>0,06805</text:p>
          </table:table-cell>
          <table:table-cell table:formula="of:=(1-([.D214]+[.F214]*0.5*[.M$7])-[.M$6]*([.D214]+[.F214]*0.5*[.M$7])^2)/[.M$2]" office:value-type="float" office:value="0.0675649213500038" calcext:value-type="float">
            <text:p>0,06756</text:p>
          </table:table-cell>
          <table:table-cell table:formula="of:=(1-([.D214]+[.G214]*0.5*[.M$7])-[.M$6]*([.D214]+[.G214]*0.5*[.M$7])^2)/[.M$2]" office:value-type="float" office:value="0.0675684431323715" calcext:value-type="float">
            <text:p>0,06757</text:p>
          </table:table-cell>
          <table:table-cell table:formula="of:=(1-([.D214]+[.H214]*[.M$7])-[.M$6]*([.D214]+[.H214]*[.M$7])^2)/[.M$2]" office:value-type="float" office:value="0.0670823491506077" calcext:value-type="float">
            <text:p>0,0670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[.M$7]" office:value-type="float" office:value="2.13" calcext:value-type="float">
            <text:p>2,13000</text:p>
          </table:table-cell>
          <table:table-cell table:formula="of:=[.M$3]+(([.M$4]/[.M$5])+((-1/[.M$3])-([.M$4]/[.M$5]))*EXP(-[.M$5]*[.B215]))^-1" office:value-type="float" office:value="0.926901880834809" calcext:value-type="float">
            <text:p>0,92690</text:p>
          </table:table-cell>
          <table:table-cell table:formula="of:=[.D214]+([.F214]+2*[.G214]+2*[.H214]+[.I214])*[.M$7]*0.1666666" office:value-type="float" office:value="0.949660387717392" calcext:value-type="float">
            <text:p>0,94966</text:p>
          </table:table-cell>
          <table:table-cell table:style-name="ce4" table:formula="of:=100*([.C215]-[.D215])/[.C215]" office:value-type="float" office:value="-2.455330747855" calcext:value-type="float">
            <text:p>-2,45533</text:p>
          </table:table-cell>
          <table:table-cell table:formula="of:=(1-[.D215]-[.M$6]*[.D215]^2)/[.M$2]" office:value-type="float" office:value="0.0670823665537279" calcext:value-type="float">
            <text:p>0,06708</text:p>
          </table:table-cell>
          <table:table-cell table:formula="of:=(1-([.D215]+[.F215]*0.5*[.M$7])-[.M$6]*([.D215]+[.F215]*0.5*[.M$7])^2)/[.M$2]" office:value-type="float" office:value="0.0665997933971117" calcext:value-type="float">
            <text:p>0,06660</text:p>
          </table:table-cell>
          <table:table-cell table:formula="of:=(1-([.D215]+[.G215]*0.5*[.M$7])-[.M$6]*([.D215]+[.G215]*0.5*[.M$7])^2)/[.M$2]" office:value-type="float" office:value="0.0666032649076173" calcext:value-type="float">
            <text:p>0,06660</text:p>
          </table:table-cell>
          <table:table-cell table:formula="of:=(1-([.D215]+[.H215]*[.M$7])-[.M$6]*([.D215]+[.H215]*[.M$7])^2)/[.M$2]" office:value-type="float" office:value="0.0661241121269388" calcext:value-type="float">
            <text:p>0,0661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[.M$7]" office:value-type="float" office:value="2.14" calcext:value-type="float">
            <text:p>2,14000</text:p>
          </table:table-cell>
          <table:table-cell table:formula="of:=[.M$3]+(([.M$4]/[.M$5])+((-1/[.M$3])-([.M$4]/[.M$5]))*EXP(-[.M$5]*[.B216]))^-1" office:value-type="float" office:value="0.927481443454388" calcext:value-type="float">
            <text:p>0,92748</text:p>
          </table:table-cell>
          <table:table-cell table:formula="of:=[.D215]+([.F215]+2*[.G215]+2*[.H215]+[.I215])*[.M$7]*0.1666666" office:value-type="float" office:value="0.950326408443134" calcext:value-type="float">
            <text:p>0,95033</text:p>
          </table:table-cell>
          <table:table-cell table:style-name="ce4" table:formula="of:=100*([.C216]-[.D216])/[.C216]" office:value-type="float" office:value="-2.46311828123057" calcext:value-type="float">
            <text:p>-2,46312</text:p>
          </table:table-cell>
          <table:table-cell table:formula="of:=(1-[.D216]-[.M$6]*[.D216]^2)/[.M$2]" office:value-type="float" office:value="0.0661241292816777" calcext:value-type="float">
            <text:p>0,06612</text:p>
          </table:table-cell>
          <table:table-cell table:formula="of:=(1-([.D216]+[.F216]*0.5*[.M$7])-[.M$6]*([.D216]+[.F216]*0.5*[.M$7])^2)/[.M$2]" office:value-type="float" office:value="0.0656484470848107" calcext:value-type="float">
            <text:p>0,06565</text:p>
          </table:table-cell>
          <table:table-cell table:formula="of:=(1-([.D216]+[.G216]*0.5*[.M$7])-[.M$6]*([.D216]+[.G216]*0.5*[.M$7])^2)/[.M$2]" office:value-type="float" office:value="0.0656518690403273" calcext:value-type="float">
            <text:p>0,06565</text:p>
          </table:table-cell>
          <table:table-cell table:formula="of:=(1-([.D216]+[.H216]*[.M$7])-[.M$6]*([.D216]+[.H216]*[.M$7])^2)/[.M$2]" office:value-type="float" office:value="0.0651795584108425" calcext:value-type="float">
            <text:p>0,06518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[.M$7]" office:value-type="float" office:value="2.15" calcext:value-type="float">
            <text:p>2,15000</text:p>
          </table:table-cell>
          <table:table-cell table:formula="of:=[.M$3]+(([.M$4]/[.M$5])+((-1/[.M$3])-([.M$4]/[.M$5]))*EXP(-[.M$5]*[.B217]))^-1" office:value-type="float" office:value="0.928052217989541" calcext:value-type="float">
            <text:p>0,92805</text:p>
          </table:table-cell>
          <table:table-cell table:formula="of:=[.D216]+([.F216]+2*[.G216]+2*[.H216]+[.I216])*[.M$7]*0.1666666" office:value-type="float" office:value="0.950982915380436" calcext:value-type="float">
            <text:p>0,95098</text:p>
          </table:table-cell>
          <table:table-cell table:style-name="ce4" table:formula="of:=100*([.C217]-[.D217])/[.C217]" office:value-type="float" office:value="-2.47084128957417" calcext:value-type="float">
            <text:p>-2,47084</text:p>
          </table:table-cell>
          <table:table-cell table:formula="of:=(1-[.D217]-[.M$6]*[.D217]^2)/[.M$2]" office:value-type="float" office:value="0.065179575320741" calcext:value-type="float">
            <text:p>0,06518</text:p>
          </table:table-cell>
          <table:table-cell table:formula="of:=(1-([.D217]+[.F217]*0.5*[.M$7])-[.M$6]*([.D217]+[.F217]*0.5*[.M$7])^2)/[.M$2]" office:value-type="float" office:value="0.0647106857496908" calcext:value-type="float">
            <text:p>0,06471</text:p>
          </table:table-cell>
          <table:table-cell table:formula="of:=(1-([.D217]+[.G217]*0.5*[.M$7])-[.M$6]*([.D217]+[.G217]*0.5*[.M$7])^2)/[.M$2]" office:value-type="float" office:value="0.0647140588568893" calcext:value-type="float">
            <text:p>0,06471</text:p>
          </table:table-cell>
          <table:table-cell table:formula="of:=(1-([.D217]+[.H217]*[.M$7])-[.M$6]*([.D217]+[.H217]*[.M$7])^2)/[.M$2]" office:value-type="float" office:value="0.0642484927402243" calcext:value-type="float">
            <text:p>0,0642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[.M$7]" office:value-type="float" office:value="2.16" calcext:value-type="float">
            <text:p>2,16000</text:p>
          </table:table-cell>
          <table:table-cell table:formula="of:=[.M$3]+(([.M$4]/[.M$5])+((-1/[.M$3])-([.M$4]/[.M$5]))*EXP(-[.M$5]*[.B218]))^-1" office:value-type="float" office:value="0.928614337352894" calcext:value-type="float">
            <text:p>0,92861</text:p>
          </table:table-cell>
          <table:table-cell table:formula="of:=[.D217]+([.F217]+2*[.G217]+2*[.H217]+[.I217])*[.M$7]*0.1666666" office:value-type="float" office:value="0.951630044383708" calcext:value-type="float">
            <text:p>0,95163</text:p>
          </table:table-cell>
          <table:table-cell table:style-name="ce4" table:formula="of:=100*([.C218]-[.D218])/[.C218]" office:value-type="float" office:value="-2.47850007317587" calcext:value-type="float">
            <text:p>-2,47850</text:p>
          </table:table-cell>
          <table:table-cell table:formula="of:=(1-[.D218]-[.M$6]*[.D218]^2)/[.M$2]" office:value-type="float" office:value="0.0642485094087727" calcext:value-type="float">
            <text:p>0,06425</text:p>
          </table:table-cell>
          <table:table-cell table:formula="of:=(1-([.D218]+[.F218]*0.5*[.M$7])-[.M$6]*([.D218]+[.F218]*0.5*[.M$7])^2)/[.M$2]" office:value-type="float" office:value="0.0637863155309491" calcext:value-type="float">
            <text:p>0,06379</text:p>
          </table:table-cell>
          <table:table-cell table:formula="of:=(1-([.D218]+[.G218]*0.5*[.M$7])-[.M$6]*([.D218]+[.G218]*0.5*[.M$7])^2)/[.M$2]" office:value-type="float" office:value="0.0637896404864438" calcext:value-type="float">
            <text:p>0,06379</text:p>
          </table:table-cell>
          <table:table-cell table:formula="of:=(1-([.D218]+[.H218]*[.M$7])-[.M$6]*([.D218]+[.H218]*[.M$7])^2)/[.M$2]" office:value-type="float" office:value="0.0633307226356808" calcext:value-type="float">
            <text:p>0,0633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[.M$7]" office:value-type="float" office:value="2.17" calcext:value-type="float">
            <text:p>2,17000</text:p>
          </table:table-cell>
          <table:table-cell table:formula="of:=[.M$3]+(([.M$4]/[.M$5])+((-1/[.M$3])-([.M$4]/[.M$5]))*EXP(-[.M$5]*[.B219]))^-1" office:value-type="float" office:value="0.929167932457238" calcext:value-type="float">
            <text:p>0,92917</text:p>
          </table:table-cell>
          <table:table-cell table:formula="of:=[.D218]+([.F218]+2*[.G218]+2*[.H218]+[.I218])*[.M$7]*0.1666666" office:value-type="float" office:value="0.952267929368686" calcext:value-type="float">
            <text:p>0,95227</text:p>
          </table:table-cell>
          <table:table-cell table:style-name="ce4" table:formula="of:=100*([.C219]-[.D219])/[.C219]" office:value-type="float" office:value="-2.48609493553643" calcext:value-type="float">
            <text:p>-2,48609</text:p>
          </table:table-cell>
          <table:table-cell table:formula="of:=(1-[.D219]-[.M$6]*[.D219]^2)/[.M$2]" office:value-type="float" office:value="0.06333073906632" calcext:value-type="float">
            <text:p>0,06333</text:p>
          </table:table-cell>
          <table:table-cell table:formula="of:=(1-([.D219]+[.F219]*0.5*[.M$7])-[.M$6]*([.D219]+[.F219]*0.5*[.M$7])^2)/[.M$2]" office:value-type="float" office:value="0.0628751453305581" calcext:value-type="float">
            <text:p>0,06288</text:p>
          </table:table-cell>
          <table:table-cell table:formula="of:=(1-([.D219]+[.G219]*0.5*[.M$7])-[.M$6]*([.D219]+[.G219]*0.5*[.M$7])^2)/[.M$2]" office:value-type="float" office:value="0.0628784228210483" calcext:value-type="float">
            <text:p>0,06288</text:p>
          </table:table-cell>
          <table:table-cell table:formula="of:=(1-([.D219]+[.H219]*[.M$7])-[.M$6]*([.D219]+[.H219]*[.M$7])^2)/[.M$2]" office:value-type="float" office:value="0.0624260583609499" calcext:value-type="float">
            <text:p>0,0624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[.M$7]" office:value-type="float" office:value="2.18" calcext:value-type="float">
            <text:p>2,18000</text:p>
          </table:table-cell>
          <table:table-cell table:formula="of:=[.M$3]+(([.M$4]/[.M$5])+((-1/[.M$3])-([.M$4]/[.M$5]))*EXP(-[.M$5]*[.B220]))^-1" office:value-type="float" office:value="0.929713132245304" calcext:value-type="float">
            <text:p>0,92971</text:p>
          </table:table-cell>
          <table:table-cell table:formula="of:=[.D219]+([.F219]+2*[.G219]+2*[.H219]+[.I219])*[.M$7]*0.1666666" office:value-type="float" office:value="0.95289670234006" calcext:value-type="float">
            <text:p>0,95290</text:p>
          </table:table-cell>
          <table:table-cell table:style-name="ce4" table:formula="of:=100*([.C220]-[.D220])/[.C220]" office:value-type="float" office:value="-2.49362618324714" calcext:value-type="float">
            <text:p>-2,49363</text:p>
          </table:table-cell>
          <table:table-cell table:formula="of:=(1-[.D220]-[.M$6]*[.D220]^2)/[.M$2]" office:value-type="float" office:value="0.0624260745570714" calcext:value-type="float">
            <text:p>0,06243</text:p>
          </table:table-cell>
          <table:table-cell table:formula="of:=(1-([.D220]+[.F220]*0.5*[.M$7])-[.M$6]*([.D220]+[.F220]*0.5*[.M$7])^2)/[.M$2]" office:value-type="float" office:value="0.0619769867739965" calcext:value-type="float">
            <text:p>0,06198</text:p>
          </table:table-cell>
          <table:table-cell table:formula="of:=(1-([.D220]+[.G220]*0.5*[.M$7])-[.M$6]*([.D220]+[.G220]*0.5*[.M$7])^2)/[.M$2]" office:value-type="float" office:value="0.061980217476408" calcext:value-type="float">
            <text:p>0,06198</text:p>
          </table:table-cell>
          <table:table-cell table:formula="of:=(1-([.D220]+[.H220]*[.M$7])-[.M$6]*([.D220]+[.H220]*[.M$7])^2)/[.M$2]" office:value-type="float" office:value="0.0615343128839177" calcext:value-type="float">
            <text:p>0,0615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[.M$7]" office:value-type="float" office:value="2.19" calcext:value-type="float">
            <text:p>2,19000</text:p>
          </table:table-cell>
          <table:table-cell table:formula="of:=[.M$3]+(([.M$4]/[.M$5])+((-1/[.M$3])-([.M$4]/[.M$5]))*EXP(-[.M$5]*[.B221]))^-1" office:value-type="float" office:value="0.930250063719115" calcext:value-type="float">
            <text:p>0,93025</text:p>
          </table:table-cell>
          <table:table-cell table:formula="of:=[.D220]+([.F220]+2*[.G220]+2*[.H220]+[.I220])*[.M$7]*0.1666666" office:value-type="float" office:value="0.953516493418714" calcext:value-type="float">
            <text:p>0,95352</text:p>
          </table:table-cell>
          <table:table-cell table:style-name="ce4" table:formula="of:=100*([.C221]-[.D221])/[.C221]" office:value-type="float" office:value="-2.50109412587194" calcext:value-type="float">
            <text:p>-2,50109</text:p>
          </table:table-cell>
          <table:table-cell table:formula="of:=(1-[.D221]-[.M$6]*[.D221]^2)/[.M$2]" office:value-type="float" office:value="0.0615343288488653" calcext:value-type="float">
            <text:p>0,06153</text:p>
          </table:table-cell>
          <table:table-cell table:formula="of:=(1-([.D221]+[.F221]*0.5*[.M$7])-[.M$6]*([.D221]+[.F221]*0.5*[.M$7])^2)/[.M$2]" office:value-type="float" office:value="0.0610916541715349" calcext:value-type="float">
            <text:p>0,06109</text:p>
          </table:table-cell>
          <table:table-cell table:formula="of:=(1-([.D221]+[.G221]*0.5*[.M$7])-[.M$6]*([.D221]+[.G221]*0.5*[.M$7])^2)/[.M$2]" office:value-type="float" office:value="0.0610948387531576" calcext:value-type="float">
            <text:p>0,06109</text:p>
          </table:table-cell>
          <table:table-cell table:formula="of:=(1-([.D221]+[.H221]*[.M$7])-[.M$6]*([.D221]+[.H221]*[.M$7])^2)/[.M$2]" office:value-type="float" office:value="0.0606553018381797" calcext:value-type="float">
            <text:p>0,0606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[.M$7]" office:value-type="float" office:value="2.2" calcext:value-type="float">
            <text:p>2,20000</text:p>
          </table:table-cell>
          <table:table-cell table:formula="of:=[.M$3]+(([.M$4]/[.M$5])+((-1/[.M$3])-([.M$4]/[.M$5]))*EXP(-[.M$5]*[.B222]))^-1" office:value-type="float" office:value="0.930778851968891" calcext:value-type="float">
            <text:p>0,93078</text:p>
          </table:table-cell>
          <table:table-cell table:formula="of:=[.D221]+([.F221]+2*[.G221]+2*[.H221]+[.I221])*[.M$7]*0.1666666" office:value-type="float" office:value="0.954127430868566" calcext:value-type="float">
            <text:p>0,95413</text:p>
          </table:table-cell>
          <table:table-cell table:style-name="ce4" table:formula="of:=100*([.C222]-[.D222])/[.C222]" office:value-type="float" office:value="-2.50849907583156" calcext:value-type="float">
            <text:p>-2,50850</text:p>
          </table:table-cell>
          <table:table-cell table:formula="of:=(1-[.D222]-[.M$6]*[.D222]^2)/[.M$2]" office:value-type="float" office:value="0.0606553175752495" calcext:value-type="float">
            <text:p>0,06066</text:p>
          </table:table-cell>
          <table:table-cell table:formula="of:=(1-([.D222]+[.F222]*0.5*[.M$7])-[.M$6]*([.D222]+[.F222]*0.5*[.M$7])^2)/[.M$2]" office:value-type="float" office:value="0.0602189644800695" calcext:value-type="float">
            <text:p>0,06022</text:p>
          </table:table-cell>
          <table:table-cell table:formula="of:=(1-([.D222]+[.G222]*0.5*[.M$7])-[.M$6]*([.D222]+[.G222]*0.5*[.M$7])^2)/[.M$2]" office:value-type="float" office:value="0.0602221035986948" calcext:value-type="float">
            <text:p>0,06022</text:p>
          </table:table-cell>
          <table:table-cell table:formula="of:=(1-([.D222]+[.H222]*[.M$7])-[.M$6]*([.D222]+[.H222]*[.M$7])^2)/[.M$2]" office:value-type="float" office:value="0.0597888434851435" calcext:value-type="float">
            <text:p>0,0597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[.M$7]" office:value-type="float" office:value="2.21" calcext:value-type="float">
            <text:p>2,21000</text:p>
          </table:table-cell>
          <table:table-cell table:formula="of:=[.M$3]+(([.M$4]/[.M$5])+((-1/[.M$3])-([.M$4]/[.M$5]))*EXP(-[.M$5]*[.B223]))^-1" office:value-type="float" office:value="0.93129962020155" calcext:value-type="float">
            <text:p>0,93130</text:p>
          </table:table-cell>
          <table:table-cell table:formula="of:=[.D222]+([.F222]+2*[.G222]+2*[.H222]+[.I222])*[.M$7]*0.1666666" office:value-type="float" office:value="0.954729641123045" calcext:value-type="float">
            <text:p>0,95473</text:p>
          </table:table-cell>
          <table:table-cell table:style-name="ce4" table:formula="of:=100*([.C223]-[.D223])/[.C223]" office:value-type="float" office:value="-2.5158413482896" calcext:value-type="float">
            <text:p>-2,51584</text:p>
          </table:table-cell>
          <table:table-cell table:formula="of:=(1-[.D223]-[.M$6]*[.D223]^2)/[.M$2]" office:value-type="float" office:value="0.0597888589975844" calcext:value-type="float">
            <text:p>0,05979</text:p>
          </table:table-cell>
          <table:table-cell table:formula="of:=(1-([.D223]+[.F223]*0.5*[.M$7])-[.M$6]*([.D223]+[.F223]*0.5*[.M$7])^2)/[.M$2]" office:value-type="float" office:value="0.0593587372654947" calcext:value-type="float">
            <text:p>0,05936</text:p>
          </table:table-cell>
          <table:table-cell table:formula="of:=(1-([.D223]+[.G223]*0.5*[.M$7])-[.M$6]*([.D223]+[.G223]*0.5*[.M$7])^2)/[.M$2]" office:value-type="float" office:value="0.0593618315695499" calcext:value-type="float">
            <text:p>0,05936</text:p>
          </table:table-cell>
          <table:table-cell table:formula="of:=(1-([.D223]+[.H223]*[.M$7])-[.M$6]*([.D223]+[.H223]*[.M$7])^2)/[.M$2]" office:value-type="float" office:value="0.0589347586766673" calcext:value-type="float">
            <text:p>0,0589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[.M$7]" office:value-type="float" office:value="2.22" calcext:value-type="float">
            <text:p>2,22000</text:p>
          </table:table-cell>
          <table:table-cell table:formula="of:=[.M$3]+(([.M$4]/[.M$5])+((-1/[.M$3])-([.M$4]/[.M$5]))*EXP(-[.M$5]*[.B224]))^-1" office:value-type="float" office:value="0.931812489768785" calcext:value-type="float">
            <text:p>0,93181</text:p>
          </table:table-cell>
          <table:table-cell table:formula="of:=[.D223]+([.F223]+2*[.G223]+2*[.H223]+[.I223])*[.M$7]*0.1666666" office:value-type="float" office:value="0.955323248811176" calcext:value-type="float">
            <text:p>0,95532</text:p>
          </table:table-cell>
          <table:table-cell table:style-name="ce4" table:formula="of:=100*([.C224]-[.D224])/[.C224]" office:value-type="float" office:value="-2.52312126104087" calcext:value-type="float">
            <text:p>-2,52312</text:p>
          </table:table-cell>
          <table:table-cell table:formula="of:=(1-[.D224]-[.M$6]*[.D224]^2)/[.M$2]" office:value-type="float" office:value="0.0589347739676822" calcext:value-type="float">
            <text:p>0,05893</text:p>
          </table:table-cell>
          <table:table-cell table:formula="of:=(1-([.D224]+[.F224]*0.5*[.M$7])-[.M$6]*([.D224]+[.F224]*0.5*[.M$7])^2)/[.M$2]" office:value-type="float" office:value="0.0585107946656093" calcext:value-type="float">
            <text:p>0,05851</text:p>
          </table:table-cell>
          <table:table-cell table:formula="of:=(1-([.D224]+[.G224]*0.5*[.M$7])-[.M$6]*([.D224]+[.G224]*0.5*[.M$7])^2)/[.M$2]" office:value-type="float" office:value="0.0585138447942903" calcext:value-type="float">
            <text:p>0,05851</text:p>
          </table:table-cell>
          <table:table-cell table:formula="of:=(1-([.D224]+[.H224]*[.M$7])-[.M$6]*([.D224]+[.H224]*[.M$7])^2)/[.M$2]" office:value-type="float" office:value="0.0580928708182288" calcext:value-type="float">
            <text:p>0,0580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[.M$7]" office:value-type="float" office:value="2.23" calcext:value-type="float">
            <text:p>2,23000</text:p>
          </table:table-cell>
          <table:table-cell table:formula="of:=[.M$3]+(([.M$4]/[.M$5])+((-1/[.M$3])-([.M$4]/[.M$5]))*EXP(-[.M$5]*[.B225]))^-1" office:value-type="float" office:value="0.932317580194728" calcext:value-type="float">
            <text:p>0,93232</text:p>
          </table:table-cell>
          <table:table-cell table:formula="of:=[.D224]+([.F224]+2*[.G224]+2*[.H224]+[.I224])*[.M$7]*0.1666666" office:value-type="float" office:value="0.955908376783301" calcext:value-type="float">
            <text:p>0,95591</text:p>
          </table:table-cell>
          <table:table-cell table:style-name="ce4" table:formula="of:=100*([.C225]-[.D225])/[.C225]" office:value-type="float" office:value="-2.53033913440155" calcext:value-type="float">
            <text:p>-2,53034</text:p>
          </table:table-cell>
          <table:table-cell table:formula="of:=(1-[.D225]-[.M$6]*[.D225]^2)/[.M$2]" office:value-type="float" office:value="0.0580928858909751" calcext:value-type="float">
            <text:p>0,05809</text:p>
          </table:table-cell>
          <table:table-cell table:formula="of:=(1-([.D225]+[.F225]*0.5*[.M$7])-[.M$6]*([.D225]+[.F225]*0.5*[.M$7])^2)/[.M$2]" office:value-type="float" office:value="0.0576749613535459" calcext:value-type="float">
            <text:p>0,05767</text:p>
          </table:table-cell>
          <table:table-cell table:formula="of:=(1-([.D225]+[.G225]*0.5*[.M$7])-[.M$6]*([.D225]+[.G225]*0.5*[.M$7])^2)/[.M$2]" office:value-type="float" office:value="0.0576779679369485" calcext:value-type="float">
            <text:p>0,05768</text:p>
          </table:table-cell>
          <table:table-cell table:formula="of:=(1-([.D225]+[.H225]*[.M$7])-[.M$6]*([.D225]+[.H225]*[.M$7])^2)/[.M$2]" office:value-type="float" office:value="0.0572630058326136" calcext:value-type="float">
            <text:p>0,0572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[.M$7]" office:value-type="float" office:value="2.24" calcext:value-type="float">
            <text:p>2,24000</text:p>
          </table:table-cell>
          <table:table-cell table:formula="of:=[.M$3]+(([.M$4]/[.M$5])+((-1/[.M$3])-([.M$4]/[.M$5]))*EXP(-[.M$5]*[.B226]))^-1" office:value-type="float" office:value="0.932815009203215" calcext:value-type="float">
            <text:p>0,93282</text:p>
          </table:table-cell>
          <table:table-cell table:formula="of:=[.D225]+([.F225]+2*[.G225]+2*[.H225]+[.I225])*[.M$7]*0.1666666" office:value-type="float" office:value="0.956485146136434" calcext:value-type="float">
            <text:p>0,95649</text:p>
          </table:table-cell>
          <table:table-cell table:style-name="ce4" table:formula="of:=100*([.C226]-[.D226])/[.C226]" office:value-type="float" office:value="-2.53749529110144" calcext:value-type="float">
            <text:p>-2,53750</text:p>
          </table:table-cell>
          <table:table-cell table:formula="of:=(1-[.D226]-[.M$6]*[.D226]^2)/[.M$2]" office:value-type="float" office:value="0.0572630206902037" calcext:value-type="float">
            <text:p>0,05726</text:p>
          </table:table-cell>
          <table:table-cell table:formula="of:=(1-([.D226]+[.F226]*0.5*[.M$7])-[.M$6]*([.D226]+[.F226]*0.5*[.M$7])^2)/[.M$2]" office:value-type="float" office:value="0.0568510645017194" calcext:value-type="float">
            <text:p>0,05685</text:p>
          </table:table-cell>
          <table:table-cell table:formula="of:=(1-([.D226]+[.G226]*0.5*[.M$7])-[.M$6]*([.D226]+[.G226]*0.5*[.M$7])^2)/[.M$2]" office:value-type="float" office:value="0.0568540281609674" calcext:value-type="float">
            <text:p>0,05685</text:p>
          </table:table-cell>
          <table:table-cell table:formula="of:=(1-([.D226]+[.H226]*[.M$7])-[.M$6]*([.D226]+[.H226]*[.M$7])^2)/[.M$2]" office:value-type="float" office:value="0.0564449921241181" calcext:value-type="float">
            <text:p>0,0564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+[.M$7]" office:value-type="float" office:value="2.25" calcext:value-type="float">
            <text:p>2,25000</text:p>
          </table:table-cell>
          <table:table-cell table:formula="of:=[.M$3]+(([.M$4]/[.M$5])+((-1/[.M$3])-([.M$4]/[.M$5]))*EXP(-[.M$5]*[.B227]))^-1" office:value-type="float" office:value="0.93330489274465" calcext:value-type="float">
            <text:p>0,93330</text:p>
          </table:table-cell>
          <table:table-cell table:formula="of:=[.D226]+([.F226]+2*[.G226]+2*[.H226]+[.I226])*[.M$7]*0.1666666" office:value-type="float" office:value="0.957053676239254" calcext:value-type="float">
            <text:p>0,95705</text:p>
          </table:table-cell>
          <table:table-cell table:style-name="ce4" table:formula="of:=100*([.C227]-[.D227])/[.C227]" office:value-type="float" office:value="-2.54459005617813" calcext:value-type="float">
            <text:p>-2,54459</text:p>
          </table:table-cell>
          <table:table-cell table:formula="of:=(1-[.D227]-[.M$6]*[.D227]^2)/[.M$2]" office:value-type="float" office:value="0.0564450067696201" calcext:value-type="float">
            <text:p>0,05645</text:p>
          </table:table-cell>
          <table:table-cell table:formula="of:=(1-([.D227]+[.F227]*0.5*[.M$7])-[.M$6]*([.D227]+[.F227]*0.5*[.M$7])^2)/[.M$2]" office:value-type="float" office:value="0.0560389337462836" calcext:value-type="float">
            <text:p>0,05604</text:p>
          </table:table-cell>
          <table:table-cell table:formula="of:=(1-([.D227]+[.G227]*0.5*[.M$7])-[.M$6]*([.D227]+[.G227]*0.5*[.M$7])^2)/[.M$2]" office:value-type="float" office:value="0.0560418550936577" calcext:value-type="float">
            <text:p>0,05604</text:p>
          </table:table-cell>
          <table:table-cell table:formula="of:=(1-([.D227]+[.H227]*[.M$7])-[.M$6]*([.D227]+[.H227]*[.M$7])^2)/[.M$2]" office:value-type="float" office:value="0.0556386605432584" calcext:value-type="float">
            <text:p>0,0556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[.M$7]" office:value-type="float" office:value="2.26" calcext:value-type="float">
            <text:p>2,26000</text:p>
          </table:table-cell>
          <table:table-cell table:formula="of:=[.M$3]+(([.M$4]/[.M$5])+((-1/[.M$3])-([.M$4]/[.M$5]))*EXP(-[.M$5]*[.B228]))^-1" office:value-type="float" office:value="0.933787345022477" calcext:value-type="float">
            <text:p>0,93379</text:p>
          </table:table-cell>
          <table:table-cell table:formula="of:=[.D227]+([.F227]+2*[.G227]+2*[.H227]+[.I227])*[.M$7]*0.1666666" office:value-type="float" office:value="0.957614084756746" calcext:value-type="float">
            <text:p>0,95761</text:p>
          </table:table-cell>
          <table:table-cell table:style-name="ce4" table:formula="of:=100*([.C228]-[.D228])/[.C228]" office:value-type="float" office:value="-2.5516237568731" calcext:value-type="float">
            <text:p>-2,55162</text:p>
          </table:table-cell>
          <table:table-cell table:formula="of:=(1-[.D228]-[.M$6]*[.D228]^2)/[.M$2]" office:value-type="float" office:value="0.0556386749796967" calcext:value-type="float">
            <text:p>0,05564</text:p>
          </table:table-cell>
          <table:table-cell table:formula="of:=(1-([.D228]+[.F228]*0.5*[.M$7])-[.M$6]*([.D228]+[.F228]*0.5*[.M$7])^2)/[.M$2]" office:value-type="float" office:value="0.0552384011520932" calcext:value-type="float">
            <text:p>0,05524</text:p>
          </table:table-cell>
          <table:table-cell table:formula="of:=(1-([.D228]+[.G228]*0.5*[.M$7])-[.M$6]*([.D228]+[.G228]*0.5*[.M$7])^2)/[.M$2]" office:value-type="float" office:value="0.055241280791155" calcext:value-type="float">
            <text:p>0,05524</text:p>
          </table:table-cell>
          <table:table-cell table:formula="of:=(1-([.D228]+[.H228]*[.M$7])-[.M$6]*([.D228]+[.H228]*[.M$7])^2)/[.M$2]" office:value-type="float" office:value="0.0548438443519794" calcext:value-type="float">
            <text:p>0,0548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[.M$7]" office:value-type="float" office:value="2.27" calcext:value-type="float">
            <text:p>2,27000</text:p>
          </table:table-cell>
          <table:table-cell table:formula="of:=[.M$3]+(([.M$4]/[.M$5])+((-1/[.M$3])-([.M$4]/[.M$5]))*EXP(-[.M$5]*[.B229]))^-1" office:value-type="float" office:value="0.934262478519262" calcext:value-type="float">
            <text:p>0,93426</text:p>
          </table:table-cell>
          <table:table-cell table:formula="of:=[.D228]+([.F228]+2*[.G228]+2*[.H228]+[.I228])*[.M$7]*0.1666666" office:value-type="float" office:value="0.958166487674481" calcext:value-type="float">
            <text:p>0,95817</text:p>
          </table:table-cell>
          <table:table-cell table:style-name="ce4" table:formula="of:=100*([.C229]-[.D229])/[.C229]" office:value-type="float" office:value="-2.55859672252981" calcext:value-type="float">
            <text:p>-2,55860</text:p>
          </table:table-cell>
          <table:table-cell table:formula="of:=(1-[.D229]-[.M$6]*[.D229]^2)/[.M$2]" office:value-type="float" office:value="0.0548438585823352" calcext:value-type="float">
            <text:p>0,05484</text:p>
          </table:table-cell>
          <table:table-cell table:formula="of:=(1-([.D229]+[.F229]*0.5*[.M$7])-[.M$6]*([.D229]+[.F229]*0.5*[.M$7])^2)/[.M$2]" office:value-type="float" office:value="0.0544493011781593" calcext:value-type="float">
            <text:p>0,05445</text:p>
          </table:table-cell>
          <table:table-cell table:formula="of:=(1-([.D229]+[.G229]*0.5*[.M$7])-[.M$6]*([.D229]+[.G229]*0.5*[.M$7])^2)/[.M$2]" office:value-type="float" office:value="0.0544521397038761" calcext:value-type="float">
            <text:p>0,05445</text:p>
          </table:table-cell>
          <table:table-cell table:formula="of:=(1-([.D229]+[.H229]*[.M$7])-[.M$6]*([.D229]+[.H229]*[.M$7])^2)/[.M$2]" office:value-type="float" office:value="0.0540603791893558" calcext:value-type="float">
            <text:p>0,0540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[.M$7]" office:value-type="float" office:value="2.28" calcext:value-type="float">
            <text:p>2,28000</text:p>
          </table:table-cell>
          <table:table-cell table:formula="of:=[.M$3]+(([.M$4]/[.M$5])+((-1/[.M$3])-([.M$4]/[.M$5]))*EXP(-[.M$5]*[.B230]))^-1" office:value-type="float" office:value="0.934730404022391" calcext:value-type="float">
            <text:p>0,93473</text:p>
          </table:table-cell>
          <table:table-cell table:formula="of:=[.D229]+([.F229]+2*[.G229]+2*[.H229]+[.I229])*[.M$7]*0.1666666" office:value-type="float" office:value="0.958710999322569" calcext:value-type="float">
            <text:p>0,95871</text:p>
          </table:table-cell>
          <table:table-cell table:style-name="ce4" table:formula="of:=100*([.C230]-[.D230])/[.C230]" office:value-type="float" office:value="-2.56550928449357" calcext:value-type="float">
            <text:p>-2,56551</text:p>
          </table:table-cell>
          <table:table-cell table:formula="of:=(1-[.D230]-[.M$6]*[.D230]^2)/[.M$2]" office:value-type="float" office:value="0.0540603932165683" calcext:value-type="float">
            <text:p>0,05406</text:p>
          </table:table-cell>
          <table:table-cell table:formula="of:=(1-([.D230]+[.F230]*0.5*[.M$7])-[.M$6]*([.D230]+[.F230]*0.5*[.M$7])^2)/[.M$2]" office:value-type="float" office:value="0.0536714706435971" calcext:value-type="float">
            <text:p>0,05367</text:p>
          </table:table-cell>
          <table:table-cell table:formula="of:=(1-([.D230]+[.G230]*0.5*[.M$7])-[.M$6]*([.D230]+[.G230]*0.5*[.M$7])^2)/[.M$2]" office:value-type="float" office:value="0.0536742686424628" calcext:value-type="float">
            <text:p>0,05367</text:p>
          </table:table-cell>
          <table:table-cell table:formula="of:=(1-([.D230]+[.H230]*[.M$7])-[.M$6]*([.D230]+[.H230]*[.M$7])^2)/[.M$2]" office:value-type="float" office:value="0.0532881030377798" calcext:value-type="float">
            <text:p>0,053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[.M$7]" office:value-type="float" office:value="2.29" calcext:value-type="float">
            <text:p>2,29000</text:p>
          </table:table-cell>
          <table:table-cell table:formula="of:=[.M$3]+(([.M$4]/[.M$5])+((-1/[.M$3])-([.M$4]/[.M$5]))*EXP(-[.M$5]*[.B231]))^-1" office:value-type="float" office:value="0.935191230649399" calcext:value-type="float">
            <text:p>0,93519</text:p>
          </table:table-cell>
          <table:table-cell table:formula="of:=[.D230]+([.F230]+2*[.G230]+2*[.H230]+[.I230])*[.M$7]*0.1666666" office:value-type="float" office:value="0.959247732399254" calcext:value-type="float">
            <text:p>0,95925</text:p>
          </table:table-cell>
          <table:table-cell table:style-name="ce4" table:formula="of:=100*([.C231]-[.D231])/[.C231]" office:value-type="float" office:value="-2.57236177601337" calcext:value-type="float">
            <text:p>-2,57236</text:p>
          </table:table-cell>
          <table:table-cell table:formula="of:=(1-[.D231]-[.M$6]*[.D231]^2)/[.M$2]" office:value-type="float" office:value="0.0532881168647461" calcext:value-type="float">
            <text:p>0,05329</text:p>
          </table:table-cell>
          <table:table-cell table:formula="of:=(1-([.D231]+[.F231]*0.5*[.M$7])-[.M$6]*([.D231]+[.F231]*0.5*[.M$7])^2)/[.M$2]" office:value-type="float" office:value="0.0529047486940521" calcext:value-type="float">
            <text:p>0,05290</text:p>
          </table:table-cell>
          <table:table-cell table:formula="of:=(1-([.D231]+[.G231]*0.5*[.M$7])-[.M$6]*([.D231]+[.G231]*0.5*[.M$7])^2)/[.M$2]" office:value-type="float" office:value="0.0529075067442083" calcext:value-type="float">
            <text:p>0,05291</text:p>
          </table:table-cell>
          <table:table-cell table:formula="of:=(1-([.D231]+[.H231]*[.M$7])-[.M$6]*([.D231]+[.H231]*[.M$7])^2)/[.M$2]" office:value-type="float" office:value="0.0525268561896262" calcext:value-type="float">
            <text:p>0,0525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[.M$7]" office:value-type="float" office:value="2.3" calcext:value-type="float">
            <text:p>2,30000</text:p>
          </table:table-cell>
          <table:table-cell table:formula="of:=[.M$3]+(([.M$4]/[.M$5])+((-1/[.M$3])-([.M$4]/[.M$5]))*EXP(-[.M$5]*[.B232]))^-1" office:value-type="float" office:value="0.935645065872922" calcext:value-type="float">
            <text:p>0,93565</text:p>
          </table:table-cell>
          <table:table-cell table:formula="of:=[.D231]+([.F231]+2*[.G231]+2*[.H231]+[.I231])*[.M$7]*0.1666666" office:value-type="float" office:value="0.959776797994179" calcext:value-type="float">
            <text:p>0,95978</text:p>
          </table:table-cell>
          <table:table-cell table:style-name="ce4" table:formula="of:=100*([.C232]-[.D232])/[.C232]" office:value-type="float" office:value="-2.57915453214549" calcext:value-type="float">
            <text:p>-2,57915</text:p>
          </table:table-cell>
          <table:table-cell table:formula="of:=(1-[.D232]-[.M$6]*[.D232]^2)/[.M$2]" office:value-type="float" office:value="0.0525268698192021" calcext:value-type="float">
            <text:p>0,05253</text:p>
          </table:table-cell>
          <table:table-cell table:formula="of:=(1-([.D232]+[.F232]*0.5*[.M$7])-[.M$6]*([.D232]+[.F232]*0.5*[.M$7])^2)/[.M$2]" office:value-type="float" office:value="0.052148976768604" calcext:value-type="float">
            <text:p>0,05215</text:p>
          </table:table-cell>
          <table:table-cell table:formula="of:=(1-([.D232]+[.G232]*0.5*[.M$7])-[.M$6]*([.D232]+[.G232]*0.5*[.M$7])^2)/[.M$2]" office:value-type="float" office:value="0.0521516954399587" calcext:value-type="float">
            <text:p>0,05215</text:p>
          </table:table-cell>
          <table:table-cell table:formula="of:=(1-([.D232]+[.H232]*[.M$7])-[.M$6]*([.D232]+[.H232]*[.M$7])^2)/[.M$2]" office:value-type="float" office:value="0.0517764812143895" calcext:value-type="float">
            <text:p>0,05178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[.M$7]" office:value-type="float" office:value="2.30999999999999" calcext:value-type="float">
            <text:p>2,31000</text:p>
          </table:table-cell>
          <table:table-cell table:formula="of:=[.M$3]+(([.M$4]/[.M$5])+((-1/[.M$3])-([.M$4]/[.M$5]))*EXP(-[.M$5]*[.B233]))^-1" office:value-type="float" office:value="0.936092015545277" calcext:value-type="float">
            <text:p>0,93609</text:p>
          </table:table-cell>
          <table:table-cell table:formula="of:=[.D232]+([.F232]+2*[.G232]+2*[.H232]+[.I232])*[.M$7]*0.1666666" office:value-type="float" office:value="0.960298305611327" calcext:value-type="float">
            <text:p>0,96030</text:p>
          </table:table-cell>
          <table:table-cell table:style-name="ce4" table:formula="of:=100*([.C233]-[.D233])/[.C233]" office:value-type="float" office:value="-2.58588788965899" calcext:value-type="float">
            <text:p>-2,58589</text:p>
          </table:table-cell>
          <table:table-cell table:formula="of:=(1-[.D233]-[.M$6]*[.D233]^2)/[.M$2]" office:value-type="float" office:value="0.0517764946493904" calcext:value-type="float">
            <text:p>0,05178</text:p>
          </table:table-cell>
          <table:table-cell table:formula="of:=(1-([.D233]+[.F233]*0.5*[.M$7])-[.M$6]*([.D233]+[.F233]*0.5*[.M$7])^2)/[.M$2]" office:value-type="float" office:value="0.0514039985671397" calcext:value-type="float">
            <text:p>0,05140</text:p>
          </table:table-cell>
          <table:table-cell table:formula="of:=(1-([.D233]+[.G233]*0.5*[.M$7])-[.M$6]*([.D233]+[.G233]*0.5*[.M$7])^2)/[.M$2]" office:value-type="float" office:value="0.051406678421483" calcext:value-type="float">
            <text:p>0,05141</text:p>
          </table:table-cell>
          <table:table-cell table:formula="of:=(1-([.D233]+[.H233]*[.M$7])-[.M$6]*([.D233]+[.H233]*[.M$7])^2)/[.M$2]" office:value-type="float" office:value="0.0510368229262887" calcext:value-type="float">
            <text:p>0,0510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[.M$7]" office:value-type="float" office:value="2.31999999999999" calcext:value-type="float">
            <text:p>2,32000</text:p>
          </table:table-cell>
          <table:table-cell table:formula="of:=[.M$3]+(([.M$4]/[.M$5])+((-1/[.M$3])-([.M$4]/[.M$5]))*EXP(-[.M$5]*[.B234]))^-1" office:value-type="float" office:value="0.936532183922694" calcext:value-type="float">
            <text:p>0,93653</text:p>
          </table:table-cell>
          <table:table-cell table:formula="of:=[.D233]+([.F233]+2*[.G233]+2*[.H233]+[.I233])*[.M$7]*0.1666666" office:value-type="float" office:value="0.960812363191625" calcext:value-type="float">
            <text:p>0,96081</text:p>
          </table:table-cell>
          <table:table-cell table:style-name="ce4" table:formula="of:=100*([.C234]-[.D234])/[.C234]" office:value-type="float" office:value="-2.59256218694295" calcext:value-type="float">
            <text:p>-2,59256</text:p>
          </table:table-cell>
          <table:table-cell table:formula="of:=(1-[.D234]-[.M$6]*[.D234]^2)/[.M$2]" office:value-type="float" office:value="0.0510368361694896" calcext:value-type="float">
            <text:p>0,05104</text:p>
          </table:table-cell>
          <table:table-cell table:formula="of:=(1-([.D234]+[.F234]*0.5*[.M$7])-[.M$6]*([.D234]+[.F234]*0.5*[.M$7])^2)/[.M$2]" office:value-type="float" office:value="0.0506696600181861" calcext:value-type="float">
            <text:p>0,05067</text:p>
          </table:table-cell>
          <table:table-cell table:formula="of:=(1-([.D234]+[.G234]*0.5*[.M$7])-[.M$6]*([.D234]+[.G234]*0.5*[.M$7])^2)/[.M$2]" office:value-type="float" office:value="0.0506723016093069" calcext:value-type="float">
            <text:p>0,05067</text:p>
          </table:table-cell>
          <table:table-cell table:formula="of:=(1-([.D234]+[.H234]*[.M$7])-[.M$6]*([.D234]+[.H234]*[.M$7])^2)/[.M$2]" office:value-type="float" office:value="0.0503077283523279" calcext:value-type="float">
            <text:p>0,0503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[.M$7]" office:value-type="float" office:value="2.32999999999999" calcext:value-type="float">
            <text:p>2,33000</text:p>
          </table:table-cell>
          <table:table-cell table:formula="of:=[.M$3]+(([.M$4]/[.M$5])+((-1/[.M$3])-([.M$4]/[.M$5]))*EXP(-[.M$5]*[.B235]))^-1" office:value-type="float" office:value="0.936965673689183" calcext:value-type="float">
            <text:p>0,93697</text:p>
          </table:table-cell>
          <table:table-cell table:formula="of:=[.D234]+([.F234]+2*[.G234]+2*[.H234]+[.I234])*[.M$7]*0.1666666" office:value-type="float" office:value="0.961319077135234" calcext:value-type="float">
            <text:p>0,96132</text:p>
          </table:table-cell>
          <table:table-cell table:style-name="ce4" table:formula="of:=100*([.C235]-[.D235])/[.C235]" office:value-type="float" office:value="-2.59917776391557" calcext:value-type="float">
            <text:p>-2,59918</text:p>
          </table:table-cell>
          <table:table-cell table:formula="of:=(1-[.D235]-[.M$6]*[.D235]^2)/[.M$2]" office:value-type="float" office:value="0.0503077414064646" calcext:value-type="float">
            <text:p>0,05031</text:p>
          </table:table-cell>
          <table:table-cell table:formula="of:=(1-([.D235]+[.F235]*0.5*[.M$7])-[.M$6]*([.D235]+[.F235]*0.5*[.M$7])^2)/[.M$2]" office:value-type="float" office:value="0.0499458092472017" calcext:value-type="float">
            <text:p>0,04995</text:p>
          </table:table-cell>
          <table:table-cell table:formula="of:=(1-([.D235]+[.G235]*0.5*[.M$7])-[.M$6]*([.D235]+[.G235]*0.5*[.M$7])^2)/[.M$2]" office:value-type="float" office:value="0.0499484131210001" calcext:value-type="float">
            <text:p>0,04995</text:p>
          </table:table-cell>
          <table:table-cell table:formula="of:=(1-([.D235]+[.H235]*[.M$7])-[.M$6]*([.D235]+[.H235]*[.M$7])^2)/[.M$2]" office:value-type="float" office:value="0.0495890467008118" calcext:value-type="float">
            <text:p>0,04959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[.M$7]" office:value-type="float" office:value="2.33999999999999" calcext:value-type="float">
            <text:p>2,34000</text:p>
          </table:table-cell>
          <table:table-cell table:formula="of:=[.M$3]+(([.M$4]/[.M$5])+((-1/[.M$3])-([.M$4]/[.M$5]))*EXP(-[.M$5]*[.B236]))^-1" office:value-type="float" office:value="0.93739258598005" calcext:value-type="float">
            <text:p>0,93739</text:p>
          </table:table-cell>
          <table:table-cell table:formula="of:=[.D235]+([.F235]+2*[.G235]+2*[.H235]+[.I235])*[.M$7]*0.1666666" office:value-type="float" office:value="0.961818552323517" calcext:value-type="float">
            <text:p>0,96182</text:p>
          </table:table-cell>
          <table:table-cell table:style-name="ce4" table:formula="of:=100*([.C236]-[.D236])/[.C236]" office:value-type="float" office:value="-2.60573496193484" calcext:value-type="float">
            <text:p>-2,60573</text:p>
          </table:table-cell>
          <table:table-cell table:formula="of:=(1-[.D236]-[.M$6]*[.D236]^2)/[.M$2]" office:value-type="float" office:value="0.0495890595685811" calcext:value-type="float">
            <text:p>0,04959</text:p>
          </table:table-cell>
          <table:table-cell table:formula="of:=(1-([.D236]+[.F236]*0.5*[.M$7])-[.M$6]*([.D236]+[.F236]*0.5*[.M$7])^2)/[.M$2]" office:value-type="float" office:value="0.0492322965453141" calcext:value-type="float">
            <text:p>0,04923</text:p>
          </table:table-cell>
          <table:table-cell table:formula="of:=(1-([.D236]+[.G236]*0.5*[.M$7])-[.M$6]*([.D236]+[.G236]*0.5*[.M$7])^2)/[.M$2]" office:value-type="float" office:value="0.0492348632399142" calcext:value-type="float">
            <text:p>0,04923</text:p>
          </table:table-cell>
          <table:table-cell table:formula="of:=(1-([.D236]+[.H236]*[.M$7])-[.M$6]*([.D236]+[.H236]*[.M$7])^2)/[.M$2]" office:value-type="float" office:value="0.0488806293303062" calcext:value-type="float">
            <text:p>0,0488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[.M$7]" office:value-type="float" office:value="2.34999999999999" calcext:value-type="float">
            <text:p>2,35000</text:p>
          </table:table-cell>
          <table:table-cell table:formula="of:=[.M$3]+(([.M$4]/[.M$5])+((-1/[.M$3])-([.M$4]/[.M$5]))*EXP(-[.M$5]*[.B237]))^-1" office:value-type="float" office:value="0.937813020405068" calcext:value-type="float">
            <text:p>0,93781</text:p>
          </table:table-cell>
          <table:table-cell table:formula="of:=[.D236]+([.F236]+2*[.G236]+2*[.H236]+[.I236])*[.M$7]*0.1666666" office:value-type="float" office:value="0.962310892140696" calcext:value-type="float">
            <text:p>0,96231</text:p>
          </table:table-cell>
          <table:table-cell table:style-name="ce4" table:formula="of:=100*([.C237]-[.D237])/[.C237]" office:value-type="float" office:value="-2.61223412371121" calcext:value-type="float">
            <text:p>-2,61223</text:p>
          </table:table-cell>
          <table:table-cell table:formula="of:=(1-[.D237]-[.M$6]*[.D237]^2)/[.M$2]" office:value-type="float" office:value="0.0488806420143661" calcext:value-type="float">
            <text:p>0,04888</text:p>
          </table:table-cell>
          <table:table-cell table:formula="of:=(1-([.D237]+[.F237]*0.5*[.M$7])-[.M$6]*([.D237]+[.F237]*0.5*[.M$7])^2)/[.M$2]" office:value-type="float" office:value="0.0485289743385036" calcext:value-type="float">
            <text:p>0,04853</text:p>
          </table:table-cell>
          <table:table-cell table:formula="of:=(1-([.D237]+[.G237]*0.5*[.M$7])-[.M$6]*([.D237]+[.G237]*0.5*[.M$7])^2)/[.M$2]" office:value-type="float" office:value="0.0485315043843636" calcext:value-type="float">
            <text:p>0,04853</text:p>
          </table:table-cell>
          <table:table-cell table:formula="of:=(1-([.D237]+[.H237]*[.M$7])-[.M$6]*([.D237]+[.H237]*[.M$7])^2)/[.M$2]" office:value-type="float" office:value="0.0481823297190378" calcext:value-type="float">
            <text:p>0,04818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[.M$7]" office:value-type="float" office:value="2.35999999999999" calcext:value-type="float">
            <text:p>2,36000</text:p>
          </table:table-cell>
          <table:table-cell table:formula="of:=[.M$3]+(([.M$4]/[.M$5])+((-1/[.M$3])-([.M$4]/[.M$5]))*EXP(-[.M$5]*[.B238]))^-1" office:value-type="float" office:value="0.938227075071315" calcext:value-type="float">
            <text:p>0,93823</text:p>
          </table:table-cell>
          <table:table-cell table:formula="of:=[.D237]+([.F237]+2*[.G237]+2*[.H237]+[.I237])*[.M$7]*0.1666666" office:value-type="float" office:value="0.962796198495206" calcext:value-type="float">
            <text:p>0,96280</text:p>
          </table:table-cell>
          <table:table-cell table:style-name="ce4" table:formula="of:=100*([.C238]-[.D238])/[.C238]" office:value-type="float" office:value="-2.6186755932217" calcext:value-type="float">
            <text:p>-2,61868</text:p>
          </table:table-cell>
          <table:table-cell table:formula="of:=(1-[.D238]-[.M$6]*[.D238]^2)/[.M$2]" office:value-type="float" office:value="0.0481823422220089" calcext:value-type="float">
            <text:p>0,04818</text:p>
          </table:table-cell>
          <table:table-cell table:formula="of:=(1-([.D238]+[.F238]*0.5*[.M$7])-[.M$6]*([.D238]+[.F238]*0.5*[.M$7])^2)/[.M$2]" office:value-type="float" office:value="0.0478356971572211" calcext:value-type="float">
            <text:p>0,04784</text:p>
          </table:table-cell>
          <table:table-cell table:formula="of:=(1-([.D238]+[.G238]*0.5*[.M$7])-[.M$6]*([.D238]+[.G238]*0.5*[.M$7])^2)/[.M$2]" office:value-type="float" office:value="0.0478381910772424" calcext:value-type="float">
            <text:p>0,04784</text:p>
          </table:table-cell>
          <table:table-cell table:formula="of:=(1-([.D238]+[.H238]*[.M$7])-[.M$6]*([.D238]+[.H238]*[.M$7])^2)/[.M$2]" office:value-type="float" office:value="0.0474940034347296" calcext:value-type="float">
            <text:p>0,0474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[.M$7]" office:value-type="float" office:value="2.36999999999999" calcext:value-type="float">
            <text:p>2,37000</text:p>
          </table:table-cell>
          <table:table-cell table:formula="of:=[.M$3]+(([.M$4]/[.M$5])+((-1/[.M$3])-([.M$4]/[.M$5]))*EXP(-[.M$5]*[.B239]))^-1" office:value-type="float" office:value="0.93863484660566" calcext:value-type="float">
            <text:p>0,93863</text:p>
          </table:table-cell>
          <table:table-cell table:formula="of:=[.D238]+([.F238]+2*[.G238]+2*[.H238]+[.I238])*[.M$7]*0.1666666" office:value-type="float" office:value="0.963274571840732" calcext:value-type="float">
            <text:p>0,96327</text:p>
          </table:table-cell>
          <table:table-cell table:style-name="ce4" table:formula="of:=100*([.C239]-[.D239])/[.C239]" office:value-type="float" office:value="-2.62505971562592" calcext:value-type="float">
            <text:p>-2,62506</text:p>
          </table:table-cell>
          <table:table-cell table:formula="of:=(1-[.D239]-[.M$6]*[.D239]^2)/[.M$2]" office:value-type="float" office:value="0.0474940157591951" calcext:value-type="float">
            <text:p>0,04749</text:p>
          </table:table-cell>
          <table:table-cell table:formula="of:=(1-([.D239]+[.F239]*0.5*[.M$7])-[.M$6]*([.D239]+[.F239]*0.5*[.M$7])^2)/[.M$2]" office:value-type="float" office:value="0.0471523216064384" calcext:value-type="float">
            <text:p>0,04715</text:p>
          </table:table-cell>
          <table:table-cell table:formula="of:=(1-([.D239]+[.G239]*0.5*[.M$7])-[.M$6]*([.D239]+[.G239]*0.5*[.M$7])^2)/[.M$2]" office:value-type="float" office:value="0.0471547799160727" calcext:value-type="float">
            <text:p>0,04715</text:p>
          </table:table-cell>
          <table:table-cell table:formula="of:=(1-([.D239]+[.H239]*[.M$7])-[.M$6]*([.D239]+[.H239]*[.M$7])^2)/[.M$2]" office:value-type="float" office:value="0.0468155081048619" calcext:value-type="float">
            <text:p>0,0468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[.M$7]" office:value-type="float" office:value="2.37999999999999" calcext:value-type="float">
            <text:p>2,38000</text:p>
          </table:table-cell>
          <table:table-cell table:formula="of:=[.M$3]+(([.M$4]/[.M$5])+((-1/[.M$3])-([.M$4]/[.M$5]))*EXP(-[.M$5]*[.B240]))^-1" office:value-type="float" office:value="0.939036430176931" calcext:value-type="float">
            <text:p>0,93904</text:p>
          </table:table-cell>
          <table:table-cell table:formula="of:=[.D239]+([.F239]+2*[.G239]+2*[.H239]+[.I239])*[.M$7]*0.1666666" office:value-type="float" office:value="0.963746111196965" calcext:value-type="float">
            <text:p>0,96375</text:p>
          </table:table-cell>
          <table:table-cell table:style-name="ce4" table:formula="of:=100*([.C240]-[.D240])/[.C240]" office:value-type="float" office:value="-2.63138683718354" calcext:value-type="float">
            <text:p>-2,63139</text:p>
          </table:table-cell>
          <table:table-cell table:formula="of:=(1-[.D240]-[.M$6]*[.D240]^2)/[.M$2]" office:value-type="float" office:value="0.0468155202533681" calcext:value-type="float">
            <text:p>0,04682</text:p>
          </table:table-cell>
          <table:table-cell table:formula="of:=(1-([.D240]+[.F240]*0.5*[.M$7])-[.M$6]*([.D240]+[.F240]*0.5*[.M$7])^2)/[.M$2]" office:value-type="float" office:value="0.0464787063361216" calcext:value-type="float">
            <text:p>0,04648</text:p>
          </table:table-cell>
          <table:table-cell table:formula="of:=(1-([.D240]+[.G240]*0.5*[.M$7])-[.M$6]*([.D240]+[.G240]*0.5*[.M$7])^2)/[.M$2]" office:value-type="float" office:value="0.0464811295434765" calcext:value-type="float">
            <text:p>0,04648</text:p>
          </table:table-cell>
          <table:table-cell table:formula="of:=(1-([.D240]+[.H240]*[.M$7])-[.M$6]*([.D240]+[.H240]*[.M$7])^2)/[.M$2]" office:value-type="float" office:value="0.0461467033873557" calcext:value-type="float">
            <text:p>0,0461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[.M$7]" office:value-type="float" office:value="2.38999999999999" calcext:value-type="float">
            <text:p>2,39000</text:p>
          </table:table-cell>
          <table:table-cell table:formula="of:=[.M$3]+(([.M$4]/[.M$5])+((-1/[.M$3])-([.M$4]/[.M$5]))*EXP(-[.M$5]*[.B241]))^-1" office:value-type="float" office:value="0.93943191951775" calcext:value-type="float">
            <text:p>0,93943</text:p>
          </table:table-cell>
          <table:table-cell table:formula="of:=[.D240]+([.F240]+2*[.G240]+2*[.H240]+[.I240])*[.M$7]*0.1666666" office:value-type="float" office:value="0.964210914170044" calcext:value-type="float">
            <text:p>0,96421</text:p>
          </table:table-cell>
          <table:table-cell table:style-name="ce4" table:formula="of:=100*([.C241]-[.D241])/[.C241]" office:value-type="float" office:value="-2.63765730517368" calcext:value-type="float">
            <text:p>-2,63766</text:p>
          </table:table-cell>
          <table:table-cell table:formula="of:=(1-[.D241]-[.M$6]*[.D241]^2)/[.M$2]" office:value-type="float" office:value="0.0461467153624128" calcext:value-type="float">
            <text:p>0,04615</text:p>
          </table:table-cell>
          <table:table-cell table:formula="of:=(1-([.D241]+[.F241]*0.5*[.M$7])-[.M$6]*([.D241]+[.F241]*0.5*[.M$7])^2)/[.M$2]" office:value-type="float" office:value="0.045814712012124" calcext:value-type="float">
            <text:p>0,04581</text:p>
          </table:table-cell>
          <table:table-cell table:formula="of:=(1-([.D241]+[.G241]*0.5*[.M$7])-[.M$6]*([.D241]+[.G241]*0.5*[.M$7])^2)/[.M$2]" office:value-type="float" office:value="0.0458171006180679" calcext:value-type="float">
            <text:p>0,04582</text:p>
          </table:table-cell>
          <table:table-cell table:formula="of:=(1-([.D241]+[.H241]*[.M$7])-[.M$6]*([.D241]+[.H241]*[.M$7])^2)/[.M$2]" office:value-type="float" office:value="0.0454874509416719" calcext:value-type="float">
            <text:p>0,0454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[.M$7]" office:value-type="float" office:value="2.39999999999999" calcext:value-type="float">
            <text:p>2,40000</text:p>
          </table:table-cell>
          <table:table-cell table:formula="of:=[.M$3]+(([.M$4]/[.M$5])+((-1/[.M$3])-([.M$4]/[.M$5]))*EXP(-[.M$5]*[.B242]))^-1" office:value-type="float" office:value="0.939821406946049" calcext:value-type="float">
            <text:p>0,93982</text:p>
          </table:table-cell>
          <table:table-cell table:formula="of:=[.D241]+([.F241]+2*[.G241]+2*[.H241]+[.I241])*[.M$7]*0.1666666" office:value-type="float" office:value="0.964669076972719" calcext:value-type="float">
            <text:p>0,96467</text:p>
          </table:table-cell>
          <table:table-cell table:style-name="ce4" table:formula="of:=100*([.C242]-[.D242])/[.C242]" office:value-type="float" office:value="-2.64387146781563" calcext:value-type="float">
            <text:p>-2,64387</text:p>
          </table:table-cell>
          <table:table-cell table:formula="of:=(1-[.D242]-[.M$6]*[.D242]^2)/[.M$2]" office:value-type="float" office:value="0.0454874627457542" calcext:value-type="float">
            <text:p>0,04549</text:p>
          </table:table-cell>
          <table:table-cell table:formula="of:=(1-([.D242]+[.F242]*0.5*[.M$7])-[.M$6]*([.D242]+[.F242]*0.5*[.M$7])^2)/[.M$2]" office:value-type="float" office:value="0.0451602012874913" calcext:value-type="float">
            <text:p>0,04516</text:p>
          </table:table-cell>
          <table:table-cell table:formula="of:=(1-([.D242]+[.G242]*0.5*[.M$7])-[.M$6]*([.D242]+[.G242]*0.5*[.M$7])^2)/[.M$2]" office:value-type="float" office:value="0.045162555785756" calcext:value-type="float">
            <text:p>0,04516</text:p>
          </table:table-cell>
          <table:table-cell table:formula="of:=(1-([.D242]+[.H242]*[.M$7])-[.M$6]*([.D242]+[.H242]*[.M$7])^2)/[.M$2]" office:value-type="float" office:value="0.0448376144003199" calcext:value-type="float">
            <text:p>0,04484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+[.M$7]" office:value-type="float" office:value="2.40999999999999" calcext:value-type="float">
            <text:p>2,41000</text:p>
          </table:table-cell>
          <table:table-cell table:formula="of:=[.M$3]+(([.M$4]/[.M$5])+((-1/[.M$3])-([.M$4]/[.M$5]))*EXP(-[.M$5]*[.B243]))^-1" office:value-type="float" office:value="0.940204983386265" calcext:value-type="float">
            <text:p>0,94020</text:p>
          </table:table-cell>
          <table:table-cell table:formula="of:=[.D242]+([.F242]+2*[.G242]+2*[.H242]+[.I242])*[.M$7]*0.1666666" office:value-type="float" office:value="0.965120694444227" calcext:value-type="float">
            <text:p>0,96512</text:p>
          </table:table-cell>
          <table:table-cell table:style-name="ce4" table:formula="of:=100*([.C243]-[.D243])/[.C243]" office:value-type="float" office:value="-2.65002967419131" calcext:value-type="float">
            <text:p>-2,65003</text:p>
          </table:table-cell>
          <table:table-cell table:formula="of:=(1-[.D243]-[.M$6]*[.D243]^2)/[.M$2]" office:value-type="float" office:value="0.0448376260358665" calcext:value-type="float">
            <text:p>0,04484</text:p>
          </table:table-cell>
          <table:table-cell table:formula="of:=(1-([.D243]+[.F243]*0.5*[.M$7])-[.M$6]*([.D243]+[.F243]*0.5*[.M$7])^2)/[.M$2]" office:value-type="float" office:value="0.0445150387741742" calcext:value-type="float">
            <text:p>0,04452</text:p>
          </table:table-cell>
          <table:table-cell table:formula="of:=(1-([.D243]+[.G243]*0.5*[.M$7])-[.M$6]*([.D243]+[.G243]*0.5*[.M$7])^2)/[.M$2]" office:value-type="float" office:value="0.0445173596514559" calcext:value-type="float">
            <text:p>0,04452</text:p>
          </table:table-cell>
          <table:table-cell table:formula="of:=(1-([.D243]+[.H243]*[.M$7])-[.M$6]*([.D243]+[.H243]*[.M$7])^2)/[.M$2]" office:value-type="float" office:value="0.0441970593407702" calcext:value-type="float">
            <text:p>0,0442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+[.M$7]" office:value-type="float" office:value="2.41999999999999" calcext:value-type="float">
            <text:p>2,42000</text:p>
          </table:table-cell>
          <table:table-cell table:formula="of:=[.M$3]+(([.M$4]/[.M$5])+((-1/[.M$3])-([.M$4]/[.M$5]))*EXP(-[.M$5]*[.B244]))^-1" office:value-type="float" office:value="0.940582738390224" calcext:value-type="float">
            <text:p>0,94058</text:p>
          </table:table-cell>
          <table:table-cell table:formula="of:=[.D243]+([.F243]+2*[.G243]+2*[.H243]+[.I243])*[.M$7]*0.1666666" office:value-type="float" office:value="0.965565860069873" calcext:value-type="float">
            <text:p>0,96557</text:p>
          </table:table-cell>
          <table:table-cell table:style-name="ce4" table:formula="of:=100*([.C244]-[.D244])/[.C244]" office:value-type="float" office:value="-2.65613227416944" calcext:value-type="float">
            <text:p>-2,65613</text:p>
          </table:table-cell>
          <table:table-cell table:formula="of:=(1-[.D244]-[.M$6]*[.D244]^2)/[.M$2]" office:value-type="float" office:value="0.0441970708101854" calcext:value-type="float">
            <text:p>0,04420</text:p>
          </table:table-cell>
          <table:table-cell table:formula="of:=(1-([.D244]+[.F244]*0.5*[.M$7])-[.M$6]*([.D244]+[.F244]*0.5*[.M$7])^2)/[.M$2]" office:value-type="float" office:value="0.0438790910151408" calcext:value-type="float">
            <text:p>0,04388</text:p>
          </table:table-cell>
          <table:table-cell table:formula="of:=(1-([.D244]+[.G244]*0.5*[.M$7])-[.M$6]*([.D244]+[.G244]*0.5*[.M$7])^2)/[.M$2]" office:value-type="float" office:value="0.043881378751201" calcext:value-type="float">
            <text:p>0,04388</text:p>
          </table:table-cell>
          <table:table-cell table:formula="of:=(1-([.D244]+[.H244]*[.M$7])-[.M$6]*([.D244]+[.H244]*[.M$7])^2)/[.M$2]" office:value-type="float" office:value="0.0435656532577656" calcext:value-type="float">
            <text:p>0,04357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+[.M$7]" office:value-type="float" office:value="2.42999999999999" calcext:value-type="float">
            <text:p>2,43000</text:p>
          </table:table-cell>
          <table:table-cell table:formula="of:=[.M$3]+(([.M$4]/[.M$5])+((-1/[.M$3])-([.M$4]/[.M$5]))*EXP(-[.M$5]*[.B245]))^-1" office:value-type="float" office:value="0.940954760157718" calcext:value-type="float">
            <text:p>0,94095</text:p>
          </table:table-cell>
          <table:table-cell table:formula="of:=[.D244]+([.F244]+2*[.G244]+2*[.H244]+[.I244])*[.M$7]*0.1666666" office:value-type="float" office:value="0.966004666000352" calcext:value-type="float">
            <text:p>0,96600</text:p>
          </table:table-cell>
          <table:table-cell table:style-name="ce4" table:formula="of:=100*([.C245]-[.D245])/[.C245]" office:value-type="float" office:value="-2.66217961833095" calcext:value-type="float">
            <text:p>-2,66218</text:p>
          </table:table-cell>
          <table:table-cell table:formula="of:=(1-[.D245]-[.M$6]*[.D245]^2)/[.M$2]" office:value-type="float" office:value="0.0435656645634196" calcext:value-type="float">
            <text:p>0,04357</text:p>
          </table:table-cell>
          <table:table-cell table:formula="of:=(1-([.D245]+[.F245]*0.5*[.M$7])-[.M$6]*([.D245]+[.F245]*0.5*[.M$7])^2)/[.M$2]" office:value-type="float" office:value="0.0432522264568864" calcext:value-type="float">
            <text:p>0,04325</text:p>
          </table:table-cell>
          <table:table-cell table:formula="of:=(1-([.D245]+[.G245]*0.5*[.M$7])-[.M$6]*([.D245]+[.G245]*0.5*[.M$7])^2)/[.M$2]" office:value-type="float" office:value="0.0432544815246493" calcext:value-type="float">
            <text:p>0,04325</text:p>
          </table:table-cell>
          <table:table-cell table:formula="of:=(1-([.D245]+[.H245]*[.M$7])-[.M$6]*([.D245]+[.H245]*[.M$7])^2)/[.M$2]" office:value-type="float" office:value="0.0429432655360251" calcext:value-type="float">
            <text:p>0,0429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+[.M$7]" office:value-type="float" office:value="2.43999999999999" calcext:value-type="float">
            <text:p>2,44000</text:p>
          </table:table-cell>
          <table:table-cell table:formula="of:=[.M$3]+(([.M$4]/[.M$5])+((-1/[.M$3])-([.M$4]/[.M$5]))*EXP(-[.M$5]*[.B246]))^-1" office:value-type="float" office:value="0.941321135556777" calcext:value-type="float">
            <text:p>0,94132</text:p>
          </table:table-cell>
          <table:table-cell table:formula="of:=[.D245]+([.F245]+2*[.G245]+2*[.H245]+[.I245])*[.M$7]*0.1666666" office:value-type="float" office:value="0.966437203070775" calcext:value-type="float">
            <text:p>0,96644</text:p>
          </table:table-cell>
          <table:table-cell table:style-name="ce4" table:formula="of:=100*([.C246]-[.D246])/[.C246]" office:value-type="float" office:value="-2.66817205789622" calcext:value-type="float">
            <text:p>-2,66817</text:p>
          </table:table-cell>
          <table:table-cell table:formula="of:=(1-[.D246]-[.M$6]*[.D246]^2)/[.M$2]" office:value-type="float" office:value="0.0429432766802543" calcext:value-type="float">
            <text:p>0,04294</text:p>
          </table:table-cell>
          <table:table-cell table:formula="of:=(1-([.D246]+[.F246]*0.5*[.M$7])-[.M$6]*([.D246]+[.F246]*0.5*[.M$7])^2)/[.M$2]" office:value-type="float" office:value="0.0426343154223318" calcext:value-type="float">
            <text:p>0,04263</text:p>
          </table:table-cell>
          <table:table-cell table:formula="of:=(1-([.D246]+[.G246]*0.5*[.M$7])-[.M$6]*([.D246]+[.G246]*0.5*[.M$7])^2)/[.M$2]" office:value-type="float" office:value="0.0426365382879825" calcext:value-type="float">
            <text:p>0,04264</text:p>
          </table:table-cell>
          <table:table-cell table:formula="of:=(1-([.D246]+[.H246]*[.M$7])-[.M$6]*([.D246]+[.H246]*[.M$7])^2)/[.M$2]" office:value-type="float" office:value="0.0423297674233348" calcext:value-type="float">
            <text:p>0,04233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+[.M$7]" office:value-type="float" office:value="2.44999999999999" calcext:value-type="float">
            <text:p>2,45000</text:p>
          </table:table-cell>
          <table:table-cell table:formula="of:=[.M$3]+(([.M$4]/[.M$5])+((-1/[.M$3])-([.M$4]/[.M$5]))*EXP(-[.M$5]*[.B247]))^-1" office:value-type="float" office:value="0.941681950143639" calcext:value-type="float">
            <text:p>0,94168</text:p>
          </table:table-cell>
          <table:table-cell table:formula="of:=[.D246]+([.F246]+2*[.G246]+2*[.H246]+[.I246])*[.M$7]*0.1666666" office:value-type="float" office:value="0.966863560819439" calcext:value-type="float">
            <text:p>0,96686</text:p>
          </table:table-cell>
          <table:table-cell table:style-name="ce4" table:formula="of:=100*([.C247]-[.D247])/[.C247]" office:value-type="float" office:value="-2.67410994465371" calcext:value-type="float">
            <text:p>-2,67411</text:p>
          </table:table-cell>
          <table:table-cell table:formula="of:=(1-[.D247]-[.M$6]*[.D247]^2)/[.M$2]" office:value-type="float" office:value="0.0423297784084425" calcext:value-type="float">
            <text:p>0,04233</text:p>
          </table:table-cell>
          <table:table-cell table:formula="of:=(1-([.D247]+[.F247]*0.5*[.M$7])-[.M$6]*([.D247]+[.F247]*0.5*[.M$7])^2)/[.M$2]" office:value-type="float" office:value="0.0420252300841069" calcext:value-type="float">
            <text:p>0,04203</text:p>
          </table:table-cell>
          <table:table-cell table:formula="of:=(1-([.D247]+[.G247]*0.5*[.M$7])-[.M$6]*([.D247]+[.G247]*0.5*[.M$7])^2)/[.M$2]" office:value-type="float" office:value="0.0420274212071863" calcext:value-type="float">
            <text:p>0,04203</text:p>
          </table:table-cell>
          <table:table-cell table:formula="of:=(1-([.D247]+[.H247]*[.M$7])-[.M$6]*([.D247]+[.H247]*[.M$7])^2)/[.M$2]" office:value-type="float" office:value="0.0417250320040211" calcext:value-type="float">
            <text:p>0,04173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+[.M$7]" office:value-type="float" office:value="2.45999999999999" calcext:value-type="float">
            <text:p>2,46000</text:p>
          </table:table-cell>
          <table:table-cell table:formula="of:=[.M$3]+(([.M$4]/[.M$5])+((-1/[.M$3])-([.M$4]/[.M$5]))*EXP(-[.M$5]*[.B248]))^-1" office:value-type="float" office:value="0.942037288182425" calcext:value-type="float">
            <text:p>0,94204</text:p>
          </table:table-cell>
          <table:table-cell table:formula="of:=[.D247]+([.F247]+2*[.G247]+2*[.H247]+[.I247])*[.M$7]*0.1666666" office:value-type="float" office:value="0.967283827506324" calcext:value-type="float">
            <text:p>0,96728</text:p>
          </table:table-cell>
          <table:table-cell table:style-name="ce4" table:formula="of:=100*([.C248]-[.D248])/[.C248]" office:value-type="float" office:value="-2.67999363089011" calcext:value-type="float">
            <text:p>-2,67999</text:p>
          </table:table-cell>
          <table:table-cell table:formula="of:=(1-[.D248]-[.M$6]*[.D248]^2)/[.M$2]" office:value-type="float" office:value="0.0417250428322773" calcext:value-type="float">
            <text:p>0,04173</text:p>
          </table:table-cell>
          <table:table-cell table:formula="of:=(1-([.D248]+[.F248]*0.5*[.M$7])-[.M$6]*([.D248]+[.F248]*0.5*[.M$7])^2)/[.M$2]" office:value-type="float" office:value="0.041424844438212" calcext:value-type="float">
            <text:p>0,04142</text:p>
          </table:table-cell>
          <table:table-cell table:formula="of:=(1-([.D248]+[.G248]*0.5*[.M$7])-[.M$6]*([.D248]+[.G248]*0.5*[.M$7])^2)/[.M$2]" office:value-type="float" office:value="0.0414270042717119" calcext:value-type="float">
            <text:p>0,04143</text:p>
          </table:table-cell>
          <table:table-cell table:formula="of:=(1-([.D248]+[.H248]*[.M$7])-[.M$6]*([.D248]+[.H248]*[.M$7])^2)/[.M$2]" office:value-type="float" office:value="0.0411289341727989" calcext:value-type="float">
            <text:p>0,0411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+[.M$7]" office:value-type="float" office:value="2.46999999999999" calcext:value-type="float">
            <text:p>2,47000</text:p>
          </table:table-cell>
          <table:table-cell table:formula="of:=[.M$3]+(([.M$4]/[.M$5])+((-1/[.M$3])-([.M$4]/[.M$5]))*EXP(-[.M$5]*[.B249]))^-1" office:value-type="float" office:value="0.94238723266453" calcext:value-type="float">
            <text:p>0,94239</text:p>
          </table:table-cell>
          <table:table-cell table:formula="of:=[.D248]+([.F248]+2*[.G248]+2*[.H248]+[.I248])*[.M$7]*0.1666666" office:value-type="float" office:value="0.967698090131327" calcext:value-type="float">
            <text:p>0,96770</text:p>
          </table:table-cell>
          <table:table-cell table:style-name="ce4" table:formula="of:=100*([.C249]-[.D249])/[.C249]" office:value-type="float" office:value="-2.68582346932188" calcext:value-type="float">
            <text:p>-2,68582</text:p>
          </table:table-cell>
          <table:table-cell table:formula="of:=(1-[.D249]-[.M$6]*[.D249]^2)/[.M$2]" office:value-type="float" office:value="0.0411289448464414" calcext:value-type="float">
            <text:p>0,04113</text:p>
          </table:table-cell>
          <table:table-cell table:formula="of:=(1-([.D249]+[.F249]*0.5*[.M$7])-[.M$6]*([.D249]+[.F249]*0.5*[.M$7])^2)/[.M$2]" office:value-type="float" office:value="0.0408330342780551" calcext:value-type="float">
            <text:p>0,04083</text:p>
          </table:table-cell>
          <table:table-cell table:formula="of:=(1-([.D249]+[.G249]*0.5*[.M$7])-[.M$6]*([.D249]+[.G249]*0.5*[.M$7])^2)/[.M$2]" office:value-type="float" office:value="0.040835163268511" calcext:value-type="float">
            <text:p>0,04084</text:p>
          </table:table-cell>
          <table:table-cell table:formula="of:=(1-([.D249]+[.H249]*[.M$7])-[.M$6]*([.D249]+[.H249]*[.M$7])^2)/[.M$2]" office:value-type="float" office:value="0.0405413506089922" calcext:value-type="float">
            <text:p>0,0405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+[.M$7]" office:value-type="float" office:value="2.47999999999999" calcext:value-type="float">
            <text:p>2,48000</text:p>
          </table:table-cell>
          <table:table-cell table:formula="of:=[.M$3]+(([.M$4]/[.M$5])+((-1/[.M$3])-([.M$4]/[.M$5]))*EXP(-[.M$5]*[.B250]))^-1" office:value-type="float" office:value="0.942731865327716" calcext:value-type="float">
            <text:p>0,94273</text:p>
          </table:table-cell>
          <table:table-cell table:formula="of:=[.D249]+([.F249]+2*[.G249]+2*[.H249]+[.I249])*[.M$7]*0.1666666" office:value-type="float" office:value="0.968106434452237" calcext:value-type="float">
            <text:p>0,96811</text:p>
          </table:table-cell>
          <table:table-cell table:style-name="ce4" table:formula="of:=100*([.C250]-[.D250])/[.C250]" office:value-type="float" office:value="-2.69159981302846" calcext:value-type="float">
            <text:p>-2,69160</text:p>
          </table:table-cell>
          <table:table-cell table:formula="of:=(1-[.D250]-[.M$6]*[.D250]^2)/[.M$2]" office:value-type="float" office:value="0.0405413611302273" calcext:value-type="float">
            <text:p>0,04054</text:p>
          </table:table-cell>
          <table:table-cell table:formula="of:=(1-([.D250]+[.F250]*0.5*[.M$7])-[.M$6]*([.D250]+[.F250]*0.5*[.M$7])^2)/[.M$2]" office:value-type="float" office:value="0.0402496771688555" calcext:value-type="float">
            <text:p>0,04025</text:p>
          </table:table-cell>
          <table:table-cell table:formula="of:=(1-([.D250]+[.G250]*0.5*[.M$7])-[.M$6]*([.D250]+[.G250]*0.5*[.M$7])^2)/[.M$2]" office:value-type="float" office:value="0.0402517757564386" calcext:value-type="float">
            <text:p>0,04025</text:p>
          </table:table-cell>
          <table:table-cell table:formula="of:=(1-([.D250]+[.H250]*[.M$7])-[.M$6]*([.D250]+[.H250]*[.M$7])^2)/[.M$2]" office:value-type="float" office:value="0.0399621597511209" calcext:value-type="float">
            <text:p>0,0399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+[.M$7]" office:value-type="float" office:value="2.48999999999999" calcext:value-type="float">
            <text:p>2,49000</text:p>
          </table:table-cell>
          <table:table-cell table:formula="of:=[.M$3]+(([.M$4]/[.M$5])+((-1/[.M$3])-([.M$4]/[.M$5]))*EXP(-[.M$5]*[.B251]))^-1" office:value-type="float" office:value="0.943071266674931" calcext:value-type="float">
            <text:p>0,94307</text:p>
          </table:table-cell>
          <table:table-cell table:formula="of:=[.D250]+([.F250]+2*[.G250]+2*[.H250]+[.I250])*[.M$7]*0.1666666" office:value-type="float" office:value="0.968508945002452" calcext:value-type="float">
            <text:p>0,96851</text:p>
          </table:table-cell>
          <table:table-cell table:style-name="ce4" table:formula="of:=100*([.C251]-[.D251])/[.C251]" office:value-type="float" office:value="-2.69732301538665" calcext:value-type="float">
            <text:p>-2,69732</text:p>
          </table:table-cell>
          <table:table-cell table:formula="of:=(1-[.D251]-[.M$6]*[.D251]^2)/[.M$2]" office:value-type="float" office:value="0.0399621701221233" calcext:value-type="float">
            <text:p>0,03996</text:p>
          </table:table-cell>
          <table:table-cell table:formula="of:=(1-([.D251]+[.F251]*0.5*[.M$7])-[.M$6]*([.D251]+[.F251]*0.5*[.M$7])^2)/[.M$2]" office:value-type="float" office:value="0.0396746524224119" calcext:value-type="float">
            <text:p>0,03967</text:p>
          </table:table-cell>
          <table:table-cell table:formula="of:=(1-([.D251]+[.G251]*0.5*[.M$7])-[.M$6]*([.D251]+[.G251]*0.5*[.M$7])^2)/[.M$2]" office:value-type="float" office:value="0.0396767210410192" calcext:value-type="float">
            <text:p>0,03968</text:p>
          </table:table-cell>
          <table:table-cell table:formula="of:=(1-([.D251]+[.H251]*[.M$7])-[.M$6]*([.D251]+[.H251]*[.M$7])^2)/[.M$2]" office:value-type="float" office:value="0.0393912417718465" calcext:value-type="float">
            <text:p>0,0393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+[.M$7]" office:value-type="float" office:value="2.49999999999999" calcext:value-type="float">
            <text:p>2,50000</text:p>
          </table:table-cell>
          <table:table-cell table:formula="of:=[.M$3]+(([.M$4]/[.M$5])+((-1/[.M$3])-([.M$4]/[.M$5]))*EXP(-[.M$5]*[.B252]))^-1" office:value-type="float" office:value="0.943405515992843" calcext:value-type="float">
            <text:p>0,94341</text:p>
          </table:table-cell>
          <table:table-cell table:formula="of:=[.D251]+([.F251]+2*[.G251]+2*[.H251]+[.I251])*[.M$7]*0.1666666" office:value-type="float" office:value="0.968905705108449" calcext:value-type="float">
            <text:p>0,96891</text:p>
          </table:table-cell>
          <table:table-cell table:style-name="ce4" table:formula="of:=100*([.C252]-[.D252])/[.C252]" office:value-type="float" office:value="-2.70299343000663" calcext:value-type="float">
            <text:p>-2,70299</text:p>
          </table:table-cell>
          <table:table-cell table:formula="of:=(1-[.D252]-[.M$6]*[.D252]^2)/[.M$2]" office:value-type="float" office:value="0.0393912519947596" calcext:value-type="float">
            <text:p>0,03939</text:p>
          </table:table-cell>
          <table:table-cell table:formula="of:=(1-([.D252]+[.F252]*0.5*[.M$7])-[.M$6]*([.D252]+[.F252]*0.5*[.M$7])^2)/[.M$2]" office:value-type="float" office:value="0.0391078410722273" calcext:value-type="float">
            <text:p>0,03911</text:p>
          </table:table-cell>
          <table:table-cell table:formula="of:=(1-([.D252]+[.G252]*0.5*[.M$7])-[.M$6]*([.D252]+[.G252]*0.5*[.M$7])^2)/[.M$2]" office:value-type="float" office:value="0.0391098801495712" calcext:value-type="float">
            <text:p>0,03911</text:p>
          </table:table-cell>
          <table:table-cell table:formula="of:=(1-([.D252]+[.H252]*[.M$7])-[.M$6]*([.D252]+[.H252]*[.M$7])^2)/[.M$2]" office:value-type="float" office:value="0.0388284785532747" calcext:value-type="float">
            <text:p>0,03883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+[.M$7]" office:value-type="float" office:value="2.50999999999999" calcext:value-type="float">
            <text:p>2,51000</text:p>
          </table:table-cell>
          <table:table-cell table:formula="of:=[.M$3]+(([.M$4]/[.M$5])+((-1/[.M$3])-([.M$4]/[.M$5]))*EXP(-[.M$5]*[.B253]))^-1" office:value-type="float" office:value="0.943734691370104" calcext:value-type="float">
            <text:p>0,94373</text:p>
          </table:table-cell>
          <table:table-cell table:formula="of:=[.D252]+([.F252]+2*[.G252]+2*[.H252]+[.I252])*[.M$7]*0.1666666" office:value-type="float" office:value="0.969296796906999" calcext:value-type="float">
            <text:p>0,96930</text:p>
          </table:table-cell>
          <table:table-cell table:style-name="ce4" table:formula="of:=100*([.C253]-[.D253])/[.C253]" office:value-type="float" office:value="-2.70861141066919" calcext:value-type="float">
            <text:p>-2,70861</text:p>
          </table:table-cell>
          <table:table-cell table:formula="of:=(1-[.D253]-[.M$6]*[.D253]^2)/[.M$2]" office:value-type="float" office:value="0.0388284886302117" calcext:value-type="float">
            <text:p>0,03883</text:p>
          </table:table-cell>
          <table:table-cell table:formula="of:=(1-([.D253]+[.F253]*0.5*[.M$7])-[.M$6]*([.D253]+[.F253]*0.5*[.M$7])^2)/[.M$2]" office:value-type="float" office:value="0.0385491258489895" calcext:value-type="float">
            <text:p>0,03855</text:p>
          </table:table-cell>
          <table:table-cell table:formula="of:=(1-([.D253]+[.G253]*0.5*[.M$7])-[.M$6]*([.D253]+[.G253]*0.5*[.M$7])^2)/[.M$2]" office:value-type="float" office:value="0.0385511358066852" calcext:value-type="float">
            <text:p>0,03855</text:p>
          </table:table-cell>
          <table:table-cell table:formula="of:=(1-([.D253]+[.H253]*[.M$7])-[.M$6]*([.D253]+[.H253]*[.M$7])^2)/[.M$2]" office:value-type="float" office:value="0.0382737536626086" calcext:value-type="float">
            <text:p>0,0382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[.M$7]" office:value-type="float" office:value="2.51999999999999" calcext:value-type="float">
            <text:p>2,52000</text:p>
          </table:table-cell>
          <table:table-cell table:formula="of:=[.M$3]+(([.M$4]/[.M$5])+((-1/[.M$3])-([.M$4]/[.M$5]))*EXP(-[.M$5]*[.B254]))^-1" office:value-type="float" office:value="0.944058869715343" calcext:value-type="float">
            <text:p>0,94406</text:p>
          </table:table-cell>
          <table:table-cell table:formula="of:=[.D253]+([.F253]+2*[.G253]+2*[.H253]+[.I253])*[.M$7]*0.1666666" office:value-type="float" office:value="0.969682301362137" calcext:value-type="float">
            <text:p>0,96968</text:p>
          </table:table-cell>
          <table:table-cell table:style-name="ce4" table:formula="of:=100*([.C254]-[.D254])/[.C254]" office:value-type="float" office:value="-2.71417731126454" calcext:value-type="float">
            <text:p>-2,71418</text:p>
          </table:table-cell>
          <table:table-cell table:formula="of:=(1-[.D254]-[.M$6]*[.D254]^2)/[.M$2]" office:value-type="float" office:value="0.0382737635956526" calcext:value-type="float">
            <text:p>0,03827</text:p>
          </table:table-cell>
          <table:table-cell table:formula="of:=(1-([.D254]+[.F254]*0.5*[.M$7])-[.M$6]*([.D254]+[.F254]*0.5*[.M$7])^2)/[.M$2]" office:value-type="float" office:value="0.0379983911563961" calcext:value-type="float">
            <text:p>0,03800</text:p>
          </table:table-cell>
          <table:table-cell table:formula="of:=(1-([.D254]+[.G254]*0.5*[.M$7])-[.M$6]*([.D254]+[.G254]*0.5*[.M$7])^2)/[.M$2]" office:value-type="float" office:value="0.0380003724100491" calcext:value-type="float">
            <text:p>0,03800</text:p>
          </table:table-cell>
          <table:table-cell table:formula="of:=(1-([.D254]+[.H254]*[.M$7])-[.M$6]*([.D254]+[.H254]*[.M$7])^2)/[.M$2]" office:value-type="float" office:value="0.0377269523281469" calcext:value-type="float">
            <text:p>0,0377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+[.M$7]" office:value-type="float" office:value="2.52999999999999" calcext:value-type="float">
            <text:p>2,53000</text:p>
          </table:table-cell>
          <table:table-cell table:formula="of:=[.M$3]+(([.M$4]/[.M$5])+((-1/[.M$3])-([.M$4]/[.M$5]))*EXP(-[.M$5]*[.B255]))^-1" office:value-type="float" office:value="0.944378126774885" calcext:value-type="float">
            <text:p>0,94438</text:p>
          </table:table-cell>
          <table:table-cell table:formula="of:=[.D254]+([.F254]+2*[.G254]+2*[.H254]+[.I254])*[.M$7]*0.1666666" office:value-type="float" office:value="0.970062298281899" calcext:value-type="float">
            <text:p>0,97006</text:p>
          </table:table-cell>
          <table:table-cell table:style-name="ce4" table:formula="of:=100*([.C255]-[.D255])/[.C255]" office:value-type="float" office:value="-2.71969148573224" calcext:value-type="float">
            <text:p>-2,71969</text:p>
          </table:table-cell>
          <table:table-cell table:formula="of:=(1-[.D255]-[.M$6]*[.D255]^2)/[.M$2]" office:value-type="float" office:value="0.0377269621193511" calcext:value-type="float">
            <text:p>0,03773</text:p>
          </table:table-cell>
          <table:table-cell table:formula="of:=(1-([.D255]+[.F255]*0.5*[.M$7])-[.M$6]*([.D255]+[.F255]*0.5*[.M$7])^2)/[.M$2]" office:value-type="float" office:value="0.037455523047326" calcext:value-type="float">
            <text:p>0,03746</text:p>
          </table:table-cell>
          <table:table-cell table:formula="of:=(1-([.D255]+[.G255]*0.5*[.M$7])-[.M$6]*([.D255]+[.G255]*0.5*[.M$7])^2)/[.M$2]" office:value-type="float" office:value="0.0374574760066169" calcext:value-type="float">
            <text:p>0,03746</text:p>
          </table:table-cell>
          <table:table-cell table:formula="of:=(1-([.D255]+[.H255]*[.M$7])-[.M$6]*([.D255]+[.H255]*[.M$7])^2)/[.M$2]" office:value-type="float" office:value="0.0371879614156235" calcext:value-type="float">
            <text:p>0,0371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+[.M$7]" office:value-type="float" office:value="2.53999999999999" calcext:value-type="float">
            <text:p>2,54000</text:p>
          </table:table-cell>
          <table:table-cell table:formula="of:=[.M$3]+(([.M$4]/[.M$5])+((-1/[.M$3])-([.M$4]/[.M$5]))*EXP(-[.M$5]*[.B256]))^-1" office:value-type="float" office:value="0.94469253715022" calcext:value-type="float">
            <text:p>0,94469</text:p>
          </table:table-cell>
          <table:table-cell table:formula="of:=[.D255]+([.F255]+2*[.G255]+2*[.H255]+[.I255])*[.M$7]*0.1666666" office:value-type="float" office:value="0.97043686633481" calcext:value-type="float">
            <text:p>0,97044</text:p>
          </table:table-cell>
          <table:table-cell table:style-name="ce4" table:formula="of:=100*([.C256]-[.D256])/[.C256]" office:value-type="float" office:value="-2.7251542880027" calcext:value-type="float">
            <text:p>-2,72515</text:p>
          </table:table-cell>
          <table:table-cell table:formula="of:=(1-[.D256]-[.M$6]*[.D256]^2)/[.M$2]" office:value-type="float" office:value="0.0371879710670119" calcext:value-type="float">
            <text:p>0,03719</text:p>
          </table:table-cell>
          <table:table-cell table:formula="of:=(1-([.D256]+[.F256]*0.5*[.M$7])-[.M$6]*([.D256]+[.F256]*0.5*[.M$7])^2)/[.M$2]" office:value-type="float" office:value="0.0369204092003473" calcext:value-type="float">
            <text:p>0,03692</text:p>
          </table:table-cell>
          <table:table-cell table:formula="of:=(1-([.D256]+[.G256]*0.5*[.M$7])-[.M$6]*([.D256]+[.G256]*0.5*[.M$7])^2)/[.M$2]" office:value-type="float" office:value="0.0369223342691165" calcext:value-type="float">
            <text:p>0,03692</text:p>
          </table:table-cell>
          <table:table-cell table:formula="of:=(1-([.D256]+[.H256]*[.M$7])-[.M$6]*([.D256]+[.H256]*[.M$7])^2)/[.M$2]" office:value-type="float" office:value="0.0366566694048824" calcext:value-type="float">
            <text:p>0,0366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+[.M$7]" office:value-type="float" office:value="2.54999999999999" calcext:value-type="float">
            <text:p>2,55000</text:p>
          </table:table-cell>
          <table:table-cell table:formula="of:=[.M$3]+(([.M$4]/[.M$5])+((-1/[.M$3])-([.M$4]/[.M$5]))*EXP(-[.M$5]*[.B257]))^-1" office:value-type="float" office:value="0.945002174315197" calcext:value-type="float">
            <text:p>0,94500</text:p>
          </table:table-cell>
          <table:table-cell table:formula="of:=[.D256]+([.F256]+2*[.G256]+2*[.H256]+[.I256])*[.M$7]*0.1666666" office:value-type="float" office:value="0.970806083066142" calcext:value-type="float">
            <text:p>0,97081</text:p>
          </table:table-cell>
          <table:table-cell table:style-name="ce4" table:formula="of:=100*([.C257]-[.D257])/[.C257]" office:value-type="float" office:value="-2.73056607193981" calcext:value-type="float">
            <text:p>-2,73057</text:p>
          </table:table-cell>
          <table:table-cell table:formula="of:=(1-[.D257]-[.M$6]*[.D257]^2)/[.M$2]" office:value-type="float" office:value="0.0366566789184503" calcext:value-type="float">
            <text:p>0,03666</text:p>
          </table:table-cell>
          <table:table-cell table:formula="of:=(1-([.D257]+[.F257]*0.5*[.M$7])-[.M$6]*([.D257]+[.F257]*0.5*[.M$7])^2)/[.M$2]" office:value-type="float" office:value="0.0363929388965599" calcext:value-type="float">
            <text:p>0,03639</text:p>
          </table:table-cell>
          <table:table-cell table:formula="of:=(1-([.D257]+[.G257]*0.5*[.M$7])-[.M$6]*([.D257]+[.G257]*0.5*[.M$7])^2)/[.M$2]" office:value-type="float" office:value="0.0363948364728903" calcext:value-type="float">
            <text:p>0,03639</text:p>
          </table:table-cell>
          <table:table-cell table:formula="of:=(1-([.D257]+[.H257]*[.M$7])-[.M$6]*([.D257]+[.H257]*[.M$7])^2)/[.M$2]" office:value-type="float" office:value="0.0361329663668847" calcext:value-type="float">
            <text:p>0,036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+[.M$7]" office:value-type="float" office:value="2.55999999999999" calcext:value-type="float">
            <text:p>2,56000</text:p>
          </table:table-cell>
          <table:table-cell table:formula="of:=[.M$3]+(([.M$4]/[.M$5])+((-1/[.M$3])-([.M$4]/[.M$5]))*EXP(-[.M$5]*[.B258]))^-1" office:value-type="float" office:value="0.94530711063298" calcext:value-type="float">
            <text:p>0,94531</text:p>
          </table:table-cell>
          <table:table-cell table:formula="of:=[.D257]+([.F257]+2*[.G257]+2*[.H257]+[.I257])*[.M$7]*0.1666666" office:value-type="float" office:value="0.971170024913938" calcext:value-type="float">
            <text:p>0,97117</text:p>
          </table:table-cell>
          <table:table-cell table:style-name="ce4" table:formula="of:=100*([.C258]-[.D258])/[.C258]" office:value-type="float" office:value="-2.73592719128499" calcext:value-type="float">
            <text:p>-2,73593</text:p>
          </table:table-cell>
          <table:table-cell table:formula="of:=(1-[.D258]-[.M$6]*[.D258]^2)/[.M$2]" office:value-type="float" office:value="0.0361329757445986" calcext:value-type="float">
            <text:p>0,03613</text:p>
          </table:table-cell>
          <table:table-cell table:formula="of:=(1-([.D258]+[.F258]*0.5*[.M$7])-[.M$6]*([.D258]+[.F258]*0.5*[.M$7])^2)/[.M$2]" office:value-type="float" office:value="0.0358730029967657" calcext:value-type="float">
            <text:p>0,03587</text:p>
          </table:table-cell>
          <table:table-cell table:formula="of:=(1-([.D258]+[.G258]*0.5*[.M$7])-[.M$6]*([.D258]+[.G258]*0.5*[.M$7])^2)/[.M$2]" office:value-type="float" office:value="0.0358748734730648" calcext:value-type="float">
            <text:p>0,03587</text:p>
          </table:table-cell>
          <table:table-cell table:formula="of:=(1-([.D258]+[.H258]*[.M$7])-[.M$6]*([.D258]+[.H258]*[.M$7])^2)/[.M$2]" office:value-type="float" office:value="0.0356167439410409" calcext:value-type="float">
            <text:p>0,03562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+[.M$7]" office:value-type="float" office:value="2.56999999999999" calcext:value-type="float">
            <text:p>2,57000</text:p>
          </table:table-cell>
          <table:table-cell table:formula="of:=[.M$3]+(([.M$4]/[.M$5])+((-1/[.M$3])-([.M$4]/[.M$5]))*EXP(-[.M$5]*[.B259]))^-1" office:value-type="float" office:value="0.945607417372736" calcext:value-type="float">
            <text:p>0,94561</text:p>
          </table:table-cell>
          <table:table-cell table:formula="of:=[.D258]+([.F258]+2*[.G258]+2*[.H258]+[.I258])*[.M$7]*0.1666666" office:value-type="float" office:value="0.971528767224817" calcext:value-type="float">
            <text:p>0,97153</text:p>
          </table:table-cell>
          <table:table-cell table:style-name="ce4" table:formula="of:=100*([.C259]-[.D259])/[.C259]" office:value-type="float" office:value="-2.74123799960247" calcext:value-type="float">
            <text:p>-2,74124</text:p>
          </table:table-cell>
          <table:table-cell table:formula="of:=(1-[.D259]-[.M$6]*[.D259]^2)/[.M$2]" office:value-type="float" office:value="0.0356167531848399" calcext:value-type="float">
            <text:p>0,03562</text:p>
          </table:table-cell>
          <table:table-cell table:formula="of:=(1-([.D259]+[.F259]*0.5*[.M$7])-[.M$6]*([.D259]+[.F259]*0.5*[.M$7])^2)/[.M$2]" office:value-type="float" office:value="0.0353604939189644" calcext:value-type="float">
            <text:p>0,03536</text:p>
          </table:table-cell>
          <table:table-cell table:formula="of:=(1-([.D259]+[.G259]*0.5*[.M$7])-[.M$6]*([.D259]+[.G259]*0.5*[.M$7])^2)/[.M$2]" office:value-type="float" office:value="0.0353623376820449" calcext:value-type="float">
            <text:p>0,03536</text:p>
          </table:table-cell>
          <table:table-cell table:formula="of:=(1-([.D259]+[.H259]*[.M$7])-[.M$6]*([.D259]+[.H259]*[.M$7])^2)/[.M$2]" office:value-type="float" office:value="0.0351078953128668" calcext:value-type="float">
            <text:p>0,0351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+[.M$7]" office:value-type="float" office:value="2.57999999999999" calcext:value-type="float">
            <text:p>2,58000</text:p>
          </table:table-cell>
          <table:table-cell table:formula="of:=[.M$3]+(([.M$4]/[.M$5])+((-1/[.M$3])-([.M$4]/[.M$5]))*EXP(-[.M$5]*[.B260]))^-1" office:value-type="float" office:value="0.945903164726085" calcext:value-type="float">
            <text:p>0,94590</text:p>
          </table:table-cell>
          <table:table-cell table:formula="of:=[.D259]+([.F259]+2*[.G259]+2*[.H259]+[.I259])*[.M$7]*0.1666666" office:value-type="float" office:value="0.971882384269536" calcext:value-type="float">
            <text:p>0,97188</text:p>
          </table:table-cell>
          <table:table-cell table:style-name="ce4" table:formula="of:=100*([.C260]-[.D260])/[.C260]" office:value-type="float" office:value="-2.74649885022581" calcext:value-type="float">
            <text:p>-2,74650</text:p>
          </table:table-cell>
          <table:table-cell table:formula="of:=(1-[.D260]-[.M$6]*[.D260]^2)/[.M$2]" office:value-type="float" office:value="0.0351079044246618" calcext:value-type="float">
            <text:p>0,03511</text:p>
          </table:table-cell>
          <table:table-cell table:formula="of:=(1-([.D260]+[.F260]*0.5*[.M$7])-[.M$6]*([.D260]+[.F260]*0.5*[.M$7])^2)/[.M$2]" office:value-type="float" office:value="0.0348553056161675" calcext:value-type="float">
            <text:p>0,03486</text:p>
          </table:table-cell>
          <table:table-cell table:formula="of:=(1-([.D260]+[.G260]*0.5*[.M$7])-[.M$6]*([.D260]+[.G260]*0.5*[.M$7])^2)/[.M$2]" office:value-type="float" office:value="0.0348571230473271" calcext:value-type="float">
            <text:p>0,03486</text:p>
          </table:table-cell>
          <table:table-cell table:formula="of:=(1-([.D260]+[.H260]*[.M$7])-[.M$6]*([.D260]+[.H260]*[.M$7])^2)/[.M$2]" office:value-type="float" office:value="0.0346063151919553" calcext:value-type="float">
            <text:p>0,0346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+[.M$7]" office:value-type="float" office:value="2.58999999999999" calcext:value-type="float">
            <text:p>2,59000</text:p>
          </table:table-cell>
          <table:table-cell table:formula="of:=[.M$3]+(([.M$4]/[.M$5])+((-1/[.M$3])-([.M$4]/[.M$5]))*EXP(-[.M$5]*[.B261]))^-1" office:value-type="float" office:value="0.946194421823302" calcext:value-type="float">
            <text:p>0,94619</text:p>
          </table:table-cell>
          <table:table-cell table:formula="of:=[.D260]+([.F260]+2*[.G260]+2*[.H260]+[.I260])*[.M$7]*0.1666666" office:value-type="float" office:value="0.97223094925835" calcext:value-type="float">
            <text:p>0,97223</text:p>
          </table:table-cell>
          <table:table-cell table:style-name="ce4" table:formula="of:=100*([.C261]-[.D261])/[.C261]" office:value-type="float" office:value="-2.75171009620578" calcext:value-type="float">
            <text:p>-2,75171</text:p>
          </table:table-cell>
          <table:table-cell table:formula="of:=(1-[.D261]-[.M$6]*[.D261]^2)/[.M$2]" office:value-type="float" office:value="0.0346063241736302" calcext:value-type="float">
            <text:p>0,03461</text:p>
          </table:table-cell>
          <table:table-cell table:formula="of:=(1-([.D261]+[.F261]*0.5*[.M$7])-[.M$6]*([.D261]+[.F261]*0.5*[.M$7])^2)/[.M$2]" office:value-type="float" office:value="0.0343573335545296" calcext:value-type="float">
            <text:p>0,03436</text:p>
          </table:table-cell>
          <table:table-cell table:formula="of:=(1-([.D261]+[.G261]*0.5*[.M$7])-[.M$6]*([.D261]+[.G261]*0.5*[.M$7])^2)/[.M$2]" office:value-type="float" office:value="0.0343591250296292" calcext:value-type="float">
            <text:p>0,03436</text:p>
          </table:table-cell>
          <table:table-cell table:formula="of:=(1-([.D261]+[.H261]*[.M$7])-[.M$6]*([.D261]+[.H261]*[.M$7])^2)/[.M$2]" office:value-type="float" office:value="0.0341118997902616" calcext:value-type="float">
            <text:p>0,0341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+[.M$7]" office:value-type="float" office:value="2.59999999999999" calcext:value-type="float">
            <text:p>2,60000</text:p>
          </table:table-cell>
          <table:table-cell table:formula="of:=[.M$3]+(([.M$4]/[.M$5])+((-1/[.M$3])-([.M$4]/[.M$5]))*EXP(-[.M$5]*[.B262]))^-1" office:value-type="float" office:value="0.94648125674928" calcext:value-type="float">
            <text:p>0,94648</text:p>
          </table:table-cell>
          <table:table-cell table:formula="of:=[.D261]+([.F261]+2*[.G261]+2*[.H261]+[.I261])*[.M$7]*0.1666666" office:value-type="float" office:value="0.972574534356136" calcext:value-type="float">
            <text:p>0,97257</text:p>
          </table:table-cell>
          <table:table-cell table:style-name="ce4" table:formula="of:=100*([.C262]-[.D262])/[.C262]" office:value-type="float" office:value="-2.75687209025926" calcext:value-type="float">
            <text:p>-2,75687</text:p>
          </table:table-cell>
          <table:table-cell table:formula="of:=(1-[.D262]-[.M$6]*[.D262]^2)/[.M$2]" office:value-type="float" office:value="0.0341119086436735" calcext:value-type="float">
            <text:p>0,03411</text:p>
          </table:table-cell>
          <table:table-cell table:formula="of:=(1-([.D262]+[.F262]*0.5*[.M$7])-[.M$6]*([.D262]+[.F262]*0.5*[.M$7])^2)/[.M$2]" office:value-type="float" office:value="0.0338664746917873" calcext:value-type="float">
            <text:p>0,03387</text:p>
          </table:table-cell>
          <table:table-cell table:formula="of:=(1-([.D262]+[.G262]*0.5*[.M$7])-[.M$6]*([.D262]+[.G262]*0.5*[.M$7])^2)/[.M$2]" office:value-type="float" office:value="0.0338682405813286" calcext:value-type="float">
            <text:p>0,03387</text:p>
          </table:table-cell>
          <table:table-cell table:formula="of:=(1-([.D262]+[.H262]*[.M$7])-[.M$6]*([.D262]+[.H262]*[.M$7])^2)/[.M$2]" office:value-type="float" office:value="0.0336245468006973" calcext:value-type="float">
            <text:p>0,0336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+[.M$7]" office:value-type="float" office:value="2.60999999999999" calcext:value-type="float">
            <text:p>2,61000</text:p>
          </table:table-cell>
          <table:table-cell table:formula="of:=[.M$3]+(([.M$4]/[.M$5])+((-1/[.M$3])-([.M$4]/[.M$5]))*EXP(-[.M$5]*[.B263]))^-1" office:value-type="float" office:value="0.946763736559252" calcext:value-type="float">
            <text:p>0,94676</text:p>
          </table:table-cell>
          <table:table-cell table:formula="of:=[.D262]+([.F262]+2*[.G262]+2*[.H262]+[.I262])*[.M$7]*0.1666666" office:value-type="float" office:value="0.972913210697316" calcext:value-type="float">
            <text:p>0,97291</text:p>
          </table:table-cell>
          <table:table-cell table:style-name="ce4" table:formula="of:=100*([.C263]-[.D263])/[.C263]" office:value-type="float" office:value="-2.76198518471959" calcext:value-type="float">
            <text:p>-2,76199</text:p>
          </table:table-cell>
          <table:table-cell table:formula="of:=(1-[.D263]-[.M$6]*[.D263]^2)/[.M$2]" office:value-type="float" office:value="0.0336245555276766" calcext:value-type="float">
            <text:p>0,03362</text:p>
          </table:table-cell>
          <table:table-cell table:formula="of:=(1-([.D263]+[.F263]*0.5*[.M$7])-[.M$6]*([.D263]+[.F263]*0.5*[.M$7])^2)/[.M$2]" office:value-type="float" office:value="0.0333826274560074" calcext:value-type="float">
            <text:p>0,03338</text:p>
          </table:table-cell>
          <table:table-cell table:formula="of:=(1-([.D263]+[.G263]*0.5*[.M$7])-[.M$6]*([.D263]+[.G263]*0.5*[.M$7])^2)/[.M$2]" office:value-type="float" office:value="0.0333843681252091" calcext:value-type="float">
            <text:p>0,03338</text:p>
          </table:table-cell>
          <table:table-cell table:formula="of:=(1-([.D263]+[.H263]*[.M$7])-[.M$6]*([.D263]+[.H263]*[.M$7])^2)/[.M$2]" office:value-type="float" office:value="0.0331441553760279" calcext:value-type="float">
            <text:p>0,03314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+[.M$7]" office:value-type="float" office:value="2.61999999999999" calcext:value-type="float">
            <text:p>2,62000</text:p>
          </table:table-cell>
          <table:table-cell table:formula="of:=[.M$3]+(([.M$4]/[.M$5])+((-1/[.M$3])-([.M$4]/[.M$5]))*EXP(-[.M$5]*[.B264]))^-1" office:value-type="float" office:value="0.947041927294284" calcext:value-type="float">
            <text:p>0,94704</text:p>
          </table:table-cell>
          <table:table-cell table:formula="of:=[.D263]+([.F263]+2*[.G263]+2*[.H263]+[.I263])*[.M$7]*0.1666666" office:value-type="float" office:value="0.973247048400558" calcext:value-type="float">
            <text:p>0,97325</text:p>
          </table:table-cell>
          <table:table-cell table:style-name="ce4" table:formula="of:=100*([.C264]-[.D264])/[.C264]" office:value-type="float" office:value="-2.76704973148787" calcext:value-type="float">
            <text:p>-2,76705</text:p>
          </table:table-cell>
          <table:table-cell table:formula="of:=(1-[.D264]-[.M$6]*[.D264]^2)/[.M$2]" office:value-type="float" office:value="0.0331441639783792" calcext:value-type="float">
            <text:p>0,03314</text:p>
          </table:table-cell>
          <table:table-cell table:formula="of:=(1-([.D264]+[.F264]*0.5*[.M$7])-[.M$6]*([.D264]+[.F264]*0.5*[.M$7])^2)/[.M$2]" office:value-type="float" office:value="0.0329056917246353" calcext:value-type="float">
            <text:p>0,03291</text:p>
          </table:table-cell>
          <table:table-cell table:formula="of:=(1-([.D264]+[.G264]*0.5*[.M$7])-[.M$6]*([.D264]+[.G264]*0.5*[.M$7])^2)/[.M$2]" office:value-type="float" office:value="0.0329074075335082" calcext:value-type="float">
            <text:p>0,03291</text:p>
          </table:table-cell>
          <table:table-cell table:formula="of:=(1-([.D264]+[.H264]*[.M$7])-[.M$6]*([.D264]+[.H264]*[.M$7])^2)/[.M$2]" office:value-type="float" office:value="0.0326706261080712" calcext:value-type="float">
            <text:p>0,03267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+[.M$7]" office:value-type="float" office:value="2.62999999999999" calcext:value-type="float">
            <text:p>2,63000</text:p>
          </table:table-cell>
          <table:table-cell table:formula="of:=[.M$3]+(([.M$4]/[.M$5])+((-1/[.M$3])-([.M$4]/[.M$5]))*EXP(-[.M$5]*[.B265]))^-1" office:value-type="float" office:value="0.947315893996532" calcext:value-type="float">
            <text:p>0,94732</text:p>
          </table:table-cell>
          <table:table-cell table:formula="of:=[.D264]+([.F264]+2*[.G264]+2*[.H264]+[.I264])*[.M$7]*0.1666666" office:value-type="float" office:value="0.973576116583269" calcext:value-type="float">
            <text:p>0,97358</text:p>
          </table:table-cell>
          <table:table-cell table:style-name="ce4" table:formula="of:=100*([.C265]-[.D265])/[.C265]" office:value-type="float" office:value="-2.77206608198565" calcext:value-type="float">
            <text:p>-2,77207</text:p>
          </table:table-cell>
          <table:table-cell table:formula="of:=(1-[.D265]-[.M$6]*[.D265]^2)/[.M$2]" office:value-type="float" office:value="0.0326706345875732" calcext:value-type="float">
            <text:p>0,03267</text:p>
          </table:table-cell>
          <table:table-cell table:formula="of:=(1-([.D265]+[.F265]*0.5*[.M$7])-[.M$6]*([.D265]+[.F265]*0.5*[.M$7])^2)/[.M$2]" office:value-type="float" office:value="0.0324355688038418" calcext:value-type="float">
            <text:p>0,03244</text:p>
          </table:table-cell>
          <table:table-cell table:formula="of:=(1-([.D265]+[.G265]*0.5*[.M$7])-[.M$6]*([.D265]+[.G265]*0.5*[.M$7])^2)/[.M$2]" office:value-type="float" office:value="0.0324372601072629" calcext:value-type="float">
            <text:p>0,03244</text:p>
          </table:table-cell>
          <table:table-cell table:formula="of:=(1-([.D265]+[.H265]*[.M$7])-[.M$6]*([.D265]+[.H265]*[.M$7])^2)/[.M$2]" office:value-type="float" office:value="0.03220386100719" calcext:value-type="float">
            <text:p>0,0322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+[.M$7]" office:value-type="float" office:value="2.63999999999999" calcext:value-type="float">
            <text:p>2,64000</text:p>
          </table:table-cell>
          <table:table-cell table:formula="of:=[.M$3]+(([.M$4]/[.M$5])+((-1/[.M$3])-([.M$4]/[.M$5]))*EXP(-[.M$5]*[.B266]))^-1" office:value-type="float" office:value="0.947585700724275" calcext:value-type="float">
            <text:p>0,94759</text:p>
          </table:table-cell>
          <table:table-cell table:formula="of:=[.D265]+([.F265]+2*[.G265]+2*[.H265]+[.I265])*[.M$7]*0.1666666" office:value-type="float" office:value="0.973900483375884" calcext:value-type="float">
            <text:p>0,97390</text:p>
          </table:table-cell>
          <table:table-cell table:style-name="ce4" table:formula="of:=100*([.C266]-[.D266])/[.C266]" office:value-type="float" office:value="-2.7770345871086" calcext:value-type="float">
            <text:p>-2,77703</text:p>
          </table:table-cell>
          <table:table-cell table:formula="of:=(1-[.D266]-[.M$6]*[.D266]^2)/[.M$2]" office:value-type="float" office:value="0.0322038693655961" calcext:value-type="float">
            <text:p>0,03220</text:p>
          </table:table-cell>
          <table:table-cell table:formula="of:=(1-([.D266]+[.F266]*0.5*[.M$7])-[.M$6]*([.D266]+[.F266]*0.5*[.M$7])^2)/[.M$2]" office:value-type="float" office:value="0.0319721614081634" calcext:value-type="float">
            <text:p>0,03197</text:p>
          </table:table-cell>
          <table:table-cell table:formula="of:=(1-([.D266]+[.G266]*0.5*[.M$7])-[.M$6]*([.D266]+[.G266]*0.5*[.M$7])^2)/[.M$2]" office:value-type="float" office:value="0.0319738285559487" calcext:value-type="float">
            <text:p>0,03197</text:p>
          </table:table-cell>
          <table:table-cell table:formula="of:=(1-([.D266]+[.H266]*[.M$7])-[.M$6]*([.D266]+[.H266]*[.M$7])^2)/[.M$2]" office:value-type="float" office:value="0.0317437634820774" calcext:value-type="float">
            <text:p>0,0317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+[.M$7]" office:value-type="float" office:value="2.64999999999999" calcext:value-type="float">
            <text:p>2,65000</text:p>
          </table:table-cell>
          <table:table-cell table:formula="of:=[.M$3]+(([.M$4]/[.M$5])+((-1/[.M$3])-([.M$4]/[.M$5]))*EXP(-[.M$5]*[.B267]))^-1" office:value-type="float" office:value="0.947851410566726" calcext:value-type="float">
            <text:p>0,94785</text:p>
          </table:table-cell>
          <table:table-cell table:formula="of:=[.D266]+([.F266]+2*[.G266]+2*[.H266]+[.I266])*[.M$7]*0.1666666" office:value-type="float" office:value="0.97422021593595" calcext:value-type="float">
            <text:p>0,97422</text:p>
          </table:table-cell>
          <table:table-cell table:style-name="ce4" table:formula="of:=100*([.C267]-[.D267])/[.C267]" office:value-type="float" office:value="-2.78195559718142" calcext:value-type="float">
            <text:p>-2,78196</text:p>
          </table:table-cell>
          <table:table-cell table:formula="of:=(1-[.D267]-[.M$6]*[.D267]^2)/[.M$2]" office:value-type="float" office:value="0.0317437717211159" calcext:value-type="float">
            <text:p>0,03174</text:p>
          </table:table-cell>
          <table:table-cell table:formula="of:=(1-([.D267]+[.F267]*0.5*[.M$7])-[.M$6]*([.D267]+[.F267]*0.5*[.M$7])^2)/[.M$2]" office:value-type="float" office:value="0.0315153736404306" calcext:value-type="float">
            <text:p>0,03152</text:p>
          </table:table-cell>
          <table:table-cell table:formula="of:=(1-([.D267]+[.G267]*0.5*[.M$7])-[.M$6]*([.D267]+[.G267]*0.5*[.M$7])^2)/[.M$2]" office:value-type="float" office:value="0.0315170169774077" calcext:value-type="float">
            <text:p>0,03152</text:p>
          </table:table-cell>
          <table:table-cell table:formula="of:=(1-([.D267]+[.H267]*[.M$7])-[.M$6]*([.D267]+[.H267]*[.M$7])^2)/[.M$2]" office:value-type="float" office:value="0.0312902383198281" calcext:value-type="float">
            <text:p>0,0312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+[.M$7]" office:value-type="float" office:value="2.65999999999999" calcext:value-type="float">
            <text:p>2,66000</text:p>
          </table:table-cell>
          <table:table-cell table:formula="of:=[.M$3]+(([.M$4]/[.M$5])+((-1/[.M$3])-([.M$4]/[.M$5]))*EXP(-[.M$5]*[.B268]))^-1" office:value-type="float" office:value="0.948113085658617" calcext:value-type="float">
            <text:p>0,94811</text:p>
          </table:table-cell>
          <table:table-cell table:formula="of:=[.D267]+([.F267]+2*[.G267]+2*[.H267]+[.I267])*[.M$7]*0.1666666" office:value-type="float" office:value="0.974535380462012" calcext:value-type="float">
            <text:p>0,97454</text:p>
          </table:table-cell>
          <table:table-cell table:style-name="ce4" table:formula="of:=100*([.C268]-[.D268])/[.C268]" office:value-type="float" office:value="-2.78682946191384" calcext:value-type="float">
            <text:p>-2,78683</text:p>
          </table:table-cell>
          <table:table-cell table:formula="of:=(1-[.D268]-[.M$6]*[.D268]^2)/[.M$2]" office:value-type="float" office:value="0.0312902464412028" calcext:value-type="float">
            <text:p>0,03129</text:p>
          </table:table-cell>
          <table:table-cell table:formula="of:=(1-([.D268]+[.F268]*0.5*[.M$7])-[.M$6]*([.D268]+[.F268]*0.5*[.M$7])^2)/[.M$2]" office:value-type="float" office:value="0.0310651109719843" calcext:value-type="float">
            <text:p>0,03107</text:p>
          </table:table-cell>
          <table:table-cell table:formula="of:=(1-([.D268]+[.G268]*0.5*[.M$7])-[.M$6]*([.D268]+[.G268]*0.5*[.M$7])^2)/[.M$2]" office:value-type="float" office:value="0.031066730838063" calcext:value-type="float">
            <text:p>0,03107</text:p>
          </table:table-cell>
          <table:table-cell table:formula="of:=(1-([.D268]+[.H268]*[.M$7])-[.M$6]*([.D268]+[.H268]*[.M$7])^2)/[.M$2]" office:value-type="float" office:value="0.0308431916662949" calcext:value-type="float">
            <text:p>0,03084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+[.M$7]" office:value-type="float" office:value="2.66999999999999" calcext:value-type="float">
            <text:p>2,67000</text:p>
          </table:table-cell>
          <table:table-cell table:formula="of:=[.M$3]+(([.M$4]/[.M$5])+((-1/[.M$3])-([.M$4]/[.M$5]))*EXP(-[.M$5]*[.B269]))^-1" office:value-type="float" office:value="0.948370787194571" calcext:value-type="float">
            <text:p>0,94837</text:p>
          </table:table-cell>
          <table:table-cell table:formula="of:=[.D268]+([.F268]+2*[.G268]+2*[.H268]+[.I268])*[.M$7]*0.1666666" office:value-type="float" office:value="0.974846042207293" calcext:value-type="float">
            <text:p>0,97485</text:p>
          </table:table-cell>
          <table:table-cell table:style-name="ce4" table:formula="of:=100*([.C269]-[.D269])/[.C269]" office:value-type="float" office:value="-2.79165653035771" calcext:value-type="float">
            <text:p>-2,79166</text:p>
          </table:table-cell>
          <table:table-cell table:formula="of:=(1-[.D269]-[.M$6]*[.D269]^2)/[.M$2]" office:value-type="float" office:value="0.030843199671685" calcext:value-type="float">
            <text:p>0,03084</text:p>
          </table:table-cell>
          <table:table-cell table:formula="of:=(1-([.D269]+[.F269]*0.5*[.M$7])-[.M$6]*([.D269]+[.F269]*0.5*[.M$7])^2)/[.M$2]" office:value-type="float" office:value="0.0306212802231701" calcext:value-type="float">
            <text:p>0,03062</text:p>
          </table:table-cell>
          <table:table-cell table:formula="of:=(1-([.D269]+[.G269]*0.5*[.M$7])-[.M$6]*([.D269]+[.G269]*0.5*[.M$7])^2)/[.M$2]" office:value-type="float" office:value="0.0306228769534128" calcext:value-type="float">
            <text:p>0,03062</text:p>
          </table:table-cell>
          <table:table-cell table:formula="of:=(1-([.D269]+[.H269]*[.M$7])-[.M$6]*([.D269]+[.H269]*[.M$7])^2)/[.M$2]" office:value-type="float" office:value="0.0304025310067217" calcext:value-type="float">
            <text:p>0,0304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+[.M$7]" office:value-type="float" office:value="2.67999999999999" calcext:value-type="float">
            <text:p>2,68000</text:p>
          </table:table-cell>
          <table:table-cell table:formula="of:=[.M$3]+(([.M$4]/[.M$5])+((-1/[.M$3])-([.M$4]/[.M$5]))*EXP(-[.M$5]*[.B270]))^-1" office:value-type="float" office:value="0.948624575443258" calcext:value-type="float">
            <text:p>0,94862</text:p>
          </table:table-cell>
          <table:table-cell table:formula="of:=[.D269]+([.F269]+2*[.G269]+2*[.H269]+[.I269])*[.M$7]*0.1666666" office:value-type="float" office:value="0.97515226549319" calcext:value-type="float">
            <text:p>0,97515</text:p>
          </table:table-cell>
          <table:table-cell table:style-name="ce4" table:formula="of:=100*([.C270]-[.D270])/[.C270]" office:value-type="float" office:value="-2.79643715086516" calcext:value-type="float">
            <text:p>-2,79644</text:p>
          </table:table-cell>
          <table:table-cell table:formula="of:=(1-[.D270]-[.M$6]*[.D270]^2)/[.M$2]" office:value-type="float" office:value="0.030402538897783" calcext:value-type="float">
            <text:p>0,03040</text:p>
          </table:table-cell>
          <table:table-cell table:formula="of:=(1-([.D270]+[.F270]*0.5*[.M$7])-[.M$6]*([.D270]+[.F270]*0.5*[.M$7])^2)/[.M$2]" office:value-type="float" office:value="0.030183789544113" calcext:value-type="float">
            <text:p>0,03018</text:p>
          </table:table-cell>
          <table:table-cell table:formula="of:=(1-([.D270]+[.G270]*0.5*[.M$7])-[.M$6]*([.D270]+[.G270]*0.5*[.M$7])^2)/[.M$2]" office:value-type="float" office:value="0.0301853634688032" calcext:value-type="float">
            <text:p>0,03019</text:p>
          </table:table-cell>
          <table:table-cell table:formula="of:=(1-([.D270]+[.H270]*[.M$7])-[.M$6]*([.D270]+[.H270]*[.M$7])^2)/[.M$2]" office:value-type="float" office:value="0.0299681651466552" calcext:value-type="float">
            <text:p>0,0299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+[.M$7]" office:value-type="float" office:value="2.68999999999999" calcext:value-type="float">
            <text:p>2,69000</text:p>
          </table:table-cell>
          <table:table-cell table:formula="of:=[.M$3]+(([.M$4]/[.M$5])+((-1/[.M$3])-([.M$4]/[.M$5]))*EXP(-[.M$5]*[.B271]))^-1" office:value-type="float" office:value="0.948874509761338" calcext:value-type="float">
            <text:p>0,94887</text:p>
          </table:table-cell>
          <table:table-cell table:formula="of:=[.D270]+([.F270]+2*[.G270]+2*[.H270]+[.I270])*[.M$7]*0.1666666" office:value-type="float" office:value="0.975454113722568" calcext:value-type="float">
            <text:p>0,97545</text:p>
          </table:table-cell>
          <table:table-cell table:style-name="ce4" table:formula="of:=100*([.C271]-[.D271])/[.C271]" office:value-type="float" office:value="-2.80117167104791" calcext:value-type="float">
            <text:p>-2,80117</text:p>
          </table:table-cell>
          <table:table-cell table:formula="of:=(1-[.D271]-[.M$6]*[.D271]^2)/[.M$2]" office:value-type="float" office:value="0.0299681729250196" calcext:value-type="float">
            <text:p>0,02997</text:p>
          </table:table-cell>
          <table:table-cell table:formula="of:=(1-([.D271]+[.F271]*0.5*[.M$7])-[.M$6]*([.D271]+[.F271]*0.5*[.M$7])^2)/[.M$2]" office:value-type="float" office:value="0.0297525483957629" calcext:value-type="float">
            <text:p>0,02975</text:p>
          </table:table-cell>
          <table:table-cell table:formula="of:=(1-([.D271]+[.G271]*0.5*[.M$7])-[.M$6]*([.D271]+[.G271]*0.5*[.M$7])^2)/[.M$2]" office:value-type="float" office:value="0.0297540998404733" calcext:value-type="float">
            <text:p>0,02975</text:p>
          </table:table-cell>
          <table:table-cell table:formula="of:=(1-([.D271]+[.H271]*[.M$7])-[.M$6]*([.D271]+[.H271]*[.M$7])^2)/[.M$2]" office:value-type="float" office:value="0.0295400041931248" calcext:value-type="float">
            <text:p>0,0295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+[.M$7]" office:value-type="float" office:value="2.69999999999999" calcext:value-type="float">
            <text:p>2,70000</text:p>
          </table:table-cell>
          <table:table-cell table:formula="of:=[.M$3]+(([.M$4]/[.M$5])+((-1/[.M$3])-([.M$4]/[.M$5]))*EXP(-[.M$5]*[.B272]))^-1" office:value-type="float" office:value="0.949120648607204" calcext:value-type="float">
            <text:p>0,94912</text:p>
          </table:table-cell>
          <table:table-cell table:formula="of:=[.D271]+([.F271]+2*[.G271]+2*[.H271]+[.I271])*[.M$7]*0.1666666" office:value-type="float" office:value="0.975751649392871" calcext:value-type="float">
            <text:p>0,97575</text:p>
          </table:table-cell>
          <table:table-cell table:style-name="ce4" table:formula="of:=100*([.C272]-[.D272])/[.C272]" office:value-type="float" office:value="-2.80586043773756" calcext:value-type="float">
            <text:p>-2,80586</text:p>
          </table:table-cell>
          <table:table-cell table:formula="of:=(1-[.D272]-[.M$6]*[.D272]^2)/[.M$2]" office:value-type="float" office:value="0.0295400118604008" calcext:value-type="float">
            <text:p>0,02954</text:p>
          </table:table-cell>
          <table:table-cell table:formula="of:=(1-([.D272]+[.F272]*0.5*[.M$7])-[.M$6]*([.D272]+[.F272]*0.5*[.M$7])^2)/[.M$2]" office:value-type="float" office:value="0.0293274675312108" calcext:value-type="float">
            <text:p>0,02933</text:p>
          </table:table-cell>
          <table:table-cell table:formula="of:=(1-([.D272]+[.G272]*0.5*[.M$7])-[.M$6]*([.D272]+[.G272]*0.5*[.M$7])^2)/[.M$2]" office:value-type="float" office:value="0.0293289968168706" calcext:value-type="float">
            <text:p>0,02933</text:p>
          </table:table-cell>
          <table:table-cell table:formula="of:=(1-([.D272]+[.H272]*[.M$7])-[.M$6]*([.D272]+[.H272]*[.M$7])^2)/[.M$2]" office:value-type="float" office:value="0.0291179595360916" calcext:value-type="float">
            <text:p>0,02912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+[.M$7]" office:value-type="float" office:value="2.70999999999999" calcext:value-type="float">
            <text:p>2,71000</text:p>
          </table:table-cell>
          <table:table-cell table:formula="of:=[.M$3]+(([.M$4]/[.M$5])+((-1/[.M$3])-([.M$4]/[.M$5]))*EXP(-[.M$5]*[.B273]))^-1" office:value-type="float" office:value="0.949363049554505" calcext:value-type="float">
            <text:p>0,94936</text:p>
          </table:table-cell>
          <table:table-cell table:formula="of:=[.D272]+([.F272]+2*[.G272]+2*[.H272]+[.I272])*[.M$7]*0.1666666" office:value-type="float" office:value="0.976044934109045" calcext:value-type="float">
            <text:p>0,97604</text:p>
          </table:table-cell>
          <table:table-cell table:style-name="ce4" table:formula="of:=100*([.C273]-[.D273])/[.C273]" office:value-type="float" office:value="-2.81050379694684" calcext:value-type="float">
            <text:p>-2,81050</text:p>
          </table:table-cell>
          <table:table-cell table:formula="of:=(1-[.D273]-[.M$6]*[.D273]^2)/[.M$2]" office:value-type="float" office:value="0.0291179670938648" calcext:value-type="float">
            <text:p>0,02912</text:p>
          </table:table-cell>
          <table:table-cell table:formula="of:=(1-([.D273]+[.F273]*0.5*[.M$7])-[.M$6]*([.D273]+[.F273]*0.5*[.M$7])^2)/[.M$2]" office:value-type="float" office:value="0.0289084589772704" calcext:value-type="float">
            <text:p>0,02891</text:p>
          </table:table-cell>
          <table:table-cell table:formula="of:=(1-([.D273]+[.G273]*0.5*[.M$7])-[.M$6]*([.D273]+[.G273]*0.5*[.M$7])^2)/[.M$2]" office:value-type="float" office:value="0.0289099664202315" calcext:value-type="float">
            <text:p>0,02891</text:p>
          </table:table-cell>
          <table:table-cell table:formula="of:=(1-([.D273]+[.H273]*[.M$7])-[.M$6]*([.D273]+[.H273]*[.M$7])^2)/[.M$2]" office:value-type="float" office:value="0.0287019438301614" calcext:value-type="float">
            <text:p>0,0287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+[.M$7]" office:value-type="float" office:value="2.71999999999999" calcext:value-type="float">
            <text:p>2,72000</text:p>
          </table:table-cell>
          <table:table-cell table:formula="of:=[.M$3]+(([.M$4]/[.M$5])+((-1/[.M$3])-([.M$4]/[.M$5]))*EXP(-[.M$5]*[.B274]))^-1" office:value-type="float" office:value="0.949601769305487" calcext:value-type="float">
            <text:p>0,94960</text:p>
          </table:table-cell>
          <table:table-cell table:formula="of:=[.D273]+([.F273]+2*[.G273]+2*[.H273]+[.I273])*[.M$7]*0.1666666" office:value-type="float" office:value="0.976334028596272" calcext:value-type="float">
            <text:p>0,97633</text:p>
          </table:table-cell>
          <table:table-cell table:style-name="ce4" table:formula="of:=100*([.C274]-[.D274])/[.C274]" office:value-type="float" office:value="-2.81510209383212" calcext:value-type="float">
            <text:p>-2,81510</text:p>
          </table:table-cell>
          <table:table-cell table:formula="of:=(1-[.D274]-[.M$6]*[.D274]^2)/[.M$2]" office:value-type="float" office:value="0.028701951279995" calcext:value-type="float">
            <text:p>0,02870</text:p>
          </table:table-cell>
          <table:table-cell table:formula="of:=(1-([.D274]+[.F274]*0.5*[.M$7])-[.M$6]*([.D274]+[.F274]*0.5*[.M$7])^2)/[.M$2]" office:value-type="float" office:value="0.0284954360163221" calcext:value-type="float">
            <text:p>0,02850</text:p>
          </table:table-cell>
          <table:table-cell table:formula="of:=(1-([.D274]+[.G274]*0.5*[.M$7])-[.M$6]*([.D274]+[.G274]*0.5*[.M$7])^2)/[.M$2]" office:value-type="float" office:value="0.0284969219284239" calcext:value-type="float">
            <text:p>0,02850</text:p>
          </table:table-cell>
          <table:table-cell table:formula="of:=(1-([.D274]+[.H274]*[.M$7])-[.M$6]*([.D274]+[.H274]*[.M$7])^2)/[.M$2]" office:value-type="float" office:value="0.0282918709765573" calcext:value-type="float">
            <text:p>0,02829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+[.M$7]" office:value-type="float" office:value="2.72999999999999" calcext:value-type="float">
            <text:p>2,73000</text:p>
          </table:table-cell>
          <table:table-cell table:formula="of:=[.M$3]+(([.M$4]/[.M$5])+((-1/[.M$3])-([.M$4]/[.M$5]))*EXP(-[.M$5]*[.B275]))^-1" office:value-type="float" office:value="0.949836863704113" calcext:value-type="float">
            <text:p>0,94984</text:p>
          </table:table-cell>
          <table:table-cell table:formula="of:=[.D274]+([.F274]+2*[.G274]+2*[.H274]+[.I274])*[.M$7]*0.1666666" office:value-type="float" office:value="0.97661899271253" calcext:value-type="float">
            <text:p>0,97662</text:p>
          </table:table-cell>
          <table:table-cell table:style-name="ce4" table:formula="of:=100*([.C275]-[.D275])/[.C275]" office:value-type="float" office:value="-2.81965567265664" calcext:value-type="float">
            <text:p>-2,81966</text:p>
          </table:table-cell>
          <table:table-cell table:formula="of:=(1-[.D275]-[.M$6]*[.D275]^2)/[.M$2]" office:value-type="float" office:value="0.0282918783199922" calcext:value-type="float">
            <text:p>0,02829</text:p>
          </table:table-cell>
          <table:table-cell table:formula="of:=(1-([.D275]+[.F275]*0.5*[.M$7])-[.M$6]*([.D275]+[.F275]*0.5*[.M$7])^2)/[.M$2]" office:value-type="float" office:value="0.0280883131684146" calcext:value-type="float">
            <text:p>0,02809</text:p>
          </table:table-cell>
          <table:table-cell table:formula="of:=(1-([.D275]+[.G275]*0.5*[.M$7])-[.M$6]*([.D275]+[.G275]*0.5*[.M$7])^2)/[.M$2]" office:value-type="float" office:value="0.0280897778570484" calcext:value-type="float">
            <text:p>0,02809</text:p>
          </table:table-cell>
          <table:table-cell table:formula="of:=(1-([.D275]+[.H275]*[.M$7])-[.M$6]*([.D275]+[.H275]*[.M$7])^2)/[.M$2]" office:value-type="float" office:value="0.0278876561053486" calcext:value-type="float">
            <text:p>0,0278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+[.M$7]" office:value-type="float" office:value="2.73999999999999" calcext:value-type="float">
            <text:p>2,74000</text:p>
          </table:table-cell>
          <table:table-cell table:formula="of:=[.M$3]+(([.M$4]/[.M$5])+((-1/[.M$3])-([.M$4]/[.M$5]))*EXP(-[.M$5]*[.B276]))^-1" office:value-type="float" office:value="0.950068387749007" calcext:value-type="float">
            <text:p>0,95007</text:p>
          </table:table-cell>
          <table:table-cell table:formula="of:=[.D275]+([.F275]+2*[.G275]+2*[.H275]+[.I275])*[.M$7]*0.1666666" office:value-type="float" office:value="0.976899885460967" calcext:value-type="float">
            <text:p>0,97690</text:p>
          </table:table-cell>
          <table:table-cell table:style-name="ce4" table:formula="of:=100*([.C276]-[.D276])/[.C276]" office:value-type="float" office:value="-2.82416487675495" calcext:value-type="float">
            <text:p>-2,82416</text:p>
          </table:table-cell>
          <table:table-cell table:formula="of:=(1-[.D276]-[.M$6]*[.D276]^2)/[.M$2]" office:value-type="float" office:value="0.0278876633439033" calcext:value-type="float">
            <text:p>0,02789</text:p>
          </table:table-cell>
          <table:table-cell table:formula="of:=(1-([.D276]+[.F276]*0.5*[.M$7])-[.M$6]*([.D276]+[.F276]*0.5*[.M$7])^2)/[.M$2]" office:value-type="float" office:value="0.0276870061736202" calcext:value-type="float">
            <text:p>0,02769</text:p>
          </table:table-cell>
          <table:table-cell table:formula="of:=(1-([.D276]+[.G276]*0.5*[.M$7])-[.M$6]*([.D276]+[.G276]*0.5*[.M$7])^2)/[.M$2]" office:value-type="float" office:value="0.0276884499417925" calcext:value-type="float">
            <text:p>0,02769</text:p>
          </table:table-cell>
          <table:table-cell table:formula="of:=(1-([.D276]+[.H276]*[.M$7])-[.M$6]*([.D276]+[.H276]*[.M$7])^2)/[.M$2]" office:value-type="float" office:value="0.0274892155579319" calcext:value-type="float">
            <text:p>0,0274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+[.M$7]" office:value-type="float" office:value="2.74999999999999" calcext:value-type="float">
            <text:p>2,75000</text:p>
          </table:table-cell>
          <table:table-cell table:formula="of:=[.M$3]+(([.M$4]/[.M$5])+((-1/[.M$3])-([.M$4]/[.M$5]))*EXP(-[.M$5]*[.B277]))^-1" office:value-type="float" office:value="0.950296395606191" calcext:value-type="float">
            <text:p>0,95030</text:p>
          </table:table-cell>
          <table:table-cell table:formula="of:=[.D276]+([.F276]+2*[.G276]+2*[.H276]+[.I276])*[.M$7]*0.1666666" office:value-type="float" office:value="0.977176765002102" calcext:value-type="float">
            <text:p>0,97718</text:p>
          </table:table-cell>
          <table:table-cell table:style-name="ce4" table:formula="of:=100*([.C277]-[.D277])/[.C277]" office:value-type="float" office:value="-2.82863004849816" calcext:value-type="float">
            <text:p>-2,82863</text:p>
          </table:table-cell>
          <table:table-cell table:formula="of:=(1-[.D277]-[.M$6]*[.D277]^2)/[.M$2]" office:value-type="float" office:value="0.0274892226931039" calcext:value-type="float">
            <text:p>0,02749</text:p>
          </table:table-cell>
          <table:table-cell table:formula="of:=(1-([.D277]+[.F277]*0.5*[.M$7])-[.M$6]*([.D277]+[.F277]*0.5*[.M$7])^2)/[.M$2]" office:value-type="float" office:value="0.0272914319746434" calcext:value-type="float">
            <text:p>0,02729</text:p>
          </table:table-cell>
          <table:table-cell table:formula="of:=(1-([.D277]+[.G277]*0.5*[.M$7])-[.M$6]*([.D277]+[.G277]*0.5*[.M$7])^2)/[.M$2]" office:value-type="float" office:value="0.0272928551210387" calcext:value-type="float">
            <text:p>0,02729</text:p>
          </table:table-cell>
          <table:table-cell table:formula="of:=(1-([.D277]+[.H277]*[.M$7])-[.M$6]*([.D277]+[.H277]*[.M$7])^2)/[.M$2]" office:value-type="float" office:value="0.0270964668697632" calcext:value-type="float">
            <text:p>0,0271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+[.M$7]" office:value-type="float" office:value="2.75999999999999" calcext:value-type="float">
            <text:p>2,76000</text:p>
          </table:table-cell>
          <table:table-cell table:formula="of:=[.M$3]+(([.M$4]/[.M$5])+((-1/[.M$3])-([.M$4]/[.M$5]))*EXP(-[.M$5]*[.B278]))^-1" office:value-type="float" office:value="0.950520940621636" calcext:value-type="float">
            <text:p>0,95052</text:p>
          </table:table-cell>
          <table:table-cell table:formula="of:=[.D277]+([.F277]+2*[.G277]+2*[.H277]+[.I277])*[.M$7]*0.1666666" office:value-type="float" office:value="0.977449688665857" calcext:value-type="float">
            <text:p>0,97745</text:p>
          </table:table-cell>
          <table:table-cell table:style-name="ce4" table:formula="of:=100*([.C278]-[.D278])/[.C278]" office:value-type="float" office:value="-2.83305152926026" calcext:value-type="float">
            <text:p>-2,83305</text:p>
          </table:table-cell>
          <table:table-cell table:formula="of:=(1-[.D278]-[.M$6]*[.D278]^2)/[.M$2]" office:value-type="float" office:value="0.0270964739030282" calcext:value-type="float">
            <text:p>0,02710</text:p>
          </table:table-cell>
          <table:table-cell table:formula="of:=(1-([.D278]+[.F278]*0.5*[.M$7])-[.M$6]*([.D278]+[.F278]*0.5*[.M$7])^2)/[.M$2]" office:value-type="float" office:value="0.0269015086996748" calcext:value-type="float">
            <text:p>0,02690</text:p>
          </table:table-cell>
          <table:table-cell table:formula="of:=(1-([.D278]+[.G278]*0.5*[.M$7])-[.M$6]*([.D278]+[.G278]*0.5*[.M$7])^2)/[.M$2]" office:value-type="float" office:value="0.0269029115187163" calcext:value-type="float">
            <text:p>0,02690</text:p>
          </table:table-cell>
          <table:table-cell table:formula="of:=(1-([.D278]+[.H278]*[.M$7])-[.M$6]*([.D278]+[.H278]*[.M$7])^2)/[.M$2]" office:value-type="float" office:value="0.0267093287533336" calcext:value-type="float">
            <text:p>0,0267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+[.M$7]" office:value-type="float" office:value="2.76999999999999" calcext:value-type="float">
            <text:p>2,77000</text:p>
          </table:table-cell>
          <table:table-cell table:formula="of:=[.M$3]+(([.M$4]/[.M$5])+((-1/[.M$3])-([.M$4]/[.M$5]))*EXP(-[.M$5]*[.B279]))^-1" office:value-type="float" office:value="0.95074207533363" calcext:value-type="float">
            <text:p>0,95074</text:p>
          </table:table-cell>
          <table:table-cell table:formula="of:=[.D278]+([.F278]+2*[.G278]+2*[.H278]+[.I278])*[.M$7]*0.1666666" office:value-type="float" office:value="0.977718712963402" calcext:value-type="float">
            <text:p>0,97772</text:p>
          </table:table-cell>
          <table:table-cell table:style-name="ce4" table:formula="of:=100*([.C279]-[.D279])/[.C279]" office:value-type="float" office:value="-2.83742965938535" calcext:value-type="float">
            <text:p>-2,83743</text:p>
          </table:table-cell>
          <table:table-cell table:formula="of:=(1-[.D279]-[.M$6]*[.D279]^2)/[.M$2]" office:value-type="float" office:value="0.0267093356861463" calcext:value-type="float">
            <text:p>0,02671</text:p>
          </table:table-cell>
          <table:table-cell table:formula="of:=(1-([.D279]+[.F279]*0.5*[.M$7])-[.M$6]*([.D279]+[.F279]*0.5*[.M$7])^2)/[.M$2]" office:value-type="float" office:value="0.0265171556454891" calcext:value-type="float">
            <text:p>0,02652</text:p>
          </table:table-cell>
          <table:table-cell table:formula="of:=(1-([.D279]+[.G279]*0.5*[.M$7])-[.M$6]*([.D279]+[.G279]*0.5*[.M$7])^2)/[.M$2]" office:value-type="float" office:value="0.0265185384274005" calcext:value-type="float">
            <text:p>0,02652</text:p>
          </table:table-cell>
          <table:table-cell table:formula="of:=(1-([.D279]+[.H279]*[.M$7])-[.M$6]*([.D279]+[.H279]*[.M$7])^2)/[.M$2]" office:value-type="float" office:value="0.0263277210813878" calcext:value-type="float">
            <text:p>0,02633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+[.M$7]" office:value-type="float" office:value="2.77999999999998" calcext:value-type="float">
            <text:p>2,78000</text:p>
          </table:table-cell>
          <table:table-cell table:formula="of:=[.M$3]+(([.M$4]/[.M$5])+((-1/[.M$3])-([.M$4]/[.M$5]))*EXP(-[.M$5]*[.B280]))^-1" office:value-type="float" office:value="0.950959851484951" calcext:value-type="float">
            <text:p>0,95096</text:p>
          </table:table-cell>
          <table:table-cell table:formula="of:=[.D279]+([.F279]+2*[.G279]+2*[.H279]+[.I279])*[.M$7]*0.1666666" office:value-type="float" office:value="0.977983893598852" calcext:value-type="float">
            <text:p>0,97798</text:p>
          </table:table-cell>
          <table:table-cell table:style-name="ce4" table:formula="of:=100*([.C280]-[.D280])/[.C280]" office:value-type="float" office:value="-2.84176477815571" calcext:value-type="float">
            <text:p>-2,84176</text:p>
          </table:table-cell>
          <table:table-cell table:formula="of:=(1-[.D280]-[.M$6]*[.D280]^2)/[.M$2]" office:value-type="float" office:value="0.0263277279151824" calcext:value-type="float">
            <text:p>0,02633</text:p>
          </table:table-cell>
          <table:table-cell table:formula="of:=(1-([.D280]+[.F280]*0.5*[.M$7])-[.M$6]*([.D280]+[.F280]*0.5*[.M$7])^2)/[.M$2]" office:value-type="float" office:value="0.0261382932607849" calcext:value-type="float">
            <text:p>0,02614</text:p>
          </table:table-cell>
          <table:table-cell table:formula="of:=(1-([.D280]+[.G280]*0.5*[.M$7])-[.M$6]*([.D280]+[.G280]*0.5*[.M$7])^2)/[.M$2]" office:value-type="float" office:value="0.0261396562916495" calcext:value-type="float">
            <text:p>0,02614</text:p>
          </table:table-cell>
          <table:table-cell table:formula="of:=(1-([.D280]+[.H280]*[.M$7])-[.M$6]*([.D280]+[.H280]*[.M$7])^2)/[.M$2]" office:value-type="float" office:value="0.0259515648703825" calcext:value-type="float">
            <text:p>0,0259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+[.M$7]" office:value-type="float" office:value="2.78999999999998" calcext:value-type="float">
            <text:p>2,79000</text:p>
          </table:table-cell>
          <table:table-cell table:formula="of:=[.M$3]+(([.M$4]/[.M$5])+((-1/[.M$3])-([.M$4]/[.M$5]))*EXP(-[.M$5]*[.B281]))^-1" office:value-type="float" office:value="0.951174320034868" calcext:value-type="float">
            <text:p>0,95117</text:p>
          </table:table-cell>
          <table:table-cell table:formula="of:=[.D280]+([.F280]+2*[.G280]+2*[.H280]+[.I280])*[.M$7]*0.1666666" office:value-type="float" office:value="0.978245285480779" calcext:value-type="float">
            <text:p>0,97825</text:p>
          </table:table-cell>
          <table:table-cell table:style-name="ce4" table:formula="of:=100*([.C281]-[.D281])/[.C281]" office:value-type="float" office:value="-2.84605722376093" calcext:value-type="float">
            <text:p>-2,84606</text:p>
          </table:table-cell>
          <table:table-cell table:formula="of:=(1-[.D281]-[.M$6]*[.D281]^2)/[.M$2]" office:value-type="float" office:value="0.0259515716065723" calcext:value-type="float">
            <text:p>0,02595</text:p>
          </table:table-cell>
          <table:table-cell table:formula="of:=(1-([.D281]+[.F281]*0.5*[.M$7])-[.M$6]*([.D281]+[.F281]*0.5*[.M$7])^2)/[.M$2]" office:value-type="float" office:value="0.0257648431297601" calcext:value-type="float">
            <text:p>0,02576</text:p>
          </table:table-cell>
          <table:table-cell table:formula="of:=(1-([.D281]+[.G281]*0.5*[.M$7])-[.M$6]*([.D281]+[.G281]*0.5*[.M$7])^2)/[.M$2]" office:value-type="float" office:value="0.0257661866915799" calcext:value-type="float">
            <text:p>0,02577</text:p>
          </table:table-cell>
          <table:table-cell table:formula="of:=(1-([.D281]+[.H281]*[.M$7])-[.M$6]*([.D281]+[.H281]*[.M$7])^2)/[.M$2]" office:value-type="float" office:value="0.0255807822641778" calcext:value-type="float">
            <text:p>0,0255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+[.M$7]" office:value-type="float" office:value="2.79999999999998" calcext:value-type="float">
            <text:p>2,80000</text:p>
          </table:table-cell>
          <table:table-cell table:formula="of:=[.M$3]+(([.M$4]/[.M$5])+((-1/[.M$3])-([.M$4]/[.M$5]))*EXP(-[.M$5]*[.B282]))^-1" office:value-type="float" office:value="0.951385531170958" calcext:value-type="float">
            <text:p>0,95139</text:p>
          </table:table-cell>
          <table:table-cell table:formula="of:=[.D281]+([.F281]+2*[.G281]+2*[.H281]+[.I281])*[.M$7]*0.1666666" office:value-type="float" office:value="0.978502942733572" calcext:value-type="float">
            <text:p>0,97850</text:p>
          </table:table-cell>
          <table:table-cell table:style-name="ce4" table:formula="of:=100*([.C282]-[.D282])/[.C282]" office:value-type="float" office:value="-2.85030733326779" calcext:value-type="float">
            <text:p>-2,85031</text:p>
          </table:table-cell>
          <table:table-cell table:formula="of:=(1-[.D282]-[.M$6]*[.D282]^2)/[.M$2]" office:value-type="float" office:value="0.0255807889041564" calcext:value-type="float">
            <text:p>0,02558</text:p>
          </table:table-cell>
          <table:table-cell table:formula="of:=(1-([.D282]+[.F282]*0.5*[.M$7])-[.M$6]*([.D282]+[.F282]*0.5*[.M$7])^2)/[.M$2]" office:value-type="float" office:value="0.0253967279559216" calcext:value-type="float">
            <text:p>0,02540</text:p>
          </table:table-cell>
          <table:table-cell table:formula="of:=(1-([.D282]+[.G282]*0.5*[.M$7])-[.M$6]*([.D282]+[.G282]*0.5*[.M$7])^2)/[.M$2]" office:value-type="float" office:value="0.0253980523266752" calcext:value-type="float">
            <text:p>0,02540</text:p>
          </table:table-cell>
          <table:table-cell table:formula="of:=(1-([.D282]+[.H282]*[.M$7])-[.M$6]*([.D282]+[.H282]*[.M$7])^2)/[.M$2]" office:value-type="float" office:value="0.0252152965179631" calcext:value-type="float">
            <text:p>0,0252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+[.M$7]" office:value-type="float" office:value="2.80999999999998" calcext:value-type="float">
            <text:p>2,81000</text:p>
          </table:table-cell>
          <table:table-cell table:formula="of:=[.M$3]+(([.M$4]/[.M$5])+((-1/[.M$3])-([.M$4]/[.M$5]))*EXP(-[.M$5]*[.B283]))^-1" office:value-type="float" office:value="0.951593534320743" calcext:value-type="float">
            <text:p>0,95159</text:p>
          </table:table-cell>
          <table:table-cell table:formula="of:=[.D282]+([.F282]+2*[.G282]+2*[.H282]+[.I282])*[.M$7]*0.1666666" office:value-type="float" office:value="0.978756918708627" calcext:value-type="float">
            <text:p>0,97876</text:p>
          </table:table-cell>
          <table:table-cell table:style-name="ce4" table:formula="of:=100*([.C283]-[.D283])/[.C283]" office:value-type="float" office:value="-2.85451544259112" calcext:value-type="float">
            <text:p>-2,85452</text:p>
          </table:table-cell>
          <table:table-cell table:formula="of:=(1-[.D283]-[.M$6]*[.D283]^2)/[.M$2]" office:value-type="float" office:value="0.0252153030631041" calcext:value-type="float">
            <text:p>0,02522</text:p>
          </table:table-cell>
          <table:table-cell table:formula="of:=(1-([.D283]+[.F283]*0.5*[.M$7])-[.M$6]*([.D283]+[.F283]*0.5*[.M$7])^2)/[.M$2]" office:value-type="float" office:value="0.0250338715461252" calcext:value-type="float">
            <text:p>0,02503</text:p>
          </table:table-cell>
          <table:table-cell table:formula="of:=(1-([.D283]+[.G283]*0.5*[.M$7])-[.M$6]*([.D283]+[.G283]*0.5*[.M$7])^2)/[.M$2]" office:value-type="float" office:value="0.0250351769998255" calcext:value-type="float">
            <text:p>0,02504</text:p>
          </table:table-cell>
          <table:table-cell table:formula="of:=(1-([.D283]+[.H283]*[.M$7])-[.M$6]*([.D283]+[.H283]*[.M$7])^2)/[.M$2]" office:value-type="float" office:value="0.0248550319824102" calcext:value-type="float">
            <text:p>0,0248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+[.M$7]" office:value-type="float" office:value="2.81999999999998" calcext:value-type="float">
            <text:p>2,82000</text:p>
          </table:table-cell>
          <table:table-cell table:formula="of:=[.M$3]+(([.M$4]/[.M$5])+((-1/[.M$3])-([.M$4]/[.M$5]))*EXP(-[.M$5]*[.B284]))^-1" office:value-type="float" office:value="0.951798378163161" calcext:value-type="float">
            <text:p>0,95180</text:p>
          </table:table-cell>
          <table:table-cell table:formula="of:=[.D283]+([.F283]+2*[.G283]+2*[.H283]+[.I283])*[.M$7]*0.1666666" office:value-type="float" office:value="0.979007265995384" calcext:value-type="float">
            <text:p>0,97901</text:p>
          </table:table-cell>
          <table:table-cell table:style-name="ce4" table:formula="of:=100*([.C284]-[.D284])/[.C284]" office:value-type="float" office:value="-2.85868188646551" calcext:value-type="float">
            <text:p>-2,85868</text:p>
          </table:table-cell>
          <table:table-cell table:formula="of:=(1-[.D284]-[.M$6]*[.D284]^2)/[.M$2]" office:value-type="float" office:value="0.0248550384340672" calcext:value-type="float">
            <text:p>0,02486</text:p>
          </table:table-cell>
          <table:table-cell table:formula="of:=(1-([.D284]+[.F284]*0.5*[.M$7])-[.M$6]*([.D284]+[.F284]*0.5*[.M$7])^2)/[.M$2]" office:value-type="float" office:value="0.0246761987948423" calcext:value-type="float">
            <text:p>0,02468</text:p>
          </table:table-cell>
          <table:table-cell table:formula="of:=(1-([.D284]+[.G284]*0.5*[.M$7])-[.M$6]*([.D284]+[.G284]*0.5*[.M$7])^2)/[.M$2]" office:value-type="float" office:value="0.024677485601593" calcext:value-type="float">
            <text:p>0,02468</text:p>
          </table:table-cell>
          <table:table-cell table:formula="of:=(1-([.D284]+[.H284]*[.M$7])-[.M$6]*([.D284]+[.H284]*[.M$7])^2)/[.M$2]" office:value-type="float" office:value="0.0244999140880513" calcext:value-type="float">
            <text:p>0,0245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+[.M$7]" office:value-type="float" office:value="2.82999999999998" calcext:value-type="float">
            <text:p>2,83000</text:p>
          </table:table-cell>
          <table:table-cell table:formula="of:=[.M$3]+(([.M$4]/[.M$5])+((-1/[.M$3])-([.M$4]/[.M$5]))*EXP(-[.M$5]*[.B285]))^-1" office:value-type="float" office:value="0.952000110639858" calcext:value-type="float">
            <text:p>0,95200</text:p>
          </table:table-cell>
          <table:table-cell table:formula="of:=[.D284]+([.F284]+2*[.G284]+2*[.H284]+[.I284])*[.M$7]*0.1666666" office:value-type="float" office:value="0.979254036432201" calcext:value-type="float">
            <text:p>0,97925</text:p>
          </table:table-cell>
          <table:table-cell table:style-name="ce4" table:formula="of:=100*([.C285]-[.D285])/[.C285]" office:value-type="float" office:value="-2.86280699841776" calcext:value-type="float">
            <text:p>-2,86281</text:p>
          </table:table-cell>
          <table:table-cell table:formula="of:=(1-[.D285]-[.M$6]*[.D285]^2)/[.M$2]" office:value-type="float" office:value="0.0244999204475593" calcext:value-type="float">
            <text:p>0,02450</text:p>
          </table:table-cell>
          <table:table-cell table:formula="of:=(1-([.D285]+[.F285]*0.5*[.M$7])-[.M$6]*([.D285]+[.F285]*0.5*[.M$7])^2)/[.M$2]" office:value-type="float" office:value="0.0243236356686515" calcext:value-type="float">
            <text:p>0,02432</text:p>
          </table:table-cell>
          <table:table-cell table:formula="of:=(1-([.D285]+[.G285]*0.5*[.M$7])-[.M$6]*([.D285]+[.G285]*0.5*[.M$7])^2)/[.M$2]" office:value-type="float" office:value="0.0243249040947025" calcext:value-type="float">
            <text:p>0,02432</text:p>
          </table:table-cell>
          <table:table-cell table:formula="of:=(1-([.D285]+[.H285]*[.M$7])-[.M$6]*([.D285]+[.H285]*[.M$7])^2)/[.M$2]" office:value-type="float" office:value="0.0241498693298822" calcext:value-type="float">
            <text:p>0,02415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+[.M$7]" office:value-type="float" office:value="2.83999999999998" calcext:value-type="float">
            <text:p>2,84000</text:p>
          </table:table-cell>
          <table:table-cell table:formula="of:=[.M$3]+(([.M$4]/[.M$5])+((-1/[.M$3])-([.M$4]/[.M$5]))*EXP(-[.M$5]*[.B286]))^-1" office:value-type="float" office:value="0.952198778966312" calcext:value-type="float">
            <text:p>0,95220</text:p>
          </table:table-cell>
          <table:table-cell table:formula="of:=[.D285]+([.F285]+2*[.G285]+2*[.H285]+[.I285])*[.M$7]*0.1666666" office:value-type="float" office:value="0.979497281117076" calcext:value-type="float">
            <text:p>0,97950</text:p>
          </table:table-cell>
          <table:table-cell table:style-name="ce4" table:formula="of:=100*([.C286]-[.D286])/[.C286]" office:value-type="float" office:value="-2.86689111074041" calcext:value-type="float">
            <text:p>-2,86689</text:p>
          </table:table-cell>
          <table:table-cell table:formula="of:=(1-[.D286]-[.M$6]*[.D286]^2)/[.M$2]" office:value-type="float" office:value="0.0241498755985566" calcext:value-type="float">
            <text:p>0,02415</text:p>
          </table:table-cell>
          <table:table-cell table:formula="of:=(1-([.D286]+[.F286]*0.5*[.M$7])-[.M$6]*([.D286]+[.F286]*0.5*[.M$7])^2)/[.M$2]" office:value-type="float" office:value="0.0239761091909493" calcext:value-type="float">
            <text:p>0,02398</text:p>
          </table:table-cell>
          <table:table-cell table:formula="of:=(1-([.D286]+[.G286]*0.5*[.M$7])-[.M$6]*([.D286]+[.G286]*0.5*[.M$7])^2)/[.M$2]" office:value-type="float" office:value="0.0239773594987516" calcext:value-type="float">
            <text:p>0,02398</text:p>
          </table:table-cell>
          <table:table-cell table:formula="of:=(1-([.D286]+[.H286]*[.M$7])-[.M$6]*([.D286]+[.H286]*[.M$7])^2)/[.M$2]" office:value-type="float" office:value="0.0238048252521809" calcext:value-type="float">
            <text:p>0,0238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+[.M$7]" office:value-type="float" office:value="2.84999999999998" calcext:value-type="float">
            <text:p>2,85000</text:p>
          </table:table-cell>
          <table:table-cell table:formula="of:=[.M$3]+(([.M$4]/[.M$5])+((-1/[.M$3])-([.M$4]/[.M$5]))*EXP(-[.M$5]*[.B287]))^-1" office:value-type="float" office:value="0.952394429642797" calcext:value-type="float">
            <text:p>0,95239</text:p>
          </table:table-cell>
          <table:table-cell table:formula="of:=[.D286]+([.F286]+2*[.G286]+2*[.H286]+[.I286])*[.M$7]*0.1666666" office:value-type="float" office:value="0.979737050418219" calcext:value-type="float">
            <text:p>0,97974</text:p>
          </table:table-cell>
          <table:table-cell table:style-name="ce4" table:formula="of:=100*([.C287]-[.D287])/[.C287]" office:value-type="float" office:value="-2.87093455446576" calcext:value-type="float">
            <text:p>-2,87093</text:p>
          </table:table-cell>
          <table:table-cell table:formula="of:=(1-[.D287]-[.M$6]*[.D287]^2)/[.M$2]" office:value-type="float" office:value="0.0238048314313186" calcext:value-type="float">
            <text:p>0,02380</text:p>
          </table:table-cell>
          <table:table-cell table:formula="of:=(1-([.D287]+[.F287]*0.5*[.M$7])-[.M$6]*([.D287]+[.F287]*0.5*[.M$7])^2)/[.M$2]" office:value-type="float" office:value="0.0236335474268802" calcext:value-type="float">
            <text:p>0,02363</text:p>
          </table:table-cell>
          <table:table-cell table:formula="of:=(1-([.D287]+[.G287]*0.5*[.M$7])-[.M$6]*([.D287]+[.G287]*0.5*[.M$7])^2)/[.M$2]" office:value-type="float" office:value="0.0236347798751405" calcext:value-type="float">
            <text:p>0,02363</text:p>
          </table:table-cell>
          <table:table-cell table:formula="of:=(1-([.D287]+[.H287]*[.M$7])-[.M$6]*([.D287]+[.H287]*[.M$7])^2)/[.M$2]" office:value-type="float" office:value="0.0234647104335449" calcext:value-type="float">
            <text:p>0,0234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+[.M$7]" office:value-type="float" office:value="2.85999999999998" calcext:value-type="float">
            <text:p>2,86000</text:p>
          </table:table-cell>
          <table:table-cell table:formula="of:=[.M$3]+(([.M$4]/[.M$5])+((-1/[.M$3])-([.M$4]/[.M$5]))*EXP(-[.M$5]*[.B288]))^-1" office:value-type="float" office:value="0.95258710846517" calcext:value-type="float">
            <text:p>0,95259</text:p>
          </table:table-cell>
          <table:table-cell table:formula="of:=[.D287]+([.F287]+2*[.G287]+2*[.H287]+[.I287])*[.M$7]*0.1666666" office:value-type="float" office:value="0.979973393984463" calcext:value-type="float">
            <text:p>0,97997</text:p>
          </table:table-cell>
          <table:table-cell table:style-name="ce4" table:formula="of:=100*([.C288]-[.D288])/[.C288]" office:value-type="float" office:value="-2.87493765934104" calcext:value-type="float">
            <text:p>-2,87494</text:p>
          </table:table-cell>
          <table:table-cell table:formula="of:=(1-[.D288]-[.M$6]*[.D288]^2)/[.M$2]" office:value-type="float" office:value="0.023464716524424" calcext:value-type="float">
            <text:p>0,02346</text:p>
          </table:table-cell>
          <table:table-cell table:formula="of:=(1-([.D288]+[.F288]*0.5*[.M$7])-[.M$6]*([.D288]+[.F288]*0.5*[.M$7])^2)/[.M$2]" office:value-type="float" office:value="0.0232958794684795" calcext:value-type="float">
            <text:p>0,02330</text:p>
          </table:table-cell>
          <table:table-cell table:formula="of:=(1-([.D288]+[.G288]*0.5*[.M$7])-[.M$6]*([.D288]+[.G288]*0.5*[.M$7])^2)/[.M$2]" office:value-type="float" office:value="0.0232970943122128" calcext:value-type="float">
            <text:p>0,02330</text:p>
          </table:table-cell>
          <table:table-cell table:formula="of:=(1-([.D288]+[.H288]*[.M$7])-[.M$6]*([.D288]+[.H288]*[.M$7])^2)/[.M$2]" office:value-type="float" office:value="0.02312945447214" calcext:value-type="float">
            <text:p>0,0231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+[.M$7]" office:value-type="float" office:value="2.86999999999998" calcext:value-type="float">
            <text:p>2,87000</text:p>
          </table:table-cell>
          <table:table-cell table:formula="of:=[.M$3]+(([.M$4]/[.M$5])+((-1/[.M$3])-([.M$4]/[.M$5]))*EXP(-[.M$5]*[.B289]))^-1" office:value-type="float" office:value="0.952776860535512" calcext:value-type="float">
            <text:p>0,95278</text:p>
          </table:table-cell>
          <table:table-cell table:formula="of:=[.D288]+([.F288]+2*[.G288]+2*[.H288]+[.I288])*[.M$7]*0.1666666" office:value-type="float" office:value="0.980206360755539" calcext:value-type="float">
            <text:p>0,98021</text:p>
          </table:table-cell>
          <table:table-cell table:style-name="ce4" table:formula="of:=100*([.C289]-[.D289])/[.C289]" office:value-type="float" office:value="-2.87890075380408" calcext:value-type="float">
            <text:p>-2,87890</text:p>
          </table:table-cell>
          <table:table-cell table:formula="of:=(1-[.D289]-[.M$6]*[.D289]^2)/[.M$2]" office:value-type="float" office:value="0.0231294604760208" calcext:value-type="float">
            <text:p>0,02313</text:p>
          </table:table-cell>
          <table:table-cell table:formula="of:=(1-([.D289]+[.F289]*0.5*[.M$7])-[.M$6]*([.D289]+[.F289]*0.5*[.M$7])^2)/[.M$2]" office:value-type="float" office:value="0.0229630354200291" calcext:value-type="float">
            <text:p>0,02296</text:p>
          </table:table-cell>
          <table:table-cell table:formula="of:=(1-([.D289]+[.G289]*0.5*[.M$7])-[.M$6]*([.D289]+[.G289]*0.5*[.M$7])^2)/[.M$2]" office:value-type="float" office:value="0.0229642329106117" calcext:value-type="float">
            <text:p>0,02296</text:p>
          </table:table-cell>
          <table:table-cell table:formula="of:=(1-([.D289]+[.H289]*[.M$7])-[.M$6]*([.D289]+[.H289]*[.M$7])^2)/[.M$2]" office:value-type="float" office:value="0.0227989879711604" calcext:value-type="float">
            <text:p>0,0228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+[.M$7]" office:value-type="float" office:value="2.87999999999998" calcext:value-type="float">
            <text:p>2,88000</text:p>
          </table:table-cell>
          <table:table-cell table:formula="of:=[.M$3]+(([.M$4]/[.M$5])+((-1/[.M$3])-([.M$4]/[.M$5]))*EXP(-[.M$5]*[.B290]))^-1" office:value-type="float" office:value="0.952963730272596" calcext:value-type="float">
            <text:p>0,95296</text:p>
          </table:table-cell>
          <table:table-cell table:formula="of:=[.D289]+([.F289]+2*[.G289]+2*[.H289]+[.I289])*[.M$7]*0.1666666" office:value-type="float" office:value="0.980435998972198" calcext:value-type="float">
            <text:p>0,98044</text:p>
          </table:table-cell>
          <table:table-cell table:style-name="ce4" table:formula="of:=100*([.C290]-[.D290])/[.C290]" office:value-type="float" office:value="-2.88282416495999" calcext:value-type="float">
            <text:p>-2,88282</text:p>
          </table:table-cell>
          <table:table-cell table:formula="of:=(1-[.D290]-[.M$6]*[.D290]^2)/[.M$2]" office:value-type="float" office:value="0.0227989938892851" calcext:value-type="float">
            <text:p>0,02280</text:p>
          </table:table-cell>
          <table:table-cell table:formula="of:=(1-([.D290]+[.F290]*0.5*[.M$7])-[.M$6]*([.D290]+[.F290]*0.5*[.M$7])^2)/[.M$2]" office:value-type="float" office:value="0.0226349463836205" calcext:value-type="float">
            <text:p>0,02263</text:p>
          </table:table-cell>
          <table:table-cell table:formula="of:=(1-([.D290]+[.G290]*0.5*[.M$7])-[.M$6]*([.D290]+[.G290]*0.5*[.M$7])^2)/[.M$2]" office:value-type="float" office:value="0.0226361267688421" calcext:value-type="float">
            <text:p>0,02264</text:p>
          </table:table-cell>
          <table:table-cell table:formula="of:=(1-([.D290]+[.H290]*[.M$7])-[.M$6]*([.D290]+[.H290]*[.M$7])^2)/[.M$2]" office:value-type="float" office:value="0.0224732425244946" calcext:value-type="float">
            <text:p>0,02247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+[.M$7]" office:value-type="float" office:value="2.88999999999998" calcext:value-type="float">
            <text:p>2,89000</text:p>
          </table:table-cell>
          <table:table-cell table:formula="of:=[.M$3]+(([.M$4]/[.M$5])+((-1/[.M$3])-([.M$4]/[.M$5]))*EXP(-[.M$5]*[.B291]))^-1" office:value-type="float" office:value="0.953147761422206" calcext:value-type="float">
            <text:p>0,95315</text:p>
          </table:table-cell>
          <table:table-cell table:formula="of:=[.D290]+([.F290]+2*[.G290]+2*[.H290]+[.I290])*[.M$7]*0.1666666" office:value-type="float" office:value="0.980662356186186" calcext:value-type="float">
            <text:p>0,98066</text:p>
          </table:table-cell>
          <table:table-cell table:style-name="ce4" table:formula="of:=100*([.C291]-[.D291])/[.C291]" office:value-type="float" office:value="-2.88670821855843" calcext:value-type="float">
            <text:p>-2,88671</text:p>
          </table:table-cell>
          <table:table-cell table:formula="of:=(1-[.D291]-[.M$6]*[.D291]^2)/[.M$2]" office:value-type="float" office:value="0.0224732483580875" calcext:value-type="float">
            <text:p>0,02247</text:p>
          </table:table-cell>
          <table:table-cell table:formula="of:=(1-([.D291]+[.F291]*0.5*[.M$7])-[.M$6]*([.D291]+[.F291]*0.5*[.M$7])^2)/[.M$2]" office:value-type="float" office:value="0.0223115444449242" calcext:value-type="float">
            <text:p>0,02231</text:p>
          </table:table-cell>
          <table:table-cell table:formula="of:=(1-([.D291]+[.G291]*0.5*[.M$7])-[.M$6]*([.D291]+[.G291]*0.5*[.M$7])^2)/[.M$2]" office:value-type="float" office:value="0.0223127079690385" calcext:value-type="float">
            <text:p>0,02231</text:p>
          </table:table-cell>
          <table:table-cell table:formula="of:=(1-([.D291]+[.H291]*[.M$7])-[.M$6]*([.D291]+[.H291]*[.M$7])^2)/[.M$2]" office:value-type="float" office:value="0.0221521507025953" calcext:value-type="float">
            <text:p>0,0221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+[.M$7]" office:value-type="float" office:value="2.89999999999998" calcext:value-type="float">
            <text:p>2,90000</text:p>
          </table:table-cell>
          <table:table-cell table:formula="of:=[.M$3]+(([.M$4]/[.M$5])+((-1/[.M$3])-([.M$4]/[.M$5]))*EXP(-[.M$5]*[.B292]))^-1" office:value-type="float" office:value="0.953328997067298" calcext:value-type="float">
            <text:p>0,95333</text:p>
          </table:table-cell>
          <table:table-cell table:formula="of:=[.D291]+([.F291]+2*[.G291]+2*[.H291]+[.I291])*[.M$7]*0.1666666" office:value-type="float" office:value="0.980885479270085" calcext:value-type="float">
            <text:p>0,98089</text:p>
          </table:table-cell>
          <table:table-cell table:style-name="ce4" table:formula="of:=100*([.C292]-[.D292])/[.C292]" office:value-type="float" office:value="-2.89055323897182" calcext:value-type="float">
            <text:p>-2,89055</text:p>
          </table:table-cell>
          <table:table-cell table:formula="of:=(1-[.D292]-[.M$6]*[.D292]^2)/[.M$2]" office:value-type="float" office:value="0.0221521564528634" calcext:value-type="float">
            <text:p>0,02215</text:p>
          </table:table-cell>
          <table:table-cell table:formula="of:=(1-([.D292]+[.F292]*0.5*[.M$7])-[.M$6]*([.D292]+[.F292]*0.5*[.M$7])^2)/[.M$2]" office:value-type="float" office:value="0.0219927626591611" calcext:value-type="float">
            <text:p>0,02199</text:p>
          </table:table-cell>
          <table:table-cell table:formula="of:=(1-([.D292]+[.G292]*0.5*[.M$7])-[.M$6]*([.D292]+[.G292]*0.5*[.M$7])^2)/[.M$2]" office:value-type="float" office:value="0.0219939095629367" calcext:value-type="float">
            <text:p>0,02199</text:p>
          </table:table-cell>
          <table:table-cell table:formula="of:=(1-([.D292]+[.H292]*[.M$7])-[.M$6]*([.D292]+[.H292]*[.M$7])^2)/[.M$2]" office:value-type="float" office:value="0.0218356460385519" calcext:value-type="float">
            <text:p>0,0218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+[.M$7]" office:value-type="float" office:value="2.90999999999998" calcext:value-type="float">
            <text:p>2,91000</text:p>
          </table:table-cell>
          <table:table-cell table:formula="of:=[.M$3]+(([.M$4]/[.M$5])+((-1/[.M$3])-([.M$4]/[.M$5]))*EXP(-[.M$5]*[.B293]))^-1" office:value-type="float" office:value="0.953507479638012" calcext:value-type="float">
            <text:p>0,95351</text:p>
          </table:table-cell>
          <table:table-cell table:formula="of:=[.D292]+([.F292]+2*[.G292]+2*[.H292]+[.I292])*[.M$7]*0.1666666" office:value-type="float" office:value="0.981105414427003" calcext:value-type="float">
            <text:p>0,98111</text:p>
          </table:table-cell>
          <table:table-cell table:style-name="ce4" table:formula="of:=100*([.C293]-[.D293])/[.C293]" office:value-type="float" office:value="-2.89435954917405" calcext:value-type="float">
            <text:p>-2,89436</text:p>
          </table:table-cell>
          <table:table-cell table:formula="of:=(1-[.D293]-[.M$6]*[.D293]^2)/[.M$2]" office:value-type="float" office:value="0.0218356517066847" calcext:value-type="float">
            <text:p>0,02184</text:p>
          </table:table-cell>
          <table:table-cell table:formula="of:=(1-([.D293]+[.F293]*0.5*[.M$7])-[.M$6]*([.D293]+[.F293]*0.5*[.M$7])^2)/[.M$2]" office:value-type="float" office:value="0.0216785350372742" calcext:value-type="float">
            <text:p>0,02168</text:p>
          </table:table-cell>
          <table:table-cell table:formula="of:=(1-([.D293]+[.G293]*0.5*[.M$7])-[.M$6]*([.D293]+[.G293]*0.5*[.M$7])^2)/[.M$2]" office:value-type="float" office:value="0.0216796655580435" calcext:value-type="float">
            <text:p>0,02168</text:p>
          </table:table-cell>
          <table:table-cell table:formula="of:=(1-([.D293]+[.H293]*[.M$7])-[.M$6]*([.D293]+[.H293]*[.M$7])^2)/[.M$2]" office:value-type="float" office:value="0.021523663014359" calcext:value-type="float">
            <text:p>0,02152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+[.M$7]" office:value-type="float" office:value="2.91999999999998" calcext:value-type="float">
            <text:p>2,92000</text:p>
          </table:table-cell>
          <table:table-cell table:formula="of:=[.M$3]+(([.M$4]/[.M$5])+((-1/[.M$3])-([.M$4]/[.M$5]))*EXP(-[.M$5]*[.B294]))^-1" office:value-type="float" office:value="0.953683250921525" calcext:value-type="float">
            <text:p>0,95368</text:p>
          </table:table-cell>
          <table:table-cell table:formula="of:=[.D293]+([.F293]+2*[.G293]+2*[.H293]+[.I293])*[.M$7]*0.1666666" office:value-type="float" office:value="0.981322207200139" calcext:value-type="float">
            <text:p>0,98132</text:p>
          </table:table-cell>
          <table:table-cell table:style-name="ce4" table:formula="of:=100*([.C294]-[.D294])/[.C294]" office:value-type="float" office:value="-2.89812747072016" calcext:value-type="float">
            <text:p>-2,89813</text:p>
          </table:table-cell>
          <table:table-cell table:formula="of:=(1-[.D294]-[.M$6]*[.D294]^2)/[.M$2]" office:value-type="float" office:value="0.0215236686015292" calcext:value-type="float">
            <text:p>0,02152</text:p>
          </table:table-cell>
          <table:table-cell table:formula="of:=(1-([.D294]+[.F294]*0.5*[.M$7])-[.M$6]*([.D294]+[.F294]*0.5*[.M$7])^2)/[.M$2]" office:value-type="float" office:value="0.021368796532296" calcext:value-type="float">
            <text:p>0,02137</text:p>
          </table:table-cell>
          <table:table-cell table:formula="of:=(1-([.D294]+[.G294]*0.5*[.M$7])-[.M$6]*([.D294]+[.G294]*0.5*[.M$7])^2)/[.M$2]" office:value-type="float" office:value="0.0213699109040052" calcext:value-type="float">
            <text:p>0,02137</text:p>
          </table:table-cell>
          <table:table-cell table:formula="of:=(1-([.D294]+[.H294]*[.M$7])-[.M$6]*([.D294]+[.H294]*[.M$7])^2)/[.M$2]" office:value-type="float" office:value="0.0212161370473826" calcext:value-type="float">
            <text:p>0,0212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+[.M$7]" office:value-type="float" office:value="2.92999999999998" calcext:value-type="float">
            <text:p>2,93000</text:p>
          </table:table-cell>
          <table:table-cell table:formula="of:=[.M$3]+(([.M$4]/[.M$5])+((-1/[.M$3])-([.M$4]/[.M$5]))*EXP(-[.M$5]*[.B295]))^-1" office:value-type="float" office:value="0.953856352071771" calcext:value-type="float">
            <text:p>0,95386</text:p>
          </table:table-cell>
          <table:table-cell table:formula="of:=[.D294]+([.F294]+2*[.G294]+2*[.H294]+[.I294])*[.M$7]*0.1666666" office:value-type="float" office:value="0.981535902482197" calcext:value-type="float">
            <text:p>0,98154</text:p>
          </table:table-cell>
          <table:table-cell table:style-name="ce4" table:formula="of:=100*([.C295]-[.D295])/[.C295]" office:value-type="float" office:value="-2.90185732372655" calcext:value-type="float">
            <text:p>-2,90186</text:p>
          </table:table-cell>
          <table:table-cell table:formula="of:=(1-[.D295]-[.M$6]*[.D295]^2)/[.M$2]" office:value-type="float" office:value="0.0212161425547465" calcext:value-type="float">
            <text:p>0,02122</text:p>
          </table:table-cell>
          <table:table-cell table:formula="of:=(1-([.D295]+[.F295]*0.5*[.M$7])-[.M$6]*([.D295]+[.F295]*0.5*[.M$7])^2)/[.M$2]" office:value-type="float" office:value="0.0210634830259121" calcext:value-type="float">
            <text:p>0,02106</text:p>
          </table:table-cell>
          <table:table-cell table:formula="of:=(1-([.D295]+[.G295]*0.5*[.M$7])-[.M$6]*([.D295]+[.G295]*0.5*[.M$7])^2)/[.M$2]" office:value-type="float" office:value="0.0210645814791687" calcext:value-type="float">
            <text:p>0,02106</text:p>
          </table:table-cell>
          <table:table-cell table:formula="of:=(1-([.D295]+[.H295]*[.M$7])-[.M$6]*([.D295]+[.H295]*[.M$7])^2)/[.M$2]" office:value-type="float" office:value="0.0209130044770181" calcext:value-type="float">
            <text:p>0,020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+[.M$7]" office:value-type="float" office:value="2.93999999999998" calcext:value-type="float">
            <text:p>2,94000</text:p>
          </table:table-cell>
          <table:table-cell table:formula="of:=[.M$3]+(([.M$4]/[.M$5])+((-1/[.M$3])-([.M$4]/[.M$5]))*EXP(-[.M$5]*[.B296]))^-1" office:value-type="float" office:value="0.954026823619" calcext:value-type="float">
            <text:p>0,95403</text:p>
          </table:table-cell>
          <table:table-cell table:formula="of:=[.D295]+([.F295]+2*[.G295]+2*[.H295]+[.I295])*[.M$7]*0.1666666" office:value-type="float" office:value="0.981746544524676" calcext:value-type="float">
            <text:p>0,98175</text:p>
          </table:table-cell>
          <table:table-cell table:style-name="ce4" table:formula="of:=100*([.C296]-[.D296])/[.C296]" office:value-type="float" office:value="-2.90554942685202" calcext:value-type="float">
            <text:p>-2,90555</text:p>
          </table:table-cell>
          <table:table-cell table:formula="of:=(1-[.D296]-[.M$6]*[.D296]^2)/[.M$2]" office:value-type="float" office:value="0.0209130099057152" calcext:value-type="float">
            <text:p>0,02091</text:p>
          </table:table-cell>
          <table:table-cell table:formula="of:=(1-([.D296]+[.F296]*0.5*[.M$7])-[.M$6]*([.D296]+[.F296]*0.5*[.M$7])^2)/[.M$2]" office:value-type="float" office:value="0.0207625313152138" calcext:value-type="float">
            <text:p>0,02076</text:p>
          </table:table-cell>
          <table:table-cell table:formula="of:=(1-([.D296]+[.G296]*0.5*[.M$7])-[.M$6]*([.D296]+[.G296]*0.5*[.M$7])^2)/[.M$2]" office:value-type="float" office:value="0.0207636140773342" calcext:value-type="float">
            <text:p>0,02076</text:p>
          </table:table-cell>
          <table:table-cell table:formula="of:=(1-([.D296]+[.H296]*[.M$7])-[.M$6]*([.D296]+[.H296]*[.M$7])^2)/[.M$2]" office:value-type="float" office:value="0.0206142025515378" calcext:value-type="float">
            <text:p>0,0206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+[.M$7]" office:value-type="float" office:value="2.94999999999998" calcext:value-type="float">
            <text:p>2,95000</text:p>
          </table:table-cell>
          <table:table-cell table:formula="of:=[.M$3]+(([.M$4]/[.M$5])+((-1/[.M$3])-([.M$4]/[.M$5]))*EXP(-[.M$5]*[.B297]))^-1" office:value-type="float" office:value="0.954194705479203" calcext:value-type="float">
            <text:p>0,95419</text:p>
          </table:table-cell>
          <table:table-cell table:formula="of:=[.D296]+([.F296]+2*[.G296]+2*[.H296]+[.I296])*[.M$7]*0.1666666" office:value-type="float" office:value="0.981954176947027" calcext:value-type="float">
            <text:p>0,98195</text:p>
          </table:table-cell>
          <table:table-cell table:style-name="ce4" table:formula="of:=100*([.C297]-[.D297])/[.C297]" office:value-type="float" office:value="-2.90920409727945" calcext:value-type="float">
            <text:p>-2,90920</text:p>
          </table:table-cell>
          <table:table-cell table:formula="of:=(1-[.D297]-[.M$6]*[.D297]^2)/[.M$2]" office:value-type="float" office:value="0.0206142079026912" calcext:value-type="float">
            <text:p>0,02061</text:p>
          </table:table-cell>
          <table:table-cell table:formula="of:=(1-([.D297]+[.F297]*0.5*[.M$7])-[.M$6]*([.D297]+[.F297]*0.5*[.M$7])^2)/[.M$2]" office:value-type="float" office:value="0.0204658790996406" calcext:value-type="float">
            <text:p>0,02047</text:p>
          </table:table-cell>
          <table:table-cell table:formula="of:=(1-([.D297]+[.G297]*0.5*[.M$7])-[.M$6]*([.D297]+[.G297]*0.5*[.M$7])^2)/[.M$2]" office:value-type="float" office:value="0.0204669463946974" calcext:value-type="float">
            <text:p>0,02047</text:p>
          </table:table-cell>
          <table:table-cell table:formula="of:=(1-([.D297]+[.H297]*[.M$7])-[.M$6]*([.D297]+[.H297]*[.M$7])^2)/[.M$2]" office:value-type="float" office:value="0.0203196694151262" calcext:value-type="float">
            <text:p>0,02032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+[.M$7]" office:value-type="float" office:value="2.95999999999998" calcext:value-type="float">
            <text:p>2,96000</text:p>
          </table:table-cell>
          <table:table-cell table:formula="of:=[.M$3]+(([.M$4]/[.M$5])+((-1/[.M$3])-([.M$4]/[.M$5]))*EXP(-[.M$5]*[.B298]))^-1" office:value-type="float" office:value="0.954360036963392" calcext:value-type="float">
            <text:p>0,95436</text:p>
          </table:table-cell>
          <table:table-cell table:formula="of:=[.D297]+([.F297]+2*[.G297]+2*[.H297]+[.I297])*[.M$7]*0.1666666" office:value-type="float" office:value="0.982158842745672" calcext:value-type="float">
            <text:p>0,98216</text:p>
          </table:table-cell>
          <table:table-cell table:style-name="ce4" table:formula="of:=100*([.C298]-[.D298])/[.C298]" office:value-type="float" office:value="-2.91282165069808" calcext:value-type="float">
            <text:p>-2,91282</text:p>
          </table:table-cell>
          <table:table-cell table:formula="of:=(1-[.D298]-[.M$6]*[.D298]^2)/[.M$2]" office:value-type="float" office:value="0.0203196746898431" calcext:value-type="float">
            <text:p>0,02032</text:p>
          </table:table-cell>
          <table:table-cell table:formula="of:=(1-([.D298]+[.F298]*0.5*[.M$7])-[.M$6]*([.D298]+[.F298]*0.5*[.M$7])^2)/[.M$2]" office:value-type="float" office:value="0.0201734649681084" calcext:value-type="float">
            <text:p>0,02017</text:p>
          </table:table-cell>
          <table:table-cell table:formula="of:=(1-([.D298]+[.G298]*0.5*[.M$7])-[.M$6]*([.D298]+[.G298]*0.5*[.M$7])^2)/[.M$2]" office:value-type="float" office:value="0.0201745170169765" calcext:value-type="float">
            <text:p>0,02017</text:p>
          </table:table-cell>
          <table:table-cell table:formula="of:=(1-([.D298]+[.H298]*[.M$7])-[.M$6]*([.D298]+[.H298]*[.M$7])^2)/[.M$2]" office:value-type="float" office:value="0.0200293440950996" calcext:value-type="float">
            <text:p>0,0200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+[.M$7]" office:value-type="float" office:value="2.96999999999998" calcext:value-type="float">
            <text:p>2,97000</text:p>
          </table:table-cell>
          <table:table-cell table:formula="of:=[.M$3]+(([.M$4]/[.M$5])+((-1/[.M$3])-([.M$4]/[.M$5]))*EXP(-[.M$5]*[.B299]))^-1" office:value-type="float" office:value="0.954522856786742" calcext:value-type="float">
            <text:p>0,95452</text:p>
          </table:table-cell>
          <table:table-cell table:formula="of:=[.D298]+([.F298]+2*[.G298]+2*[.H298]+[.I298])*[.M$7]*0.1666666" office:value-type="float" office:value="0.9823605843029" calcext:value-type="float">
            <text:p>0,98236</text:p>
          </table:table-cell>
          <table:table-cell table:style-name="ce4" table:formula="of:=100*([.C299]-[.D299])/[.C299]" office:value-type="float" office:value="-2.91640240128662" calcext:value-type="float">
            <text:p>-2,91640</text:p>
          </table:table-cell>
          <table:table-cell table:formula="of:=(1-[.D299]-[.M$6]*[.D299]^2)/[.M$2]" office:value-type="float" office:value="0.0200293492944715" calcext:value-type="float">
            <text:p>0,02003</text:p>
          </table:table-cell>
          <table:table-cell table:formula="of:=(1-([.D299]+[.F299]*0.5*[.M$7])-[.M$6]*([.D299]+[.F299]*0.5*[.M$7])^2)/[.M$2]" office:value-type="float" office:value="0.0198852283863209" calcext:value-type="float">
            <text:p>0,01989</text:p>
          </table:table-cell>
          <table:table-cell table:formula="of:=(1-([.D299]+[.G299]*0.5*[.M$7])-[.M$6]*([.D299]+[.G299]*0.5*[.M$7])^2)/[.M$2]" office:value-type="float" office:value="0.0198862654067229" calcext:value-type="float">
            <text:p>0,01989</text:p>
          </table:table-cell>
          <table:table-cell table:formula="of:=(1-([.D299]+[.H299]*[.M$7])-[.M$6]*([.D299]+[.H299]*[.M$7])^2)/[.M$2]" office:value-type="float" office:value="0.0197431664893088" calcext:value-type="float">
            <text:p>0,0197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+[.M$7]" office:value-type="float" office:value="2.97999999999998" calcext:value-type="float">
            <text:p>2,98000</text:p>
          </table:table-cell>
          <table:table-cell table:formula="of:=[.M$3]+(([.M$4]/[.M$5])+((-1/[.M$3])-([.M$4]/[.M$5]))*EXP(-[.M$5]*[.B300]))^-1" office:value-type="float" office:value="0.954683203077595" calcext:value-type="float">
            <text:p>0,95468</text:p>
          </table:table-cell>
          <table:table-cell table:formula="of:=[.D299]+([.F299]+2*[.G299]+2*[.H299]+[.I299])*[.M$7]*0.1666666" office:value-type="float" office:value="0.98255944339564" calcext:value-type="float">
            <text:p>0,98256</text:p>
          </table:table-cell>
          <table:table-cell table:style-name="ce4" table:formula="of:=100*([.C300]-[.D300])/[.C300]" office:value-type="float" office:value="-2.91994666169688" calcext:value-type="float">
            <text:p>-2,91995</text:p>
          </table:table-cell>
          <table:table-cell table:formula="of:=(1-[.D300]-[.M$6]*[.D300]^2)/[.M$2]" office:value-type="float" office:value="0.0197431716144115" calcext:value-type="float">
            <text:p>0,01974</text:p>
          </table:table-cell>
          <table:table-cell table:formula="of:=(1-([.D300]+[.F300]*0.5*[.M$7])-[.M$6]*([.D300]+[.F300]*0.5*[.M$7])^2)/[.M$2]" office:value-type="float" office:value="0.0196011096842624" calcext:value-type="float">
            <text:p>0,01960</text:p>
          </table:table-cell>
          <table:table-cell table:formula="of:=(1-([.D300]+[.G300]*0.5*[.M$7])-[.M$6]*([.D300]+[.G300]*0.5*[.M$7])^2)/[.M$2]" office:value-type="float" office:value="0.0196021318908134" calcext:value-type="float">
            <text:p>0,01960</text:p>
          </table:table-cell>
          <table:table-cell table:formula="of:=(1-([.D300]+[.H300]*[.M$7])-[.M$6]*([.D300]+[.H300]*[.M$7])^2)/[.M$2]" office:value-type="float" office:value="0.0194610773537194" calcext:value-type="float">
            <text:p>0,01946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+[.M$7]" office:value-type="float" office:value="2.98999999999998" calcext:value-type="float">
            <text:p>2,99000</text:p>
          </table:table-cell>
          <table:table-cell table:formula="of:=[.M$3]+(([.M$4]/[.M$5])+((-1/[.M$3])-([.M$4]/[.M$5]))*EXP(-[.M$5]*[.B301]))^-1" office:value-type="float" office:value="0.954841113386327" calcext:value-type="float">
            <text:p>0,95484</text:p>
          </table:table-cell>
          <table:table-cell table:formula="of:=[.D300]+([.F300]+2*[.G300]+2*[.H300]+[.I300])*[.M$7]*0.1666666" office:value-type="float" office:value="0.982755461204096" calcext:value-type="float">
            <text:p>0,98276</text:p>
          </table:table-cell>
          <table:table-cell table:style-name="ce4" table:formula="of:=100*([.C301]-[.D301])/[.C301]" office:value-type="float" office:value="-2.92345474303804" calcext:value-type="float">
            <text:p>-2,92345</text:p>
          </table:table-cell>
          <table:table-cell table:formula="of:=(1-[.D301]-[.M$6]*[.D301]^2)/[.M$2]" office:value-type="float" office:value="0.0194610824056135" calcext:value-type="float">
            <text:p>0,01946</text:p>
          </table:table-cell>
          <table:table-cell table:formula="of:=(1-([.D301]+[.F301]*0.5*[.M$7])-[.M$6]*([.D301]+[.F301]*0.5*[.M$7])^2)/[.M$2]" office:value-type="float" office:value="0.0193210500438672" calcext:value-type="float">
            <text:p>0,01932</text:p>
          </table:table-cell>
          <table:table-cell table:formula="of:=(1-([.D301]+[.G301]*0.5*[.M$7])-[.M$6]*([.D301]+[.G301]*0.5*[.M$7])^2)/[.M$2]" office:value-type="float" office:value="0.0193220576481195" calcext:value-type="float">
            <text:p>0,01932</text:p>
          </table:table-cell>
          <table:table-cell table:formula="of:=(1-([.D301]+[.H301]*[.M$7])-[.M$6]*([.D301]+[.H301]*[.M$7])^2)/[.M$2]" office:value-type="float" office:value="0.0191830182901705" calcext:value-type="float">
            <text:p>0,0191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+[.M$7]" office:value-type="float" office:value="2.99999999999998" calcext:value-type="float">
            <text:p>3,00000</text:p>
          </table:table-cell>
          <table:table-cell table:formula="of:=[.M$3]+(([.M$4]/[.M$5])+((-1/[.M$3])-([.M$4]/[.M$5]))*EXP(-[.M$5]*[.B302]))^-1" office:value-type="float" office:value="0.954996624694085" calcext:value-type="float">
            <text:p>0,95500</text:p>
          </table:table-cell>
          <table:table-cell table:formula="of:=[.D301]+([.F301]+2*[.G301]+2*[.H301]+[.I301])*[.M$7]*0.1666666" office:value-type="float" office:value="0.982948678320276" calcext:value-type="float">
            <text:p>0,98295</text:p>
          </table:table-cell>
          <table:table-cell table:style-name="ce4" table:formula="of:=100*([.C302]-[.D302])/[.C302]" office:value-type="float" office:value="-2.92692695486166" calcext:value-type="float">
            <text:p>-2,92693</text:p>
          </table:table-cell>
          <table:table-cell table:formula="of:=(1-[.D302]-[.M$6]*[.D302]^2)/[.M$2]" office:value-type="float" office:value="0.0191830232699013" calcext:value-type="float">
            <text:p>0,01918</text:p>
          </table:table-cell>
          <table:table-cell table:formula="of:=(1-([.D302]+[.F302]*0.5*[.M$7])-[.M$6]*([.D302]+[.F302]*0.5*[.M$7])^2)/[.M$2]" office:value-type="float" office:value="0.0190449914868659" calcext:value-type="float">
            <text:p>0,01904</text:p>
          </table:table-cell>
          <table:table-cell table:formula="of:=(1-([.D302]+[.G302]*0.5*[.M$7])-[.M$6]*([.D302]+[.G302]*0.5*[.M$7])^2)/[.M$2]" office:value-type="float" office:value="0.0190459846973529" calcext:value-type="float">
            <text:p>0,01905</text:p>
          </table:table-cell>
          <table:table-cell table:formula="of:=(1-([.D302]+[.H302]*[.M$7])-[.M$6]*([.D302]+[.H302]*[.M$7])^2)/[.M$2]" office:value-type="float" office:value="0.018908931734307" calcext:value-type="float">
            <text:p>0,0189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+[.M$7]" office:value-type="float" office:value="3.00999999999998" calcext:value-type="float">
            <text:p>3,01000</text:p>
          </table:table-cell>
          <table:table-cell table:formula="of:=[.M$3]+(([.M$4]/[.M$5])+((-1/[.M$3])-([.M$4]/[.M$5]))*EXP(-[.M$5]*[.B303]))^-1" office:value-type="float" office:value="0.955149773421394" calcext:value-type="float">
            <text:p>0,95515</text:p>
          </table:table-cell>
          <table:table-cell table:formula="of:=[.D302]+([.F302]+2*[.G302]+2*[.H302]+[.I302])*[.M$7]*0.1666666" office:value-type="float" office:value="0.983139134756381" calcext:value-type="float">
            <text:p>0,98314</text:p>
          </table:table-cell>
          <table:table-cell table:style-name="ce4" table:formula="of:=100*([.C303]-[.D303])/[.C303]" office:value-type="float" office:value="-2.93036360514719" calcext:value-type="float">
            <text:p>-2,93036</text:p>
          </table:table-cell>
          <table:table-cell table:formula="of:=(1-[.D303]-[.M$6]*[.D303]^2)/[.M$2]" office:value-type="float" office:value="0.018908936642905" calcext:value-type="float">
            <text:p>0,01891</text:p>
          </table:table-cell>
          <table:table-cell table:formula="of:=(1-([.D303]+[.F303]*0.5*[.M$7])-[.M$6]*([.D303]+[.F303]*0.5*[.M$7])^2)/[.M$2]" office:value-type="float" office:value="0.0187728768628048" calcext:value-type="float">
            <text:p>0,01877</text:p>
          </table:table-cell>
          <table:table-cell table:formula="of:=(1-([.D303]+[.G303]*0.5*[.M$7])-[.M$6]*([.D303]+[.G303]*0.5*[.M$7])^2)/[.M$2]" office:value-type="float" office:value="0.0187738558850831" calcext:value-type="float">
            <text:p>0,01877</text:p>
          </table:table-cell>
          <table:table-cell table:formula="of:=(1-([.D303]+[.H303]*[.M$7])-[.M$6]*([.D303]+[.H303]*[.M$7])^2)/[.M$2]" office:value-type="float" office:value="0.0186387609436839" calcext:value-type="float">
            <text:p>0,0186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+[.M$7]" office:value-type="float" office:value="3.01999999999998" calcext:value-type="float">
            <text:p>3,02000</text:p>
          </table:table-cell>
          <table:table-cell table:formula="of:=[.M$3]+(([.M$4]/[.M$5])+((-1/[.M$3])-([.M$4]/[.M$5]))*EXP(-[.M$5]*[.B304]))^-1" office:value-type="float" office:value="0.955300595436627" calcext:value-type="float">
            <text:p>0,95530</text:p>
          </table:table-cell>
          <table:table-cell table:formula="of:=[.D303]+([.F303]+2*[.G303]+2*[.H303]+[.I303])*[.M$7]*0.1666666" office:value-type="float" office:value="0.983326869953091" calcext:value-type="float">
            <text:p>0,98333</text:p>
          </table:table-cell>
          <table:table-cell table:style-name="ce4" table:formula="of:=100*([.C304]-[.D304])/[.C304]" office:value-type="float" office:value="-2.93376500028815" calcext:value-type="float">
            <text:p>-2,93377</text:p>
          </table:table-cell>
          <table:table-cell table:formula="of:=(1-[.D304]-[.M$6]*[.D304]^2)/[.M$2]" office:value-type="float" office:value="0.0186387657821648" calcext:value-type="float">
            <text:p>0,01864</text:p>
          </table:table-cell>
          <table:table-cell table:formula="of:=(1-([.D304]+[.F304]*0.5*[.M$7])-[.M$6]*([.D304]+[.F304]*0.5*[.M$7])^2)/[.M$2]" office:value-type="float" office:value="0.0185046498372355" calcext:value-type="float">
            <text:p>0,01850</text:p>
          </table:table-cell>
          <table:table-cell table:formula="of:=(1-([.D304]+[.G304]*0.5*[.M$7])-[.M$6]*([.D304]+[.G304]*0.5*[.M$7])^2)/[.M$2]" office:value-type="float" office:value="0.0185056148739278" calcext:value-type="float">
            <text:p>0,01851</text:p>
          </table:table-cell>
          <table:table-cell table:formula="of:=(1-([.D304]+[.H304]*[.M$7])-[.M$6]*([.D304]+[.H304]*[.M$7])^2)/[.M$2]" office:value-type="float" office:value="0.0183724499860401" calcext:value-type="float">
            <text:p>0,01837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+[.M$7]" office:value-type="float" office:value="3.02999999999998" calcext:value-type="float">
            <text:p>3,03000</text:p>
          </table:table-cell>
          <table:table-cell table:formula="of:=[.M$3]+(([.M$4]/[.M$5])+((-1/[.M$3])-([.M$4]/[.M$5]))*EXP(-[.M$5]*[.B305]))^-1" office:value-type="float" office:value="0.955449126064353" calcext:value-type="float">
            <text:p>0,95545</text:p>
          </table:table-cell>
          <table:table-cell table:formula="of:=[.D304]+([.F304]+2*[.G304]+2*[.H304]+[.I304])*[.M$7]*0.1666666" office:value-type="float" office:value="0.98351192278772" calcext:value-type="float">
            <text:p>0,98351</text:p>
          </table:table-cell>
          <table:table-cell table:style-name="ce4" table:formula="of:=100*([.C305]-[.D305])/[.C305]" office:value-type="float" office:value="-2.93713144507886" calcext:value-type="float">
            <text:p>-2,93713</text:p>
          </table:table-cell>
          <table:table-cell table:formula="of:=(1-[.D305]-[.M$6]*[.D305]^2)/[.M$2]" office:value-type="float" office:value="0.0183724547554052" calcext:value-type="float">
            <text:p>0,01837</text:p>
          </table:table-cell>
          <table:table-cell table:formula="of:=(1-([.D305]+[.F305]*0.5*[.M$7])-[.M$6]*([.D305]+[.F305]*0.5*[.M$7])^2)/[.M$2]" office:value-type="float" office:value="0.0182402548800718" calcext:value-type="float">
            <text:p>0,01824</text:p>
          </table:table-cell>
          <table:table-cell table:formula="of:=(1-([.D305]+[.G305]*0.5*[.M$7])-[.M$6]*([.D305]+[.G305]*0.5*[.M$7])^2)/[.M$2]" office:value-type="float" office:value="0.0182412061309092" calcext:value-type="float">
            <text:p>0,01824</text:p>
          </table:table-cell>
          <table:table-cell table:formula="of:=(1-([.D305]+[.H305]*[.M$7])-[.M$6]*([.D305]+[.H305]*[.M$7])^2)/[.M$2]" office:value-type="float" office:value="0.0181099437277397" calcext:value-type="float">
            <text:p>0,0181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+[.M$7]" office:value-type="float" office:value="3.03999999999998" calcext:value-type="float">
            <text:p>3,04000</text:p>
          </table:table-cell>
          <table:table-cell table:formula="of:=[.M$3]+(([.M$4]/[.M$5])+((-1/[.M$3])-([.M$4]/[.M$5]))*EXP(-[.M$5]*[.B306]))^-1" office:value-type="float" office:value="0.955595400093565" calcext:value-type="float">
            <text:p>0,95560</text:p>
          </table:table-cell>
          <table:table-cell table:formula="of:=[.D305]+([.F305]+2*[.G305]+2*[.H305]+[.I305])*[.M$7]*0.1666666" office:value-type="float" office:value="0.983694331582265" calcext:value-type="float">
            <text:p>0,98369</text:p>
          </table:table-cell>
          <table:table-cell table:style-name="ce4" table:formula="of:=100*([.C306]-[.D306])/[.C306]" office:value-type="float" office:value="-2.94046324270181" calcext:value-type="float">
            <text:p>-2,94046</text:p>
          </table:table-cell>
          <table:table-cell table:formula="of:=(1-[.D306]-[.M$6]*[.D306]^2)/[.M$2]" office:value-type="float" office:value="0.0181099484289758" calcext:value-type="float">
            <text:p>0,01811</text:p>
          </table:table-cell>
          <table:table-cell table:formula="of:=(1-([.D306]+[.F306]*0.5*[.M$7])-[.M$6]*([.D306]+[.F306]*0.5*[.M$7])^2)/[.M$2]" office:value-type="float" office:value="0.017979637254115" calcext:value-type="float">
            <text:p>0,01798</text:p>
          </table:table-cell>
          <table:table-cell table:formula="of:=(1-([.D306]+[.G306]*0.5*[.M$7])-[.M$6]*([.D306]+[.G306]*0.5*[.M$7])^2)/[.M$2]" office:value-type="float" office:value="0.0179805749159775" calcext:value-type="float">
            <text:p>0,01798</text:p>
          </table:table-cell>
          <table:table-cell table:formula="of:=(1-([.D306]+[.H306]*[.M$7])-[.M$6]*([.D306]+[.H306]*[.M$7])^2)/[.M$2]" office:value-type="float" office:value="0.0178511878223766" calcext:value-type="float">
            <text:p>0,01785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+[.M$7]" office:value-type="float" office:value="3.04999999999998" calcext:value-type="float">
            <text:p>3,05000</text:p>
          </table:table-cell>
          <table:table-cell table:formula="of:=[.M$3]+(([.M$4]/[.M$5])+((-1/[.M$3])-([.M$4]/[.M$5]))*EXP(-[.M$5]*[.B307]))^-1" office:value-type="float" office:value="0.955739451785771" calcext:value-type="float">
            <text:p>0,95574</text:p>
          </table:table-cell>
          <table:table-cell table:formula="of:=[.D306]+([.F306]+2*[.G306]+2*[.H306]+[.I306])*[.M$7]*0.1666666" office:value-type="float" office:value="0.98387413411133" calcext:value-type="float">
            <text:p>0,98387</text:p>
          </table:table-cell>
          <table:table-cell table:style-name="ce4" table:formula="of:=100*([.C307]-[.D307])/[.C307]" office:value-type="float" office:value="-2.94376069471554" calcext:value-type="float">
            <text:p>-2,94376</text:p>
          </table:table-cell>
          <table:table-cell table:formula="of:=(1-[.D307]-[.M$6]*[.D307]^2)/[.M$2]" office:value-type="float" office:value="0.0178511924564568" calcext:value-type="float">
            <text:p>0,01785</text:p>
          </table:table-cell>
          <table:table-cell table:formula="of:=(1-([.D307]+[.F307]*0.5*[.M$7])-[.M$6]*([.D307]+[.F307]*0.5*[.M$7])^2)/[.M$2]" office:value-type="float" office:value="0.0177227430037402" calcext:value-type="float">
            <text:p>0,01772</text:p>
          </table:table-cell>
          <table:table-cell table:formula="of:=(1-([.D307]+[.G307]*0.5*[.M$7])-[.M$6]*([.D307]+[.G307]*0.5*[.M$7])^2)/[.M$2]" office:value-type="float" office:value="0.017723667270698" calcext:value-type="float">
            <text:p>0,01772</text:p>
          </table:table-cell>
          <table:table-cell table:formula="of:=(1-([.D307]+[.H307]*[.M$7])-[.M$6]*([.D307]+[.H307]*[.M$7])^2)/[.M$2]" office:value-type="float" office:value="0.0175961286995435" calcext:value-type="float">
            <text:p>0,0176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+[.M$7]" office:value-type="float" office:value="3.05999999999998" calcext:value-type="float">
            <text:p>3,06000</text:p>
          </table:table-cell>
          <table:table-cell table:formula="of:=[.M$3]+(([.M$4]/[.M$5])+((-1/[.M$3])-([.M$4]/[.M$5]))*EXP(-[.M$5]*[.B308]))^-1" office:value-type="float" office:value="0.955881314882976" calcext:value-type="float">
            <text:p>0,95588</text:p>
          </table:table-cell>
          <table:table-cell table:formula="of:=[.D307]+([.F307]+2*[.G307]+2*[.H307]+[.I307])*[.M$7]*0.1666666" office:value-type="float" office:value="0.984051367609945" calcext:value-type="float">
            <text:p>0,98405</text:p>
          </table:table-cell>
          <table:table-cell table:style-name="ce4" table:formula="of:=100*([.C308]-[.D308])/[.C308]" office:value-type="float" office:value="-2.94702410104308" calcext:value-type="float">
            <text:p>-2,94702</text:p>
          </table:table-cell>
          <table:table-cell table:formula="of:=(1-[.D308]-[.M$6]*[.D308]^2)/[.M$2]" office:value-type="float" office:value="0.0175961332674269" calcext:value-type="float">
            <text:p>0,01760</text:p>
          </table:table-cell>
          <table:table-cell table:formula="of:=(1-([.D308]+[.F308]*0.5*[.M$7])-[.M$6]*([.D308]+[.F308]*0.5*[.M$7])^2)/[.M$2]" office:value-type="float" office:value="0.0174695189437453" calcext:value-type="float">
            <text:p>0,01747</text:p>
          </table:table-cell>
          <table:table-cell table:formula="of:=(1-([.D308]+[.G308]*0.5*[.M$7])-[.M$6]*([.D308]+[.G308]*0.5*[.M$7])^2)/[.M$2]" office:value-type="float" office:value="0.0174704300070982" calcext:value-type="float">
            <text:p>0,01747</text:p>
          </table:table-cell>
          <table:table-cell table:formula="of:=(1-([.D308]+[.H308]*[.M$7])-[.M$6]*([.D308]+[.H308]*[.M$7])^2)/[.M$2]" office:value-type="float" office:value="0.017344713553759" calcext:value-type="float">
            <text:p>0,0173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+[.M$7]" office:value-type="float" office:value="3.06999999999998" calcext:value-type="float">
            <text:p>3,07000</text:p>
          </table:table-cell>
          <table:table-cell table:formula="of:=[.M$3]+(([.M$4]/[.M$5])+((-1/[.M$3])-([.M$4]/[.M$5]))*EXP(-[.M$5]*[.B309]))^-1" office:value-type="float" office:value="0.956021022615536" calcext:value-type="float">
            <text:p>0,95602</text:p>
          </table:table-cell>
          <table:table-cell table:formula="of:=[.D308]+([.F308]+2*[.G308]+2*[.H308]+[.I308])*[.M$7]*0.1666666" office:value-type="float" office:value="0.984226068781269" calcext:value-type="float">
            <text:p>0,98423</text:p>
          </table:table-cell>
          <table:table-cell table:style-name="ce4" table:formula="of:=100*([.C309]-[.D309])/[.C309]" office:value-type="float" office:value="-2.95025375996109" calcext:value-type="float">
            <text:p>-2,95025</text:p>
          </table:table-cell>
          <table:table-cell table:formula="of:=(1-[.D309]-[.M$6]*[.D309]^2)/[.M$2]" office:value-type="float" office:value="0.0173447180563905" calcext:value-type="float">
            <text:p>0,01734</text:p>
          </table:table-cell>
          <table:table-cell table:formula="of:=(1-([.D309]+[.F309]*0.5*[.M$7])-[.M$6]*([.D309]+[.F309]*0.5*[.M$7])^2)/[.M$2]" office:value-type="float" office:value="0.0172199126483575" calcext:value-type="float">
            <text:p>0,01722</text:p>
          </table:table-cell>
          <table:table-cell table:formula="of:=(1-([.D309]+[.G309]*0.5*[.M$7])-[.M$6]*([.D309]+[.G309]*0.5*[.M$7])^2)/[.M$2]" office:value-type="float" office:value="0.0172208106966749" calcext:value-type="float">
            <text:p>0,01722</text:p>
          </table:table-cell>
          <table:table-cell table:formula="of:=(1-([.D309]+[.H309]*[.M$7])-[.M$6]*([.D309]+[.H309]*[.M$7])^2)/[.M$2]" office:value-type="float" office:value="0.0170968903335529" calcext:value-type="float">
            <text:p>0,0171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+[.M$7]" office:value-type="float" office:value="3.07999999999998" calcext:value-type="float">
            <text:p>3,08000</text:p>
          </table:table-cell>
          <table:table-cell table:formula="of:=[.M$3]+(([.M$4]/[.M$5])+((-1/[.M$3])-([.M$4]/[.M$5]))*EXP(-[.M$5]*[.B310]))^-1" office:value-type="float" office:value="0.956158607709897" calcext:value-type="float">
            <text:p>0,95616</text:p>
          </table:table-cell>
          <table:table-cell table:formula="of:=[.D309]+([.F309]+2*[.G309]+2*[.H309]+[.I309])*[.M$7]*0.1666666" office:value-type="float" office:value="0.984398273804187" calcext:value-type="float">
            <text:p>0,98440</text:p>
          </table:table-cell>
          <table:table-cell table:style-name="ce4" table:formula="of:=100*([.C310]-[.D310])/[.C310]" office:value-type="float" office:value="-2.95344996808921" calcext:value-type="float">
            <text:p>-2,95345</text:p>
          </table:table-cell>
          <table:table-cell table:formula="of:=(1-[.D310]-[.M$6]*[.D310]^2)/[.M$2]" office:value-type="float" office:value="0.0170968947718647" calcext:value-type="float">
            <text:p>0,01710</text:p>
          </table:table-cell>
          <table:table-cell table:formula="of:=(1-([.D310]+[.F310]*0.5*[.M$7])-[.M$6]*([.D310]+[.F310]*0.5*[.M$7])^2)/[.M$2]" office:value-type="float" office:value="0.0169738724403981" calcext:value-type="float">
            <text:p>0,01697</text:p>
          </table:table-cell>
          <table:table-cell table:formula="of:=(1-([.D310]+[.G310]*0.5*[.M$7])-[.M$6]*([.D310]+[.G310]*0.5*[.M$7])^2)/[.M$2]" office:value-type="float" office:value="0.0169747576595577" calcext:value-type="float">
            <text:p>0,01697</text:p>
          </table:table-cell>
          <table:table-cell table:formula="of:=(1-([.D310]+[.H310]*[.M$7])-[.M$6]*([.D310]+[.H310]*[.M$7])^2)/[.M$2]" office:value-type="float" office:value="0.0168526077307085" calcext:value-type="float">
            <text:p>0,01685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+[.M$7]" office:value-type="float" office:value="3.08999999999998" calcext:value-type="float">
            <text:p>3,09000</text:p>
          </table:table-cell>
          <table:table-cell table:formula="of:=[.M$3]+(([.M$4]/[.M$5])+((-1/[.M$3])-([.M$4]/[.M$5]))*EXP(-[.M$5]*[.B311]))^-1" office:value-type="float" office:value="0.956294102396218" calcext:value-type="float">
            <text:p>0,95629</text:p>
          </table:table-cell>
          <table:table-cell table:formula="of:=[.D310]+([.F310]+2*[.G310]+2*[.H310]+[.I310])*[.M$7]*0.1666666" office:value-type="float" office:value="0.984568018340794" calcext:value-type="float">
            <text:p>0,98457</text:p>
          </table:table-cell>
          <table:table-cell table:style-name="ce4" table:formula="of:=100*([.C311]-[.D311])/[.C311]" office:value-type="float" office:value="-2.95661302038036" calcext:value-type="float">
            <text:p>-2,95661</text:p>
          </table:table-cell>
          <table:table-cell table:formula="of:=(1-[.D311]-[.M$6]*[.D311]^2)/[.M$2]" office:value-type="float" office:value="0.0168526121056189" calcext:value-type="float">
            <text:p>0,01685</text:p>
          </table:table-cell>
          <table:table-cell table:formula="of:=(1-([.D311]+[.F311]*0.5*[.M$7])-[.M$6]*([.D311]+[.F311]*0.5*[.M$7])^2)/[.M$2]" office:value-type="float" office:value="0.0167313473806003" calcext:value-type="float">
            <text:p>0,01673</text:p>
          </table:table-cell>
          <table:table-cell table:formula="of:=(1-([.D311]+[.G311]*0.5*[.M$7])-[.M$6]*([.D311]+[.G311]*0.5*[.M$7])^2)/[.M$2]" office:value-type="float" office:value="0.0167322199538264" calcext:value-type="float">
            <text:p>0,01673</text:p>
          </table:table-cell>
          <table:table-cell table:formula="of:=(1-([.D311]+[.H311]*[.M$7])-[.M$6]*([.D311]+[.H311]*[.M$7])^2)/[.M$2]" office:value-type="float" office:value="0.0166118151696558" calcext:value-type="float">
            <text:p>0,0166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+[.M$7]" office:value-type="float" office:value="3.09999999999998" calcext:value-type="float">
            <text:p>3,10000</text:p>
          </table:table-cell>
          <table:table-cell table:formula="of:=[.M$3]+(([.M$4]/[.M$5])+((-1/[.M$3])-([.M$4]/[.M$5]))*EXP(-[.M$5]*[.B312]))^-1" office:value-type="float" office:value="0.956427538415875" calcext:value-type="float">
            <text:p>0,95643</text:p>
          </table:table-cell>
          <table:table-cell table:formula="of:=[.D311]+([.F311]+2*[.G311]+2*[.H311]+[.I311])*[.M$7]*0.1666666" office:value-type="float" office:value="0.984735337543773" calcext:value-type="float">
            <text:p>0,98474</text:p>
          </table:table-cell>
          <table:table-cell table:style-name="ce4" table:formula="of:=100*([.C312]-[.D312])/[.C312]" office:value-type="float" office:value="-2.95974321011121" calcext:value-type="float">
            <text:p>-2,95974</text:p>
          </table:table-cell>
          <table:table-cell table:formula="of:=(1-[.D312]-[.M$6]*[.D312]^2)/[.M$2]" office:value-type="float" office:value="0.0166118194820705" calcext:value-type="float">
            <text:p>0,01661</text:p>
          </table:table-cell>
          <table:table-cell table:formula="of:=(1-([.D312]+[.F312]*0.5*[.M$7])-[.M$6]*([.D312]+[.F312]*0.5*[.M$7])^2)/[.M$2]" office:value-type="float" office:value="0.01649228725708" calcext:value-type="float">
            <text:p>0,01649</text:p>
          </table:table-cell>
          <table:table-cell table:formula="of:=(1-([.D312]+[.G312]*0.5*[.M$7])-[.M$6]*([.D312]+[.G312]*0.5*[.M$7])^2)/[.M$2]" office:value-type="float" office:value="0.0164931473649816" calcext:value-type="float">
            <text:p>0,01649</text:p>
          </table:table-cell>
          <table:table-cell table:formula="of:=(1-([.D312]+[.H312]*[.M$7])-[.M$6]*([.D312]+[.H312]*[.M$7])^2)/[.M$2]" office:value-type="float" office:value="0.0163744627970182" calcext:value-type="float">
            <text:p>0,01637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+[.M$7]" office:value-type="float" office:value="3.10999999999998" calcext:value-type="float">
            <text:p>3,11000</text:p>
          </table:table-cell>
          <table:table-cell table:formula="of:=[.M$3]+(([.M$4]/[.M$5])+((-1/[.M$3])-([.M$4]/[.M$5]))*EXP(-[.M$5]*[.B313]))^-1" office:value-type="float" office:value="0.956558947028862" calcext:value-type="float">
            <text:p>0,95656</text:p>
          </table:table-cell>
          <table:table-cell table:formula="of:=[.D312]+([.F312]+2*[.G312]+2*[.H312]+[.I312])*[.M$7]*0.1666666" office:value-type="float" office:value="0.984900266063673" calcext:value-type="float">
            <text:p>0,98490</text:p>
          </table:table-cell>
          <table:table-cell table:style-name="ce4" table:formula="of:=100*([.C313]-[.D313])/[.C313]" office:value-type="float" office:value="-2.96284082887329" calcext:value-type="float">
            <text:p>-2,96284</text:p>
          </table:table-cell>
          <table:table-cell table:formula="of:=(1-[.D313]-[.M$6]*[.D313]^2)/[.M$2]" office:value-type="float" office:value="0.0163744670478294" calcext:value-type="float">
            <text:p>0,01637</text:p>
          </table:table-cell>
          <table:table-cell table:formula="of:=(1-([.D313]+[.F313]*0.5*[.M$7])-[.M$6]*([.D313]+[.F313]*0.5*[.M$7])^2)/[.M$2]" office:value-type="float" office:value="0.016256642574956" calcext:value-type="float">
            <text:p>0,01626</text:p>
          </table:table-cell>
          <table:table-cell table:formula="of:=(1-([.D313]+[.G313]*0.5*[.M$7])-[.M$6]*([.D313]+[.G313]*0.5*[.M$7])^2)/[.M$2]" office:value-type="float" office:value="0.0162574903955639" calcext:value-type="float">
            <text:p>0,01626</text:p>
          </table:table-cell>
          <table:table-cell table:formula="of:=(1-([.D313]+[.H313]*[.M$7])-[.M$6]*([.D313]+[.H313]*[.M$7])^2)/[.M$2]" office:value-type="float" office:value="0.0161405014713057" calcext:value-type="float">
            <text:p>0,0161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+[.M$7]" office:value-type="float" office:value="3.11999999999998" calcext:value-type="float">
            <text:p>3,12000</text:p>
          </table:table-cell>
          <table:table-cell table:formula="of:=[.M$3]+(([.M$4]/[.M$5])+((-1/[.M$3])-([.M$4]/[.M$5]))*EXP(-[.M$5]*[.B314]))^-1" office:value-type="float" office:value="0.956688359021066" calcext:value-type="float">
            <text:p>0,95669</text:p>
          </table:table-cell>
          <table:table-cell table:formula="of:=[.D313]+([.F313]+2*[.G313]+2*[.H313]+[.I313])*[.M$7]*0.1666666" office:value-type="float" office:value="0.985062838056078" calcext:value-type="float">
            <text:p>0,98506</text:p>
          </table:table-cell>
          <table:table-cell table:style-name="ce4" table:formula="of:=100*([.C314]-[.D314])/[.C314]" office:value-type="float" office:value="-2.96590616656465" calcext:value-type="float">
            <text:p>-2,96591</text:p>
          </table:table-cell>
          <table:table-cell table:formula="of:=(1-[.D314]-[.M$6]*[.D314]^2)/[.M$2]" office:value-type="float" office:value="0.0161405056613933" calcext:value-type="float">
            <text:p>0,01614</text:p>
          </table:table-cell>
          <table:table-cell table:formula="of:=(1-([.D314]+[.F314]*0.5*[.M$7])-[.M$6]*([.D314]+[.F314]*0.5*[.M$7])^2)/[.M$2]" office:value-type="float" office:value="0.0160243645461189" calcext:value-type="float">
            <text:p>0,01602</text:p>
          </table:table-cell>
          <table:table-cell table:formula="of:=(1-([.D314]+[.G314]*0.5*[.M$7])-[.M$6]*([.D314]+[.G314]*0.5*[.M$7])^2)/[.M$2]" office:value-type="float" office:value="0.0160252002549228" calcext:value-type="float">
            <text:p>0,01603</text:p>
          </table:table-cell>
          <table:table-cell table:formula="of:=(1-([.D314]+[.H314]*[.M$7])-[.M$6]*([.D314]+[.H314]*[.M$7])^2)/[.M$2]" office:value-type="float" office:value="0.0159098827527574" calcext:value-type="float">
            <text:p>0,0159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+[.M$7]" office:value-type="float" office:value="3.12999999999998" calcext:value-type="float">
            <text:p>3,13000</text:p>
          </table:table-cell>
          <table:table-cell table:formula="of:=[.M$3]+(([.M$4]/[.M$5])+((-1/[.M$3])-([.M$4]/[.M$5]))*EXP(-[.M$5]*[.B315]))^-1" office:value-type="float" office:value="0.956815804711447" calcext:value-type="float">
            <text:p>0,95682</text:p>
          </table:table-cell>
          <table:table-cell table:formula="of:=[.D314]+([.F314]+2*[.G314]+2*[.H314]+[.I314])*[.M$7]*0.1666666" office:value-type="float" office:value="0.985223087188672" calcext:value-type="float">
            <text:p>0,98522</text:p>
          </table:table-cell>
          <table:table-cell table:style-name="ce4" table:formula="of:=100*([.C315]-[.D315])/[.C315]" office:value-type="float" office:value="-2.96893951138194" calcext:value-type="float">
            <text:p>-2,96894</text:p>
          </table:table-cell>
          <table:table-cell table:formula="of:=(1-[.D315]-[.M$6]*[.D315]^2)/[.M$2]" office:value-type="float" office:value="0.0159098868829885" calcext:value-type="float">
            <text:p>0,01591</text:p>
          </table:table-cell>
          <table:table-cell table:formula="of:=(1-([.D315]+[.F315]*0.5*[.M$7])-[.M$6]*([.D315]+[.F315]*0.5*[.M$7])^2)/[.M$2]" office:value-type="float" office:value="0.0157954050791449" calcext:value-type="float">
            <text:p>0,01580</text:p>
          </table:table-cell>
          <table:table-cell table:formula="of:=(1-([.D315]+[.G315]*0.5*[.M$7])-[.M$6]*([.D315]+[.G315]*0.5*[.M$7])^2)/[.M$2]" office:value-type="float" office:value="0.0157962288491289" calcext:value-type="float">
            <text:p>0,01580</text:p>
          </table:table-cell>
          <table:table-cell table:formula="of:=(1-([.D315]+[.H315]*[.M$7])-[.M$6]*([.D315]+[.H315]*[.M$7])^2)/[.M$2]" office:value-type="float" office:value="0.015682558893327" calcext:value-type="float">
            <text:p>0,01568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+[.M$7]" office:value-type="float" office:value="3.13999999999998" calcext:value-type="float">
            <text:p>3,14000</text:p>
          </table:table-cell>
          <table:table-cell table:formula="of:=[.M$3]+(([.M$4]/[.M$5])+((-1/[.M$3])-([.M$4]/[.M$5]))*EXP(-[.M$5]*[.B316]))^-1" office:value-type="float" office:value="0.956941313959098" calcext:value-type="float">
            <text:p>0,95694</text:p>
          </table:table-cell>
          <table:table-cell table:formula="of:=[.D315]+([.F315]+2*[.G315]+2*[.H315]+[.I315])*[.M$7]*0.1666666" office:value-type="float" office:value="0.98538104664821" calcext:value-type="float">
            <text:p>0,98538</text:p>
          </table:table-cell>
          <table:table-cell table:style-name="ce4" table:formula="of:=100*([.C316]-[.D316])/[.C316]" office:value-type="float" office:value="-2.97194114981297" calcext:value-type="float">
            <text:p>-2,97194</text:p>
          </table:table-cell>
          <table:table-cell table:formula="of:=(1-[.D316]-[.M$6]*[.D316]^2)/[.M$2]" office:value-type="float" office:value="0.0156825629645564" calcext:value-type="float">
            <text:p>0,01568</text:p>
          </table:table-cell>
          <table:table-cell table:formula="of:=(1-([.D316]+[.F316]*0.5*[.M$7])-[.M$6]*([.D316]+[.F316]*0.5*[.M$7])^2)/[.M$2]" office:value-type="float" office:value="0.0155697167693543" calcext:value-type="float">
            <text:p>0,01557</text:p>
          </table:table-cell>
          <table:table-cell table:formula="of:=(1-([.D316]+[.G316]*0.5*[.M$7])-[.M$6]*([.D316]+[.G316]*0.5*[.M$7])^2)/[.M$2]" office:value-type="float" office:value="0.0155705287710336" calcext:value-type="float">
            <text:p>0,01557</text:p>
          </table:table-cell>
          <table:table-cell table:formula="of:=(1-([.D316]+[.H316]*[.M$7])-[.M$6]*([.D316]+[.H316]*[.M$7])^2)/[.M$2]" office:value-type="float" office:value="0.0154584828268119" calcext:value-type="float">
            <text:p>0,0154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+[.M$7]" office:value-type="float" office:value="3.14999999999998" calcext:value-type="float">
            <text:p>3,15000</text:p>
          </table:table-cell>
          <table:table-cell table:formula="of:=[.M$3]+(([.M$4]/[.M$5])+((-1/[.M$3])-([.M$4]/[.M$5]))*EXP(-[.M$5]*[.B317]))^-1" office:value-type="float" office:value="0.95706491617021" calcext:value-type="float">
            <text:p>0,95706</text:p>
          </table:table-cell>
          <table:table-cell table:formula="of:=[.D316]+([.F316]+2*[.G316]+2*[.H316]+[.I316])*[.M$7]*0.1666666" office:value-type="float" office:value="0.985536749147382" calcext:value-type="float">
            <text:p>0,98554</text:p>
          </table:table-cell>
          <table:table-cell table:style-name="ce4" table:formula="of:=100*([.C317]-[.D317])/[.C317]" office:value-type="float" office:value="-2.9749113666297" calcext:value-type="float">
            <text:p>-2,97491</text:p>
          </table:table-cell>
          <table:table-cell table:formula="of:=(1-[.D317]-[.M$6]*[.D317]^2)/[.M$2]" office:value-type="float" office:value="0.0154584868398825" calcext:value-type="float">
            <text:p>0,01546</text:p>
          </table:table-cell>
          <table:table-cell table:formula="of:=(1-([.D317]+[.F317]*0.5*[.M$7])-[.M$6]*([.D317]+[.F317]*0.5*[.M$7])^2)/[.M$2]" office:value-type="float" office:value="0.0153472528890112" calcext:value-type="float">
            <text:p>0,01535</text:p>
          </table:table-cell>
          <table:table-cell table:formula="of:=(1-([.D317]+[.G317]*0.5*[.M$7])-[.M$6]*([.D317]+[.G317]*0.5*[.M$7])^2)/[.M$2]" office:value-type="float" office:value="0.0153480532904664" calcext:value-type="float">
            <text:p>0,01535</text:p>
          </table:table-cell>
          <table:table-cell table:formula="of:=(1-([.D317]+[.H317]*[.M$7])-[.M$6]*([.D317]+[.H317]*[.M$7])^2)/[.M$2]" office:value-type="float" office:value="0.015237608159123" calcext:value-type="float">
            <text:p>0,0152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+[.M$7]" office:value-type="float" office:value="3.15999999999998" calcext:value-type="float">
            <text:p>3,16000</text:p>
          </table:table-cell>
          <table:table-cell table:formula="of:=[.M$3]+(([.M$4]/[.M$5])+((-1/[.M$3])-([.M$4]/[.M$5]))*EXP(-[.M$5]*[.B318]))^-1" office:value-type="float" office:value="0.957186640304918" calcext:value-type="float">
            <text:p>0,95719</text:p>
          </table:table-cell>
          <table:table-cell table:formula="of:=[.D317]+([.F317]+2*[.G317]+2*[.H317]+[.I317])*[.M$7]*0.1666666" office:value-type="float" office:value="0.985690226931588" calcext:value-type="float">
            <text:p>0,98569</text:p>
          </table:table-cell>
          <table:table-cell table:style-name="ce4" table:formula="of:=100*([.C318]-[.D318])/[.C318]" office:value-type="float" office:value="-2.97785044488184" calcext:value-type="float">
            <text:p>-2,97785</text:p>
          </table:table-cell>
          <table:table-cell table:formula="of:=(1-[.D318]-[.M$6]*[.D318]^2)/[.M$2]" office:value-type="float" office:value="0.015237612114865" calcext:value-type="float">
            <text:p>0,01524</text:p>
          </table:table-cell>
          <table:table-cell table:formula="of:=(1-([.D318]+[.F318]*0.5*[.M$7])-[.M$6]*([.D318]+[.F318]*0.5*[.M$7])^2)/[.M$2]" office:value-type="float" office:value="0.0151279673776622" calcext:value-type="float">
            <text:p>0,01513</text:p>
          </table:table-cell>
          <table:table-cell table:formula="of:=(1-([.D318]+[.G318]*0.5*[.M$7])-[.M$6]*([.D318]+[.G318]*0.5*[.M$7])^2)/[.M$2]" office:value-type="float" office:value="0.0151287563445745" calcext:value-type="float">
            <text:p>0,01513</text:p>
          </table:table-cell>
          <table:table-cell table:formula="of:=(1-([.D318]+[.H318]*[.M$7])-[.M$6]*([.D318]+[.H318]*[.M$7])^2)/[.M$2]" office:value-type="float" office:value="0.0150198891586921" calcext:value-type="float">
            <text:p>0,01502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+[.M$7]" office:value-type="float" office:value="3.16999999999998" calcext:value-type="float">
            <text:p>3,17000</text:p>
          </table:table-cell>
          <table:table-cell table:formula="of:=[.M$3]+(([.M$4]/[.M$5])+((-1/[.M$3])-([.M$4]/[.M$5]))*EXP(-[.M$5]*[.B319]))^-1" office:value-type="float" office:value="0.957306514884061" calcext:value-type="float">
            <text:p>0,95731</text:p>
          </table:table-cell>
          <table:table-cell table:formula="of:=[.D318]+([.F318]+2*[.G318]+2*[.H318]+[.I318])*[.M$7]*0.1666666" office:value-type="float" office:value="0.985841511785604" calcext:value-type="float">
            <text:p>0,98584</text:p>
          </table:table-cell>
          <table:table-cell table:style-name="ce4" table:formula="of:=100*([.C319]-[.D319])/[.C319]" office:value-type="float" office:value="-2.98075866589068" calcext:value-type="float">
            <text:p>-2,98076</text:p>
          </table:table-cell>
          <table:table-cell table:formula="of:=(1-[.D319]-[.M$6]*[.D319]^2)/[.M$2]" office:value-type="float" office:value="0.0150198930579245" calcext:value-type="float">
            <text:p>0,01502</text:p>
          </table:table-cell>
          <table:table-cell table:formula="of:=(1-([.D319]+[.F319]*0.5*[.M$7])-[.M$6]*([.D319]+[.F319]*0.5*[.M$7])^2)/[.M$2]" office:value-type="float" office:value="0.0149118148326141" calcext:value-type="float">
            <text:p>0,01491</text:p>
          </table:table-cell>
          <table:table-cell table:formula="of:=(1-([.D319]+[.G319]*0.5*[.M$7])-[.M$6]*([.D319]+[.G319]*0.5*[.M$7])^2)/[.M$2]" office:value-type="float" office:value="0.0149125925282996" calcext:value-type="float">
            <text:p>0,01491</text:p>
          </table:table-cell>
          <table:table-cell table:formula="of:=(1-([.D319]+[.H319]*[.M$7])-[.M$6]*([.D319]+[.H319]*[.M$7])^2)/[.M$2]" office:value-type="float" office:value="0.0148052807470177" calcext:value-type="float">
            <text:p>0,0148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+[.M$7]" office:value-type="float" office:value="3.17999999999998" calcext:value-type="float">
            <text:p>3,18000</text:p>
          </table:table-cell>
          <table:table-cell table:formula="of:=[.M$3]+(([.M$4]/[.M$5])+((-1/[.M$3])-([.M$4]/[.M$5]))*EXP(-[.M$5]*[.B320]))^-1" office:value-type="float" office:value="0.957424567995824" calcext:value-type="float">
            <text:p>0,95742</text:p>
          </table:table-cell>
          <table:table-cell table:formula="of:=[.D319]+([.F319]+2*[.G319]+2*[.H319]+[.I319])*[.M$7]*0.1666666" office:value-type="float" office:value="0.985990635040166" calcext:value-type="float">
            <text:p>0,98599</text:p>
          </table:table-cell>
          <table:table-cell table:style-name="ce4" table:formula="of:=100*([.C320]-[.D320])/[.C320]" office:value-type="float" office:value="-2.98363630924359" calcext:value-type="float">
            <text:p>-2,98364</text:p>
          </table:table-cell>
          <table:table-cell table:formula="of:=(1-[.D320]-[.M$6]*[.D320]^2)/[.M$2]" office:value-type="float" office:value="0.0148052845905475" calcext:value-type="float">
            <text:p>0,01481</text:p>
          </table:table-cell>
          <table:table-cell table:formula="of:=(1-([.D320]+[.F320]*0.5*[.M$7])-[.M$6]*([.D320]+[.F320]*0.5*[.M$7])^2)/[.M$2]" office:value-type="float" office:value="0.0146987504995465" calcext:value-type="float">
            <text:p>0,01470</text:p>
          </table:table-cell>
          <table:table-cell table:formula="of:=(1-([.D320]+[.G320]*0.5*[.M$7])-[.M$6]*([.D320]+[.G320]*0.5*[.M$7])^2)/[.M$2]" office:value-type="float" office:value="0.0146995170849897" calcext:value-type="float">
            <text:p>0,01470</text:p>
          </table:table-cell>
          <table:table-cell table:formula="of:=(1-([.D320]+[.H320]*[.M$7])-[.M$6]*([.D320]+[.H320]*[.M$7])^2)/[.M$2]" office:value-type="float" office:value="0.0145937384893443" calcext:value-type="float">
            <text:p>0,01459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+[.M$7]" office:value-type="float" office:value="3.18999999999998" calcext:value-type="float">
            <text:p>3,19000</text:p>
          </table:table-cell>
          <table:table-cell table:formula="of:=[.M$3]+(([.M$4]/[.M$5])+((-1/[.M$3])-([.M$4]/[.M$5]))*EXP(-[.M$5]*[.B321]))^-1" office:value-type="float" office:value="0.95754082730229" calcext:value-type="float">
            <text:p>0,95754</text:p>
          </table:table-cell>
          <table:table-cell table:formula="of:=[.D320]+([.F320]+2*[.G320]+2*[.H320]+[.I320])*[.M$7]*0.1666666" office:value-type="float" office:value="0.98613762757845" calcext:value-type="float">
            <text:p>0,98614</text:p>
          </table:table-cell>
          <table:table-cell table:style-name="ce4" table:formula="of:=100*([.C321]-[.D321])/[.C321]" office:value-type="float" office:value="-2.98648365278872" calcext:value-type="float">
            <text:p>-2,98648</text:p>
          </table:table-cell>
          <table:table-cell table:formula="of:=(1-[.D321]-[.M$6]*[.D321]^2)/[.M$2]" office:value-type="float" office:value="0.0145937422779671" calcext:value-type="float">
            <text:p>0,01459</text:p>
          </table:table-cell>
          <table:table-cell table:formula="of:=(1-([.D321]+[.F321]*0.5*[.M$7])-[.M$6]*([.D321]+[.F321]*0.5*[.M$7])^2)/[.M$2]" office:value-type="float" office:value="0.0144887302632585" calcext:value-type="float">
            <text:p>0,01449</text:p>
          </table:table-cell>
          <table:table-cell table:formula="of:=(1-([.D321]+[.G321]*0.5*[.M$7])-[.M$6]*([.D321]+[.G321]*0.5*[.M$7])^2)/[.M$2]" office:value-type="float" office:value="0.0144894858971457" calcext:value-type="float">
            <text:p>0,01449</text:p>
          </table:table-cell>
          <table:table-cell table:formula="of:=(1-([.D321]+[.H321]*[.M$7])-[.M$6]*([.D321]+[.H321]*[.M$7])^2)/[.M$2]" office:value-type="float" office:value="0.0143852185854749" calcext:value-type="float">
            <text:p>0,0143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+[.M$7]" office:value-type="float" office:value="3.19999999999998" calcext:value-type="float">
            <text:p>3,20000</text:p>
          </table:table-cell>
          <table:table-cell table:formula="of:=[.M$3]+(([.M$4]/[.M$5])+((-1/[.M$3])-([.M$4]/[.M$5]))*EXP(-[.M$5]*[.B322]))^-1" office:value-type="float" office:value="0.95765532004589" calcext:value-type="float">
            <text:p>0,95766</text:p>
          </table:table-cell>
          <table:table-cell table:formula="of:=[.D321]+([.F321]+2*[.G321]+2*[.H321]+[.I321])*[.M$7]*0.1666666" office:value-type="float" office:value="0.986282519842467" calcext:value-type="float">
            <text:p>0,98628</text:p>
          </table:table-cell>
          <table:table-cell table:style-name="ce4" table:formula="of:=100*([.C322]-[.D322])/[.C322]" office:value-type="float" office:value="-2.98930097263031" calcext:value-type="float">
            <text:p>-2,98930</text:p>
          </table:table-cell>
          <table:table-cell table:formula="of:=(1-[.D322]-[.M$6]*[.D322]^2)/[.M$2]" office:value-type="float" office:value="0.0143852223199747" calcext:value-type="float">
            <text:p>0,01439</text:p>
          </table:table-cell>
          <table:table-cell table:formula="of:=(1-([.D322]+[.F322]*0.5*[.M$7])-[.M$6]*([.D322]+[.F322]*0.5*[.M$7])^2)/[.M$2]" office:value-type="float" office:value="0.0142817106385469" calcext:value-type="float">
            <text:p>0,01428</text:p>
          </table:table-cell>
          <table:table-cell table:formula="of:=(1-([.D322]+[.G322]*0.5*[.M$7])-[.M$6]*([.D322]+[.G322]*0.5*[.M$7])^2)/[.M$2]" office:value-type="float" office:value="0.0142824554772989" calcext:value-type="float">
            <text:p>0,01428</text:p>
          </table:table-cell>
          <table:table-cell table:formula="of:=(1-([.D322]+[.H322]*[.M$7])-[.M$6]*([.D322]+[.H322]*[.M$7])^2)/[.M$2]" office:value-type="float" office:value="0.0141796778607147" calcext:value-type="float">
            <text:p>0,01418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+[.M$7]" office:value-type="float" office:value="3.20999999999998" calcext:value-type="float">
            <text:p>3,21000</text:p>
          </table:table-cell>
          <table:table-cell table:formula="of:=[.M$3]+(([.M$4]/[.M$5])+((-1/[.M$3])-([.M$4]/[.M$5]))*EXP(-[.M$5]*[.B323]))^-1" office:value-type="float" office:value="0.957768073055755" calcext:value-type="float">
            <text:p>0,95777</text:p>
          </table:table-cell>
          <table:table-cell table:formula="of:=[.D322]+([.F322]+2*[.G322]+2*[.H322]+[.I322])*[.M$7]*0.1666666" office:value-type="float" office:value="0.986425341839359" calcext:value-type="float">
            <text:p>0,98643</text:p>
          </table:table-cell>
          <table:table-cell table:style-name="ce4" table:formula="of:=100*([.C323]-[.D323])/[.C323]" office:value-type="float" office:value="-2.99208854312434" calcext:value-type="float">
            <text:p>-2,99209</text:p>
          </table:table-cell>
          <table:table-cell table:formula="of:=(1-[.D323]-[.M$6]*[.D323]^2)/[.M$2]" office:value-type="float" office:value="0.0141796815418644" calcext:value-type="float">
            <text:p>0,01418</text:p>
          </table:table-cell>
          <table:table-cell table:formula="of:=(1-([.D323]+[.F323]*0.5*[.M$7])-[.M$6]*([.D323]+[.F323]*0.5*[.M$7])^2)/[.M$2]" office:value-type="float" office:value="0.0140776487612151" calcext:value-type="float">
            <text:p>0,01408</text:p>
          </table:table-cell>
          <table:table-cell table:formula="of:=(1-([.D323]+[.G323]*0.5*[.M$7])-[.M$6]*([.D323]+[.G323]*0.5*[.M$7])^2)/[.M$2]" office:value-type="float" office:value="0.0140783829590195" calcext:value-type="float">
            <text:p>0,01408</text:p>
          </table:table-cell>
          <table:table-cell table:formula="of:=(1-([.D323]+[.H323]*[.M$7])-[.M$6]*([.D323]+[.H323]*[.M$7])^2)/[.M$2]" office:value-type="float" office:value="0.0139770737569434" calcext:value-type="float">
            <text:p>0,0139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+[.M$7]" office:value-type="float" office:value="3.21999999999998" calcext:value-type="float">
            <text:p>3,22000</text:p>
          </table:table-cell>
          <table:table-cell table:formula="of:=[.M$3]+(([.M$4]/[.M$5])+((-1/[.M$3])-([.M$4]/[.M$5]))*EXP(-[.M$5]*[.B324]))^-1" office:value-type="float" office:value="0.957879112753976" calcext:value-type="float">
            <text:p>0,95788</text:p>
          </table:table-cell>
          <table:table-cell table:formula="of:=[.D323]+([.F323]+2*[.G323]+2*[.H323]+[.I323])*[.M$7]*0.1666666" office:value-type="float" office:value="0.986566123147612" calcext:value-type="float">
            <text:p>0,98657</text:p>
          </table:table-cell>
          <table:table-cell table:style-name="ce4" table:formula="of:=100*([.C324]-[.D324])/[.C324]" office:value-type="float" office:value="-2.99484663687448" calcext:value-type="float">
            <text:p>-2,99485</text:p>
          </table:table-cell>
          <table:table-cell table:formula="of:=(1-[.D324]-[.M$6]*[.D324]^2)/[.M$2]" office:value-type="float" office:value="0.0139770773855052" calcext:value-type="float">
            <text:p>0,01398</text:p>
          </table:table-cell>
          <table:table-cell table:formula="of:=(1-([.D324]+[.F324]*0.5*[.M$7])-[.M$6]*([.D324]+[.F324]*0.5*[.M$7])^2)/[.M$2]" office:value-type="float" office:value="0.0138765023792098" calcext:value-type="float">
            <text:p>0,01388</text:p>
          </table:table-cell>
          <table:table-cell table:formula="of:=(1-([.D324]+[.G324]*0.5*[.M$7])-[.M$6]*([.D324]+[.G324]*0.5*[.M$7])^2)/[.M$2]" office:value-type="float" office:value="0.0138772260880529" calcext:value-type="float">
            <text:p>0,01388</text:p>
          </table:table-cell>
          <table:table-cell table:formula="of:=(1-([.D324]+[.H324]*[.M$7])-[.M$6]*([.D324]+[.H324]*[.M$7])^2)/[.M$2]" office:value-type="float" office:value="0.0137773643238156" calcext:value-type="float">
            <text:p>0,0137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+[.M$7]" office:value-type="float" office:value="3.22999999999998" calcext:value-type="float">
            <text:p>3,23000</text:p>
          </table:table-cell>
          <table:table-cell table:formula="of:=[.M$3]+(([.M$4]/[.M$5])+((-1/[.M$3])-([.M$4]/[.M$5]))*EXP(-[.M$5]*[.B325]))^-1" office:value-type="float" office:value="0.957988465161764" calcext:value-type="float">
            <text:p>0,95799</text:p>
          </table:table-cell>
          <table:table-cell table:formula="of:=[.D324]+([.F324]+2*[.G324]+2*[.H324]+[.I324])*[.M$7]*0.1666666" office:value-type="float" office:value="0.986704892923177" calcext:value-type="float">
            <text:p>0,98670</text:p>
          </table:table-cell>
          <table:table-cell table:style-name="ce4" table:formula="of:=100*([.C325]-[.D325])/[.C325]" office:value-type="float" office:value="-2.99757552472866" calcext:value-type="float">
            <text:p>-2,99758</text:p>
          </table:table-cell>
          <table:table-cell table:formula="of:=(1-[.D325]-[.M$6]*[.D325]^2)/[.M$2]" office:value-type="float" office:value="0.0137773679005406" calcext:value-type="float">
            <text:p>0,01378</text:p>
          </table:table-cell>
          <table:table-cell table:formula="of:=(1-([.D325]+[.F325]*0.5*[.M$7])-[.M$6]*([.D325]+[.F325]*0.5*[.M$7])^2)/[.M$2]" office:value-type="float" office:value="0.0136782298438836" calcext:value-type="float">
            <text:p>0,01368</text:p>
          </table:table-cell>
          <table:table-cell table:formula="of:=(1-([.D325]+[.G325]*0.5*[.M$7])-[.M$6]*([.D325]+[.G325]*0.5*[.M$7])^2)/[.M$2]" office:value-type="float" office:value="0.0136789432135817" calcext:value-type="float">
            <text:p>0,01368</text:p>
          </table:table-cell>
          <table:table-cell table:formula="of:=(1-([.D325]+[.H325]*[.M$7])-[.M$6]*([.D325]+[.H325]*[.M$7])^2)/[.M$2]" office:value-type="float" office:value="0.0135805082100859" calcext:value-type="float">
            <text:p>0,0135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+[.M$7]" office:value-type="float" office:value="3.23999999999998" calcext:value-type="float">
            <text:p>3,24000</text:p>
          </table:table-cell>
          <table:table-cell table:formula="of:=[.M$3]+(([.M$4]/[.M$5])+((-1/[.M$3])-([.M$4]/[.M$5]))*EXP(-[.M$5]*[.B326]))^-1" office:value-type="float" office:value="0.95809615590552" calcext:value-type="float">
            <text:p>0,95810</text:p>
          </table:table-cell>
          <table:table-cell table:formula="of:=[.D325]+([.F325]+2*[.G325]+2*[.H325]+[.I325])*[.M$7]*0.1666666" office:value-type="float" office:value="0.986841679905505" calcext:value-type="float">
            <text:p>0,98684</text:p>
          </table:table-cell>
          <table:table-cell table:style-name="ce4" table:formula="of:=100*([.C326]-[.D326])/[.C326]" office:value-type="float" office:value="-3.00027547577584" calcext:value-type="float">
            <text:p>-3,00028</text:p>
          </table:table-cell>
          <table:table-cell table:formula="of:=(1-[.D326]-[.M$6]*[.D326]^2)/[.M$2]" office:value-type="float" office:value="0.0135805117357142" calcext:value-type="float">
            <text:p>0,01358</text:p>
          </table:table-cell>
          <table:table-cell table:formula="of:=(1-([.D326]+[.F326]*0.5*[.M$7])-[.M$6]*([.D326]+[.F326]*0.5*[.M$7])^2)/[.M$2]" office:value-type="float" office:value="0.0134827901013827" calcext:value-type="float">
            <text:p>0,01348</text:p>
          </table:table-cell>
          <table:table-cell table:formula="of:=(1-([.D326]+[.G326]*0.5*[.M$7])-[.M$6]*([.D326]+[.G326]*0.5*[.M$7])^2)/[.M$2]" office:value-type="float" office:value="0.0134834932796134" calcext:value-type="float">
            <text:p>0,01348</text:p>
          </table:table-cell>
          <table:table-cell table:formula="of:=(1-([.D326]+[.H326]*[.M$7])-[.M$6]*([.D326]+[.H326]*[.M$7])^2)/[.M$2]" office:value-type="float" office:value="0.0133864646550574" calcext:value-type="float">
            <text:p>0,0133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+[.M$7]" office:value-type="float" office:value="3.24999999999997" calcext:value-type="float">
            <text:p>3,25000</text:p>
          </table:table-cell>
          <table:table-cell table:formula="of:=[.M$3]+(([.M$4]/[.M$5])+((-1/[.M$3])-([.M$4]/[.M$5]))*EXP(-[.M$5]*[.B327]))^-1" office:value-type="float" office:value="0.958202210222816" calcext:value-type="float">
            <text:p>0,95820</text:p>
          </table:table-cell>
          <table:table-cell table:formula="of:=[.D326]+([.F326]+2*[.G326]+2*[.H326]+[.I326])*[.M$7]*0.1666666" office:value-type="float" office:value="0.986976512423493" calcext:value-type="float">
            <text:p>0,98698</text:p>
          </table:table-cell>
          <table:table-cell table:style-name="ce4" table:formula="of:=100*([.C327]-[.D327])/[.C327]" office:value-type="float" office:value="-3.00294675734323" calcext:value-type="float">
            <text:p>-3,00295</text:p>
          </table:table-cell>
          <table:table-cell table:formula="of:=(1-[.D327]-[.M$6]*[.D327]^2)/[.M$2]" office:value-type="float" office:value="0.0133864681303188" calcext:value-type="float">
            <text:p>0,01339</text:p>
          </table:table-cell>
          <table:table-cell table:formula="of:=(1-([.D327]+[.F327]*0.5*[.M$7])-[.M$6]*([.D327]+[.F327]*0.5*[.M$7])^2)/[.M$2]" office:value-type="float" office:value="0.0132901426841582" calcext:value-type="float">
            <text:p>0,01329</text:p>
          </table:table-cell>
          <table:table-cell table:formula="of:=(1-([.D327]+[.G327]*0.5*[.M$7])-[.M$6]*([.D327]+[.G327]*0.5*[.M$7])^2)/[.M$2]" office:value-type="float" office:value="0.0132908358164902" calcext:value-type="float">
            <text:p>0,01329</text:p>
          </table:table-cell>
          <table:table-cell table:formula="of:=(1-([.D327]+[.H327]*[.M$7])-[.M$6]*([.D327]+[.H327]*[.M$7])^2)/[.M$2]" office:value-type="float" office:value="0.0131951934801533" calcext:value-type="float">
            <text:p>0,0132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+[.M$7]" office:value-type="float" office:value="3.25999999999997" calcext:value-type="float">
            <text:p>3,26000</text:p>
          </table:table-cell>
          <table:table-cell table:formula="of:=[.M$3]+(([.M$4]/[.M$5])+((-1/[.M$3])-([.M$4]/[.M$5]))*EXP(-[.M$5]*[.B328]))^-1" office:value-type="float" office:value="0.95830665296828" calcext:value-type="float">
            <text:p>0,95831</text:p>
          </table:table-cell>
          <table:table-cell table:formula="of:=[.D327]+([.F327]+2*[.G327]+2*[.H327]+[.I327])*[.M$7]*0.1666666" office:value-type="float" office:value="0.98710941840135" calcext:value-type="float">
            <text:p>0,98711</text:p>
          </table:table-cell>
          <table:table-cell table:style-name="ce4" table:formula="of:=100*([.C328]-[.D328])/[.C328]" office:value-type="float" office:value="-3.0055896349938" calcext:value-type="float">
            <text:p>-3,00559</text:p>
          </table:table-cell>
          <table:table-cell table:formula="of:=(1-[.D328]-[.M$6]*[.D328]^2)/[.M$2]" office:value-type="float" office:value="0.0131951969057674" calcext:value-type="float">
            <text:p>0,01320</text:p>
          </table:table-cell>
          <table:table-cell table:formula="of:=(1-([.D328]+[.F328]*0.5*[.M$7])-[.M$6]*([.D328]+[.F328]*0.5*[.M$7])^2)/[.M$2]" office:value-type="float" office:value="0.0131002477025962" calcext:value-type="float">
            <text:p>0,01310</text:p>
          </table:table-cell>
          <table:table-cell table:formula="of:=(1-([.D328]+[.G328]*0.5*[.M$7])-[.M$6]*([.D328]+[.G328]*0.5*[.M$7])^2)/[.M$2]" office:value-type="float" office:value="0.0131009309325203" calcext:value-type="float">
            <text:p>0,01310</text:p>
          </table:table-cell>
          <table:table-cell table:formula="of:=(1-([.D328]+[.H328]*[.M$7])-[.M$6]*([.D328]+[.H328]*[.M$7])^2)/[.M$2]" office:value-type="float" office:value="0.013006655080608" calcext:value-type="float">
            <text:p>0,0130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+[.M$7]" office:value-type="float" office:value="3.26999999999997" calcext:value-type="float">
            <text:p>3,27000</text:p>
          </table:table-cell>
          <table:table-cell table:formula="of:=[.M$3]+(([.M$4]/[.M$5])+((-1/[.M$3])-([.M$4]/[.M$5]))*EXP(-[.M$5]*[.B329]))^-1" office:value-type="float" office:value="0.958409508619398" calcext:value-type="float">
            <text:p>0,95841</text:p>
          </table:table-cell>
          <table:table-cell table:formula="of:=[.D328]+([.F328]+2*[.G328]+2*[.H328]+[.I328])*[.M$7]*0.1666666" office:value-type="float" office:value="0.987240425364375" calcext:value-type="float">
            <text:p>0,98724</text:p>
          </table:table-cell>
          <table:table-cell table:style-name="ce4" table:formula="of:=100*([.C329]-[.D329])/[.C329]" office:value-type="float" office:value="-3.00820437252433" calcext:value-type="float">
            <text:p>-3,00820</text:p>
          </table:table-cell>
          <table:table-cell table:formula="of:=(1-[.D329]-[.M$6]*[.D329]^2)/[.M$2]" office:value-type="float" office:value="0.0130066584572837" calcext:value-type="float">
            <text:p>0,01301</text:p>
          </table:table-cell>
          <table:table-cell table:formula="of:=(1-([.D329]+[.F329]*0.5*[.M$7])-[.M$6]*([.D329]+[.F329]*0.5*[.M$7])^2)/[.M$2]" office:value-type="float" office:value="0.0129130658367694" calcext:value-type="float">
            <text:p>0,01291</text:p>
          </table:table-cell>
          <table:table-cell table:formula="of:=(1-([.D329]+[.G329]*0.5*[.M$7])-[.M$6]*([.D329]+[.G329]*0.5*[.M$7])^2)/[.M$2]" office:value-type="float" office:value="0.0129137393057276" calcext:value-type="float">
            <text:p>0,01291</text:p>
          </table:table-cell>
          <table:table-cell table:formula="of:=(1-([.D329]+[.H329]*[.M$7])-[.M$6]*([.D329]+[.H329]*[.M$7])^2)/[.M$2]" office:value-type="float" office:value="0.0128208104172759" calcext:value-type="float">
            <text:p>0,0128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+[.M$7]" office:value-type="float" office:value="3.27999999999997" calcext:value-type="float">
            <text:p>3,28000</text:p>
          </table:table-cell>
          <table:table-cell table:formula="of:=[.M$3]+(([.M$4]/[.M$5])+((-1/[.M$3])-([.M$4]/[.M$5]))*EXP(-[.M$5]*[.B330]))^-1" office:value-type="float" office:value="0.958510801282224" calcext:value-type="float">
            <text:p>0,95851</text:p>
          </table:table-cell>
          <table:table-cell table:formula="of:=[.D329]+([.F329]+2*[.G329]+2*[.H329]+[.I329])*[.M$7]*0.1666666" office:value-type="float" office:value="0.987369560444654" calcext:value-type="float">
            <text:p>0,98737</text:p>
          </table:table-cell>
          <table:table-cell table:style-name="ce4" table:formula="of:=100*([.C330]-[.D330])/[.C330]" office:value-type="float" office:value="-3.01079123196362" calcext:value-type="float">
            <text:p>-3,01079</text:p>
          </table:table-cell>
          <table:table-cell table:formula="of:=(1-[.D330]-[.M$6]*[.D330]^2)/[.M$2]" office:value-type="float" office:value="0.0128208137457123" calcext:value-type="float">
            <text:p>0,01282</text:p>
          </table:table-cell>
          <table:table-cell table:formula="of:=(1-([.D330]+[.F330]*0.5*[.M$7])-[.M$6]*([.D330]+[.F330]*0.5*[.M$7])^2)/[.M$2]" office:value-type="float" office:value="0.0127285583283055" calcext:value-type="float">
            <text:p>0,01273</text:p>
          </table:table-cell>
          <table:table-cell table:formula="of:=(1-([.D330]+[.G330]*0.5*[.M$7])-[.M$6]*([.D330]+[.G330]*0.5*[.M$7])^2)/[.M$2]" office:value-type="float" office:value="0.0127292221757201" calcext:value-type="float">
            <text:p>0,01273</text:p>
          </table:table-cell>
          <table:table-cell table:formula="of:=(1-([.D330]+[.H330]*[.M$7])-[.M$6]*([.D330]+[.H330]*[.M$7])^2)/[.M$2]" office:value-type="float" office:value="0.0126376210085588" calcext:value-type="float">
            <text:p>0,01264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+[.M$7]" office:value-type="float" office:value="3.28999999999997" calcext:value-type="float">
            <text:p>3,29000</text:p>
          </table:table-cell>
          <table:table-cell table:formula="of:=[.M$3]+(([.M$4]/[.M$5])+((-1/[.M$3])-([.M$4]/[.M$5]))*EXP(-[.M$5]*[.B331]))^-1" office:value-type="float" office:value="0.95861055469701" calcext:value-type="float">
            <text:p>0,95861</text:p>
          </table:table-cell>
          <table:table-cell table:formula="of:=[.D330]+([.F330]+2*[.G330]+2*[.H330]+[.I330])*[.M$7]*0.1666666" office:value-type="float" office:value="0.987496850386675" calcext:value-type="float">
            <text:p>0,98750</text:p>
          </table:table-cell>
          <table:table-cell table:style-name="ce4" table:formula="of:=100*([.C331]-[.D331])/[.C331]" office:value-type="float" office:value="-3.01335047357112" calcext:value-type="float">
            <text:p>-3,01335</text:p>
          </table:table-cell>
          <table:table-cell table:formula="of:=(1-[.D331]-[.M$6]*[.D331]^2)/[.M$2]" office:value-type="float" office:value="0.012637624289445" calcext:value-type="float">
            <text:p>0,01264</text:p>
          </table:table-cell>
          <table:table-cell table:formula="of:=(1-([.D331]+[.F331]*0.5*[.M$7])-[.M$6]*([.D331]+[.F331]*0.5*[.M$7])^2)/[.M$2]" office:value-type="float" office:value="0.0125466869723709" calcext:value-type="float">
            <text:p>0,01255</text:p>
          </table:table-cell>
          <table:table-cell table:formula="of:=(1-([.D331]+[.G331]*0.5*[.M$7])-[.M$6]*([.D331]+[.G331]*0.5*[.M$7])^2)/[.M$2]" office:value-type="float" office:value="0.0125473413356736" calcext:value-type="float">
            <text:p>0,01255</text:p>
          </table:table-cell>
          <table:table-cell table:formula="of:=(1-([.D331]+[.H331]*[.M$7])-[.M$6]*([.D331]+[.H331]*[.M$7])^2)/[.M$2]" office:value-type="float" office:value="0.0124570489224465" calcext:value-type="float">
            <text:p>0,0124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+[.M$7]" office:value-type="float" office:value="3.29999999999997" calcext:value-type="float">
            <text:p>3,30000</text:p>
          </table:table-cell>
          <table:table-cell table:formula="of:=[.M$3]+(([.M$4]/[.M$5])+((-1/[.M$3])-([.M$4]/[.M$5]))*EXP(-[.M$5]*[.B332]))^-1" office:value-type="float" office:value="0.958708792243739" calcext:value-type="float">
            <text:p>0,95871</text:p>
          </table:table-cell>
          <table:table-cell table:formula="of:=[.D331]+([.F331]+2*[.G331]+2*[.H331]+[.I331])*[.M$7]*0.1666666" office:value-type="float" office:value="0.987622321552866" calcext:value-type="float">
            <text:p>0,98762</text:p>
          </table:table-cell>
          <table:table-cell table:style-name="ce4" table:formula="of:=100*([.C332]-[.D332])/[.C332]" office:value-type="float" office:value="-3.01588235583597" calcext:value-type="float">
            <text:p>-3,01588</text:p>
          </table:table-cell>
          <table:table-cell table:formula="of:=(1-[.D332]-[.M$6]*[.D332]^2)/[.M$2]" office:value-type="float" office:value="0.0124570521564615" calcext:value-type="float">
            <text:p>0,01246</text:p>
          </table:table-cell>
          <table:table-cell table:formula="of:=(1-([.D332]+[.F332]*0.5*[.M$7])-[.M$6]*([.D332]+[.F332]*0.5*[.M$7])^2)/[.M$2]" office:value-type="float" office:value="0.0123674141097698" calcext:value-type="float">
            <text:p>0,01237</text:p>
          </table:table-cell>
          <table:table-cell table:formula="of:=(1-([.D332]+[.G332]*0.5*[.M$7])-[.M$6]*([.D332]+[.G332]*0.5*[.M$7])^2)/[.M$2]" office:value-type="float" office:value="0.0123680591244301" calcext:value-type="float">
            <text:p>0,01237</text:p>
          </table:table-cell>
          <table:table-cell table:formula="of:=(1-([.D332]+[.H332]*[.M$7])-[.M$6]*([.D332]+[.H332]*[.M$7])^2)/[.M$2]" office:value-type="float" office:value="0.012279056768672" calcext:value-type="float">
            <text:p>0,0122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+[.M$7]" office:value-type="float" office:value="3.30999999999997" calcext:value-type="float">
            <text:p>3,31000</text:p>
          </table:table-cell>
          <table:table-cell table:formula="of:=[.M$3]+(([.M$4]/[.M$5])+((-1/[.M$3])-([.M$4]/[.M$5]))*EXP(-[.M$5]*[.B333]))^-1" office:value-type="float" office:value="0.958805536947591" calcext:value-type="float">
            <text:p>0,95881</text:p>
          </table:table-cell>
          <table:table-cell table:formula="of:=[.D332]+([.F332]+2*[.G332]+2*[.H332]+[.I332])*[.M$7]*0.1666666" office:value-type="float" office:value="0.987745999929051" calcext:value-type="float">
            <text:p>0,98775</text:p>
          </table:table-cell>
          <table:table-cell table:style-name="ce4" table:formula="of:=100*([.C333]-[.D333])/[.C333]" office:value-type="float" office:value="-3.01838713547625" calcext:value-type="float">
            <text:p>-3,01839</text:p>
          </table:table-cell>
          <table:table-cell table:formula="of:=(1-[.D333]-[.M$6]*[.D333]^2)/[.M$2]" office:value-type="float" office:value="0.0122790599564852" calcext:value-type="float">
            <text:p>0,01228</text:p>
          </table:table-cell>
          <table:table-cell table:formula="of:=(1-([.D333]+[.F333]*0.5*[.M$7])-[.M$6]*([.D333]+[.F333]*0.5*[.M$7])^2)/[.M$2]" office:value-type="float" office:value="0.0121907026191552" calcext:value-type="float">
            <text:p>0,01219</text:p>
          </table:table-cell>
          <table:table-cell table:formula="of:=(1-([.D333]+[.G333]*0.5*[.M$7])-[.M$6]*([.D333]+[.G333]*0.5*[.M$7])^2)/[.M$2]" office:value-type="float" office:value="0.0121913384187083" calcext:value-type="float">
            <text:p>0,01219</text:p>
          </table:table-cell>
          <table:table-cell table:formula="of:=(1-([.D333]+[.H333]*[.M$7])-[.M$6]*([.D333]+[.H333]*[.M$7])^2)/[.M$2]" office:value-type="float" office:value="0.0121036076909785" calcext:value-type="float">
            <text:p>0,0121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+[.M$7]" office:value-type="float" office:value="3.31999999999997" calcext:value-type="float">
            <text:p>3,32000</text:p>
          </table:table-cell>
          <table:table-cell table:formula="of:=[.M$3]+(([.M$4]/[.M$5])+((-1/[.M$3])-([.M$4]/[.M$5]))*EXP(-[.M$5]*[.B334]))^-1" office:value-type="float" office:value="0.958900811484311" calcext:value-type="float">
            <text:p>0,95890</text:p>
          </table:table-cell>
          <table:table-cell table:formula="of:=[.D333]+([.F333]+2*[.G333]+2*[.H333]+[.I333])*[.M$7]*0.1666666" office:value-type="float" office:value="0.987867911129825" calcext:value-type="float">
            <text:p>0,98787</text:p>
          </table:table-cell>
          <table:table-cell table:style-name="ce4" table:formula="of:=100*([.C334]-[.D334])/[.C334]" office:value-type="float" office:value="-3.02086506743857" calcext:value-type="float">
            <text:p>-3,02087</text:p>
          </table:table-cell>
          <table:table-cell table:formula="of:=(1-[.D334]-[.M$6]*[.D334]^2)/[.M$2]" office:value-type="float" office:value="0.0121036108332497" calcext:value-type="float">
            <text:p>0,01210</text:p>
          </table:table-cell>
          <table:table-cell table:formula="of:=(1-([.D334]+[.F334]*0.5*[.M$7])-[.M$6]*([.D334]+[.F334]*0.5*[.M$7])^2)/[.M$2]" office:value-type="float" office:value="0.0120165159093517" calcext:value-type="float">
            <text:p>0,01202</text:p>
          </table:table-cell>
          <table:table-cell table:formula="of:=(1-([.D334]+[.G334]*0.5*[.M$7])-[.M$6]*([.D334]+[.G334]*0.5*[.M$7])^2)/[.M$2]" office:value-type="float" office:value="0.0120171426254261" calcext:value-type="float">
            <text:p>0,01202</text:p>
          </table:table-cell>
          <table:table-cell table:formula="of:=(1-([.D334]+[.H334]*[.M$7])-[.M$6]*([.D334]+[.H334]*[.M$7])^2)/[.M$2]" office:value-type="float" office:value="0.0119306653594962" calcext:value-type="float">
            <text:p>0,0119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+[.M$7]" office:value-type="float" office:value="3.32999999999997" calcext:value-type="float">
            <text:p>3,33000</text:p>
          </table:table-cell>
          <table:table-cell table:formula="of:=[.M$3]+(([.M$4]/[.M$5])+((-1/[.M$3])-([.M$4]/[.M$5]))*EXP(-[.M$5]*[.B335]))^-1" office:value-type="float" office:value="0.958994638185506" calcext:value-type="float">
            <text:p>0,95899</text:p>
          </table:table-cell>
          <table:table-cell table:formula="of:=[.D334]+([.F334]+2*[.G334]+2*[.H334]+[.I334])*[.M$7]*0.1666666" office:value-type="float" office:value="0.987988080403861" calcext:value-type="float">
            <text:p>0,98799</text:p>
          </table:table-cell>
          <table:table-cell table:style-name="ce4" table:formula="of:=100*([.C335]-[.D335])/[.C335]" office:value-type="float" office:value="-3.02331640489806" calcext:value-type="float">
            <text:p>-3,02332</text:p>
          </table:table-cell>
          <table:table-cell table:formula="of:=(1-[.D335]-[.M$6]*[.D335]^2)/[.M$2]" office:value-type="float" office:value="0.0119306684568761" calcext:value-type="float">
            <text:p>0,01193</text:p>
          </table:table-cell>
          <table:table-cell table:formula="of:=(1-([.D335]+[.F335]*0.5*[.M$7])-[.M$6]*([.D335]+[.F335]*0.5*[.M$7])^2)/[.M$2]" office:value-type="float" office:value="0.011844817911787" calcext:value-type="float">
            <text:p>0,01184</text:p>
          </table:table-cell>
          <table:table-cell table:formula="of:=(1-([.D335]+[.G335]*0.5*[.M$7])-[.M$6]*([.D335]+[.G335]*0.5*[.M$7])^2)/[.M$2]" office:value-type="float" office:value="0.0118454356741315" calcext:value-type="float">
            <text:p>0,01185</text:p>
          </table:table-cell>
          <table:table-cell table:formula="of:=(1-([.D335]+[.H335]*[.M$7])-[.M$6]*([.D335]+[.H335]*[.M$7])^2)/[.M$2]" office:value-type="float" office:value="0.0117601939632287" calcext:value-type="float">
            <text:p>0,0117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+[.M$7]" office:value-type="float" office:value="3.33999999999997" calcext:value-type="float">
            <text:p>3,34000</text:p>
          </table:table-cell>
          <table:table-cell table:formula="of:=[.M$3]+(([.M$4]/[.M$5])+((-1/[.M$3])-([.M$4]/[.M$5]))*EXP(-[.M$5]*[.B336]))^-1" office:value-type="float" office:value="0.95908703904386" calcext:value-type="float">
            <text:p>0,95909</text:p>
          </table:table-cell>
          <table:table-cell table:formula="of:=[.D335]+([.F335]+2*[.G335]+2*[.H335]+[.I335])*[.M$7]*0.1666666" office:value-type="float" office:value="0.988106532639134" calcext:value-type="float">
            <text:p>0,98811</text:p>
          </table:table-cell>
          <table:table-cell table:style-name="ce4" table:formula="of:=100*([.C336]-[.D336])/[.C336]" office:value-type="float" office:value="-3.0257413992586" calcext:value-type="float">
            <text:p>-3,02574</text:p>
          </table:table-cell>
          <table:table-cell table:formula="of:=(1-[.D336]-[.M$6]*[.D336]^2)/[.M$2]" office:value-type="float" office:value="0.0117601970163584" calcext:value-type="float">
            <text:p>0,01176</text:p>
          </table:table-cell>
          <table:table-cell table:formula="of:=(1-([.D336]+[.F336]*0.5*[.M$7])-[.M$6]*([.D336]+[.F336]*0.5*[.M$7])^2)/[.M$2]" office:value-type="float" office:value="0.0116755730730316" calcext:value-type="float">
            <text:p>0,01168</text:p>
          </table:table-cell>
          <table:table-cell table:formula="of:=(1-([.D336]+[.G336]*0.5*[.M$7])-[.M$6]*([.D336]+[.G336]*0.5*[.M$7])^2)/[.M$2]" office:value-type="float" office:value="0.0116761820095427" calcext:value-type="float">
            <text:p>0,01168</text:p>
          </table:table-cell>
          <table:table-cell table:formula="of:=(1-([.D336]+[.H336]*[.M$7])-[.M$6]*([.D336]+[.H336]*[.M$7])^2)/[.M$2]" office:value-type="float" office:value="0.011592158202645" calcext:value-type="float">
            <text:p>0,01159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+[.M$7]" office:value-type="float" office:value="3.34999999999997" calcext:value-type="float">
            <text:p>3,35000</text:p>
          </table:table-cell>
          <table:table-cell table:formula="of:=[.M$3]+(([.M$4]/[.M$5])+((-1/[.M$3])-([.M$4]/[.M$5]))*EXP(-[.M$5]*[.B337]))^-1" office:value-type="float" office:value="0.959178035718266" calcext:value-type="float">
            <text:p>0,95918</text:p>
          </table:table-cell>
          <table:table-cell table:formula="of:=[.D336]+([.F336]+2*[.G336]+2*[.H336]+[.I336])*[.M$7]*0.1666666" office:value-type="float" office:value="0.98822329236807" calcext:value-type="float">
            <text:p>0,98822</text:p>
          </table:table-cell>
          <table:table-cell table:style-name="ce4" table:formula="of:=100*([.C337]-[.D337])/[.C337]" office:value-type="float" office:value="-3.02814030015335" calcext:value-type="float">
            <text:p>-3,02814</text:p>
          </table:table-cell>
          <table:table-cell table:formula="of:=(1-[.D337]-[.M$6]*[.D337]^2)/[.M$2]" office:value-type="float" office:value="0.0115921612121566" calcext:value-type="float">
            <text:p>0,01159</text:p>
          </table:table-cell>
          <table:table-cell table:formula="of:=(1-([.D337]+[.F337]*0.5*[.M$7])-[.M$6]*([.D337]+[.F337]*0.5*[.M$7])^2)/[.M$2]" office:value-type="float" office:value="0.0115087463474449" calcext:value-type="float">
            <text:p>0,01151</text:p>
          </table:table-cell>
          <table:table-cell table:formula="of:=(1-([.D337]+[.G337]*0.5*[.M$7])-[.M$6]*([.D337]+[.G337]*0.5*[.M$7])^2)/[.M$2]" office:value-type="float" office:value="0.0115093465841925" calcext:value-type="float">
            <text:p>0,01151</text:p>
          </table:table-cell>
          <table:table-cell table:formula="of:=(1-([.D337]+[.H337]*[.M$7])-[.M$6]*([.D337]+[.H337]*[.M$7])^2)/[.M$2]" office:value-type="float" office:value="0.0114265232823789" calcext:value-type="float">
            <text:p>0,0114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+[.M$7]" office:value-type="float" office:value="3.35999999999997" calcext:value-type="float">
            <text:p>3,36000</text:p>
          </table:table-cell>
          <table:table-cell table:formula="of:=[.M$3]+(([.M$4]/[.M$5])+((-1/[.M$3])-([.M$4]/[.M$5]))*EXP(-[.M$5]*[.B338]))^-1" office:value-type="float" office:value="0.959267649538885" calcext:value-type="float">
            <text:p>0,95927</text:p>
          </table:table-cell>
          <table:table-cell table:formula="of:=[.D337]+([.F337]+2*[.G337]+2*[.H337]+[.I337])*[.M$7]*0.1666666" office:value-type="float" office:value="0.98833838377263" calcext:value-type="float">
            <text:p>0,98834</text:p>
          </table:table-cell>
          <table:table-cell table:style-name="ce4" table:formula="of:=100*([.C338]-[.D338])/[.C338]" office:value-type="float" office:value="-3.03051335544557" calcext:value-type="float">
            <text:p>-3,03051</text:p>
          </table:table-cell>
          <table:table-cell table:formula="of:=(1-[.D338]-[.M$6]*[.D338]^2)/[.M$2]" office:value-type="float" office:value="0.0114265262488952" calcext:value-type="float">
            <text:p>0,01143</text:p>
          </table:table-cell>
          <table:table-cell table:formula="of:=(1-([.D338]+[.F338]*0.5*[.M$7])-[.M$6]*([.D338]+[.F338]*0.5*[.M$7])^2)/[.M$2]" office:value-type="float" office:value="0.0113443031899264" calcext:value-type="float">
            <text:p>0,01134</text:p>
          </table:table-cell>
          <table:table-cell table:formula="of:=(1-([.D338]+[.G338]*0.5*[.M$7])-[.M$6]*([.D338]+[.G338]*0.5*[.M$7])^2)/[.M$2]" office:value-type="float" office:value="0.0113448948511809" calcext:value-type="float">
            <text:p>0,01134</text:p>
          </table:table-cell>
          <table:table-cell table:formula="of:=(1-([.D338]+[.H338]*[.M$7])-[.M$6]*([.D338]+[.H338]*[.M$7])^2)/[.M$2]" office:value-type="float" office:value="0.0112632549040311" calcext:value-type="float">
            <text:p>0,0112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+[.M$7]" office:value-type="float" office:value="3.36999999999997" calcext:value-type="float">
            <text:p>3,37000</text:p>
          </table:table-cell>
          <table:table-cell table:formula="of:=[.M$3]+(([.M$4]/[.M$5])+((-1/[.M$3])-([.M$4]/[.M$5]))*EXP(-[.M$5]*[.B339]))^-1" office:value-type="float" office:value="0.959355901512128" calcext:value-type="float">
            <text:p>0,95936</text:p>
          </table:table-cell>
          <table:table-cell table:formula="of:=[.D338]+([.F338]+2*[.G338]+2*[.H338]+[.I338])*[.M$7]*0.1666666" office:value-type="float" office:value="0.98845183068931" calcext:value-type="float">
            <text:p>0,98845</text:p>
          </table:table-cell>
          <table:table-cell table:style-name="ce4" table:formula="of:=100*([.C339]-[.D339])/[.C339]" office:value-type="float" office:value="-3.03286081122979" calcext:value-type="float">
            <text:p>-3,03286</text:p>
          </table:table-cell>
          <table:table-cell table:formula="of:=(1-[.D339]-[.M$6]*[.D339]^2)/[.M$2]" office:value-type="float" office:value="0.0112632578281665" calcext:value-type="float">
            <text:p>0,01126</text:p>
          </table:table-cell>
          <table:table-cell table:formula="of:=(1-([.D339]+[.F339]*0.5*[.M$7])-[.M$6]*([.D339]+[.F339]*0.5*[.M$7])^2)/[.M$2]" office:value-type="float" office:value="0.0111822095487704" calcext:value-type="float">
            <text:p>0,01118</text:p>
          </table:table-cell>
          <table:table-cell table:formula="of:=(1-([.D339]+[.G339]*0.5*[.M$7])-[.M$6]*([.D339]+[.G339]*0.5*[.M$7])^2)/[.M$2]" office:value-type="float" office:value="0.0111827927570269" calcext:value-type="float">
            <text:p>0,01118</text:p>
          </table:table-cell>
          <table:table-cell table:formula="of:=(1-([.D339]+[.H339]*[.M$7])-[.M$6]*([.D339]+[.H339]*[.M$7])^2)/[.M$2]" office:value-type="float" office:value="0.0111023192590754" calcext:value-type="float">
            <text:p>0,0111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+[.M$7]" office:value-type="float" office:value="3.37999999999997" calcext:value-type="float">
            <text:p>3,38000</text:p>
          </table:table-cell>
          <table:table-cell table:formula="of:=[.M$3]+(([.M$4]/[.M$5])+((-1/[.M$3])-([.M$4]/[.M$5]))*EXP(-[.M$5]*[.B340]))^-1" office:value-type="float" office:value="0.959442812325561" calcext:value-type="float">
            <text:p>0,95944</text:p>
          </table:table-cell>
          <table:table-cell table:formula="of:=[.D339]+([.F339]+2*[.G339]+2*[.H339]+[.I339])*[.M$7]*0.1666666" office:value-type="float" office:value="0.988563656614077" calcext:value-type="float">
            <text:p>0,98856</text:p>
          </table:table-cell>
          <table:table-cell table:style-name="ce4" table:formula="of:=100*([.C340]-[.D340])/[.C340]" office:value-type="float" office:value="-3.03518291183313" calcext:value-type="float">
            <text:p>-3,03518</text:p>
          </table:table-cell>
          <table:table-cell table:formula="of:=(1-[.D340]-[.M$6]*[.D340]^2)/[.M$2]" office:value-type="float" office:value="0.0111023221414351" calcext:value-type="float">
            <text:p>0,01110</text:p>
          </table:table-cell>
          <table:table-cell table:formula="of:=(1-([.D340]+[.F340]*0.5*[.M$7])-[.M$6]*([.D340]+[.F340]*0.5*[.M$7])^2)/[.M$2]" office:value-type="float" office:value="0.0110224318586217" calcext:value-type="float">
            <text:p>0,01102</text:p>
          </table:table-cell>
          <table:table-cell table:formula="of:=(1-([.D340]+[.G340]*0.5*[.M$7])-[.M$6]*([.D340]+[.G340]*0.5*[.M$7])^2)/[.M$2]" office:value-type="float" office:value="0.0110230067346265" calcext:value-type="float">
            <text:p>0,01102</text:p>
          </table:table-cell>
          <table:table-cell table:formula="of:=(1-([.D340]+[.H340]*[.M$7])-[.M$6]*([.D340]+[.H340]*[.M$7])^2)/[.M$2]" office:value-type="float" office:value="0.0109436830218643" calcext:value-type="float">
            <text:p>0,0109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+[.M$7]" office:value-type="float" office:value="3.38999999999997" calcext:value-type="float">
            <text:p>3,39000</text:p>
          </table:table-cell>
          <table:table-cell table:formula="of:=[.M$3]+(([.M$4]/[.M$5])+((-1/[.M$3])-([.M$4]/[.M$5]))*EXP(-[.M$5]*[.B341]))^-1" office:value-type="float" office:value="0.959528402352736" calcext:value-type="float">
            <text:p>0,95953</text:p>
          </table:table-cell>
          <table:table-cell table:formula="of:=[.D340]+([.F340]+2*[.G340]+2*[.H340]+[.I340])*[.M$7]*0.1666666" office:value-type="float" office:value="0.988673884707236" calcext:value-type="float">
            <text:p>0,98867</text:p>
          </table:table-cell>
          <table:table-cell table:style-name="ce4" table:formula="of:=100*([.C341]-[.D341])/[.C341]" office:value-type="float" office:value="-3.03747989981705" calcext:value-type="float">
            <text:p>-3,03748</text:p>
          </table:table-cell>
          <table:table-cell table:formula="of:=(1-[.D341]-[.M$6]*[.D341]^2)/[.M$2]" office:value-type="float" office:value="0.010943685863045" calcext:value-type="float">
            <text:p>0,01094</text:p>
          </table:table-cell>
          <table:table-cell table:formula="of:=(1-([.D341]+[.F341]*0.5*[.M$7])-[.M$6]*([.D341]+[.F341]*0.5*[.M$7])^2)/[.M$2]" office:value-type="float" office:value="0.0108649370335326" calcext:value-type="float">
            <text:p>0,01086</text:p>
          </table:table-cell>
          <table:table-cell table:formula="of:=(1-([.D341]+[.G341]*0.5*[.M$7])-[.M$6]*([.D341]+[.G341]*0.5*[.M$7])^2)/[.M$2]" office:value-type="float" office:value="0.010865503696308" calcext:value-type="float">
            <text:p>0,01087</text:p>
          </table:table-cell>
          <table:table-cell table:formula="of:=(1-([.D341]+[.H341]*[.M$7])-[.M$6]*([.D341]+[.H341]*[.M$7])^2)/[.M$2]" office:value-type="float" office:value="0.0107873133427358" calcext:value-type="float">
            <text:p>0,0107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+[.M$7]" office:value-type="float" office:value="3.39999999999997" calcext:value-type="float">
            <text:p>3,40000</text:p>
          </table:table-cell>
          <table:table-cell table:formula="of:=[.M$3]+(([.M$4]/[.M$5])+((-1/[.M$3])-([.M$4]/[.M$5]))*EXP(-[.M$5]*[.B342]))^-1" office:value-type="float" office:value="0.959612691657952" calcext:value-type="float">
            <text:p>0,95961</text:p>
          </table:table-cell>
          <table:table-cell table:formula="of:=[.D341]+([.F341]+2*[.G341]+2*[.H341]+[.I341])*[.M$7]*0.1666666" office:value-type="float" office:value="0.988782537798217" calcext:value-type="float">
            <text:p>0,98878</text:p>
          </table:table-cell>
          <table:table-cell table:style-name="ce4" table:formula="of:=100*([.C342]-[.D342])/[.C342]" office:value-type="float" office:value="-3.03975201597921" calcext:value-type="float">
            <text:p>-3,03975</text:p>
          </table:table-cell>
          <table:table-cell table:formula="of:=(1-[.D342]-[.M$6]*[.D342]^2)/[.M$2]" office:value-type="float" office:value="0.0107873161433259" calcext:value-type="float">
            <text:p>0,01079</text:p>
          </table:table-cell>
          <table:table-cell table:formula="of:=(1-([.D342]+[.F342]*0.5*[.M$7])-[.M$6]*([.D342]+[.F342]*0.5*[.M$7])^2)/[.M$2]" office:value-type="float" office:value="0.0107096924601193" calcext:value-type="float">
            <text:p>0,01071</text:p>
          </table:table-cell>
          <table:table-cell table:formula="of:=(1-([.D342]+[.G342]*0.5*[.M$7])-[.M$6]*([.D342]+[.G342]*0.5*[.M$7])^2)/[.M$2]" office:value-type="float" office:value="0.0107102510269876" calcext:value-type="float">
            <text:p>0,01071</text:p>
          </table:table-cell>
          <table:table-cell table:formula="of:=(1-([.D342]+[.H342]*[.M$7])-[.M$6]*([.D342]+[.H342]*[.M$7])^2)/[.M$2]" office:value-type="float" office:value="0.0106331778412184" calcext:value-type="float">
            <text:p>0,0106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+[.M$7]" office:value-type="float" office:value="3.40999999999997" calcext:value-type="float">
            <text:p>3,41000</text:p>
          </table:table-cell>
          <table:table-cell table:formula="of:=[.M$3]+(([.M$4]/[.M$5])+((-1/[.M$3])-([.M$4]/[.M$5]))*EXP(-[.M$5]*[.B343]))^-1" office:value-type="float" office:value="0.959695700000941" calcext:value-type="float">
            <text:p>0,95970</text:p>
          </table:table-cell>
          <table:table-cell table:formula="of:=[.D342]+([.F342]+2*[.G342]+2*[.H342]+[.I342])*[.M$7]*0.1666666" office:value-type="float" office:value="0.988889638390308" calcext:value-type="float">
            <text:p>0,98889</text:p>
          </table:table-cell>
          <table:table-cell table:style-name="ce4" table:formula="of:=100*([.C343]-[.D343])/[.C343]" office:value-type="float" office:value="-3.04199949935571" calcext:value-type="float">
            <text:p>-3,04200</text:p>
          </table:table-cell>
          <table:table-cell table:formula="of:=(1-[.D343]-[.M$6]*[.D343]^2)/[.M$2]" office:value-type="float" office:value="0.0106331806017976" calcext:value-type="float">
            <text:p>0,01063</text:p>
          </table:table-cell>
          <table:table-cell table:formula="of:=(1-([.D343]+[.F343]*0.5*[.M$7])-[.M$6]*([.D343]+[.F343]*0.5*[.M$7])^2)/[.M$2]" office:value-type="float" office:value="0.0105566659908144" calcext:value-type="float">
            <text:p>0,01056</text:p>
          </table:table-cell>
          <table:table-cell table:formula="of:=(1-([.D343]+[.G343]*0.5*[.M$7])-[.M$6]*([.D343]+[.G343]*0.5*[.M$7])^2)/[.M$2]" office:value-type="float" office:value="0.0105572165774228" calcext:value-type="float">
            <text:p>0,01056</text:p>
          </table:table-cell>
          <table:table-cell table:formula="of:=(1-([.D343]+[.H343]*[.M$7])-[.M$6]*([.D343]+[.H343]*[.M$7])^2)/[.M$2]" office:value-type="float" office:value="0.0104812445993318" calcext:value-type="float">
            <text:p>0,0104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+[.M$7]" office:value-type="float" office:value="3.41999999999997" calcext:value-type="float">
            <text:p>3,42000</text:p>
          </table:table-cell>
          <table:table-cell table:formula="of:=[.M$3]+(([.M$4]/[.M$5])+((-1/[.M$3])-([.M$4]/[.M$5]))*EXP(-[.M$5]*[.B344]))^-1" office:value-type="float" office:value="0.959777446841483" calcext:value-type="float">
            <text:p>0,95978</text:p>
          </table:table-cell>
          <table:table-cell table:formula="of:=[.D343]+([.F343]+2*[.G343]+2*[.H343]+[.I343])*[.M$7]*0.1666666" office:value-type="float" office:value="0.988995208665309" calcext:value-type="float">
            <text:p>0,98900</text:p>
          </table:table-cell>
          <table:table-cell table:style-name="ce4" table:formula="of:=100*([.C344]-[.D344])/[.C344]" office:value-type="float" office:value="-3.04422258722352" calcext:value-type="float">
            <text:p>-3,04422</text:p>
          </table:table-cell>
          <table:table-cell table:formula="of:=(1-[.D344]-[.M$6]*[.D344]^2)/[.M$2]" office:value-type="float" office:value="0.0104812473204714" calcext:value-type="float">
            <text:p>0,01048</text:p>
          </table:table-cell>
          <table:table-cell table:formula="of:=(1-([.D344]+[.F344]*0.5*[.M$7])-[.M$6]*([.D344]+[.F344]*0.5*[.M$7])^2)/[.M$2]" office:value-type="float" office:value="0.0104058259372168" calcext:value-type="float">
            <text:p>0,01041</text:p>
          </table:table-cell>
          <table:table-cell table:formula="of:=(1-([.D344]+[.G344]*0.5*[.M$7])-[.M$6]*([.D344]+[.G344]*0.5*[.M$7])^2)/[.M$2]" office:value-type="float" office:value="0.0104063686575611" calcext:value-type="float">
            <text:p>0,01041</text:p>
          </table:table-cell>
          <table:table-cell table:formula="of:=(1-([.D344]+[.H344]*[.M$7])-[.M$6]*([.D344]+[.H344]*[.M$7])^2)/[.M$2]" office:value-type="float" office:value="0.0103314821549844" calcext:value-type="float">
            <text:p>0,0103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+[.M$7]" office:value-type="float" office:value="3.42999999999997" calcext:value-type="float">
            <text:p>3,43000</text:p>
          </table:table-cell>
          <table:table-cell table:formula="of:=[.M$3]+(([.M$4]/[.M$5])+((-1/[.M$3])-([.M$4]/[.M$5]))*EXP(-[.M$5]*[.B345]))^-1" office:value-type="float" office:value="0.959857951343955" calcext:value-type="float">
            <text:p>0,95986</text:p>
          </table:table-cell>
          <table:table-cell table:formula="of:=[.D344]+([.F344]+2*[.G344]+2*[.H344]+[.I344])*[.M$7]*0.1666666" office:value-type="float" office:value="0.989099270488126" calcext:value-type="float">
            <text:p>0,98910</text:p>
          </table:table-cell>
          <table:table-cell table:style-name="ce4" table:formula="of:=100*([.C345]-[.D345])/[.C345]" office:value-type="float" office:value="-3.04642151510316" calcext:value-type="float">
            <text:p>-3,04642</text:p>
          </table:table-cell>
          <table:table-cell table:formula="of:=(1-[.D345]-[.M$6]*[.D345]^2)/[.M$2]" office:value-type="float" office:value="0.0103314848372479" calcext:value-type="float">
            <text:p>0,01033</text:p>
          </table:table-cell>
          <table:table-cell table:formula="of:=(1-([.D345]+[.F345]*0.5*[.M$7])-[.M$6]*([.D345]+[.F345]*0.5*[.M$7])^2)/[.M$2]" office:value-type="float" office:value="0.0102571410635373" calcext:value-type="float">
            <text:p>0,01026</text:p>
          </table:table-cell>
          <table:table-cell table:formula="of:=(1-([.D345]+[.G345]*0.5*[.M$7])-[.M$6]*([.D345]+[.G345]*0.5*[.M$7])^2)/[.M$2]" office:value-type="float" office:value="0.0102576760299852" calcext:value-type="float">
            <text:p>0,01026</text:p>
          </table:table-cell>
          <table:table-cell table:formula="of:=(1-([.D345]+[.H345]*[.M$7])-[.M$6]*([.D345]+[.H345]*[.M$7])^2)/[.M$2]" office:value-type="float" office:value="0.0101838594954647" calcext:value-type="float">
            <text:p>0,01018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+[.M$7]" office:value-type="float" office:value="3.43999999999997" calcext:value-type="float">
            <text:p>3,44000</text:p>
          </table:table-cell>
          <table:table-cell table:formula="of:=[.M$3]+(([.M$4]/[.M$5])+((-1/[.M$3])-([.M$4]/[.M$5]))*EXP(-[.M$5]*[.B346]))^-1" office:value-type="float" office:value="0.959937232381806" calcext:value-type="float">
            <text:p>0,95994</text:p>
          </table:table-cell>
          <table:table-cell table:formula="of:=[.D345]+([.F345]+2*[.G345]+2*[.H345]+[.I345])*[.M$7]*0.1666666" office:value-type="float" office:value="0.989201845411296" calcext:value-type="float">
            <text:p>0,98920</text:p>
          </table:table-cell>
          <table:table-cell table:style-name="ce4" table:formula="of:=100*([.C346]-[.D346])/[.C346]" office:value-type="float" office:value="-3.04859651676161" calcext:value-type="float">
            <text:p>-3,04860</text:p>
          </table:table-cell>
          <table:table-cell table:formula="of:=(1-[.D346]-[.M$6]*[.D346]^2)/[.M$2]" office:value-type="float" office:value="0.0101838621394076" calcext:value-type="float">
            <text:p>0,01018</text:p>
          </table:table-cell>
          <table:table-cell table:formula="of:=(1-([.D346]+[.F346]*0.5*[.M$7])-[.M$6]*([.D346]+[.F346]*0.5*[.M$7])^2)/[.M$2]" office:value-type="float" office:value="0.0101105805801351" calcext:value-type="float">
            <text:p>0,01011</text:p>
          </table:table-cell>
          <table:table-cell table:formula="of:=(1-([.D346]+[.G346]*0.5*[.M$7])-[.M$6]*([.D346]+[.G346]*0.5*[.M$7])^2)/[.M$2]" office:value-type="float" office:value="0.0101111079034498" calcext:value-type="float">
            <text:p>0,01011</text:p>
          </table:table-cell>
          <table:table-cell table:formula="of:=(1-([.D346]+[.H346]*[.M$7])-[.M$6]*([.D346]+[.H346]*[.M$7])^2)/[.M$2]" office:value-type="float" office:value="0.0100383460510258" calcext:value-type="float">
            <text:p>0,0100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+[.M$7]" office:value-type="float" office:value="3.44999999999997" calcext:value-type="float">
            <text:p>3,45000</text:p>
          </table:table-cell>
          <table:table-cell table:formula="of:=[.M$3]+(([.M$4]/[.M$5])+((-1/[.M$3])-([.M$4]/[.M$5]))*EXP(-[.M$5]*[.B347]))^-1" office:value-type="float" office:value="0.960015308541968" calcext:value-type="float">
            <text:p>0,96002</text:p>
          </table:table-cell>
          <table:table-cell table:formula="of:=[.D346]+([.F346]+2*[.G346]+2*[.H346]+[.I346])*[.M$7]*0.1666666" office:value-type="float" office:value="0.989302954679448" calcext:value-type="float">
            <text:p>0,98930</text:p>
          </table:table-cell>
          <table:table-cell table:style-name="ce4" table:formula="of:=100*([.C347]-[.D347])/[.C347]" office:value-type="float" office:value="-3.05074782421552" calcext:value-type="float">
            <text:p>-3,05075</text:p>
          </table:table-cell>
          <table:table-cell table:formula="of:=(1-[.D347]-[.M$6]*[.D347]^2)/[.M$2]" office:value-type="float" office:value="0.0100383486571951" calcext:value-type="float">
            <text:p>0,01004</text:p>
          </table:table-cell>
          <table:table-cell table:formula="of:=(1-([.D347]+[.F347]*0.5*[.M$7])-[.M$6]*([.D347]+[.F347]*0.5*[.M$7])^2)/[.M$2]" office:value-type="float" office:value="0.0099661141371486" calcext:value-type="float">
            <text:p>0,00997</text:p>
          </table:table-cell>
          <table:table-cell table:formula="of:=(1-([.D347]+[.G347]*0.5*[.M$7])-[.M$6]*([.D347]+[.G347]*0.5*[.M$7])^2)/[.M$2]" office:value-type="float" office:value="0.00996663392651167" calcext:value-type="float">
            <text:p>0,00997</text:p>
          </table:table-cell>
          <table:table-cell table:formula="of:=(1-([.D347]+[.H347]*[.M$7])-[.M$6]*([.D347]+[.H347]*[.M$7])^2)/[.M$2]" office:value-type="float" office:value="0.00989491168855981" calcext:value-type="float">
            <text:p>0,0098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+[.M$7]" office:value-type="float" office:value="3.45999999999997" calcext:value-type="float">
            <text:p>3,46000</text:p>
          </table:table-cell>
          <table:table-cell table:formula="of:=[.M$3]+(([.M$4]/[.M$5])+((-1/[.M$3])-([.M$4]/[.M$5]))*EXP(-[.M$5]*[.B348]))^-1" office:value-type="float" office:value="0.9600921981292" calcext:value-type="float">
            <text:p>0,96009</text:p>
          </table:table-cell>
          <table:table-cell table:formula="of:=[.D347]+([.F347]+2*[.G347]+2*[.H347]+[.I347])*[.M$7]*0.1666666" office:value-type="float" office:value="0.989402619233704" calcext:value-type="float">
            <text:p>0,98940</text:p>
          </table:table-cell>
          <table:table-cell table:style-name="ce4" table:formula="of:=100*([.C348]-[.D348])/[.C348]" office:value-type="float" office:value="-3.05287566773455" calcext:value-type="float">
            <text:p>-3,05288</text:p>
          </table:table-cell>
          <table:table-cell table:formula="of:=(1-[.D348]-[.M$6]*[.D348]^2)/[.M$2]" office:value-type="float" office:value="0.00989491425749545" calcext:value-type="float">
            <text:p>0,00989</text:p>
          </table:table-cell>
          <table:table-cell table:formula="of:=(1-([.D348]+[.F348]*0.5*[.M$7])-[.M$6]*([.D348]+[.F348]*0.5*[.M$7])^2)/[.M$2]" office:value-type="float" office:value="0.00982371181821747" calcext:value-type="float">
            <text:p>0,00982</text:p>
          </table:table-cell>
          <table:table-cell table:formula="of:=(1-([.D348]+[.G348]*0.5*[.M$7])-[.M$6]*([.D348]+[.G348]*0.5*[.M$7])^2)/[.M$2]" office:value-type="float" office:value="0.00982422418125106" calcext:value-type="float">
            <text:p>0,00982</text:p>
          </table:table-cell>
          <table:table-cell table:formula="of:=(1-([.D348]+[.H348]*[.M$7])-[.M$6]*([.D348]+[.H348]*[.M$7])^2)/[.M$2]" office:value-type="float" office:value="0.00975352670536534" calcext:value-type="float">
            <text:p>0,0097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+[.M$7]" office:value-type="float" office:value="3.46999999999997" calcext:value-type="float">
            <text:p>3,47000</text:p>
          </table:table-cell>
          <table:table-cell table:formula="of:=[.M$3]+(([.M$4]/[.M$5])+((-1/[.M$3])-([.M$4]/[.M$5]))*EXP(-[.M$5]*[.B349]))^-1" office:value-type="float" office:value="0.960167919170365" calcext:value-type="float">
            <text:p>0,96017</text:p>
          </table:table-cell>
          <table:table-cell table:formula="of:=[.D348]+([.F348]+2*[.G348]+2*[.H348]+[.I348])*[.M$7]*0.1666666" office:value-type="float" office:value="0.989500859716011" calcext:value-type="float">
            <text:p>0,98950</text:p>
          </table:table-cell>
          <table:table-cell table:style-name="ce4" table:formula="of:=100*([.C349]-[.D349])/[.C349]" office:value-type="float" office:value="-3.05498027584497" calcext:value-type="float">
            <text:p>-3,05498</text:p>
          </table:table-cell>
          <table:table-cell table:formula="of:=(1-[.D349]-[.M$6]*[.D349]^2)/[.M$2]" office:value-type="float" office:value="0.00975352923759892" calcext:value-type="float">
            <text:p>0,00975</text:p>
          </table:table-cell>
          <table:table-cell table:formula="of:=(1-([.D349]+[.F349]*0.5*[.M$7])-[.M$6]*([.D349]+[.F349]*0.5*[.M$7])^2)/[.M$2]" office:value-type="float" office:value="0.00968334413429138" calcext:value-type="float">
            <text:p>0,00968</text:p>
          </table:table-cell>
          <table:table-cell table:formula="of:=(1-([.D349]+[.G349]*0.5*[.M$7])-[.M$6]*([.D349]+[.G349]*0.5*[.M$7])^2)/[.M$2]" office:value-type="float" office:value="0.00968384917708092" calcext:value-type="float">
            <text:p>0,00968</text:p>
          </table:table-cell>
          <table:table-cell table:formula="of:=(1-([.D349]+[.H349]*[.M$7])-[.M$6]*([.D349]+[.H349]*[.M$7])^2)/[.M$2]" office:value-type="float" office:value="0.00961416182300094" calcext:value-type="float">
            <text:p>0,0096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+[.M$7]" office:value-type="float" office:value="3.47999999999997" calcext:value-type="float">
            <text:p>3,48000</text:p>
          </table:table-cell>
          <table:table-cell table:formula="of:=[.M$3]+(([.M$4]/[.M$5])+((-1/[.M$3])-([.M$4]/[.M$5]))*EXP(-[.M$5]*[.B350]))^-1" office:value-type="float" office:value="0.960242489418644" calcext:value-type="float">
            <text:p>0,96024</text:p>
          </table:table-cell>
          <table:table-cell table:formula="of:=[.D349]+([.F349]+2*[.G349]+2*[.H349]+[.I349])*[.M$7]*0.1666666" office:value-type="float" office:value="0.989597696473415" calcext:value-type="float">
            <text:p>0,98960</text:p>
          </table:table-cell>
          <table:table-cell table:style-name="ce4" table:formula="of:=100*([.C350]-[.D350])/[.C350]" office:value-type="float" office:value="-3.05706187533355" calcext:value-type="float">
            <text:p>-3,05706</text:p>
          </table:table-cell>
          <table:table-cell table:formula="of:=(1-[.D350]-[.M$6]*[.D350]^2)/[.M$2]" office:value-type="float" office:value="0.00961416431905663" calcext:value-type="float">
            <text:p>0,00961</text:p>
          </table:table-cell>
          <table:table-cell table:formula="of:=(1-([.D350]+[.F350]*0.5*[.M$7])-[.M$6]*([.D350]+[.F350]*0.5*[.M$7])^2)/[.M$2]" office:value-type="float" office:value="0.00954498201753062" calcext:value-type="float">
            <text:p>0,00954</text:p>
          </table:table-cell>
          <table:table-cell table:formula="of:=(1-([.D350]+[.G350]*0.5*[.M$7])-[.M$6]*([.D350]+[.G350]*0.5*[.M$7])^2)/[.M$2]" office:value-type="float" office:value="0.00954547984464656" calcext:value-type="float">
            <text:p>0,00955</text:p>
          </table:table-cell>
          <table:table-cell table:formula="of:=(1-([.D350]+[.H350]*[.M$7])-[.M$6]*([.D350]+[.H350]*[.M$7])^2)/[.M$2]" office:value-type="float" office:value="0.00947678818122815" calcext:value-type="float">
            <text:p>0,009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+[.M$7]" office:value-type="float" office:value="3.48999999999997" calcext:value-type="float">
            <text:p>3,49000</text:p>
          </table:table-cell>
          <table:table-cell table:formula="of:=[.M$3]+(([.M$4]/[.M$5])+((-1/[.M$3])-([.M$4]/[.M$5]))*EXP(-[.M$5]*[.B351]))^-1" office:value-type="float" office:value="0.960315926357684" calcext:value-type="float">
            <text:p>0,96032</text:p>
          </table:table-cell>
          <table:table-cell table:formula="of:=[.D350]+([.F350]+2*[.G350]+2*[.H350]+[.I350])*[.M$7]*0.1666666" office:value-type="float" office:value="0.989693149562275" calcext:value-type="float">
            <text:p>0,98969</text:p>
          </table:table-cell>
          <table:table-cell table:style-name="ce4" table:formula="of:=100*([.C351]-[.D351])/[.C351]" office:value-type="float" office:value="-3.05912069125147" calcext:value-type="float">
            <text:p>-3,05912</text:p>
          </table:table-cell>
          <table:table-cell table:formula="of:=(1-[.D351]-[.M$6]*[.D351]^2)/[.M$2]" office:value-type="float" office:value="0.00947679064162291" calcext:value-type="float">
            <text:p>0,00948</text:p>
          </table:table-cell>
          <table:table-cell table:formula="of:=(1-([.D351]+[.F351]*0.5*[.M$7])-[.M$6]*([.D351]+[.F351]*0.5*[.M$7])^2)/[.M$2]" office:value-type="float" office:value="0.00940859681529155" calcext:value-type="float">
            <text:p>0,00941</text:p>
          </table:table-cell>
          <table:table-cell table:formula="of:=(1-([.D351]+[.G351]*0.5*[.M$7])-[.M$6]*([.D351]+[.G351]*0.5*[.M$7])^2)/[.M$2]" office:value-type="float" office:value="0.0094090875298109" calcext:value-type="float">
            <text:p>0,00941</text:p>
          </table:table-cell>
          <table:table-cell table:formula="of:=(1-([.D351]+[.H351]*[.M$7])-[.M$6]*([.D351]+[.H351]*[.M$7])^2)/[.M$2]" office:value-type="float" office:value="0.00934137733204063" calcext:value-type="float">
            <text:p>0,00934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+[.M$7]" office:value-type="float" office:value="3.49999999999997" calcext:value-type="float">
            <text:p>3,50000</text:p>
          </table:table-cell>
          <table:table-cell table:formula="of:=[.M$3]+(([.M$4]/[.M$5])+((-1/[.M$3])-([.M$4]/[.M$5]))*EXP(-[.M$5]*[.B352]))^-1" office:value-type="float" office:value="0.960388247205685" calcext:value-type="float">
            <text:p>0,96039</text:p>
          </table:table-cell>
          <table:table-cell table:formula="of:=[.D351]+([.F351]+2*[.G351]+2*[.H351]+[.I351])*[.M$7]*0.1666666" office:value-type="float" office:value="0.989787238752412" calcext:value-type="float">
            <text:p>0,98979</text:p>
          </table:table-cell>
          <table:table-cell table:style-name="ce4" table:formula="of:=100*([.C352]-[.D352])/[.C352]" office:value-type="float" office:value="-3.06115694691869" calcext:value-type="float">
            <text:p>-3,06116</text:p>
          </table:table-cell>
          <table:table-cell table:formula="of:=(1-[.D352]-[.M$6]*[.D352]^2)/[.M$2]" office:value-type="float" office:value="0.00934137975728393" calcext:value-type="float">
            <text:p>0,00934</text:p>
          </table:table-cell>
          <table:table-cell table:formula="of:=(1-([.D352]+[.F352]*0.5*[.M$7])-[.M$6]*([.D352]+[.F352]*0.5*[.M$7])^2)/[.M$2]" office:value-type="float" office:value="0.00927416028419822" calcext:value-type="float">
            <text:p>0,00927</text:p>
          </table:table-cell>
          <table:table-cell table:formula="of:=(1-([.D352]+[.G352]*0.5*[.M$7])-[.M$6]*([.D352]+[.G352]*0.5*[.M$7])^2)/[.M$2]" office:value-type="float" office:value="0.00927464398772582" calcext:value-type="float">
            <text:p>0,00927</text:p>
          </table:table-cell>
          <table:table-cell table:formula="of:=(1-([.D352]+[.H352]*[.M$7])-[.M$6]*([.D352]+[.H352]*[.M$7])^2)/[.M$2]" office:value-type="float" office:value="0.0092079012337781" calcext:value-type="float">
            <text:p>0,0092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+[.M$7]" office:value-type="float" office:value="3.50999999999997" calcext:value-type="float">
            <text:p>3,51000</text:p>
          </table:table-cell>
          <table:table-cell table:formula="of:=[.M$3]+(([.M$4]/[.M$5])+((-1/[.M$3])-([.M$4]/[.M$5]))*EXP(-[.M$5]*[.B353]))^-1" office:value-type="float" office:value="0.960459468919426" calcext:value-type="float">
            <text:p>0,96046</text:p>
          </table:table-cell>
          <table:table-cell table:formula="of:=[.D352]+([.F352]+2*[.G352]+2*[.H352]+[.I352])*[.M$7]*0.1666666" office:value-type="float" office:value="0.989879983531206" calcext:value-type="float">
            <text:p>0,98988</text:p>
          </table:table-cell>
          <table:table-cell table:style-name="ce4" table:formula="of:=100*([.C353]-[.D353])/[.C353]" office:value-type="float" office:value="-3.06317086392826" calcext:value-type="float">
            <text:p>-3,06317</text:p>
          </table:table-cell>
          <table:table-cell table:formula="of:=(1-[.D353]-[.M$6]*[.D353]^2)/[.M$2]" office:value-type="float" office:value="0.00920790362437189" calcext:value-type="float">
            <text:p>0,00921</text:p>
          </table:table-cell>
          <table:table-cell table:formula="of:=(1-([.D353]+[.F353]*0.5*[.M$7])-[.M$6]*([.D353]+[.F353]*0.5*[.M$7])^2)/[.M$2]" office:value-type="float" office:value="0.00914164458429858" calcext:value-type="float">
            <text:p>0,00914</text:p>
          </table:table-cell>
          <table:table-cell table:formula="of:=(1-([.D353]+[.G353]*0.5*[.M$7])-[.M$6]*([.D353]+[.G353]*0.5*[.M$7])^2)/[.M$2]" office:value-type="float" office:value="0.00914212137698861" calcext:value-type="float">
            <text:p>0,00914</text:p>
          </table:table-cell>
          <table:table-cell table:formula="of:=(1-([.D353]+[.H353]*[.M$7])-[.M$6]*([.D353]+[.H353]*[.M$7])^2)/[.M$2]" office:value-type="float" office:value="0.00907633224532378" calcext:value-type="float">
            <text:p>0,0090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+[.M$7]" office:value-type="float" office:value="3.51999999999997" calcext:value-type="float">
            <text:p>3,52000</text:p>
          </table:table-cell>
          <table:table-cell table:formula="of:=[.M$3]+(([.M$4]/[.M$5])+((-1/[.M$3])-([.M$4]/[.M$5]))*EXP(-[.M$5]*[.B354]))^-1" office:value-type="float" office:value="0.960529608198227" calcext:value-type="float">
            <text:p>0,96053</text:p>
          </table:table-cell>
          <table:table-cell table:formula="of:=[.D353]+([.F353]+2*[.G353]+2*[.H353]+[.I353])*[.M$7]*0.1666666" office:value-type="float" office:value="0.989971403107625" calcext:value-type="float">
            <text:p>0,98997</text:p>
          </table:table-cell>
          <table:table-cell table:style-name="ce4" table:formula="of:=100*([.C354]-[.D354])/[.C354]" office:value-type="float" office:value="-3.06516266215104" calcext:value-type="float">
            <text:p>-3,06516</text:p>
          </table:table-cell>
          <table:table-cell table:formula="of:=(1-[.D354]-[.M$6]*[.D354]^2)/[.M$2]" office:value-type="float" office:value="0.00907633460176332" calcext:value-type="float">
            <text:p>0,00908</text:p>
          </table:table-cell>
          <table:table-cell table:formula="of:=(1-([.D354]+[.F354]*0.5*[.M$7])-[.M$6]*([.D354]+[.F354]*0.5*[.M$7])^2)/[.M$2]" office:value-type="float" office:value="0.00901102227330515" calcext:value-type="float">
            <text:p>0,00901</text:p>
          </table:table-cell>
          <table:table-cell table:formula="of:=(1-([.D354]+[.G354]*0.5*[.M$7])-[.M$6]*([.D354]+[.G354]*0.5*[.M$7])^2)/[.M$2]" office:value-type="float" office:value="0.00901149225388113" calcext:value-type="float">
            <text:p>0,00901</text:p>
          </table:table-cell>
          <table:table-cell table:formula="of:=(1-([.D354]+[.H354]*[.M$7])-[.M$6]*([.D354]+[.H354]*[.M$7])^2)/[.M$2]" office:value-type="float" office:value="0.00894664312038649" calcext:value-type="float">
            <text:p>0,0089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+[.M$7]" office:value-type="float" office:value="3.52999999999997" calcext:value-type="float">
            <text:p>3,53000</text:p>
          </table:table-cell>
          <table:table-cell table:formula="of:=[.M$3]+(([.M$4]/[.M$5])+((-1/[.M$3])-([.M$4]/[.M$5]))*EXP(-[.M$5]*[.B355]))^-1" office:value-type="float" office:value="0.960598681487856" calcext:value-type="float">
            <text:p>0,96060</text:p>
          </table:table-cell>
          <table:table-cell table:formula="of:=[.D354]+([.F354]+2*[.G354]+2*[.H354]+[.I354])*[.M$7]*0.1666666" office:value-type="float" office:value="0.990061516416207" calcext:value-type="float">
            <text:p>0,99006</text:p>
          </table:table-cell>
          <table:table-cell table:style-name="ce4" table:formula="of:=100*([.C355]-[.D355])/[.C355]" office:value-type="float" office:value="-3.06713255974042" calcext:value-type="float">
            <text:p>-3,06713</text:p>
          </table:table-cell>
          <table:table-cell table:formula="of:=(1-[.D355]-[.M$6]*[.D355]^2)/[.M$2]" office:value-type="float" office:value="0.00894664544315936" calcext:value-type="float">
            <text:p>0,00895</text:p>
          </table:table-cell>
          <table:table-cell table:formula="of:=(1-([.D355]+[.F355]*0.5*[.M$7])-[.M$6]*([.D355]+[.F355]*0.5*[.M$7])^2)/[.M$2]" office:value-type="float" office:value="0.00888226630091574" calcext:value-type="float">
            <text:p>0,00888</text:p>
          </table:table-cell>
          <table:table-cell table:formula="of:=(1-([.D355]+[.G355]*0.5*[.M$7])-[.M$6]*([.D355]+[.G355]*0.5*[.M$7])^2)/[.M$2]" office:value-type="float" office:value="0.00888272956669142" calcext:value-type="float">
            <text:p>0,00888</text:p>
          </table:table-cell>
          <table:table-cell table:formula="of:=(1-([.D355]+[.H355]*[.M$7])-[.M$6]*([.D355]+[.H355]*[.M$7])^2)/[.M$2]" office:value-type="float" office:value="0.00881880700186167" calcext:value-type="float">
            <text:p>0,0088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+[.M$7]" office:value-type="float" office:value="3.53999999999997" calcext:value-type="float">
            <text:p>3,54000</text:p>
          </table:table-cell>
          <table:table-cell table:formula="of:=[.M$3]+(([.M$4]/[.M$5])+((-1/[.M$3])-([.M$4]/[.M$5]))*EXP(-[.M$5]*[.B356]))^-1" office:value-type="float" office:value="0.96066670498437" calcext:value-type="float">
            <text:p>0,96067</text:p>
          </table:table-cell>
          <table:table-cell table:formula="of:=[.D355]+([.F355]+2*[.G355]+2*[.H355]+[.I355])*[.M$7]*0.1666666" office:value-type="float" office:value="0.990150342120977" calcext:value-type="float">
            <text:p>0,99015</text:p>
          </table:table-cell>
          <table:table-cell table:style-name="ce4" table:formula="of:=100*([.C356]-[.D356])/[.C356]" office:value-type="float" office:value="-3.06908077313739" calcext:value-type="float">
            <text:p>-3,06908</text:p>
          </table:table-cell>
          <table:table-cell table:formula="of:=(1-[.D356]-[.M$6]*[.D356]^2)/[.M$2]" office:value-type="float" office:value="0.0088188092914489" calcext:value-type="float">
            <text:p>0,00882</text:p>
          </table:table-cell>
          <table:table-cell table:formula="of:=(1-([.D356]+[.F356]*0.5*[.M$7])-[.M$6]*([.D356]+[.F356]*0.5*[.M$7])^2)/[.M$2]" office:value-type="float" office:value="0.00875535000321722" calcext:value-type="float">
            <text:p>0,00876</text:p>
          </table:table-cell>
          <table:table-cell table:formula="of:=(1-([.D356]+[.G356]*0.5*[.M$7])-[.M$6]*([.D356]+[.G356]*0.5*[.M$7])^2)/[.M$2]" office:value-type="float" office:value="0.00875580665011654" calcext:value-type="float">
            <text:p>0,00876</text:p>
          </table:table-cell>
          <table:table-cell table:formula="of:=(1-([.D356]+[.H356]*[.M$7])-[.M$6]*([.D356]+[.H356]*[.M$7])^2)/[.M$2]" office:value-type="float" office:value="0.00869279741627533" calcext:value-type="float">
            <text:p>0,00869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+[.M$7]" office:value-type="float" office:value="3.54999999999997" calcext:value-type="float">
            <text:p>3,55000</text:p>
          </table:table-cell>
          <table:table-cell table:formula="of:=[.M$3]+(([.M$4]/[.M$5])+((-1/[.M$3])-([.M$4]/[.M$5]))*EXP(-[.M$5]*[.B357]))^-1" office:value-type="float" office:value="0.960733694637903" calcext:value-type="float">
            <text:p>0,96073</text:p>
          </table:table-cell>
          <table:table-cell table:formula="of:=[.D356]+([.F356]+2*[.G356]+2*[.H356]+[.I356])*[.M$7]*0.1666666" office:value-type="float" office:value="0.990237898619312" calcext:value-type="float">
            <text:p>0,99024</text:p>
          </table:table-cell>
          <table:table-cell table:style-name="ce4" table:formula="of:=100*([.C357]-[.D357])/[.C357]" office:value-type="float" office:value="-3.07100751707564" calcext:value-type="float">
            <text:p>-3,07101</text:p>
          </table:table-cell>
          <table:table-cell table:formula="of:=(1-[.D357]-[.M$6]*[.D357]^2)/[.M$2]" office:value-type="float" office:value="0.00869279967315093" calcext:value-type="float">
            <text:p>0,00869</text:p>
          </table:table-cell>
          <table:table-cell table:formula="of:=(1-([.D357]+[.F357]*0.5*[.M$7])-[.M$6]*([.D357]+[.F357]*0.5*[.M$7])^2)/[.M$2]" office:value-type="float" office:value="0.00863024709716808" calcext:value-type="float">
            <text:p>0,00863</text:p>
          </table:table-cell>
          <table:table-cell table:formula="of:=(1-([.D357]+[.G357]*0.5*[.M$7])-[.M$6]*([.D357]+[.G357]*0.5*[.M$7])^2)/[.M$2]" office:value-type="float" office:value="0.00863069721974514" calcext:value-type="float">
            <text:p>0,00863</text:p>
          </table:table-cell>
          <table:table-cell table:formula="of:=(1-([.D357]+[.H357]*[.M$7])-[.M$6]*([.D357]+[.H357]*[.M$7])^2)/[.M$2]" office:value-type="float" office:value="0.00856858826830563" calcext:value-type="float">
            <text:p>0,00857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+[.M$7]" office:value-type="float" office:value="3.55999999999997" calcext:value-type="float">
            <text:p>3,56000</text:p>
          </table:table-cell>
          <table:table-cell table:formula="of:=[.M$3]+(([.M$4]/[.M$5])+((-1/[.M$3])-([.M$4]/[.M$5]))*EXP(-[.M$5]*[.B358]))^-1" office:value-type="float" office:value="0.960799666156401" calcext:value-type="float">
            <text:p>0,96080</text:p>
          </table:table-cell>
          <table:table-cell table:formula="of:=[.D357]+([.F357]+2*[.G357]+2*[.H357]+[.I357])*[.M$7]*0.1666666" office:value-type="float" office:value="0.990324204045749" calcext:value-type="float">
            <text:p>0,99032</text:p>
          </table:table-cell>
          <table:table-cell table:style-name="ce4" table:formula="of:=100*([.C358]-[.D358])/[.C358]" office:value-type="float" office:value="-3.07291300458694" calcext:value-type="float">
            <text:p>-3,07291</text:p>
          </table:table-cell>
          <table:table-cell table:formula="of:=(1-[.D358]-[.M$6]*[.D358]^2)/[.M$2]" office:value-type="float" office:value="0.0085685904929369" calcext:value-type="float">
            <text:p>0,00857</text:p>
          </table:table-cell>
          <table:table-cell table:formula="of:=(1-([.D358]+[.F358]*0.5*[.M$7])-[.M$6]*([.D358]+[.F358]*0.5*[.M$7])^2)/[.M$2]" office:value-type="float" office:value="0.00850693167515991" calcext:value-type="float">
            <text:p>0,00851</text:p>
          </table:table-cell>
          <table:table-cell table:formula="of:=(1-([.D358]+[.G358]*0.5*[.M$7])-[.M$6]*([.D358]+[.G358]*0.5*[.M$7])^2)/[.M$2]" office:value-type="float" office:value="0.00850737536661829" calcext:value-type="float">
            <text:p>0,00851</text:p>
          </table:table-cell>
          <table:table-cell table:formula="of:=(1-([.D358]+[.H358]*[.M$7])-[.M$6]*([.D358]+[.H358]*[.M$7])^2)/[.M$2]" office:value-type="float" office:value="0.00844615383538354" calcext:value-type="float">
            <text:p>0,0084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+[.M$7]" office:value-type="float" office:value="3.56999999999997" calcext:value-type="float">
            <text:p>3,57000</text:p>
          </table:table-cell>
          <table:table-cell table:formula="of:=[.M$3]+(([.M$4]/[.M$5])+((-1/[.M$3])-([.M$4]/[.M$5]))*EXP(-[.M$5]*[.B359]))^-1" office:value-type="float" office:value="0.960864635009284" calcext:value-type="float">
            <text:p>0,96086</text:p>
          </table:table-cell>
          <table:table-cell table:formula="of:=[.D358]+([.F358]+2*[.G358]+2*[.H358]+[.I358])*[.M$7]*0.1666666" office:value-type="float" office:value="0.990409276275739" calcext:value-type="float">
            <text:p>0,99041</text:p>
          </table:table-cell>
          <table:table-cell table:style-name="ce4" table:formula="of:=100*([.C359]-[.D359])/[.C359]" office:value-type="float" office:value="-3.07479744700663" calcext:value-type="float">
            <text:p>-3,07480</text:p>
          </table:table-cell>
          <table:table-cell table:formula="of:=(1-[.D359]-[.M$6]*[.D359]^2)/[.M$2]" office:value-type="float" office:value="0.00844615602823106" calcext:value-type="float">
            <text:p>0,00845</text:p>
          </table:table-cell>
          <table:table-cell table:formula="of:=(1-([.D359]+[.F359]*0.5*[.M$7])-[.M$6]*([.D359]+[.F359]*0.5*[.M$7])^2)/[.M$2]" office:value-type="float" office:value="0.00838537819965667" calcext:value-type="float">
            <text:p>0,00839</text:p>
          </table:table-cell>
          <table:table-cell table:formula="of:=(1-([.D359]+[.G359]*0.5*[.M$7])-[.M$6]*([.D359]+[.G359]*0.5*[.M$7])^2)/[.M$2]" office:value-type="float" office:value="0.0083858155518689" calcext:value-type="float">
            <text:p>0,00839</text:p>
          </table:table-cell>
          <table:table-cell table:formula="of:=(1-([.D359]+[.H359]*[.M$7])-[.M$6]*([.D359]+[.H359]*[.M$7])^2)/[.M$2]" office:value-type="float" office:value="0.00832546876236993" calcext:value-type="float">
            <text:p>0,00833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+[.M$7]" office:value-type="float" office:value="3.57999999999997" calcext:value-type="float">
            <text:p>3,58000</text:p>
          </table:table-cell>
          <table:table-cell table:formula="of:=[.M$3]+(([.M$4]/[.M$5])+((-1/[.M$3])-([.M$4]/[.M$5]))*EXP(-[.M$5]*[.B360]))^-1" office:value-type="float" office:value="0.960928616431076" calcext:value-type="float">
            <text:p>0,96093</text:p>
          </table:table-cell>
          <table:table-cell table:formula="of:=[.D359]+([.F359]+2*[.G359]+2*[.H359]+[.I359])*[.M$7]*0.1666666" office:value-type="float" office:value="0.990493132929353" calcext:value-type="float">
            <text:p>0,99049</text:p>
          </table:table-cell>
          <table:table-cell table:style-name="ce4" table:formula="of:=100*([.C360]-[.D360])/[.C360]" office:value-type="float" office:value="-3.07666105397929" calcext:value-type="float">
            <text:p>-3,07666</text:p>
          </table:table-cell>
          <table:table-cell table:formula="of:=(1-[.D360]-[.M$6]*[.D360]^2)/[.M$2]" office:value-type="float" office:value="0.00832547092388774" calcext:value-type="float">
            <text:p>0,00833</text:p>
          </table:table-cell>
          <table:table-cell table:formula="of:=(1-([.D360]+[.F360]*0.5*[.M$7])-[.M$6]*([.D360]+[.F360]*0.5*[.M$7])^2)/[.M$2]" office:value-type="float" office:value="0.00826556149791022" calcext:value-type="float">
            <text:p>0,00827</text:p>
          </table:table-cell>
          <table:table-cell table:formula="of:=(1-([.D360]+[.G360]*0.5*[.M$7])-[.M$6]*([.D360]+[.G360]*0.5*[.M$7])^2)/[.M$2]" office:value-type="float" office:value="0.00826599260143647" calcext:value-type="float">
            <text:p>0,00827</text:p>
          </table:table-cell>
          <table:table-cell table:formula="of:=(1-([.D360]+[.H360]*[.M$7])-[.M$6]*([.D360]+[.H360]*[.M$7])^2)/[.M$2]" office:value-type="float" office:value="0.0082065080563091" calcext:value-type="float">
            <text:p>0,0082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+[.M$7]" office:value-type="float" office:value="3.58999999999997" calcext:value-type="float">
            <text:p>3,59000</text:p>
          </table:table-cell>
          <table:table-cell table:formula="of:=[.M$3]+(([.M$4]/[.M$5])+((-1/[.M$3])-([.M$4]/[.M$5]))*EXP(-[.M$5]*[.B361]))^-1" office:value-type="float" office:value="0.960991625424957" calcext:value-type="float">
            <text:p>0,96099</text:p>
          </table:table-cell>
          <table:table-cell table:formula="of:=[.D360]+([.F360]+2*[.G360]+2*[.H360]+[.I360])*[.M$7]*0.1666666" office:value-type="float" office:value="0.990575791374921" calcext:value-type="float">
            <text:p>0,99058</text:p>
          </table:table-cell>
          <table:table-cell table:style-name="ce4" table:formula="of:=100*([.C361]-[.D361])/[.C361]" office:value-type="float" office:value="-3.07850403346452" calcext:value-type="float">
            <text:p>-3,07850</text:p>
          </table:table-cell>
          <table:table-cell table:formula="of:=(1-[.D361]-[.M$6]*[.D361]^2)/[.M$2]" office:value-type="float" office:value="0.00820651018694485" calcext:value-type="float">
            <text:p>0,00821</text:p>
          </table:table-cell>
          <table:table-cell table:formula="of:=(1-([.D361]+[.F361]*0.5*[.M$7])-[.M$6]*([.D361]+[.F361]*0.5*[.M$7])^2)/[.M$2]" office:value-type="float" office:value="0.00814745675675121" calcext:value-type="float">
            <text:p>0,00815</text:p>
          </table:table-cell>
          <table:table-cell table:formula="of:=(1-([.D361]+[.G361]*0.5*[.M$7])-[.M$6]*([.D361]+[.G361]*0.5*[.M$7])^2)/[.M$2]" office:value-type="float" office:value="0.00814788170085861" calcext:value-type="float">
            <text:p>0,00815</text:p>
          </table:table-cell>
          <table:table-cell table:formula="of:=(1-([.D361]+[.H361]*[.M$7])-[.M$6]*([.D361]+[.H361]*[.M$7])^2)/[.M$2]" office:value-type="float" office:value="0.00808924708125717" calcext:value-type="float">
            <text:p>0,0080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+[.M$7]" office:value-type="float" office:value="3.59999999999997" calcext:value-type="float">
            <text:p>3,60000</text:p>
          </table:table-cell>
          <table:table-cell table:formula="of:=[.M$3]+(([.M$4]/[.M$5])+((-1/[.M$3])-([.M$4]/[.M$5]))*EXP(-[.M$5]*[.B362]))^-1" office:value-type="float" office:value="0.96105367676628" calcext:value-type="float">
            <text:p>0,96105</text:p>
          </table:table-cell>
          <table:table-cell table:formula="of:=[.D361]+([.F361]+2*[.G361]+2*[.H361]+[.I361])*[.M$7]*0.1666666" office:value-type="float" office:value="0.990657268732636" calcext:value-type="float">
            <text:p>0,99066</text:p>
          </table:table-cell>
          <table:table-cell table:style-name="ce4" table:formula="of:=100*([.C362]-[.D362])/[.C362]" office:value-type="float" office:value="-3.08032659174298" calcext:value-type="float">
            <text:p>-3,08033</text:p>
          </table:table-cell>
          <table:table-cell table:formula="of:=(1-[.D362]-[.M$6]*[.D362]^2)/[.M$2]" office:value-type="float" office:value="0.00808924918145181" calcext:value-type="float">
            <text:p>0,00809</text:p>
          </table:table-cell>
          <table:table-cell table:formula="of:=(1-([.D362]+[.F362]*0.5*[.M$7])-[.M$6]*([.D362]+[.F362]*0.5*[.M$7])^2)/[.M$2]" office:value-type="float" office:value="0.00803103951745446" calcext:value-type="float">
            <text:p>0,00803</text:p>
          </table:table-cell>
          <table:table-cell table:formula="of:=(1-([.D362]+[.G362]*0.5*[.M$7])-[.M$6]*([.D362]+[.G362]*0.5*[.M$7])^2)/[.M$2]" office:value-type="float" office:value="0.00803145839013514" calcext:value-type="float">
            <text:p>0,00803</text:p>
          </table:table-cell>
          <table:table-cell table:formula="of:=(1-([.D362]+[.H362]*[.M$7])-[.M$6]*([.D362]+[.H362]*[.M$7])^2)/[.M$2]" office:value-type="float" office:value="0.00797366155318336" calcext:value-type="float">
            <text:p>0,00797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+[.M$7]" office:value-type="float" office:value="3.60999999999997" calcext:value-type="float">
            <text:p>3,61000</text:p>
          </table:table-cell>
          <table:table-cell table:formula="of:=[.M$3]+(([.M$4]/[.M$5])+((-1/[.M$3])-([.M$4]/[.M$5]))*EXP(-[.M$5]*[.B363]))^-1" office:value-type="float" office:value="0.961114785006022" calcext:value-type="float">
            <text:p>0,96111</text:p>
          </table:table-cell>
          <table:table-cell table:formula="of:=[.D362]+([.F362]+2*[.G362]+2*[.H362]+[.I362])*[.M$7]*0.1666666" office:value-type="float" office:value="0.990737581878094" calcext:value-type="float">
            <text:p>0,99074</text:p>
          </table:table-cell>
          <table:table-cell table:style-name="ce4" table:formula="of:=100*([.C363]-[.D363])/[.C363]" office:value-type="float" office:value="-3.08212893342243" calcext:value-type="float">
            <text:p>-3,08213</text:p>
          </table:table-cell>
          <table:table-cell table:formula="of:=(1-[.D363]-[.M$6]*[.D363]^2)/[.M$2]" office:value-type="float" office:value="0.00797366362337191" calcext:value-type="float">
            <text:p>0,00797</text:p>
          </table:table-cell>
          <table:table-cell table:formula="of:=(1-([.D363]+[.F363]*0.5*[.M$7])-[.M$6]*([.D363]+[.F363]*0.5*[.M$7])^2)/[.M$2]" office:value-type="float" office:value="0.00791628567067826" calcext:value-type="float">
            <text:p>0,00792</text:p>
          </table:table-cell>
          <table:table-cell table:formula="of:=(1-([.D363]+[.G363]*0.5*[.M$7])-[.M$6]*([.D363]+[.G363]*0.5*[.M$7])^2)/[.M$2]" office:value-type="float" office:value="0.00791669855866755" calcext:value-type="float">
            <text:p>0,00792</text:p>
          </table:table-cell>
          <table:table-cell table:formula="of:=(1-([.D363]+[.H363]*[.M$7])-[.M$6]*([.D363]+[.H363]*[.M$7])^2)/[.M$2]" office:value-type="float" office:value="0.00785972753494561" calcext:value-type="float">
            <text:p>0,0078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+[.M$7]" office:value-type="float" office:value="3.61999999999997" calcext:value-type="float">
            <text:p>3,62000</text:p>
          </table:table-cell>
          <table:table-cell table:formula="of:=[.M$3]+(([.M$4]/[.M$5])+((-1/[.M$3])-([.M$4]/[.M$5]))*EXP(-[.M$5]*[.B364]))^-1" office:value-type="float" office:value="0.961174964474188" calcext:value-type="float">
            <text:p>0,96117</text:p>
          </table:table-cell>
          <table:table-cell table:formula="of:=[.D363]+([.F363]+2*[.G363]+2*[.H363]+[.I363])*[.M$7]*0.1666666" office:value-type="float" office:value="0.990816747445789" calcext:value-type="float">
            <text:p>0,99082</text:p>
          </table:table-cell>
          <table:table-cell table:style-name="ce4" table:formula="of:=100*([.C364]-[.D364])/[.C364]" office:value-type="float" office:value="-3.08391126144408" calcext:value-type="float">
            <text:p>-3,08391</text:p>
          </table:table-cell>
          <table:table-cell table:formula="of:=(1-[.D364]-[.M$6]*[.D364]^2)/[.M$2]" office:value-type="float" office:value="0.00785972957555657" calcext:value-type="float">
            <text:p>0,00786</text:p>
          </table:table-cell>
          <table:table-cell table:formula="of:=(1-([.D364]+[.F364]*0.5*[.M$7])-[.M$6]*([.D364]+[.F364]*0.5*[.M$7])^2)/[.M$2]" office:value-type="float" office:value="0.00780317145147409" calcext:value-type="float">
            <text:p>0,00780</text:p>
          </table:table-cell>
          <table:table-cell table:formula="of:=(1-([.D364]+[.G364]*0.5*[.M$7])-[.M$6]*([.D364]+[.G364]*0.5*[.M$7])^2)/[.M$2]" office:value-type="float" office:value="0.00780357844026843" calcext:value-type="float">
            <text:p>0,00780</text:p>
          </table:table-cell>
          <table:table-cell table:formula="of:=(1-([.D364]+[.H364]*[.M$7])-[.M$6]*([.D364]+[.H364]*[.M$7])^2)/[.M$2]" office:value-type="float" office:value="0.00774742143133618" calcext:value-type="float">
            <text:p>0,00775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+[.M$7]" office:value-type="float" office:value="3.62999999999997" calcext:value-type="float">
            <text:p>3,63000</text:p>
          </table:table-cell>
          <table:table-cell table:formula="of:=[.M$3]+(([.M$4]/[.M$5])+((-1/[.M$3])-([.M$4]/[.M$5]))*EXP(-[.M$5]*[.B365]))^-1" office:value-type="float" office:value="0.961234229283166" calcext:value-type="float">
            <text:p>0,96123</text:p>
          </table:table-cell>
          <table:table-cell table:formula="of:=[.D364]+([.F364]+2*[.G364]+2*[.H364]+[.I364])*[.M$7]*0.1666666" office:value-type="float" office:value="0.990894781832559" calcext:value-type="float">
            <text:p>0,99089</text:p>
          </table:table-cell>
          <table:table-cell table:style-name="ce4" table:formula="of:=100*([.C365]-[.D365])/[.C365]" office:value-type="float" office:value="-3.08567377708887" calcext:value-type="float">
            <text:p>-3,08567</text:p>
          </table:table-cell>
          <table:table-cell table:formula="of:=(1-[.D365]-[.M$6]*[.D365]^2)/[.M$2]" office:value-type="float" office:value="0.00774742344279225" calcext:value-type="float">
            <text:p>0,00775</text:p>
          </table:table-cell>
          <table:table-cell table:formula="of:=(1-([.D365]+[.F365]*0.5*[.M$7])-[.M$6]*([.D365]+[.F365]*0.5*[.M$7])^2)/[.M$2]" office:value-type="float" office:value="0.0076916734343696" calcext:value-type="float">
            <text:p>0,00769</text:p>
          </table:table-cell>
          <table:table-cell table:formula="of:=(1-([.D365]+[.G365]*0.5*[.M$7])-[.M$6]*([.D365]+[.G365]*0.5*[.M$7])^2)/[.M$2]" office:value-type="float" office:value="0.00769207460824454" calcext:value-type="float">
            <text:p>0,00769</text:p>
          </table:table-cell>
          <table:table-cell table:formula="of:=(1-([.D365]+[.H365]*[.M$7])-[.M$6]*([.D365]+[.H365]*[.M$7])^2)/[.M$2]" office:value-type="float" office:value="0.00763671998419973" calcext:value-type="float">
            <text:p>0,0076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+[.M$7]" office:value-type="float" office:value="3.63999999999997" calcext:value-type="float">
            <text:p>3,64000</text:p>
          </table:table-cell>
          <table:table-cell table:formula="of:=[.M$3]+(([.M$4]/[.M$5])+((-1/[.M$3])-([.M$4]/[.M$5]))*EXP(-[.M$5]*[.B366]))^-1" office:value-type="float" office:value="0.961292593331025" calcext:value-type="float">
            <text:p>0,96129</text:p>
          </table:table-cell>
          <table:table-cell table:formula="of:=[.D365]+([.F365]+2*[.G365]+2*[.H365]+[.I365])*[.M$7]*0.1666666" office:value-type="float" office:value="0.990971701200978" calcext:value-type="float">
            <text:p>0,99097</text:p>
          </table:table-cell>
          <table:table-cell table:style-name="ce4" table:formula="of:=100*([.C366]-[.D366])/[.C366]" office:value-type="float" office:value="-3.08741667998412" calcext:value-type="float">
            <text:p>-3,08742</text:p>
          </table:table-cell>
          <table:table-cell table:formula="of:=(1-[.D366]-[.M$6]*[.D366]^2)/[.M$2]" office:value-type="float" office:value="0.00763672196691744" calcext:value-type="float">
            <text:p>0,00764</text:p>
          </table:table-cell>
          <table:table-cell table:formula="of:=(1-([.D366]+[.F366]*0.5*[.M$7])-[.M$6]*([.D366]+[.F366]*0.5*[.M$7])^2)/[.M$2]" office:value-type="float" office:value="0.00758176852852035" calcext:value-type="float">
            <text:p>0,00758</text:p>
          </table:table-cell>
          <table:table-cell table:formula="of:=(1-([.D366]+[.G366]*0.5*[.M$7])-[.M$6]*([.D366]+[.G366]*0.5*[.M$7])^2)/[.M$2]" office:value-type="float" office:value="0.00758216397054767" calcext:value-type="float">
            <text:p>0,00758</text:p>
          </table:table-cell>
          <table:table-cell table:formula="of:=(1-([.D366]+[.H366]*[.M$7])-[.M$6]*([.D366]+[.H366]*[.M$7])^2)/[.M$2]" office:value-type="float" office:value="0.00752760026761953" calcext:value-type="float">
            <text:p>0,0075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+[.M$7]" office:value-type="float" office:value="3.64999999999997" calcext:value-type="float">
            <text:p>3,65000</text:p>
          </table:table-cell>
          <table:table-cell table:formula="of:=[.M$3]+(([.M$4]/[.M$5])+((-1/[.M$3])-([.M$4]/[.M$5]))*EXP(-[.M$5]*[.B367]))^-1" office:value-type="float" office:value="0.961350070304765" calcext:value-type="float">
            <text:p>0,96135</text:p>
          </table:table-cell>
          <table:table-cell table:formula="of:=[.D366]+([.F366]+2*[.G366]+2*[.H366]+[.I366])*[.M$7]*0.1666666" office:value-type="float" office:value="0.991047521482705" calcext:value-type="float">
            <text:p>0,99105</text:p>
          </table:table-cell>
          <table:table-cell table:style-name="ce4" table:formula="of:=100*([.C367]-[.D367])/[.C367]" office:value-type="float" office:value="-3.08914016811012" calcext:value-type="float">
            <text:p>-3,08914</text:p>
          </table:table-cell>
          <table:table-cell table:formula="of:=(1-[.D367]-[.M$6]*[.D367]^2)/[.M$2]" office:value-type="float" office:value="0.00752760222200914" calcext:value-type="float">
            <text:p>0,00753</text:p>
          </table:table-cell>
          <table:table-cell table:formula="of:=(1-([.D367]+[.F367]*0.5*[.M$7])-[.M$6]*([.D367]+[.F367]*0.5*[.M$7])^2)/[.M$2]" office:value-type="float" office:value="0.00747343397293126" calcext:value-type="float">
            <text:p>0,00747</text:p>
          </table:table-cell>
          <table:table-cell table:formula="of:=(1-([.D367]+[.G367]*0.5*[.M$7])-[.M$6]*([.D367]+[.G367]*0.5*[.M$7])^2)/[.M$2]" office:value-type="float" office:value="0.00747382376499638" calcext:value-type="float">
            <text:p>0,00747</text:p>
          </table:table-cell>
          <table:table-cell table:formula="of:=(1-([.D367]+[.H367]*[.M$7])-[.M$6]*([.D367]+[.H367]*[.M$7])^2)/[.M$2]" office:value-type="float" office:value="0.00742003968317263" calcext:value-type="float">
            <text:p>0,00742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+[.M$7]" office:value-type="float" office:value="3.65999999999997" calcext:value-type="float">
            <text:p>3,66000</text:p>
          </table:table-cell>
          <table:table-cell table:formula="of:=[.M$3]+(([.M$4]/[.M$5])+((-1/[.M$3])-([.M$4]/[.M$5]))*EXP(-[.M$5]*[.B368]))^-1" office:value-type="float" office:value="0.961406673683527" calcext:value-type="float">
            <text:p>0,96141</text:p>
          </table:table-cell>
          <table:table-cell table:formula="of:=[.D367]+([.F367]+2*[.G367]+2*[.H367]+[.I367])*[.M$7]*0.1666666" office:value-type="float" office:value="0.991122258381779" calcext:value-type="float">
            <text:p>0,99112</text:p>
          </table:table-cell>
          <table:table-cell table:style-name="ce4" table:formula="of:=100*([.C368]-[.D368])/[.C368]" office:value-type="float" office:value="-3.09084443780691" calcext:value-type="float">
            <text:p>-3,09084</text:p>
          </table:table-cell>
          <table:table-cell table:formula="of:=(1-[.D368]-[.M$6]*[.D368]^2)/[.M$2]" office:value-type="float" office:value="0.00742004160963898" calcext:value-type="float">
            <text:p>0,00742</text:p>
          </table:table-cell>
          <table:table-cell table:formula="of:=(1-([.D368]+[.F368]*0.5*[.M$7])-[.M$6]*([.D368]+[.F368]*0.5*[.M$7])^2)/[.M$2]" office:value-type="float" office:value="0.00736664733174663" calcext:value-type="float">
            <text:p>0,00737</text:p>
          </table:table-cell>
          <table:table-cell table:formula="of:=(1-([.D368]+[.G368]*0.5*[.M$7])-[.M$6]*([.D368]+[.G368]*0.5*[.M$7])^2)/[.M$2]" office:value-type="float" office:value="0.00736703155456535" calcext:value-type="float">
            <text:p>0,00737</text:p>
          </table:table-cell>
          <table:table-cell table:formula="of:=(1-([.D368]+[.H368]*[.M$7])-[.M$6]*([.D368]+[.H368]*[.M$7])^2)/[.M$2]" office:value-type="float" office:value="0.00731401595525406" calcext:value-type="float">
            <text:p>0,0073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+[.M$7]" office:value-type="float" office:value="3.66999999999997" calcext:value-type="float">
            <text:p>3,67000</text:p>
          </table:table-cell>
          <table:table-cell table:formula="of:=[.M$3]+(([.M$4]/[.M$5])+((-1/[.M$3])-([.M$4]/[.M$5]))*EXP(-[.M$5]*[.B369]))^-1" office:value-type="float" office:value="0.961462416741735" calcext:value-type="float">
            <text:p>0,96146</text:p>
          </table:table-cell>
          <table:table-cell table:formula="of:=[.D368]+([.F368]+2*[.G368]+2*[.H368]+[.I368])*[.M$7]*0.1666666" office:value-type="float" office:value="0.991195927377873" calcext:value-type="float">
            <text:p>0,99120</text:p>
          </table:table-cell>
          <table:table-cell table:style-name="ce4" table:formula="of:=100*([.C369]-[.D369])/[.C369]" office:value-type="float" office:value="-3.0925296837812" calcext:value-type="float">
            <text:p>-3,09253</text:p>
          </table:table-cell>
          <table:table-cell table:formula="of:=(1-[.D369]-[.M$6]*[.D369]^2)/[.M$2]" office:value-type="float" office:value="0.00731401785419608" calcext:value-type="float">
            <text:p>0,00731</text:p>
          </table:table-cell>
          <table:table-cell table:formula="of:=(1-([.D369]+[.F369]*0.5*[.M$7])-[.M$6]*([.D369]+[.F369]*0.5*[.M$7])^2)/[.M$2]" office:value-type="float" office:value="0.00726138648960651" calcext:value-type="float">
            <text:p>0,00726</text:p>
          </table:table-cell>
          <table:table-cell table:formula="of:=(1-([.D369]+[.G369]*0.5*[.M$7])-[.M$6]*([.D369]+[.G369]*0.5*[.M$7])^2)/[.M$2]" office:value-type="float" office:value="0.00726176522274164" calcext:value-type="float">
            <text:p>0,00726</text:p>
          </table:table-cell>
          <table:table-cell table:formula="of:=(1-([.D369]+[.H369]*[.M$7])-[.M$6]*([.D369]+[.H369]*[.M$7])^2)/[.M$2]" office:value-type="float" office:value="0.00720950712646612" calcext:value-type="float">
            <text:p>0,0072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+[.M$7]" office:value-type="float" office:value="3.67999999999997" calcext:value-type="float">
            <text:p>3,68000</text:p>
          </table:table-cell>
          <table:table-cell table:formula="of:=[.M$3]+(([.M$4]/[.M$5])+((-1/[.M$3])-([.M$4]/[.M$5]))*EXP(-[.M$5]*[.B370]))^-1" office:value-type="float" office:value="0.961517312552212" calcext:value-type="float">
            <text:p>0,96152</text:p>
          </table:table-cell>
          <table:table-cell table:formula="of:=[.D369]+([.F369]+2*[.G369]+2*[.H369]+[.I369])*[.M$7]*0.1666666" office:value-type="float" office:value="0.991268543729503" calcext:value-type="float">
            <text:p>0,99127</text:p>
          </table:table-cell>
          <table:table-cell table:style-name="ce4" table:formula="of:=100*([.C370]-[.D370])/[.C370]" office:value-type="float" office:value="-3.09419609911338" calcext:value-type="float">
            <text:p>-3,09420</text:p>
          </table:table-cell>
          <table:table-cell table:formula="of:=(1-[.D370]-[.M$6]*[.D370]^2)/[.M$2]" office:value-type="float" office:value="0.00720950899827715" calcext:value-type="float">
            <text:p>0,00721</text:p>
          </table:table-cell>
          <table:table-cell table:formula="of:=(1-([.D370]+[.F370]*0.5*[.M$7])-[.M$6]*([.D370]+[.F370]*0.5*[.M$7])^2)/[.M$2]" office:value-type="float" office:value="0.00715762964707003" calcext:value-type="float">
            <text:p>0,00716</text:p>
          </table:table-cell>
          <table:table-cell table:formula="of:=(1-([.D370]+[.G370]*0.5*[.M$7])-[.M$6]*([.D370]+[.G370]*0.5*[.M$7])^2)/[.M$2]" office:value-type="float" office:value="0.0071580029689483" calcext:value-type="float">
            <text:p>0,00716</text:p>
          </table:table-cell>
          <table:table-cell table:formula="of:=(1-([.D370]+[.H370]*[.M$7])-[.M$6]*([.D370]+[.H370]*[.M$7])^2)/[.M$2]" office:value-type="float" office:value="0.00710649155307467" calcext:value-type="float">
            <text:p>0,0071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+[.M$7]" office:value-type="float" office:value="3.68999999999997" calcext:value-type="float">
            <text:p>3,69000</text:p>
          </table:table-cell>
          <table:table-cell table:formula="of:=[.M$3]+(([.M$4]/[.M$5])+((-1/[.M$3])-([.M$4]/[.M$5]))*EXP(-[.M$5]*[.B371]))^-1" office:value-type="float" office:value="0.961571373989233" calcext:value-type="float">
            <text:p>0,96157</text:p>
          </table:table-cell>
          <table:table-cell table:formula="of:=[.D370]+([.F370]+2*[.G370]+2*[.H370]+[.I370])*[.M$7]*0.1666666" office:value-type="float" office:value="0.991340122477177" calcext:value-type="float">
            <text:p>0,99134</text:p>
          </table:table-cell>
          <table:table-cell table:style-name="ce4" table:formula="of:=100*([.C371]-[.D371])/[.C371]" office:value-type="float" office:value="-3.09584387526467" calcext:value-type="float">
            <text:p>-3,09584</text:p>
          </table:table-cell>
          <table:table-cell table:formula="of:=(1-[.D371]-[.M$6]*[.D371]^2)/[.M$2]" office:value-type="float" office:value="0.00710649339814199" calcext:value-type="float">
            <text:p>0,00711</text:p>
          </table:table-cell>
          <table:table-cell table:formula="of:=(1-([.D371]+[.F371]*0.5*[.M$7])-[.M$6]*([.D371]+[.F371]*0.5*[.M$7])^2)/[.M$2]" office:value-type="float" office:value="0.00705535531610391" calcext:value-type="float">
            <text:p>0,00706</text:p>
          </table:table-cell>
          <table:table-cell table:formula="of:=(1-([.D371]+[.G371]*0.5*[.M$7])-[.M$6]*([.D371]+[.G371]*0.5*[.M$7])^2)/[.M$2]" office:value-type="float" office:value="0.00705572330403147" calcext:value-type="float">
            <text:p>0,00706</text:p>
          </table:table-cell>
          <table:table-cell table:formula="of:=(1-([.D371]+[.H371]*[.M$7])-[.M$6]*([.D371]+[.H371]*[.M$7])^2)/[.M$2]" office:value-type="float" office:value="0.00700494790052867" calcext:value-type="float">
            <text:p>0,0070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+[.M$7]" office:value-type="float" office:value="3.69999999999997" calcext:value-type="float">
            <text:p>3,70000</text:p>
          </table:table-cell>
          <table:table-cell table:formula="of:=[.M$3]+(([.M$4]/[.M$5])+((-1/[.M$3])-([.M$4]/[.M$5]))*EXP(-[.M$5]*[.B372]))^-1" office:value-type="float" office:value="0.961624613731538" calcext:value-type="float">
            <text:p>0,96162</text:p>
          </table:table-cell>
          <table:table-cell table:formula="of:=[.D371]+([.F371]+2*[.G371]+2*[.H371]+[.I371])*[.M$7]*0.1666666" office:value-type="float" office:value="0.991410678446519" calcext:value-type="float">
            <text:p>0,99141</text:p>
          </table:table-cell>
          <table:table-cell table:style-name="ce4" table:formula="of:=100*([.C372]-[.D372])/[.C372]" office:value-type="float" office:value="-3.09747320208431" calcext:value-type="float">
            <text:p>-3,09747</text:p>
          </table:table-cell>
          <table:table-cell table:formula="of:=(1-[.D372]-[.M$6]*[.D372]^2)/[.M$2]" office:value-type="float" office:value="0.00700494971923458" calcext:value-type="float">
            <text:p>0,00700</text:p>
          </table:table-cell>
          <table:table-cell table:formula="of:=(1-([.D372]+[.F372]*0.5*[.M$7])-[.M$6]*([.D372]+[.F372]*0.5*[.M$7])^2)/[.M$2]" office:value-type="float" office:value="0.00695454231563503" calcext:value-type="float">
            <text:p>0,00695</text:p>
          </table:table-cell>
          <table:table-cell table:formula="of:=(1-([.D372]+[.G372]*0.5*[.M$7])-[.M$6]*([.D372]+[.G372]*0.5*[.M$7])^2)/[.M$2]" office:value-type="float" office:value="0.00695490504581422" calcext:value-type="float">
            <text:p>0,00695</text:p>
          </table:table-cell>
          <table:table-cell table:formula="of:=(1-([.D372]+[.H372]*[.M$7])-[.M$6]*([.D372]+[.H372]*[.M$7])^2)/[.M$2]" office:value-type="float" office:value="0.00690485513904607" calcext:value-type="float">
            <text:p>0,0069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+[.M$7]" office:value-type="float" office:value="3.70999999999997" calcext:value-type="float">
            <text:p>3,71000</text:p>
          </table:table-cell>
          <table:table-cell table:formula="of:=[.M$3]+(([.M$4]/[.M$5])+((-1/[.M$3])-([.M$4]/[.M$5]))*EXP(-[.M$5]*[.B373]))^-1" office:value-type="float" office:value="0.961677044265302" calcext:value-type="float">
            <text:p>0,96168</text:p>
          </table:table-cell>
          <table:table-cell table:formula="of:=[.D372]+([.F372]+2*[.G372]+2*[.H372]+[.I372])*[.M$7]*0.1666666" office:value-type="float" office:value="0.991480226251335" calcext:value-type="float">
            <text:p>0,99148</text:p>
          </table:table-cell>
          <table:table-cell table:style-name="ce4" table:formula="of:=100*([.C373]-[.D373])/[.C373]" office:value-type="float" office:value="-3.09908426781698" calcext:value-type="float">
            <text:p>-3,09908</text:p>
          </table:table-cell>
          <table:table-cell table:formula="of:=(1-[.D373]-[.M$6]*[.D373]^2)/[.M$2]" office:value-type="float" office:value="0.00690485693176715" calcext:value-type="float">
            <text:p>0,00690</text:p>
          </table:table-cell>
          <table:table-cell table:formula="of:=(1-([.D373]+[.F373]*0.5*[.M$7])-[.M$6]*([.D373]+[.F373]*0.5*[.M$7])^2)/[.M$2]" office:value-type="float" office:value="0.00685516976716665" calcext:value-type="float">
            <text:p>0,00686</text:p>
          </table:table-cell>
          <table:table-cell table:formula="of:=(1-([.D373]+[.G373]*0.5*[.M$7])-[.M$6]*([.D373]+[.G373]*0.5*[.M$7])^2)/[.M$2]" office:value-type="float" office:value="0.00685552731471118" calcext:value-type="float">
            <text:p>0,00686</text:p>
          </table:table-cell>
          <table:table-cell table:formula="of:=(1-([.D373]+[.H373]*[.M$7])-[.M$6]*([.D373]+[.H373]*[.M$7])^2)/[.M$2]" office:value-type="float" office:value="0.00680619253926085" calcext:value-type="float">
            <text:p>0,0068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+[.M$7]" office:value-type="float" office:value="3.71999999999996" calcext:value-type="float">
            <text:p>3,72000</text:p>
          </table:table-cell>
          <table:table-cell table:formula="of:=[.M$3]+(([.M$4]/[.M$5])+((-1/[.M$3])-([.M$4]/[.M$5]))*EXP(-[.M$5]*[.B374]))^-1" office:value-type="float" office:value="0.961728677887054" calcext:value-type="float">
            <text:p>0,96173</text:p>
          </table:table-cell>
          <table:table-cell table:formula="of:=[.D373]+([.F373]+2*[.G373]+2*[.H373]+[.I373])*[.M$7]*0.1666666" office:value-type="float" office:value="0.991548780296638" calcext:value-type="float">
            <text:p>0,99155</text:p>
          </table:table-cell>
          <table:table-cell table:style-name="ce4" table:formula="of:=100*([.C374]-[.D374])/[.C374]" office:value-type="float" office:value="-3.10067725911015" calcext:value-type="float">
            <text:p>-3,10068</text:p>
          </table:table-cell>
          <table:table-cell table:formula="of:=(1-[.D374]-[.M$6]*[.D374]^2)/[.M$2]" office:value-type="float" office:value="0.00680619430636806" calcext:value-type="float">
            <text:p>0,00681</text:p>
          </table:table-cell>
          <table:table-cell table:formula="of:=(1-([.D374]+[.F374]*0.5*[.M$7])-[.M$6]*([.D374]+[.F374]*0.5*[.M$7])^2)/[.M$2]" office:value-type="float" office:value="0.00675721709045787" calcext:value-type="float">
            <text:p>0,00676</text:p>
          </table:table-cell>
          <table:table-cell table:formula="of:=(1-([.D374]+[.G374]*0.5*[.M$7])-[.M$6]*([.D374]+[.G374]*0.5*[.M$7])^2)/[.M$2]" office:value-type="float" office:value="0.00675756952940875" calcext:value-type="float">
            <text:p>0,00676</text:p>
          </table:table-cell>
          <table:table-cell table:formula="of:=(1-([.D374]+[.H374]*[.M$7])-[.M$6]*([.D374]+[.H374]*[.M$7])^2)/[.M$2]" office:value-type="float" office:value="0.00670893966793196" calcext:value-type="float">
            <text:p>0,0067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+[.M$7]" office:value-type="float" office:value="3.72999999999996" calcext:value-type="float">
            <text:p>3,73000</text:p>
          </table:table-cell>
          <table:table-cell table:formula="of:=[.M$3]+(([.M$4]/[.M$5])+((-1/[.M$3])-([.M$4]/[.M$5]))*EXP(-[.M$5]*[.B375]))^-1" office:value-type="float" office:value="0.961779526706555" calcext:value-type="float">
            <text:p>0,96178</text:p>
          </table:table-cell>
          <table:table-cell table:formula="of:=[.D374]+([.F374]+2*[.G374]+2*[.H374]+[.I374])*[.M$7]*0.1666666" office:value-type="float" office:value="0.991616354781632" calcext:value-type="float">
            <text:p>0,99162</text:p>
          </table:table-cell>
          <table:table-cell table:style-name="ce4" table:formula="of:=100*([.C375]-[.D375])/[.C375]" office:value-type="float" office:value="-3.10225236102166" calcext:value-type="float">
            <text:p>-3,10225</text:p>
          </table:table-cell>
          <table:table-cell table:formula="of:=(1-[.D375]-[.M$6]*[.D375]^2)/[.M$2]" office:value-type="float" office:value="0.00670894140979151" calcext:value-type="float">
            <text:p>0,00671</text:p>
          </table:table-cell>
          <table:table-cell table:formula="of:=(1-([.D375]+[.F375]*0.5*[.M$7])-[.M$6]*([.D375]+[.F375]*0.5*[.M$7])^2)/[.M$2]" office:value-type="float" office:value="0.00666066399926351" calcext:value-type="float">
            <text:p>0,00666</text:p>
          </table:table-cell>
          <table:table-cell table:formula="of:=(1-([.D375]+[.G375]*0.5*[.M$7])-[.M$6]*([.D375]+[.G375]*0.5*[.M$7])^2)/[.M$2]" office:value-type="float" office:value="0.00666101140260396" calcext:value-type="float">
            <text:p>0,00666</text:p>
          </table:table-cell>
          <table:table-cell table:formula="of:=(1-([.D375]+[.H375]*[.M$7])-[.M$6]*([.D375]+[.H375]*[.M$7])^2)/[.M$2]" office:value-type="float" office:value="0.00661307638371585" calcext:value-type="float">
            <text:p>0,0066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+[.M$7]" office:value-type="float" office:value="3.73999999999996" calcext:value-type="float">
            <text:p>3,74000</text:p>
          </table:table-cell>
          <table:table-cell table:formula="of:=[.M$3]+(([.M$4]/[.M$5])+((-1/[.M$3])-([.M$4]/[.M$5]))*EXP(-[.M$5]*[.B376]))^-1" office:value-type="float" office:value="0.961829602649633" calcext:value-type="float">
            <text:p>0,96183</text:p>
          </table:table-cell>
          <table:table-cell table:formula="of:=[.D375]+([.F375]+2*[.G375]+2*[.H375]+[.I375])*[.M$7]*0.1666666" office:value-type="float" office:value="0.99168296370265" calcext:value-type="float">
            <text:p>0,99168</text:p>
          </table:table-cell>
          <table:table-cell table:style-name="ce4" table:formula="of:=100*([.C376]-[.D376])/[.C376]" office:value-type="float" office:value="-3.10380975702739" calcext:value-type="float">
            <text:p>-3,10381</text:p>
          </table:table-cell>
          <table:table-cell table:formula="of:=(1-[.D376]-[.M$6]*[.D376]^2)/[.M$2]" office:value-type="float" office:value="0.00661307810068831" calcext:value-type="float">
            <text:p>0,00661</text:p>
          </table:table-cell>
          <table:table-cell table:formula="of:=(1-([.D376]+[.F376]*0.5*[.M$7])-[.M$6]*([.D376]+[.F376]*0.5*[.M$7])^2)/[.M$2]" office:value-type="float" office:value="0.00656549049713583" calcext:value-type="float">
            <text:p>0,00657</text:p>
          </table:table-cell>
          <table:table-cell table:formula="of:=(1-([.D376]+[.G376]*0.5*[.M$7])-[.M$6]*([.D376]+[.G376]*0.5*[.M$7])^2)/[.M$2]" office:value-type="float" office:value="0.00656583293680671" calcext:value-type="float">
            <text:p>0,00657</text:p>
          </table:table-cell>
          <table:table-cell table:formula="of:=(1-([.D376]+[.H376]*[.M$7])-[.M$6]*([.D376]+[.H376]*[.M$7])^2)/[.M$2]" office:value-type="float" office:value="0.00651858283299635" calcext:value-type="float">
            <text:p>0,00652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+[.M$7]" office:value-type="float" office:value="3.74999999999996" calcext:value-type="float">
            <text:p>3,75000</text:p>
          </table:table-cell>
          <table:table-cell table:formula="of:=[.M$3]+(([.M$4]/[.M$5])+((-1/[.M$3])-([.M$4]/[.M$5]))*EXP(-[.M$5]*[.B377]))^-1" office:value-type="float" office:value="0.961878917460975" calcext:value-type="float">
            <text:p>0,96188</text:p>
          </table:table-cell>
          <table:table-cell table:formula="of:=[.D376]+([.F376]+2*[.G376]+2*[.H376]+[.I376])*[.M$7]*0.1666666" office:value-type="float" office:value="0.991748620856057" calcext:value-type="float">
            <text:p>0,99175</text:p>
          </table:table-cell>
          <table:table-cell table:style-name="ce4" table:formula="of:=100*([.C377]-[.D377])/[.C377]" office:value-type="float" office:value="-3.10534962902888" calcext:value-type="float">
            <text:p>-3,10535</text:p>
          </table:table-cell>
          <table:table-cell table:formula="of:=(1-[.D377]-[.M$6]*[.D377]^2)/[.M$2]" office:value-type="float" office:value="0.00651858452543721" calcext:value-type="float">
            <text:p>0,00652</text:p>
          </table:table-cell>
          <table:table-cell table:formula="of:=(1-([.D377]+[.F377]*0.5*[.M$7])-[.M$6]*([.D377]+[.F377]*0.5*[.M$7])^2)/[.M$2]" office:value-type="float" office:value="0.00647167687328543" calcext:value-type="float">
            <text:p>0,00647</text:p>
          </table:table-cell>
          <table:table-cell table:formula="of:=(1-([.D377]+[.G377]*0.5*[.M$7])-[.M$6]*([.D377]+[.G377]*0.5*[.M$7])^2)/[.M$2]" office:value-type="float" office:value="0.00647201442020015" calcext:value-type="float">
            <text:p>0,00647</text:p>
          </table:table-cell>
          <table:table-cell table:formula="of:=(1-([.D377]+[.H377]*[.M$7])-[.M$6]*([.D377]+[.H377]*[.M$7])^2)/[.M$2]" office:value-type="float" office:value="0.00642543944577611" calcext:value-type="float">
            <text:p>0,00643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+[.M$7]" office:value-type="float" office:value="3.75999999999996" calcext:value-type="float">
            <text:p>3,76000</text:p>
          </table:table-cell>
          <table:table-cell table:formula="of:=[.M$3]+(([.M$4]/[.M$5])+((-1/[.M$3])-([.M$4]/[.M$5]))*EXP(-[.M$5]*[.B378]))^-1" office:value-type="float" office:value="0.961927482706874" calcext:value-type="float">
            <text:p>0,96193</text:p>
          </table:table-cell>
          <table:table-cell table:formula="of:=[.D377]+([.F377]+2*[.G377]+2*[.H377]+[.I377])*[.M$7]*0.1666666" office:value-type="float" office:value="0.9918133398411" calcext:value-type="float">
            <text:p>0,99181</text:p>
          </table:table-cell>
          <table:table-cell table:style-name="ce4" table:formula="of:=100*([.C378]-[.D378])/[.C378]" office:value-type="float" office:value="-3.10687215736127" calcext:value-type="float">
            <text:p>-3,10687</text:p>
          </table:table-cell>
          <table:table-cell table:formula="of:=(1-[.D378]-[.M$6]*[.D378]^2)/[.M$2]" office:value-type="float" office:value="0.00642544111403589" calcext:value-type="float">
            <text:p>0,00643</text:p>
          </table:table-cell>
          <table:table-cell table:formula="of:=(1-([.D378]+[.F378]*0.5*[.M$7])-[.M$6]*([.D378]+[.F378]*0.5*[.M$7])^2)/[.M$2]" office:value-type="float" office:value="0.00637920369850199" calcext:value-type="float">
            <text:p>0,00638</text:p>
          </table:table-cell>
          <table:table-cell table:formula="of:=(1-([.D378]+[.G378]*0.5*[.M$7])-[.M$6]*([.D378]+[.G378]*0.5*[.M$7])^2)/[.M$2]" office:value-type="float" office:value="0.00637953642256115" calcext:value-type="float">
            <text:p>0,00638</text:p>
          </table:table-cell>
          <table:table-cell table:formula="of:=(1-([.D378]+[.H378]*[.M$7])-[.M$6]*([.D378]+[.H378]*[.M$7])^2)/[.M$2]" office:value-type="float" office:value="0.00633362693162589" calcext:value-type="float">
            <text:p>0,0063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+[.M$7]" office:value-type="float" office:value="3.76999999999996" calcext:value-type="float">
            <text:p>3,77000</text:p>
          </table:table-cell>
          <table:table-cell table:formula="of:=[.M$3]+(([.M$4]/[.M$5])+((-1/[.M$3])-([.M$4]/[.M$5]))*EXP(-[.M$5]*[.B379]))^-1" office:value-type="float" office:value="0.961975309777935" calcext:value-type="float">
            <text:p>0,96198</text:p>
          </table:table-cell>
          <table:table-cell table:formula="of:=[.D378]+([.F378]+2*[.G378]+2*[.H378]+[.I378])*[.M$7]*0.1666666" office:value-type="float" office:value="0.991877134062728" calcext:value-type="float">
            <text:p>0,99188</text:p>
          </table:table-cell>
          <table:table-cell table:style-name="ce4" table:formula="of:=100*([.C379]-[.D379])/[.C379]" office:value-type="float" office:value="-3.10837752080103" calcext:value-type="float">
            <text:p>-3,10838</text:p>
          </table:table-cell>
          <table:table-cell table:formula="of:=(1-[.D379]-[.M$6]*[.D379]^2)/[.M$2]" office:value-type="float" office:value="0.00633362857605001" calcext:value-type="float">
            <text:p>0,00633</text:p>
          </table:table-cell>
          <table:table-cell table:formula="of:=(1-([.D379]+[.F379]*0.5*[.M$7])-[.M$6]*([.D379]+[.F379]*0.5*[.M$7])^2)/[.M$2]" office:value-type="float" office:value="0.00628805182113284" calcext:value-type="float">
            <text:p>0,00629</text:p>
          </table:table-cell>
          <table:table-cell table:formula="of:=(1-([.D379]+[.G379]*0.5*[.M$7])-[.M$6]*([.D379]+[.G379]*0.5*[.M$7])^2)/[.M$2]" office:value-type="float" office:value="0.00628837979123833" calcext:value-type="float">
            <text:p>0,00629</text:p>
          </table:table-cell>
          <table:table-cell table:formula="of:=(1-([.D379]+[.H379]*[.M$7])-[.M$6]*([.D379]+[.H379]*[.M$7])^2)/[.M$2]" office:value-type="float" office:value="0.00624312627569186" calcext:value-type="float">
            <text:p>0,0062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+[.M$7]" office:value-type="float" office:value="3.77999999999996" calcext:value-type="float">
            <text:p>3,78000</text:p>
          </table:table-cell>
          <table:table-cell table:formula="of:=[.M$3]+(([.M$4]/[.M$5])+((-1/[.M$3])-([.M$4]/[.M$5]))*EXP(-[.M$5]*[.B380]))^-1" office:value-type="float" office:value="0.962022409891746" calcext:value-type="float">
            <text:p>0,96202</text:p>
          </table:table-cell>
          <table:table-cell table:formula="of:=[.D379]+([.F379]+2*[.G379]+2*[.H379]+[.I379])*[.M$7]*0.1666666" office:value-type="float" office:value="0.991940016734369" calcext:value-type="float">
            <text:p>0,99194</text:p>
          </table:table-cell>
          <table:table-cell table:style-name="ce4" table:formula="of:=100*([.C380]-[.D380])/[.C380]" office:value-type="float" office:value="-3.10986589657405" calcext:value-type="float">
            <text:p>-3,10987</text:p>
          </table:table-cell>
          <table:table-cell table:formula="of:=(1-[.D380]-[.M$6]*[.D380]^2)/[.M$2]" office:value-type="float" office:value="0.00624312789662095" calcext:value-type="float">
            <text:p>0,00624</text:p>
          </table:table-cell>
          <table:table-cell table:formula="of:=(1-([.D380]+[.F380]*0.5*[.M$7])-[.M$6]*([.D380]+[.F380]*0.5*[.M$7])^2)/[.M$2]" office:value-type="float" office:value="0.00619820236311846" calcext:value-type="float">
            <text:p>0,00620</text:p>
          </table:table-cell>
          <table:table-cell table:formula="of:=(1-([.D380]+[.G380]*0.5*[.M$7])-[.M$6]*([.D380]+[.G380]*0.5*[.M$7])^2)/[.M$2]" office:value-type="float" office:value="0.00619852564718797" calcext:value-type="float">
            <text:p>0,00620</text:p>
          </table:table-cell>
          <table:table-cell table:formula="of:=(1-([.D380]+[.H380]*[.M$7])-[.M$6]*([.D380]+[.H380]*[.M$7])^2)/[.M$2]" office:value-type="float" office:value="0.00615391873476018" calcext:value-type="float">
            <text:p>0,0061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+[.M$7]" office:value-type="float" office:value="3.78999999999996" calcext:value-type="float">
            <text:p>3,79000</text:p>
          </table:table-cell>
          <table:table-cell table:formula="of:=[.M$3]+(([.M$4]/[.M$5])+((-1/[.M$3])-([.M$4]/[.M$5]))*EXP(-[.M$5]*[.B381]))^-1" office:value-type="float" office:value="0.9620687940955" calcext:value-type="float">
            <text:p>0,96207</text:p>
          </table:table-cell>
          <table:table-cell table:formula="of:=[.D380]+([.F380]+2*[.G380]+2*[.H380]+[.I380])*[.M$7]*0.1666666" office:value-type="float" office:value="0.992002000880662" calcext:value-type="float">
            <text:p>0,99200</text:p>
          </table:table-cell>
          <table:table-cell table:style-name="ce4" table:formula="of:=100*([.C381]-[.D381])/[.C381]" office:value-type="float" office:value="-3.11133746036365" calcext:value-type="float">
            <text:p>-3,11134</text:p>
          </table:table-cell>
          <table:table-cell table:formula="of:=(1-[.D381]-[.M$6]*[.D381]^2)/[.M$2]" office:value-type="float" office:value="0.00615392033252959" calcext:value-type="float">
            <text:p>0,00615</text:p>
          </table:table-cell>
          <table:table-cell table:formula="of:=(1-([.D381]+[.F381]*0.5*[.M$7])-[.M$6]*([.D381]+[.F381]*0.5*[.M$7])^2)/[.M$2]" office:value-type="float" office:value="0.00610963671608517" calcext:value-type="float">
            <text:p>0,00611</text:p>
          </table:table-cell>
          <table:table-cell table:formula="of:=(1-([.D381]+[.G381]*0.5*[.M$7])-[.M$6]*([.D381]+[.G381]*0.5*[.M$7])^2)/[.M$2]" office:value-type="float" office:value="0.00610995538106655" calcext:value-type="float">
            <text:p>0,00611</text:p>
          </table:table-cell>
          <table:table-cell table:formula="of:=(1-([.D381]+[.H381]*[.M$7])-[.M$6]*([.D381]+[.H381]*[.M$7])^2)/[.M$2]" office:value-type="float" office:value="0.00606598583337645" calcext:value-type="float">
            <text:p>0,00607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+[.M$7]" office:value-type="float" office:value="3.79999999999996" calcext:value-type="float">
            <text:p>3,80000</text:p>
          </table:table-cell>
          <table:table-cell table:formula="of:=[.M$3]+(([.M$4]/[.M$5])+((-1/[.M$3])-([.M$4]/[.M$5]))*EXP(-[.M$5]*[.B382]))^-1" office:value-type="float" office:value="0.962114473268582" calcext:value-type="float">
            <text:p>0,96211</text:p>
          </table:table-cell>
          <table:table-cell table:formula="of:=[.D381]+([.F381]+2*[.G381]+2*[.H381]+[.I381])*[.M$7]*0.1666666" office:value-type="float" office:value="0.992063099340157" calcext:value-type="float">
            <text:p>0,99206</text:p>
          </table:table-cell>
          <table:table-cell table:style-name="ce4" table:formula="of:=100*([.C382]-[.D382])/[.C382]" office:value-type="float" office:value="-3.11279238631864" calcext:value-type="float">
            <text:p>-3,11279</text:p>
          </table:table-cell>
          <table:table-cell table:formula="of:=(1-[.D382]-[.M$6]*[.D382]^2)/[.M$2]" office:value-type="float" office:value="0.00606598740831721" calcext:value-type="float">
            <text:p>0,00607</text:p>
          </table:table-cell>
          <table:table-cell table:formula="of:=(1-([.D382]+[.F382]*0.5*[.M$7])-[.M$6]*([.D382]+[.F382]*0.5*[.M$7])^2)/[.M$2]" office:value-type="float" office:value="0.00602233653749396" calcext:value-type="float">
            <text:p>0,00602</text:p>
          </table:table-cell>
          <table:table-cell table:formula="of:=(1-([.D382]+[.G382]*0.5*[.M$7])-[.M$6]*([.D382]+[.G382]*0.5*[.M$7])^2)/[.M$2]" office:value-type="float" office:value="0.00602265064937851" calcext:value-type="float">
            <text:p>0,00602</text:p>
          </table:table-cell>
          <table:table-cell table:formula="of:=(1-([.D382]+[.H382]*[.M$7])-[.M$6]*([.D382]+[.H382]*[.M$7])^2)/[.M$2]" office:value-type="float" office:value="0.00597930936002284" calcext:value-type="float">
            <text:p>0,00598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+[.M$7]" office:value-type="float" office:value="3.80999999999996" calcext:value-type="float">
            <text:p>3,81000</text:p>
          </table:table-cell>
          <table:table-cell table:formula="of:=[.M$3]+(([.M$4]/[.M$5])+((-1/[.M$3])-([.M$4]/[.M$5]))*EXP(-[.M$5]*[.B383]))^-1" office:value-type="float" office:value="0.962159458125117" calcext:value-type="float">
            <text:p>0,96216</text:p>
          </table:table-cell>
          <table:table-cell table:formula="of:=[.D382]+([.F382]+2*[.G382]+2*[.H382]+[.I382])*[.M$7]*0.1666666" office:value-type="float" office:value="0.99212332476797" calcext:value-type="float">
            <text:p>0,99212</text:p>
          </table:table-cell>
          <table:table-cell table:style-name="ce4" table:formula="of:=100*([.C383]-[.D383])/[.C383]" office:value-type="float" office:value="-3.11423084706153" calcext:value-type="float">
            <text:p>-3,11423</text:p>
          </table:table-cell>
          <table:table-cell table:formula="of:=(1-[.D383]-[.M$6]*[.D383]^2)/[.M$2]" office:value-type="float" office:value="0.00597931091246121" calcext:value-type="float">
            <text:p>0,00598</text:p>
          </table:table-cell>
          <table:table-cell table:formula="of:=(1-([.D383]+[.F383]*0.5*[.M$7])-[.M$6]*([.D383]+[.F383]*0.5*[.M$7])^2)/[.M$2]" office:value-type="float" office:value="0.00593628374684347" calcext:value-type="float">
            <text:p>0,00594</text:p>
          </table:table-cell>
          <table:table-cell table:formula="of:=(1-([.D383]+[.G383]*0.5*[.M$7])-[.M$6]*([.D383]+[.G383]*0.5*[.M$7])^2)/[.M$2]" office:value-type="float" office:value="0.00593659337068028" calcext:value-type="float">
            <text:p>0,00594</text:p>
          </table:table-cell>
          <table:table-cell table:formula="of:=(1-([.D383]+[.H383]*[.M$7])-[.M$6]*([.D383]+[.H383]*[.M$7])^2)/[.M$2]" office:value-type="float" office:value="0.00589387136334772" calcext:value-type="float">
            <text:p>0,0058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+[.M$7]" office:value-type="float" office:value="3.81999999999996" calcext:value-type="float">
            <text:p>3,82000</text:p>
          </table:table-cell>
          <table:table-cell table:formula="of:=[.M$3]+(([.M$4]/[.M$5])+((-1/[.M$3])-([.M$4]/[.M$5]))*EXP(-[.M$5]*[.B384]))^-1" office:value-type="float" office:value="0.962203759216476" calcext:value-type="float">
            <text:p>0,96220</text:p>
          </table:table-cell>
          <table:table-cell table:formula="of:=[.D383]+([.F383]+2*[.G383]+2*[.H383]+[.I383])*[.M$7]*0.1666666" office:value-type="float" office:value="0.992182689638409" calcext:value-type="float">
            <text:p>0,99218</text:p>
          </table:table-cell>
          <table:table-cell table:style-name="ce4" table:formula="of:=100*([.C384]-[.D384])/[.C384]" office:value-type="float" office:value="-3.11565301369683" calcext:value-type="float">
            <text:p>-3,11565</text:p>
          </table:table-cell>
          <table:table-cell table:formula="of:=(1-[.D384]-[.M$6]*[.D384]^2)/[.M$2]" office:value-type="float" office:value="0.00589387289360515" calcext:value-type="float">
            <text:p>0,00589</text:p>
          </table:table-cell>
          <table:table-cell table:formula="of:=(1-([.D384]+[.F384]*0.5*[.M$7])-[.M$6]*([.D384]+[.F384]*0.5*[.M$7])^2)/[.M$2]" office:value-type="float" office:value="0.00585146052192739" calcext:value-type="float">
            <text:p>0,00585</text:p>
          </table:table-cell>
          <table:table-cell table:formula="of:=(1-([.D384]+[.G384]*0.5*[.M$7])-[.M$6]*([.D384]+[.G384]*0.5*[.M$7])^2)/[.M$2]" office:value-type="float" office:value="0.00585176572183581" calcext:value-type="float">
            <text:p>0,00585</text:p>
          </table:table-cell>
          <table:table-cell table:formula="of:=(1-([.D384]+[.H384]*[.M$7])-[.M$6]*([.D384]+[.H384]*[.M$7])^2)/[.M$2]" office:value-type="float" office:value="0.00580965414845018" calcext:value-type="float">
            <text:p>0,0058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+[.M$7]" office:value-type="float" office:value="3.82999999999996" calcext:value-type="float">
            <text:p>3,83000</text:p>
          </table:table-cell>
          <table:table-cell table:formula="of:=[.M$3]+(([.M$4]/[.M$5])+((-1/[.M$3])-([.M$4]/[.M$5]))*EXP(-[.M$5]*[.B385]))^-1" office:value-type="float" office:value="0.962247386933748" calcext:value-type="float">
            <text:p>0,96225</text:p>
          </table:table-cell>
          <table:table-cell table:formula="of:=[.D384]+([.F384]+2*[.G384]+2*[.H384]+[.I384])*[.M$7]*0.1666666" office:value-type="float" office:value="0.992241206247551" calcext:value-type="float">
            <text:p>0,99224</text:p>
          </table:table-cell>
          <table:table-cell table:style-name="ce4" table:formula="of:=100*([.C385]-[.D385])/[.C385]" office:value-type="float" office:value="-3.11705905581929" calcext:value-type="float">
            <text:p>-3,11706</text:p>
          </table:table-cell>
          <table:table-cell table:formula="of:=(1-[.D385]-[.M$6]*[.D385]^2)/[.M$2]" office:value-type="float" office:value="0.00580965565684333" calcext:value-type="float">
            <text:p>0,00581</text:p>
          </table:table-cell>
          <table:table-cell table:formula="of:=(1-([.D385]+[.F385]*0.5*[.M$7])-[.M$6]*([.D385]+[.F385]*0.5*[.M$7])^2)/[.M$2]" office:value-type="float" office:value="0.00576784929514533" calcext:value-type="float">
            <text:p>0,00577</text:p>
          </table:table-cell>
          <table:table-cell table:formula="of:=(1-([.D385]+[.G385]*0.5*[.M$7])-[.M$6]*([.D385]+[.G385]*0.5*[.M$7])^2)/[.M$2]" office:value-type="float" office:value="0.0057681501343292" calcext:value-type="float">
            <text:p>0,00577</text:p>
          </table:table-cell>
          <table:table-cell table:formula="of:=(1-([.D385]+[.H385]*[.M$7])-[.M$6]*([.D385]+[.H385]*[.M$7])^2)/[.M$2]" office:value-type="float" office:value="0.00572664027321661" calcext:value-type="float">
            <text:p>0,0057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+[.M$7]" office:value-type="float" office:value="3.83999999999996" calcext:value-type="float">
            <text:p>3,84000</text:p>
          </table:table-cell>
          <table:table-cell table:formula="of:=[.M$3]+(([.M$4]/[.M$5])+((-1/[.M$3])-([.M$4]/[.M$5]))*EXP(-[.M$5]*[.B386]))^-1" office:value-type="float" office:value="0.962290351510174" calcext:value-type="float">
            <text:p>0,96229</text:p>
          </table:table-cell>
          <table:table-cell table:formula="of:=[.D385]+([.F385]+2*[.G385]+2*[.H385]+[.I385])*[.M$7]*0.1666666" office:value-type="float" office:value="0.992298886715794" calcext:value-type="float">
            <text:p>0,99230</text:p>
          </table:table-cell>
          <table:table-cell table:style-name="ce4" table:formula="of:=100*([.C386]-[.D386])/[.C386]" office:value-type="float" office:value="-3.11844914152226" calcext:value-type="float">
            <text:p>-3,11845</text:p>
          </table:table-cell>
          <table:table-cell table:formula="of:=(1-[.D386]-[.M$6]*[.D386]^2)/[.M$2]" office:value-type="float" office:value="0.00572664176005815" calcext:value-type="float">
            <text:p>0,00573</text:p>
          </table:table-cell>
          <table:table-cell table:formula="of:=(1-([.D386]+[.F386]*0.5*[.M$7])-[.M$6]*([.D386]+[.F386]*0.5*[.M$7])^2)/[.M$2]" office:value-type="float" office:value="0.00568543274986686" calcext:value-type="float">
            <text:p>0,00569</text:p>
          </table:table-cell>
          <table:table-cell table:formula="of:=(1-([.D386]+[.G386]*0.5*[.M$7])-[.M$6]*([.D386]+[.G386]*0.5*[.M$7])^2)/[.M$2]" office:value-type="float" office:value="0.0056857292906271" calcext:value-type="float">
            <text:p>0,00569</text:p>
          </table:table-cell>
          <table:table-cell table:formula="of:=(1-([.D386]+[.H386]*[.M$7])-[.M$6]*([.D386]+[.H386]*[.M$7])^2)/[.M$2]" office:value-type="float" office:value="0.00564481254471174" calcext:value-type="float">
            <text:p>0,00564</text:p>
          </table:table-cell>
          <table:table-cell table:number-columns-repeated="4"/>
        </table:table-row>
        <table:table-row table:style-name="ro1" table:number-rows-repeated="104818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8">
      <number:number number:decimal-places="20" number:min-decimal-places="20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09:53:58.643067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9:44:28.454431926</meta:creation-date>
    <dc:date>2025-08-29T14:08:49.463109989</dc:date>
    <meta:editing-duration>P1DT23M16S</meta:editing-duration>
    <meta:editing-cycles>37</meta:editing-cycles>
    <meta:generator>LibreOffice/24.2.7.2$Linux_X86_64 LibreOffice_project/420$Build-2</meta:generator>
    <meta:document-statistic meta:table-count="1" meta:cell-count="34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34cm" svg:height="18.806cm" xlink:href=".." xlink:type="simple" chart:class="chart:scatter" chart:style-name="ch1">
        <chart:legend chart:legend-position="end" svg:x="31.005cm" svg:y="8.855cm" style:legend-expansion="high" chart:style-name="ch2"/>
        <chart:plot-area chart:style-name="ch3" table:cell-range-address="Sheet1.B1:Sheet1.D386" chart:data-source-has-labels="row" svg:x="0.668cm" svg:y="0.376cm" svg:width="29.669cm" svg:height="18.054cm">
          <chart:coordinate-region svg:x="2.136cm" svg:y="0.575cm" svg:width="27.591cm" svg:height="17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86" chart:label-cell-address="Sheet1.C1:Sheet1.C1" chart:class="chart:scatter">
            <chart:domain table:cell-range-address="Sheet1.B2:Sheet1.B386"/>
            <chart:data-point chart:repeated="385"/>
          </chart:series>
          <chart:series chart:style-name="ch8" chart:values-cell-range-address="Sheet1.D2:Sheet1.D386" chart:label-cell-address="Sheet1.D1:Sheet1.D1" chart:class="chart:scatter">
            <chart:data-point chart:repeated="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exato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86</svg:desc>
                </draw:g>
              </table:table-cell>
              <table:table-cell office:value-type="float" office:value="0">
                <text:p>0</text:p>
                <draw:g>
                  <svg:desc>Sheet1.C2:Sheet1.C386</svg:desc>
                </draw:g>
              </table:table-cell>
              <table:table-cell office:value-type="float" office:value="0">
                <text:p>0</text:p>
                <draw:g>
                  <svg:desc>Sheet1.D2:Sheet1.D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41841217211046">
                <text:p>0.0141841217211046</text:p>
              </table:table-cell>
              <table:table-cell office:value-type="float" office:value="0.0141841483762719">
                <text:p>0.0141841483762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81668416256826">
                <text:p>0.0281668416256826</text:p>
              </table:table-cell>
              <table:table-cell office:value-type="float" office:value="0.0281670854363616">
                <text:p>0.0281670854363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419508129265854">
                <text:p>0.0419508129265854</text:p>
              </table:table-cell>
              <table:table-cell office:value-type="float" office:value="0.0419516448405492">
                <text:p>0.0419516448405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555386599306864">
                <text:p>0.0555386599306864</text:p>
              </table:table-cell>
              <table:table-cell office:value-type="float" office:value="0.0555406209266765">
                <text:p>0.055540620926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689329781716129">
                <text:p>0.0689329781716129</text:p>
              </table:table-cell>
              <table:table-cell office:value-type="float" office:value="0.0689367692392715">
                <text:p>0.0689367692392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821363345481321">
                <text:p>0.0821363345481321</text:p>
              </table:table-cell>
              <table:table-cell office:value-type="float" office:value="0.0821428070520253">
                <text:p>0.0821428070520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951512674679333">
                <text:p>0.0951512674679333</text:p>
              </table:table-cell>
              <table:table-cell office:value-type="float" office:value="0.0951614138836918">
                <text:p>0.0951614138836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107980286996561">
                <text:p>0.107980286996561</text:p>
              </table:table-cell>
              <table:table-cell office:value-type="float" office:value="0.107995232007478">
                <text:p>0.107995232007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20625875011262">
                <text:p>0.120625875011262</text:p>
              </table:table-cell>
              <table:table-cell office:value-type="float" office:value="0.120646866953995">
                <text:p>0.120646866953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33090485359502">
                <text:p>0.133090485359502</text:p>
              </table:table-cell>
              <table:table-cell office:value-type="float" office:value="0.133118888007841">
                <text:p>0.133118888007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45376544021939">
                <text:p>0.145376544021939</text:p>
              </table:table-cell>
              <table:table-cell office:value-type="float" office:value="0.145413828697876">
                <text:p>0.145413828697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57486449279615">
                <text:p>0.157486449279615</text:p>
              </table:table-cell>
              <table:table-cell office:value-type="float" office:value="0.157534187281273">
                <text:p>0.157534187281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69422571885165">
                <text:p>0.169422571885165</text:p>
              </table:table-cell>
              <table:table-cell office:value-type="float" office:value="0.169482427221391">
                <text:p>0.169482427221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81187255237818">
                <text:p>0.181187255237818</text:p>
              </table:table-cell>
              <table:table-cell office:value-type="float" office:value="0.181260977659556">
                <text:p>0.181260977659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92782815561999">
                <text:p>0.192782815561999</text:p>
              </table:table-cell>
              <table:table-cell office:value-type="float" office:value="0.192872233880813">
                <text:p>0.192872233880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204211542089322">
                <text:p>0.204211542089322</text:p>
              </table:table-cell>
              <table:table-cell office:value-type="float" office:value="0.204318557773704">
                <text:p>0.20431855777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215475697243799">
                <text:p>0.215475697243799</text:p>
              </table:table-cell>
              <table:table-cell office:value-type="float" office:value="0.215602278284152">
                <text:p>0.215602278284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226577516830044">
                <text:p>0.226577516830044</text:p>
              </table:table-cell>
              <table:table-cell office:value-type="float" office:value="0.226725691863511">
                <text:p>0.226725691863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37519210224332">
                <text:p>0.237519210224332</text:p>
              </table:table-cell>
              <table:table-cell office:value-type="float" office:value="0.237691062910849">
                <text:p>0.237691062910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483029605683">
                <text:p>0.2483029605683</text:p>
              </table:table-cell>
              <table:table-cell office:value-type="float" office:value="0.248500624209524">
                <text:p>0.248500624209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58930924965142">
                <text:p>0.258930924965142</text:p>
              </table:table-cell>
              <table:table-cell office:value-type="float" office:value="0.259156577358121">
                <text:p>0.259156577358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69405234678113">
                <text:p>0.269405234678113</text:p>
              </table:table-cell>
              <table:table-cell office:value-type="float" office:value="0.269661093195817">
                <text:p>0.269661093195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79727995331201">
                <text:p>0.279727995331201</text:p>
              </table:table-cell>
              <table:table-cell office:value-type="float" office:value="0.280016312222236">
                <text:p>0.280016312222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89901287111791">
                <text:p>0.289901287111791</text:p>
              </table:table-cell>
              <table:table-cell office:value-type="float" office:value="0.290224345011846">
                <text:p>0.290224345011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99927164975181">
                <text:p>0.299927164975181</text:p>
              </table:table-cell>
              <table:table-cell office:value-type="float" office:value="0.30028727262298">
                <text:p>0.30028727262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309807658850796">
                <text:p>0.309807658850796</text:p>
              </table:table-cell>
              <table:table-cell office:value-type="float" office:value="0.310207147001529">
                <text:p>0.310207147001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319544773849967">
                <text:p>0.319544773849967</text:p>
              </table:table-cell>
              <table:table-cell office:value-type="float" office:value="0.31998599137937">
                <text:p>0.319985991379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329140490475125">
                <text:p>0.329140490475125</text:p>
              </table:table-cell>
              <table:table-cell office:value-type="float" office:value="0.329625800667597">
                <text:p>0.329625800667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338596764830285">
                <text:p>0.338596764830285</text:p>
              </table:table-cell>
              <table:table-cell office:value-type="float" office:value="0.33912854184461">
                <text:p>0.33912854184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47915528832687">
                <text:p>0.347915528832687</text:p>
              </table:table-cell>
              <table:table-cell office:value-type="float" office:value="0.348496154339121">
                <text:p>0.348496154339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57098690425471">
                <text:p>0.357098690425471</text:p>
              </table:table-cell>
              <table:table-cell office:value-type="float" office:value="0.357730550408145">
                <text:p>0.357730550408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66148133791267">
                <text:p>0.366148133791267</text:p>
              </table:table-cell>
              <table:table-cell office:value-type="float" office:value="0.36683361551002">
                <text:p>0.36683361551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75065719566577">
                <text:p>0.375065719566577</text:p>
              </table:table-cell>
              <table:table-cell office:value-type="float" office:value="0.375807208672534">
                <text:p>0.375807208672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83853285056841">
                <text:p>0.383853285056841</text:p>
              </table:table-cell>
              <table:table-cell office:value-type="float" office:value="0.384653162856199">
                <text:p>0.384653162856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92512644452078">
                <text:p>0.392512644452078</text:p>
              </table:table-cell>
              <table:table-cell office:value-type="float" office:value="0.393373285312744">
                <text:p>0.393373285312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401045589042998">
                <text:p>0.401045589042998</text:p>
              </table:table-cell>
              <table:table-cell office:value-type="float" office:value="0.401969357938874">
                <text:p>0.401969357938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409453887437478">
                <text:p>0.409453887437478</text:p>
              </table:table-cell>
              <table:table-cell office:value-type="float" office:value="0.410443137625355">
                <text:p>0.410443137625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417739285777313">
                <text:p>0.417739285777313</text:p>
              </table:table-cell>
              <table:table-cell office:value-type="float" office:value="0.418796356601488">
                <text:p>0.418796356601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25903507955138">
                <text:p>0.425903507955138</text:p>
              </table:table-cell>
              <table:table-cell office:value-type="float" office:value="0.42703072277501">
                <text:p>0.42703072277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33948255831434">
                <text:p>0.433948255831434</text:p>
              </table:table-cell>
              <table:table-cell office:value-type="float" office:value="0.4351479200675">
                <text:p>0.4351479200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41875209451543">
                <text:p>0.441875209451543</text:p>
              </table:table-cell>
              <table:table-cell office:value-type="float" office:value="0.443149608745328">
                <text:p>0.443149608745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4968602726258">
                <text:p>0.44968602726258</text:p>
              </table:table-cell>
              <table:table-cell office:value-type="float" office:value="0.451037425746203">
                <text:p>0.451037425746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5738234633019">
                <text:p>0.45738234633019</text:p>
              </table:table-cell>
              <table:table-cell office:value-type="float" office:value="0.458812985001384">
                <text:p>0.458812985001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64965782555056">
                <text:p>0.464965782555056</text:p>
              </table:table-cell>
              <table:table-cell office:value-type="float" office:value="0.466477877753592">
                <text:p>0.466477877753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72437930889083">
                <text:p>0.472437930889083</text:p>
              </table:table-cell>
              <table:table-cell office:value-type="float" office:value="0.474033672870691">
                <text:p>0.474033672870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79800365551196">
                <text:p>0.479800365551196</text:p>
              </table:table-cell>
              <table:table-cell office:value-type="float" office:value="0.481481917155176">
                <text:p>0.481481917155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8705464024267">
                <text:p>0.48705464024267</text:p>
              </table:table-cell>
              <table:table-cell office:value-type="float" office:value="0.488824135649529">
                <text:p>0.488824135649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94202288361944">
                <text:p>0.494202288361944</text:p>
              </table:table-cell>
              <table:table-cell office:value-type="float" office:value="0.496061831937495">
                <text:p>0.496061831937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01244823218827">
                <text:p>0.501244823218827</text:p>
              </table:table-cell>
              <table:table-cell office:value-type="float" office:value="0.503196488441314">
                <text:p>0.503196488441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08183738248071">
                <text:p>0.508183738248071</text:p>
              </table:table-cell>
              <table:table-cell office:value-type="float" office:value="0.51022956671498">
                <text:p>0.51022956671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5020507222219">
                <text:p>0.515020507222219</text:p>
              </table:table-cell>
              <table:table-cell office:value-type="float" office:value="0.517162507733563">
                <text:p>0.517162507733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1756584463698">
                <text:p>0.521756584463698</text:p>
              </table:table-cell>
              <table:table-cell office:value-type="float" office:value="0.523996732178643">
                <text:p>0.5239967321786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28393405056082">
                <text:p>0.528393405056082</text:p>
              </table:table-cell>
              <table:table-cell office:value-type="float" office:value="0.530733640719912">
                <text:p>0.530733640719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34932385054499">
                <text:p>0.534932385054499</text:p>
              </table:table-cell>
              <table:table-cell office:value-type="float" office:value="0.537374614292986">
                <text:p>0.5373746142929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41374921695108">
                <text:p>0.541374921695108</text:p>
              </table:table-cell>
              <table:table-cell office:value-type="float" office:value="0.543921014373477">
                <text:p>0.543921014373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47722393603612">
                <text:p>0.547722393603612</text:p>
              </table:table-cell>
              <table:table-cell office:value-type="float" office:value="0.550374183247368">
                <text:p>0.550374183247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53976161002769">
                <text:p>0.553976161002769</text:p>
              </table:table-cell>
              <table:table-cell office:value-type="float" office:value="0.556735444277748">
                <text:p>0.556735444277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60137565918847">
                <text:p>0.560137565918847</text:p>
              </table:table-cell>
              <table:table-cell office:value-type="float" office:value="0.563006102167938">
                <text:p>0.563006102167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66207932386981">
                <text:p>0.566207932386981</text:p>
              </table:table-cell>
              <table:table-cell office:value-type="float" office:value="0.569187443221069">
                <text:p>0.569187443221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72188566655416">
                <text:p>0.572188566655416</text:p>
              </table:table-cell>
              <table:table-cell office:value-type="float" office:value="0.57528073559614">
                <text:p>0.575280735596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578080757388567">
                <text:p>0.578080757388567</text:p>
              </table:table-cell>
              <table:table-cell office:value-type="float" office:value="0.581287229560622">
                <text:p>0.581287229560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583885775868892">
                <text:p>0.583885775868892</text:p>
              </table:table-cell>
              <table:table-cell office:value-type="float" office:value="0.587208157739631">
                <text:p>0.587208157739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589604876197527">
                <text:p>0.589604876197527</text:p>
              </table:table-cell>
              <table:table-cell office:value-type="float" office:value="0.593044735361727">
                <text:p>0.593044735361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595239295493655">
                <text:p>0.595239295493655</text:p>
              </table:table-cell>
              <table:table-cell office:value-type="float" office:value="0.598798160501377">
                <text:p>0.598798160501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00790254092591">
                <text:p>0.600790254092591</text:p>
              </table:table-cell>
              <table:table-cell office:value-type="float" office:value="0.604469614318126">
                <text:p>0.604469614318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06258955742537">
                <text:p>0.606258955742537</text:p>
              </table:table-cell>
              <table:table-cell office:value-type="float" office:value="0.61006026129252">
                <text:p>0.6100602612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11646587800003">
                <text:p>0.611646587800003</text:p>
              </table:table-cell>
              <table:table-cell office:value-type="float" office:value="0.615571249458813">
                <text:p>0.615571249458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16954321423848">
                <text:p>0.616954321423848</text:p>
              </table:table-cell>
              <table:table-cell office:value-type="float" office:value="0.621003710634521">
                <text:p>0.621003710634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22183311767935">
                <text:p>0.622183311767935</text:p>
              </table:table-cell>
              <table:table-cell office:value-type="float" office:value="0.626358760646834">
                <text:p>0.626358760646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627334698172372">
                <text:p>0.627334698172372</text:p>
              </table:table-cell>
              <table:table-cell office:value-type="float" office:value="0.631637499555954">
                <text:p>0.6316374995559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632409604353315">
                <text:p>0.632409604353315</text:p>
              </table:table-cell>
              <table:table-cell office:value-type="float" office:value="0.63684101187538">
                <text:p>0.63684101187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637409138591329">
                <text:p>0.637409138591329</text:p>
              </table:table-cell>
              <table:table-cell office:value-type="float" office:value="0.641970366789192">
                <text:p>0.641970366789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642334393918267">
                <text:p>0.642334393918267</text:p>
              </table:table-cell>
              <table:table-cell office:value-type="float" office:value="0.647026618366362">
                <text:p>0.647026618366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647186448302677">
                <text:p>0.647186448302677</text:p>
              </table:table-cell>
              <table:table-cell office:value-type="float" office:value="0.65201080577214">
                <text:p>0.6520108057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651966364833698">
                <text:p>0.651966364833698</text:p>
              </table:table-cell>
              <table:table-cell office:value-type="float" office:value="0.656923953476547">
                <text:p>0.656923953476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56675191903452">
                <text:p>0.656675191903452</text:p>
              </table:table-cell>
              <table:table-cell office:value-type="float" office:value="0.661767071460015">
                <text:p>0.66176707146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6131396338791">
                <text:p>0.66131396338791</text:p>
              </table:table-cell>
              <table:table-cell office:value-type="float" office:value="0.666541155416215">
                <text:p>0.666541155416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6588369882621">
                <text:p>0.66588369882621</text:p>
              </table:table-cell>
              <table:table-cell office:value-type="float" office:value="0.671247186952097">
                <text:p>0.6712471869520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70385403598446">
                <text:p>0.670385403598446</text:p>
              </table:table-cell>
              <table:table-cell office:value-type="float" office:value="0.675886133785197">
                <text:p>0.6758861337851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7482006910189">
                <text:p>0.67482006910189</text:p>
              </table:table-cell>
              <table:table-cell office:value-type="float" office:value="0.680458949938232">
                <text:p>0.680458949938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679188672925648">
                <text:p>0.679188672925648</text:p>
              </table:table-cell>
              <table:table-cell office:value-type="float" office:value="0.684966575931022">
                <text:p>0.684966575931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683492179023756">
                <text:p>0.683492179023756</text:p>
              </table:table-cell>
              <table:table-cell office:value-type="float" office:value="0.68940993896978">
                <text:p>0.68940993896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687731537886689">
                <text:p>0.687731537886689</text:p>
              </table:table-cell>
              <table:table-cell office:value-type="float" office:value="0.693789953133798">
                <text:p>0.693789953133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691907686711291">
                <text:p>0.691907686711291</text:p>
              </table:table-cell>
              <table:table-cell office:value-type="float" office:value="0.698107519559567">
                <text:p>0.698107519559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696021549569116">
                <text:p>0.696021549569116</text:p>
              </table:table-cell>
              <table:table-cell office:value-type="float" office:value="0.702363526622362">
                <text:p>0.702363526622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700074037573185">
                <text:p>0.700074037573185</text:p>
              </table:table-cell>
              <table:table-cell office:value-type="float" office:value="0.706558850115328">
                <text:p>0.7065588501153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704066049043139">
                <text:p>0.704066049043139</text:p>
              </table:table-cell>
              <table:table-cell office:value-type="float" office:value="0.710694353426099">
                <text:p>0.7106943534260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707998469668802">
                <text:p>0.707998469668802</text:p>
              </table:table-cell>
              <table:table-cell office:value-type="float" office:value="0.714770887710981">
                <text:p>0.714770887710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711872172672151">
                <text:p>0.711872172672151</text:p>
              </table:table-cell>
              <table:table-cell office:value-type="float" office:value="0.718789292066739">
                <text:p>0.718789292066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15688018967681">
                <text:p>0.715688018967681</text:p>
              </table:table-cell>
              <table:table-cell office:value-type="float" office:value="0.722750393700004">
                <text:p>0.7227503937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719446857321172">
                <text:p>0.719446857321172</text:p>
              </table:table-cell>
              <table:table-cell office:value-type="float" office:value="0.72665500809435">
                <text:p>0.72665500809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723149524506871">
                <text:p>0.723149524506871</text:p>
              </table:table-cell>
              <table:table-cell office:value-type="float" office:value="0.730503939175061">
                <text:p>0.7305039391750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726796845463058">
                <text:p>0.726796845463058</text:p>
              </table:table-cell>
              <table:table-cell office:value-type="float" office:value="0.734297979471619">
                <text:p>0.734297979471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730389633446042">
                <text:p>0.730389633446042</text:p>
              </table:table-cell>
              <table:table-cell office:value-type="float" office:value="0.738037910277945">
                <text:p>0.7380379102779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733928690182542">
                <text:p>0.733928690182542</text:p>
              </table:table-cell>
              <table:table-cell office:value-type="float" office:value="0.741724501810432">
                <text:p>0.7417245018104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737414806020502">
                <text:p>0.737414806020502</text:p>
              </table:table-cell>
              <table:table-cell office:value-type="float" office:value="0.745358513363778">
                <text:p>0.745358513363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740848760078301">
                <text:p>0.740848760078301</text:p>
              </table:table-cell>
              <table:table-cell office:value-type="float" office:value="0.748940693464671">
                <text:p>0.7489406934646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744231320392401">
                <text:p>0.744231320392401</text:p>
              </table:table-cell>
              <table:table-cell office:value-type="float" office:value="0.752471780023341">
                <text:p>0.7524717800233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747563244063401">
                <text:p>0.747563244063401</text:p>
              </table:table-cell>
              <table:table-cell office:value-type="float" office:value="0.755952500483018">
                <text:p>0.755952500483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750845277400538">
                <text:p>0.750845277400538</text:p>
              </table:table-cell>
              <table:table-cell office:value-type="float" office:value="0.759383571967304">
                <text:p>0.7593835719673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754078156064605">
                <text:p>0.754078156064605</text:p>
              </table:table-cell>
              <table:table-cell office:value-type="float" office:value="0.76276570142552">
                <text:p>0.76276570142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757262605209324">
                <text:p>0.757262605209324</text:p>
              </table:table-cell>
              <table:table-cell office:value-type="float" office:value="0.766099585776017">
                <text:p>0.766099585776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760399339621156">
                <text:p>0.760399339621156</text:p>
              </table:table-cell>
              <table:table-cell office:value-type="float" office:value="0.769385912047513">
                <text:p>0.7693859120475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763489063857569">
                <text:p>0.763489063857569</text:p>
              </table:table-cell>
              <table:table-cell office:value-type="float" office:value="0.772625357518457">
                <text:p>0.7726253575184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766532472383762">
                <text:p>0.766532472383762</text:p>
              </table:table-cell>
              <table:table-cell office:value-type="float" office:value="0.77581858985446">
                <text:p>0.77581858985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769530249707866">
                <text:p>0.769530249707866</text:p>
              </table:table-cell>
              <table:table-cell office:value-type="float" office:value="0.778966267243819">
                <text:p>0.7789662672438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772483070514605">
                <text:p>0.772483070514605</text:p>
              </table:table-cell>
              <table:table-cell office:value-type="float" office:value="0.782069038531149">
                <text:p>0.7820690385311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775391599797456">
                <text:p>0.775391599797456</text:p>
              </table:table-cell>
              <table:table-cell office:value-type="float" office:value="0.785127543349165">
                <text:p>0.785127543349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778256492989293">
                <text:p>0.778256492989293</text:p>
              </table:table-cell>
              <table:table-cell office:value-type="float" office:value="0.788142412248621">
                <text:p>0.788142412248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781078396091529">
                <text:p>0.781078396091529</text:p>
              </table:table-cell>
              <table:table-cell office:value-type="float" office:value="0.791114266826447">
                <text:p>0.791114266826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783857945801775">
                <text:p>0.783857945801775</text:p>
              </table:table-cell>
              <table:table-cell office:value-type="float" office:value="0.794043719852098">
                <text:p>0.7940437198520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786595769640008">
                <text:p>0.786595769640008</text:p>
              </table:table-cell>
              <table:table-cell office:value-type="float" office:value="0.796931375392143">
                <text:p>0.796931375392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89292486073276">
                <text:p>0.789292486073276</text:p>
              </table:table-cell>
              <table:table-cell office:value-type="float" office:value="0.799777828933119">
                <text:p>0.799777828933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91948704638936">
                <text:p>0.791948704638936</text:p>
              </table:table-cell>
              <table:table-cell office:value-type="float" office:value="0.80258366750267">
                <text:p>0.802583667502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794565026066433">
                <text:p>0.794565026066433</text:p>
              </table:table-cell>
              <table:table-cell office:value-type="float" office:value="0.805349469788998">
                <text:p>0.805349469788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797142042397648">
                <text:p>0.797142042397648</text:p>
              </table:table-cell>
              <table:table-cell office:value-type="float" office:value="0.808075806258644">
                <text:p>0.808075806258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799680337105806">
                <text:p>0.799680337105806</text:p>
              </table:table-cell>
              <table:table-cell office:value-type="float" office:value="0.810763239272632">
                <text:p>0.8107632392726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802180485212962">
                <text:p>0.802180485212962</text:p>
              </table:table-cell>
              <table:table-cell office:value-type="float" office:value="0.813412323200984">
                <text:p>0.8134123232009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804643053406074">
                <text:p>0.804643053406074</text:p>
              </table:table-cell>
              <table:table-cell office:value-type="float" office:value="0.816023604535641">
                <text:p>0.8160236045356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807068600151683">
                <text:p>0.807068600151683</text:p>
              </table:table-cell>
              <table:table-cell office:value-type="float" office:value="0.818597622001799">
                <text:p>0.8185976220017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809457675809188">
                <text:p>0.809457675809188</text:p>
              </table:table-cell>
              <table:table-cell office:value-type="float" office:value="0.8211349066677">
                <text:p>0.8211349066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811810822742758">
                <text:p>0.811810822742758</text:p>
              </table:table-cell>
              <table:table-cell office:value-type="float" office:value="0.823635982052877">
                <text:p>0.8236359820528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814128575431862">
                <text:p>0.814128575431862</text:p>
              </table:table-cell>
              <table:table-cell office:value-type="float" office:value="0.826101364234893">
                <text:p>0.8261013642348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816411460580452">
                <text:p>0.816411460580452</text:p>
              </table:table-cell>
              <table:table-cell office:value-type="float" office:value="0.828531561954581">
                <text:p>0.8285315619545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81865999722479">
                <text:p>0.81865999722479</text:p>
              </table:table-cell>
              <table:table-cell office:value-type="float" office:value="0.830927076719816">
                <text:p>0.830927076719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820874696839953">
                <text:p>0.820874696839953</text:p>
              </table:table-cell>
              <table:table-cell office:value-type="float" office:value="0.833288402907833">
                <text:p>0.8332884029078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823056063445">
                <text:p>0.823056063445</text:p>
              </table:table-cell>
              <table:table-cell office:value-type="float" office:value="0.835616027866106">
                <text:p>0.8356160278661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825204593706845">
                <text:p>0.825204593706845</text:p>
              </table:table-cell>
              <table:table-cell office:value-type="float" office:value="0.837910432011828">
                <text:p>0.8379104320118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82732077704281">
                <text:p>0.82732077704281</text:p>
              </table:table-cell>
              <table:table-cell office:value-type="float" office:value="0.840172088929982">
                <text:p>0.8401720889299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829405095721909">
                <text:p>0.829405095721909</text:p>
              </table:table-cell>
              <table:table-cell office:value-type="float" office:value="0.842401465470047">
                <text:p>0.842401465470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831458024964842">
                <text:p>0.831458024964842</text:p>
              </table:table-cell>
              <table:table-cell office:value-type="float" office:value="0.844599021841346">
                <text:p>0.8445990218413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83348003304273">
                <text:p>0.83348003304273</text:p>
              </table:table-cell>
              <table:table-cell office:value-type="float" office:value="0.846765211707054">
                <text:p>0.8467652117070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35471581374596">
                <text:p>0.835471581374596</text:p>
              </table:table-cell>
              <table:table-cell office:value-type="float" office:value="0.848900482276893">
                <text:p>0.848900482276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37433124623604">
                <text:p>0.837433124623604</text:p>
              </table:table-cell>
              <table:table-cell office:value-type="float" office:value="0.851005274398523">
                <text:p>0.851005274398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39365110792073">
                <text:p>0.839365110792073</text:p>
              </table:table-cell>
              <table:table-cell office:value-type="float" office:value="0.853080022647649">
                <text:p>0.853080022647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841267981315263">
                <text:p>0.841267981315263</text:p>
              </table:table-cell>
              <table:table-cell office:value-type="float" office:value="0.855125155416864">
                <text:p>0.855125155416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84314217115397">
                <text:p>0.84314217115397</text:p>
              </table:table-cell>
              <table:table-cell office:value-type="float" office:value="0.85714109500325">
                <text:p>0.857141095003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844988108885914">
                <text:p>0.844988108885914</text:p>
              </table:table-cell>
              <table:table-cell office:value-type="float" office:value="0.859128257694741">
                <text:p>0.8591282576947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846806216795955">
                <text:p>0.846806216795955</text:p>
              </table:table-cell>
              <table:table-cell office:value-type="float" office:value="0.861087053855274">
                <text:p>0.8610870538552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848596910965133">
                <text:p>0.848596910965133</text:p>
              </table:table-cell>
              <table:table-cell office:value-type="float" office:value="0.863017888008749">
                <text:p>0.8630178880087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850360601358555">
                <text:p>0.850360601358555</text:p>
              </table:table-cell>
              <table:table-cell office:value-type="float" office:value="0.864921158921802">
                <text:p>0.8649211589218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852097691912128">
                <text:p>0.852097691912128</text:p>
              </table:table-cell>
              <table:table-cell office:value-type="float" office:value="0.866797259685421">
                <text:p>0.8667972596854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85380858061817">
                <text:p>0.85380858061817</text:p>
              </table:table-cell>
              <table:table-cell office:value-type="float" office:value="0.868646577795407">
                <text:p>0.868646577795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855493659609886">
                <text:p>0.855493659609886</text:p>
              </table:table-cell>
              <table:table-cell office:value-type="float" office:value="0.870469495231708">
                <text:p>0.8704694952317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857153315244743">
                <text:p>0.857153315244743</text:p>
              </table:table-cell>
              <table:table-cell office:value-type="float" office:value="0.87226638853664">
                <text:p>0.872266388536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858787928186742">
                <text:p>0.858787928186742</text:p>
              </table:table-cell>
              <table:table-cell office:value-type="float" office:value="0.874037628891995">
                <text:p>0.8740376288919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8603978734876">
                <text:p>0.8603978734876</text:p>
              </table:table-cell>
              <table:table-cell office:value-type="float" office:value="0.875783582195081">
                <text:p>0.8757835821950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861983520666867">
                <text:p>0.861983520666867</text:p>
              </table:table-cell>
              <table:table-cell office:value-type="float" office:value="0.877504609133675">
                <text:p>0.877504609133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863545233790965">
                <text:p>0.863545233790965</text:p>
              </table:table-cell>
              <table:table-cell office:value-type="float" office:value="0.879201065259933">
                <text:p>0.8792010652599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86508337155119">
                <text:p>0.86508337155119</text:p>
              </table:table-cell>
              <table:table-cell office:value-type="float" office:value="0.880873301063252">
                <text:p>0.8808733010632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866598287340663">
                <text:p>0.866598287340663</text:p>
              </table:table-cell>
              <table:table-cell office:value-type="float" office:value="0.882521662042107">
                <text:p>0.882521662042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868090329330255">
                <text:p>0.868090329330255</text:p>
              </table:table-cell>
              <table:table-cell office:value-type="float" office:value="0.884146488774878">
                <text:p>0.884146488774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869559840543499">
                <text:p>0.869559840543499</text:p>
              </table:table-cell>
              <table:table-cell office:value-type="float" office:value="0.885748116989677">
                <text:p>0.8857481169896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871007158930488">
                <text:p>0.871007158930488</text:p>
              </table:table-cell>
              <table:table-cell office:value-type="float" office:value="0.88732687763319">
                <text:p>0.88732687763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87243261744079">
                <text:p>0.87243261744079</text:p>
              </table:table-cell>
              <table:table-cell office:value-type="float" office:value="0.888883096938549">
                <text:p>0.8888830969385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873836544095364">
                <text:p>0.873836544095364</text:p>
              </table:table-cell>
              <table:table-cell office:value-type="float" office:value="0.890417096492253">
                <text:p>0.8904170964922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875219262057524">
                <text:p>0.875219262057524</text:p>
              </table:table-cell>
              <table:table-cell office:value-type="float" office:value="0.891929193300129">
                <text:p>0.8919291933001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876581089702921">
                <text:p>0.876581089702921</text:p>
              </table:table-cell>
              <table:table-cell office:value-type="float" office:value="0.893419699852385">
                <text:p>0.893419699852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877922340688594">
                <text:p>0.877922340688594</text:p>
              </table:table-cell>
              <table:table-cell office:value-type="float" office:value="0.894888924187723">
                <text:p>0.8948889241877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879243324021072">
                <text:p>0.879243324021072</text:p>
              </table:table-cell>
              <table:table-cell office:value-type="float" office:value="0.896337169956565">
                <text:p>0.8963371699565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880544344123548">
                <text:p>0.880544344123548</text:p>
              </table:table-cell>
              <table:table-cell office:value-type="float" office:value="0.897764736483376">
                <text:p>0.8977647364833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881825700902146">
                <text:p>0.881825700902146</text:p>
              </table:table-cell>
              <table:table-cell office:value-type="float" office:value="0.899171918828107">
                <text:p>0.899171918828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88308768981127">
                <text:p>0.88308768981127</text:p>
              </table:table-cell>
              <table:table-cell office:value-type="float" office:value="0.900559007846783">
                <text:p>0.9005590078467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884330601918066">
                <text:p>0.884330601918066</text:p>
              </table:table-cell>
              <table:table-cell office:value-type="float" office:value="0.901926290251214">
                <text:p>0.9019262902512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885554723965999">
                <text:p>0.885554723965999</text:p>
              </table:table-cell>
              <table:table-cell office:value-type="float" office:value="0.903274048667887">
                <text:p>0.9032740486678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886760338437552">
                <text:p>0.886760338437552</text:p>
              </table:table-cell>
              <table:table-cell office:value-type="float" office:value="0.904602561696003">
                <text:p>0.904602561696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887947723616068">
                <text:p>0.887947723616068</text:p>
              </table:table-cell>
              <table:table-cell office:value-type="float" office:value="0.905912103964713">
                <text:p>0.9059121039647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889117153646734">
                <text:p>0.889117153646734</text:p>
              </table:table-cell>
              <table:table-cell office:value-type="float" office:value="0.907202946189533">
                <text:p>0.9072029461895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890268898596727">
                <text:p>0.890268898596727</text:p>
              </table:table-cell>
              <table:table-cell office:value-type="float" office:value="0.908475355227966">
                <text:p>0.9084753552279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891403224514523">
                <text:p>0.891403224514523</text:p>
              </table:table-cell>
              <table:table-cell office:value-type="float" office:value="0.909729594134339">
                <text:p>0.909729594134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892520393488391">
                <text:p>0.892520393488391</text:p>
              </table:table-cell>
              <table:table-cell office:value-type="float" office:value="0.910965922213861">
                <text:p>0.91096592221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893620663704068">
                <text:p>0.893620663704068</text:p>
              </table:table-cell>
              <table:table-cell office:value-type="float" office:value="0.91218459507592">
                <text:p>0.912184595075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894704289501639">
                <text:p>0.894704289501639</text:p>
              </table:table-cell>
              <table:table-cell office:value-type="float" office:value="0.913385864686627">
                <text:p>0.913385864686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895771521431622">
                <text:p>0.895771521431622</text:p>
              </table:table-cell>
              <table:table-cell office:value-type="float" office:value="0.91456997942061">
                <text:p>0.914569979420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89682260631027">
                <text:p>0.89682260631027</text:p>
              </table:table-cell>
              <table:table-cell office:value-type="float" office:value="0.915737184112085">
                <text:p>0.915737184112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897857787274104">
                <text:p>0.897857787274104</text:p>
              </table:table-cell>
              <table:table-cell office:value-type="float" office:value="0.916887720105195">
                <text:p>0.916887720105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898877303833682">
                <text:p>0.898877303833682</text:p>
              </table:table-cell>
              <table:table-cell office:value-type="float" office:value="0.918021825303646">
                <text:p>0.918021825303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899881391926616">
                <text:p>0.899881391926616</text:p>
              </table:table-cell>
              <table:table-cell office:value-type="float" office:value="0.919139734219633">
                <text:p>0.9191397342196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900870283969846">
                <text:p>0.900870283969846</text:p>
              </table:table-cell>
              <table:table-cell office:value-type="float" office:value="0.920241678022075">
                <text:p>0.920241678022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90184420891118">
                <text:p>0.90184420891118</text:p>
              </table:table-cell>
              <table:table-cell office:value-type="float" office:value="0.921327884584173">
                <text:p>0.9213278845841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902803392280109">
                <text:p>0.902803392280109</text:p>
              </table:table-cell>
              <table:table-cell office:value-type="float" office:value="0.922398578530284">
                <text:p>0.922398578530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903748056237908">
                <text:p>0.903748056237908</text:p>
              </table:table-cell>
              <table:table-cell office:value-type="float" office:value="0.923453981282142">
                <text:p>0.923453981282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90467841962703">
                <text:p>0.90467841962703</text:p>
              </table:table-cell>
              <table:table-cell office:value-type="float" office:value="0.924494311104418">
                <text:p>0.9244943111044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905594698019805">
                <text:p>0.905594698019805</text:p>
              </table:table-cell>
              <table:table-cell office:value-type="float" office:value="0.925519783149635">
                <text:p>0.925519783149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906497103766447">
                <text:p>0.906497103766447</text:p>
              </table:table-cell>
              <table:table-cell office:value-type="float" office:value="0.926530609502453">
                <text:p>0.9265306095024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90738584604239">
                <text:p>0.90738584604239</text:p>
              </table:table-cell>
              <table:table-cell office:value-type="float" office:value="0.927526999223316">
                <text:p>0.927526999223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908261130894943">
                <text:p>0.908261130894943</text:p>
              </table:table-cell>
              <table:table-cell office:value-type="float" office:value="0.928509158391488">
                <text:p>0.9285091583914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909123161289293">
                <text:p>0.909123161289293</text:p>
              </table:table-cell>
              <table:table-cell office:value-type="float" office:value="0.929477290147481">
                <text:p>0.929477290147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909972137153851">
                <text:p>0.909972137153851</text:p>
              </table:table-cell>
              <table:table-cell office:value-type="float" office:value="0.930431594734872">
                <text:p>0.9304315947348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910808255424952">
                <text:p>0.910808255424952</text:p>
              </table:table-cell>
              <table:table-cell office:value-type="float" office:value="0.93137226954154">
                <text:p>0.93137226954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911631710090926">
                <text:p>0.911631710090926</text:p>
              </table:table-cell>
              <table:table-cell office:value-type="float" office:value="0.932299509140306">
                <text:p>0.9322995091403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912442692235531">
                <text:p>0.912442692235531</text:p>
              </table:table-cell>
              <table:table-cell office:value-type="float" office:value="0.933213505329006">
                <text:p>0.9332135053290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913241390080777">
                <text:p>0.913241390080777</text:p>
              </table:table-cell>
              <table:table-cell office:value-type="float" office:value="0.934114447169992">
                <text:p>0.9341144471699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914027989029135">
                <text:p>0.914027989029135</text:p>
              </table:table-cell>
              <table:table-cell office:value-type="float" office:value="0.935002521029074">
                <text:p>0.9350025210290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914802671705141">
                <text:p>0.914802671705141</text:p>
              </table:table-cell>
              <table:table-cell office:value-type="float" office:value="0.935877910613906">
                <text:p>0.9358779106139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915565617996407">
                <text:p>0.915565617996407</text:p>
              </table:table-cell>
              <table:table-cell office:value-type="float" office:value="0.936740797011832">
                <text:p>0.936740797011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916317005094046">
                <text:p>0.916317005094046</text:p>
              </table:table-cell>
              <table:table-cell office:value-type="float" office:value="0.937591358727197">
                <text:p>0.9375913587271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917057007532517">
                <text:p>0.917057007532517</text:p>
              </table:table-cell>
              <table:table-cell office:value-type="float" office:value="0.938429771718121">
                <text:p>0.9384297717181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9177857972289">
                <text:p>0.9177857972289</text:p>
              </table:table-cell>
              <table:table-cell office:value-type="float" office:value="0.939256209432757">
                <text:p>0.939256209432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18503543521602">
                <text:p>0.918503543521602</text:p>
              </table:table-cell>
              <table:table-cell office:value-type="float" office:value="0.940070842845032">
                <text:p>0.9400708428450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919210413208516">
                <text:p>0.919210413208516</text:p>
              </table:table-cell>
              <table:table-cell office:value-type="float" office:value="0.940873840489886">
                <text:p>0.9408738404898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91990657058462">
                <text:p>0.91990657058462</text:p>
              </table:table-cell>
              <table:table-cell office:value-type="float" office:value="0.941665368498002">
                <text:p>0.941665368498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920592177479047">
                <text:p>0.920592177479047</text:p>
              </table:table-cell>
              <table:table-cell office:value-type="float" office:value="0.94244559063005">
                <text:p>0.94244559063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921267393291612">
                <text:p>0.921267393291612</text:p>
              </table:table-cell>
              <table:table-cell office:value-type="float" office:value="0.943214668310442">
                <text:p>0.9432146683104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921932375028814">
                <text:p>0.921932375028814</text:p>
              </table:table-cell>
              <table:table-cell office:value-type="float" office:value="0.943972760660611">
                <text:p>0.943972760660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922587277339324">
                <text:p>0.922587277339324</text:p>
              </table:table-cell>
              <table:table-cell office:value-type="float" office:value="0.944720024531808">
                <text:p>0.944720024531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923232252548951">
                <text:p>0.923232252548951</text:p>
              </table:table-cell>
              <table:table-cell office:value-type="float" office:value="0.945456614537451">
                <text:p>0.9454566145374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923867450695112">
                <text:p>0.923867450695112</text:p>
              </table:table-cell>
              <table:table-cell office:value-type="float" office:value="0.946182683084994">
                <text:p>0.9461826830849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924493019560798">
                <text:p>0.924493019560798</text:p>
              </table:table-cell>
              <table:table-cell office:value-type="float" office:value="0.946898380407359">
                <text:p>0.9468983804073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925109104708051">
                <text:p>0.925109104708051</text:p>
              </table:table-cell>
              <table:table-cell office:value-type="float" office:value="0.947603854593914">
                <text:p>0.947603854593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925715849510949">
                <text:p>0.925715849510949</text:p>
              </table:table-cell>
              <table:table-cell office:value-type="float" office:value="0.948299251621012">
                <text:p>0.948299251621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926313395188127">
                <text:p>0.926313395188127</text:p>
              </table:table-cell>
              <table:table-cell office:value-type="float" office:value="0.948984715382099">
                <text:p>0.9489847153820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926901880834809">
                <text:p>0.926901880834809</text:p>
              </table:table-cell>
              <table:table-cell office:value-type="float" office:value="0.949660387717392">
                <text:p>0.9496603877173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927481443454388">
                <text:p>0.927481443454388</text:p>
              </table:table-cell>
              <table:table-cell office:value-type="float" office:value="0.950326408443134">
                <text:p>0.950326408443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928052217989541">
                <text:p>0.928052217989541</text:p>
              </table:table-cell>
              <table:table-cell office:value-type="float" office:value="0.950982915380436">
                <text:p>0.9509829153804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928614337352894">
                <text:p>0.928614337352894</text:p>
              </table:table-cell>
              <table:table-cell office:value-type="float" office:value="0.951630044383708">
                <text:p>0.9516300443837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929167932457238">
                <text:p>0.929167932457238</text:p>
              </table:table-cell>
              <table:table-cell office:value-type="float" office:value="0.952267929368686">
                <text:p>0.9522679293686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929713132245304">
                <text:p>0.929713132245304</text:p>
              </table:table-cell>
              <table:table-cell office:value-type="float" office:value="0.95289670234006">
                <text:p>0.952896702340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930250063719115">
                <text:p>0.930250063719115</text:p>
              </table:table-cell>
              <table:table-cell office:value-type="float" office:value="0.953516493418714">
                <text:p>0.9535164934187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930778851968891">
                <text:p>0.930778851968891</text:p>
              </table:table-cell>
              <table:table-cell office:value-type="float" office:value="0.954127430868566">
                <text:p>0.9541274308685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93129962020155">
                <text:p>0.93129962020155</text:p>
              </table:table-cell>
              <table:table-cell office:value-type="float" office:value="0.954729641123045">
                <text:p>0.954729641123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931812489768785">
                <text:p>0.931812489768785</text:p>
              </table:table-cell>
              <table:table-cell office:value-type="float" office:value="0.955323248811176">
                <text:p>0.955323248811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932317580194728">
                <text:p>0.932317580194728</text:p>
              </table:table-cell>
              <table:table-cell office:value-type="float" office:value="0.955908376783301">
                <text:p>0.9559083767833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932815009203215">
                <text:p>0.932815009203215</text:p>
              </table:table-cell>
              <table:table-cell office:value-type="float" office:value="0.956485146136434">
                <text:p>0.9564851461364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93330489274465">
                <text:p>0.93330489274465</text:p>
              </table:table-cell>
              <table:table-cell office:value-type="float" office:value="0.957053676239254">
                <text:p>0.957053676239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933787345022477">
                <text:p>0.933787345022477</text:p>
              </table:table-cell>
              <table:table-cell office:value-type="float" office:value="0.957614084756746">
                <text:p>0.9576140847567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934262478519262">
                <text:p>0.934262478519262</text:p>
              </table:table-cell>
              <table:table-cell office:value-type="float" office:value="0.958166487674481">
                <text:p>0.9581664876744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934730404022391">
                <text:p>0.934730404022391</text:p>
              </table:table-cell>
              <table:table-cell office:value-type="float" office:value="0.958710999322569">
                <text:p>0.9587109993225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935191230649399">
                <text:p>0.935191230649399</text:p>
              </table:table-cell>
              <table:table-cell office:value-type="float" office:value="0.959247732399254">
                <text:p>0.959247732399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935645065872922">
                <text:p>0.935645065872922</text:p>
              </table:table-cell>
              <table:table-cell office:value-type="float" office:value="0.959776797994179">
                <text:p>0.9597767979941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0.936092015545277">
                <text:p>0.936092015545277</text:p>
              </table:table-cell>
              <table:table-cell office:value-type="float" office:value="0.960298305611327">
                <text:p>0.9602983056113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0.936532183922694">
                <text:p>0.936532183922694</text:p>
              </table:table-cell>
              <table:table-cell office:value-type="float" office:value="0.960812363191625">
                <text:p>0.960812363191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0.936965673689183">
                <text:p>0.936965673689183</text:p>
              </table:table-cell>
              <table:table-cell office:value-type="float" office:value="0.961319077135234">
                <text:p>0.961319077135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0.93739258598005">
                <text:p>0.93739258598005</text:p>
              </table:table-cell>
              <table:table-cell office:value-type="float" office:value="0.961818552323517">
                <text:p>0.9618185523235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0.937813020405068">
                <text:p>0.937813020405068</text:p>
              </table:table-cell>
              <table:table-cell office:value-type="float" office:value="0.962310892140696">
                <text:p>0.9623108921406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0.938227075071315">
                <text:p>0.938227075071315</text:p>
              </table:table-cell>
              <table:table-cell office:value-type="float" office:value="0.962796198495206">
                <text:p>0.962796198495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0.93863484660566">
                <text:p>0.93863484660566</text:p>
              </table:table-cell>
              <table:table-cell office:value-type="float" office:value="0.963274571840732">
                <text:p>0.9632745718407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0.939036430176931">
                <text:p>0.939036430176931</text:p>
              </table:table-cell>
              <table:table-cell office:value-type="float" office:value="0.963746111196965">
                <text:p>0.963746111196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0.93943191951775">
                <text:p>0.93943191951775</text:p>
              </table:table-cell>
              <table:table-cell office:value-type="float" office:value="0.964210914170044">
                <text:p>0.9642109141700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939821406946049">
                <text:p>0.939821406946049</text:p>
              </table:table-cell>
              <table:table-cell office:value-type="float" office:value="0.964669076972719">
                <text:p>0.9646690769727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0.940204983386265">
                <text:p>0.940204983386265</text:p>
              </table:table-cell>
              <table:table-cell office:value-type="float" office:value="0.965120694444227">
                <text:p>0.9651206944442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0.940582738390224">
                <text:p>0.940582738390224</text:p>
              </table:table-cell>
              <table:table-cell office:value-type="float" office:value="0.965565860069873">
                <text:p>0.9655658600698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0.940954760157718">
                <text:p>0.940954760157718</text:p>
              </table:table-cell>
              <table:table-cell office:value-type="float" office:value="0.966004666000352">
                <text:p>0.9660046660003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0.941321135556777">
                <text:p>0.941321135556777</text:p>
              </table:table-cell>
              <table:table-cell office:value-type="float" office:value="0.966437203070775">
                <text:p>0.9664372030707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0.941681950143639">
                <text:p>0.941681950143639</text:p>
              </table:table-cell>
              <table:table-cell office:value-type="float" office:value="0.966863560819439">
                <text:p>0.9668635608194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0.942037288182425">
                <text:p>0.942037288182425</text:p>
              </table:table-cell>
              <table:table-cell office:value-type="float" office:value="0.967283827506324">
                <text:p>0.9672838275063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0.94238723266453">
                <text:p>0.94238723266453</text:p>
              </table:table-cell>
              <table:table-cell office:value-type="float" office:value="0.967698090131327">
                <text:p>0.9676980901313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.942731865327716">
                <text:p>0.942731865327716</text:p>
              </table:table-cell>
              <table:table-cell office:value-type="float" office:value="0.968106434452237">
                <text:p>0.9681064344522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0.943071266674931">
                <text:p>0.943071266674931</text:p>
              </table:table-cell>
              <table:table-cell office:value-type="float" office:value="0.968508945002452">
                <text:p>0.9685089450024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943405515992843">
                <text:p>0.943405515992843</text:p>
              </table:table-cell>
              <table:table-cell office:value-type="float" office:value="0.968905705108449">
                <text:p>0.9689057051084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943734691370104">
                <text:p>0.943734691370104</text:p>
              </table:table-cell>
              <table:table-cell office:value-type="float" office:value="0.969296796906999">
                <text:p>0.969296796906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0.944058869715343">
                <text:p>0.944058869715343</text:p>
              </table:table-cell>
              <table:table-cell office:value-type="float" office:value="0.969682301362137">
                <text:p>0.9696823013621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0.944378126774885">
                <text:p>0.944378126774885</text:p>
              </table:table-cell>
              <table:table-cell office:value-type="float" office:value="0.970062298281899">
                <text:p>0.9700622982818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0.94469253715022">
                <text:p>0.94469253715022</text:p>
              </table:table-cell>
              <table:table-cell office:value-type="float" office:value="0.97043686633481">
                <text:p>0.970436866334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0.945002174315197">
                <text:p>0.945002174315197</text:p>
              </table:table-cell>
              <table:table-cell office:value-type="float" office:value="0.970806083066142">
                <text:p>0.9708060830661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0.94530711063298">
                <text:p>0.94530711063298</text:p>
              </table:table-cell>
              <table:table-cell office:value-type="float" office:value="0.971170024913938">
                <text:p>0.9711700249139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0.945607417372736">
                <text:p>0.945607417372736</text:p>
              </table:table-cell>
              <table:table-cell office:value-type="float" office:value="0.971528767224817">
                <text:p>0.9715287672248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0.945903164726085">
                <text:p>0.945903164726085</text:p>
              </table:table-cell>
              <table:table-cell office:value-type="float" office:value="0.971882384269536">
                <text:p>0.9718823842695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0.946194421823302">
                <text:p>0.946194421823302</text:p>
              </table:table-cell>
              <table:table-cell office:value-type="float" office:value="0.97223094925835">
                <text:p>0.972230949258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94648125674928">
                <text:p>0.94648125674928</text:p>
              </table:table-cell>
              <table:table-cell office:value-type="float" office:value="0.972574534356136">
                <text:p>0.972574534356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0.946763736559252">
                <text:p>0.946763736559252</text:p>
              </table:table-cell>
              <table:table-cell office:value-type="float" office:value="0.972913210697316">
                <text:p>0.972913210697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0.947041927294284">
                <text:p>0.947041927294284</text:p>
              </table:table-cell>
              <table:table-cell office:value-type="float" office:value="0.973247048400558">
                <text:p>0.9732470484005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0.947315893996532">
                <text:p>0.947315893996532</text:p>
              </table:table-cell>
              <table:table-cell office:value-type="float" office:value="0.973576116583269">
                <text:p>0.9735761165832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0.947585700724275">
                <text:p>0.947585700724275</text:p>
              </table:table-cell>
              <table:table-cell office:value-type="float" office:value="0.973900483375884">
                <text:p>0.9739004833758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0.947851410566726">
                <text:p>0.947851410566726</text:p>
              </table:table-cell>
              <table:table-cell office:value-type="float" office:value="0.97422021593595">
                <text:p>0.974220215935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0.948113085658617">
                <text:p>0.948113085658617</text:p>
              </table:table-cell>
              <table:table-cell office:value-type="float" office:value="0.974535380462012">
                <text:p>0.9745353804620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.948370787194571">
                <text:p>0.948370787194571</text:p>
              </table:table-cell>
              <table:table-cell office:value-type="float" office:value="0.974846042207293">
                <text:p>0.9748460422072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0.948624575443258">
                <text:p>0.948624575443258</text:p>
              </table:table-cell>
              <table:table-cell office:value-type="float" office:value="0.97515226549319">
                <text:p>0.975152265493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0.948874509761338">
                <text:p>0.948874509761338</text:p>
              </table:table-cell>
              <table:table-cell office:value-type="float" office:value="0.975454113722568">
                <text:p>0.9754541137225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949120648607204">
                <text:p>0.949120648607204</text:p>
              </table:table-cell>
              <table:table-cell office:value-type="float" office:value="0.975751649392871">
                <text:p>0.9757516493928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0.949363049554505">
                <text:p>0.949363049554505</text:p>
              </table:table-cell>
              <table:table-cell office:value-type="float" office:value="0.976044934109045">
                <text:p>0.9760449341090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0.949601769305487">
                <text:p>0.949601769305487</text:p>
              </table:table-cell>
              <table:table-cell office:value-type="float" office:value="0.976334028596272">
                <text:p>0.9763340285962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0.949836863704113">
                <text:p>0.949836863704113</text:p>
              </table:table-cell>
              <table:table-cell office:value-type="float" office:value="0.97661899271253">
                <text:p>0.976618992712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0.950068387749007">
                <text:p>0.950068387749007</text:p>
              </table:table-cell>
              <table:table-cell office:value-type="float" office:value="0.976899885460967">
                <text:p>0.9768998854609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0.950296395606191">
                <text:p>0.950296395606191</text:p>
              </table:table-cell>
              <table:table-cell office:value-type="float" office:value="0.977176765002102">
                <text:p>0.9771767650021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0.950520940621636">
                <text:p>0.950520940621636</text:p>
              </table:table-cell>
              <table:table-cell office:value-type="float" office:value="0.977449688665857">
                <text:p>0.977449688665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9">
                <text:p>2.76999999999999</text:p>
              </table:table-cell>
              <table:table-cell office:value-type="float" office:value="0.95074207533363">
                <text:p>0.95074207533363</text:p>
              </table:table-cell>
              <table:table-cell office:value-type="float" office:value="0.977718712963402">
                <text:p>0.9777187129634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0.950959851484951">
                <text:p>0.950959851484951</text:p>
              </table:table-cell>
              <table:table-cell office:value-type="float" office:value="0.977983893598852">
                <text:p>0.9779838935988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0.951174320034868">
                <text:p>0.951174320034868</text:p>
              </table:table-cell>
              <table:table-cell office:value-type="float" office:value="0.978245285480779">
                <text:p>0.9782452854807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0.951385531170958">
                <text:p>0.951385531170958</text:p>
              </table:table-cell>
              <table:table-cell office:value-type="float" office:value="0.978502942733572">
                <text:p>0.9785029427335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0.951593534320743">
                <text:p>0.951593534320743</text:p>
              </table:table-cell>
              <table:table-cell office:value-type="float" office:value="0.978756918708627">
                <text:p>0.9787569187086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0.951798378163161">
                <text:p>0.951798378163161</text:p>
              </table:table-cell>
              <table:table-cell office:value-type="float" office:value="0.979007265995384">
                <text:p>0.9790072659953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0.952000110639858">
                <text:p>0.952000110639858</text:p>
              </table:table-cell>
              <table:table-cell office:value-type="float" office:value="0.979254036432201">
                <text:p>0.979254036432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0.952198778966312">
                <text:p>0.952198778966312</text:p>
              </table:table-cell>
              <table:table-cell office:value-type="float" office:value="0.979497281117076">
                <text:p>0.9794972811170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0.952394429642797">
                <text:p>0.952394429642797</text:p>
              </table:table-cell>
              <table:table-cell office:value-type="float" office:value="0.979737050418219">
                <text:p>0.9797370504182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0.95258710846517">
                <text:p>0.95258710846517</text:p>
              </table:table-cell>
              <table:table-cell office:value-type="float" office:value="0.979973393984463">
                <text:p>0.9799733939844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0.952776860535512">
                <text:p>0.952776860535512</text:p>
              </table:table-cell>
              <table:table-cell office:value-type="float" office:value="0.980206360755539">
                <text:p>0.980206360755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0.952963730272596">
                <text:p>0.952963730272596</text:p>
              </table:table-cell>
              <table:table-cell office:value-type="float" office:value="0.980435998972198">
                <text:p>0.9804359989721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0.953147761422206">
                <text:p>0.953147761422206</text:p>
              </table:table-cell>
              <table:table-cell office:value-type="float" office:value="0.980662356186186">
                <text:p>0.9806623561861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0.953328997067298">
                <text:p>0.953328997067298</text:p>
              </table:table-cell>
              <table:table-cell office:value-type="float" office:value="0.980885479270085">
                <text:p>0.9808854792700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0.953507479638012">
                <text:p>0.953507479638012</text:p>
              </table:table-cell>
              <table:table-cell office:value-type="float" office:value="0.981105414427003">
                <text:p>0.981105414427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0.953683250921525">
                <text:p>0.953683250921525</text:p>
              </table:table-cell>
              <table:table-cell office:value-type="float" office:value="0.981322207200139">
                <text:p>0.981322207200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0.953856352071771">
                <text:p>0.953856352071771</text:p>
              </table:table-cell>
              <table:table-cell office:value-type="float" office:value="0.981535902482197">
                <text:p>0.9815359024821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0.954026823619">
                <text:p>0.954026823619</text:p>
              </table:table-cell>
              <table:table-cell office:value-type="float" office:value="0.981746544524676">
                <text:p>0.9817465445246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0.954194705479203">
                <text:p>0.954194705479203</text:p>
              </table:table-cell>
              <table:table-cell office:value-type="float" office:value="0.981954176947027">
                <text:p>0.9819541769470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0.954360036963392">
                <text:p>0.954360036963392</text:p>
              </table:table-cell>
              <table:table-cell office:value-type="float" office:value="0.982158842745672">
                <text:p>0.9821588427456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0.954522856786742">
                <text:p>0.954522856786742</text:p>
              </table:table-cell>
              <table:table-cell office:value-type="float" office:value="0.9823605843029">
                <text:p>0.98236058430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0.954683203077595">
                <text:p>0.954683203077595</text:p>
              </table:table-cell>
              <table:table-cell office:value-type="float" office:value="0.98255944339564">
                <text:p>0.982559443395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0.954841113386327">
                <text:p>0.954841113386327</text:p>
              </table:table-cell>
              <table:table-cell office:value-type="float" office:value="0.982755461204096">
                <text:p>0.9827554612040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0.954996624694085">
                <text:p>0.954996624694085</text:p>
              </table:table-cell>
              <table:table-cell office:value-type="float" office:value="0.982948678320276">
                <text:p>0.9829486783202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0.955149773421394">
                <text:p>0.955149773421394</text:p>
              </table:table-cell>
              <table:table-cell office:value-type="float" office:value="0.983139134756381">
                <text:p>0.9831391347563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0.955300595436627">
                <text:p>0.955300595436627</text:p>
              </table:table-cell>
              <table:table-cell office:value-type="float" office:value="0.983326869953091">
                <text:p>0.9833268699530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0.955449126064353">
                <text:p>0.955449126064353</text:p>
              </table:table-cell>
              <table:table-cell office:value-type="float" office:value="0.98351192278772">
                <text:p>0.98351192278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0.955595400093565">
                <text:p>0.955595400093565</text:p>
              </table:table-cell>
              <table:table-cell office:value-type="float" office:value="0.983694331582265">
                <text:p>0.983694331582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0.955739451785771">
                <text:p>0.955739451785771</text:p>
              </table:table-cell>
              <table:table-cell office:value-type="float" office:value="0.98387413411133">
                <text:p>0.98387413411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0.955881314882976">
                <text:p>0.955881314882976</text:p>
              </table:table-cell>
              <table:table-cell office:value-type="float" office:value="0.984051367609945">
                <text:p>0.984051367609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0.956021022615536">
                <text:p>0.956021022615536</text:p>
              </table:table-cell>
              <table:table-cell office:value-type="float" office:value="0.984226068781269">
                <text:p>0.9842260687812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0.956158607709897">
                <text:p>0.956158607709897</text:p>
              </table:table-cell>
              <table:table-cell office:value-type="float" office:value="0.984398273804187">
                <text:p>0.9843982738041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0.956294102396218">
                <text:p>0.956294102396218</text:p>
              </table:table-cell>
              <table:table-cell office:value-type="float" office:value="0.984568018340794">
                <text:p>0.9845680183407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0.956427538415875">
                <text:p>0.956427538415875</text:p>
              </table:table-cell>
              <table:table-cell office:value-type="float" office:value="0.984735337543773">
                <text:p>0.9847353375437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0.956558947028862">
                <text:p>0.956558947028862</text:p>
              </table:table-cell>
              <table:table-cell office:value-type="float" office:value="0.984900266063673">
                <text:p>0.9849002660636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0.956688359021066">
                <text:p>0.956688359021066</text:p>
              </table:table-cell>
              <table:table-cell office:value-type="float" office:value="0.985062838056078">
                <text:p>0.9850628380560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0.956815804711447">
                <text:p>0.956815804711447</text:p>
              </table:table-cell>
              <table:table-cell office:value-type="float" office:value="0.985223087188672">
                <text:p>0.9852230871886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0.956941313959098">
                <text:p>0.956941313959098</text:p>
              </table:table-cell>
              <table:table-cell office:value-type="float" office:value="0.98538104664821">
                <text:p>0.985381046648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0.95706491617021">
                <text:p>0.95706491617021</text:p>
              </table:table-cell>
              <table:table-cell office:value-type="float" office:value="0.985536749147382">
                <text:p>0.9855367491473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0.957186640304918">
                <text:p>0.957186640304918</text:p>
              </table:table-cell>
              <table:table-cell office:value-type="float" office:value="0.985690226931588">
                <text:p>0.985690226931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0.957306514884061">
                <text:p>0.957306514884061</text:p>
              </table:table-cell>
              <table:table-cell office:value-type="float" office:value="0.985841511785604">
                <text:p>0.9858415117856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0.957424567995824">
                <text:p>0.957424567995824</text:p>
              </table:table-cell>
              <table:table-cell office:value-type="float" office:value="0.985990635040166">
                <text:p>0.9859906350401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0.95754082730229">
                <text:p>0.95754082730229</text:p>
              </table:table-cell>
              <table:table-cell office:value-type="float" office:value="0.98613762757845">
                <text:p>0.986137627578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0.95765532004589">
                <text:p>0.95765532004589</text:p>
              </table:table-cell>
              <table:table-cell office:value-type="float" office:value="0.986282519842467">
                <text:p>0.9862825198424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0.957768073055755">
                <text:p>0.957768073055755</text:p>
              </table:table-cell>
              <table:table-cell office:value-type="float" office:value="0.986425341839359">
                <text:p>0.9864253418393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0.957879112753976">
                <text:p>0.957879112753976</text:p>
              </table:table-cell>
              <table:table-cell office:value-type="float" office:value="0.986566123147612">
                <text:p>0.9865661231476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8">
                <text:p>3.22999999999998</text:p>
              </table:table-cell>
              <table:table-cell office:value-type="float" office:value="0.957988465161764">
                <text:p>0.957988465161764</text:p>
              </table:table-cell>
              <table:table-cell office:value-type="float" office:value="0.986704892923177">
                <text:p>0.9867048929231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8">
                <text:p>3.23999999999998</text:p>
              </table:table-cell>
              <table:table-cell office:value-type="float" office:value="0.95809615590552">
                <text:p>0.95809615590552</text:p>
              </table:table-cell>
              <table:table-cell office:value-type="float" office:value="0.986841679905505">
                <text:p>0.9868416799055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0.958202210222816">
                <text:p>0.958202210222816</text:p>
              </table:table-cell>
              <table:table-cell office:value-type="float" office:value="0.986976512423493">
                <text:p>0.9869765124234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0.95830665296828">
                <text:p>0.95830665296828</text:p>
              </table:table-cell>
              <table:table-cell office:value-type="float" office:value="0.98710941840135">
                <text:p>0.987109418401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0.958409508619398">
                <text:p>0.958409508619398</text:p>
              </table:table-cell>
              <table:table-cell office:value-type="float" office:value="0.987240425364375">
                <text:p>0.9872404253643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0.958510801282224">
                <text:p>0.958510801282224</text:p>
              </table:table-cell>
              <table:table-cell office:value-type="float" office:value="0.987369560444654">
                <text:p>0.9873695604446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0.95861055469701">
                <text:p>0.95861055469701</text:p>
              </table:table-cell>
              <table:table-cell office:value-type="float" office:value="0.987496850386675">
                <text:p>0.9874968503866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0.958708792243739">
                <text:p>0.958708792243739</text:p>
              </table:table-cell>
              <table:table-cell office:value-type="float" office:value="0.987622321552866">
                <text:p>0.9876223215528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0.958805536947591">
                <text:p>0.958805536947591</text:p>
              </table:table-cell>
              <table:table-cell office:value-type="float" office:value="0.987745999929051">
                <text:p>0.9877459999290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0.958900811484311">
                <text:p>0.958900811484311</text:p>
              </table:table-cell>
              <table:table-cell office:value-type="float" office:value="0.987867911129825">
                <text:p>0.9878679111298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0.958994638185506">
                <text:p>0.958994638185506</text:p>
              </table:table-cell>
              <table:table-cell office:value-type="float" office:value="0.987988080403861">
                <text:p>0.9879880804038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0.95908703904386">
                <text:p>0.95908703904386</text:p>
              </table:table-cell>
              <table:table-cell office:value-type="float" office:value="0.988106532639134">
                <text:p>0.9881065326391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0.959178035718266">
                <text:p>0.959178035718266</text:p>
              </table:table-cell>
              <table:table-cell office:value-type="float" office:value="0.98822329236807">
                <text:p>0.988223292368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0.959267649538885">
                <text:p>0.959267649538885</text:p>
              </table:table-cell>
              <table:table-cell office:value-type="float" office:value="0.98833838377263">
                <text:p>0.988338383772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0.959355901512128">
                <text:p>0.959355901512128</text:p>
              </table:table-cell>
              <table:table-cell office:value-type="float" office:value="0.98845183068931">
                <text:p>0.988451830689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0.959442812325561">
                <text:p>0.959442812325561</text:p>
              </table:table-cell>
              <table:table-cell office:value-type="float" office:value="0.988563656614077">
                <text:p>0.9885636566140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0.959528402352736">
                <text:p>0.959528402352736</text:p>
              </table:table-cell>
              <table:table-cell office:value-type="float" office:value="0.988673884707236">
                <text:p>0.988673884707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0.959612691657952">
                <text:p>0.959612691657952</text:p>
              </table:table-cell>
              <table:table-cell office:value-type="float" office:value="0.988782537798217">
                <text:p>0.988782537798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0.959695700000941">
                <text:p>0.959695700000941</text:p>
              </table:table-cell>
              <table:table-cell office:value-type="float" office:value="0.988889638390308">
                <text:p>0.9888896383903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0.959777446841483">
                <text:p>0.959777446841483</text:p>
              </table:table-cell>
              <table:table-cell office:value-type="float" office:value="0.988995208665309">
                <text:p>0.9889952086653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0.959857951343955">
                <text:p>0.959857951343955</text:p>
              </table:table-cell>
              <table:table-cell office:value-type="float" office:value="0.989099270488126">
                <text:p>0.9890992704881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0.959937232381806">
                <text:p>0.959937232381806</text:p>
              </table:table-cell>
              <table:table-cell office:value-type="float" office:value="0.989201845411296">
                <text:p>0.989201845411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0.960015308541968">
                <text:p>0.960015308541968</text:p>
              </table:table-cell>
              <table:table-cell office:value-type="float" office:value="0.989302954679448">
                <text:p>0.9893029546794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0.9600921981292">
                <text:p>0.9600921981292</text:p>
              </table:table-cell>
              <table:table-cell office:value-type="float" office:value="0.989402619233704">
                <text:p>0.9894026192337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0.960167919170365">
                <text:p>0.960167919170365</text:p>
              </table:table-cell>
              <table:table-cell office:value-type="float" office:value="0.989500859716011">
                <text:p>0.9895008597160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0.960242489418644">
                <text:p>0.960242489418644</text:p>
              </table:table-cell>
              <table:table-cell office:value-type="float" office:value="0.989597696473415">
                <text:p>0.9895976964734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0.960315926357684">
                <text:p>0.960315926357684</text:p>
              </table:table-cell>
              <table:table-cell office:value-type="float" office:value="0.989693149562275">
                <text:p>0.9896931495622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0.960388247205685">
                <text:p>0.960388247205685</text:p>
              </table:table-cell>
              <table:table-cell office:value-type="float" office:value="0.989787238752412">
                <text:p>0.989787238752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0.960459468919426">
                <text:p>0.960459468919426</text:p>
              </table:table-cell>
              <table:table-cell office:value-type="float" office:value="0.989879983531206">
                <text:p>0.9898799835312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0.960529608198227">
                <text:p>0.960529608198227</text:p>
              </table:table-cell>
              <table:table-cell office:value-type="float" office:value="0.989971403107625">
                <text:p>0.989971403107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0.960598681487856">
                <text:p>0.960598681487856</text:p>
              </table:table-cell>
              <table:table-cell office:value-type="float" office:value="0.990061516416207">
                <text:p>0.990061516416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0.96066670498437">
                <text:p>0.96066670498437</text:p>
              </table:table-cell>
              <table:table-cell office:value-type="float" office:value="0.990150342120977">
                <text:p>0.9901503421209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0.960733694637903">
                <text:p>0.960733694637903</text:p>
              </table:table-cell>
              <table:table-cell office:value-type="float" office:value="0.990237898619312">
                <text:p>0.9902378986193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0.960799666156401">
                <text:p>0.960799666156401</text:p>
              </table:table-cell>
              <table:table-cell office:value-type="float" office:value="0.990324204045749">
                <text:p>0.9903242040457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0.960864635009284">
                <text:p>0.960864635009284</text:p>
              </table:table-cell>
              <table:table-cell office:value-type="float" office:value="0.990409276275739">
                <text:p>0.9904092762757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0.960928616431076">
                <text:p>0.960928616431076</text:p>
              </table:table-cell>
              <table:table-cell office:value-type="float" office:value="0.990493132929353">
                <text:p>0.9904931329293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0.960991625424957">
                <text:p>0.960991625424957</text:p>
              </table:table-cell>
              <table:table-cell office:value-type="float" office:value="0.990575791374921">
                <text:p>0.9905757913749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0.96105367676628">
                <text:p>0.96105367676628</text:p>
              </table:table-cell>
              <table:table-cell office:value-type="float" office:value="0.990657268732636">
                <text:p>0.9906572687326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0.961114785006022">
                <text:p>0.961114785006022</text:p>
              </table:table-cell>
              <table:table-cell office:value-type="float" office:value="0.990737581878094">
                <text:p>0.9907375818780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0.961174964474188">
                <text:p>0.961174964474188</text:p>
              </table:table-cell>
              <table:table-cell office:value-type="float" office:value="0.990816747445789">
                <text:p>0.990816747445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0.961234229283166">
                <text:p>0.961234229283166</text:p>
              </table:table-cell>
              <table:table-cell office:value-type="float" office:value="0.990894781832559">
                <text:p>0.9908947818325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0.961292593331025">
                <text:p>0.961292593331025</text:p>
              </table:table-cell>
              <table:table-cell office:value-type="float" office:value="0.990971701200978">
                <text:p>0.9909717012009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0.961350070304765">
                <text:p>0.961350070304765</text:p>
              </table:table-cell>
              <table:table-cell office:value-type="float" office:value="0.991047521482705">
                <text:p>0.9910475214827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0.961406673683527">
                <text:p>0.961406673683527</text:p>
              </table:table-cell>
              <table:table-cell office:value-type="float" office:value="0.991122258381779">
                <text:p>0.9911222583817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0.961462416741735">
                <text:p>0.961462416741735</text:p>
              </table:table-cell>
              <table:table-cell office:value-type="float" office:value="0.991195927377873">
                <text:p>0.9911959273778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0.961517312552212">
                <text:p>0.961517312552212</text:p>
              </table:table-cell>
              <table:table-cell office:value-type="float" office:value="0.991268543729503">
                <text:p>0.9912685437295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8999999999997">
                <text:p>3.68999999999997</text:p>
              </table:table-cell>
              <table:table-cell office:value-type="float" office:value="0.961571373989233">
                <text:p>0.961571373989233</text:p>
              </table:table-cell>
              <table:table-cell office:value-type="float" office:value="0.991340122477177">
                <text:p>0.9913401224771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69999999999997">
                <text:p>3.69999999999997</text:p>
              </table:table-cell>
              <table:table-cell office:value-type="float" office:value="0.961624613731538">
                <text:p>0.961624613731538</text:p>
              </table:table-cell>
              <table:table-cell office:value-type="float" office:value="0.991410678446519">
                <text:p>0.9914106784465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0999999999997">
                <text:p>3.70999999999997</text:p>
              </table:table-cell>
              <table:table-cell office:value-type="float" office:value="0.961677044265302">
                <text:p>0.961677044265302</text:p>
              </table:table-cell>
              <table:table-cell office:value-type="float" office:value="0.991480226251335">
                <text:p>0.9914802262513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0.961728677887054">
                <text:p>0.961728677887054</text:p>
              </table:table-cell>
              <table:table-cell office:value-type="float" office:value="0.991548780296638">
                <text:p>0.9915487802966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0.961779526706555">
                <text:p>0.961779526706555</text:p>
              </table:table-cell>
              <table:table-cell office:value-type="float" office:value="0.991616354781632">
                <text:p>0.9916163547816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0.961829602649633">
                <text:p>0.961829602649633</text:p>
              </table:table-cell>
              <table:table-cell office:value-type="float" office:value="0.99168296370265">
                <text:p>0.991682963702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0.961878917460975">
                <text:p>0.961878917460975</text:p>
              </table:table-cell>
              <table:table-cell office:value-type="float" office:value="0.991748620856057">
                <text:p>0.9917486208560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0.961927482706874">
                <text:p>0.961927482706874</text:p>
              </table:table-cell>
              <table:table-cell office:value-type="float" office:value="0.9918133398411">
                <text:p>0.99181333984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0.961975309777935">
                <text:p>0.961975309777935</text:p>
              </table:table-cell>
              <table:table-cell office:value-type="float" office:value="0.991877134062728">
                <text:p>0.9918771340627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0.962022409891746">
                <text:p>0.962022409891746</text:p>
              </table:table-cell>
              <table:table-cell office:value-type="float" office:value="0.991940016734369">
                <text:p>0.9919400167343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0.9620687940955">
                <text:p>0.9620687940955</text:p>
              </table:table-cell>
              <table:table-cell office:value-type="float" office:value="0.992002000880662">
                <text:p>0.9920020008806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0.962114473268582">
                <text:p>0.962114473268582</text:p>
              </table:table-cell>
              <table:table-cell office:value-type="float" office:value="0.992063099340157">
                <text:p>0.9920630993401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0.962159458125117">
                <text:p>0.962159458125117</text:p>
              </table:table-cell>
              <table:table-cell office:value-type="float" office:value="0.99212332476797">
                <text:p>0.992123324767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0.962203759216476">
                <text:p>0.962203759216476</text:p>
              </table:table-cell>
              <table:table-cell office:value-type="float" office:value="0.992182689638409">
                <text:p>0.9921826896384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0.962247386933748">
                <text:p>0.962247386933748</text:p>
              </table:table-cell>
              <table:table-cell office:value-type="float" office:value="0.992241206247551">
                <text:p>0.9922412062475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0.962290351510174">
                <text:p>0.962290351510174</text:p>
              </table:table-cell>
              <table:table-cell office:value-type="float" office:value="0.992298886715794">
                <text:p>0.99229888671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